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inherit" svg:font-family="inherit"/>
  </office:font-face-decls>
  <office:automatic-styles>
    <style:style style:name="Таблица1" style:family="table">
      <style:table-properties style:width="17cm" table:align="left"/>
    </style:style>
    <style:style style:name="Таблица1.A" style:family="table-column">
      <style:table-column-properties style:column-width="0.455cm"/>
    </style:style>
    <style:style style:name="Таблица1.B" style:family="table-column">
      <style:table-column-properties style:column-width="8.58cm"/>
    </style:style>
    <style:style style:name="Таблица1.C" style:family="table-column">
      <style:table-column-properties style:column-width="7.966cm"/>
    </style:style>
    <style:style style:name="Таблица1.A1" style:family="table-cell">
      <style:table-cell-properties style:vertical-align="middle" fo:padding-left="0.132cm" fo:padding-right="0.132cm" fo:padding-top="0.265cm" fo:padding-bottom="0.265cm" fo:border="0.05pt solid #000000"/>
    </style:style>
    <style:style style:name="Таблица2" style:family="table">
      <style:table-properties style:width="17cm" table:align="left"/>
    </style:style>
    <style:style style:name="Таблица2.A" style:family="table-column">
      <style:table-column-properties style:column-width="0.455cm"/>
    </style:style>
    <style:style style:name="Таблица2.B" style:family="table-column">
      <style:table-column-properties style:column-width="11.342cm"/>
    </style:style>
    <style:style style:name="Таблица2.C" style:family="table-column">
      <style:table-column-properties style:column-width="5.203cm"/>
    </style:style>
    <style:style style:name="Таблица2.A1" style:family="table-cell">
      <style:table-cell-properties style:vertical-align="middle" fo:padding-left="0.132cm" fo:padding-right="0.132cm" fo:padding-top="0.265cm" fo:padding-bottom="0.265cm" fo:border="0.05pt solid #000000"/>
    </style:style>
    <style:style style:name="Таблица3" style:family="table">
      <style:table-properties style:width="8.082cm" table:align="left"/>
    </style:style>
    <style:style style:name="Таблица3.A" style:family="table-column">
      <style:table-column-properties style:column-width="0.219cm"/>
    </style:style>
    <style:style style:name="Таблица3.B" style:family="table-column">
      <style:table-column-properties style:column-width="7.863cm"/>
    </style:style>
    <style:style style:name="Таблица3.A1" style:family="table-cell">
      <style:table-cell-properties style:vertical-align="middle" fo:padding="0cm" fo:border="none"/>
    </style:style>
    <style:style style:name="Таблица4" style:family="table">
      <style:table-properties style:width="17cm" table:align="left"/>
    </style:style>
    <style:style style:name="Таблица4.A" style:family="table-column">
      <style:table-column-properties style:column-width="2.886cm"/>
    </style:style>
    <style:style style:name="Таблица4.B" style:family="table-column">
      <style:table-column-properties style:column-width="1.342cm"/>
    </style:style>
    <style:style style:name="Таблица4.C" style:family="table-column">
      <style:table-column-properties style:column-width="1.134cm"/>
    </style:style>
    <style:style style:name="Таблица4.D" style:family="table-column">
      <style:table-column-properties style:column-width="1.272cm"/>
    </style:style>
    <style:style style:name="Таблица4.G" style:family="table-column">
      <style:table-column-properties style:column-width="1.289cm"/>
    </style:style>
    <style:style style:name="Таблица4.L" style:family="table-column">
      <style:table-column-properties style:column-width="1.376cm"/>
    </style:style>
    <style:style style:name="Таблица4.A1" style:family="table-cell">
      <style:table-cell-properties style:vertical-align="middle" fo:padding-left="0.132cm" fo:padding-right="0.132cm" fo:padding-top="0.265cm" fo:padding-bottom="0.265cm" fo:border="0.05pt solid #000000"/>
    </style:style>
    <style:style style:name="Таблица5" style:family="table">
      <style:table-properties style:width="17cm" table:align="left"/>
    </style:style>
    <style:style style:name="Таблица5.A" style:family="table-column">
      <style:table-column-properties style:column-width="2.886cm"/>
    </style:style>
    <style:style style:name="Таблица5.B" style:family="table-column">
      <style:table-column-properties style:column-width="1.342cm"/>
    </style:style>
    <style:style style:name="Таблица5.C" style:family="table-column">
      <style:table-column-properties style:column-width="1.134cm"/>
    </style:style>
    <style:style style:name="Таблица5.D" style:family="table-column">
      <style:table-column-properties style:column-width="1.272cm"/>
    </style:style>
    <style:style style:name="Таблица5.G" style:family="table-column">
      <style:table-column-properties style:column-width="1.289cm"/>
    </style:style>
    <style:style style:name="Таблица5.L" style:family="table-column">
      <style:table-column-properties style:column-width="1.376cm"/>
    </style:style>
    <style:style style:name="Таблица5.A1" style:family="table-cell">
      <style:table-cell-properties style:vertical-align="middle" fo:padding-left="0.132cm" fo:padding-right="0.132cm" fo:padding-top="0.265cm" fo:padding-bottom="0.265cm" fo:border="0.05pt solid #000000"/>
    </style:style>
    <style:style style:name="Таблица6" style:family="table">
      <style:table-properties style:width="17cm" table:align="left"/>
    </style:style>
    <style:style style:name="Таблица6.A" style:family="table-column">
      <style:table-column-properties style:column-width="0.617cm"/>
    </style:style>
    <style:style style:name="Таблица6.B" style:family="table-column">
      <style:table-column-properties style:column-width="7.027cm"/>
    </style:style>
    <style:style style:name="Таблица6.C" style:family="table-column">
      <style:table-column-properties style:column-width="3.57cm"/>
    </style:style>
    <style:style style:name="Таблица6.D" style:family="table-column">
      <style:table-column-properties style:column-width="5.786cm"/>
    </style:style>
    <style:style style:name="Таблица6.A1" style:family="table-cell">
      <style:table-cell-properties style:vertical-align="middle" fo:padding-left="0.132cm" fo:padding-right="0.132cm" fo:padding-top="0.265cm" fo:padding-bottom="0.265cm" fo:border="0.05pt solid #000000"/>
    </style:style>
    <style:style style:name="Таблица7" style:family="table">
      <style:table-properties style:width="17cm" table:align="left"/>
    </style:style>
    <style:style style:name="Таблица7.A" style:family="table-column">
      <style:table-column-properties style:column-width="0.617cm"/>
    </style:style>
    <style:style style:name="Таблица7.B" style:family="table-column">
      <style:table-column-properties style:column-width="7.752cm"/>
    </style:style>
    <style:style style:name="Таблица7.C" style:family="table-column">
      <style:table-column-properties style:column-width="8.631cm"/>
    </style:style>
    <style:style style:name="Таблица7.A1" style:family="table-cell">
      <style:table-cell-properties style:vertical-align="middle" fo:padding-left="0.132cm" fo:padding-right="0.132cm" fo:padding-top="0.265cm" fo:padding-bottom="0.265cm" fo:border="0.05pt solid #000000"/>
    </style:style>
    <style:style style:name="Таблица8" style:family="table">
      <style:table-properties style:width="17cm" table:align="left"/>
    </style:style>
    <style:style style:name="Таблица8.A" style:family="table-column">
      <style:table-column-properties style:column-width="0.617cm"/>
    </style:style>
    <style:style style:name="Таблица8.B" style:family="table-column">
      <style:table-column-properties style:column-width="7.056cm"/>
    </style:style>
    <style:style style:name="Таблица8.C" style:family="table-column">
      <style:table-column-properties style:column-width="9.327cm"/>
    </style:style>
    <style:style style:name="Таблица8.A1" style:family="table-cell">
      <style:table-cell-properties style:vertical-align="middle" fo:padding-left="0.132cm" fo:padding-right="0.132cm" fo:padding-top="0.265cm" fo:padding-bottom="0.265cm" fo:border="0.05pt solid #000000"/>
    </style:style>
    <style:style style:name="Таблица9" style:family="table">
      <style:table-properties style:width="17cm" table:align="left"/>
    </style:style>
    <style:style style:name="Таблица9.A" style:family="table-column">
      <style:table-column-properties style:column-width="0.617cm"/>
    </style:style>
    <style:style style:name="Таблица9.B" style:family="table-column">
      <style:table-column-properties style:column-width="4.239cm"/>
    </style:style>
    <style:style style:name="Таблица9.C" style:family="table-column">
      <style:table-column-properties style:column-width="5.431cm"/>
    </style:style>
    <style:style style:name="Таблица9.D" style:family="table-column">
      <style:table-column-properties style:column-width="6.713cm"/>
    </style:style>
    <style:style style:name="Таблица9.A1" style:family="table-cell">
      <style:table-cell-properties style:vertical-align="middle" fo:padding-left="0.132cm" fo:padding-right="0.132cm" fo:padding-top="0.265cm" fo:padding-bottom="0.265cm" fo:border="0.05pt solid #000000"/>
    </style:style>
    <style:style style:name="Таблица10" style:family="table">
      <style:table-properties style:width="8.082cm" table:align="left"/>
    </style:style>
    <style:style style:name="Таблица10.A" style:family="table-column">
      <style:table-column-properties style:column-width="0.219cm"/>
    </style:style>
    <style:style style:name="Таблица10.B" style:family="table-column">
      <style:table-column-properties style:column-width="7.863cm"/>
    </style:style>
    <style:style style:name="Таблица10.A1" style:family="table-cell">
      <style:table-cell-properties style:vertical-align="middle" fo:padding="0cm" fo:border="none"/>
    </style:style>
    <style:style style:name="Таблица11" style:family="table">
      <style:table-properties style:width="8.082cm" table:align="left"/>
    </style:style>
    <style:style style:name="Таблица11.A" style:family="table-column">
      <style:table-column-properties style:column-width="0.219cm"/>
    </style:style>
    <style:style style:name="Таблица11.B" style:family="table-column">
      <style:table-column-properties style:column-width="7.863cm"/>
    </style:style>
    <style:style style:name="Таблица11.A1" style:family="table-cell">
      <style:table-cell-properties style:vertical-align="middle" fo:padding="0cm" fo:border="none"/>
    </style:style>
    <style:style style:name="Таблица12" style:family="table">
      <style:table-properties style:width="8.082cm" table:align="left"/>
    </style:style>
    <style:style style:name="Таблица12.A" style:family="table-column">
      <style:table-column-properties style:column-width="0.219cm"/>
    </style:style>
    <style:style style:name="Таблица12.B" style:family="table-column">
      <style:table-column-properties style:column-width="7.863cm"/>
    </style:style>
    <style:style style:name="Таблица12.A1" style:family="table-cell">
      <style:table-cell-properties style:vertical-align="middle" fo:padding="0cm" fo:border="none"/>
    </style:style>
    <style:style style:name="Таблица13" style:family="table">
      <style:table-properties style:width="17cm" table:align="left"/>
    </style:style>
    <style:style style:name="Таблица13.A" style:family="table-column">
      <style:table-column-properties style:column-width="1.764cm"/>
    </style:style>
    <style:style style:name="Таблица13.B" style:family="table-column">
      <style:table-column-properties style:column-width="2.318cm"/>
    </style:style>
    <style:style style:name="Таблица13.C" style:family="table-column">
      <style:table-column-properties style:column-width="7.865cm"/>
    </style:style>
    <style:style style:name="Таблица13.D" style:family="table-column">
      <style:table-column-properties style:column-width="5.054cm"/>
    </style:style>
    <style:style style:name="Таблица13.A1" style:family="table-cell">
      <style:table-cell-properties style:vertical-align="middle" fo:padding-left="0.132cm" fo:padding-right="0.132cm" fo:padding-top="0.265cm" fo:padding-bottom="0.265cm" fo:border="0.05pt solid #000000"/>
    </style:style>
    <style:style style:name="Таблица14" style:family="table">
      <style:table-properties style:width="17cm" table:align="left"/>
    </style:style>
    <style:style style:name="Таблица14.A" style:family="table-column">
      <style:table-column-properties style:column-width="1.764cm"/>
    </style:style>
    <style:style style:name="Таблица14.B" style:family="table-column">
      <style:table-column-properties style:column-width="2.304cm"/>
    </style:style>
    <style:style style:name="Таблица14.C" style:family="table-column">
      <style:table-column-properties style:column-width="8.19cm"/>
    </style:style>
    <style:style style:name="Таблица14.D" style:family="table-column">
      <style:table-column-properties style:column-width="4.743cm"/>
    </style:style>
    <style:style style:name="Таблица14.A1" style:family="table-cell">
      <style:table-cell-properties style:vertical-align="middle" fo:padding-left="0.132cm" fo:padding-right="0.132cm" fo:padding-top="0.265cm" fo:padding-bottom="0.265cm" fo:border="0.05pt solid #000000"/>
    </style:style>
    <style:style style:name="Таблица15" style:family="table">
      <style:table-properties style:width="17cm" table:align="left"/>
    </style:style>
    <style:style style:name="Таблица15.A" style:family="table-column">
      <style:table-column-properties style:column-width="1.773cm"/>
    </style:style>
    <style:style style:name="Таблица15.B" style:family="table-column">
      <style:table-column-properties style:column-width="2.381cm"/>
    </style:style>
    <style:style style:name="Таблица15.C" style:family="table-column">
      <style:table-column-properties style:column-width="8.001cm"/>
    </style:style>
    <style:style style:name="Таблица15.D" style:family="table-column">
      <style:table-column-properties style:column-width="4.845cm"/>
    </style:style>
    <style:style style:name="Таблица15.A1" style:family="table-cell">
      <style:table-cell-properties style:vertical-align="middle" fo:padding-left="0.132cm" fo:padding-right="0.132cm" fo:padding-top="0.265cm" fo:padding-bottom="0.265cm" fo:border="0.05pt solid #000000"/>
    </style:style>
    <style:style style:name="Таблица16" style:family="table">
      <style:table-properties style:width="8.082cm" table:align="left"/>
    </style:style>
    <style:style style:name="Таблица16.A" style:family="table-column">
      <style:table-column-properties style:column-width="0.219cm"/>
    </style:style>
    <style:style style:name="Таблица16.B" style:family="table-column">
      <style:table-column-properties style:column-width="7.863cm"/>
    </style:style>
    <style:style style:name="Таблица16.A1" style:family="table-cell">
      <style:table-cell-properties style:vertical-align="middle" fo:padding="0cm" fo:border="none"/>
    </style:style>
    <style:style style:name="Таблица17" style:family="table">
      <style:table-properties style:width="16.775cm" table:align="left"/>
    </style:style>
    <style:style style:name="Таблица17.A" style:family="table-column">
      <style:table-column-properties style:column-width="0.617cm"/>
    </style:style>
    <style:style style:name="Таблица17.B" style:family="table-column">
      <style:table-column-properties style:column-width="5.152cm"/>
    </style:style>
    <style:style style:name="Таблица17.C" style:family="table-column">
      <style:table-column-properties style:column-width="11.005cm"/>
    </style:style>
    <style:style style:name="Таблица17.A1" style:family="table-cell">
      <style:table-cell-properties style:vertical-align="middle" fo:padding-left="0.132cm" fo:padding-right="0.132cm" fo:padding-top="0.265cm" fo:padding-bottom="0.265cm" fo:border="0.05pt solid #000000"/>
    </style:style>
    <style:style style:name="Таблица18" style:family="table">
      <style:table-properties style:width="17cm" table:align="left"/>
    </style:style>
    <style:style style:name="Таблица18.A" style:family="table-column">
      <style:table-column-properties style:column-width="3.134cm"/>
    </style:style>
    <style:style style:name="Таблица18.B" style:family="table-column">
      <style:table-column-properties style:column-width="7.691cm"/>
    </style:style>
    <style:style style:name="Таблица18.C" style:family="table-column">
      <style:table-column-properties style:column-width="6.175cm"/>
    </style:style>
    <style:style style:name="Таблица18.A1" style:family="table-cell">
      <style:table-cell-properties style:vertical-align="middle" fo:padding-left="0.132cm" fo:padding-right="0.132cm" fo:padding-top="0.265cm" fo:padding-bottom="0.265cm" fo:border="0.05pt solid #000000"/>
    </style:style>
    <style:style style:name="Таблица19" style:family="table">
      <style:table-properties style:width="8.504cm" table:align="left"/>
    </style:style>
    <style:style style:name="Таблица19.A" style:family="table-column">
      <style:table-column-properties style:column-width="0.219cm"/>
    </style:style>
    <style:style style:name="Таблица19.B" style:family="table-column">
      <style:table-column-properties style:column-width="8.285cm"/>
    </style:style>
    <style:style style:name="Таблица19.A1" style:family="table-cell">
      <style:table-cell-properties style:vertical-align="middle" fo:padding="0cm" fo:border="none"/>
    </style:style>
    <style:style style:name="Таблица20" style:family="table">
      <style:table-properties style:width="8.082cm" table:align="left"/>
    </style:style>
    <style:style style:name="Таблица20.A" style:family="table-column">
      <style:table-column-properties style:column-width="0.219cm"/>
    </style:style>
    <style:style style:name="Таблица20.B" style:family="table-column">
      <style:table-column-properties style:column-width="7.863cm"/>
    </style:style>
    <style:style style:name="Таблица20.A1" style:family="table-cell">
      <style:table-cell-properties style:vertical-align="middle" fo:padding="0cm" fo:border="none"/>
    </style:style>
    <style:style style:name="Таблица21" style:family="table">
      <style:table-properties style:width="8.082cm" table:align="left"/>
    </style:style>
    <style:style style:name="Таблица21.A" style:family="table-column">
      <style:table-column-properties style:column-width="0.219cm"/>
    </style:style>
    <style:style style:name="Таблица21.B" style:family="table-column">
      <style:table-column-properties style:column-width="7.863cm"/>
    </style:style>
    <style:style style:name="Таблица21.A1" style:family="table-cell">
      <style:table-cell-properties style:vertical-align="middle" fo:padding="0cm" fo:border="none"/>
    </style:style>
    <style:style style:name="Таблица22" style:family="table">
      <style:table-properties style:width="17cm" table:align="left"/>
    </style:style>
    <style:style style:name="Таблица22.A" style:family="table-column">
      <style:table-column-properties style:column-width="3.196cm"/>
    </style:style>
    <style:style style:name="Таблица22.B" style:family="table-column">
      <style:table-column-properties style:column-width="8.304cm"/>
    </style:style>
    <style:style style:name="Таблица22.C" style:family="table-column">
      <style:table-column-properties style:column-width="5.5cm"/>
    </style:style>
    <style:style style:name="Таблица22.A1" style:family="table-cell">
      <style:table-cell-properties style:vertical-align="middle" fo:padding-left="0.132cm" fo:padding-right="0.132cm" fo:padding-top="0.265cm" fo:padding-bottom="0.265cm" fo:border="0.05pt solid #000000"/>
    </style:style>
    <style:style style:name="Таблица23" style:family="table">
      <style:table-properties style:width="7.608cm" table:align="left"/>
    </style:style>
    <style:style style:name="Таблица23.A" style:family="table-column">
      <style:table-column-properties style:column-width="0.219cm"/>
    </style:style>
    <style:style style:name="Таблица23.B" style:family="table-column">
      <style:table-column-properties style:column-width="7.389cm"/>
    </style:style>
    <style:style style:name="Таблица23.A1" style:family="table-cell">
      <style:table-cell-properties style:vertical-align="middle" fo:padding="0cm" fo:border="none"/>
    </style:style>
    <style:style style:name="Таблица24" style:family="table">
      <style:table-properties style:width="16.709cm" table:align="left"/>
    </style:style>
    <style:style style:name="Таблица24.A" style:family="table-column">
      <style:table-column-properties style:column-width="0.94cm"/>
    </style:style>
    <style:style style:name="Таблица24.B" style:family="table-column">
      <style:table-column-properties style:column-width="5.987cm"/>
    </style:style>
    <style:style style:name="Таблица24.C" style:family="table-column">
      <style:table-column-properties style:column-width="9.783cm"/>
    </style:style>
    <style:style style:name="Таблица24.A1" style:family="table-cell">
      <style:table-cell-properties style:vertical-align="middle" fo:padding-left="0.132cm" fo:padding-right="0.132cm" fo:padding-top="0.265cm" fo:padding-bottom="0.265cm" fo:border="0.05pt solid #000000"/>
    </style:style>
    <style:style style:name="Таблица25" style:family="table">
      <style:table-properties style:width="10.76cm" table:align="left"/>
    </style:style>
    <style:style style:name="Таблица25.A" style:family="table-column">
      <style:table-column-properties style:column-width="0.219cm"/>
    </style:style>
    <style:style style:name="Таблица25.B" style:family="table-column">
      <style:table-column-properties style:column-width="10.541cm"/>
    </style:style>
    <style:style style:name="Таблица25.A1" style:family="table-cell">
      <style:table-cell-properties style:vertical-align="middle" fo:padding="0cm" fo:border="none"/>
    </style:style>
    <style:style style:name="Таблица26" style:family="table">
      <style:table-properties style:width="8.082cm" table:align="left"/>
    </style:style>
    <style:style style:name="Таблица26.A" style:family="table-column">
      <style:table-column-properties style:column-width="0.219cm"/>
    </style:style>
    <style:style style:name="Таблица26.B" style:family="table-column">
      <style:table-column-properties style:column-width="7.863cm"/>
    </style:style>
    <style:style style:name="Таблица26.A1" style:family="table-cell">
      <style:table-cell-properties style:vertical-align="middle" fo:padding="0cm" fo:border="none"/>
    </style:style>
    <style:style style:name="Таблица27" style:family="table">
      <style:table-properties style:width="8.082cm" table:align="left"/>
    </style:style>
    <style:style style:name="Таблица27.A" style:family="table-column">
      <style:table-column-properties style:column-width="0.219cm"/>
    </style:style>
    <style:style style:name="Таблица27.B" style:family="table-column">
      <style:table-column-properties style:column-width="7.863cm"/>
    </style:style>
    <style:style style:name="Таблица27.A1" style:family="table-cell">
      <style:table-cell-properties style:vertical-align="middle" fo:padding="0cm" fo:border="none"/>
    </style:style>
    <style:style style:name="Таблица28" style:family="table">
      <style:table-properties style:width="17cm" table:align="left"/>
    </style:style>
    <style:style style:name="Таблица28.A" style:family="table-column">
      <style:table-column-properties style:column-width="1.764cm"/>
    </style:style>
    <style:style style:name="Таблица28.B" style:family="table-column">
      <style:table-column-properties style:column-width="2.318cm"/>
    </style:style>
    <style:style style:name="Таблица28.C" style:family="table-column">
      <style:table-column-properties style:column-width="7.865cm"/>
    </style:style>
    <style:style style:name="Таблица28.D" style:family="table-column">
      <style:table-column-properties style:column-width="5.054cm"/>
    </style:style>
    <style:style style:name="Таблица28.A1" style:family="table-cell">
      <style:table-cell-properties style:vertical-align="middle" fo:padding-left="0.132cm" fo:padding-right="0.132cm" fo:padding-top="0.265cm" fo:padding-bottom="0.265cm" fo:border="0.05pt solid #000000"/>
    </style:style>
    <style:style style:name="Таблица29" style:family="table">
      <style:table-properties style:width="17cm" table:align="left"/>
    </style:style>
    <style:style style:name="Таблица29.A" style:family="table-column">
      <style:table-column-properties style:column-width="1.764cm"/>
    </style:style>
    <style:style style:name="Таблица29.B" style:family="table-column">
      <style:table-column-properties style:column-width="2.304cm"/>
    </style:style>
    <style:style style:name="Таблица29.C" style:family="table-column">
      <style:table-column-properties style:column-width="8.19cm"/>
    </style:style>
    <style:style style:name="Таблица29.D" style:family="table-column">
      <style:table-column-properties style:column-width="4.743cm"/>
    </style:style>
    <style:style style:name="Таблица29.A1" style:family="table-cell">
      <style:table-cell-properties style:vertical-align="middle" fo:padding-left="0.132cm" fo:padding-right="0.132cm" fo:padding-top="0.265cm" fo:padding-bottom="0.265cm" fo:border="0.05pt solid #000000"/>
    </style:style>
    <style:style style:name="Таблица30" style:family="table">
      <style:table-properties style:width="17cm" table:align="left"/>
    </style:style>
    <style:style style:name="Таблица30.A" style:family="table-column">
      <style:table-column-properties style:column-width="1.773cm"/>
    </style:style>
    <style:style style:name="Таблица30.B" style:family="table-column">
      <style:table-column-properties style:column-width="2.381cm"/>
    </style:style>
    <style:style style:name="Таблица30.C" style:family="table-column">
      <style:table-column-properties style:column-width="8.001cm"/>
    </style:style>
    <style:style style:name="Таблица30.D" style:family="table-column">
      <style:table-column-properties style:column-width="4.845cm"/>
    </style:style>
    <style:style style:name="Таблица30.A1" style:family="table-cell">
      <style:table-cell-properties style:vertical-align="middle" fo:padding-left="0.132cm" fo:padding-right="0.132cm" fo:padding-top="0.265cm" fo:padding-bottom="0.265cm" fo:border="0.05pt solid #000000"/>
    </style:style>
    <style:style style:name="Таблица31" style:family="table">
      <style:table-properties style:width="8.082cm" table:align="left"/>
    </style:style>
    <style:style style:name="Таблица31.A" style:family="table-column">
      <style:table-column-properties style:column-width="0.219cm"/>
    </style:style>
    <style:style style:name="Таблица31.B" style:family="table-column">
      <style:table-column-properties style:column-width="7.863cm"/>
    </style:style>
    <style:style style:name="Таблица31.A1" style:family="table-cell">
      <style:table-cell-properties style:vertical-align="middle" fo:padding="0cm" fo:border="none"/>
    </style:style>
    <style:style style:name="Таблица32" style:family="table">
      <style:table-properties style:width="16.775cm" table:align="left"/>
    </style:style>
    <style:style style:name="Таблица32.A" style:family="table-column">
      <style:table-column-properties style:column-width="0.617cm"/>
    </style:style>
    <style:style style:name="Таблица32.B" style:family="table-column">
      <style:table-column-properties style:column-width="5.152cm"/>
    </style:style>
    <style:style style:name="Таблица32.C" style:family="table-column">
      <style:table-column-properties style:column-width="11.005cm"/>
    </style:style>
    <style:style style:name="Таблица32.A1" style:family="table-cell">
      <style:table-cell-properties style:vertical-align="middle" fo:padding-left="0.132cm" fo:padding-right="0.132cm" fo:padding-top="0.265cm" fo:padding-bottom="0.265cm" fo:border="0.05pt solid #000000"/>
    </style:style>
    <style:style style:name="Таблица33" style:family="table">
      <style:table-properties style:width="17cm" table:align="left"/>
    </style:style>
    <style:style style:name="Таблица33.A" style:family="table-column">
      <style:table-column-properties style:column-width="3.134cm"/>
    </style:style>
    <style:style style:name="Таблица33.B" style:family="table-column">
      <style:table-column-properties style:column-width="7.691cm"/>
    </style:style>
    <style:style style:name="Таблица33.C" style:family="table-column">
      <style:table-column-properties style:column-width="6.175cm"/>
    </style:style>
    <style:style style:name="Таблица33.A1" style:family="table-cell">
      <style:table-cell-properties style:vertical-align="middle" fo:padding-left="0.132cm" fo:padding-right="0.132cm" fo:padding-top="0.265cm" fo:padding-bottom="0.265cm" fo:border="0.05pt solid #000000"/>
    </style:style>
    <style:style style:name="Таблица34" style:family="table">
      <style:table-properties style:width="8.504cm" table:align="left"/>
    </style:style>
    <style:style style:name="Таблица34.A" style:family="table-column">
      <style:table-column-properties style:column-width="0.219cm"/>
    </style:style>
    <style:style style:name="Таблица34.B" style:family="table-column">
      <style:table-column-properties style:column-width="8.285cm"/>
    </style:style>
    <style:style style:name="Таблица34.A1" style:family="table-cell">
      <style:table-cell-properties style:vertical-align="middle" fo:padding="0cm" fo:border="none"/>
    </style:style>
    <style:style style:name="Таблица35" style:family="table">
      <style:table-properties style:width="8.082cm" table:align="left"/>
    </style:style>
    <style:style style:name="Таблица35.A" style:family="table-column">
      <style:table-column-properties style:column-width="0.219cm"/>
    </style:style>
    <style:style style:name="Таблица35.B" style:family="table-column">
      <style:table-column-properties style:column-width="7.863cm"/>
    </style:style>
    <style:style style:name="Таблица35.A1" style:family="table-cell">
      <style:table-cell-properties style:vertical-align="middle" fo:padding="0cm" fo:border="none"/>
    </style:style>
    <style:style style:name="Таблица36" style:family="table">
      <style:table-properties style:width="8.082cm" table:align="left"/>
    </style:style>
    <style:style style:name="Таблица36.A" style:family="table-column">
      <style:table-column-properties style:column-width="0.219cm"/>
    </style:style>
    <style:style style:name="Таблица36.B" style:family="table-column">
      <style:table-column-properties style:column-width="7.863cm"/>
    </style:style>
    <style:style style:name="Таблица36.A1" style:family="table-cell">
      <style:table-cell-properties style:vertical-align="middle" fo:padding="0cm" fo:border="none"/>
    </style:style>
    <style:style style:name="Таблица37" style:family="table">
      <style:table-properties style:width="17cm" table:align="left"/>
    </style:style>
    <style:style style:name="Таблица37.A" style:family="table-column">
      <style:table-column-properties style:column-width="3.196cm"/>
    </style:style>
    <style:style style:name="Таблица37.B" style:family="table-column">
      <style:table-column-properties style:column-width="8.304cm"/>
    </style:style>
    <style:style style:name="Таблица37.C" style:family="table-column">
      <style:table-column-properties style:column-width="5.5cm"/>
    </style:style>
    <style:style style:name="Таблица37.A1" style:family="table-cell">
      <style:table-cell-properties style:vertical-align="middle" fo:padding-left="0.132cm" fo:padding-right="0.132cm" fo:padding-top="0.265cm" fo:padding-bottom="0.265cm" fo:border="0.05pt solid #000000"/>
    </style:style>
    <style:style style:name="Таблица38" style:family="table">
      <style:table-properties style:width="7.608cm" table:align="left"/>
    </style:style>
    <style:style style:name="Таблица38.A" style:family="table-column">
      <style:table-column-properties style:column-width="0.219cm"/>
    </style:style>
    <style:style style:name="Таблица38.B" style:family="table-column">
      <style:table-column-properties style:column-width="7.389cm"/>
    </style:style>
    <style:style style:name="Таблица38.A1" style:family="table-cell">
      <style:table-cell-properties style:vertical-align="middle" fo:padding="0cm" fo:border="none"/>
    </style:style>
    <style:style style:name="Таблица39" style:family="table">
      <style:table-properties style:width="16.709cm" table:align="left"/>
    </style:style>
    <style:style style:name="Таблица39.A" style:family="table-column">
      <style:table-column-properties style:column-width="0.94cm"/>
    </style:style>
    <style:style style:name="Таблица39.B" style:family="table-column">
      <style:table-column-properties style:column-width="5.987cm"/>
    </style:style>
    <style:style style:name="Таблица39.C" style:family="table-column">
      <style:table-column-properties style:column-width="9.783cm"/>
    </style:style>
    <style:style style:name="Таблица39.A1" style:family="table-cell">
      <style:table-cell-properties style:vertical-align="middle" fo:padding-left="0.132cm" fo:padding-right="0.132cm" fo:padding-top="0.265cm" fo:padding-bottom="0.265cm" fo:border="0.05pt solid #000000"/>
    </style:style>
    <style:style style:name="Таблица40" style:family="table">
      <style:table-properties style:width="10.76cm" table:align="left"/>
    </style:style>
    <style:style style:name="Таблица40.A" style:family="table-column">
      <style:table-column-properties style:column-width="0.219cm"/>
    </style:style>
    <style:style style:name="Таблица40.B" style:family="table-column">
      <style:table-column-properties style:column-width="10.541cm"/>
    </style:style>
    <style:style style:name="Таблица40.A1" style:family="table-cell">
      <style:table-cell-properties style:vertical-align="middle" fo:padding="0cm" fo:border="none"/>
    </style:style>
    <style:style style:name="Таблица41" style:family="table">
      <style:table-properties style:width="8.082cm" table:align="left"/>
    </style:style>
    <style:style style:name="Таблица41.A" style:family="table-column">
      <style:table-column-properties style:column-width="0.219cm"/>
    </style:style>
    <style:style style:name="Таблица41.B" style:family="table-column">
      <style:table-column-properties style:column-width="7.863cm"/>
    </style:style>
    <style:style style:name="Таблица41.A1" style:family="table-cell">
      <style:table-cell-properties style:vertical-align="middle" fo:padding="0cm" fo:border="none"/>
    </style:style>
    <style:style style:name="Таблица42" style:family="table">
      <style:table-properties style:width="8.082cm" table:align="left"/>
    </style:style>
    <style:style style:name="Таблица42.A" style:family="table-column">
      <style:table-column-properties style:column-width="0.219cm"/>
    </style:style>
    <style:style style:name="Таблица42.B" style:family="table-column">
      <style:table-column-properties style:column-width="7.863cm"/>
    </style:style>
    <style:style style:name="Таблица42.A1" style:family="table-cell">
      <style:table-cell-properties style:vertical-align="middle" fo:padding="0cm" fo:border="none"/>
    </style:style>
    <style:style style:name="Таблица43" style:family="table">
      <style:table-properties style:width="17cm" table:align="left"/>
    </style:style>
    <style:style style:name="Таблица43.A" style:family="table-column">
      <style:table-column-properties style:column-width="1.764cm"/>
    </style:style>
    <style:style style:name="Таблица43.B" style:family="table-column">
      <style:table-column-properties style:column-width="2.318cm"/>
    </style:style>
    <style:style style:name="Таблица43.C" style:family="table-column">
      <style:table-column-properties style:column-width="7.865cm"/>
    </style:style>
    <style:style style:name="Таблица43.D" style:family="table-column">
      <style:table-column-properties style:column-width="5.054cm"/>
    </style:style>
    <style:style style:name="Таблица43.A1" style:family="table-cell">
      <style:table-cell-properties style:vertical-align="middle" fo:padding-left="0.132cm" fo:padding-right="0.132cm" fo:padding-top="0.265cm" fo:padding-bottom="0.265cm" fo:border="0.05pt solid #000000"/>
    </style:style>
    <style:style style:name="Таблица44" style:family="table">
      <style:table-properties style:width="17cm" table:align="left"/>
    </style:style>
    <style:style style:name="Таблица44.A" style:family="table-column">
      <style:table-column-properties style:column-width="1.764cm"/>
    </style:style>
    <style:style style:name="Таблица44.B" style:family="table-column">
      <style:table-column-properties style:column-width="2.304cm"/>
    </style:style>
    <style:style style:name="Таблица44.C" style:family="table-column">
      <style:table-column-properties style:column-width="8.19cm"/>
    </style:style>
    <style:style style:name="Таблица44.D" style:family="table-column">
      <style:table-column-properties style:column-width="4.743cm"/>
    </style:style>
    <style:style style:name="Таблица44.A1" style:family="table-cell">
      <style:table-cell-properties style:vertical-align="middle" fo:padding-left="0.132cm" fo:padding-right="0.132cm" fo:padding-top="0.265cm" fo:padding-bottom="0.265cm" fo:border="0.05pt solid #000000"/>
    </style:style>
    <style:style style:name="Таблица45" style:family="table">
      <style:table-properties style:width="17cm" table:align="left"/>
    </style:style>
    <style:style style:name="Таблица45.A" style:family="table-column">
      <style:table-column-properties style:column-width="1.773cm"/>
    </style:style>
    <style:style style:name="Таблица45.B" style:family="table-column">
      <style:table-column-properties style:column-width="2.381cm"/>
    </style:style>
    <style:style style:name="Таблица45.C" style:family="table-column">
      <style:table-column-properties style:column-width="8.001cm"/>
    </style:style>
    <style:style style:name="Таблица45.D" style:family="table-column">
      <style:table-column-properties style:column-width="4.845cm"/>
    </style:style>
    <style:style style:name="Таблица45.A1" style:family="table-cell">
      <style:table-cell-properties style:vertical-align="middle" fo:padding-left="0.132cm" fo:padding-right="0.132cm" fo:padding-top="0.265cm" fo:padding-bottom="0.265cm" fo:border="0.05pt solid #000000"/>
    </style:style>
    <style:style style:name="Таблица46" style:family="table">
      <style:table-properties style:width="8.082cm" table:align="left"/>
    </style:style>
    <style:style style:name="Таблица46.A" style:family="table-column">
      <style:table-column-properties style:column-width="0.219cm"/>
    </style:style>
    <style:style style:name="Таблица46.B" style:family="table-column">
      <style:table-column-properties style:column-width="7.863cm"/>
    </style:style>
    <style:style style:name="Таблица46.A1" style:family="table-cell">
      <style:table-cell-properties style:vertical-align="middle" fo:padding="0cm" fo:border="none"/>
    </style:style>
    <style:style style:name="Таблица47" style:family="table">
      <style:table-properties style:width="16.775cm" table:align="left"/>
    </style:style>
    <style:style style:name="Таблица47.A" style:family="table-column">
      <style:table-column-properties style:column-width="0.617cm"/>
    </style:style>
    <style:style style:name="Таблица47.B" style:family="table-column">
      <style:table-column-properties style:column-width="5.152cm"/>
    </style:style>
    <style:style style:name="Таблица47.C" style:family="table-column">
      <style:table-column-properties style:column-width="11.005cm"/>
    </style:style>
    <style:style style:name="Таблица47.A1" style:family="table-cell">
      <style:table-cell-properties style:vertical-align="middle" fo:padding-left="0.132cm" fo:padding-right="0.132cm" fo:padding-top="0.265cm" fo:padding-bottom="0.265cm" fo:border="0.05pt solid #000000"/>
    </style:style>
    <style:style style:name="Таблица48" style:family="table">
      <style:table-properties style:width="17cm" table:align="left"/>
    </style:style>
    <style:style style:name="Таблица48.A" style:family="table-column">
      <style:table-column-properties style:column-width="3.134cm"/>
    </style:style>
    <style:style style:name="Таблица48.B" style:family="table-column">
      <style:table-column-properties style:column-width="7.691cm"/>
    </style:style>
    <style:style style:name="Таблица48.C" style:family="table-column">
      <style:table-column-properties style:column-width="6.175cm"/>
    </style:style>
    <style:style style:name="Таблица48.A1" style:family="table-cell">
      <style:table-cell-properties style:vertical-align="middle" fo:padding-left="0.132cm" fo:padding-right="0.132cm" fo:padding-top="0.265cm" fo:padding-bottom="0.265cm" fo:border="0.05pt solid #000000"/>
    </style:style>
    <style:style style:name="Таблица49" style:family="table">
      <style:table-properties style:width="8.504cm" table:align="left"/>
    </style:style>
    <style:style style:name="Таблица49.A" style:family="table-column">
      <style:table-column-properties style:column-width="0.219cm"/>
    </style:style>
    <style:style style:name="Таблица49.B" style:family="table-column">
      <style:table-column-properties style:column-width="8.285cm"/>
    </style:style>
    <style:style style:name="Таблица49.A1" style:family="table-cell">
      <style:table-cell-properties style:vertical-align="middle" fo:padding="0cm" fo:border="none"/>
    </style:style>
    <style:style style:name="Таблица50" style:family="table">
      <style:table-properties style:width="8.082cm" table:align="left"/>
    </style:style>
    <style:style style:name="Таблица50.A" style:family="table-column">
      <style:table-column-properties style:column-width="0.219cm"/>
    </style:style>
    <style:style style:name="Таблица50.B" style:family="table-column">
      <style:table-column-properties style:column-width="7.863cm"/>
    </style:style>
    <style:style style:name="Таблица50.A1" style:family="table-cell">
      <style:table-cell-properties style:vertical-align="middle" fo:padding="0cm" fo:border="none"/>
    </style:style>
    <style:style style:name="Таблица51" style:family="table">
      <style:table-properties style:width="8.082cm" table:align="left"/>
    </style:style>
    <style:style style:name="Таблица51.A" style:family="table-column">
      <style:table-column-properties style:column-width="0.219cm"/>
    </style:style>
    <style:style style:name="Таблица51.B" style:family="table-column">
      <style:table-column-properties style:column-width="7.863cm"/>
    </style:style>
    <style:style style:name="Таблица51.A1" style:family="table-cell">
      <style:table-cell-properties style:vertical-align="middle" fo:padding="0cm" fo:border="none"/>
    </style:style>
    <style:style style:name="Таблица52" style:family="table">
      <style:table-properties style:width="17cm" table:align="left"/>
    </style:style>
    <style:style style:name="Таблица52.A" style:family="table-column">
      <style:table-column-properties style:column-width="3.196cm"/>
    </style:style>
    <style:style style:name="Таблица52.B" style:family="table-column">
      <style:table-column-properties style:column-width="8.304cm"/>
    </style:style>
    <style:style style:name="Таблица52.C" style:family="table-column">
      <style:table-column-properties style:column-width="5.5cm"/>
    </style:style>
    <style:style style:name="Таблица52.A1" style:family="table-cell">
      <style:table-cell-properties style:vertical-align="middle" fo:padding-left="0.132cm" fo:padding-right="0.132cm" fo:padding-top="0.265cm" fo:padding-bottom="0.265cm" fo:border="0.05pt solid #000000"/>
    </style:style>
    <style:style style:name="Таблица53" style:family="table">
      <style:table-properties style:width="7.608cm" table:align="left"/>
    </style:style>
    <style:style style:name="Таблица53.A" style:family="table-column">
      <style:table-column-properties style:column-width="0.219cm"/>
    </style:style>
    <style:style style:name="Таблица53.B" style:family="table-column">
      <style:table-column-properties style:column-width="7.389cm"/>
    </style:style>
    <style:style style:name="Таблица53.A1" style:family="table-cell">
      <style:table-cell-properties style:vertical-align="middle" fo:padding="0cm" fo:border="none"/>
    </style:style>
    <style:style style:name="Таблица54" style:family="table">
      <style:table-properties style:width="16.709cm" table:align="left"/>
    </style:style>
    <style:style style:name="Таблица54.A" style:family="table-column">
      <style:table-column-properties style:column-width="0.94cm"/>
    </style:style>
    <style:style style:name="Таблица54.B" style:family="table-column">
      <style:table-column-properties style:column-width="5.987cm"/>
    </style:style>
    <style:style style:name="Таблица54.C" style:family="table-column">
      <style:table-column-properties style:column-width="9.783cm"/>
    </style:style>
    <style:style style:name="Таблица54.A1" style:family="table-cell">
      <style:table-cell-properties style:vertical-align="middle" fo:padding-left="0.132cm" fo:padding-right="0.132cm" fo:padding-top="0.265cm" fo:padding-bottom="0.265cm" fo:border="0.05pt solid #000000"/>
    </style:style>
    <style:style style:name="Таблица55" style:family="table">
      <style:table-properties style:width="10.76cm" table:align="left"/>
    </style:style>
    <style:style style:name="Таблица55.A" style:family="table-column">
      <style:table-column-properties style:column-width="0.219cm"/>
    </style:style>
    <style:style style:name="Таблица55.B" style:family="table-column">
      <style:table-column-properties style:column-width="10.541cm"/>
    </style:style>
    <style:style style:name="Таблица55.A1" style:family="table-cell">
      <style:table-cell-properties style:vertical-align="middle" fo:padding="0cm" fo:border="none"/>
    </style:style>
    <style:style style:name="Таблица56" style:family="table">
      <style:table-properties style:width="8.082cm" table:align="left"/>
    </style:style>
    <style:style style:name="Таблица56.A" style:family="table-column">
      <style:table-column-properties style:column-width="0.219cm"/>
    </style:style>
    <style:style style:name="Таблица56.B" style:family="table-column">
      <style:table-column-properties style:column-width="7.863cm"/>
    </style:style>
    <style:style style:name="Таблица56.A1" style:family="table-cell">
      <style:table-cell-properties style:vertical-align="middle" fo:padding="0cm" fo:border="none"/>
    </style:style>
    <style:style style:name="Таблица57" style:family="table">
      <style:table-properties style:width="8.082cm" table:align="left"/>
    </style:style>
    <style:style style:name="Таблица57.A" style:family="table-column">
      <style:table-column-properties style:column-width="0.219cm"/>
    </style:style>
    <style:style style:name="Таблица57.B" style:family="table-column">
      <style:table-column-properties style:column-width="7.863cm"/>
    </style:style>
    <style:style style:name="Таблица57.A1" style:family="table-cell">
      <style:table-cell-properties style:vertical-align="middle" fo:padding="0cm" fo:border="none"/>
    </style:style>
    <style:style style:name="Таблица58" style:family="table">
      <style:table-properties style:width="17cm" table:align="left"/>
    </style:style>
    <style:style style:name="Таблица58.A" style:family="table-column">
      <style:table-column-properties style:column-width="1.764cm"/>
    </style:style>
    <style:style style:name="Таблица58.B" style:family="table-column">
      <style:table-column-properties style:column-width="2.318cm"/>
    </style:style>
    <style:style style:name="Таблица58.C" style:family="table-column">
      <style:table-column-properties style:column-width="7.865cm"/>
    </style:style>
    <style:style style:name="Таблица58.D" style:family="table-column">
      <style:table-column-properties style:column-width="5.054cm"/>
    </style:style>
    <style:style style:name="Таблица58.A1" style:family="table-cell">
      <style:table-cell-properties style:vertical-align="middle" fo:padding-left="0.132cm" fo:padding-right="0.132cm" fo:padding-top="0.265cm" fo:padding-bottom="0.265cm" fo:border="0.05pt solid #000000"/>
    </style:style>
    <style:style style:name="Таблица59" style:family="table">
      <style:table-properties style:width="17cm" table:align="left"/>
    </style:style>
    <style:style style:name="Таблица59.A" style:family="table-column">
      <style:table-column-properties style:column-width="1.764cm"/>
    </style:style>
    <style:style style:name="Таблица59.B" style:family="table-column">
      <style:table-column-properties style:column-width="2.304cm"/>
    </style:style>
    <style:style style:name="Таблица59.C" style:family="table-column">
      <style:table-column-properties style:column-width="8.19cm"/>
    </style:style>
    <style:style style:name="Таблица59.D" style:family="table-column">
      <style:table-column-properties style:column-width="4.743cm"/>
    </style:style>
    <style:style style:name="Таблица59.A1" style:family="table-cell">
      <style:table-cell-properties style:vertical-align="middle" fo:padding-left="0.132cm" fo:padding-right="0.132cm" fo:padding-top="0.265cm" fo:padding-bottom="0.265cm" fo:border="0.05pt solid #000000"/>
    </style:style>
    <style:style style:name="Таблица60" style:family="table">
      <style:table-properties style:width="17cm" table:align="left"/>
    </style:style>
    <style:style style:name="Таблица60.A" style:family="table-column">
      <style:table-column-properties style:column-width="1.773cm"/>
    </style:style>
    <style:style style:name="Таблица60.B" style:family="table-column">
      <style:table-column-properties style:column-width="2.381cm"/>
    </style:style>
    <style:style style:name="Таблица60.C" style:family="table-column">
      <style:table-column-properties style:column-width="8.001cm"/>
    </style:style>
    <style:style style:name="Таблица60.D" style:family="table-column">
      <style:table-column-properties style:column-width="4.845cm"/>
    </style:style>
    <style:style style:name="Таблица60.A1" style:family="table-cell">
      <style:table-cell-properties style:vertical-align="middle" fo:padding-left="0.132cm" fo:padding-right="0.132cm" fo:padding-top="0.265cm" fo:padding-bottom="0.265cm" fo:border="0.05pt solid #000000"/>
    </style:style>
    <style:style style:name="Таблица61" style:family="table">
      <style:table-properties style:width="8.082cm" table:align="left"/>
    </style:style>
    <style:style style:name="Таблица61.A" style:family="table-column">
      <style:table-column-properties style:column-width="0.219cm"/>
    </style:style>
    <style:style style:name="Таблица61.B" style:family="table-column">
      <style:table-column-properties style:column-width="7.863cm"/>
    </style:style>
    <style:style style:name="Таблица61.A1" style:family="table-cell">
      <style:table-cell-properties style:vertical-align="middle" fo:padding="0cm" fo:border="none"/>
    </style:style>
    <style:style style:name="Таблица62" style:family="table">
      <style:table-properties style:width="16.775cm" table:align="left"/>
    </style:style>
    <style:style style:name="Таблица62.A" style:family="table-column">
      <style:table-column-properties style:column-width="0.617cm"/>
    </style:style>
    <style:style style:name="Таблица62.B" style:family="table-column">
      <style:table-column-properties style:column-width="5.152cm"/>
    </style:style>
    <style:style style:name="Таблица62.C" style:family="table-column">
      <style:table-column-properties style:column-width="11.005cm"/>
    </style:style>
    <style:style style:name="Таблица62.A1" style:family="table-cell">
      <style:table-cell-properties style:vertical-align="middle" fo:padding-left="0.132cm" fo:padding-right="0.132cm" fo:padding-top="0.265cm" fo:padding-bottom="0.265cm" fo:border="0.05pt solid #000000"/>
    </style:style>
    <style:style style:name="Таблица63" style:family="table">
      <style:table-properties style:width="17cm" table:align="left"/>
    </style:style>
    <style:style style:name="Таблица63.A" style:family="table-column">
      <style:table-column-properties style:column-width="3.134cm"/>
    </style:style>
    <style:style style:name="Таблица63.B" style:family="table-column">
      <style:table-column-properties style:column-width="7.691cm"/>
    </style:style>
    <style:style style:name="Таблица63.C" style:family="table-column">
      <style:table-column-properties style:column-width="6.175cm"/>
    </style:style>
    <style:style style:name="Таблица63.A1" style:family="table-cell">
      <style:table-cell-properties style:vertical-align="middle" fo:padding-left="0.132cm" fo:padding-right="0.132cm" fo:padding-top="0.265cm" fo:padding-bottom="0.265cm" fo:border="0.05pt solid #000000"/>
    </style:style>
    <style:style style:name="Таблица64" style:family="table">
      <style:table-properties style:width="8.504cm" table:align="left"/>
    </style:style>
    <style:style style:name="Таблица64.A" style:family="table-column">
      <style:table-column-properties style:column-width="0.219cm"/>
    </style:style>
    <style:style style:name="Таблица64.B" style:family="table-column">
      <style:table-column-properties style:column-width="8.285cm"/>
    </style:style>
    <style:style style:name="Таблица64.A1" style:family="table-cell">
      <style:table-cell-properties style:vertical-align="middle" fo:padding="0cm" fo:border="none"/>
    </style:style>
    <style:style style:name="Таблица65" style:family="table">
      <style:table-properties style:width="8.082cm" table:align="left"/>
    </style:style>
    <style:style style:name="Таблица65.A" style:family="table-column">
      <style:table-column-properties style:column-width="0.219cm"/>
    </style:style>
    <style:style style:name="Таблица65.B" style:family="table-column">
      <style:table-column-properties style:column-width="7.863cm"/>
    </style:style>
    <style:style style:name="Таблица65.A1" style:family="table-cell">
      <style:table-cell-properties style:vertical-align="middle" fo:padding="0cm" fo:border="none"/>
    </style:style>
    <style:style style:name="Таблица66" style:family="table">
      <style:table-properties style:width="8.082cm" table:align="left"/>
    </style:style>
    <style:style style:name="Таблица66.A" style:family="table-column">
      <style:table-column-properties style:column-width="0.219cm"/>
    </style:style>
    <style:style style:name="Таблица66.B" style:family="table-column">
      <style:table-column-properties style:column-width="7.863cm"/>
    </style:style>
    <style:style style:name="Таблица66.A1" style:family="table-cell">
      <style:table-cell-properties style:vertical-align="middle" fo:padding="0cm" fo:border="none"/>
    </style:style>
    <style:style style:name="Таблица67" style:family="table">
      <style:table-properties style:width="17cm" table:align="left"/>
    </style:style>
    <style:style style:name="Таблица67.A" style:family="table-column">
      <style:table-column-properties style:column-width="3.196cm"/>
    </style:style>
    <style:style style:name="Таблица67.B" style:family="table-column">
      <style:table-column-properties style:column-width="8.304cm"/>
    </style:style>
    <style:style style:name="Таблица67.C" style:family="table-column">
      <style:table-column-properties style:column-width="5.5cm"/>
    </style:style>
    <style:style style:name="Таблица67.A1" style:family="table-cell">
      <style:table-cell-properties style:vertical-align="middle" fo:padding-left="0.132cm" fo:padding-right="0.132cm" fo:padding-top="0.265cm" fo:padding-bottom="0.265cm" fo:border="0.05pt solid #000000"/>
    </style:style>
    <style:style style:name="Таблица68" style:family="table">
      <style:table-properties style:width="7.608cm" table:align="left"/>
    </style:style>
    <style:style style:name="Таблица68.A" style:family="table-column">
      <style:table-column-properties style:column-width="0.219cm"/>
    </style:style>
    <style:style style:name="Таблица68.B" style:family="table-column">
      <style:table-column-properties style:column-width="7.389cm"/>
    </style:style>
    <style:style style:name="Таблица68.A1" style:family="table-cell">
      <style:table-cell-properties style:vertical-align="middle" fo:padding="0cm" fo:border="none"/>
    </style:style>
    <style:style style:name="Таблица69" style:family="table">
      <style:table-properties style:width="16.709cm" table:align="left"/>
    </style:style>
    <style:style style:name="Таблица69.A" style:family="table-column">
      <style:table-column-properties style:column-width="0.94cm"/>
    </style:style>
    <style:style style:name="Таблица69.B" style:family="table-column">
      <style:table-column-properties style:column-width="5.987cm"/>
    </style:style>
    <style:style style:name="Таблица69.C" style:family="table-column">
      <style:table-column-properties style:column-width="9.783cm"/>
    </style:style>
    <style:style style:name="Таблица69.A1" style:family="table-cell">
      <style:table-cell-properties style:vertical-align="middle" fo:padding-left="0.132cm" fo:padding-right="0.132cm" fo:padding-top="0.265cm" fo:padding-bottom="0.265cm" fo:border="0.05pt solid #000000"/>
    </style:style>
    <style:style style:name="Таблица70" style:family="table">
      <style:table-properties style:width="10.76cm" table:align="left"/>
    </style:style>
    <style:style style:name="Таблица70.A" style:family="table-column">
      <style:table-column-properties style:column-width="0.219cm"/>
    </style:style>
    <style:style style:name="Таблица70.B" style:family="table-column">
      <style:table-column-properties style:column-width="10.541cm"/>
    </style:style>
    <style:style style:name="Таблица70.A1" style:family="table-cell">
      <style:table-cell-properties style:vertical-align="middle" fo:padding="0cm" fo:border="none"/>
    </style:style>
    <style:style style:name="Таблица71" style:family="table">
      <style:table-properties style:width="8.082cm" table:align="left"/>
    </style:style>
    <style:style style:name="Таблица71.A" style:family="table-column">
      <style:table-column-properties style:column-width="0.219cm"/>
    </style:style>
    <style:style style:name="Таблица71.B" style:family="table-column">
      <style:table-column-properties style:column-width="7.863cm"/>
    </style:style>
    <style:style style:name="Таблица71.A1" style:family="table-cell">
      <style:table-cell-properties style:vertical-align="middle" fo:padding="0cm" fo:border="none"/>
    </style:style>
    <style:style style:name="Таблица72" style:family="table">
      <style:table-properties style:width="8.082cm" table:align="left"/>
    </style:style>
    <style:style style:name="Таблица72.A" style:family="table-column">
      <style:table-column-properties style:column-width="0.219cm"/>
    </style:style>
    <style:style style:name="Таблица72.B" style:family="table-column">
      <style:table-column-properties style:column-width="7.863cm"/>
    </style:style>
    <style:style style:name="Таблица72.A1" style:family="table-cell">
      <style:table-cell-properties style:vertical-align="middle" fo:padding="0cm" fo:border="none"/>
    </style:style>
    <style:style style:name="Таблица73" style:family="table">
      <style:table-properties style:width="17cm" table:align="left"/>
    </style:style>
    <style:style style:name="Таблица73.A" style:family="table-column">
      <style:table-column-properties style:column-width="1.764cm"/>
    </style:style>
    <style:style style:name="Таблица73.B" style:family="table-column">
      <style:table-column-properties style:column-width="2.318cm"/>
    </style:style>
    <style:style style:name="Таблица73.C" style:family="table-column">
      <style:table-column-properties style:column-width="7.865cm"/>
    </style:style>
    <style:style style:name="Таблица73.D" style:family="table-column">
      <style:table-column-properties style:column-width="5.054cm"/>
    </style:style>
    <style:style style:name="Таблица73.A1" style:family="table-cell">
      <style:table-cell-properties style:vertical-align="middle" fo:padding-left="0.132cm" fo:padding-right="0.132cm" fo:padding-top="0.265cm" fo:padding-bottom="0.265cm" fo:border="0.05pt solid #000000"/>
    </style:style>
    <style:style style:name="Таблица74" style:family="table">
      <style:table-properties style:width="17cm" table:align="left"/>
    </style:style>
    <style:style style:name="Таблица74.A" style:family="table-column">
      <style:table-column-properties style:column-width="1.764cm"/>
    </style:style>
    <style:style style:name="Таблица74.B" style:family="table-column">
      <style:table-column-properties style:column-width="2.304cm"/>
    </style:style>
    <style:style style:name="Таблица74.C" style:family="table-column">
      <style:table-column-properties style:column-width="8.19cm"/>
    </style:style>
    <style:style style:name="Таблица74.D" style:family="table-column">
      <style:table-column-properties style:column-width="4.743cm"/>
    </style:style>
    <style:style style:name="Таблица74.A1" style:family="table-cell">
      <style:table-cell-properties style:vertical-align="middle" fo:padding-left="0.132cm" fo:padding-right="0.132cm" fo:padding-top="0.265cm" fo:padding-bottom="0.265cm" fo:border="0.05pt solid #000000"/>
    </style:style>
    <style:style style:name="Таблица75" style:family="table">
      <style:table-properties style:width="17cm" table:align="left"/>
    </style:style>
    <style:style style:name="Таблица75.A" style:family="table-column">
      <style:table-column-properties style:column-width="1.773cm"/>
    </style:style>
    <style:style style:name="Таблица75.B" style:family="table-column">
      <style:table-column-properties style:column-width="2.381cm"/>
    </style:style>
    <style:style style:name="Таблица75.C" style:family="table-column">
      <style:table-column-properties style:column-width="8.001cm"/>
    </style:style>
    <style:style style:name="Таблица75.D" style:family="table-column">
      <style:table-column-properties style:column-width="4.845cm"/>
    </style:style>
    <style:style style:name="Таблица75.A1" style:family="table-cell">
      <style:table-cell-properties style:vertical-align="middle" fo:padding-left="0.132cm" fo:padding-right="0.132cm" fo:padding-top="0.265cm" fo:padding-bottom="0.265cm" fo:border="0.05pt solid #000000"/>
    </style:style>
    <style:style style:name="Таблица76" style:family="table">
      <style:table-properties style:width="8.082cm" table:align="left"/>
    </style:style>
    <style:style style:name="Таблица76.A" style:family="table-column">
      <style:table-column-properties style:column-width="0.219cm"/>
    </style:style>
    <style:style style:name="Таблица76.B" style:family="table-column">
      <style:table-column-properties style:column-width="7.863cm"/>
    </style:style>
    <style:style style:name="Таблица76.A1" style:family="table-cell">
      <style:table-cell-properties style:vertical-align="middle" fo:padding="0cm" fo:border="none"/>
    </style:style>
    <style:style style:name="Таблица77" style:family="table">
      <style:table-properties style:width="16.775cm" table:align="left"/>
    </style:style>
    <style:style style:name="Таблица77.A" style:family="table-column">
      <style:table-column-properties style:column-width="0.617cm"/>
    </style:style>
    <style:style style:name="Таблица77.B" style:family="table-column">
      <style:table-column-properties style:column-width="5.152cm"/>
    </style:style>
    <style:style style:name="Таблица77.C" style:family="table-column">
      <style:table-column-properties style:column-width="11.005cm"/>
    </style:style>
    <style:style style:name="Таблица77.A1" style:family="table-cell">
      <style:table-cell-properties style:vertical-align="middle" fo:padding-left="0.132cm" fo:padding-right="0.132cm" fo:padding-top="0.265cm" fo:padding-bottom="0.265cm" fo:border="0.05pt solid #000000"/>
    </style:style>
    <style:style style:name="Таблица78" style:family="table">
      <style:table-properties style:width="17cm" table:align="left"/>
    </style:style>
    <style:style style:name="Таблица78.A" style:family="table-column">
      <style:table-column-properties style:column-width="3.134cm"/>
    </style:style>
    <style:style style:name="Таблица78.B" style:family="table-column">
      <style:table-column-properties style:column-width="7.691cm"/>
    </style:style>
    <style:style style:name="Таблица78.C" style:family="table-column">
      <style:table-column-properties style:column-width="6.175cm"/>
    </style:style>
    <style:style style:name="Таблица78.A1" style:family="table-cell">
      <style:table-cell-properties style:vertical-align="middle" fo:padding-left="0.132cm" fo:padding-right="0.132cm" fo:padding-top="0.265cm" fo:padding-bottom="0.265cm" fo:border="0.05pt solid #000000"/>
    </style:style>
    <style:style style:name="Таблица79" style:family="table">
      <style:table-properties style:width="8.504cm" table:align="left"/>
    </style:style>
    <style:style style:name="Таблица79.A" style:family="table-column">
      <style:table-column-properties style:column-width="0.219cm"/>
    </style:style>
    <style:style style:name="Таблица79.B" style:family="table-column">
      <style:table-column-properties style:column-width="8.285cm"/>
    </style:style>
    <style:style style:name="Таблица79.A1" style:family="table-cell">
      <style:table-cell-properties style:vertical-align="middle" fo:padding="0cm" fo:border="none"/>
    </style:style>
    <style:style style:name="Таблица80" style:family="table">
      <style:table-properties style:width="8.082cm" table:align="left"/>
    </style:style>
    <style:style style:name="Таблица80.A" style:family="table-column">
      <style:table-column-properties style:column-width="0.219cm"/>
    </style:style>
    <style:style style:name="Таблица80.B" style:family="table-column">
      <style:table-column-properties style:column-width="7.863cm"/>
    </style:style>
    <style:style style:name="Таблица80.A1" style:family="table-cell">
      <style:table-cell-properties style:vertical-align="middle" fo:padding="0cm" fo:border="none"/>
    </style:style>
    <style:style style:name="Таблица81" style:family="table">
      <style:table-properties style:width="8.082cm" table:align="left"/>
    </style:style>
    <style:style style:name="Таблица81.A" style:family="table-column">
      <style:table-column-properties style:column-width="0.219cm"/>
    </style:style>
    <style:style style:name="Таблица81.B" style:family="table-column">
      <style:table-column-properties style:column-width="7.863cm"/>
    </style:style>
    <style:style style:name="Таблица81.A1" style:family="table-cell">
      <style:table-cell-properties style:vertical-align="middle" fo:padding="0cm" fo:border="none"/>
    </style:style>
    <style:style style:name="Таблица82" style:family="table">
      <style:table-properties style:width="17cm" table:align="left"/>
    </style:style>
    <style:style style:name="Таблица82.A" style:family="table-column">
      <style:table-column-properties style:column-width="3.196cm"/>
    </style:style>
    <style:style style:name="Таблица82.B" style:family="table-column">
      <style:table-column-properties style:column-width="8.304cm"/>
    </style:style>
    <style:style style:name="Таблица82.C" style:family="table-column">
      <style:table-column-properties style:column-width="5.5cm"/>
    </style:style>
    <style:style style:name="Таблица82.A1" style:family="table-cell">
      <style:table-cell-properties style:vertical-align="middle" fo:padding-left="0.132cm" fo:padding-right="0.132cm" fo:padding-top="0.265cm" fo:padding-bottom="0.265cm" fo:border="0.05pt solid #000000"/>
    </style:style>
    <style:style style:name="Таблица83" style:family="table">
      <style:table-properties style:width="7.608cm" table:align="left"/>
    </style:style>
    <style:style style:name="Таблица83.A" style:family="table-column">
      <style:table-column-properties style:column-width="0.219cm"/>
    </style:style>
    <style:style style:name="Таблица83.B" style:family="table-column">
      <style:table-column-properties style:column-width="7.389cm"/>
    </style:style>
    <style:style style:name="Таблица83.A1" style:family="table-cell">
      <style:table-cell-properties style:vertical-align="middle" fo:padding="0cm" fo:border="none"/>
    </style:style>
    <style:style style:name="Таблица84" style:family="table">
      <style:table-properties style:width="16.709cm" table:align="left"/>
    </style:style>
    <style:style style:name="Таблица84.A" style:family="table-column">
      <style:table-column-properties style:column-width="0.94cm"/>
    </style:style>
    <style:style style:name="Таблица84.B" style:family="table-column">
      <style:table-column-properties style:column-width="5.987cm"/>
    </style:style>
    <style:style style:name="Таблица84.C" style:family="table-column">
      <style:table-column-properties style:column-width="9.783cm"/>
    </style:style>
    <style:style style:name="Таблица84.A1" style:family="table-cell">
      <style:table-cell-properties style:vertical-align="middle" fo:padding-left="0.132cm" fo:padding-right="0.132cm" fo:padding-top="0.265cm" fo:padding-bottom="0.265cm" fo:border="0.05pt solid #000000"/>
    </style:style>
    <style:style style:name="Таблица85" style:family="table">
      <style:table-properties style:width="10.76cm" table:align="left"/>
    </style:style>
    <style:style style:name="Таблица85.A" style:family="table-column">
      <style:table-column-properties style:column-width="0.219cm"/>
    </style:style>
    <style:style style:name="Таблица85.B" style:family="table-column">
      <style:table-column-properties style:column-width="10.541cm"/>
    </style:style>
    <style:style style:name="Таблица85.A1" style:family="table-cell">
      <style:table-cell-properties style:vertical-align="middle" fo:padding="0cm" fo:border="none"/>
    </style:style>
    <style:style style:name="Таблица86" style:family="table">
      <style:table-properties style:width="8.082cm" table:align="left"/>
    </style:style>
    <style:style style:name="Таблица86.A" style:family="table-column">
      <style:table-column-properties style:column-width="0.219cm"/>
    </style:style>
    <style:style style:name="Таблица86.B" style:family="table-column">
      <style:table-column-properties style:column-width="7.863cm"/>
    </style:style>
    <style:style style:name="Таблица86.A1" style:family="table-cell">
      <style:table-cell-properties style:vertical-align="middle" fo:padding="0cm" fo:border="none"/>
    </style:style>
    <style:style style:name="Таблица87" style:family="table">
      <style:table-properties style:width="8.082cm" table:align="left"/>
    </style:style>
    <style:style style:name="Таблица87.A" style:family="table-column">
      <style:table-column-properties style:column-width="0.219cm"/>
    </style:style>
    <style:style style:name="Таблица87.B" style:family="table-column">
      <style:table-column-properties style:column-width="7.863cm"/>
    </style:style>
    <style:style style:name="Таблица87.A1" style:family="table-cell">
      <style:table-cell-properties style:vertical-align="middle" fo:padding="0cm" fo:border="none"/>
    </style:style>
    <style:style style:name="Таблица88" style:family="table">
      <style:table-properties style:width="17cm" table:align="left"/>
    </style:style>
    <style:style style:name="Таблица88.A" style:family="table-column">
      <style:table-column-properties style:column-width="1.764cm"/>
    </style:style>
    <style:style style:name="Таблица88.B" style:family="table-column">
      <style:table-column-properties style:column-width="2.318cm"/>
    </style:style>
    <style:style style:name="Таблица88.C" style:family="table-column">
      <style:table-column-properties style:column-width="7.865cm"/>
    </style:style>
    <style:style style:name="Таблица88.D" style:family="table-column">
      <style:table-column-properties style:column-width="5.054cm"/>
    </style:style>
    <style:style style:name="Таблица88.A1" style:family="table-cell">
      <style:table-cell-properties style:vertical-align="middle" fo:padding-left="0.132cm" fo:padding-right="0.132cm" fo:padding-top="0.265cm" fo:padding-bottom="0.265cm" fo:border="0.05pt solid #000000"/>
    </style:style>
    <style:style style:name="Таблица89" style:family="table">
      <style:table-properties style:width="17cm" table:align="left"/>
    </style:style>
    <style:style style:name="Таблица89.A" style:family="table-column">
      <style:table-column-properties style:column-width="1.764cm"/>
    </style:style>
    <style:style style:name="Таблица89.B" style:family="table-column">
      <style:table-column-properties style:column-width="2.304cm"/>
    </style:style>
    <style:style style:name="Таблица89.C" style:family="table-column">
      <style:table-column-properties style:column-width="8.19cm"/>
    </style:style>
    <style:style style:name="Таблица89.D" style:family="table-column">
      <style:table-column-properties style:column-width="4.743cm"/>
    </style:style>
    <style:style style:name="Таблица89.A1" style:family="table-cell">
      <style:table-cell-properties style:vertical-align="middle" fo:padding-left="0.132cm" fo:padding-right="0.132cm" fo:padding-top="0.265cm" fo:padding-bottom="0.265cm" fo:border="0.05pt solid #000000"/>
    </style:style>
    <style:style style:name="Таблица90" style:family="table">
      <style:table-properties style:width="17cm" table:align="left"/>
    </style:style>
    <style:style style:name="Таблица90.A" style:family="table-column">
      <style:table-column-properties style:column-width="1.773cm"/>
    </style:style>
    <style:style style:name="Таблица90.B" style:family="table-column">
      <style:table-column-properties style:column-width="2.381cm"/>
    </style:style>
    <style:style style:name="Таблица90.C" style:family="table-column">
      <style:table-column-properties style:column-width="8.001cm"/>
    </style:style>
    <style:style style:name="Таблица90.D" style:family="table-column">
      <style:table-column-properties style:column-width="4.845cm"/>
    </style:style>
    <style:style style:name="Таблица90.A1" style:family="table-cell">
      <style:table-cell-properties style:vertical-align="middle" fo:padding-left="0.132cm" fo:padding-right="0.132cm" fo:padding-top="0.265cm" fo:padding-bottom="0.265cm" fo:border="0.05pt solid #000000"/>
    </style:style>
    <style:style style:name="Таблица91" style:family="table">
      <style:table-properties style:width="8.082cm" table:align="left"/>
    </style:style>
    <style:style style:name="Таблица91.A" style:family="table-column">
      <style:table-column-properties style:column-width="0.219cm"/>
    </style:style>
    <style:style style:name="Таблица91.B" style:family="table-column">
      <style:table-column-properties style:column-width="7.863cm"/>
    </style:style>
    <style:style style:name="Таблица91.A1" style:family="table-cell">
      <style:table-cell-properties style:vertical-align="middle" fo:padding="0cm" fo:border="none"/>
    </style:style>
    <style:style style:name="Таблица92" style:family="table">
      <style:table-properties style:width="16.775cm" table:align="left"/>
    </style:style>
    <style:style style:name="Таблица92.A" style:family="table-column">
      <style:table-column-properties style:column-width="0.617cm"/>
    </style:style>
    <style:style style:name="Таблица92.B" style:family="table-column">
      <style:table-column-properties style:column-width="5.152cm"/>
    </style:style>
    <style:style style:name="Таблица92.C" style:family="table-column">
      <style:table-column-properties style:column-width="11.005cm"/>
    </style:style>
    <style:style style:name="Таблица92.A1" style:family="table-cell">
      <style:table-cell-properties style:vertical-align="middle" fo:padding-left="0.132cm" fo:padding-right="0.132cm" fo:padding-top="0.265cm" fo:padding-bottom="0.265cm" fo:border="0.05pt solid #000000"/>
    </style:style>
    <style:style style:name="Таблица93" style:family="table">
      <style:table-properties style:width="17cm" table:align="left"/>
    </style:style>
    <style:style style:name="Таблица93.A" style:family="table-column">
      <style:table-column-properties style:column-width="3.134cm"/>
    </style:style>
    <style:style style:name="Таблица93.B" style:family="table-column">
      <style:table-column-properties style:column-width="7.691cm"/>
    </style:style>
    <style:style style:name="Таблица93.C" style:family="table-column">
      <style:table-column-properties style:column-width="6.175cm"/>
    </style:style>
    <style:style style:name="Таблица93.A1" style:family="table-cell">
      <style:table-cell-properties style:vertical-align="middle" fo:padding-left="0.132cm" fo:padding-right="0.132cm" fo:padding-top="0.265cm" fo:padding-bottom="0.265cm" fo:border="0.05pt solid #000000"/>
    </style:style>
    <style:style style:name="Таблица94" style:family="table">
      <style:table-properties style:width="8.504cm" table:align="left"/>
    </style:style>
    <style:style style:name="Таблица94.A" style:family="table-column">
      <style:table-column-properties style:column-width="0.219cm"/>
    </style:style>
    <style:style style:name="Таблица94.B" style:family="table-column">
      <style:table-column-properties style:column-width="8.285cm"/>
    </style:style>
    <style:style style:name="Таблица94.A1" style:family="table-cell">
      <style:table-cell-properties style:vertical-align="middle" fo:padding="0cm" fo:border="none"/>
    </style:style>
    <style:style style:name="Таблица95" style:family="table">
      <style:table-properties style:width="8.082cm" table:align="left"/>
    </style:style>
    <style:style style:name="Таблица95.A" style:family="table-column">
      <style:table-column-properties style:column-width="0.219cm"/>
    </style:style>
    <style:style style:name="Таблица95.B" style:family="table-column">
      <style:table-column-properties style:column-width="7.863cm"/>
    </style:style>
    <style:style style:name="Таблица95.A1" style:family="table-cell">
      <style:table-cell-properties style:vertical-align="middle" fo:padding="0cm" fo:border="none"/>
    </style:style>
    <style:style style:name="Таблица96" style:family="table">
      <style:table-properties style:width="8.082cm" table:align="left"/>
    </style:style>
    <style:style style:name="Таблица96.A" style:family="table-column">
      <style:table-column-properties style:column-width="0.219cm"/>
    </style:style>
    <style:style style:name="Таблица96.B" style:family="table-column">
      <style:table-column-properties style:column-width="7.863cm"/>
    </style:style>
    <style:style style:name="Таблица96.A1" style:family="table-cell">
      <style:table-cell-properties style:vertical-align="middle" fo:padding="0cm" fo:border="none"/>
    </style:style>
    <style:style style:name="Таблица97" style:family="table">
      <style:table-properties style:width="17cm" table:align="left"/>
    </style:style>
    <style:style style:name="Таблица97.A" style:family="table-column">
      <style:table-column-properties style:column-width="3.196cm"/>
    </style:style>
    <style:style style:name="Таблица97.B" style:family="table-column">
      <style:table-column-properties style:column-width="8.304cm"/>
    </style:style>
    <style:style style:name="Таблица97.C" style:family="table-column">
      <style:table-column-properties style:column-width="5.5cm"/>
    </style:style>
    <style:style style:name="Таблица97.A1" style:family="table-cell">
      <style:table-cell-properties style:vertical-align="middle" fo:padding-left="0.132cm" fo:padding-right="0.132cm" fo:padding-top="0.265cm" fo:padding-bottom="0.265cm" fo:border="0.05pt solid #000000"/>
    </style:style>
    <style:style style:name="Таблица98" style:family="table">
      <style:table-properties style:width="7.608cm" table:align="left"/>
    </style:style>
    <style:style style:name="Таблица98.A" style:family="table-column">
      <style:table-column-properties style:column-width="0.219cm"/>
    </style:style>
    <style:style style:name="Таблица98.B" style:family="table-column">
      <style:table-column-properties style:column-width="7.389cm"/>
    </style:style>
    <style:style style:name="Таблица98.A1" style:family="table-cell">
      <style:table-cell-properties style:vertical-align="middle" fo:padding="0cm" fo:border="none"/>
    </style:style>
    <style:style style:name="Таблица99" style:family="table">
      <style:table-properties style:width="16.709cm" table:align="left"/>
    </style:style>
    <style:style style:name="Таблица99.A" style:family="table-column">
      <style:table-column-properties style:column-width="0.94cm"/>
    </style:style>
    <style:style style:name="Таблица99.B" style:family="table-column">
      <style:table-column-properties style:column-width="5.987cm"/>
    </style:style>
    <style:style style:name="Таблица99.C" style:family="table-column">
      <style:table-column-properties style:column-width="9.783cm"/>
    </style:style>
    <style:style style:name="Таблица99.A1" style:family="table-cell">
      <style:table-cell-properties style:vertical-align="middle" fo:padding-left="0.132cm" fo:padding-right="0.132cm" fo:padding-top="0.265cm" fo:padding-bottom="0.265cm" fo:border="0.05pt solid #000000"/>
    </style:style>
    <style:style style:name="Таблица100" style:family="table">
      <style:table-properties style:width="10.76cm" table:align="left"/>
    </style:style>
    <style:style style:name="Таблица100.A" style:family="table-column">
      <style:table-column-properties style:column-width="0.219cm"/>
    </style:style>
    <style:style style:name="Таблица100.B" style:family="table-column">
      <style:table-column-properties style:column-width="10.541cm"/>
    </style:style>
    <style:style style:name="Таблица100.A1" style:family="table-cell">
      <style:table-cell-properties style:vertical-align="middle" fo:padding="0cm" fo:border="none"/>
    </style:style>
    <style:style style:name="P1" style:family="paragraph" style:parent-style-name="Heading_20_2">
      <style:paragraph-properties fo:margin-left="0cm" fo:margin-right="0cm" fo:margin-top="0cm" fo:margin-bottom="0cm" style:contextual-spacing="false" fo:line-height="120%" fo:text-align="center" style:justify-single-word="false" fo:text-indent="0cm" style:auto-text-indent="false" fo:padding="0cm" fo:border="none"/>
      <style:text-properties style:font-name="inherit" fo:font-size="24pt" loext:padding="0cm" loext:border="non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text-indent="0cm" style:auto-text-indent="false"/>
      <style:text-properties fo:font-size="2pt" style:font-size-asian="2pt" style:font-size-complex="2pt"/>
    </style:style>
    <style:style style:name="P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style:font-name="inherit" fo:font-size="12pt" fo:font-weight="bold"/>
    </style:style>
    <style:style style:name="P5" style:family="paragraph" style:parent-style-name="Table_20_Contents">
      <style:paragraph-properties fo:margin-left="0cm" fo:margin-right="0cm" fo:margin-top="0cm" fo:margin-bottom="0cm" style:contextual-spacing="false" fo:text-align="justify" style:justify-single-word="false"/>
      <style:text-properties style:font-name="inherit" fo:font-size="12pt"/>
    </style:style>
    <style:style style:name="P6" style:family="paragraph" style:parent-style-name="Table_20_Contents">
      <style:paragraph-properties fo:margin-left="0cm" fo:margin-right="0cm" fo:margin-top="0cm" fo:margin-bottom="0cm" style:contextual-spacing="false" fo:text-align="justify" style:justify-single-word="false" fo:text-indent="0cm" style:auto-text-indent="false"/>
      <style:text-properties style:font-name="inherit" fo:font-size="12pt"/>
    </style:style>
    <style:style style:name="P7" style:family="paragraph" style:parent-style-name="Table_20_Contents">
      <style:paragraph-properties fo:margin-left="0cm" fo:margin-right="0cm" fo:margin-top="0cm" fo:margin-bottom="0cm" style:contextual-spacing="false" fo:text-align="end" style:justify-single-word="false" fo:text-indent="0cm" style:auto-text-indent="false"/>
    </style:style>
    <style:style style:name="P8"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9" style:family="paragraph" style:parent-style-name="Table_20_Contents">
      <style:paragraph-properties fo:margin-left="0cm" fo:margin-right="0cm" fo:margin-top="0cm" fo:margin-bottom="0cm" style:contextual-spacing="false" fo:text-align="justify" style:justify-single-word="false" fo:text-indent="0cm" style:auto-text-indent="false"/>
    </style:style>
    <style:style style:name="P10" style:family="paragraph" style:parent-style-name="Text_20_body">
      <style:paragraph-properties fo:margin-left="0cm" fo:margin-right="0cm" fo:margin-top="0cm" fo:margin-bottom="0cm" style:contextual-spacing="false" fo:line-height="160%" fo:text-indent="0cm" style:auto-text-indent="false" fo:padding="0cm" fo:border="none"/>
    </style:style>
    <style:style style:name="P11" style:family="paragraph" style:parent-style-name="Text_20_body">
      <style:paragraph-properties fo:margin-left="0cm" fo:margin-right="0.423cm" fo:margin-top="0cm" fo:margin-bottom="0cm" style:contextual-spacing="false" fo:line-height="160%" fo:text-indent="0cm" style:auto-text-indent="false" fo:padding="0cm" fo:border="none"/>
    </style:style>
    <style:style style:name="P12" style:family="paragraph" style:parent-style-name="Text_20_body">
      <style:paragraph-properties fo:margin-left="0cm" fo:margin-right="0.423cm" fo:margin-top="1.323cm" fo:margin-bottom="0cm" style:contextual-spacing="false" fo:line-height="160%" fo:text-indent="0cm" style:auto-text-indent="false" fo:padding="0cm" fo:border="none"/>
    </style:style>
    <style:style style:name="P13" style:family="paragraph" style:parent-style-name="Text_20_body">
      <style:paragraph-properties fo:margin-left="0.423cm" fo:margin-right="0.423cm" fo:margin-top="0cm" fo:margin-bottom="0cm" style:contextual-spacing="false" fo:line-height="160%" fo:text-indent="0cm" style:auto-text-indent="false" fo:padding="0cm" fo:border="none"/>
    </style:style>
    <style:style style:name="P14" style:family="paragraph" style:parent-style-name="Text_20_body">
      <style:paragraph-properties fo:margin-left="0.847cm" fo:margin-right="0.423cm" fo:margin-top="0cm" fo:margin-bottom="0cm" style:contextual-spacing="false" fo:line-height="160%" fo:text-indent="0cm" style:auto-text-indent="false" fo:padding="0cm" fo:border="none"/>
    </style:style>
    <style:style style:name="P15" style:family="paragraph" style:parent-style-name="Text_20_body">
      <style:paragraph-properties fo:margin-left="1.27cm" fo:margin-right="0.423cm" fo:margin-top="0cm" fo:margin-bottom="0cm" style:contextual-spacing="false" fo:line-height="160%" fo:text-indent="0cm" style:auto-text-indent="false" fo:padding="0cm" fo:border="none"/>
    </style:style>
    <style:style style:name="P16" style:family="paragraph" style:parent-style-name="Text_20_body">
      <style:paragraph-properties fo:margin-left="2.117cm" fo:margin-right="0.423cm" fo:margin-top="0cm" fo:margin-bottom="0cm" style:contextual-spacing="false" fo:line-height="160%" fo:text-indent="0cm" style:auto-text-indent="false" fo:padding="0cm" fo:border="none"/>
    </style:style>
    <style:style style:name="P17" style:family="paragraph" style:parent-style-name="Text_20_body">
      <style:paragraph-properties fo:margin-left="1.693cm" fo:margin-right="0.423cm" fo:margin-top="0cm" fo:margin-bottom="0cm" style:contextual-spacing="false" fo:line-height="160%" fo:text-indent="0cm" style:auto-text-indent="false" fo:padding="0cm" fo:border="none"/>
    </style:style>
    <style:style style:name="P18" style:family="paragraph" style:parent-style-name="Text_20_body">
      <style:paragraph-properties fo:margin-left="0cm" fo:margin-right="0cm" fo:margin-top="0cm" fo:margin-bottom="0cm" style:contextual-spacing="false" fo:line-height="160%" fo:text-indent="0cm" style:auto-text-indent="false" fo:padding="0cm" fo:border="none"/>
      <style:text-properties style:font-name="inherit" loext:padding="0cm" loext:border="none"/>
    </style:style>
    <style:style style:name="P19" style:family="paragraph" style:parent-style-name="Text_20_body">
      <style:paragraph-properties fo:margin-left="0cm" fo:margin-right="0cm" fo:margin-top="0cm" fo:margin-bottom="0.318cm" style:contextual-spacing="false" fo:line-height="160%" fo:text-indent="0cm" style:auto-text-indent="false" fo:padding="0cm" fo:border="none"/>
      <style:text-properties style:font-name="inherit" loext:padding="0cm" loext:border="none"/>
    </style:style>
    <style:style style:name="P20" style:family="paragraph" style:parent-style-name="Text_20_body">
      <style:paragraph-properties fo:margin-left="0cm" fo:margin-right="0.423cm" fo:margin-top="0cm" fo:margin-bottom="0.318cm" style:contextual-spacing="false" fo:line-height="160%" fo:text-indent="0cm" style:auto-text-indent="false" fo:padding="0cm" fo:border="none"/>
      <style:text-properties style:font-name="inherit" loext:padding="0cm" loext:border="none"/>
    </style:style>
    <style:style style:name="P21" style:family="paragraph" style:parent-style-name="Text_20_body">
      <style:paragraph-properties fo:margin-left="1.27cm" fo:margin-right="0.423cm" fo:margin-top="0cm" fo:margin-bottom="0.318cm" style:contextual-spacing="false" fo:line-height="160%" fo:text-indent="0cm" style:auto-text-indent="false" fo:padding="0cm" fo:border="none"/>
      <style:text-properties style:font-name="inherit" loext:padding="0cm" loext:border="none"/>
    </style:style>
    <style:style style:name="P22" style:family="paragraph" style:parent-style-name="Text_20_body">
      <style:paragraph-properties fo:margin-left="0.847cm" fo:margin-right="0.423cm" fo:margin-top="0cm" fo:margin-bottom="0.318cm" style:contextual-spacing="false" fo:line-height="160%" fo:text-indent="0cm" style:auto-text-indent="false" fo:padding="0cm" fo:border="none"/>
      <style:text-properties style:font-name="inherit" loext:padding="0cm" loext:border="none"/>
    </style:style>
    <style:style style:name="P23" style:family="paragraph" style:parent-style-name="Text_20_body">
      <style:paragraph-properties fo:margin-left="0.423cm" fo:margin-right="0cm" fo:margin-top="0cm" fo:margin-bottom="0.318cm" style:contextual-spacing="false" fo:line-height="160%" fo:text-indent="0cm" style:auto-text-indent="false" fo:padding="0cm" fo:border="none"/>
      <style:text-properties style:font-name="inherit" loext:padding="0cm" loext:border="none"/>
    </style:style>
    <style:style style:name="P24" style:family="paragraph" style:parent-style-name="Text_20_body">
      <style:paragraph-properties fo:margin-left="0.423cm" fo:margin-right="0.423cm" fo:margin-top="0cm" fo:margin-bottom="0.318cm" style:contextual-spacing="false" fo:line-height="160%" fo:text-indent="0cm" style:auto-text-indent="false" fo:padding="0cm" fo:border="none"/>
      <style:text-properties style:font-name="inherit" loext:padding="0cm" loext:border="none"/>
    </style:style>
    <style:style style:name="P25" style:family="paragraph" style:parent-style-name="Text_20_body">
      <style:paragraph-properties fo:margin-left="0cm" fo:margin-right="0cm" fo:margin-top="0cm" fo:margin-bottom="0.318cm" style:contextual-spacing="false" fo:line-height="160%" fo:text-indent="0cm" style:auto-text-indent="false" fo:padding="0cm" fo:border="none"/>
      <style:text-properties loext:padding="0cm" loext:border="none"/>
    </style:style>
    <style:style style:name="P26" style:family="paragraph" style:parent-style-name="Text_20_body">
      <style:paragraph-properties fo:margin-left="0.423cm" fo:margin-right="0cm" fo:margin-top="0cm" fo:margin-bottom="0.318cm" style:contextual-spacing="false" fo:line-height="160%" fo:text-indent="0cm" style:auto-text-indent="false" fo:padding="0cm" fo:border="none"/>
      <style:text-properties loext:padding="0cm" loext:border="none"/>
    </style:style>
    <style:style style:name="T1" style:family="text">
      <style:text-properties fo:font-weight="bold"/>
    </style:style>
    <style:style style:name="T2" style:family="text">
      <style:text-properties style:font-name="inherit"/>
    </style:style>
    <style:style style:name="T3" style:family="text">
      <style:text-properties style:font-name="inherit" fo:font-weight="bold" loext:padding="0cm" loext:border="none"/>
    </style:style>
    <style:style style:name="T4" style:family="text">
      <style:text-properties style:font-name="inherit" loext:padding="0cm" loext:border="none"/>
    </style:style>
    <style:style style:name="T5" style:family="text">
      <style:text-properties style:font-name="inherit" fo:font-size="12pt"/>
    </style:style>
    <style:style style:name="T6" style:family="text">
      <style:text-properties style:font-name="inherit" fo:font-size="12pt" fo:font-weight="bold"/>
    </style:style>
    <style:style style:name="T7" style:family="text">
      <style:text-properties loext:padding="0cm" loext:border="none"/>
    </style:style>
    <style:style style:name="T8" style:family="text">
      <style:text-properties fo:color="#cb11ab" loext:opacity="100%" style:font-name="inherit" fo:font-weight="bold" loext:padding="0cm" loext:border="none"/>
    </style:style>
    <style:style style:name="T9" style:family="text">
      <style:text-properties fo:color="#cb11ab" loext:opacity="100%" style:font-name="inherit" fo:font-size="12pt" fo:font-weight="bold" loext:padding="0cm" loext:border="none"/>
    </style:style>
    <style:style style:name="T10" style:family="text">
      <style:text-properties fo:color="#cb11ab" loext:opacity="10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2">ОФЕРТА<text:line-break/>об оказании услуг в ПВЗ</text:h>
      <text:p text:style-name="P11"><text:span text:style-name="Strong_20_Emphasis"><text:span text:style-name="T3">1. Термины и определения</text:span></text:span></text:p>
      <text:p text:style-name="P11"><text:span text:style-name="Strong_20_Emphasis"><text:span text:style-name="T3">1.1. Активация ПВЗ </text:span></text:span><text:span text:style-name="T4">— процесс, в результате которого ПВЗ Исполнителя становится действующим, моментом Активации ПВЗ признается получение Исполнителем подтверждения от Заказчика о возможной Активации в соответствии с п. 3.2 Договора.</text:span></text:p>
      <text:p text:style-name="P11"><text:span text:style-name="Strong_20_Emphasis"><text:span text:style-name="T3">1.2. Аудит ПВЗ </text:span></text:span><text:span text:style-name="T4">— действия, совершаемые различными способами Заказчиком по проверке соответствия ПВЗ Исполнителя в части соблюдения Регламента состояния ПВЗ.</text:span></text:p>
      <text:p text:style-name="P11"><text:span text:style-name="Strong_20_Emphasis"><text:span text:style-name="T3">1.3. Баланс </text:span></text:span><text:span text:style-name="T4">— сведения, отраженные в Личном кабинете Исполнителя о начисленном Исполнителю вознаграждении за оказанные Услуги, с учетом сумм неустоек (штрафов) и возмещаемых Исполнителем задолженностей, а также с учетом суммы иных обязательств Исполнителя перед Заказчиком.</text:span></text:p>
      <text:p text:style-name="P11"><text:span text:style-name="Strong_20_Emphasis"><text:span text:style-name="T3">1.4. Блокировка ПВЗ </text:span></text:span><text:span text:style-name="T4">— частичное ограничение функционала Портала в отношении ПВЗ, применяемое в порядке, предусмотренном Договором. Под частичным ограничением функционала понимаются в том числе временные ограничения на объем доступных операций и функциональные возможности Портала, не позволяющие Исполнителю принимать Товары в ПВЗ, а Клиентам выбирать ПВЗ Исполнителя для получения Товаров, за исключением случаев выполнения Исполнителем направленных ему до Блокировки ПВЗ Поручений по приему и выдаче Товаров.</text:span></text:p>
      <text:p text:style-name="P11"><text:span text:style-name="Strong_20_Emphasis"><text:span text:style-name="T3">1.5. Блокировка выплат ПВЗ </text:span></text:span><text:span text:style-name="T4">— частичное ограничение в отношении ПВЗ Исполнителя, применяемое в порядке, предусмотренном Договором. Под частичным ограничением понимаются, в том числе, приостановка </text:span><text:soft-page-break/><text:span text:style-name="T4">возможности получения Вознаграждения с Баланса Исполнителя или временное неперечисление Вознаграждения Исполнителю.</text:span></text:p>
      <text:p text:style-name="P11"><text:span text:style-name="Strong_20_Emphasis"><text:span text:style-name="T3">1.6. Возвратные коробки </text:span></text:span><text:span text:style-name="T4">— коробки для складирования Товара, предназначенные для направления на Склад.</text:span></text:p>
      <text:p text:style-name="P11"><text:span text:style-name="Strong_20_Emphasis"><text:span text:style-name="T3">1.7. Группа компаний Вайлдберриз </text:span></text:span><text:span text:style-name="T4">— любое юридическое лицо, входящее в группу компаний в том числе, находящееся под прямым или косвенным контролем Общества с ограниченной ответственностью «РВБ», зарегистрированное в соответствии с законодательством Российской Федерации, ОГРН 1247700471919 (далее – ООО «РВБ»).</text:span></text:p>
      <text:p text:style-name="P11"><text:span text:style-name="Strong_20_Emphasis"><text:span text:style-name="T3">1.8. Деактивация </text:span></text:span><text:span text:style-name="T4">— полное прекращение деятельности Исполнителя в ПВЗ, применяется в порядке, предусмотренном Договором. При Деактивации техническая возможность оказания Услуг в определенном ПВЗ в Личном кабинете Исполнителя прекращается.</text:span></text:p>
      <text:p text:style-name="P11"><text:span text:style-name="Strong_20_Emphasis"><text:span text:style-name="T3">1.9. Договор </text:span></text:span><text:span text:style-name="T4">— договор, заключенный Сторонами на условиях, указанных в Оферте и в Приложениях, включая Обязательные условия, которые являются неотъемлемой частью Договора, все вместе именуемые «Договор».</text:span></text:p>
      <text:p text:style-name="P11"><text:span text:style-name="Strong_20_Emphasis"><text:span text:style-name="T3">1.10. Документ, подтверждающий оказание Услуг, </text:span></text:span><text:span text:style-name="T4">— документ(ы) в зависимости от страны регистрации Исполнителя, оказывающего Услуги, подтверждающий(ие) факт оказания Услуг Исполнителем, подписываемый(ые) обеими Сторонами по окончании оказания Услуг в соответствии с условиями Договора, указанными в разделе 8 Договора.</text:span></text:p>
      <text:p text:style-name="P11"><text:span text:style-name="Strong_20_Emphasis"><text:span text:style-name="T3">1.11. Доля Подмен </text:span></text:span><text:span text:style-name="T4">— процентное соотношение совокупной Стоимости Товаров, удержанных в качестве Подмен, к Обороту ПВЗ Исполнителя за период времени, определенный в соответствующем положении Договора. В совокупную Стоимость Товаров, удержанных в качестве Подмен, включаются Подмены, по которым Исполнителем не был оспорен факт подмены Товара в период его нахождения в ПВЗ Исполнителя в течение 7 (семи) календарных дней с момента обнаружения Заказчиком Подмены и/или Исполнителем не </text:span><text:soft-page-break/><text:span text:style-name="T4">было предоставлено Заказчику доказательств отсутствия подмены Товара в период его нахождения в ПВЗ Исполнителя. Заказчик предоставляет Исполнителю через Личный кабинет всю необходимую информацию о Доле Подмен Исполнителя, ее снижении или увеличении в течение периода оказания услуг Исполнителем в ПВЗ.</text:span></text:p>
      <text:p text:style-name="P11"><text:span text:style-name="Strong_20_Emphasis"><text:span text:style-name="T3">1.12. Зависшие Товары </text:span></text:span><text:span text:style-name="T4">— Товары, которые не приняты Исполнителем, или не выданы Получателю согласно Поручению, или не возращены на Склад в Возвратных коробках.</text:span></text:p>
      <text:p text:style-name="P11"><text:span text:style-name="Strong_20_Emphasis"><text:span text:style-name="T3">1.13. Заказчик </text:span></text:span><text:span text:style-name="T4">— одно из перечисленных в настоящей Оферте об оказании услуг в ПВЗ юридических лиц Группы компаний Вайлдберриз, зарегистрированное в юрисдикции страны по месту государственной регистрации Заказчика:</text:span></text:p>
      <text:p text:style-name="P13"><text:span text:style-name="Strong_20_Emphasis"><text:span text:style-name="T3">1.13.1. </text:span></text:span><text:span text:style-name="T4">Общество с ограниченной ответственностью «РВБ» (ОГРН 1247700471919, ИНН 9714053621), зарегистрированное и действующее по законодательству Российской Федерации, адрес юридического лица: 142181, Московская область, г.о. Подольск, д. Коледино, тер. Индустриальный Парк Коледино, д. 6, строение 1 — если Исполнитель по месту государственной регистрации находится на территории Российской Федерации;</text:span></text:p>
      <text:p text:style-name="P13"><text:span text:style-name="Strong_20_Emphasis"><text:span text:style-name="T3">1.13.2. </text:span></text:span><text:span text:style-name="T4">Товарищество с ограниченной ответственностью «ИМВБКЗ» (БИН 220240020422), зарегистрированное и действующее по законодательству Республики Казахстан, адрес юридического лица: 050040, РК, г. Алматы, Бостандыкский район, проспект Аль-Фараби 77/8, 3 этаж, офис 3В – если Исполнитель по месту государственной регистрации находится на территории Республики Казахстан;</text:span></text:p>
      <text:p text:style-name="P13"><text:span text:style-name="Strong_20_Emphasis"><text:span text:style-name="T3">1.13.3. </text:span></text:span><text:span text:style-name="T4">Общество с ограниченной ответственностью «ИМВБАМ» (ИНН 02899159), зарегистрированное и действующее по законодательству Республики Армения, адрес юридического лица: Республика Армения, г. </text:span><text:soft-page-break/><text:span text:style-name="T4">Ереван, Центр, ул. А. Манукяна, д. 17, стр. 41 – если Исполнитель по месту государственной регистрации находится на территории Республики Армения;</text:span></text:p>
      <text:p text:style-name="P13"><text:span text:style-name="Strong_20_Emphasis"><text:span text:style-name="T3">1.13.4. </text:span></text:span><text:span text:style-name="T4">Общество с ограниченной ответственностью «ИМВБРБ» (ИНН 193630204), зарегистрированное и действующее по законодательству Республики Беларусь, адрес юридического лица: Республика Беларусь, 220036, г. Минск, ул. Грушевская, д. 21, пом. 217 — если Исполнитель по месту государственной регистрации находится на территории Республики Беларусь;</text:span></text:p>
      <text:p text:style-name="P13"><text:span text:style-name="Strong_20_Emphasis"><text:span text:style-name="T3">1.13.5. </text:span></text:span><text:span text:style-name="T4">Общество с ограниченной ответственностью «ВБ КейДжи» (ИНН 015062022210353), зарегистрированное и действующее по законодательству Республики Кыргызстан, адрес юридического лица: Республика Кыргызстан, г. Бишкек, Октябрьский район, ул. Юнусалиева, д. 49/1, — если Исполнитель по месту государственной регистрации находится на территории Республики Кыргызстан;</text:span></text:p>
      <text:p text:style-name="P13"><text:span text:style-name="Strong_20_Emphasis"><text:span text:style-name="T3">1.13.6. </text:span></text:span><text:span text:style-name="T4">Общество с ограниченной ответственностью «WB INT EXPORT» (ИНН 309278905), зарегистрированное и действующее по законодательству Республики Узбекистан, адрес юридического лица: Республика Узбекистан, 1726277, г. Ташкент, Шайхантахурский район, Лабзак ж/м, ул. Зульфияхоним, 12, — если Исполнитель по месту государственной регистрации находится на территории Республики Узбекистан.</text:span></text:p>
      <text:p text:style-name="P13"><text:span text:style-name="Strong_20_Emphasis"><text:span text:style-name="T3">1.14. </text:span></text:span><text:span text:style-name="T4">Законодательство в области персональных данных (ПДн) — совокупность нормативных правовых актов, применимых к обработке персональных данных, осуществляемой Сторонами, в зависимости от региона, в котором осуществляет деятельность Исполнитель:</text:span></text:p>
      <text:p text:style-name="P14"><text:span text:style-name="Strong_20_Emphasis"><text:span text:style-name="T3">1.14.1. </text:span></text:span><text:span text:style-name="T4">для Российской Федерации — Федеральный закон от 27.07.2006 № 152-ФЗ «О персональных данных»;</text:span></text:p>
      <text:p text:style-name="P14"><text:soft-page-break/><text:span text:style-name="Strong_20_Emphasis"><text:span text:style-name="T3">1.14.2. </text:span></text:span><text:span text:style-name="T4">для Республики Казахстан — Закон Республики Казахстан от 21.05.2013 № 94-V «О персональных данных и их защите»;</text:span></text:p>
      <text:p text:style-name="P14"><text:span text:style-name="Strong_20_Emphasis"><text:span text:style-name="T3">1.14.3. </text:span></text:span><text:span text:style-name="T4">для Республики Армения — Закон Республики Армения от 13.06.2015 № ЗР-49 «О защите личных данных»;</text:span></text:p>
      <text:p text:style-name="P14"><text:span text:style-name="Strong_20_Emphasis"><text:span text:style-name="T3">1.14.4. </text:span></text:span><text:span text:style-name="T4">для Республики Беларусь — Закон Республики Беларусь от 07.05.2021 № 99-З «О защите персональных данных»;</text:span></text:p>
      <text:p text:style-name="P14"><text:span text:style-name="Strong_20_Emphasis"><text:span text:style-name="T3">1.14.5. </text:span></text:span><text:span text:style-name="T4">для Республики Кыргызстан — Закон Кыргызской Республики от 14 апреля 2008 года № 58 «Об информации персонального характера»;</text:span></text:p>
      <text:p text:style-name="P14"><text:span text:style-name="Strong_20_Emphasis"><text:span text:style-name="T3">1.14.6. </text:span></text:span><text:span text:style-name="T4">для Республики Узбекистан — Закон Республики Узбекистан от 02.07.2019 № ЗРУ-547 «О персональных данных»;</text:span></text:p>
      <text:p text:style-name="P14"><text:span text:style-name="Strong_20_Emphasis"><text:span text:style-name="T3">1.14.7. </text:span></text:span><text:span text:style-name="T4">для Республики Азербайджан — Закон Республики Азербайджан от 11 мая 2010 года № 998-IIIQ «О персональных данных», а также иные принятые в соответствии с ними акты.</text:span></text:p>
      <text:p text:style-name="P13"><text:span text:style-name="Strong_20_Emphasis"><text:span text:style-name="T3">1.15. Инструкции </text:span></text:span><text:span text:style-name="T4">— информация, размещаемая Заказчиком через Портал в различном виде, содержащая правила, указания или руководства, устанавливающие порядок и способ оказания Услуг, использования Портала. Инструкции являются обязательными для ознакомления и соблюдения Исполнителем и иными лицами, привлеченными Исполнителем для оказания Услуг в ПВЗ.</text:span></text:p>
      <text:p text:style-name="P13"><text:span text:style-name="Strong_20_Emphasis"><text:span text:style-name="T3">1.16. Исполнитель </text:span></text:span><text:span text:style-name="T4">— коммерческая организация, или индивидуальный предприниматель, или иное лицо, в зависимости от места государственной регистрации Исполнителя, заключившие Договор на условиях Оферты об оказании услуг в ПВЗ.</text:span></text:p>
      <text:p text:style-name="P13"><text:span text:style-name="Strong_20_Emphasis"><text:span text:style-name="T3">1.17. Клиент </text:span></text:span><text:span text:style-name="T4">— физическое лицо, заключившее с Продавцом договор розничной купли-продажи Товара либо любой иной договор, в том числе оказания услуг.</text:span></text:p>
      <text:p text:style-name="P13"><text:span text:style-name="Strong_20_Emphasis"><text:span text:style-name="T3">1.18. Клиентский возврат </text:span></text:span><text:span text:style-name="T4">— Товар, возвращаемый Клиентом Заказчику после оплаты и получения Товара в ПВЗ, в течение срока и согласно </text:span><text:soft-page-break/><text:span text:style-name="T4">порядку, установленному договором розничной купли-продажи между Клиентом и Продавцом и/или законодательством страны государственной регистрации Сторон.</text:span></text:p>
      <text:p text:style-name="P13"><text:span text:style-name="Strong_20_Emphasis"><text:span text:style-name="T3">1.19. Курьер </text:span></text:span><text:span text:style-name="T4">— привлекаемое Заказчиком или Исполнителем лицо, оказывающее услуги по доставке Товаров Клиенту или доставке невостребованных Товаров, Клиентских возвратов от Клиента до ПВЗ Исполнителя.</text:span></text:p>
      <text:p text:style-name="P13"><text:span text:style-name="Strong_20_Emphasis"><text:span text:style-name="T3">1.20. Личный кабинет (ЛК) </text:span></text:span><text:span text:style-name="T4">— персональная страница Исполнителя на Портале Заказчика, необходимая Исполнителю для оказания Услуг по Договору, доступ к которой осуществляется с помощью ввода Исполнителем логина (номер телефона, указанный при регистрации на Портале) и пароля (код, получаемый посредством push-уведомления или смс).</text:span></text:p>
      <text:p text:style-name="P13"><text:span text:style-name="Strong_20_Emphasis"><text:span text:style-name="T3">1.21. Маркетплейс Товар или Маркетплейс-короб </text:span></text:span><text:span text:style-name="T4">— Товар или короб с Товарами, передаваемый в ПВЗ Продавцом, предназначенный для последующей передачи Исполнителем Перевозчику для доставки Заказчику или лицу, указанному Заказчиком или Получателю.</text:span></text:p>
      <text:p text:style-name="P13"><text:span text:style-name="Strong_20_Emphasis"><text:span text:style-name="T3">1.22. Минимальное значение рейтинга ПВЗ </text:span></text:span><text:span text:style-name="T4">— отображаемое в ЛК значение Рейтинга ПВЗ. В случае снижения Рейтинга ПВЗ Исполнителя ниже указанного Минимального значения рейтинга ПВЗ, Заказчик уведомляет Исполнителя через Личный кабинет об этом, а кроме того, наступают последствия, предусмотренные настоящим Договором.</text:span></text:p>
      <text:p text:style-name="P13"><text:span text:style-name="Strong_20_Emphasis"><text:span text:style-name="T3">1.23. Обеспечительный платеж </text:span></text:span><text:span text:style-name="T4">— это единовременный платеж Исполнителя Заказчику в определенном Договоре размере, который оплачивается Исполнителем во время подачи Исполнителем заявки на открытие ПВЗ. Обеспечительный платеж является гарантией выполнения Исполнителем обязательств п. 3.1.4 Договора.</text:span></text:p>
      <text:p text:style-name="P13"><text:span text:style-name="Strong_20_Emphasis"><text:span text:style-name="T3">1.24. Оборот ПВЗ </text:span></text:span><text:span text:style-name="T4">— это сумма указанных в Поручениях Стоимостей Товаров, выданных в ПВЗ Клиентам и Курьерам (для доставки Клиентам), за </text:span><text:soft-page-break/><text:span text:style-name="T4">вычетом суммы розничных цен Клиентских возвратов, выдача которых осуществлялась в этом ПВЗ, за период времени, определенный в соответствующем положении Договора. Вознаграждение Исполнителя рассчитывается за Услуги, оказанные в отношении оплаченного Клиентом Товара.</text:span></text:p>
      <text:p text:style-name="P10"><text:span text:style-name="Strong_20_Emphasis"><text:span text:style-name="T3">1.25. Обязательные условия </text:span></text:span><text:span text:style-name="T4">— обязательные условия при заключении и исполнении договоров с лицом из Группы компаний Вайлдберриз, опубликованные по адресу: </text:span><text:a xlink:type="simple" xlink:href="https://legal.wildberries.ru/mandatory-conditions/country/ru/lang/ru/" office:target-frame-name="_blank" xlink:show="new" text:style-name="Internet_20_link" text:visited-style-name="Visited_20_Internet_20_Link"><text:span text:style-name="T8">https://legal.wildberries.ru/mandatory-conditions/country/ru/lang/ru/</text:span></text:a><text:span text:style-name="T4"> являющиеся неотъемлемой частью Договора, если Исполнитель по месту государственной регистрации находится на территории Российской Федерации.</text:span></text:p>
      <text:p text:style-name="P13"><text:span text:style-name="Strong_20_Emphasis"><text:span text:style-name="T3">1.26. Отчетный период </text:span></text:span><text:span text:style-name="T4">— период, за который рассчитывается вознаграждение, равный одной календарной неделе. Первый Отчётный период отсчитывается с даты Активации ПВЗ по последний день недели. Последний Отчётный период отсчитывается с первого дня календарной недели по день расторжения Договора включительно.</text:span></text:p>
      <text:p text:style-name="P13"><text:span text:style-name="Strong_20_Emphasis"><text:span text:style-name="T3">1.27. Оферта </text:span></text:span><text:span text:style-name="T4">— условия настоящей оферты об оказании услуг в ПВЗ, которая содержит все существенные условия и принятие которой влечет заключение Договора на указанных в Оферте условиях.</text:span></text:p>
      <text:p text:style-name="P13"><text:span text:style-name="Strong_20_Emphasis"><text:span text:style-name="T3">1.28. Перевозчик </text:span></text:span><text:span text:style-name="T4">— лицо, осуществляющее перевозку Товаров по указанию Заказчика на основании договора транспортной экспедиции / договора перевозки / договора оказания курьерских услуг или любого иного договора, предусматривающего перевозку Товара.</text:span></text:p>
      <text:p text:style-name="P13"><text:span text:style-name="Strong_20_Emphasis"><text:span text:style-name="T3">1.29. Подмена </text:span></text:span><text:span text:style-name="T4">— направленный Исполнителем Заказчику Товар, который не соответствует Товару, указанному в соответствующем Поручении Исполнителю (Заказчиком было зафиксировано несоответствие вложенного Товара в упаковке/таре/товарной упаковке Товару, указанному в Поручении).</text:span></text:p>
      <text:p text:style-name="P13"><text:soft-page-break/><text:span text:style-name="Strong_20_Emphasis"><text:span text:style-name="T3">1.30. Получатель </text:span></text:span><text:span text:style-name="T4">— физическое или юридическое лицо, или индивидуальный предприниматель, указываемые в Поручении в качестве адресата, получающего Товар. В качестве Получателя могут выступать Клиент, Продавец, Заказчик, Перевозчик, Курьер, а также иные лица, привлеченные Заказчиком.</text:span></text:p>
      <text:p text:style-name="P10"><text:span text:style-name="Strong_20_Emphasis"><text:span text:style-name="T3">1.31. Пользовательское соглашение </text:span></text:span><text:span text:style-name="T4">— условия использования Портала и входящих в него сервисов. Пользовательское соглашение расположено по адресу и доступно для ознакомления по </text:span><text:a xlink:type="simple" xlink:href="https://static-basket-03.wbbasket.ru/vol47/legalterms/ru/globalterms.html" office:target-frame-name="_blank" xlink:show="new" text:style-name="Internet_20_link" text:visited-style-name="Visited_20_Internet_20_Link"><text:span text:style-name="T8">ссылке</text:span></text:a><text:span text:style-name="T4"> и действует в части, не противоречащей настоящему Договору.</text:span></text:p>
      <text:p text:style-name="P13"><text:span text:style-name="Strong_20_Emphasis"><text:span text:style-name="T3">1.32. Портал </text:span></text:span><text:span text:style-name="T4">— интегрированная автоматизированная электронная система Заказчика, использование которой происходит на условиях простой (неисключительной) лицензии на срок действия Договора, предоставленной Заказчиком Исполнителю в целях исполнения Договора, и включающая, но не ограничивающаяся веб-сервисом, доступным через браузер или мобильные устройства (смартфоны, планшеты и т.д.). Стороны совершают юридически значимые действия только с использованием Портала.</text:span></text:p>
      <text:p text:style-name="P13"><text:span text:style-name="Strong_20_Emphasis"><text:span text:style-name="T3">1.33. Поручение </text:span></text:span><text:span text:style-name="T4">— задание Заказчика, содержащее совокупность сведений в электронной форме, направленное Исполнителю посредством Личного кабинета и содержащее в том числе сведения о наименованиях и количестве Товаров, данные о Продавце, о Клиенте, заключившем договор розничной купли-продажи с Продавцом, и иную информацию, необходимую для выполнения Поручения Исполнителем. Указанное поручение не считается поручением на обработку персональных данных.</text:span></text:p>
      <text:p text:style-name="P13"><text:span text:style-name="Strong_20_Emphasis"><text:span text:style-name="T3">1.34. Продавец </text:span></text:span><text:span text:style-name="T4">— Заказчик или иное лицо (коммерческая организация, индивидуальный предприниматель, или гражданин, признанный в установленном законом порядке самозанятым), которое осуществляет </text:span><text:soft-page-break/><text:span text:style-name="T4">деятельность на Торговой площадке и с которым Клиент заключил договор розничной купли-продажи Товаров.</text:span></text:p>
      <text:p text:style-name="P13"><text:span text:style-name="Strong_20_Emphasis"><text:span text:style-name="T3">1.35. Пункт выдачи заказов (ПВЗ) </text:span></text:span><text:span text:style-name="T4">— помещение или часть помещения, здания, дома Исполнителя, соответствующее условиям Договора. ПВЗ является объектом логистической инфраструктуры, в котором Исполнитель непосредственно оказывает комплекс Услуг в соответствии с настоящим Договором.</text:span></text:p>
      <text:p text:style-name="P13"><text:span text:style-name="Strong_20_Emphasis"><text:span text:style-name="T3">1.36. ПЭП </text:span></text:span><text:span text:style-name="T4">— электронная подпись, которая посредством использования кодов, паролей или иных средств подтверждает факт подписания электронной подписью электронных документов, иной информации в электронной форме определенным лицом, является аналогом собственноручной подписи.</text:span></text:p>
      <text:p text:style-name="P13"><text:span text:style-name="Strong_20_Emphasis"><text:span text:style-name="T3">1.37. Регламент состояния ПВЗ </text:span></text:span><text:span text:style-name="T4">— документ (Приложение № 3 к Договору), размещенный на Портале, который содержит требования к состоянию ПВЗ.</text:span></text:p>
      <text:p text:style-name="P13"><text:span text:style-name="Strong_20_Emphasis"><text:span text:style-name="T3">1.38. Рейтинг ПВЗ Исполнителя </text:span></text:span><text:span text:style-name="T4">— единица оценки ПВЗ Исполнителя и качества оказываемых им Услуг в ПВЗ, определяемая на основании анализа 150 (ста пятидесяти) последних уникальных отзывов и оценок Клиентов о ПВЗ на Торговой площадке, включая, но не ограничиваясь, в отношении: состояния ПВЗ, качества обслуживания Клиентов, а также иных факторов, влияющих на качество оказания Услуг Исполнителем.</text:span></text:p>
      <text:p text:style-name="P13"><text:span text:style-name="Strong_20_Emphasis"><text:span text:style-name="T3">1.39. Склад </text:span></text:span><text:span text:style-name="T4">— помещение Заказчика или лица, привлеченного Заказчиком, в котором осуществляется хранение, обработка и упаковка Товаров.</text:span></text:p>
      <text:p text:style-name="P13"><text:span text:style-name="Strong_20_Emphasis"><text:span text:style-name="T3">1.40. Стоимость Товара </text:span></text:span><text:span text:style-name="T4">— розничная цена, по которой Товар был или может быть заказан Клиентом на Торговой площадке, указанная в Поручении.</text:span></text:p>
      <text:p text:style-name="P13"><text:span text:style-name="Strong_20_Emphasis"><text:span text:style-name="T3">1.41. Сторона/Стороны </text:span></text:span><text:span text:style-name="T4">— отдельное/совместное упоминание Заказчика или/и Исполнителя.</text:span></text:p>
      <text:p text:style-name="P10"><text:soft-page-break/><text:span text:style-name="Strong_20_Emphasis"><text:span text:style-name="T3">1.42. Тепловая карта </text:span></text:span><text:span text:style-name="T4">— карта, доступная по ссылке </text:span><text:a xlink:type="simple" xlink:href="https://pvz-stat-map.wildberries.ru/#2/62/56" office:target-frame-name="_blank" xlink:show="new" text:style-name="Internet_20_link" text:visited-style-name="Visited_20_Internet_20_Link"><text:span text:style-name="T8">https://pvz-stat-map.wildberries.ru/#2/62/56</text:span></text:a><text:span text:style-name="T4"> определяющая возможные зоны для открытия ПВЗ, формы поддержки ПВЗ, тарифы, вознаграждение, оценку предполагаемого дохода Исполнителя в ПВЗ и иные данные при указанных на карте параметрах.</text:span></text:p>
      <text:p text:style-name="P13"><text:span text:style-name="Strong_20_Emphasis"><text:span text:style-name="T3">1.43. Товар </text:span></text:span><text:span text:style-name="T4">— товар(ы), предназначенный для передачи Заказчиком Продавцу, Продавцом Заказчику, Продавцом Клиенту, либо приобретённый Клиентом у Продавца по договору розничной купли-продажи, заключенному дистанционным способом, упакованный в индивидуальную упаковку, имеющую маркировку, содержащую штрих-код для идентификации такого Товара на Торговой площадке.</text:span></text:p>
      <text:p text:style-name="P13"><text:span text:style-name="Strong_20_Emphasis"><text:span text:style-name="T3">1.44. Торговая площадка </text:span></text:span><text:span text:style-name="T4">— совокупность веб-сайта Заказчика, а также мобильного приложения Заказчика, предоставляющая Клиентам доступ к информации о Товаре, возможность выбора и приобретения Товара, а также иные функциональные возможности для Клиентов, не связанные с выбором и приобретением Товара.</text:span></text:p>
      <text:p text:style-name="P13"><text:span text:style-name="Strong_20_Emphasis"><text:span text:style-name="T3">1.45. Условия открытия ПВЗ </text:span></text:span><text:span text:style-name="T4">— обязательные условия, определенные Заказчиком и предоставленные для ознакомления на сайте, Тепловой карте и иными возможными способами до подачи заявки на открытие нового ПВЗ. Условия открытия могут быть стандартными и упрощенными, что будет в обязательном порядке отражено на Тепловой карте.</text:span></text:p>
      <text:p text:style-name="P13"><text:span text:style-name="Strong_20_Emphasis"><text:span text:style-name="T3">1.46. Услуги </text:span></text:span><text:span text:style-name="T4">– комплекс услуг, оказываемых Исполнителем по Договору в ПВЗ, неотъемлемой частью которого являются такие Услуги, как приемка Товаров от Заказчика/Перевозчика/Продавца/Курьера, выдача Товара Получателям, в том числе Курьерам, получение Клиентских возвратов, подготовка Товара к возврату, Услуга WB Track, Услуга WB Рекламные экраны и иные услуги, для оказани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oft-page-break/><text:span text:style-name="Strong_20_Emphasis"><text:span text:style-name="T3">1.47.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Приложением № 5, Инструкциями и иными документами Заказчика, размещенными на Портале.</text:span></text:p>
      <text:p text:style-name="P13"><text:span text:style-name="Strong_20_Emphasis"><text:span text:style-name="T3">1.48. Услуга WB Рекламные экраны </text:span></text:span><text:span text:style-name="T4">— услуга, оказываемая Исполнителем, в соответствии с правилами и условиями Приложения № 7 к Договору, заключается в предоставлении доступа Заказчику к Оборудованию для трансляции Рекламных материалов Заказчиком.</text:span></text:p>
      <text:p text:style-name="P13"><text:span text:style-name="Strong_20_Emphasis"><text:span text:style-name="T3">1.49. Удаление ЛК Исполнителя </text:span></text:span><text:span text:style-name="T4">— последствие Деактивации и расторжения Договора между Заказчиком и Исполнителем, в результате которого Личный кабинет Исполнителя становится ему недоступен.</text:span></text:p>
      <text:p text:style-name="P13"><text:span text:style-name="Strong_20_Emphasis"><text:span text:style-name="T3">1.50. ID/User ID </text:span></text:span><text:span text:style-name="T4">— Идентификационный номер пользователя Портала — Исполнителя и сотрудника Исполнителя, добавленного Исполнителем в Личный кабинет. Если пользователь Портала является сотрудником Исполнителя, ID позволяет определить ПВЗ, в котором такой сотрудник Исполнителя оказывает Услуги. User ID сотрудника Исполнителя идентичен клиентскому номеру пользователя Торговой площадки. Сотрудник Исполнителя имеет право использовать корпоративный номер телефона, предоставленный Исполнителем сотруднику Исполнителя для целей выполнения обязательств сотрудника Исполнителем перед Исполнителем в рамках трудовых или иных отношений сотрудника Исполнителя с Исполнителем.</text:span></text:p>
      <text:p text:style-name="P11"><text:span text:style-name="Strong_20_Emphasis"><text:span text:style-name="T3">2. Регистрация на Портале и порядок заключения Договора</text:span></text:span></text:p>
      <text:p text:style-name="P13"><text:span text:style-name="Strong_20_Emphasis"><text:span text:style-name="T3">2.1. </text:span></text:span><text:span text:style-name="T4">Исполнитель на Портале проходит авторизацию с использованием им логина (номер телефона, указанный при регистрации) и пароля (код, получаемый посредством push-уведомления, которое приходит через </text:span><text:soft-page-break/><text:span text:style-name="T4">приложение Торговой площадки или смс), что является надлежащей и достаточной идентификацией Исполнителя на Портале.</text:span></text:p>
      <text:p text:style-name="P13"><text:span text:style-name="Strong_20_Emphasis"><text:span text:style-name="T3">2.2. </text:span></text:span><text:span text:style-name="T4">Исполнитель на Портале подает заявку и/или заявки на открытие ПВЗ по предусмотренной Заказчиком форме. Заполнение и отправка Исполнителем такой заявки и оплата Обеспечительного платежа, если он предусмотрен, признаются направлением Исполнителем Заказчику предложения заключить Договор на условиях, предусмотренных Офертой и документами, которые являются ее неотъемлемой частью.</text:span></text:p>
      <text:p text:style-name="P13"><text:span text:style-name="Strong_20_Emphasis"><text:span text:style-name="T3">2.3. </text:span></text:span><text:span text:style-name="T4">Исполнитель заполняет на Портале сведения и загружает документы, необходимые для заключения Договора с Заказчиком, соответствующие требованиям, изложенным на Портале, и совершает действия, предусмотренные соответствующей страницей Портала.</text:span></text:p>
      <text:p text:style-name="P13"><text:span text:style-name="Strong_20_Emphasis"><text:span text:style-name="T3">2.4. </text:span></text:span><text:span text:style-name="T4">Исполнитель обязан внимательно ознакомиться с Офертой, Обязательными условиями и Правилами, опубликованными на Портале, и принять на себя безусловное обязательство следовать им.</text:span></text:p>
      <text:p text:style-name="P13"><text:span text:style-name="Strong_20_Emphasis"><text:span text:style-name="T3">2.5. </text:span></text:span><text:span text:style-name="T4">Заказчик уведомляет об акцепте заявки Исполнителя в порядке и в сроки, предусмотренные Офертой. Договор считается заключенным Сторонами с даты одобрения Заказчиком заявки на открытие ПВЗ. Такое одобрение признается акцептом предложения Исполнителя заключить Договор.</text:span></text:p>
      <text:p text:style-name="P13"><text:span text:style-name="Strong_20_Emphasis"><text:span text:style-name="T3">2.6. </text:span></text:span><text:span text:style-name="T4">По запросу Заказчика Исполнитель обязуется предоставить дополнительное подтверждение о заключении Договора в указанной Заказчиком форме, например, в форме подписанного Исполнителем заявления о присоединении к Оферте или текста Оферты.</text:span></text:p>
      <text:p text:style-name="P13"><text:span text:style-name="Strong_20_Emphasis"><text:span text:style-name="T3">2.7. </text:span></text:span><text:span text:style-name="T4">Исполнитель признает, что использование им логина и пароля является надлежащей и достаточной идентификацией Исполнителя на Портале, подтверждением права совершать действия на Портале и является аналогом собственноручной подписи Исполнителя. Действия, совершенные </text:span><text:soft-page-break/><text:span text:style-name="T4">с использованием логина и пароля Исполнителя, считаются совершенными самим Исполнителем.</text:span></text:p>
      <text:p text:style-name="P13"><text:span text:style-name="Strong_20_Emphasis"><text:span text:style-name="T3">2.8. </text:span></text:span><text:span text:style-name="T4">Исполнитель обязан обеспечить безопасное и конфиденциальное хранение логина и пароля, используемых для входа на Портал. В случае их утраты, в том числе в результате получения к ним доступа третьими лицами, Исполнитель обязан не использовать такие данные и незамедлительно уведомить об этом Заказчика.</text:span></text:p>
      <text:p text:style-name="P13"><text:span text:style-name="Strong_20_Emphasis"><text:span text:style-name="T3">2.9. </text:span></text:span><text:span text:style-name="T4">В случае если Исполнитель предоставит третьим лицам доступ к Личному кабинету на Портале с использованием своих логина и пароля, Исполнитель в полном объеме отвечает за любые действия и бездействие таких лиц, совершенные (допущенные) ими при использовании такого Личного кабинета, как за свои собственные.</text:span></text:p>
      <text:p text:style-name="P13"><text:span text:style-name="Strong_20_Emphasis"><text:span text:style-name="T3">2.10. </text:span></text:span><text:span text:style-name="T4">Порядок ведения электронного документооборота между Сторонами.</text:span></text:p>
      <text:p text:style-name="P14"><text:span text:style-name="Strong_20_Emphasis"><text:span text:style-name="T3">2.10.1. </text:span></text:span><text:span text:style-name="T4">Стороны договорились при взаимодействии, обмене документами и иной информацией в электронной форме использовать систему электронного оборота между Сторонами, Исполнитель подключен и зарегистрирован в системе электронного документооборота (далее – Система ЭДО), с зарегистрированной усиленной квалифицированной электронной подписью согласно установленным нормам и правилам в стране регистрации Исполнителя. Если в соответствии с действующим законодательством страны регистрации Исполнитель для учета фактов хозяйственной жизни в целях налогообложения обязан предоставлять Заказчику соответствующие документы, то обмен документами происходит посредством Системы ЭДО. Стороны договорились о признании электронных документов, иной информации в электронной форме, подписанных в системе ЭДО равнозначными документам на бумажном носителе, подписанным собственноручной подписью.</text:span></text:p>
      <text:p text:style-name="P14"><text:soft-page-break/><text:span text:style-name="Strong_20_Emphasis"><text:span text:style-name="T3">2.10.2. </text:span></text:span><text:span text:style-name="T4">Исполнитель обязан сохранять конфиденциальность ключа зарегистрированной усиленной квалифицированной электронной подписи. В случае если Исполнитель предоставит третьим лицам доступ к использованию своей электронной подписи, Исполнитель в полном объеме отвечает за любые действия и бездействие таких лиц, совершенные (допущенные) ими при использовании электронной подписи, как за свои собственные.</text:span></text:p>
      <text:p text:style-name="P11"><text:span text:style-name="Strong_20_Emphasis"><text:span text:style-name="T3">3. Подача заявок на открытие и активацию ПВЗ</text:span></text:span></text:p>
      <text:p text:style-name="P13"><text:span text:style-name="Strong_20_Emphasis"><text:span text:style-name="T3">3.1. Открытие нового ПВЗ</text:span></text:span></text:p>
      <text:p text:style-name="P14"><text:span text:style-name="Strong_20_Emphasis"><text:span text:style-name="T3">3.1.1. </text:span></text:span><text:span text:style-name="T4">Для подачи заявки на открытие ПВЗ Исполнитель:</text:span></text:p>
      <text:p text:style-name="P15"><text:span text:style-name="Strong_20_Emphasis"><text:span text:style-name="T7">• </text:span></text:span><text:span text:style-name="T4">в течение срока, определенного правилами в момента подачи заявки оплачивает Обеспечительный платёж посредством перечисления денежных средств на расчетный счет Заказчика способом, указанным при подаче Заявки, и в определенном размере, что также будет отражено в момент подачи заявки Исполнителем для определенных зон на Тепловой карте:</text:span></text:p>
      <text:p text:style-name="P19">Российская Федерация:</text:p>
      <text:p text:style-name="P16"><text:span text:style-name="Strong_20_Emphasis"><text:span text:style-name="T7">• </text:span></text:span><text:span text:style-name="T4">Условия открытия стандартные – 50 000 (пятьдесят тысяч) российских рублей;</text:span></text:p>
      <text:p text:style-name="P19">Республика Казахстан:</text:p>
      <text:p text:style-name="P17"><text:span text:style-name="Strong_20_Emphasis"><text:span text:style-name="T7">• </text:span></text:span><text:span text:style-name="T4">270 000 (двести семьдесят тысяч) казахстанских тенге (KZT) — оплачивается только после согласования с Заказчиком;</text:span></text:p>
      <text:p text:style-name="P19">Республика Армения:</text:p>
      <text:p text:style-name="P16"><text:span text:style-name="Strong_20_Emphasis"><text:span text:style-name="T7">• </text:span></text:span><text:span text:style-name="T4">Условия открытия стандартные – 175 000 (сто семьдесят пять тысяч) Армянских драм (AMD);</text:span></text:p>
      <text:p text:style-name="P16"><text:span text:style-name="Strong_20_Emphasis"><text:span text:style-name="T7">• </text:span></text:span><text:span text:style-name="T4">Условия открытия упрощенные – 40 000 (сорок тысяч) Армянских драм (AMD);</text:span></text:p>
      <text:p text:style-name="P19"><text:soft-page-break/>Республика Беларусь:</text:p>
      <text:p text:style-name="P16"><text:span text:style-name="Strong_20_Emphasis"><text:span text:style-name="T7">• </text:span></text:span><text:span text:style-name="T4">Условия открытия стандартные — 1 300 (одна тысяча триста) Белорусских рублей (BYN);</text:span></text:p>
      <text:p text:style-name="P21">Если страна регистрации Исполнителя и/или условия открытия не указаны в п. 3.1.1. Договора, то Исполнитель подает заявку на открытие ПВЗ без выполнения необходимых условий, указанных в этом пункте;</text:p>
      <text:p text:style-name="P17"><text:span text:style-name="Strong_20_Emphasis"><text:span text:style-name="T7">• </text:span></text:span><text:span text:style-name="T4">указывает в заявке информацию и прикладывает (загружает) документацию согласно требованиям, указанным в Регламенте состояния ПВЗ. Исполнитель обязан предоставить Заказчику документы, подтверждающие наличие у Исполнителя права пользования помещением ПВЗ (собственности, аренды или на ином основании), оформленные или подписанные надлежащим образом;</text:span></text:p>
      <text:p text:style-name="P17"><text:span text:style-name="Strong_20_Emphasis"><text:span text:style-name="T7">• </text:span></text:span><text:span text:style-name="T4">Исполнитель заверяет, что Обеспечительный платеж будет произведен им лично или лицом, уполномоченным на совершение указанного платежа (участник, единоличный исполнительный орган, работник или иное). Настоящее заверение для Заказчика является заверением, имеющим существенное значение.</text:span></text:p>
      <text:p text:style-name="P14"><text:span text:style-name="Strong_20_Emphasis"><text:span text:style-name="T3">3.1.2. </text:span></text:span><text:span text:style-name="T4">Заказчик изучает и проверяет полученные в заявке от Исполнителя информацию и документы, а также информирует Исполнителя о принятом решении в течение 5 (пяти) календарных дней с даты получения заявки на открытие ПВЗ. После окончания проверки Заказчиком принимается одно из следующих решений:</text:span></text:p>
      <text:p text:style-name="P15"><text:span text:style-name="Strong_20_Emphasis"><text:span text:style-name="T7">• </text:span></text:span><text:span text:style-name="T4">заявка Исполнителя на открытие ПВЗ одобряется Заказчиком, и Исполнитель обязан выполнить условия п. 3.1.4 Договора;</text:span></text:p>
      <text:p text:style-name="P15"><text:span text:style-name="Strong_20_Emphasis"><text:span text:style-name="T7">• </text:span></text:span><text:span text:style-name="T4">заявка Исполнителя на открытие ПВЗ отклоняется Заказчиком с указанием причин отказа в соответствии с п. 3.2.3 Договора и </text:span><text:soft-page-break/><text:span text:style-name="T4">рекомендациями по их устранению в соответствии с Регламентом состояния ПВЗ.</text:span></text:p>
      <text:p text:style-name="P14"><text:span text:style-name="Strong_20_Emphasis"><text:span text:style-name="T3">3.1.3. </text:span></text:span><text:span text:style-name="T4">Если заявка Исполнителя на открытие нового ПВЗ была отклонена Заказчиком, удалена по причине отсутствия доработки Исполнителем в течение 5 (пяти) рабочих дней после получения такого статуса, отказа Исполнителя открывать и активировать ПВЗ в течение 7 (семи) календарных дней после одобрения заявки на открытие ПВЗ, то Заказчик возвращает Исполнителю сумму Обеспечительного платежа, если он был оплачен Исполнителем в течение 3 (трех) рабочих дней, с момента отклонения указанной заявки. Моментом возврата суммы Обеспечительного платежа Исполнителю является дата списания соответствующих денежных средств с расчётного счёта банка, в котором обслуживается Заказчик.</text:span></text:p>
      <text:p text:style-name="P14"><text:span text:style-name="Strong_20_Emphasis"><text:span text:style-name="T3">3.1.4. </text:span></text:span><text:span text:style-name="T4">Исполнитель обязан при подготовке к открытию ПВЗ выполнить все условия и требования к состоянию ПВЗ, указанные в Договоре и Регламенте состояния ПВЗ, в течение 30 (тридцати) календарных дней с даты одобрения заявки на открытие ПВЗ.</text:span></text:p>
      <text:p text:style-name="P14"><text:span text:style-name="Strong_20_Emphasis"><text:span text:style-name="T3">3.1.5. </text:span></text:span><text:span text:style-name="T4">Заказчиком устанавливаются зоны открытия ПВЗ в соответствии с Тепловой картой, которая учитывает нагрузку на действующие в данной зоне ПВЗ и плотность населения в конкретном районе. Размещение в одном строении/здании более одного ПВЗ не допускается, за исключением случаев, согласованных с Заказчиком.</text:span></text:p>
      <text:p text:style-name="P13"><text:span text:style-name="Strong_20_Emphasis"><text:span text:style-name="T3">3.2. Активация ПВЗ</text:span></text:span></text:p>
      <text:p text:style-name="P14"><text:span text:style-name="Strong_20_Emphasis"><text:span text:style-name="T3">3.2.1. </text:span></text:span><text:span text:style-name="T4">С момента одобрения Заказчиком заявки Исполнителя на открытие ПВЗ и выполнения Исполнителем условий п. 3.1.4 Договора Исполнитель вправе подать заявку на Активацию ПВЗ через Портал. Заявка на Активацию ПВЗ должна соответствовать требованиям и содержать </text:span><text:soft-page-break/><text:span text:style-name="T4">документацию, указанную в Регламенте состояния ПВЗ. После окончания проверки Заказчиком принимается одно из следующих решений:</text:span></text:p>
      <text:p text:style-name="P15"><text:span text:style-name="Strong_20_Emphasis"><text:span text:style-name="T7">• </text:span></text:span><text:span text:style-name="T4">Заявка Исполнителя на Активацию ПВЗ считается одобренной. Активация ПВЗ происходит с момента получения Исполнителем сообщения об активации, и ПВЗ считается действующим с такого момента.</text:span></text:p>
      <text:p text:style-name="P15"><text:span text:style-name="Strong_20_Emphasis"><text:span text:style-name="T7">• </text:span></text:span><text:span text:style-name="T4">Заявка отклоняется с указанием причин отказа и рекомендаций по их устранению.</text:span></text:p>
      <text:p text:style-name="P14"><text:span text:style-name="Strong_20_Emphasis"><text:span text:style-name="T3">3.2.2. </text:span></text:span><text:span text:style-name="T4">В случае получения Исполнителем отказа в Активации ПВЗ, Исполнитель вправе повторно подать заявку на Активацию ПВЗ в установленном Договором порядке.</text:span></text:p>
      <text:p text:style-name="P14"><text:span text:style-name="Strong_20_Emphasis"><text:span text:style-name="T3">3.2.3. </text:span></text:span><text:span text:style-name="T4">Основанием для отклонения заявок на открытие и Активацию ПВЗ в том числе могут являться:</text:span></text:p>
      <text:p text:style-name="P15"><text:span text:style-name="Strong_20_Emphasis"><text:span text:style-name="T3">3.2.3.1. </text:span></text:span><text:span text:style-name="T4">несоблюдение требований, указанных в Регламенте состояния ПВЗ;</text:span></text:p>
      <text:p text:style-name="P15"><text:span text:style-name="Strong_20_Emphasis"><text:span text:style-name="T3">3.2.3.2. </text:span></text:span><text:span text:style-name="T4">предоставление ложных (недостоверных) сведений; сведений, содержащих противоречивую, неполную информацию; не предоставление документов или предоставление документов в нечитаемых форматах, включая случаи, когда документ(ы) не открываются на ЭВМ, либо открываются с ошибками, не позволяющими ознакомиться с содержащейся в них информацией, а также информацию, находящуюся в документах с низким качеством изображения, не позволяющим изучить такую информацию.</text:span></text:p>
      <text:p text:style-name="P14"><text:span text:style-name="Strong_20_Emphasis"><text:span text:style-name="T3">3.2.4. </text:span></text:span><text:span text:style-name="T4">После Активации ПВЗ сумма Обеспечительного платежа, если была оплачена Исполнителем, отражается на Балансе Исполнителя в связи с выполнением Исполнителем обязательства согласно п. 3.1.4 Договора и Активации ПВЗ. В случае если Исполнитель после одобрения заявки на открытие ПВЗ не подал заявку на Активацию ПВЗ, или удалил заявку на </text:span><text:soft-page-break/><text:span text:style-name="T4">открытие ПВЗ или не выполнил все необходимые условия по Активации ПВЗ, то сумма Обеспечительного платежа удерживается Заказчиком в полном объеме в качестве неустойки.</text:span></text:p>
      <text:p text:style-name="P11"><text:span text:style-name="Strong_20_Emphasis"><text:span text:style-name="T3">4. Предмет Договора</text:span></text:span></text:p>
      <text:p text:style-name="P13"><text:span text:style-name="Strong_20_Emphasis"><text:span text:style-name="T3">4.1. </text:span></text:span><text:span text:style-name="T4">По Договору Исполнитель обязуется оказывать Заказчику Услуги на территории Российской Федерации и иных стран, в соответствии с применимым законодательством, правами, обязанностями и ответственностью, предусмотренными Договором и Приложениями, в том числе в соответствии с Поручениями Заказчика в Личном кабинете и Инструкциями, а Заказчик обязуется принять и оплатить оказанные Услуги в сроки и на условиях, указанных в Договоре.</text:span></text:p>
      <text:p text:style-name="P13"><text:span text:style-name="Strong_20_Emphasis"><text:span text:style-name="T3">4.2. </text:span></text:span><text:span text:style-name="T4">Каждая из Сторон вправе исполнять условия Договора как самостоятельно, так и с привлечением любых третьих лиц, отвечая при этом перед другой Стороной за действия привлеченных третьих лиц, как за свои собственные.</text:span></text:p>
      <text:p text:style-name="P11"><text:span text:style-name="Strong_20_Emphasis"><text:span text:style-name="T3">5. Права и обязательства Исполнителя</text:span></text:span></text:p>
      <text:p text:style-name="P11"><text:span text:style-name="Strong_20_Emphasis"><text:span text:style-name="T3">Обмен информацией между Сторонами</text:span></text:span></text:p>
      <text:p text:style-name="P13"><text:span text:style-name="Strong_20_Emphasis"><text:span text:style-name="T3">5.1. </text:span></text:span><text:span text:style-name="T4">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span></text:p>
      <text:p text:style-name="P13"><text:span text:style-name="Strong_20_Emphasis"><text:span text:style-name="T3">5.2. </text:span></text:span><text:span text:style-name="T4">Исполнитель обязуется предоставлять в Личном кабинете достоверные данные о характеристиках ПВЗ: адрес, площадь помещения, количество сотрудников Исполнителя в ПВЗ и др.</text:span></text:p>
      <text:p text:style-name="P13"><text:soft-page-break/><text:span text:style-name="Strong_20_Emphasis"><text:span text:style-name="T3">5.3. </text:span></text:span><text:span text:style-name="T4">При оказании Услуг Исполнитель обязуется использовать для работы только Портал и вести учет всех действий в Личном кабинете в соответствии с Инструкциями по работе с Порталом, соблюдая условия раздела 9 Договора (Видеонаблюдение). Исполнитель не вправе использовать стороннее программное обеспечение для оказания Услуг.</text:span></text:p>
      <text:p text:style-name="P13"><text:span text:style-name="Strong_20_Emphasis"><text:span text:style-name="T3">5.4. </text:span></text:span><text:span text:style-name="T4">При получении информации от Заказчика Исполнитель обязуется не раскрывать предоставленную информацию третьим лицам и использовать ее только в целях исполнения условий Договора.</text:span></text:p>
      <text:p text:style-name="P13"><text:span text:style-name="Strong_20_Emphasis"><text:span text:style-name="T3">5.5. </text:span></text:span><text:span text:style-name="T4">Исполнитель обязуется:</text:span></text:p>
      <text:p text:style-name="P14"><text:span text:style-name="Strong_20_Emphasis"><text:span text:style-name="T7">• </text:span></text:span><text:span text:style-name="T4">не использовать и не демонстрировать в сети Интернет, официальных группах (каналах), в мессенджерах ненормативную лексику или поведение оскорбительного характера, в том числе неуважительные, негативные, оскорбительные высказывания, образы, сравнения и выражения по отношению к Клиентам, Торговой площадке или Заказчику, в том числе в отношении пола, расы, национальности, профессии, религии, возраста, языка, официальных государственных символов;</text:span></text:p>
      <text:p text:style-name="P14"><text:span text:style-name="Strong_20_Emphasis"><text:span text:style-name="T7">• </text:span></text:span><text:span text:style-name="T4">не распространять недостоверную, ложную, вводящую в заблуждение, подстрекающую к противоправным действиям информацию, включая изображения, фотографии, видеозаписи, комментарии, публикации, отзывы, которые порочат честь, достоинство или деловую репутацию Заказчика, Клиента или иных лиц, имеющих отношение к реализации Товаров на Торговой площадке.</text:span></text:p>
      <text:p text:style-name="P13"><text:span text:style-name="Strong_20_Emphasis"><text:span text:style-name="T3">5.6. </text:span></text:span><text:span text:style-name="T4">Исполнитель обязан информировать своих работников, а также привлеченных им третьих лиц, об условиях и порядке оказания Услуг по Договору, Инструкциях, которым они должны следовать в целях надлежащего исполнения обязательств по Договору. Исполнитель вправе обеспечить сотрудника Исполнителя корпоративным номером телефона для целей выполнения обязательств сотрудника перед Исполнителем в </text:span><text:soft-page-break/><text:span text:style-name="T4">рамках трудовых или иных отношений сотрудника и Исполнителя, а в случае невозможности обеспечения корпоративным номером телефона Исполнитель обеспечивает наличие правовых оснований использования сотрудником Исполнителя личного номера телефона для указанных целей.</text:span></text:p>
      <text:p text:style-name="P13"><text:span text:style-name="Strong_20_Emphasis"><text:span text:style-name="T3">Качество оказания Услуг и состояние ПВЗ</text:span></text:span></text:p>
      <text:p text:style-name="P13"><text:span text:style-name="Strong_20_Emphasis"><text:span text:style-name="T3">5.7. </text:span></text:span><text:span text:style-name="T4">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span></text:p>
      <text:p text:style-name="P10"><text:span text:style-name="Strong_20_Emphasis"><text:span text:style-name="T3">5.8. </text:span></text:span><text:span text:style-name="T4">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е размещены на сайте: </text:span><text:a xlink:type="simple" xlink:href="https://pvz.wb.ru/" office:target-frame-name="_blank" xlink:show="new" text:style-name="Internet_20_link" text:visited-style-name="Visited_20_Internet_20_Link"><text:span text:style-name="T8">https://pvz.wb.ru/ </text:span></text:a><text:span text:style-name="T4">для целей оказания Услуг в ПВЗ.</text:span></text:p>
      <text:p text:style-name="P13"><text:span text:style-name="Strong_20_Emphasis"><text:span text:style-name="T3">5.9. </text:span></text:span><text:span text:style-name="T4">Исполнитель обязуется при 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span></text:p>
      <text:p text:style-name="P13"><text:span text:style-name="Strong_20_Emphasis"><text:span text:style-name="T3">5.10. </text:span></text:span><text:span text:style-name="T4">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span></text:p>
      <text:p text:style-name="P14"><text:soft-page-break/><text:span text:style-name="Strong_20_Emphasis"><text:span text:style-name="T7">• </text:span></text:span><text:span text:style-name="T4">намеренное оставление негативных отзывов и/или проставление низких оценок иным Исполнителям с целью понижения их рейтинга;</text:span></text:p>
      <text:p text:style-name="P14"><text:span text:style-name="Strong_20_Emphasis"><text:span text:style-name="T7">• </text:span></text:span><text:span text:style-name="T4">осуществление ложных (фейковых) заказов в ПВЗ иных Исполнителей с целями, не связанными с реальным намерением приобрести Товар,</text:span></text:p>
      <text:p text:style-name="P14"><text:span text:style-name="Strong_20_Emphasis"><text:span text:style-name="T7">• </text:span></text:span><text:span text:style-name="T4">а также совершение иных действий, результатом которых могут явиться искусственное понижение Рейтинга иного Исполнителя, невозможность заказа товаров в ПВЗ иного Исполнителя и другие негативные последствия.</text:span></text:p>
      <text:p text:style-name="P13"><text:span text:style-name="Strong_20_Emphasis"><text:span text:style-name="T3">5.11. </text:span></text:span><text:span text:style-name="T4">Исполнитель обязуется не допускать несогласованное с 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span></text:p>
      <text:p text:style-name="P13"><text:span text:style-name="Strong_20_Emphasis"><text:span text:style-name="T3">5.12. </text:span></text:span><text:span text:style-name="T4">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span></text:p>
      <text:p text:style-name="P13"><text:span text:style-name="Strong_20_Emphasis"><text:span text:style-name="T3">5.13. </text:span></text:span><text:span text:style-name="T4">Исполнитель обязуется производить возврат поступающих в ПВЗ от Заказчика материалов повторного производства (картон и иное), принадлежащих Заказчику.</text:span></text:p>
      <text:p text:style-name="P13"><text:span text:style-name="Strong_20_Emphasis"><text:span text:style-name="T3">5.14. </text:span></text:span><text:span text:style-name="T4">Исполнитель обязуется в случае получения уведомления от Заказчика в ЛК об Аудите ПВЗ предоставить Заказчику качественные фото и видео 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text:line-break/></text:span><text:soft-page-break/><text:span text:style-name="T4">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text:line-break/>Общий срок прохождения Аудита ПВЗ не может превышать 7 (семи) календарных дней с даты 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span></text:p>
      <text:p text:style-name="P13"><text:span text:style-name="Strong_20_Emphasis"><text:span text:style-name="T3">5.15. </text:span></text:span><text:span text:style-name="T4">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span></text:p>
      <text:p text:style-name="P13"><text:span text:style-name="Strong_20_Emphasis"><text:span text:style-name="T3">5.16. </text:span></text:span><text:span text:style-name="T4">Исполнитель несет ответственность за надлежащую эксплуатацию и содержание ПВЗ и обязуется отвечать по претензиям физических лиц и административным санкциям государственных органов, связанным с несоблюдением применимого в месте нахождения ПВЗ законодательства в отношении ПВЗ. При получении претензий Заказчик вправе переадресовать их в адрес Исполнителя и/или сообщить данные об Исполнителе государственным органам.</text:span></text:p>
      <text:p text:style-name="P13"><text:span text:style-name="Strong_20_Emphasis"><text:span text:style-name="T3">Операции с Товаром</text:span></text:span></text:p>
      <text:p text:style-name="P13"><text:span text:style-name="Strong_20_Emphasis"><text:span text:style-name="T3">5.17. </text:span></text:span><text:span text:style-name="T4">При приё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span></text:p>
      <text:p text:style-name="P13"><text:soft-page-break/><text:span text:style-name="Strong_20_Emphasis"><text:span text:style-name="T3">5.18. </text:span></text:span><text:span text:style-name="T4">В ходе обработки или сортировки поступившего на ПВЗ Товара, или подготовки Товара к возврату, в случае обнаружения в Товаре 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span></text:p>
      <text:p text:style-name="P13"><text:span text:style-name="Strong_20_Emphasis"><text:span text:style-name="T3">5.19. </text:span></text:span><text:span text:style-name="T4">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span></text:p>
      <text:p text:style-name="P13"><text:span text:style-name="Strong_20_Emphasis"><text:span text:style-name="T3">5.20. </text:span></text:span><text:span text:style-name="T4">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span></text:p>
      <text:p text:style-name="P13"><text:span text:style-name="Strong_20_Emphasis"><text:span text:style-name="T3">5.21. </text:span></text:span><text:span text:style-name="T4">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span></text:p>
      <text:p text:style-name="P13"><text:span text:style-name="Strong_20_Emphasis"><text:span text:style-name="T3">5.22. </text:span></text:span><text:span text:style-name="T4">Исполнитель обязуется в любое 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span></text:p>
      <text:p text:style-name="P13"><text:span text:style-name="Strong_20_Emphasis"><text:span text:style-name="T3">5.23. </text:span></text:span><text:span text:style-name="T4">Исполнитель не вправе перемещать Товар, Маркетплейс-короба, Маркетплейс Товары, Клиентские возвраты на другие ПВЗ, выносить Товар за территорию ПВЗ, если это прямо не предусмотрено Поручением Заказчика.</text:span></text:p>
      <text:p text:style-name="P11"><text:soft-page-break/><text:span text:style-name="Strong_20_Emphasis"><text:span text:style-name="T3">6. Права и обязательства Заказчика</text:span></text:span></text:p>
      <text:p text:style-name="P13"><text:span text:style-name="Strong_20_Emphasis"><text:span text:style-name="T3">6.1. </text:span></text:span><text:span text:style-name="T4">Заказчик вправе по своему усмотрению и без согласования с Исполнителем вносить изменения в содержание, функциональные возможности и пользовательский интерфейс Портала.</text:span></text:p>
      <text:p text:style-name="P13"><text:span text:style-name="Strong_20_Emphasis"><text:span text:style-name="T3">6.2. </text:span></text:span><text:span text:style-name="T4">Заказчик вправе осуществлять любые действия по проверке качества оказания Исполнителем Услуг. Заказчик самостоятельно определяет способы, периодичность и основания проведения таких проверок.</text:span></text:p>
      <text:p text:style-name="P13"><text:span text:style-name="Strong_20_Emphasis"><text:span text:style-name="T3">6.3. </text:span></text:span><text:span text:style-name="T4">Заказчик вправе проводить оценку качества исполнения Договора Сторонами, включая оказание Услуг Клиенту, как во взаимодействии, так и без взаимодействия с Исполнителем, в том числе с привлечением третьих лиц, без дополнительного согласия Исполнителя.</text:span></text:p>
      <text:p text:style-name="P13"><text:span text:style-name="Strong_20_Emphasis"><text:span text:style-name="T3">6.4. </text:span></text:span><text:span text:style-name="T4">Заказчик обязуется оплачивать оказанные Исполнителем Услуги в порядке и сроки, установленные Договором.</text:span></text:p>
      <text:p text:style-name="P13"><text:span text:style-name="Strong_20_Emphasis"><text:span text:style-name="T3">6.5. </text:span></text:span><text:span text:style-name="T4">Заказчик обязуется предоставлять Исполнителю информацию, необходимую для целей оказания Услуг по Договору посредством Личного кабинета на Портале, которая включает в себя в том числе: информацию о Клиенте, код получения и адрес Клиента в случае осуществления доставки Курьером.</text:span></text:p>
      <text:p text:style-name="P13"><text:span text:style-name="Strong_20_Emphasis"><text:span text:style-name="T3">6.6. </text:span></text:span><text:span text:style-name="T4">Заказчик обязуется предоставить Исполнителю инструкции по работе с Порталом и информационные материалы о процессе оказания Услуг, а также своевременно вносить в них изменения и уведомлять о них Исполнителя.</text:span></text:p>
      <text:p text:style-name="P13"><text:span text:style-name="Strong_20_Emphasis"><text:span text:style-name="T3">6.7. </text:span></text:span><text:span text:style-name="T4">Заказчик обязуется отвечать на запросы Исполнителя (за исключением письменных претензий), касающиеся работы ПВЗ, полученные посредством электронной почты или путем размещения в Личном кабинете, в срок, не превышающий 14 (четырнадцать) календарных дней с даты получения такого запроса. При этом срок рассмотрения может быть продлен по инициативе Заказчика для полного и всестороннего рассмотрения всех </text:span><text:soft-page-break/><text:span text:style-name="T4">обстоятельств запроса, а также получения дополнительной информации и документов от Исполнителя, о чем Заказчик уведомляет Исполнителя. Максимальный срок такого ответа на запрос Исполнителя в любом случае не может превышать 30 (тридцать) календарных дней.</text:span></text:p>
      <text:p text:style-name="P11"><text:span text:style-name="Strong_20_Emphasis"><text:span text:style-name="T3">7. Дополнительные выплаты</text:span></text:span></text:p>
      <text:p text:style-name="P19">Дополнительные поддерживающие выплаты или меры поддержки Заказчиком Исполнителя состоят из следующих видов выплат, при условии выполнения определенных ниже условий Исполнителем, при этом Исполнитель проинформирован и согласен с тем, что на Тепловой карте есть области, которые не предусматривают какие-либо поддерживающие выплаты или меры поддержки при открытии ПВЗ:</text:p>
      <text:p text:style-name="P13"><text:span text:style-name="Strong_20_Emphasis"><text:span text:style-name="T3">7.1. </text:span></text:span><text:span text:style-name="T4">Единоразовая выплата (далее – Единоразовая выплата) подлежит выплате при условии достижения Исполнителем за последние 30 (тридцать) дней работы ПВЗ следующего Оборота ПВЗ Исполнителя в зависимости от страны, в которой находится ПВЗ:</text:span></text:p>
      <text:p text:style-name="P14"><text:span text:style-name="Strong_20_Emphasis"><text:span text:style-name="T7">• </text:span></text:span><text:span text:style-name="T4">Российская Федерация — 3 000 000 (три миллиона) российских рублей;</text:span></text:p>
      <text:p text:style-name="P14"><text:span text:style-name="Strong_20_Emphasis"><text:span text:style-name="T7">• </text:span></text:span><text:span text:style-name="T4">Республика Узбекистан – 83 832 000 (восемьдесят три миллиона восемьсот тридцать две тысячи) Узбекских сум (UZS);</text:span></text:p>
      <text:p text:style-name="P14"><text:span text:style-name="Strong_20_Emphasis"><text:span text:style-name="T7">• </text:span></text:span><text:span text:style-name="T4">Республика Кыргызстан – 1 010 000 (один миллион десять тысяч) Киргизских сом (KGS);</text:span></text:p>
      <text:p text:style-name="P14"><text:span text:style-name="Strong_20_Emphasis"><text:span text:style-name="T7">• </text:span></text:span><text:span text:style-name="T4">Республика Казахстан – 15 350 000 (пятнадцать миллионов триста пятьдесят тысяч) Казахстанских тенге (KZT);</text:span></text:p>
      <text:p text:style-name="P14"><text:span text:style-name="Strong_20_Emphasis"><text:span text:style-name="T7">• </text:span></text:span><text:span text:style-name="T4">Республика Армения – 9 420 000 (девять миллионов четыреста двадцать тысяч) Армянских драм (AMD);</text:span></text:p>
      <text:p text:style-name="P14"><text:span text:style-name="Strong_20_Emphasis"><text:span text:style-name="T7">• </text:span></text:span><text:span text:style-name="T4">Республика Беларусь – 108 000 (сто восемь тысяч) Белорусских рублей (BYN);</text:span></text:p>
      <text:p text:style-name="P19"><text:soft-page-break/>Размер Единоразовой выплаты определяется в соответствии с данными, указанными на Тепловой карте в зависимости от области, в которой такой Исполнитель открывает новое ПВЗ, на момент подачи Исполнителем заявки на открытие ПВЗ.</text:p>
      <text:p text:style-name="P13"><text:span text:style-name="Strong_20_Emphasis"><text:span text:style-name="T3">7.1.1. </text:span></text:span><text:span text:style-name="T4">Единоразовая выплата для Исполнителя при Активации определенного количества ПВЗ подлежит выплате, если такие меры поддержки предлагаются в населенном пункте, городе, регионе, стране в соответствии с данными, условиями и в размере, указанными на Тепловой карте на момент подачи заявки на открытие ПВЗ.</text:span></text:p>
      <text:p text:style-name="P13"><text:span text:style-name="Strong_20_Emphasis"><text:span text:style-name="T3">7.1.2. </text:span></text:span><text:span text:style-name="T4">Единоразовая выплата для Исполнителя при открытии ПВЗ на упрощенных условиях, подлежит выплате, если такие меры поддержки предлагаются в населенном пункте, городе, регионе, стране в соответствии с данными и в размере, указанными на Тепловой карте в момент подачи заявки в месте открытия ПВЗ.</text:span></text:p>
      <text:p text:style-name="P13"><text:span text:style-name="Strong_20_Emphasis"><text:span text:style-name="T3">7.2. </text:span></text:span><text:span text:style-name="T4">Дополнительная выплата (далее – Дополнительная выплата) может составлять:</text:span></text:p>
      <text:p text:style-name="P14"><text:span text:style-name="Strong_20_Emphasis"><text:span text:style-name="T7">• </text:span></text:span><text:span text:style-name="T4">от одной до трех,</text:span></text:p>
      <text:p text:style-name="P14"><text:span text:style-name="Strong_20_Emphasis"><text:span text:style-name="T7">• </text:span></text:span><text:span text:style-name="T4">от одной до шести,</text:span></text:p>
      <text:p text:style-name="P14"><text:span text:style-name="Strong_20_Emphasis"><text:span text:style-name="T7">• </text:span></text:span><text:span text:style-name="T4">от одной до девяти Дополнительных выплат в соответствии с формулой:</text:span></text:p>
      <text:p text:style-name="P14"><text:span text:style-name="Strong_20_Emphasis"><text:span text:style-name="T3">Выплата = Од - Ви</text:span></text:span></text:p>
      <text:p text:style-name="P14"><text:span text:style-name="Strong_20_Emphasis"><text:span text:style-name="T3">Выплата </text:span></text:span><text:span text:style-name="T4">– величина, рассчитываемая по истечении каждого из трех последовательных периодов оказания Услуг Исполнителем в ПВЗ равных 30 (тридцати) календарным дням с даты начала оказания Услуг (выдачи Товара Клиенту). Выплата может быть только положительной величиной.</text:span></text:p>
      <text:p text:style-name="P14"><text:span text:style-name="Strong_20_Emphasis"><text:span text:style-name="T3">Од </text:span></text:span><text:span text:style-name="T4">– размер возможного предполагаемого дохода Исполнителя за 30 (тридцать) календарных дней оказания Услуг в ПВЗ, определяется в соответствии с данными, указанными на Тепловой карте в зависимости от </text:span><text:soft-page-break/><text:span text:style-name="T4">области, в которой такой Исполнитель открывает новое ПВЗ на момент подачи Исполнителем заявки на открытие ПВЗ.</text:span></text:p>
      <text:p text:style-name="P14"><text:span text:style-name="Strong_20_Emphasis"><text:span text:style-name="T3">Ви </text:span></text:span><text:span text:style-name="T4">– размер вознаграждения Исполнителя за аналогичные 30 (тридцать) календарных дней оказания Услуг в ПВЗ.</text:span></text:p>
      <text:p text:style-name="P13"><text:span text:style-name="Strong_20_Emphasis"><text:span text:style-name="T3">7.3. </text:span></text:span><text:span text:style-name="T4">Исполнитель обязан возвратить Заказчику суммы Дополнительных поддерживающих выплат, указанных в пп. 7.1., 7.1.1., 7.1.2. и 7.2 Договора, если в течение 12 (двенадцати) календарных месяцев или, если в течение 18 (восемнадцати) календарных месяцев, при получении от одной до девяти Дополнительных выплат согласно п. 7.2. Договора, после Активации ПВЗ произойдет любое из нижеследующих событий:</text:span></text:p>
      <text:p text:style-name="P14"><text:span text:style-name="Strong_20_Emphasis"><text:span text:style-name="T7">• </text:span></text:span><text:span text:style-name="T4">Деактивация ПВЗ Исполнителя в результате прекращения оказания Услуг в ПВЗ Исполнителем по основаниям, предусмотренным Договором;</text:span></text:p>
      <text:p text:style-name="P14"><text:span text:style-name="Strong_20_Emphasis"><text:span text:style-name="T7">• </text:span></text:span><text:span text:style-name="T4">Смена Исполнителя. Под сменой Исполнителя понимается замена Стороны Исполнителя по Договору, при которой изначальный Исполнитель передаёт все права и обязанности по Договору новому Исполнителю.</text:span></text:p>
      <text:p text:style-name="P22">Исполнитель обязан возвратить Заказчику суммы Дополнительных поддерживающих выплат:</text:p>
      <text:p text:style-name="P14"><text:span text:style-name="Strong_20_Emphasis"><text:span text:style-name="T7">• </text:span></text:span><text:span text:style-name="T4">в течение 5 (пяти) календарных дней до даты Деактивации ПВЗ Исполнителя;</text:span></text:p>
      <text:p text:style-name="P14"><text:span text:style-name="Strong_20_Emphasis"><text:span text:style-name="T7">• </text:span></text:span><text:span text:style-name="T4">не позднее 5 (пяти) календарных дней до даты смены Исполнителя.</text:span></text:p>
      <text:p text:style-name="P22">Заказчик вправе в одностороннем порядке удержать указанные суммы Дополнительных поддерживающих выплат Исполнителя из вознаграждения Исполнителя по истечении срока, указанного выше для возврата Дополнительных поддерживающих выплат Исполнителем, но не позднее дня наступления Деактивации или смены Исполнителя.</text:p>
      <text:p text:style-name="P14"><text:soft-page-break/><text:span text:style-name="Strong_20_Emphasis"><text:span text:style-name="T3">7.4. </text:span></text:span><text:span text:style-name="T4">Заказчик оставляет за собой право устанавливать и осуществлять иные дополнительные поддерживающие выплаты или меры поддержки для Исполнителей, порядок, основания, критерии и размеры которых будут определяться Заказчиком дополнительно, в том числе на Тепловой карте. Действие п. 7.3. Договора на такие выплаты не распространяется.</text:span></text:p>
      <text:p text:style-name="P14"><text:span text:style-name="Strong_20_Emphasis"><text:span text:style-name="T3">7.5.</text:span></text:span><text:span text:style-name="T4"> Вознаграждение в размере Единоразовой выплаты согласно п. 7.1., 7.1.1. и 7.1.2. Договора отражается на Балансе Исполнителя в качестве авансового платежа и является дополнительным вознаграждением Исполнителя по Договору за 12 (двенадцатый) Отчетный и последующие периоды оказания Услуг.</text:span></text:p>
      <text:p text:style-name="P19">Единоразовая выплата отражается на Балансе Исполнителя в течение 30 (тридцати) календарных дней с момента достижения, указанного в п. 7.1. Договора Оборота ПВЗ Исполнителя или в течение 30 (тридцати) календарных дней согласно п. 7.1.1. и 7.1.2. с даты начала оказания Услуг (выдачи Товара Клиенту).</text:p>
      <text:p text:style-name="P19">Вознаграждение в размере Дополнительной выплаты и иных выплат согласно п. 7.2. Договора отражается на Балансе Исполнителя в качестве авансового платежа и является дополнительным вознаграждением Исполнителя ПВЗ по Договору за 12 (двенадцатый) Отчетный и последующие периоды оказания Услуг, в зависимости от периода получения Дополнительных выплат.</text:p>
      <text:p text:style-name="P19">Дополнительная выплата отражается на Балансе Исполнителя в течение 7 (семи) календарных дней после завершения каждого тридцатидневного периода оказания Услуг, начиная с даты начала оказания Услуг (выдачи Товара Клиенту).</text:p>
      <text:p text:style-name="P11"><text:span text:style-name="Strong_20_Emphasis"><text:span text:style-name="T3">8. Порядок определения размера вознаграждения Исполнителя и порядок расчетов между Сторонами</text:span></text:span></text:p>
      <text:p text:style-name="P13"><text:soft-page-break/><text:span text:style-name="Strong_20_Emphasis"><text:span text:style-name="T3">8.1. </text:span></text:span><text:span text:style-name="T4">Вознаграждение за оказанные Исполнителем Услуги за Отчетный период рассчитывается на основании отчетов, формируемых еженедельно в ЛК Исполнителя по Тарифам, указанным в Приложении №1 к Договору, и отражается на Балансе Исполнителя в его ЛК.<text:line-break/><text:line-break/>Вознаграждение за каждый прошедший Отчетный период перечисляется на расчетный счет Исполнителю не позднее последнего дня календарного месяца, в котором закончился Отчетный период. Вознаграждение за Отчетный период, который включает последний день календарного месяца, перечисляется на расчетный счет Исполнителю в любом случае не позднее 15 (пятнадцатого) числа календарного месяца, который начался в Отчетный период. Выплата вознаграждения может осуществляться в иные сроки, в случаях, когда Исполнитель подключил соответствующую услугу/подписку на Портале.<text:line-break/><text:line-break/>Платежные обязательства Заказчика считаются исполненными с даты списания денежных средств с расчетного счета Заказчика.<text:line-break/><text:line-break/>Вознаграждение Исполнителя включает в себя все расходы, затраты и издержки Исполнителя, связанные с выполнением настоящего Договора, в том числе, но не ограничиваясь: осуществление погрузо-разгрузочных работ при приемке Товаров от Заказчика/Перевозчика и возврате Товаров, расходы на специальное оборудование, необходимое для обработки Товаров при их приемки приемке и возврате (сканеры штрих-кодов и т.п.).<text:line-break/><text:line-break/>В случае, если за Отчетный период Исполнителем оказаны Услуги на сумму менее 500 (пятисот) российских рублей или эквивалента указанной суммы в национальной валюте страны государственной регистрации сторон по </text:span><text:soft-page-break/><text:span text:style-name="T4">курсу ЦБ РФ на дату расчета, Заказчик переносит оплату таких Услуг пока сумма вознаграждения будет более 500 (пятисот) российских рублей.</text:span></text:p>
      <text:p text:style-name="P13"><text:span text:style-name="Strong_20_Emphasis"><text:span text:style-name="T3">8.2. </text:span></text:span><text:span text:style-name="T4">При расчёте вознаграждения Исполнителя Заказчик исключает из расчёта операции, размещённые Исполнителем на Портале, в отношении которых было выявлено любое из следующих обстоятельств:</text:span></text:p>
      <text:p text:style-name="P14"><text:span text:style-name="Strong_20_Emphasis"><text:span text:style-name="T7">• </text:span></text:span><text:span text:style-name="T4">от Получателя поступило обращение о том, что им не был получен Товар, относительно которого Исполнитель разместил в Личном кабинете информацию о выдаче (вручении) Получателю;</text:span></text:p>
      <text:p text:style-name="P14"><text:span text:style-name="Strong_20_Emphasis"><text:span text:style-name="T7">• </text:span></text:span><text:span text:style-name="T4">Товары, указанные Исполнителем как возвращенные Клиентами или не востребованные Клиентами, не были переданы Исполнителем Заказчику/Перевозчику.</text:span></text:p>
      <text:p text:style-name="P14"><text:span text:style-name="Strong_20_Emphasis"><text:span text:style-name="T3">8.2.1. </text:span></text:span><text:span text:style-name="T4">В случае, если указанные выше обстоятельства выявлены Заказчиком за Отчётный период, Заказчик учитывает данные обстоятельства при расчёте вознаграждения за Услуги за любой последующий Отчётный период, в течение которого были выявлены указанные обстоятельства и на соответствующую сумму уменьшает размер вознаграждения Исполнителя за такой Отчётный период.</text:span></text:p>
      <text:p text:style-name="P14"><text:span text:style-name="Strong_20_Emphasis"><text:span text:style-name="T3">8.2.2. </text:span></text:span><text:span text:style-name="T4">Исполнитель вправе предоставить Заказчику доказательства передачи Товаров Получателю в течение 5 (пяти) календарных дней с момента получения извещения от Заказчика посредством Портала, либо электронной почты, о выявленных в п. 8.2 Договора обстоятельствах. Исполнитель направляет доказательства Заказчику через Личный кабинет.</text:span></text:p>
      <text:p text:style-name="P14"><text:span text:style-name="Strong_20_Emphasis"><text:span text:style-name="T3">8.2.3. </text:span></text:span><text:span text:style-name="T4">В случае направления Исполнителем Заказчику доказательств, указанных в пп. 8.2.2 Договора, Заказчик проводит проверку представленных доказательств. По итогам проведенной проверки Заказчиком принимается одно из решений:</text:span></text:p>
      <text:p text:style-name="P15"><text:soft-page-break/><text:span text:style-name="Strong_20_Emphasis"><text:span text:style-name="T7">• </text:span></text:span><text:span text:style-name="T4">при подтверждении факта передачи Товара, который считался утерянным, данная операция учитывается Заказчиком, при расчете Вознаграждения Исполнителя за следующий Отчетный период;</text:span></text:p>
      <text:p text:style-name="P15"><text:span text:style-name="Strong_20_Emphasis"><text:span text:style-name="T7">• </text:span></text:span><text:span text:style-name="T4">при признании предоставленных Исполнителем доказательств необоснованными Заказчик направляет Исполнителю соответствующее уведомление.</text:span></text:p>
      <text:p text:style-name="P13"><text:span text:style-name="Strong_20_Emphasis"><text:span text:style-name="T3">8.3. </text:span></text:span><text:span text:style-name="T4">Стороны признают, что данные, содержащиеся на Портале и в ЛК Исполнителя, являются достаточным и точным доказательством объема оказанных Услуг, количества Товаров, переданных Исполнителю, стоимости таких Товаров и других обстоятельств, сведения о которых содержатся на Портале. Расчет и оплата вознаграждения производятся по данным, полученным на Портале или иным согласованным Сторонами способом. Данные Портала могут быть предоставлены любой из Сторон в суд в качестве доказательства. Сторона, возражающая против обстоятельств, подтвержденных данными с Портала, должна доказать недостоверность таких данных.</text:span></text:p>
      <text:p text:style-name="P13"><text:span text:style-name="Strong_20_Emphasis"><text:span text:style-name="T3">8.4. </text:span></text:span><text:span text:style-name="T4">Все расчеты по Договору производятся в национальной валюте страны по месту государственной регистрации сторон.</text:span></text:p>
      <text:p text:style-name="P13"><text:span text:style-name="Strong_20_Emphasis"><text:span text:style-name="T3">8.5. </text:span></text:span><text:span text:style-name="T4">Исполнитель, в случае, если является плательщиком НДС (кроме Исполнителей, указанных в п. 8.5.1. – 8.5.5. Договора), еженедельно, не позднее 3 (трех) календарных дней с даты окончания Отчётного периода, обязан на основании размещенных на Портале сведений о совершенных операциях с Товарами сформировать и направить Заказчику следующие Документы, подтверждающие оказание услуг в электронной форме и подписать их надлежащим образом посредством Системы ЭДО:<text:line-break/><text:line-break/>• Акт оказанных Услуг, счёт-фактуру или УПД.<text:line-break/><text:line-break/></text:span><text:soft-page-break/><text:span text:style-name="T4">Для Исполнителей, не являющихся плательщиками НДС (кроме Исполнителей, указанных в п. 8.5.1. – 8.5.5. Договора), по окончании Отчетного периода формируются следующие Документы, подтверждающие оказание Услуг, которые могут быть подписаны между Сторонами согласованным способом, в том числе, посредством ПЭП (простой электронной подписью, которая посредством использования кодов, паролей или иных средств подтверждает факт подписания электронной подписью электронных документов, иной информации в электронной форме определенным лицом. Электронная подпись, является аналогом собственноручной подписи в соответствии с законодательством РФ):<text:line-break/><text:line-break/>• Акт оказанных Услуг за Отчётный период;<text:line-break/><text:line-break/>В случае, если Исполнитель не подписал, сформированный Акт оказанных услуг, в том числе, ПЭП в течение 5 (пяти) календарных дней с даты его формирования или не предоставил мотивированные возражения, то Акт оказанных Услуг считается принятым между Сторонами. Электронные документы, иная информация в электронной форме, подписанные ПЭП с использованием системы Заказчика, в которой Исполнитель авторизуется с использованием следующих данных (логина и пароля) Исполнителя, считаются подписанными самим Исполнителем.</text:span></text:p>
      <text:p text:style-name="P13"><text:span text:style-name="Strong_20_Emphasis"><text:span text:style-name="T3">8.5.1. </text:span></text:span><text:span text:style-name="T4">Для Исполнителей, зарегистрированных на территории Республики Казахстан (РК), как являющихся плательщиками НДС, так и не являющихся плательщиками НДС, Стороны составляют первичные учетные документы, подтверждающие факт оказание/принятия Услуг в соответствии с требованиями законодательства РК, в том числе Кодекса РК «О налогах и других обязательных платежах в бюджет (Налоговый кодекс)», Закона РК «О бухгалтерском учете и финансовой отчетности», приказа Министра </text:span><text:soft-page-break/><text:span text:style-name="T4">финансов РК от 20.12.2012 года № 562, Министра финансов РК от 31.03.2015 года № 241.<text:line-break/><text:line-break/>Исполнители, зарегистрированные на территории РК, обязуются предоставлять Акт сверки взаиморасчетов, но не реже одного раза в 6 (шесть) месяцев в целях обеспечения корректности учета, а при получении запроса в течение 5 (пяти) рабочих дней с даты получения соответствующего запроса.</text:span></text:p>
      <text:p text:style-name="P13"><text:span text:style-name="Strong_20_Emphasis"><text:span text:style-name="T3">8.5.2. </text:span></text:span><text:span text:style-name="T4">Для Исполнителей, зарегистрированных на территории Республики Армения, как являющихся плательщиками НДС, так и не являющихся плательщиками НДС, Исполнитель в течение 5 (пяти) рабочих дней с даты получения отчета об оказанных Услугах, сформированного в ЛК Исполнителя, обязан на основе отчета сформировать счет-фактуру за оказанные Услуги и налоговый счет на портале http://e-invoice.taxservice.am/ и выставить его Заказчику.</text:span></text:p>
      <text:p text:style-name="P13"><text:span text:style-name="Strong_20_Emphasis"><text:span text:style-name="T3">8.5.3. </text:span></text:span><text:span text:style-name="T4">Для Исполнителей, зарегистрированных на территории Республики Беларусь, как являющихся плательщиками НДС, так и не являющихся плательщиками НДС, Стороны составляют первичные учетные документы, подтверждающие оказание Услуг единолично (Постановление Министерства финансов Республики Беларусь от 12.02.2018 г. № 13, включая любые изменяющие или дополняющие его документы) на основании размещенных на Портале сведений о совершенных операциях с Товарами. В соответствии с п. 15.2 Договора, условие о необходимости оформления первичных учётных документов для Исполнителей, зарегистрированных в Республике Беларусь, распространяется на все периоды сотрудничества, включая предыдущие, независимо от даты вступления в силу изменений.<text:line-break/><text:line-break/>Исполнители, зарегистрированные на территории Республики Беларусь, </text:span><text:soft-page-break/><text:span text:style-name="T4">обязуются предоставлять Акт сверки взаиморасчётов по запросу, но не реже одного раза в 6 (шесть) месяцев в целях обеспечения корректности учёта в течение 5 (пяти) рабочих дней с даты получения соответствующего запроса. Годовая сверка расчётов по акту является обязательной и проводится в срок, установленный законодательством Республики Беларусь, с учётом требований Инструкции №180 Минфина РБ от 30.11.2007 г.</text:span></text:p>
      <text:p text:style-name="P13"><text:span text:style-name="Strong_20_Emphasis"><text:span text:style-name="T3">8.5.4. </text:span></text:span><text:span text:style-name="T4">Для Исполнителей, зарегистрированных на территории Республики Кыргызстан, как являющихся плательщиками НДС, так и не являющихся плательщиками НДС, в целях соответствия фактическому содержанию оказываемых Услуг настоящему Договору, обязательно указывать при оформлении налоговой и бухгалтерской документации следующий код экономической деятельности согласно Государственному классификатору экономической деятельности Кыргызской Республики:<text:line-break/><text:line-break/>53.20.0 — Прочая почтовая и курьерская деятельность.<text:line-break/><text:line-break/>Исполнитель подтверждает и гарантирует, что вышеуказанный код включён в его регистрационные данные в уполномоченных государственных органах и будет использоваться при оформлении электронных счетов-фактур (ЭСФ) и иной налоговой и бухгалтерской документации, связанной с исполнением настоящего Договора. В случае оформления и предоставления Заказчику ЭСФ, иной налоговой и бухгалтерской документации с неверным кодом экономической деятельности или без надлежащего кода, Заказчик вправе отказать в принятии таких документов от Исполнителя до устранения несоответствия и предоставления ЭСФ, иной налоговой и бухгалтерской документации с верным кодом экономической деятельности согласно настоящему пункту. Исполнитель несет ответственность за правильность указания кода экономической </text:span><text:soft-page-break/><text:span text:style-name="T4">деятельности, а также за все последствия, возникшие вследствие его неверного указания.</text:span></text:p>
      <text:p text:style-name="P13"><text:span text:style-name="Strong_20_Emphasis"><text:span text:style-name="T3">8.5.5. </text:span></text:span><text:span text:style-name="T4">Для Исполнителей, зарегистрированных на территории Республики Узбекистан, первичные учетные документы по настоящему Договору оформляются исключительно в электронной форме через государственную систему электронного документооборота, расположенную на сайте soliq.uz в соответствии с Налоговым кодексом Республики Узбекистан, Законом Республики Узбекистан «О бухгалтерском учёте» и постановлением Кабинета Министров № 489 от 14.08.2020 г.<text:line-break/><text:line-break/>Плательщики НДС формируют и выставляют Заказчику электронный счёт-фактуру и Акт оказанных услуг через систему soliq.uz. Счёт-фактура выставляется на дату оказания Услуг либо, если документы оформляются последним днём месяца реализации — не позднее 10-го числа месяца, следующего за месяцем оказания Услуг.<text:line-break/><text:line-break/>Исполнители, не являющиеся плательщиками НДС, формируют и направляют Заказчику электронный Акт оказанных услуг через систему электронного документооборота либо иным согласованным Сторонами способом. Если Акт не подписан Исполнителем и отсутствуют мотивированные возражения в течение 5 (пяти) календарных дней с даты его формирования, Акт считается принятым. Стороны подтверждают, что Заказчик не вправе оформлять или выставлять первичные учетные документы за Исполнителя. Исполнитель предоставляет Акт сверки взаиморасчётов по запросу Заказчика, но не реже одного раза в полугодие.</text:span></text:p>
      <text:p text:style-name="P13"><text:span text:style-name="Strong_20_Emphasis"><text:span text:style-name="T3">8.6. </text:span></text:span><text:span text:style-name="T4">Стороны вправе использовать иные Документы, подтверждающие оказание Услуг по установленной форме. Все документы, используемые </text:span><text:soft-page-break/><text:span text:style-name="T4">Сторонами для подтверждения оказания Услуг, формируются на основании размещенных на Портале сведений о совершенных операциях с Товарами.</text:span></text:p>
      <text:p text:style-name="P13"><text:span text:style-name="Strong_20_Emphasis"><text:span text:style-name="T3">8.7. </text:span></text:span><text:span text:style-name="T4">Требования Заказчика к Исполнителю о возмещении убытков, штрафов за допущенные нарушения Договора, а также требования Заказчика об уплате сумм, возникших из любых договоров и соглашений между Исполнителем и Заказчиком и требования Исполнителя к Заказчику о выплате вознаграждения по Договору, а также уплате любых других сумм, включая требования о возмещении убытков, сальдируются в момент отражения сумм таких требований в Личном кабинете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line-break/><text:line-break/>По результатам такого сальдирования:<text:line-break/><text:line-break/>— если сумма требований Заказчика была меньше, Заказчик перечисляет оставшуюся после удержаний сумму вознаграждения в предусмотренном Договором порядке;<text:line-break/><text:line-break/>— если сумма требований Заказчика была больше, Исполнитель обязан уплатить сумму разницы в течение срока, указанного в п. 8.8. Договора, с момента отражения такого требования в Личном кабинете Исполнителя или Заказчик вправе осуществить удержание в оставшейся сумме при последующем перечислении вознаграждения.</text:span></text:p>
      <text:p text:style-name="P13"><text:span text:style-name="Strong_20_Emphasis"><text:span text:style-name="T3">8.8. </text:span></text:span><text:span text:style-name="T4">В случае, если Заказчиком в одностороннем порядке была удержана часть вознаграждения по Договору или по любому другому договору, заключенному между Сторонами, и удержанная сумма не покрывает размер причиненных убытков/неустоек (пени, штрафы), Исполнитель обязуется </text:span><text:soft-page-break/><text:span text:style-name="T4">оплатить по реквизитам Заказчика, указанным на Портале или предоставленным Заказчиком, разницу между размером причиненных убытков и размером фактического удержания в течение 5 (пяти) рабочих дней с момента направления Исполнителю уведомления об удержании.</text:span></text:p>
      <text:p text:style-name="P13"><text:span text:style-name="Strong_20_Emphasis"><text:span text:style-name="T3">8.9. </text:span></text:span><text:span text:style-name="T4">Стороны пришли к соглашению, что в целях исполнения обязательств Исполнителя, зарегистрированного на территории Российской Федерации, перед Заказчиком в рамках настоящего Договора, в том числе, но не ограничиваясь в целях погашения любой задолженности по Договору, Исполнителю может быть предоставлена возможность через Портал с использованием сервисов и функционала ПАО Сбербанк и/или АО «ТБанк» предоставить по своему выбору указанным банкам заявление (поручение и/или иное распоряжение) на списание без дополнительных распоряжений Исполнителя (согласия/акцепта) денежных средств в любой сумме в рамках одного платежного требования Заказчика с расчетного счета Исполнителя, открытого в ПАО Сбербанк и/или АО «ТБанк», соответственно.<text:line-break/><text:line-break/>Исполнитель понимает и соглашается, что в случае предоставления заявления (поручения и/или иного распоряжения) в ПАО Сбербанк и/или АО «ТБанк» на списание без дополнительных распоряжений Исполнителя (согласия/акцепта) денежных средств в соответствии с настоящим пунктом через Портал с использованием сервисов и функционала ПАО Сбербанк и/или АО «ТБанк» Исполнитель предоставляет Заказчику право списывать суммы, подлежащие уплате Заказчику без распоряжения (согласия) Исполнителя путем предъявления к банковским счетам Исполнителя, открытым в ПАО Сбербанк и/или АО «ТБанк» платежного требования, инкассового распоряжения и иных, предусмотренных законодательством Российской Федерации, форм расчетных документов, предусмотренных для осуществления списания денежных средств со счета Исполнителя по </text:span><text:soft-page-break/><text:span text:style-name="T4">требованию получателя средств, в соответствии с Договором. Для реализации указанного права Исполнитель предоставляет в ПАО Сбербанк и/или АО «ТБанк» сведения о Заказчике как о получателе средств, имеющем право предъявлять указанные выше расчетные документы к банковскому счету Исполнителя, об обязательстве Исполнителя по заключенному Договору и иные необходимые и достаточные сведения через Портал с использованием сервисов ПАО Сбербанк и/или АО «ТБанк».</text:span></text:p>
      <text:p text:style-name="P19">Заказчик не несет ответственность перед Исполнителем в следующем случае:</text:p>
      <text:p text:style-name="P14"><text:span text:style-name="Strong_20_Emphasis"><text:span text:style-name="T7">• </text:span></text:span><text:span text:style-name="T4">в результате задержки получения платежа, возникшей по вине банка, обслуживающего Исполнителя, расчетных центров или других учреждений, осуществляющих межбанковские переводы;</text:span></text:p>
      <text:p text:style-name="P14"><text:span text:style-name="Strong_20_Emphasis"><text:span text:style-name="T7">• </text:span></text:span><text:span text:style-name="T4">в результате излишнего списания в соответствии с настоящими условия в результате ошибок, допущенных банком, обслуживающим Исполнителя. Описанное выше списание будет отражаться на Балансе Исполнителя.</text:span></text:p>
      <text:p text:style-name="P11"><text:span text:style-name="Strong_20_Emphasis"><text:span text:style-name="T3">9. Видеонаблюдение</text:span></text:span></text:p>
      <text:p text:style-name="P10"><text:span text:style-name="Strong_20_Emphasis"><text:span text:style-name="T3">9.1.1. </text:span></text:span><text:span text:style-name="T4">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22">Исполнитель обязуется оборудовать ПВЗ:</text:p>
      <text:p text:style-name="P15"><text:span text:style-name="Strong_20_Emphasis"><text:span text:style-name="T7">• </text:span></text:span><text:span text:style-name="T4">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Исполнитель обязуется оборудовать ПВЗ необходимым количеством камер, охватывающим всю площадь ПВЗ;</text:span></text:p>
      <text:p text:style-name="P15"><text:soft-page-break/><text:span text:style-name="Strong_20_Emphasis"><text:span text:style-name="T7">• </text:span></text:span><text:span text:style-name="T4">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Исполнитель обязуется установить камеру видеонаблюдения на таком столе, в соответствии с техническими стандартами оборудования.</text:span></text:p>
      <text:p text:style-name="P19">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Товарами. Все оборудование крепится к столу посредством специального кронштейна.</text:p>
      <text:p text:style-name="P14"><text:span text:style-name="Strong_20_Emphasis"><text:span text:style-name="T3">9.1.2. </text:span></text:span><text:span text:style-name="T4">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span></text:p>
      <text:p text:style-name="P14"><text:span text:style-name="Strong_20_Emphasis"><text:span text:style-name="T3">9.1.3. </text:span></text:span><text:span text:style-name="T4">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text:line-break/>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text:span><text:soft-page-break/><text:span text:style-name="T4">провайдера видеонаблюдения, используя видеосервисы, которые представлены в Регламенте 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span></text:p>
      <text:p text:style-name="P14"><text:span text:style-name="Strong_20_Emphasis"><text:span text:style-name="T3">9.1.4. </text:span></text:span><text:span text:style-name="T4">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ым дате и времени, указанным на Портале.</text:span></text:p>
      <text:p text:style-name="P14"><text:span text:style-name="Strong_20_Emphasis"><text:span text:style-name="T3">9.1.5. </text:span></text:span><text:span text:style-name="T4">Допускается использование только одного провайдера сервиса видеонаблюдения для одного ПВЗ.</text:span></text:p>
      <text:p text:style-name="P14"><text:span text:style-name="Strong_20_Emphasis"><text:span text:style-name="T3">9.1.6. </text:span></text:span><text:span text:style-name="T4">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span></text:p>
      <text:p text:style-name="P14"><text:span text:style-name="Strong_20_Emphasis"><text:span text:style-name="T3">9.1.7. </text:span></text:span><text:span text:style-name="T4">Исполнитель предоставляет Заказчику через Портал актуальные данные для входа в личный кабинет пользователя, выбранного видеосервиса (логин, пароль).</text:span></text:p>
      <text:p text:style-name="P14"><text:soft-page-break/><text:span text:style-name="Strong_20_Emphasis"><text:span text:style-name="T3">9.1.8. </text:span></text:span><text:span text:style-name="T4">Исполнитель посредством программного интерфейса взаимодействия (API) предоставляет Заказчику доступ к сервисам облачного хранилища в Личном кабинете путем входа через токен либо другим доступным способом (согласно специальным инструкциям, размещенным у каждого видеосервиса из Регламента состояния ПВЗ) с возможностью обрабатывать, копировать и сохранять видеозаписи с камер видеонаблюдения в ПВЗ.</text:span></text:p>
      <text:p text:style-name="P14"><text:span text:style-name="Strong_20_Emphasis"><text:span text:style-name="T3">9.1.9. </text:span></text:span><text:span text:style-name="T4">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span></text:p>
      <text:p text:style-name="P14"><text:span text:style-name="Strong_20_Emphasis"><text:span text:style-name="T3">9.1.10. </text:span></text:span><text:span text:style-name="T4">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span></text:p>
      <text:p text:style-name="P13"><text:span text:style-name="Strong_20_Emphasis"><text:span text:style-name="T3">9.2. </text:span></text:span><text:span text:style-name="T4">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span></text:p>
      <text:p text:style-name="P14"><text:span text:style-name="Strong_20_Emphasis"><text:span text:style-name="T3">9.2.1. </text:span></text:span><text:span text:style-name="T4">Запрос о предоставлении видеоматериалов с камер видеонаблюдения ПВЗ может быть направлен Исполнителю любым </text:span><text:soft-page-break/><text:span text:style-name="T4">доступным способом, в том числе через ЛК Исполнителя, предусмотренным условиями Договора.</text:span></text:p>
      <text:p text:style-name="P14"><text:span text:style-name="Strong_20_Emphasis"><text:span text:style-name="T3">9.2.2. </text:span></text:span><text:span text:style-name="T4">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text:span></text:p>
      <text:p text:style-name="P13"><text:span text:style-name="Strong_20_Emphasis"><text:span text:style-name="T3">9.3. </text:span></text:span><text:span text:style-name="T4">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span></text:p>
      <text:p text:style-name="P13"><text:span text:style-name="Strong_20_Emphasis"><text:span text:style-name="T3">9.4. </text:span></text:span><text:span text:style-name="T4">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span></text:p>
      <text:p text:style-name="P14"><text:span text:style-name="Strong_20_Emphasis"><text:span text:style-name="T3">9.4.1. </text:span></text:span><text:span text:style-name="T4">Видеонаблюдение в ПВЗ должно осуществляться открыто, Исполнитель обязан разместить информационные таблички с изображением видеокамеры и надписью «Ведется видеонаблюдение» в зонах видимости камер на стенах ПВЗ.</text:span></text:p>
      <text:p text:style-name="P14"><text:span text:style-name="Strong_20_Emphasis"><text:span text:style-name="T3">9.4.2. </text:span></text:span><text:span text:style-name="T4">Исполнитель обязан информировать всех сотрудников Исполнителя при приеме на работу об осуществлении видеонаблюдения в ПВЗ.</text:span></text:p>
      <text:p text:style-name="P14"><text:span text:style-name="Strong_20_Emphasis"><text:span text:style-name="T3">9.4.3. </text:span></text:span><text:span text:style-name="T4">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text:span><text:soft-page-break/><text:span text:style-name="T4">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span></text:p>
      <text:p text:style-name="P14"><text:span text:style-name="Strong_20_Emphasis"><text:span text:style-name="T3">9.4.4. </text:span></text:span><text:span text:style-name="T4">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ext:p text:style-name="P11"><text:span text:style-name="Strong_20_Emphasis"><text:span text:style-name="T3">10. Обработка персональных данных</text:span></text:span></text:p>
      <text:p text:style-name="P19">В отношении обработки ПДн, осуществляемой в рамках заключения Договора и дальнейшего исполнения обязательств по Договору, Стороны договорились о следующем:</text:p>
      <text:p text:style-name="P13"><text:span text:style-name="Strong_20_Emphasis"><text:span text:style-name="T3">10.1. </text:span></text:span><text:span text:style-name="T4">Исполнитель гарантирует защиту персональных данных сотрудников Заказчика, лиц, являющихся исполнителями Заказчика по договору гражданско-правового характера, и иных лиц, действующих на стороне Заказчика, персональных данных Клиентов, и иных персональных данных, полученных им при исполнении Договора, а также обязуется осуществлять обработку этих данных исключительно в целях, предусмотренных Договором, и с соблюдением Законодательства в области ПДн.</text:span></text:p>
      <text:p text:style-name="P13"><text:span text:style-name="Strong_20_Emphasis"><text:span text:style-name="T3">10.2. </text:span></text:span><text:span text:style-name="T4">В отношении обработки ПДн, осуществляемой Заказчиком в целях исполнения Договора, а именно выполнения условий, указанных в разделе 4 Договора, Исполнитель является оператором ПДн и поручает Заказчику осуществлять их обработку в необходимом для этого объеме, при этом:</text:span></text:p>
      <text:p text:style-name="P14"><text:span text:style-name="Strong_20_Emphasis"><text:span text:style-name="T3">10.2.1. </text:span></text:span><text:span text:style-name="T4">Исполнитель предоставляет заверения, имеющие существенное значение для заключения и дальнейшего исполнения Договора, о том, что Исполнителем обеспечено получение согласий / наличие иных оснований, предусмотренных Законодательством в области ПДн, для обработки персональных данных субъектов (работников Исполнителя и </text:span><text:soft-page-break/><text:span text:style-name="T4">иных привлеченных им лиц, чьи ПДн обрабатываются Заказчиком) а также их передачу Заказчику в рамках поручения на обработку данных (с правом дальнейшей передачи третьим лицам (субобработчикам) в целях исполнения Договора);</text:span></text:p>
      <text:p text:style-name="P14"><text:span text:style-name="Strong_20_Emphasis"><text:span text:style-name="T3">10.2.2. </text:span></text:span><text:span text:style-name="T4">Заказчик обязуется соблюдать конфиденциальность ПДн и обеспечивать безопасность ПДн при их обработке, а также обеспечивает принятие необходимых правовых, организационных и технических мер защиты ПДн, в том числе посредством принятия применимых мер, предусмотренных положениями соответствующего законодательства в области ПДн;</text:span></text:p>
      <text:p text:style-name="P14"><text:span text:style-name="Strong_20_Emphasis"><text:span text:style-name="T3">10.2.3. </text:span></text:span><text:span text:style-name="T4">Заказчик вправе привлекать к обработке ПДн третьих лиц (субобработчиков), когда это необходимо для достижения целей, предусмотренных Договором;</text:span></text:p>
      <text:p text:style-name="P14"><text:span text:style-name="Strong_20_Emphasis"><text:span text:style-name="T3">10.2.4. </text:span></text:span><text:span text:style-name="T4">По запросу Исполнителя Заказчик обязуется в разумный срок предоставить подтверждение принятия мер и соблюдения требований, предусмотренных настоящим разделом;</text:span></text:p>
      <text:p text:style-name="P14"><text:span text:style-name="Strong_20_Emphasis"><text:span text:style-name="T3">10.2.5. </text:span></text:span><text:span text:style-name="T4">В случае установления факта неправомерной или случайной передачи (предоставления, распространения, доступа) ПДн, повлекшей нарушение прав субъектов персональных данных и произошедшей по вине Заказчика, Заказчик обязуется уведомить об этом Исполнителя без необоснованного промедления, в т.ч. посредством Портала;</text:span></text:p>
      <text:p text:style-name="P14"><text:span text:style-name="Strong_20_Emphasis"><text:span text:style-name="T3">10.2.6. </text:span></text:span><text:span text:style-name="T4">В случае поступления запросов от субъектов ПДн или государственных органов по вопросам, связанным с обработкой ПДн, Заказчик по поручению Исполнителя обязуется рассмотреть их самостоятельно;</text:span></text:p>
      <text:p text:style-name="P14"><text:span text:style-name="Strong_20_Emphasis"><text:span text:style-name="T3">10.2.7. </text:span></text:span><text:span text:style-name="T4">В случае предъявления претензий или требований к Заказчику по вопросам обработки персональных данных, а также в любое время по запросу Заказчика Исполнитель обязуется предоставить подтверждение </text:span><text:soft-page-break/><text:span text:style-name="T4">выполнения обязательств, предусмотренных настоящим разделом, включая копии согласий / подтверждение наличия иных правовых оснований, предусмотренных Законодательством в области ПДн, для обработки персональных данных субъектов (работников Исполнителя и иных привлеченных им лиц, чьи ПДн обрабатываются Заказчиком).</text:span></text:p>
      <text:p text:style-name="P13"><text:span text:style-name="Strong_20_Emphasis"><text:span text:style-name="T3">10.3. </text:span></text:span><text:span text:style-name="T4">Во всех случаях, не урегулированных Договором, Стороны являются самостоятельными операторами ПДн.</text:span></text:p>
      <text:p text:style-name="P13"><text:span text:style-name="Strong_20_Emphasis"><text:span text:style-name="T3">10.4. </text:span></text:span><text:span text:style-name="T4">Для достижения целей, предусмотренных Договором, требуется обработка персональных данных Исполнителя в статусе индивидуального предпринимателя, а также, если применимо, представителей Исполнителя и / или сотрудников Исполнителя. Конкретный объем необходимых и достаточных данных определяется функционалом Портала и Договора и включает следующие сведения: фамилия, имя, отчество (при наличии), данные, содержащиеся в доверенности или ином документе, подтверждающем право заключать Договор в соответствии с применимым законодательством; номер телефона; адрес электронной почты; и иные данные, необходимые для заключения и исполнения Договора, включая надлежащее определение стороны Договора. Обработка персональных данных осуществляется в соответствии с применимым законодательством и документом, определяющим политику Заказчика в отношении обработки персональных данных.</text:span></text:p>
      <text:p text:style-name="P13"><text:span text:style-name="Strong_20_Emphasis"><text:span text:style-name="T3">10.5. </text:span></text:span><text:span text:style-name="T4">В случае если Исполнитель направляет Заказчику уведомление о расторжении Договора в порядке, предусмотренным Договором, обработка персональных данных, необходимая для предоставления Исполнителю функциональных возможностей Портала, прекращается в порядке и в сроки, предусмотренные законом.</text:span></text:p>
      <text:p text:style-name="P13"><text:soft-page-break/><text:span text:style-name="Strong_20_Emphasis"><text:span text:style-name="T3">10.6. </text:span></text:span><text:span text:style-name="T4">Заказчик вправе осуществлять передачу персональных данных в адрес третьих лиц, предоставляющих услуги Исполнителю, по его выбору, когда это необходимо для обеспечения надлежащего исполнения Договора.</text:span></text:p>
      <text:p text:style-name="P11"><text:span text:style-name="Strong_20_Emphasis"><text:span text:style-name="T3">11. Ответственность</text:span></text:span></text:p>
      <text:p text:style-name="P13"><text:span text:style-name="Strong_20_Emphasis"><text:span text:style-name="T3">11.1. </text:span></text:span><text:span text:style-name="T4">Стороны несут ответственность за неисполнение или ненадлежащее исполнение своих обязательств в соответствии с условиями Договора и Приложениями к нему. Никакие иные меры ответственности, не предусмотренные в Договоре и Приложениях к нему, не могут быть применены к отношениям Сторон.</text:span></text:p>
      <text:p text:style-name="P13"><text:span text:style-name="Strong_20_Emphasis"><text:span text:style-name="T3">11.2. </text:span></text:span><text:span text:style-name="T4">В случае неисполнения Исполнителем денежных обязательств перед Заказчиком, предусмотренных Договором, в том числе обязательств по возмещению убытков, Заказчик начисляет Исполнителю пени в размере 0,1% (одна десятая процента) за каждый день просрочки от суммы просроченного денежного обязательства.</text:span></text:p>
      <text:p text:style-name="P13"><text:span text:style-name="Strong_20_Emphasis"><text:span text:style-name="T3">11.3. </text:span></text:span><text:span text:style-name="T4">В случае нарушения Исполнителем заверений и гарантий, предусмотренных условиями раздела 3, раздела 10 Договора, Исполнитель обязуется возместить Заказчику убытки, связанные с таким нарушением, включая понесенные Заказчиком расходы на оплату пени и штрафов, наложенных органами государственной или муниципальной власти, или расходы на удовлетворение требований третьих лиц, связанных с таким нарушением.</text:span></text:p>
      <text:p text:style-name="P13"><text:span text:style-name="Strong_20_Emphasis"><text:span text:style-name="T3">11.4. </text:span></text:span><text:span text:style-name="T4">Заказчик не несет ответственности за косвенные убытки и упущенную выгоду Исполнителя, третьих лиц, в том числе возникшие в связи с расторжением Договора.</text:span></text:p>
      <text:p text:style-name="P13"><text:span text:style-name="Strong_20_Emphasis"><text:span text:style-name="T3">11.5. </text:span></text:span><text:span text:style-name="T4">Исполнитель несет имущественную ответственность в виде возмещения убытков за утрату, недостачу или повреждение Товара в период с момента приемки Товара Исполнителем в ПВЗ и до момента вручения Товара Получателю.</text:span></text:p>
      <text:p text:style-name="P24"><text:soft-page-break/>При оказании Услуг Товар считается утраченным/утерянным Исполнителем в следующих случаях:</text:p>
      <text:p text:style-name="P22">1) непредоставление Исполнителем информации о движении Товара, находящегося на ПВЗ и/или информации о возврате, отказе от Товара в сроки, указанные в Поручении;</text:p>
      <text:p text:style-name="P22">2) если Товар не обнаружен Заказчиком в Возвратной коробке, переданной Исполнителем из ПВЗ Заказчику;</text:p>
      <text:p text:style-name="P22">3) если в ходе проводимой в ПВЗ инвентаризации Товар не обработан (не отсканирован штрих-код) и/или не обнаружен в том месте, где он должен находиться согласно статусу, отраженному в Личном кабинете;</text:p>
      <text:p text:style-name="P22">4) отказ Исполнителя от проведения инвентаризации или непредоставление доступа в ПВЗ Заказчику для её проведения после направления Заказчиком уведомления о дате и времени проведения инвентаризации;</text:p>
      <text:p text:style-name="P22">5) полная или частичная гибель Товара, утрата, порча или повреждение Товара в таре, включая нарушение товарного вида Товара (товарной упаковки);</text:p>
      <text:p text:style-name="P22">6) несоответствие вложения Товара в упаковке/таре/товарной упаковке Заказу (Подмена), в т.ч. внутри вскрытого, подготовленного и упакованного или имеющего следы стороннего скотча (в том числе скотча Исполнителя) Товара;</text:p>
      <text:p text:style-name="P22">7) выдача Исполнителем Товаров третьему лицу без подтверждения полномочий от Клиента и/или Перевозчика и/или Заказчика и/или Курьера.</text:p>
      <text:p text:style-name="P22"><text:soft-page-break/>В отношении Зависших Товаров - совокупная Стоимость Зависших Товаров удерживается Заказчиком в случае, если Исполнителем не был оспорен факт утери Товара в период его нахождения в ПВЗ Исполнителя в течение 7 (семи) календарных дней с момента обнаружения Заказчиком Зависших Товаров и/или Исполнителем не было предоставлено Заказчику доказательств наличия Товара в период его нахождения в ПВЗ Исполнителя и возврата на Склад.</text:p>
      <text:p text:style-name="P13"><text:span text:style-name="Strong_20_Emphasis"><text:span text:style-name="T3">11.6. </text:span></text:span><text:span text:style-name="T4">Возмещение Исполнителем убытков и/или уплата неустойки (пени, штрафы) не освобождает его от устранения допущенных нарушений.</text:span></text:p>
      <text:p text:style-name="P11"><text:span text:style-name="Strong_20_Emphasis"><text:span text:style-name="T3">12. Меры по урегулированию споров</text:span></text:span></text:p>
      <text:p text:style-name="P19">Оспаривание штрафов и удержаний Исполнителем.</text:p>
      <text:p text:style-name="P10"><text:span text:style-name="Strong_20_Emphasis"><text:span text:style-name="T3">12.1. </text:span></text:span><text:span text:style-name="T4">Исполнитель посредством функционала Портала вправе оспорить полученный штраф за нарушение условий Договора в соответствии с Приложением № 4 (Ответственность ПВЗ) к Договору в течение 7 (семи) календарных дней с момента уведомления Исполнителя путем размещения Заказчиком соответствующих сведений о нарушении обязательств Исполнителем в ЛК. В случае, если Исполнитель не предоставит в установленные Договором и обучающим Порталом ( </text:span><text:a xlink:type="simple" xlink:href="https://edtech.rwb.ru/" office:target-frame-name="_blank" xlink:show="new" text:style-name="Internet_20_link" text:visited-style-name="Visited_20_Internet_20_Link"><text:span text:style-name="T8">https://edtech.rwb.ru</text:span></text:a><text:span text:style-name="T4"> ) сроки видеоматериалы, а также документы, в том числе, но не ограничиваясь выданные государственными органами по месту регистрации Сторон, контролирующими вопросы в области чрезвычайных ситуаций, подтверждающие невозможность исполнения обязанностей по Договору Исполнителем вследствие чрезвычайных обстоятельств, нарушение считается подтвержденным Исполнителем. Обращение Исполнителя рассматривается в срок, необходимый для полного и всестороннего рассмотрения всех обстоятельств нарушения, а также получения дополнительной информации и документов от Исполнителя при необходимости, о чем Заказчик уведомляет </text:span><text:soft-page-break/><text:span text:style-name="T4">Исполнителя. Максимальный срок рассмотрения в любом случае не может превышать 30 (тридцать) календарных дней.</text:span></text:p>
      <text:p text:style-name="P13"><text:span text:style-name="Strong_20_Emphasis"><text:span text:style-name="T3">12.2. </text:span></text:span><text:span text:style-name="T4">Исполнитель посредством функционала Портала вправе оспорить произведенное Заказчиком удержание стоимости утраченных, утерянных, поврежденных, Зависших Товаров или Подмен в течение 7 (семи) календарных дней с момента информирования Исполнителя путем размещения соответствующих сведений об удержании на Портале с помощью обращения, поданного через Личный кабинет, с приложением подтверждающих документов, в том числе видеоматериалов, подтверждающие необоснованность примененной ответственности. После истечения указанного срока Исполнитель утрачивает право на оспаривание удержанной Заказчиком суммы. Обращение Исполнителя рассматривается в срок, необходимый для полного и всестороннего рассмотрения всех обстоятельств, а также получения дополнительной информации и документов от Исполнителя при необходимости, о чем Заказчик уведомляет Исполнителя. Максимальный срок рассмотрения в любом случае не может превышать 30 (тридцать) календарных дней.</text:span></text:p>
      <text:p text:style-name="P13"><text:span text:style-name="Strong_20_Emphasis"><text:span text:style-name="T3">12.3. </text:span></text:span><text:span text:style-name="T4">При оспаривании штрафов и удержаний Исполнитель обязан предоставить Заказчику видеосъемку и/или фотографии в отношении того Товара, который Заказчиком признан как Товар с недостатками, при этом на видеосъемке и/или фотографии должен быть зафиксирован процесс подготовки Товара для отправки Исполнителем, следующего в адрес Заказчика, без его повреждений. На видеосъемке и/или фотографии должны быть зафиксированы дата и время совершения видеозаписи и/или фотографии.</text:span></text:p>
      <text:p text:style-name="P13"><text:span text:style-name="Strong_20_Emphasis"><text:span text:style-name="T3">12.4. </text:span></text:span><text:span text:style-name="T4">В случае если Исполнитель не предоставит видеоматериалы и/или фотографии, подтверждающие необоснованность произведенного </text:span><text:soft-page-break/><text:span text:style-name="T4">удержания в установленные Договором сроки, такое удержание считается подтверждёнными (признанным) Исполнителем.</text:span></text:p>
      <text:p text:style-name="P11"><text:span text:style-name="Strong_20_Emphasis"><text:span text:style-name="T3">13. Блокировка ПВЗ</text:span></text:span></text:p>
      <text:p text:style-name="P13"><text:span text:style-name="Strong_20_Emphasis"><text:span text:style-name="T3">13.1. </text:span></text:span><text:span text:style-name="T4">Независимо от применения штрафов в соответствии с Приложением № 4 к Договору Заказчик в целях пресечения нарушения Исполнителем обязательств по Договору, в том числе на будущий период и/или длящихся нарушений и/или защиты прав третьих лиц, осуществляет Блокировку ПВЗ в нижеследующих случаях. При систематических нарушениях Блокировка применяется с момента выявления нарушения (с момента уведомления в ЛК о причинах Блокировки), а для длящихся нарушений — незамедлительно по истечении срока, указанного в уведомлении Заказчика об устранении нарушения.</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
            </table:table-cell>
            <table:table-cell table:style-name="Таблица1.A1" office:value-type="string">
              <text:p text:style-name="P4">Основания и Порядок Блокировки</text:p>
            </table:table-cell>
            <table:table-cell table:style-name="Таблица1.A1" office:value-type="string">
              <text:p text:style-name="P4">Условия снятия Блокировки</text:p>
            </table:table-cell>
          </table:table-row>
        </table:table-header-rows>
        <table:table-row>
          <table:table-cell table:style-name="Таблица1.A1" office:value-type="string">
            <text:p text:style-name="P6">1</text:p>
          </table:table-cell>
          <table:table-cell table:style-name="Таблица1.A1" office:value-type="string">
            <text:p text:style-name="P6">Если значение Рейтинга ПВЗ Исполнителя становится меньше Минимального значения рейтинга ПВЗ, Заказчик осуществляет Блокировку ПВЗ Исполнителя.<text:line-break/>В случае если Блокировка ПВЗ Исполнителя длится 2 (два) календарных дня подряд и более, то Заказчик различными способами содействует Исполнителю в улучшении качества оказания Услуг в ПВЗ Исполнителя.</text:p>
          </table:table-cell>
          <table:table-cell table:style-name="Таблица1.A1" office:value-type="string">
            <text:p text:style-name="P6">Если Рейтинг ПВЗ Исполнителя становится равным или больше Минимального значения рейтинга ПВЗ, Заказчик незамедлительно прекращает Блокировку ПВЗ и направляет соответствующее уведомление в ЛК.<text:line-break/>Заказчик вправе прекратить Блокировку ПВЗ Исполнителя, если значение Рейтинга ПВЗ Исполнителя менее Минимального значения рейтинга ПВЗ, но Исполнитель прикладывает усилия для улучшения качества оказания Услуг по Договору, устраняет все нарушения, послужившие основанием для снижения Рейтинга и приведшие к Блокировке ПВЗ, а также продолжает соблюдать полностью и добросовестно Договор.<text:line-break/>Если Рейтинг ПВЗ снижался три и <text:soft-page-break/>более раза ниже Минимального значения рейтинга ПВЗ Исполнителя в течение 1 (одного) календарного года оказания Услуг Исполнителем с даты Активации ПВЗ по причине нарушений, послуживших основанием для снижения Рейтинга и приведших к Блокировке ПВЗ, то прекращение применения Блокировки ПВЗ, при условии устранения нарушений, Заказчиком не применяется.</text:p>
          </table:table-cell>
        </table:table-row>
        <table:table-row>
          <table:table-cell table:style-name="Таблица1.A1" office:value-type="string">
            <text:p text:style-name="P6">2</text:p>
          </table:table-cell>
          <table:table-cell table:style-name="Таблица1.A1" office:value-type="string">
            <text:p text:style-name="P6">В случае нарушения Исполнителем любого из перечисленных ниже обязательств 3 (три) и более раз подряд в течение 1 (одного) календарного года оказания Услуг Исполнителем в ПВЗ с даты Активации ПВЗ (систематическое нарушение) или при неустранении длящегося нарушения после получения соответствующего уведомления от Заказчика:<text:line-break/>1) указанных в Договоре:<text:line-break/>- пп. 5.15, 5.16, 5.17, 5.18, 5.19, 5.20, 5.21 (нарушения сроков и условий приемки, обработки, обеспечения сохранности, выдачи, перемещения Товаров);<text:line-break/>- Раздел 9 (Видеонаблюдение);<text:line-break/>2) указанных в пунктах Правил оказания Услуг:<text:line-break/>- Раздел 2 (Порядок получения/возврата товаров Исполнителем); 3) указанных в п. 5.7 Договора (несоответствие ПВЗ условиям, указанным в Брендбуке, являющимся частью Регламента состояния ПВЗ).</text:p>
          </table:table-cell>
          <table:table-cell table:style-name="Таблица1.A1" office:value-type="string">
            <text:p text:style-name="P6">Для систематического нарушения — Блокировка ПВЗ вводится на срок от 1 (одного) до 5 (пяти) календарных дней в зависимости от характера нарушения. Если Исполнитель совершит идентичное нарушение в период Блокировки ПВЗ, то период Блокировки продлевается до момента, когда Исполнитель не улучшит качество оказания Услуг и не перестанет совершать нарушения в период Блокировки ПВЗ.<text:line-break/>Для длящегося нарушения — если Исполнитель устраняет нарушение в сроки, указанные в уведомлении или раньше, то Заказчик снимает Блокировку ПВЗ и направляет соответствующее уведомление в ЛК.</text:p>
          </table:table-cell>
        </table:table-row>
        <text:soft-page-break/>
        <table:table-row>
          <table:table-cell table:style-name="Таблица1.A1" office:value-type="string">
            <text:p text:style-name="P6">3</text:p>
          </table:table-cell>
          <table:table-cell table:style-name="Таблица1.A1" office:value-type="string">
            <text:p text:style-name="P6">Если в результате неисполнения и/или ненадлежащего исполнения своих обязательств по Договору у Исполнителя возникла задолженность в размере 10 000 (десяти тысяч) рублей и больше или эквивалент указанной суммы в национальной валюте страны государственной регистрации Сторон Договора по курсу ЦБ РФ, то Заказчик осуществляет Блокировку такого ПВЗ Исполнителя, о чем Исполнитель незамедлительно получает уведомление в ЛК.</text:p>
          </table:table-cell>
          <table:table-cell table:style-name="Таблица1.A1" office:value-type="string">
            <text:p text:style-name="P5">Если Исполнитель в течение 7 (семи) календарных дней с даты Блокировки возмещает Заказчику сумму задолженности по реквизитам Заказчика с приложением подтверждающих документов, то Заказчик снимает Блокировку и направляет соответствующее уведомление в ЛК.</text:p>
          </table:table-cell>
        </table:table-row>
      </table:table>
      <text:p text:style-name="P13"><text:span text:style-name="Strong_20_Emphasis"><text:span text:style-name="T3">13.2. </text:span></text:span><text:span text:style-name="T4">Заказчик через Портал уведомляет Исполнителя об осуществлении Блокировки ПВЗ Исполнителя с указанием оснований для Блокировки ПВЗ, срока и/или условий для снятия Блокировки согласно п. 13.1 Договора.</text:span></text:p>
      <text:p text:style-name="P13"><text:span text:style-name="Strong_20_Emphasis"><text:span text:style-name="T3">13.3. </text:span></text:span><text:span text:style-name="T4">Исполнитель вправе с использованием Портала направить Заказчику обращение об отмене Блокировки ПВЗ или о том, что его ПВЗ заблокировали необоснованно, при условии устранения им указанных в уведомлении нарушений или предоставления подтверждений необоснованной Блокировки ПВЗ. Обращение Исполнителя рассматривается в срок не позднее 3 (трех) календарных дней с момента получения Заказчиком обращения. Указанный срок может быть продлен на срок не более 7 (семи) календарных дней в случае необходимости получения дополнительной информации для принятия решения без учета времени, требуемого Исполнителю для предоставления соответствующей информации. В случае подтверждения обстоятельств, указанных в обращении Исполнителя, Блокировка ПВЗ прекращается Заказчиком.</text:span></text:p>
      <text:p text:style-name="P13"><text:span text:style-name="Strong_20_Emphasis"><text:span text:style-name="T3">13.4. </text:span></text:span><text:span text:style-name="T4">Заказчик вправе осуществить Блокировку ПВЗ Исполнителя по инициативе Исполнителя в случаях, если у Исполнителя возникли или могут возникнуть обстоятельства, препятствующие исполнению Договора в </text:span><text:soft-page-break/><text:span text:style-name="T4">полном объеме или частично, в том числе: у Исполнителя возникли проблемы с использованием ПВЗ (аренда или иное), Исполнитель готовится к переезду в другой ПВЗ или осуществляет ремонт в текущем ПВЗ, либо по иной причине.</text:span></text:p>
      <text:p text:style-name="P13"><text:span text:style-name="Strong_20_Emphasis"><text:span text:style-name="T3">13.5. </text:span></text:span><text:span text:style-name="T4">Заказчик вправе применить к Исполнителю Блокировку выплат ПВЗ, в случаях проведения Заказчиком проверки Исполнителя на предмет нарушения Договора и/или выявления Заказчиком нарушений Исполнителем таких условий Договора, как снижение Рейтинга ПВЗ до Минимального значения рейтинга ПВЗ, не предоставления необходимых документов в соответствии с п. 8.5, включая п. 8.5.1. – 8.5.5. Договора.<text:line-break/><text:line-break/>Блокировка выплат ПВЗ вводится с даты направления Исполнителю уведомления о Блокировке выплат ПВЗ и до даты прекращения проводимой Заказчиком проверки и/или устранения, допущенного Исполнителем нарушения.<text:line-break/><text:line-break/>Исполнитель обязан оказывать Услуги в ПВЗ, независимо от применения Блокировки выплат ПВЗ. Блокировка выплат ПВЗ, применяемая к Исполнителю в соответствии с настоящим пунктом, не ограничивает иные функциональные возможности, предоставляемые Заказчиком Исполнителю в целях исполнения Договора. Блокировка выплат ПВЗ не изменяет какие-либо условия Договора, которые продолжают действовать для обеих Сторон без исключений.</text:span></text:p>
      <text:p text:style-name="P11"><text:span text:style-name="Strong_20_Emphasis"><text:span text:style-name="T3">14. Деактивация и расторжение Договора</text:span></text:span></text:p>
      <text:p text:style-name="P13"><text:span text:style-name="Strong_20_Emphasis"><text:span text:style-name="T3">14.1. </text:span></text:span><text:span text:style-name="T4">Заказчик вправе отказаться от исполнения Договора в одностороннем внесудебном порядке полностью или в части определенного ПВЗ Исполнителя, при наличии у Исполнителя более 1 (одного) ПВЗ, то есть осуществить процесс Деактивации ПВЗ.</text:span></text:p>
      <text:p text:style-name="P13"><text:soft-page-break/><text:span text:style-name="Strong_20_Emphasis"><text:span text:style-name="T3">14.2. </text:span></text:span><text:span text:style-name="T4">Заказчик инициирует процесс Деактивации ПВЗ в указанных ниже случаях:</text:span></text:p>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3"/>
            </table:table-cell>
            <table:table-cell table:style-name="Таблица2.A1" office:value-type="string">
              <text:p text:style-name="P4">Основания и порядок Деактивации</text:p>
            </table:table-cell>
            <table:table-cell table:style-name="Таблица2.A1" office:value-type="string">
              <text:p text:style-name="P4">Прекращение процесса Деактивации (если применимо)</text:p>
            </table:table-cell>
          </table:table-row>
        </table:table-header-rows>
        <table:table-row>
          <table:table-cell table:style-name="Таблица2.A1" office:value-type="string">
            <text:p text:style-name="P6">1</text:p>
          </table:table-cell>
          <table:table-cell table:style-name="Таблица2.A1" office:value-type="string">
            <text:p text:style-name="P6">Если Доля Подмен за последние 30 (тридцать) календарных дней подряд оказания Услуг Исполнителем в ПВЗ будет составлять более 1% (одного процента). Заказчик направляет Исполнителю уведомление через ЛК, о том, что на 31-й (календарный) день происходит Деактивация ПВЗ.</text:p>
          </table:table-cell>
          <table:table-cell table:style-name="Таблица2.A1" office:value-type="string">
            <text:p text:style-name="P6">Если Доля Подмен Исполнителя снизится в течение 30 (тридцати) календарных дней с момента направления Заказчиком уведомления о Деактивации, то Заказчик вправе прекратить процесс Деактивации.</text:p>
          </table:table-cell>
        </table:table-row>
        <table:table-row>
          <table:table-cell table:style-name="Таблица2.A1" office:value-type="string">
            <text:p text:style-name="P6">2</text:p>
          </table:table-cell>
          <table:table-cell table:style-name="Таблица2.A1" office:value-type="string">
            <text:p text:style-name="P6">В случае нарушения п. 6.1 Правил оказания услуг (круглосуточный, беспрепятственный доступ в ПВЗ) со стороны Исполнителя на срок более 3 (трех) календарных дней подряд, Заказчик направляет Исполнителю уведомление через ЛК о Деактивации ПВЗ на 4-й календарный день.</text:p>
          </table:table-cell>
          <table:table-cell table:style-name="Таблица2.A1" office:value-type="string">
            <text:p text:style-name="P3"/>
          </table:table-cell>
        </table:table-row>
        <table:table-row>
          <table:table-cell table:style-name="Таблица2.A1" office:value-type="string">
            <text:p text:style-name="P6">3</text:p>
          </table:table-cell>
          <table:table-cell table:style-name="Таблица2.A1" office:value-type="string">
            <text:p text:style-name="P6">В случае приостановки оказания Услуг по Договору со стороны Исполнителя на срок более 2 (двух) календарных дней подряд по любым основаниям без предварительного согласования с Заказчиком, Заказчик направляет Исполнителю уведомление через ЛК о Деактивации ПВЗ на 3-ий календарный день.</text:p>
          </table:table-cell>
          <table:table-cell table:style-name="Таблица2.A1" office:value-type="string">
            <text:p text:style-name="P3"/>
          </table:table-cell>
        </table:table-row>
        <table:table-row>
          <table:table-cell table:style-name="Таблица2.A1" office:value-type="string">
            <text:p text:style-name="P6">4</text:p>
          </table:table-cell>
          <table:table-cell table:style-name="Таблица2.A1" office:value-type="string">
            <text:p text:style-name="P6">При наличии в действиях Исполнителя при оказании Услуг по Договору нарушений законодательства и (или) существенного нарушения условий Договора, влекущих угрозу безопасности, жизни и (или) здоровья Получателей и/или иных лиц, безопасности и (или) стабильности работы ПВЗ, а также совершение действий, направленных на <text:soft-page-break/>создание сбоев в функционировании работы Портала и/или ПВЗ, умышленное предоставление информации, не соответствующей действительности, при создании ЛК, оскорбления и/или использование ненормативной лексики в отношении Получателей и/или иных лиц, совершение мнимых и притворных сделок в отношении Товаров с использованием ПВЗ, Заказчик вправе Деактивировать ПВЗ Исполнителя.</text:p>
          </table:table-cell>
          <table:table-cell table:style-name="Таблица2.A1" office:value-type="string">
            <text:p text:style-name="P3"/>
          </table:table-cell>
        </table:table-row>
        <table:table-row>
          <table:table-cell table:style-name="Таблица2.A1" office:value-type="string">
            <text:p text:style-name="P6">5</text:p>
          </table:table-cell>
          <table:table-cell table:style-name="Таблица2.A1" office:value-type="string">
            <text:p text:style-name="P6">Если к ПВЗ Исполнителя применялась Блокировка более трех раз по основаниям, указанным в разделе 13 Договора, в течение каждого календарного года с даты начала Активации ПВЗ, то при наличии оснований для применения 4-й Блокировки Заказчик вправе Деактивировать ПВЗ Исполнителя.</text:p>
          </table:table-cell>
          <table:table-cell table:style-name="Таблица2.A1" office:value-type="string">
            <text:p text:style-name="P3"/>
          </table:table-cell>
        </table:table-row>
        <table:table-row>
          <table:table-cell table:style-name="Таблица2.A1" office:value-type="string">
            <text:p text:style-name="P6">6</text:p>
          </table:table-cell>
          <table:table-cell table:style-name="Таблица2.A1" office:value-type="string">
            <text:p text:style-name="P6">В случае нарушения Исполнителем любого из перечисленных ниже обязательств:<text:line-break/>- пп. 5.1–5.2 Договора (предоставление достоверных данных и информации),<text:line-break/>- пп. 5.5 Договора (распространение Исполнителем информации, порочащей честь, достоинство и деловую репутацию Заказчика) систематически (3 (три) и более раза), Заказчик направляет Исполнителю уведомление через ЛК о Деактивации ПВЗ через 2 (два) календарных дня с даты получения уведомления в ЛК Исполнителя.</text:p>
          </table:table-cell>
          <table:table-cell table:style-name="Таблица2.A1" office:value-type="string">
            <text:p text:style-name="P3"/>
          </table:table-cell>
        </table:table-row>
        <table:table-row>
          <table:table-cell table:style-name="Таблица2.A1" office:value-type="string">
            <text:p text:style-name="P6">7</text:p>
          </table:table-cell>
          <table:table-cell table:style-name="Таблица2.A1" office:value-type="string">
            <text:p text:style-name="P6">Если в течение 21 (двадцати одного) календарного дня подряд после получения уведомления в ЛК Рейтинг ПВЗ Исполнителя будет составлять значение ниже Минимального значения рейтинга ПВЗ, то на 22-й (двадцать второй) календарный день Заказчик производит Деактивацию ПВЗ.</text:p>
          </table:table-cell>
          <table:table-cell table:style-name="Таблица2.A1" office:value-type="string">
            <text:p text:style-name="P2"/>
          </table:table-cell>
        </table:table-row>
      </table:table>
      <text:p text:style-name="P13"><text:soft-page-break/><text:span text:style-name="Strong_20_Emphasis"><text:span text:style-name="T3">14.3. </text:span></text:span><text:span text:style-name="T4">Заказчик через Портал уведомляет Исполнителя об осуществлении Деактивации ПВЗ Исполнителя с указанием оснований для Деактивации ПВЗ.</text:span></text:p>
      <text:p text:style-name="P13"><text:span text:style-name="Strong_20_Emphasis"><text:span text:style-name="T3">14.4. </text:span></text:span><text:span text:style-name="T4">Если при Деактивации у Исполнителя не остается действующих ПВЗ в Личном кабинете, Договор с таким Исполнителем считается расторгнутым (прекращенным) в одностороннем внесудебном порядке, а Личный кабинет Исполнителя — удаленным в течение 90 (девяноста) календарных дней со дня направления Заказчиком уведомления о Деактивации всех ПВЗ Исполнителя. При осуществлении процесса Деактивации ПВЗ по инициативе Заказчика применяются положения пп. 14.6–14.11 Договора.</text:span></text:p>
      <text:p text:style-name="P13"><text:span text:style-name="Strong_20_Emphasis"><text:span text:style-name="T3">14.5. </text:span></text:span><text:span text:style-name="T4">Исполнитель имеет право полностью отказаться от исполнения Договора в одностороннем внесудебном порядке путем направления Заказчику уведомления о расторжении Договора не позднее чем за 30 (тридцать) календарных дней до предполагаемой даты расторжения Договора (Деактивация всех ПВЗ Исполнителя).</text:span></text:p>
      <text:p text:style-name="P24">Исполнитель имеет право отказаться от оказания Услуг в отношении определенного ПВЗ и потребовать от Заказчика инициировать процесс Деактивации конкретного ПВЗ, при наличии у Исполнителя более 1 (одного) ПВЗ, путем направления Заказчику заявки о Деактивации ПВЗ не позднее чем за 14 (четырнадцать) календарных дней до предполагаемой даты Деактивации ПВЗ.</text:p>
      <text:p text:style-name="P13"><text:span text:style-name="Strong_20_Emphasis"><text:span text:style-name="T3">14.6. </text:span></text:span><text:span text:style-name="T4">Исполнитель обязуется в течение 14 (четырнадцати) календарных дней с даты утверждения Заказчиком заявки Исполнителя на Деактивацию ПВЗ:</text:span></text:p>
      <text:p text:style-name="P14"><text:span text:style-name="Strong_20_Emphasis"><text:span text:style-name="T7">• </text:span></text:span><text:span text:style-name="T4">надлежащим образом оказывать Услуги на таком ПВЗ;</text:span></text:p>
      <text:p text:style-name="P14"><text:span text:style-name="Strong_20_Emphasis"><text:span text:style-name="T7">• </text:span></text:span><text:span text:style-name="T4">или собственными силами осуществить перемещение находящихся в ПВЗ Товаров в альтернативный ПВЗ, информация о котором направляется </text:span><text:soft-page-break/><text:span text:style-name="T4">Заказчиком после утверждения заявки Исполнителя о начале процесса Деактивации ПВЗ.</text:span></text:p>
      <text:p text:style-name="P24">Перемещение Товаров в альтернативный ПВЗ допускается исключительно после проведения Исполнителем инвентаризации Товаров в ПВЗ, находящемся в процессе Деактивации.</text:p>
      <text:p text:style-name="P13"><text:span text:style-name="Strong_20_Emphasis"><text:span text:style-name="T3">14.7. </text:span></text:span><text:span text:style-name="T4">Инвентаризация Товаров в ПВЗ, находящемся в процессе Деактивации, осуществляется Исполнителем посредством использования Портала в Возвратные коробки с обязательной фиксацией проводимой инвентаризации на камеры видеонаблюдения.</text:span></text:p>
      <text:p text:style-name="P24">Исполнитель обязан осуществить инвентаризацию Товаров в ПВЗ, находящемся в процессе Деактивации, в течение 24 (двадцати четырех) часов с момента начала инвентаризации, указанного в уведомлении, заблаговременно направляемом Заказчиком в Личный кабинет Исполнителя.</text:p>
      <text:p text:style-name="P13"><text:span text:style-name="Strong_20_Emphasis"><text:span text:style-name="T3">14.8. </text:span></text:span><text:span text:style-name="T4">Инвентаризация завершается:</text:span></text:p>
      <text:p text:style-name="P14"><text:span text:style-name="Strong_20_Emphasis"><text:span text:style-name="T7">• </text:span></text:span><text:span text:style-name="T4">в случае обработки Исполнителем всех числящихся в ПВЗ Товаров и установления Заказчиком соответствия фактического количества и состояния инвентаризируемых Товаров информации, отраженной о них на Портале;</text:span></text:p>
      <text:p text:style-name="P14"><text:span text:style-name="Strong_20_Emphasis"><text:span text:style-name="T7">• </text:span></text:span><text:span text:style-name="T4">по истечение срока проведения инвентаризации, установленного настоящим пунктом, Заказчик в одностороннем порядке, без предварительного уведомления Исполнителя производит удержание из вознаграждения Исполнителя сумму Стоимостей Товаров, не обработанных Исполнителем при проведении инвентаризации в установленные сроки, либо в случае, если информация о фактическом количестве и состоянии инвентаризируемых Товаров не соответствует информации, отраженной о них на Портале.</text:span></text:p>
      <text:p text:style-name="P13"><text:soft-page-break/><text:span text:style-name="Strong_20_Emphasis"><text:span text:style-name="T3">14.9. </text:span></text:span><text:span text:style-name="T4">В случае непоступления Товаров в альтернативный ПВЗ, указанный Заказчиком, Исполнитель обязуется незамедлительно с момента поступления запроса Заказчика предоставить записи с камер видеонаблюдения, подтверждающие формирование Возвратных коробок. В случае поступления по указанному Заказчиком адресу Товаров с недостатками (включая, но не ограничиваясь: частичное повреждение, неверное вложение) и/или Подмен, Исполнитель обязуется возместить Стоимость Товаров с недостатками и/или замененных на Подмены. Взаиморасчеты по недостачам и недостаткам Товаров производятся Сторонами в соответствии с условиями Договора.</text:span></text:p>
      <text:p text:style-name="P13"><text:span text:style-name="Strong_20_Emphasis"><text:span text:style-name="T3">14.10. </text:span></text:span><text:span text:style-name="T4">Утвержденная Заказчиком заявка Исполнителя на осуществление процесса Деактивации ПВЗ не может быть отозвана Исполнителем. Данное условие не лишает Исполнителя возможности осуществить Активацию нового ПВЗ.</text:span></text:p>
      <text:p text:style-name="P13"><text:span text:style-name="Strong_20_Emphasis"><text:span text:style-name="T3">14.11. </text:span></text:span><text:span text:style-name="T4">При расторжении Договора по любому основанию Исполнитель обязан передать Заказчику Товары, находящиеся в ПВЗ, по первому требованию Заказчика в течение 3 (трех) календарных дней с даты получения соответствующего требования, а также предоставить доступ представителям Заказчика к Товарам в ПВЗ для проведения инвентаризации. В указанном случае Стороны проводят сверку по взаимным обязательствам и на основании сверки осуществляют итоговые взаиморасчеты в течение 60 (шестидесяти) календарных дней с даты расторжения Договора. При этом Заказчик не возмещает фактически понесенные расходы Исполнителя за аренду ПВЗ, не несет ответственности за другие убытки или упущенную выгоду Исполнителя или третьих лиц, в том числе возникшие в связи с расторжением Договора.</text:span></text:p>
      <text:p text:style-name="P11"><text:span text:style-name="Strong_20_Emphasis"><text:span text:style-name="T3">15. Порядок изменения Договора</text:span></text:span></text:p>
      <text:p text:style-name="P13"><text:soft-page-break/><text:span text:style-name="Strong_20_Emphasis"><text:span text:style-name="T3">15.1. </text:span></text:span><text:span text:style-name="T4">Заказчик вправе в одностороннем порядке вносить изменения и/или дополнения (далее — Изменения) в Договор. Новая версия Договора вступает в силу и применяется к отношениям Сторон без подписания каких-либо дополнительных соглашений.</text:span></text:p>
      <text:p text:style-name="P13"><text:span text:style-name="Strong_20_Emphasis"><text:span text:style-name="T3">15.2. </text:span></text:span><text:span text:style-name="T4">Уведомление о внесении Изменений публикуется в виде новости с указанием на содержание Изменений, текстом Изменений или текстом Договора и Приложений к нему с учетом Изменений на Портале и в Личном кабинете.</text:span></text:p>
      <text:p text:style-name="P24">Изменения вступают в силу с 00 часов 00 минут:</text:p>
      <text:p text:style-name="P14"><text:span text:style-name="Strong_20_Emphasis"><text:span text:style-name="T7">▪ </text:span></text:span><text:span text:style-name="T4">дня, который указан в новости, но который может наступить не ранее чем по истечении 14 (четырнадцати) полных суток с даты опубликования новости о внесении Изменений — если Изменения касаются изменения порядка расчета стоимости Услуг по Договору, тарифов или если Изменения требуют адаптации деятельности ПВЗ под новые условия;</text:span></text:p>
      <text:p text:style-name="P14"><text:span text:style-name="Strong_20_Emphasis"><text:span text:style-name="T7">▪ </text:span></text:span><text:span text:style-name="T4">дня, который указан в новости, но который наступит не ранее чем по истечении 7 (семи) полных суток с даты опубликования новости о внесении Изменений, — все иные Изменения.</text:span></text:p>
      <text:p text:style-name="P11"><text:span text:style-name="Strong_20_Emphasis"><text:span text:style-name="T3">16. Замена Исполнителя по Договору</text:span></text:span></text:p>
      <text:p text:style-name="P13"><text:span text:style-name="Strong_20_Emphasis"><text:span text:style-name="T3">16.1. </text:span></text:span><text:span text:style-name="T4">Смена Исполнителя на другое лицо возможна:<text:line-break/><text:line-break/>— до истечения 6 (шести) месяцев с даты Активации ПВЗ только при условии перечисления Исполнителем (действующим или новым) Заказчику платы за замену на стороне Исполнителя в размере, действующем на момент подачи заявки о смене и указанном на Портале.<text:line-break/><text:line-break/>— после истечения 6 (шести) месяцев с даты Активации ПВЗ – Заказчик оставляет за собой право не взимать плату за смену на стороне </text:span><text:soft-page-break/><text:span text:style-name="T4">Исполнителя (действующего или нового), о чем уведомит Исполнителя после рассмотрения заявки согласно п. 16.5. Договора.<text:line-break/><text:line-break/>Заказчик вправе обусловить выдачу согласия на замену Исполнителя выплатой Исполнителем денежной суммы, которая устанавливается на усмотрение Заказчика и доступна для ознакомления Исполнителю до совершения действий по смене на другое лицо.</text:span></text:p>
      <text:p text:style-name="P13"><text:span text:style-name="Strong_20_Emphasis"><text:span text:style-name="T3">16.2. </text:span></text:span><text:span text:style-name="T4">После получения согласования от Заказчика о смене Исполнителя в Договоре:</text:span></text:p>
      <text:p text:style-name="P14"><text:span text:style-name="Strong_20_Emphasis"><text:span text:style-name="T7">• </text:span></text:span><text:span text:style-name="T4">действующий Исполнитель полностью погашает свою задолженность перед Заказчиком до того, как он сам будет заменен новым Исполнителем в Договоре, или</text:span></text:p>
      <text:p text:style-name="P14"><text:span text:style-name="Strong_20_Emphasis"><text:span text:style-name="T7">• </text:span></text:span><text:span text:style-name="T4">новый Исполнитель, принимая на себя все права и обязанности по Договору, также принимает на себя полностью задолженность текущего Исполнителя по Договору (перевод долга).</text:span></text:p>
      <text:p text:style-name="P13"><text:span text:style-name="Strong_20_Emphasis"><text:span text:style-name="T3">16.3. </text:span></text:span><text:span text:style-name="T4">При смене Исполнителя по Договору расчеты между Исполнителем и новым Исполнителем осуществляются на основании отдельных договоренностей, достигнутых между сторонами, и Заказчик не является участником таких взаиморасчетов.</text:span></text:p>
      <text:p text:style-name="P13"><text:span text:style-name="Strong_20_Emphasis"><text:span text:style-name="T3">16.4. </text:span></text:span><text:span text:style-name="T4">В случае необходимости сменить Исполнителя по Договору, Исполнитель направляет Заказчику соответствующую заявку через Личный кабинет. В заявке на смену Исполнителя указываются контактные данные нового Исполнителя.</text:span></text:p>
      <text:p text:style-name="P13"><text:span text:style-name="Strong_20_Emphasis"><text:span text:style-name="T3">16.5. </text:span></text:span><text:span text:style-name="T4">Заказчик рассматривает заявку Исполнителя в течение 30 (тридцати) календарных дней и проверяет предоставленные данные о новом Исполнителе, а также проверяет наличие задолженности Исполнителя и нового Исполнителя перед Заказчиком. Заказчик вправе отказать в согласовании заявки Исполнителя.</text:span></text:p>
      <text:p text:style-name="P11"><text:soft-page-break/><text:span text:style-name="Strong_20_Emphasis"><text:span text:style-name="T3">17. Заключительные положения</text:span></text:span></text:p>
      <text:p text:style-name="P13"><text:span text:style-name="Strong_20_Emphasis"><text:span text:style-name="T3">17.1. </text:span></text:span><text:span text:style-name="T4">Отношения сторон по Договору, заключение, прекращение и исполнение Договора регулируются действующим законодательством Российской Федерации.</text:span></text:p>
      <text:p text:style-name="P13"><text:span text:style-name="Strong_20_Emphasis"><text:span text:style-name="T3">17.2. </text:span></text:span><text:span text:style-name="T4">Направление юридически значимых сообщений:</text:span></text:p>
      <text:p text:style-name="P14"><text:span text:style-name="Strong_20_Emphasis"><text:span text:style-name="T3">17.2.1. </text:span></text:span><text:span text:style-name="T4">Заявления, уведомления, извещения, требования или любые иные юридически значимые сообщения, в том числе составленные в соответствии с п. 17.3 Договора, с которыми закон или Договор связывают наступление гражданско-правовых последствий для другой стороны, должны направляться только одним из следующих способов:<text:line-break/><text:line-break/>• нарочным (курьерской доставкой), заказным письмом или ценным с описью вложений, направляются по адресу места нахождения Стороны-получателя: для Заказчика — указанному в ЕГРЮЛ, а для Исполнителя — по адресу, указанному на Портале или по месту нахождения ПВЗ;<text:line-break/><text:line-break/>• на адрес электронной почты Исполнителя, указанной им при регистрации на Портале или в любом исходящем от Исполнителя документе или сообщении;<text:line-break/><text:line-break/>• посредством Портала / Личного кабинета.</text:span></text:p>
      <text:p text:style-name="P14"><text:span text:style-name="Strong_20_Emphasis"><text:span text:style-name="T3">17.2.2. </text:span></text:span><text:span text:style-name="T4">Юридически значимые сообщения направляются исключительно предусмотренными Договором способами. Направление сообщения иным способом не считается надлежащим, а сообщения считаются недоставленными.</text:span></text:p>
      <text:p text:style-name="P14"><text:span text:style-name="Strong_20_Emphasis"><text:span text:style-name="T3">17.2.3. </text:span></text:span><text:span text:style-name="T4">Юридически значимые сообщения, направленные Исполнителю через Портал или на электронную почту, считаются доставленными в дату </text:span><text:soft-page-break/><text:span text:style-name="T4">отправки Заказчиком соответствующего юридически значимого сообщения.</text:span></text:p>
      <text:p text:style-name="P14"><text:span text:style-name="Strong_20_Emphasis"><text:span text:style-name="T3">17.2.4. </text:span></text:span><text:span text:style-name="T4">Юридически значимые сообщения, направленные Исполнителю почтовым отправлением, считаются доставленными в дату доставки или в дату первой неудачной попытки вручения письма, если оно поступило адресату, которому оно направлено, но по обстоятельствам, зависящим от адресата, не было ему вручено или адресат не ознакомился с ним.</text:span></text:p>
      <text:p text:style-name="P13"><text:span text:style-name="Strong_20_Emphasis"><text:span text:style-name="T3">17.3. </text:span></text:span><text:span text:style-name="T4">Все споры и разногласия, возникающие между Сторонами по Договору или в связи с ним, подлежат урегулированию в претензионном порядке. Срок ответа на претензию составляет 30 (тридцать) календарных дней со дня ее получения.<text:line-break/><text:line-break/>В случае недостижения согласия спор подлежит разрешению соответственно: в случае, если Заказчик является российским юридическим лицом, — в Арбитражном суде г. Москвы (или в Тимирязевском районном суде г. Москвы, если Исполнитель-резидент РФ утратил статус индивидуального предпринимателя).<text:line-break/><text:line-break/>В остальных случаях спор передается на рассмотрение в суд по месту регистрации Заказчика-нерезидента РФ в соответствии с национальным процессуальным законодательством Заказчика-нерезидента.</text:span></text:p>
      <text:p text:style-name="P13"><text:span text:style-name="Strong_20_Emphasis"><text:span text:style-name="T3">17.4. </text:span></text:span><text:span text:style-name="T4">Права и обязанности Заказчика в полном объеме или в части, включая уступку только прав по Оферте, могут быть переданы и/или уступлены Заказчиком любому лицу из Группы компаний Вайлдберриз. Требования Заказчика к Исполнителю по Оферте,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 Исполнитель признается выразившим согласие на такую передачу с </text:span><text:soft-page-break/><text:span text:style-name="T4">момента совершения им действий, свидетельствующих о согласии с настоящим условием. Права и обязанности по Оферте переходят к третьему лицу с момента уведомления Исполнителя о состоявшемся переходе или истечения срока, указанного в таком уведомлении, путем опубликования соответствующего сообщения на Портале. Права и обязанности Заказчика переходят к такому третьему лицу в полном объеме и в том составе, в котором они существуют на момент перехода.</text:span></text:p>
      <text:p text:style-name="P13"><text:span text:style-name="Strong_20_Emphasis"><text:span text:style-name="T3">17.5. </text:span></text:span><text:span text:style-name="T4">К отношениям сторон по настоящему Договору применяется право государства — места регистрации Заказчика, за исключением случаев, прямо предусмотренных Договором.</text:span></text:p>
      <text:p text:style-name="P12"><text:span text:style-name="Strong_20_Emphasis"><text:span text:style-name="T3">ПРИЛОЖЕНИЯ к Договору, являющиеся его неотъемлемой частью:</text:span></text:span></text:p>
      <text:p text:style-name="P10"><text:a xlink:type="simple" xlink:href="https://point-quality.wb.ru/offer/RU/3.html" office:target-frame-name="_blank" xlink:show="new" text:style-name="Internet_20_link" text:visited-style-name="Visited_20_Internet_20_Link"><text:span text:style-name="T10">• </text:span><text:span text:style-name="T8">Приложение № 1 — Тарифы;</text:span></text:a></text:p>
      <text:p text:style-name="P10"><text:a xlink:type="simple" xlink:href="https://point-quality.wb.ru/offer/RU/2.html" office:target-frame-name="_blank" xlink:show="new" text:style-name="Internet_20_link" text:visited-style-name="Visited_20_Internet_20_Link"><text:span text:style-name="T10">• </text:span><text:span text:style-name="T8">Приложение № 2 — Правила оказания услуг в ПВЗ;</text:span></text:a></text:p>
      <text:p text:style-name="P10"><text:a xlink:type="simple" xlink:href="https://point-quality.wb.ru/offer/RU/4.html" office:target-frame-name="_blank" xlink:show="new" text:style-name="Internet_20_link" text:visited-style-name="Visited_20_Internet_20_Link"><text:span text:style-name="T10">• </text:span><text:span text:style-name="T8">Приложение № 3 — Регламент состояния ПВЗ;</text:span></text:a></text:p>
      <text:p text:style-name="P10"><text:a xlink:type="simple" xlink:href="https://point-quality.wb.ru/offer/RU/4.html#section-1" office:target-frame-name="_blank" xlink:show="new" text:style-name="Internet_20_link" text:visited-style-name="Visited_20_Internet_20_Link"><text:span text:style-name="T10">• </text:span><text:span text:style-name="T8">Приложение № 4 — Ответственность;</text:span></text:a></text:p>
      <text:p text:style-name="P10"><text:a xlink:type="simple" xlink:href="https://point-quality.wb.ru/offer/RU/4.html#section-2" office:target-frame-name="_blank" xlink:show="new" text:style-name="Internet_20_link" text:visited-style-name="Visited_20_Internet_20_Link"><text:span text:style-name="T10">• </text:span><text:span text:style-name="T8">Приложение № 5 — Услуга WB Track;</text:span></text:a></text:p>
      <text:p text:style-name="P10"><text:a xlink:type="simple" xlink:href="https://point-quality.wb.ru/offer/RU/4.html#section-3" office:target-frame-name="_blank" xlink:show="new" text:style-name="Internet_20_link" text:visited-style-name="Visited_20_Internet_20_Link"><text:span text:style-name="T10">• </text:span><text:span text:style-name="T8">Приложение № 6 — Услуга WB Проверка сотрудников;</text:span></text:a></text:p>
      <text:p text:style-name="P10"><text:a xlink:type="simple" xlink:href="https://point-quality.wb.ru/offer/RU/4.html#section-4" office:target-frame-name="_blank" xlink:show="new" text:style-name="Internet_20_link" text:visited-style-name="Visited_20_Internet_20_Link"><text:span text:style-name="T10">• </text:span><text:span text:style-name="T8">Приложение № 7 — Услуга WB Рекламные экран;</text:span></text:a></text:p>
      <text:p text:style-name="P10"><text:a xlink:type="simple" xlink:href="https://point-quality.wb.ru/offer/RU/4.html#section-5" office:target-frame-name="_blank" xlink:show="new" text:style-name="Internet_20_link" text:visited-style-name="Visited_20_Internet_20_Link"><text:span text:style-name="T10">• </text:span><text:span text:style-name="T8">Приложение № 8 — Об оказании Исполнителем курьерских услуг.</text:span></text:a></text:p>
      <text:p text:style-name="Standard"/>
      <table:table table:name="Таблица3" table:style-name="Таблица3">
        <table:table-column table:style-name="Таблица3.A"/>
        <table:table-column table:style-name="Таблица3.B"/>
        <table:table-row>
          <table:table-cell table:style-name="Таблица3.A1" office:value-type="string">
            <text:p text:style-name="P3"/>
          </table:table-cell>
          <table:table-cell table:style-name="Таблица3.A1" office:value-type="string">
            <text:p text:style-name="P7"><text:span text:style-name="Strong_20_Emphasis"><text:span text:style-name="T3">Приложение № 1</text:span></text:span></text:p>
          </table:table-cell>
        </table:table-row>
        <table:table-row>
          <table:table-cell table:style-name="Таблица3.A1" office:value-type="string">
            <text:p text:style-name="P3"/>
          </table:table-cell>
          <table:table-cell table:style-name="Таблица3.A1" office:value-type="string">
            <text:p text:style-name="P7"><text:span text:style-name="Strong_20_Emphasis"><text:span text:style-name="T3">к Оферте об оказании услуг в ПВЗ</text:span></text:span></text:p>
          </table:table-cell>
        </table:table-row>
        <table:table-row>
          <table:table-cell table:style-name="Таблица3.A1" office:value-type="string">
            <text:p text:style-name="P3"/>
          </table:table-cell>
          <table:table-cell table:style-name="Таблица3.A1" office:value-type="string">
            <text:p text:style-name="P7"><text:span text:style-name="Strong_20_Emphasis"><text:span text:style-name="T3">Тарифы</text:span></text:span></text:p>
          </table:table-cell>
        </table:table-row>
      </table:table>
      <text:p text:style-name="P11"><text:span text:style-name="Strong_20_Emphasis"><text:span text:style-name="T3">1. Тарифы</text:span></text:span></text:p>
      <text:p text:style-name="P11"><text:span text:style-name="Strong_20_Emphasis"><text:span text:style-name="T3">1.1. Вознаграждение </text:span></text:span><text:span text:style-name="T4">– это сумма, рассчитываемая для каждого ПВЗ Исполнителя в соответствии с Базовым, Дифференцированным или Фиксированным тарифом (если применимо), указанными для соответствующего ПВЗ в ЛК Исполнителя, исходя из количества оказанных </text:span><text:soft-page-break/><text:span text:style-name="T4">Исполнителем Услуг за Отчетный период, а также с учетом возможных премий и иных выплат, неустоек согласно настоящему Приложению № 1. Размер Вознаграждения Исполнителя, не включает в себя налог на добавленную стоимость, если Исполнитель по месту регистрации находится за пределами Российской Федерации. Суммы, указываемые в согласованных и/или подписанных Сторонами по настоящему Договору документах, как они определены в разделе 8 Договора, включают в себя суммы всех применимых налогов и сборов, в том числе НДС. Никакие иные суммы налогов, сборов, в т.ч. НДС, не подлежат оплате Заказчиком сверх сумм, указанных в документах, подтверждающих оказание Услуг.<text:line-break/>Вознаграждение для Исполнителя рассчитывается и выплачивается в национальной валюте страны государственной регистрации Исполнителя. Если при расчете Вознаграждения и иных расчетах для ПВЗ Исполнителя используется валюта, отличная от национальной валюты страны регистрации Исполнителя, то при таких расчетах используется эквивалент российского рубля, конвертируемый в национальную валюту страны государственной регистрации Исполнителя по курсу ЦБ РФ на дату осуществления такого расчета.</text:span></text:p>
      <text:p text:style-name="P13"><text:span text:style-name="Strong_20_Emphasis"><text:span text:style-name="T3">1.2. </text:span></text:span><text:span text:style-name="T4">Исполнителям, желающим подать заявку на открытие нового ПВЗ, Заказчик предоставляет возможность предварительного ознакомления с Базовым или Дифференцированными тарифами, применяемыми в соответствующем регионе и зоне, посредством предоставления информации на Тепловой карте.</text:span></text:p>
      <text:p text:style-name="P14"><text:span text:style-name="Strong_20_Emphasis"><text:span text:style-name="T3">1.2.1. Базовый или Дифференцированный тариф </text:span></text:span><text:span text:style-name="T4">— процент, определяемый согласно Тепловой карте, применяемый для расчета Вознаграждения от Оборота ПВЗ за последние 30 (тридцать) дней работы ПВЗ.</text:span></text:p>
      <text:p text:style-name="P19"><text:soft-page-break/>При определении Базового или Дифференцированного тарифа учитываются такие характеристики ПВЗ Исполнителя, как регион и зона расположения на Тепловой карте, площадь помещения, цена аренды, количество сотрудников Исполнителя и размер оплаты им, прогнозируемый Оборот ПВЗ за 30 (тридцать) календарных дней. При изменении любой из указанных характеристик, используемых для расчета тарифа, он может измениться, что также отражается на Тепловой карте.</text:p>
      <text:p text:style-name="P19">Базовый тариф применяется при нижеследующем Обороте ПВЗ Исполнителя:</text:p>
      <text:p text:style-name="P25">— <text:span text:style-name="T2">до 4 000 000 (четырех миллионов) российских рублей для ПВЗ в Республике Казахстан;</text:span></text:p>
      <text:p text:style-name="P25">— <text:span text:style-name="T2">до 6 000 000 (шести миллионов) российских рублей для ПВЗ во всех остальных странах и регионах РФ, кроме города Москва, Московской области, города Санкт-Петербург, Тюменской области, Сахалинской области, Ямало-Ненецкого автономного округа и города Минск РБ;</text:span></text:p>
      <text:p text:style-name="P25">— <text:span text:style-name="T2">до 8 000 000 (восьми миллионов) российских рублей для ПВЗ, расположенных в городе Москва, Московской области, города Санкт-Петербург, Тюменской области, Сахалинской области, Ямало-Ненецком автономном округе и городе Минск РБ.</text:span></text:p>
      <text:p text:style-name="P19">Дифференцированный тариф применяется при нижеследующем обороте ПВЗ Исполнителя:</text:p>
      <text:p text:style-name="P25">— <text:span text:style-name="T2">от 4 000 000 (четырех миллионов) российских рублей для ПВЗ в Республике Казахстан;</text:span></text:p>
      <text:p text:style-name="P25">— <text:span text:style-name="T2">от 6 000 000 (шести миллионов) российских рублей для ПВЗ во всех остальных странах и регионах РФ, кроме города Москва, Московской области, города </text:span><text:soft-page-break/><text:span text:style-name="T2">Санкт-Петербург, Тюменской области, Сахалинской области, Ямало-Ненецкого автономного округа и города Минск РБ;</text:span></text:p>
      <text:p text:style-name="P25">— <text:span text:style-name="T2">от 8 000 000 (восьми миллионов) российских рублей для ПВЗ, расположенных в городе Москва, Московской области, города Санкт-Петербург, Тюменской области, Сахалинской области, Ямало-Ненецком автономном округе и городе Минск РБ.</text:span></text:p>
      <text:p text:style-name="P11"><text:span text:style-name="Strong_20_Emphasis"><text:span text:style-name="T3">Тарифы для фиолетовой зоны:</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3"/>
        <table:table-column table:style-name="Таблица4.G" table:number-columns-repeated="5"/>
        <table:table-column table:style-name="Таблица4.L"/>
        <table:table-header-rows>
          <table:table-row>
            <table:table-cell table:style-name="Таблица4.A1" office:value-type="string">
              <text:p text:style-name="P4">Страны/Оборот</text:p>
            </table:table-cell>
            <table:table-cell table:style-name="Таблица4.A1" office:value-type="string">
              <text:p text:style-name="P4">1 000 000 ₽ - 5 000 000 ₽</text:p>
            </table:table-cell>
            <table:table-cell table:style-name="Таблица4.A1" office:value-type="string">
              <text:p text:style-name="P4">6 000 000 ₽</text:p>
            </table:table-cell>
            <table:table-cell table:style-name="Таблица4.A1" office:value-type="string">
              <text:p text:style-name="P4">7 000 0000 ₽</text:p>
            </table:table-cell>
            <table:table-cell table:style-name="Таблица4.A1" office:value-type="string">
              <text:p text:style-name="P4">8 000 0000 ₽</text:p>
            </table:table-cell>
            <table:table-cell table:style-name="Таблица4.A1" office:value-type="string">
              <text:p text:style-name="P4">9 000 0000 ₽</text:p>
            </table:table-cell>
            <table:table-cell table:style-name="Таблица4.A1" office:value-type="string">
              <text:p text:style-name="P4">10 000 0000 ₽</text:p>
            </table:table-cell>
            <table:table-cell table:style-name="Таблица4.A1" office:value-type="string">
              <text:p text:style-name="P4">11 000 0000 ₽</text:p>
            </table:table-cell>
            <table:table-cell table:style-name="Таблица4.A1" office:value-type="string">
              <text:p text:style-name="P4">12 000 0000 ₽</text:p>
            </table:table-cell>
            <table:table-cell table:style-name="Таблица4.A1" office:value-type="string">
              <text:p text:style-name="P4">13 000 0000 ₽</text:p>
            </table:table-cell>
            <table:table-cell table:style-name="Таблица4.A1" office:value-type="string">
              <text:p text:style-name="P4">14 000 0000 ₽</text:p>
            </table:table-cell>
            <table:table-cell table:style-name="Таблица4.A1" office:value-type="string">
              <text:p text:style-name="P4">15 000 0000 ₽</text:p>
            </table:table-cell>
          </table:table-row>
        </table:table-header-rows>
        <table:table-row>
          <table:table-cell table:style-name="Таблица4.A1" office:value-type="string">
            <text:p text:style-name="P6">Республика Кыргызстан</text:p>
          </table:table-cell>
          <table:table-cell table:style-name="Таблица4.A1" office:value-type="string">
            <text:p text:style-name="P6">4,78%</text:p>
          </table:table-cell>
          <table:table-cell table:style-name="Таблица4.A1" office:value-type="string">
            <text:p text:style-name="P6">3,91%</text:p>
          </table:table-cell>
          <table:table-cell table:style-name="Таблица4.A1" office:value-type="string">
            <text:p text:style-name="P6">3,63%</text:p>
          </table:table-cell>
          <table:table-cell table:style-name="Таблица4.A1" office:value-type="string">
            <text:p text:style-name="P6">3,42%</text:p>
          </table:table-cell>
          <table:table-cell table:style-name="Таблица4.A1" office:value-type="string">
            <text:p text:style-name="P6">3,26%</text:p>
          </table:table-cell>
          <table:table-cell table:style-name="Таблица4.A1" office:value-type="string">
            <text:p text:style-name="P6">3,13%</text:p>
          </table:table-cell>
          <table:table-cell table:style-name="Таблица4.A1" office:value-type="string">
            <text:p text:style-name="P6">3,03%</text:p>
          </table:table-cell>
          <table:table-cell table:style-name="Таблица4.A1" office:value-type="string">
            <text:p text:style-name="P6">2,95%</text:p>
          </table:table-cell>
          <table:table-cell table:style-name="Таблица4.A1" office:value-type="string">
            <text:p text:style-name="P6">2,88%</text:p>
          </table:table-cell>
          <table:table-cell table:style-name="Таблица4.A1" office:value-type="string">
            <text:p text:style-name="P6">2,83%</text:p>
          </table:table-cell>
          <table:table-cell table:style-name="Таблица4.A1" office:value-type="string">
            <text:p text:style-name="P6">2,78%</text:p>
          </table:table-cell>
        </table:table-row>
        <table:table-row>
          <table:table-cell table:style-name="Таблица4.A1" office:value-type="string">
            <text:p text:style-name="P6">Республика Узбекистан</text:p>
          </table:table-cell>
          <table:table-cell table:style-name="Таблица4.A1" office:value-type="string">
            <text:p text:style-name="P6">4,64%</text:p>
          </table:table-cell>
          <table:table-cell table:style-name="Таблица4.A1" office:value-type="string">
            <text:p text:style-name="P6">3,79%</text:p>
          </table:table-cell>
          <table:table-cell table:style-name="Таблица4.A1" office:value-type="string">
            <text:p text:style-name="P6">3,52%</text:p>
          </table:table-cell>
          <table:table-cell table:style-name="Таблица4.A1" office:value-type="string">
            <text:p text:style-name="P6">3,31%</text:p>
          </table:table-cell>
          <table:table-cell table:style-name="Таблица4.A1" office:value-type="string">
            <text:p text:style-name="P6">3,16%</text:p>
          </table:table-cell>
          <table:table-cell table:style-name="Таблица4.A1" office:value-type="string">
            <text:p text:style-name="P6">3,04%</text:p>
          </table:table-cell>
          <table:table-cell table:style-name="Таблица4.A1" office:value-type="string">
            <text:p text:style-name="P6">2,94%</text:p>
          </table:table-cell>
          <table:table-cell table:style-name="Таблица4.A1" office:value-type="string">
            <text:p text:style-name="P6">2,86%</text:p>
          </table:table-cell>
          <table:table-cell table:style-name="Таблица4.A1" office:value-type="string">
            <text:p text:style-name="P6">2,80%</text:p>
          </table:table-cell>
          <table:table-cell table:style-name="Таблица4.A1" office:value-type="string">
            <text:p text:style-name="P6">2,74%</text:p>
          </table:table-cell>
          <table:table-cell table:style-name="Таблица4.A1" office:value-type="string">
            <text:p text:style-name="P5">2,70%</text:p>
          </table:table-cell>
        </table:table-row>
      </table:table>
      <text:p text:style-name="P11"><text:span text:style-name="Strong_20_Emphasis"><text:span text:style-name="T3">Тарифы для белой зоны:</text:span></text:span></text:p>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3"/>
        <table:table-column table:style-name="Таблица5.G" table:number-columns-repeated="5"/>
        <table:table-column table:style-name="Таблица5.L"/>
        <table:table-header-rows>
          <table:table-row>
            <table:table-cell table:style-name="Таблица5.A1" office:value-type="string">
              <text:p text:style-name="P4">Страны/Оборот</text:p>
            </table:table-cell>
            <table:table-cell table:style-name="Таблица5.A1" office:value-type="string">
              <text:p text:style-name="P4">1 000 000 ₽ - 5 000 000 ₽</text:p>
            </table:table-cell>
            <table:table-cell table:style-name="Таблица5.A1" office:value-type="string">
              <text:p text:style-name="P4">6 000 000 ₽</text:p>
            </table:table-cell>
            <table:table-cell table:style-name="Таблица5.A1" office:value-type="string">
              <text:p text:style-name="P4">7 000 0000 ₽</text:p>
            </table:table-cell>
            <table:table-cell table:style-name="Таблица5.A1" office:value-type="string">
              <text:p text:style-name="P4">8 000 0000 ₽</text:p>
            </table:table-cell>
            <table:table-cell table:style-name="Таблица5.A1" office:value-type="string">
              <text:p text:style-name="P4">9 000 0000 ₽</text:p>
            </table:table-cell>
            <table:table-cell table:style-name="Таблица5.A1" office:value-type="string">
              <text:p text:style-name="P4">10 000 0000 ₽</text:p>
            </table:table-cell>
            <table:table-cell table:style-name="Таблица5.A1" office:value-type="string">
              <text:p text:style-name="P4">11 000 0000 ₽</text:p>
            </table:table-cell>
            <table:table-cell table:style-name="Таблица5.A1" office:value-type="string">
              <text:p text:style-name="P4">12 000 0000 ₽</text:p>
            </table:table-cell>
            <table:table-cell table:style-name="Таблица5.A1" office:value-type="string">
              <text:p text:style-name="P4">13 000 0000 ₽</text:p>
            </table:table-cell>
            <table:table-cell table:style-name="Таблица5.A1" office:value-type="string">
              <text:p text:style-name="P4">14 000 0000 ₽</text:p>
            </table:table-cell>
            <table:table-cell table:style-name="Таблица5.A1" office:value-type="string">
              <text:p text:style-name="P4">15 000 0000 ₽</text:p>
            </table:table-cell>
          </table:table-row>
        </table:table-header-rows>
        <table:table-row>
          <table:table-cell table:style-name="Таблица5.A1" office:value-type="string">
            <text:p text:style-name="P6">Республика Кыргызстан</text:p>
          </table:table-cell>
          <table:table-cell table:style-name="Таблица5.A1" office:value-type="string">
            <text:p text:style-name="P6">4,46%</text:p>
          </table:table-cell>
          <table:table-cell table:style-name="Таблица5.A1" office:value-type="string">
            <text:p text:style-name="P6">3,65%</text:p>
          </table:table-cell>
          <table:table-cell table:style-name="Таблица5.A1" office:value-type="string">
            <text:p text:style-name="P6">3,39%</text:p>
          </table:table-cell>
          <table:table-cell table:style-name="Таблица5.A1" office:value-type="string">
            <text:p text:style-name="P6">3,19%</text:p>
          </table:table-cell>
          <table:table-cell table:style-name="Таблица5.A1" office:value-type="string">
            <text:p text:style-name="P6">3,05%</text:p>
          </table:table-cell>
          <table:table-cell table:style-name="Таблица5.A1" office:value-type="string">
            <text:p text:style-name="P6">2,93%</text:p>
          </table:table-cell>
          <table:table-cell table:style-name="Таблица5.A1" office:value-type="string">
            <text:p text:style-name="P6">2,84%</text:p>
          </table:table-cell>
          <table:table-cell table:style-name="Таблица5.A1" office:value-type="string">
            <text:p text:style-name="P6">2,76%</text:p>
          </table:table-cell>
          <table:table-cell table:style-name="Таблица5.A1" office:value-type="string">
            <text:p text:style-name="P6">2,70%</text:p>
          </table:table-cell>
          <table:table-cell table:style-name="Таблица5.A1" office:value-type="string">
            <text:p text:style-name="P6">2,65%</text:p>
          </table:table-cell>
          <table:table-cell table:style-name="Таблица5.A1" office:value-type="string">
            <text:p text:style-name="P6">2,61%</text:p>
          </table:table-cell>
        </table:table-row>
        <table:table-row>
          <table:table-cell table:style-name="Таблица5.A1" office:value-type="string">
            <text:p text:style-name="P6">Республика Узбекистан</text:p>
          </table:table-cell>
          <table:table-cell table:style-name="Таблица5.A1" office:value-type="string">
            <text:p text:style-name="P6">4,33%</text:p>
          </table:table-cell>
          <table:table-cell table:style-name="Таблица5.A1" office:value-type="string">
            <text:p text:style-name="P6">3,54%</text:p>
          </table:table-cell>
          <table:table-cell table:style-name="Таблица5.A1" office:value-type="string">
            <text:p text:style-name="P6">3,28%</text:p>
          </table:table-cell>
          <table:table-cell table:style-name="Таблица5.A1" office:value-type="string">
            <text:p text:style-name="P6">3,10%</text:p>
          </table:table-cell>
          <table:table-cell table:style-name="Таблица5.A1" office:value-type="string">
            <text:p text:style-name="P6">2,95%</text:p>
          </table:table-cell>
          <table:table-cell table:style-name="Таблица5.A1" office:value-type="string">
            <text:p text:style-name="P6">2,84%</text:p>
          </table:table-cell>
          <table:table-cell table:style-name="Таблица5.A1" office:value-type="string">
            <text:p text:style-name="P6">2,75%</text:p>
          </table:table-cell>
          <table:table-cell table:style-name="Таблица5.A1" office:value-type="string">
            <text:p text:style-name="P6">2,68%</text:p>
          </table:table-cell>
          <table:table-cell table:style-name="Таблица5.A1" office:value-type="string">
            <text:p text:style-name="P6">2,62%</text:p>
          </table:table-cell>
          <table:table-cell table:style-name="Таблица5.A1" office:value-type="string">
            <text:p text:style-name="P6">2,57%</text:p>
          </table:table-cell>
          <table:table-cell table:style-name="Таблица5.A1" office:value-type="string">
            <text:p text:style-name="P5">2,53%</text:p>
          </table:table-cell>
        </table:table-row>
      </table:table>
      <text:p text:style-name="P11"><text:span text:style-name="Strong_20_Emphasis"><text:span text:style-name="T3">1.3. Фиксированный тариф </text:span></text:span><text:span text:style-name="T4">— процент от Оборота ПВЗ Исполнителя, применяемый для расчета Вознаграждения за выдачу дорогостоящих </text:span><text:soft-page-break/><text:span text:style-name="T4">Товаров, для ПВЗ, в Обороте которых доля дорогостоящих Товаров составила 40% (сорок процентов) и более.</text:span></text:p>
      <text:p text:style-name="P19">Для целей применения Фиксированного тарифа Товар признается дорогостоящим в случае, если Стоимость Товара равна и выше 10 000 (десяти тысяч) российских рублей.</text:p>
      <text:p text:style-name="P11"><text:span text:style-name="Strong_20_Emphasis"><text:span text:style-name="T3">2. Виды премий, неустоек, учитываемых при определении размера Вознаграждения</text:span></text:span></text:p>
      <text:p text:style-name="P11"><text:span text:style-name="Strong_20_Emphasis"><text:span text:style-name="T3">2.1. Обработка Товаров Продавца</text:span></text:span></text:p>
      <text:p text:style-name="P19">Обработка Товаров Продавца Исполнителем на ПВЗ может включать в себя следующие виды премий:</text:p>
      <text:p text:style-name="P11"><text:span text:style-name="Strong_20_Emphasis"><text:span text:style-name="T3">2.1.1. </text:span></text:span><text:span text:style-name="T4">Сумма премии за обработку приемки и возврата Товаров Продавцу равна 15 (пятнадцать) российских рублей за 1 (один) Штрихкод (ШК) Товара;</text:span></text:p>
      <text:p text:style-name="P11"><text:span text:style-name="Strong_20_Emphasis"><text:span text:style-name="T3">2.1.2. </text:span></text:span><text:span text:style-name="T4">Сумма премии за обработку приемки Товаров Продавца равна 7 (семь) российских рублей, 50 копеек за 1 (один) ШК Товара.</text:span></text:p>
      <text:p text:style-name="P11"><text:span text:style-name="Strong_20_Emphasis"><text:span text:style-name="T3">2.1.3. </text:span></text:span><text:span text:style-name="T4">Сумма премии за временное размещение Товаров Продавца в процессе обработки на ПВЗ начисляется с 3 (третьего) календарного дня нахождения Товара Продавца в ПВЗ, равна 2 (два) российских рубля за 1 (один) ШК Товара, а кроме того 20 (двадцать) копеек за каждый литр, размещенного Товара на ПВЗ.</text:span></text:p>
      <text:p text:style-name="P11"><text:span text:style-name="Strong_20_Emphasis"><text:span text:style-name="T3">2.2. Рейтинг ПВЗ Исполнителя</text:span></text:span></text:p>
      <text:p text:style-name="P19">Премия за Рейтинг ПВЗ Исполнителя рассчитывается за каждую оценку Клиента от 1 до 5 для ПВЗ Исполнителя, которая может оценивать качество оказания Услуг в ПВЗ, требования к обслуживанию Клиентов и исполнение иных правил оказания Услуг (далее — Оценка) по формуле:</text:p>
      <text:p text:style-name="P11"><text:span text:style-name="Strong_20_Emphasis"><text:span text:style-name="T3">Р = Стоимость Оценки * Вес Оценки / Коэффициент премирования, </text:span></text:span><text:span text:style-name="T4">где Р — Премия за Рейтинг ПВЗ Исполнителя, выплачивается Исполнителю только в результате проставления Оценок (4 и 5).</text:span></text:p>
      <text:p text:style-name="P11"><text:soft-page-break/><text:span text:style-name="Strong_20_Emphasis"><text:span text:style-name="T3">Стоимость Оценки </text:span></text:span><text:span text:style-name="T4">— индивидуальный показатель, указанный в ЛК Исполнителя.</text:span></text:p>
      <text:p text:style-name="P11"><text:span text:style-name="Strong_20_Emphasis"><text:span text:style-name="T3">Вес Оценки </text:span></text:span><text:span text:style-name="T4">— индивидуальный вес каждой Оценки Клиента, указанный в ЛК Исполнителя.</text:span></text:p>
      <text:p text:style-name="P11"><text:span text:style-name="Strong_20_Emphasis"><text:span text:style-name="T3">Коэффициент премирования </text:span></text:span><text:span text:style-name="T4">— показатель, публикуемый на Портале, означающий среднее значение Веса всех Оценок всех ПВЗ за определенный период времени, который может быть изменен Заказчиком в одностороннем порядке в случае динамики соответствующего среднего значения. Новое значение Коэффициента премирования применяется для расчета с 00 часов 00 минут дня, следующего за днем, в котором новое значение было опубликовано на Портале.</text:span></text:p>
      <text:p text:style-name="P19">Премия за Рейтинг ПВЗ отражается на Балансе Исполнителя на дату выставления Оценки. В случае проставления клиентом Оценок (2 и 1), свидетельствующих о неудовлетворительном качестве оказания Услуг в ПВЗ Исполнителем, размер неустойки определяется на основании вышеуказанной формулы при значении Р&lt;0. Размер неустойки отражается на Балансе Исполнителя на дату выставления Оценки. Исполнитель вправе оспорить основание, послужившее выставлению Оценки (2 и 1) в отношении своего ПВЗ. Оспаривание Исполнителем производится по правилам раздела 12 Договора.</text:p>
      <text:p text:style-name="P11"><text:span text:style-name="Strong_20_Emphasis"><text:span text:style-name="T3">2.3. Скорость приемки Товаров Исполнителем в ПВЗ</text:span></text:span></text:p>
      <text:p text:style-name="P19">Сумма мотивационных премий за скорость приемки Товаров в ПВЗ Исполнителей рассчитывается с использованием следующей формулы:</text:p>
      <text:p text:style-name="P11"><text:span text:style-name="Strong_20_Emphasis"><text:span text:style-name="T3">Bk = St * k, где:</text:span></text:span></text:p>
      <text:p text:style-name="P11"><text:span text:style-name="Strong_20_Emphasis"><text:span text:style-name="T3">Bk </text:span></text:span><text:span text:style-name="T4">— общая сумма мотивационных премий (определяется в российских рублях), формируется, исходя из общей суммы Стоимостей, принятых в срок Товаров всеми Исполнителями в ПВЗ;</text:span></text:p>
      <text:p text:style-name="P11"><text:soft-page-break/><text:span text:style-name="Strong_20_Emphasis"><text:span text:style-name="T3">St </text:span></text:span><text:span text:style-name="T4">— сумма Стоимостей Товаров, принятых в течение фиксированного времени, обозначенного в ЛК Исполнителя (определяется в российских рублях);</text:span></text:p>
      <text:p text:style-name="P11"><text:span text:style-name="Strong_20_Emphasis"><text:span text:style-name="T3">k </text:span></text:span><text:span text:style-name="T4">— коэффициент, численно отражающий допустимые границы не принятых в срок Товаров.</text:span></text:p>
      <text:p text:style-name="P11"><text:span text:style-name="Strong_20_Emphasis"><text:span text:style-name="T3">Bk </text:span></text:span><text:span text:style-name="T4">рассчитывается каждый календарный день, равный 24 часам, за предыдущий день работы ПВЗ с учетом времени работы в конкретном регионе или стране (Период расчета).</text:span></text:p>
      <text:p text:style-name="P19">Премия (показатель Bk) распределяется пропорционально между всеми Исполнителями, своевременно принявшими Товары в ПВЗ, в зависимости от скорости приемки Товаров, а также от количества принятых Товаров и Стоимости Товаров (в зависимости от объема поставки, а также от времени, затраченного на приемку поставки).</text:p>
      <text:p text:style-name="P19">Премия за скорость приемки Товаров в ПВЗ учитывается при определении Вознаграждения и отражается на Балансе Исполнителя.</text:p>
      <text:p text:style-name="P19">Неустойка применяется к ПВЗ Исполнителя за несвоевременную приемку Товаров (сроки приемки Товара указаны в ЛК Исполнителя) и рассчитывается в зависимости от установленного времени приемки, количества и Стоимости Товаров, которые были приняты медленнее, чем установлено в ЛК Исполнителя.</text:p>
      <text:p text:style-name="P19">Сумма неустойки учитывается при определении Вознаграждения и отражается на Балансе Исполнителя.</text:p>
      <text:p text:style-name="P19">Исполнитель вправе оспорить основание, послужившее выставлению неустойки за скорость приемки Товаров в отношении своего ПВЗ. Оспаривание Исполнителем производится по правилам раздела 12 Договора.</text:p>
      <text:p text:style-name="P11"><text:soft-page-break/><text:span text:style-name="Strong_20_Emphasis"><text:span text:style-name="T3">2.4. Приемка поставок Маркетплейс-коробов или Маркетплейс Товаров от Продавца</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header-rows>
          <table:table-row>
            <table:table-cell table:style-name="Таблица6.A1" office:value-type="string">
              <text:p text:style-name="P8">№</text:p>
            </table:table-cell>
            <table:table-cell table:style-name="Таблица6.A1" office:value-type="string">
              <text:p text:style-name="P4">Наименование услуги</text:p>
            </table:table-cell>
            <table:table-cell table:style-name="Таблица6.A1" office:value-type="string">
              <text:p text:style-name="P4">Стоимость услуги за 1 ед. (руб.)</text:p>
            </table:table-cell>
            <table:table-cell table:style-name="Таблица6.A1" office:value-type="string">
              <text:p text:style-name="P4">Требование к габаритам Маркетплейс-короба</text:p>
            </table:table-cell>
          </table:table-row>
        </table:table-header-rows>
        <table:table-row>
          <table:table-cell table:style-name="Таблица6.A1" office:value-type="string">
            <text:p text:style-name="P6">1.</text:p>
          </table:table-cell>
          <table:table-cell table:style-name="Таблица6.A1" office:value-type="string">
            <text:p text:style-name="P6">Прием маркетплейс-короба от Продавца и передача на Склад или прием Маркетплейс Товара для выдачи на ПВЗ</text:p>
          </table:table-cell>
          <table:table-cell table:style-name="Таблица6.A1" office:value-type="string">
            <text:p text:style-name="P6">5 (пять) российских рублей за 1 единицу Товара</text:p>
          </table:table-cell>
          <table:table-cell table:style-name="Таблица6.A1" office:value-type="string">
            <text:p text:style-name="P5">Содержится в информации в Штрихкоде (ШК) Товара</text:p>
          </table:table-cell>
        </table:table-row>
      </table:table>
      <text:p text:style-name="P11"><text:span text:style-name="Strong_20_Emphasis"><text:span text:style-name="T3">2.5. Подготовка Товаров к возврату</text:span></text:span></text:p>
      <text:p text:style-name="P11"><text:span text:style-name="Strong_20_Emphasis"><text:span text:style-name="T3">При использовании сейф-пакета и стикера:</text:span></text:span></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8">№</text:p>
            </table:table-cell>
            <table:table-cell table:style-name="Таблица7.A1" office:value-type="string">
              <text:p text:style-name="P4">Объем/л, указанный в Поручении</text:p>
            </table:table-cell>
            <table:table-cell table:style-name="Таблица7.A1" office:value-type="string">
              <text:p text:style-name="P4">Стоимость услуги / российский рубль</text:p>
            </table:table-cell>
          </table:table-row>
        </table:table-header-rows>
        <table:table-row>
          <table:table-cell table:style-name="Таблица7.A1" office:value-type="string">
            <text:p text:style-name="P6">1.</text:p>
          </table:table-cell>
          <table:table-cell table:style-name="Таблица7.A1" office:value-type="string">
            <text:p text:style-name="P6">до 2.3</text:p>
          </table:table-cell>
          <table:table-cell table:style-name="Таблица7.A1" office:value-type="string">
            <text:p text:style-name="P6">5</text:p>
          </table:table-cell>
        </table:table-row>
        <table:table-row>
          <table:table-cell table:style-name="Таблица7.A1" office:value-type="string">
            <text:p text:style-name="P6">2.</text:p>
          </table:table-cell>
          <table:table-cell table:style-name="Таблица7.A1" office:value-type="string">
            <text:p text:style-name="P6">от 2.3 до 3.9</text:p>
          </table:table-cell>
          <table:table-cell table:style-name="Таблица7.A1" office:value-type="string">
            <text:p text:style-name="P6">7</text:p>
          </table:table-cell>
        </table:table-row>
        <table:table-row>
          <table:table-cell table:style-name="Таблица7.A1" office:value-type="string">
            <text:p text:style-name="P6">3.</text:p>
          </table:table-cell>
          <table:table-cell table:style-name="Таблица7.A1" office:value-type="string">
            <text:p text:style-name="P6">от 3.9 до 5.1</text:p>
          </table:table-cell>
          <table:table-cell table:style-name="Таблица7.A1" office:value-type="string">
            <text:p text:style-name="P6">8</text:p>
          </table:table-cell>
        </table:table-row>
        <table:table-row>
          <table:table-cell table:style-name="Таблица7.A1" office:value-type="string">
            <text:p text:style-name="P6">4.</text:p>
          </table:table-cell>
          <table:table-cell table:style-name="Таблица7.A1" office:value-type="string">
            <text:p text:style-name="P6">от 5.1 до 6.9</text:p>
          </table:table-cell>
          <table:table-cell table:style-name="Таблица7.A1" office:value-type="string">
            <text:p text:style-name="P6">9</text:p>
          </table:table-cell>
        </table:table-row>
        <table:table-row>
          <table:table-cell table:style-name="Таблица7.A1" office:value-type="string">
            <text:p text:style-name="P6">5.</text:p>
          </table:table-cell>
          <table:table-cell table:style-name="Таблица7.A1" office:value-type="string">
            <text:p text:style-name="P6">от 6.9 до 9.6</text:p>
          </table:table-cell>
          <table:table-cell table:style-name="Таблица7.A1" office:value-type="string">
            <text:p text:style-name="P6">10</text:p>
          </table:table-cell>
        </table:table-row>
        <table:table-row>
          <table:table-cell table:style-name="Таблица7.A1" office:value-type="string">
            <text:p text:style-name="P6">6.</text:p>
          </table:table-cell>
          <table:table-cell table:style-name="Таблица7.A1" office:value-type="string">
            <text:p text:style-name="P6">от 9.6 до 11.8</text:p>
          </table:table-cell>
          <table:table-cell table:style-name="Таблица7.A1" office:value-type="string">
            <text:p text:style-name="P6">11</text:p>
          </table:table-cell>
        </table:table-row>
        <table:table-row>
          <table:table-cell table:style-name="Таблица7.A1" office:value-type="string">
            <text:p text:style-name="P6">7.</text:p>
          </table:table-cell>
          <table:table-cell table:style-name="Таблица7.A1" office:value-type="string">
            <text:p text:style-name="P6">от 11.8 до 16.2 включительно</text:p>
          </table:table-cell>
          <table:table-cell table:style-name="Таблица7.A1" office:value-type="string">
            <text:p text:style-name="P6">12</text:p>
          </table:table-cell>
        </table:table-row>
        <table:table-row>
          <table:table-cell table:style-name="Таблица7.A1" office:value-type="string">
            <text:p text:style-name="P6">8.</text:p>
          </table:table-cell>
          <table:table-cell table:style-name="Таблица7.A1" office:value-type="string">
            <text:p text:style-name="P6">16.3 и свыше</text:p>
          </table:table-cell>
          <table:table-cell table:style-name="Таблица7.A1" office:value-type="string">
            <text:p text:style-name="P5">13</text:p>
          </table:table-cell>
        </table:table-row>
      </table:table>
      <text:p text:style-name="P11"><text:span text:style-name="Strong_20_Emphasis"><text:span text:style-name="T3">2.5.1. При использовании только стикера:</text:span></text:span></text:p>
      <table:table table:name="Таблица8" table:style-name="Таблица8">
        <table:table-column table:style-name="Таблица8.A"/>
        <table:table-column table:style-name="Таблица8.B"/>
        <table:table-column table:style-name="Таблица8.C"/>
        <table:table-header-rows>
          <text:soft-page-break/>
          <table:table-row>
            <table:table-cell table:style-name="Таблица8.A1" office:value-type="string">
              <text:p text:style-name="P8">№</text:p>
            </table:table-cell>
            <table:table-cell table:style-name="Таблица8.A1" office:value-type="string">
              <text:p text:style-name="P4">Объем/л. указаны в Поручении</text:p>
            </table:table-cell>
            <table:table-cell table:style-name="Таблица8.A1" office:value-type="string">
              <text:p text:style-name="P4">Стоимость услуги/российский рубль, коп.</text:p>
            </table:table-cell>
          </table:table-row>
        </table:table-header-rows>
        <table:table-row>
          <table:table-cell table:style-name="Таблица8.A1" office:value-type="string">
            <text:p text:style-name="P6">1.</text:p>
          </table:table-cell>
          <table:table-cell table:style-name="Таблица8.A1" office:value-type="string">
            <text:p text:style-name="P6">до 2.3</text:p>
          </table:table-cell>
          <table:table-cell table:style-name="Таблица8.A1" office:value-type="string">
            <text:p text:style-name="P6">2,50</text:p>
          </table:table-cell>
        </table:table-row>
        <table:table-row>
          <table:table-cell table:style-name="Таблица8.A1" office:value-type="string">
            <text:p text:style-name="P6">2.</text:p>
          </table:table-cell>
          <table:table-cell table:style-name="Таблица8.A1" office:value-type="string">
            <text:p text:style-name="P6">от 2.3 до 3.9</text:p>
          </table:table-cell>
          <table:table-cell table:style-name="Таблица8.A1" office:value-type="string">
            <text:p text:style-name="P6">3,50</text:p>
          </table:table-cell>
        </table:table-row>
        <table:table-row>
          <table:table-cell table:style-name="Таблица8.A1" office:value-type="string">
            <text:p text:style-name="P6">3.</text:p>
          </table:table-cell>
          <table:table-cell table:style-name="Таблица8.A1" office:value-type="string">
            <text:p text:style-name="P6">от 3.9 до 5.1</text:p>
          </table:table-cell>
          <table:table-cell table:style-name="Таблица8.A1" office:value-type="string">
            <text:p text:style-name="P6">4</text:p>
          </table:table-cell>
        </table:table-row>
        <table:table-row>
          <table:table-cell table:style-name="Таблица8.A1" office:value-type="string">
            <text:p text:style-name="P6">4.</text:p>
          </table:table-cell>
          <table:table-cell table:style-name="Таблица8.A1" office:value-type="string">
            <text:p text:style-name="P6">от 5.1 до 6.9</text:p>
          </table:table-cell>
          <table:table-cell table:style-name="Таблица8.A1" office:value-type="string">
            <text:p text:style-name="P6">4,50</text:p>
          </table:table-cell>
        </table:table-row>
        <table:table-row>
          <table:table-cell table:style-name="Таблица8.A1" office:value-type="string">
            <text:p text:style-name="P6">5.</text:p>
          </table:table-cell>
          <table:table-cell table:style-name="Таблица8.A1" office:value-type="string">
            <text:p text:style-name="P6">от 6.9 до 9.6</text:p>
          </table:table-cell>
          <table:table-cell table:style-name="Таблица8.A1" office:value-type="string">
            <text:p text:style-name="P6">5</text:p>
          </table:table-cell>
        </table:table-row>
        <table:table-row>
          <table:table-cell table:style-name="Таблица8.A1" office:value-type="string">
            <text:p text:style-name="P6">6.</text:p>
          </table:table-cell>
          <table:table-cell table:style-name="Таблица8.A1" office:value-type="string">
            <text:p text:style-name="P6">от 9.6 до 11.8</text:p>
          </table:table-cell>
          <table:table-cell table:style-name="Таблица8.A1" office:value-type="string">
            <text:p text:style-name="P6">5,50</text:p>
          </table:table-cell>
        </table:table-row>
        <table:table-row>
          <table:table-cell table:style-name="Таблица8.A1" office:value-type="string">
            <text:p text:style-name="P6">7.</text:p>
          </table:table-cell>
          <table:table-cell table:style-name="Таблица8.A1" office:value-type="string">
            <text:p text:style-name="P6">от 11.8 до 16.2 включительно</text:p>
          </table:table-cell>
          <table:table-cell table:style-name="Таблица8.A1" office:value-type="string">
            <text:p text:style-name="P6">6</text:p>
          </table:table-cell>
        </table:table-row>
        <table:table-row>
          <table:table-cell table:style-name="Таблица8.A1" office:value-type="string">
            <text:p text:style-name="P6">8.</text:p>
          </table:table-cell>
          <table:table-cell table:style-name="Таблица8.A1" office:value-type="string">
            <text:p text:style-name="P6">16.3 и свыше</text:p>
          </table:table-cell>
          <table:table-cell table:style-name="Таблица8.A1" office:value-type="string">
            <text:p text:style-name="P5">6,50</text:p>
          </table:table-cell>
        </table:table-row>
      </table:table>
      <text:p text:style-name="P11"><text:span text:style-name="Strong_20_Emphasis"><text:span text:style-name="T3">2.6. Продление срока нахождения Товара в ПВЗ</text:span></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header-rows>
          <table:table-row>
            <table:table-cell table:style-name="Таблица9.A1" office:value-type="string">
              <text:p text:style-name="P8">№</text:p>
            </table:table-cell>
            <table:table-cell table:style-name="Таблица9.A1" office:value-type="string">
              <text:p text:style-name="P4">Наименование услуги</text:p>
            </table:table-cell>
            <table:table-cell table:style-name="Таблица9.A1" office:value-type="string">
              <text:p text:style-name="P4">Стоимость услуги за 1 ед. (руб.)</text:p>
            </table:table-cell>
            <table:table-cell table:style-name="Таблица9.A1" office:value-type="string">
              <text:p text:style-name="P4">Требование</text:p>
            </table:table-cell>
          </table:table-row>
        </table:table-header-rows>
        <table:table-row>
          <table:table-cell table:style-name="Таблица9.A1" office:value-type="string">
            <text:p text:style-name="P6">1.</text:p>
          </table:table-cell>
          <table:table-cell table:style-name="Таблица9.A1" office:value-type="string">
            <text:p text:style-name="P6">Продление срока нахождения Товара</text:p>
          </table:table-cell>
          <table:table-cell table:style-name="Таблица9.A1" office:value-type="string">
            <text:p text:style-name="P6">7,5 (семь) российских рублей 50 (пятьдесят) копеек за 1 (единицу) Товара за 7 (семь) календарных дней</text:p>
          </table:table-cell>
          <table:table-cell table:style-name="Таблица9.A1" office:value-type="string">
            <text:p text:style-name="P5">При продлении срока нахождения Товара в ПВЗ, превышающего указанный Заказчиком на Портале, в Поручении или иным способом</text:p>
          </table:table-cell>
        </table:table-row>
      </table:table>
      <text:p text:style-name="Standard"/>
      <table:table table:name="Таблица10" table:style-name="Таблица10">
        <table:table-column table:style-name="Таблица10.A"/>
        <table:table-column table:style-name="Таблица10.B"/>
        <table:table-row>
          <table:table-cell table:style-name="Таблица10.A1" office:value-type="string">
            <text:p text:style-name="P3"/>
          </table:table-cell>
          <table:table-cell table:style-name="Таблица10.A1" office:value-type="string">
            <text:p text:style-name="P7"><text:span text:style-name="Strong_20_Emphasis"><text:span text:style-name="T3">Приложение № 2</text:span></text:span></text:p>
          </table:table-cell>
        </table:table-row>
        <table:table-row>
          <table:table-cell table:style-name="Таблица10.A1" office:value-type="string">
            <text:p text:style-name="P3"/>
          </table:table-cell>
          <table:table-cell table:style-name="Таблица10.A1" office:value-type="string">
            <text:p text:style-name="P7"><text:span text:style-name="Strong_20_Emphasis"><text:span text:style-name="T3">к Оферте об оказании услуг в ПВЗ</text:span></text:span></text:p>
          </table:table-cell>
        </table:table-row>
      </table:table>
      <text:h text:style-name="P1" text:outline-level="2"><text:soft-page-break/>Правила оказания услуг в ПВЗ</text:h>
      <text:p text:style-name="P19">Приложение содержит общие требования и правила оказания услуг в ПВЗ, которые распространяются на Исполнителей по Договору.</text:p>
      <text:p text:style-name="P11"><text:span text:style-name="Strong_20_Emphasis"><text:span text:style-name="T3">1. </text:span></text:span><text:span text:style-name="T4">Требования к осуществлению видов деятельности в ПВЗ</text:span></text:p>
      <text:p text:style-name="P13"><text:span text:style-name="Strong_20_Emphasis"><text:span text:style-name="T3">1.1. </text:span></text:span><text:span text:style-name="T4">Исполнитель вправе без согласования с Заказчиком осуществлять в ПВЗ следующие действия:</text:span></text:p>
      <text:p text:style-name="P14"><text:span text:style-name="Strong_20_Emphasis"><text:span text:style-name="T7">• </text:span></text:span><text:span text:style-name="T4">размещать вендинговые автоматы для продажи товаров;</text:span></text:p>
      <text:p text:style-name="P14"><text:span text:style-name="Strong_20_Emphasis"><text:span text:style-name="T7">• </text:span></text:span><text:span text:style-name="T4">размещать терминалы, предназначенные для оплаты услуг, реализация которых не связана с деятельностью Исполнителя, осуществляемой в ПВЗ по Договору;</text:span></text:p>
      <text:p text:style-name="P14"><text:span text:style-name="Strong_20_Emphasis"><text:span text:style-name="T7">• </text:span></text:span><text:span text:style-name="T4">размещать постаматы, но только при условии, если площадь ПВЗ составляет более 70 (семидесяти) кв. м;</text:span></text:p>
      <text:p text:style-name="P14"><text:span text:style-name="Strong_20_Emphasis"><text:span text:style-name="T7">• </text:span></text:span><text:span text:style-name="T4">размещать экобоксы для сбора бывших в употреблении (б/у) вещей и предметов;</text:span></text:p>
      <text:p text:style-name="P14"><text:span text:style-name="Strong_20_Emphasis"><text:span text:style-name="T7">• </text:span></text:span><text:span text:style-name="T4">осуществлять выдачу товаров, полученных от третьих лиц (маркетплейсов, ритейлеров, служб доставки, перевозчиков и т.д.), с соблюдением ограничений, установленных п. 5.9 Договора.</text:span></text:p>
      <text:p text:style-name="P13"><text:span text:style-name="Strong_20_Emphasis"><text:span text:style-name="T3">1.2. </text:span></text:span><text:span text:style-name="T4">В ПВЗ запрещается осуществлять следующие виды деятельности:</text:span></text:p>
      <text:p text:style-name="P14"><text:span text:style-name="Strong_20_Emphasis"><text:span text:style-name="T7">• </text:span></text:span><text:span text:style-name="T4">реализацию продуктов питания (за исключением продажи посредством вендингового автомата), алкогольной, спиртосодержащей продукции, табачной и никотиносодержащей продукции, табачных изделий, кальянов, устройств для потребления никотиносодержащей продукции; м;</text:span></text:p>
      <text:p text:style-name="P14"><text:span text:style-name="Strong_20_Emphasis"><text:span text:style-name="T7">• </text:span></text:span><text:span text:style-name="T4">лицензируемые виды деятельности, а также продажу товаров, свободный оборот которых запрещается или ограничивается законодательством страны, в которой расположен ПВЗ;</text:span></text:p>
      <text:p text:style-name="P14"><text:span text:style-name="Strong_20_Emphasis"><text:span text:style-name="T7">• </text:span></text:span><text:span text:style-name="T4">размещение в ПВЗ контрольно-кассовых аппаратов, терминалов и прием наличных/безналичных денежных средств, в том числе </text:span><text:soft-page-break/><text:span text:style-name="T4">посредством денежных переводов любым способом от третьих лиц, за Услуги, предусмотренные Договором или в качестве оплаты за Товары.</text:span></text:p>
      <text:p text:style-name="P11"><text:span text:style-name="Strong_20_Emphasis"><text:span text:style-name="T3">2. Порядок получения/возврата Товаров Исполнителем</text:span></text:span></text:p>
      <text:p text:style-name="P13"><text:span text:style-name="Strong_20_Emphasis"><text:span text:style-name="T3">2.1. </text:span></text:span><text:span text:style-name="T4">Исполнитель обязан осуществить приемку Товаров, полученных им в ПВЗ от Заказчика/Перевозчика/Продавца и отразить на Портале информацию о приемке Товаров в ПВЗ, в течение периода времени, установленного на Портале для территории, на которой расположен ПВЗ Исполнителя. Исполнитель обязуется обеспечить наличие на ПВЗ сканеров для считывания штрих-кодов и QR-кодов Товаров.</text:span></text:p>
      <text:p text:style-name="P19">За приемку Товаров Исполнителем со Склада от Перевозчика в соответствии с настоящим пунктом, предусмотрена мотивация согласно формуле, указанной в Тарифах (Приложение № 1 к Договору).</text:p>
      <text:p text:style-name="P13"><text:span text:style-name="Strong_20_Emphasis"><text:span text:style-name="T3">2.2. </text:span></text:span><text:span text:style-name="T4">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ить сведения о таком считывании Заказчику посредством Портала.</text:span></text:p>
      <text:p text:style-name="P14"><text:span text:style-name="Strong_20_Emphasis"><text:span text:style-name="T3">2.2.1. </text:span></text:span><text:span text:style-name="T4">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предоставлением фотоматериалов, подтверждающих невозможность считывания.</text:span></text:p>
      <text:p text:style-name="P11"><text:span text:style-name="Strong_20_Emphasis"><text:span text:style-name="T3">2.3. </text:span></text:span><text:span text:style-name="T4">Момент приемки Товаров Исполнителем в ПВЗ и момент предоставления Исполнителем сведений об обработке Товаров, а также данные об этих показателях фиксируются на Портале. Стороны признают, что для целей </text:span><text:soft-page-break/><text:span text:style-name="T4">расчета статистики своевременной обработки Товаров используются исключительно данные об указанных показателях, хранящиеся на Портале.</text:span></text:p>
      <text:p text:style-name="P11"><text:span text:style-name="Strong_20_Emphasis"><text:span text:style-name="T3">2.4. </text:span></text:span><text:span text:style-name="T4">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span></text:p>
      <text:p text:style-name="P13"><text:span text:style-name="Strong_20_Emphasis"><text:span text:style-name="T7">• </text:span></text:span><text:span text:style-name="T4">отказа от Товара Клиентом, или</text:span></text:p>
      <text:p text:style-name="P13"><text:span text:style-name="Strong_20_Emphasis"><text:span text:style-name="T7">• </text:span></text:span><text:span text:style-name="T4">истечения срока, когда Товар мог быть получен в ПВЗ Исполнителя, или</text:span></text:p>
      <text:p text:style-name="P13"><text:span text:style-name="Strong_20_Emphasis"><text:span text:style-name="T7">• </text:span></text:span><text:span text:style-name="T4">отмены Поручения.</text:span></text:p>
      <text:p text:style-name="P13"><text:span text:style-name="Strong_20_Emphasis"><text:span text:style-name="T3">2.4.1. </text:span></text:span><text:span text:style-name="T4">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считаться не подготовленными для возврата на Склад. 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span></text:p>
      <text:p text:style-name="P13"><text:span text:style-name="Strong_20_Emphasis"><text:span text:style-name="T3">2.4.2. </text:span></text:span><text:span text:style-name="T4">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span></text:p>
      <text:p text:style-name="P11"><text:soft-page-break/><text:span text:style-name="Strong_20_Emphasis"><text:span text:style-name="T3">2.5. </text:span></text:span><text:span text:style-name="T4">Исполнитель обязуется принимать от Продавцов Маркетплейс Товары и Товары в Маркетплейс-коробах (габариты которых указаны в Поручении на Портале) исключительно в присутствии Продавцов, либо лиц, документально уполномоченных Продавцами на передачу таких Товаров, под камерами видеонаблюдения, установленными на ПВЗ, и хранить их до передачи Перевозчику для доставки на Склад, выдачи Получателю или возврата Продавцу. При этом Исполнители обязаны:</text:span></text:p>
      <text:p text:style-name="P19">При этом Исполнители обязаны:</text:p>
      <text:p text:style-name="P13"><text:span text:style-name="Strong_20_Emphasis"><text:span text:style-name="T7">• </text:span></text:span><text:span text:style-name="T4">оформлять документы, связанные с приёмкой/отправкой Товаров;</text:span></text:p>
      <text:p text:style-name="P13"><text:span text:style-name="Strong_20_Emphasis"><text:span text:style-name="T7">• </text:span></text:span><text:span text:style-name="T4">проставлять подписи с расшифровкой и печать (при её наличии) грузополучателя/грузоотправителя;</text:span></text:p>
      <text:p text:style-name="P13"><text:span text:style-name="Strong_20_Emphasis"><text:span text:style-name="T7">• </text:span></text:span><text:span text:style-name="T4">делать отметки о расхождениях (как излишек, так и недостаток), при их фактическом выявлении;</text:span></text:p>
      <text:p text:style-name="P19">Исполнитель не вправе принимать от Продавцов в ПВЗ Маркетплейс-короба или Маркетплейс Товары, несоответствующие требуемым габаритам. Вознаграждение Исполнителя за приемку Маркетплейс Товаров, и также Маркетплейс-коробов с дальнейшей передачей их для доставки на Склад, рассчитывается за каждую единицу Товара, принятого на ПВЗ, согласно Тарифам (Приложение №1 к Договору).</text:p>
      <text:p text:style-name="P11"><text:span text:style-name="Strong_20_Emphasis"><text:span text:style-name="T3">2.6. </text:span></text:span><text:span text:style-name="T4">Исполнитель обязуется осуществлять обработку Товаров, поступающих от Продавцов на Склад, а также от Продавцов для передачи Получателям (входящая обработка Товаров) либо предназначенных для передачи Продавцам со Склада (исходящая обработка Товаров), исключительно в присутствии Продавцов либо лиц, документально уполномоченных Продавцами на передачу/приемку таких Товаров под камерами видеонаблюдения, установленными на ПВЗ.</text:span></text:p>
      <text:p text:style-name="P13"><text:soft-page-break/><text:span text:style-name="Strong_20_Emphasis"><text:span text:style-name="T3">2.6.1. </text:span></text:span><text:span text:style-name="T4">В случае непредоставления Исполнителем по требованию Заказчика записи с камер видеонаблюдения в течение 2 (двух) часов с момента поступления соответствующего запроса Заказчика, подтверждающей факт входящей и/или исходящей обработки Исполнителем Товаров Продавцов в соответствии с условиями настоящего пункта, факт обработки Исполнителем Товаров Продавцов считается не подтвержденным.</text:span></text:p>
      <text:p text:style-name="P13"><text:span text:style-name="Strong_20_Emphasis"><text:span text:style-name="T3">2.6.2. </text:span></text:span><text:span text:style-name="T4">При невозможности подтвердить выполнение входящей и/или исходящей обработки Товаров Исполнителем на ПВЗ, Исполнитель возвращает Заказчику необоснованно уплаченную премию, Вознаграждение в полном объеме.</text:span></text:p>
      <text:p text:style-name="P13"><text:span text:style-name="Strong_20_Emphasis"><text:span text:style-name="T3">2.6.3. </text:span></text:span><text:span text:style-name="T4">Исполнитель обязан обеспечить возможность доставки и вывоза Товара в/из ПВЗ сотрудникам Заказчика, Перевозчику, привлеченному Заказчиком, в любое время суток.</text:span></text:p>
      <text:p text:style-name="P11"><text:span text:style-name="Strong_20_Emphasis"><text:span text:style-name="T3">3. Требования к подготовке Товаров к возврату</text:span></text:span></text:p>
      <text:p text:style-name="P13"><text:span text:style-name="Strong_20_Emphasis"><text:span text:style-name="T3">3.1. </text:span></text:span><text:span text:style-name="T4">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span></text:p>
      <text:p text:style-name="P10"><text:span text:style-name="Strong_20_Emphasis"><text:span text:style-name="T3">3.2. </text:span></text:span><text:span text:style-name="T4">Подготовка Товаров к возврату должна осуществляться ежедневно согласно инструкциям, указанным на сайте </text:span><text:a xlink:type="simple" xlink:href="https://edtech.rwb.ru/" office:target-frame-name="_blank" xlink:show="new" text:style-name="Internet_20_link" text:visited-style-name="Visited_20_Internet_20_Link"><text:span text:style-name="T8">https://edtech.rwb.ru</text:span></text:a><text:span text:style-name="T4"> , при наличии у Исполнителя стола, предназначенного для подготовки Товаров к возврату, то только на таком столе с использованием сейф-пакетов и только под камерой видеонаблюдения, установленной на столе подготовки Товаров к возврату. Исполнитель обязуется по требованию Заказчика оборудовать ПВЗ столом для подготовки Товаров к возврату. Заказчик предоставляет сейф-пакеты Исполнителю согласно условиям, указанным на Портале.</text:span></text:p>
      <text:p text:style-name="P13"><text:soft-page-break/><text:span text:style-name="Strong_20_Emphasis"><text:span text:style-name="T3">3.3. </text:span></text:span><text:span text:style-name="T4">Подготовке к возврату подлежат Товары надлежащего качества со вскрытой или поврежденной упаковкой. При подготовке Товара к возврату Исполнитель обязуется проверить Товар на наличие недостатка, а также обращаться с Товаром с должной осмотрительностью, характерной для разумного и добросовестного участника гражданского оборота.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span></text:p>
      <text:p text:style-name="P13"><text:span text:style-name="Strong_20_Emphasis"><text:span text:style-name="T3">3.4. </text:span></text:span><text:span text:style-name="T4">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относящихся к Товару, подготовленному к возврату.</text:span></text:p>
      <text:p text:style-name="P11"><text:span text:style-name="Strong_20_Emphasis"><text:span text:style-name="T3">4. Требования к обслуживанию Клиентов</text:span></text:span></text:p>
      <text:p text:style-name="P13"><text:span text:style-name="Strong_20_Emphasis"><text:span text:style-name="T3">4.1. </text:span></text:span><text:span text:style-name="T4">Для надлежащего оказания Услуг в ПВЗ Исполнитель обязан обеспечить установку компьютера с операционной системой, посредством которой возможно надлежащее оказание Услуг, как, например, Windows 10/11 (x64), Linux, macOS.</text:span></text:p>
      <text:p text:style-name="P13"><text:span text:style-name="Strong_20_Emphasis"><text:span text:style-name="T3">4.2. </text:span></text:span><text:span text:style-name="T4">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text:span><text:soft-page-break/><text:span text:style-name="T4">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span></text:p>
      <text:p text:style-name="P14"><text:span text:style-name="Strong_20_Emphasis"><text:span text:style-name="T3">4.2.1. </text:span></text:span><text:span text:style-name="T4">В случае получения Заказчиком от Клиентов/Продавцов двух и более жалоб/обращений о наличии очередей в ПВЗ, а также при выявлении очередей в ПВЗ в ходе проведенных Заказчиком контрольных мероприятий, в том числе путем просмотра видеозаписей с камер видеонаблюдения в ПВЗ, Заказчик направляет Исполнителю уведомление о необходимости улучшения качества оказания Услуг в ПВЗ.</text:span></text:p>
      <text:p text:style-name="P13"><text:span text:style-name="Strong_20_Emphasis"><text:span text:style-name="T3">4.3. </text:span></text:span><text:span text:style-name="T4">Все взаиморасчеты между Заказчиком и Клиентом должны производиться Исполнителем исключительно дистанционным способом через Портал.</text:span></text:p>
      <text:p text:style-name="P13"><text:span text:style-name="Strong_20_Emphasis"><text:span text:style-name="T3">4.4. </text:span></text:span><text:span text:style-name="T4">Исполнитель обязуется при выдаче Товаров Клиентам в ПВЗ и путем курьерской доставки по требованию Клиента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этом отметку на Портале. Заказчик предоставляет пакеты Исполнителю согласно условиям, указанным на Портале.</text:span></text:p>
      <text:p text:style-name="P13"><text:span text:style-name="Strong_20_Emphasis"><text:span text:style-name="T3">4.5. </text:span></text:span><text:span text:style-name="T4">Исполнитель обязуется в рабочее время ПВЗ обеспечить ношение форменной одежды Заказчика лицами, осуществляющими взаимодействие (обслуживание) с Клиентами/Продавцами в Клиентской зоне. Форменная одежда должна соответствовать требованиям, указанным в разделе «Брендбук» Регламента состояния ПВЗ.</text:span></text:p>
      <text:p text:style-name="P13"><text:span text:style-name="Strong_20_Emphasis"><text:span text:style-name="T3">4.6. </text:span></text:span><text:span text:style-name="T4">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text:span><text:soft-page-break/><text:span text:style-name="T4">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span></text:p>
      <text:p text:style-name="P11"><text:span text:style-name="Strong_20_Emphasis"><text:span text:style-name="T3">5. Продолжительность оказания Услуг</text:span></text:span></text:p>
      <text:p text:style-name="P13"><text:span text:style-name="Strong_20_Emphasis"><text:span text:style-name="T3">5.1. </text:span></text:span><text:span text:style-name="T4">Исполнитель обязан по согласованию с Заказчиком посредством функционала Личного кабинета Исполнителя на Портале оказывать Услуги со следующей периодичностью:</text:span></text:p>
      <text:p text:style-name="P14"><text:span text:style-name="Strong_20_Emphasis"><text:span text:style-name="T3">5.1.1. </text:span></text:span><text:span text:style-name="T4">Исполнитель обязан оказывать Услуги в каждом ПВЗ ежедневно и в согласованный с Заказчиком период времени, продолжительность которого составляет не менее 12 (двенадцати) часов в сутки. Для ПВЗ, открытых по упрощенным условиям, продолжительность составляет не менее 9 (часов) в сутки. Период времени должен соответствовать началу каждого часа по местному времени, к примеру: с 08:00, либо с 09:00, либо с 10:00 утра и т.д. Исполнитель не вправе начинать оказание Услуг с нарушением этого временного периода.</text:span></text:p>
      <text:p text:style-name="P14"><text:span text:style-name="Strong_20_Emphasis"><text:span text:style-name="T3">5.1.2. </text:span></text:span><text:span text:style-name="T4">Исполнитель вправе по согласованию с Заказчиком увеличить или уменьшить период ежедневного оказания Услуг, но не более, чем на 3 (три) часа от минимально установленного на Портале периода работы ПВЗ.</text:span></text:p>
      <text:p text:style-name="P14"><text:span text:style-name="Strong_20_Emphasis"><text:span text:style-name="T3">5.1.3. </text:span></text:span><text:span text:style-name="T4">Заказчик вправе уведомить Исполнителя о необходимости увеличения времени ежедневного оказания Услуг в ПВЗ (не более чем на 3 (три) часа) на определенный Заказчиком периодом времени. Уведомление направляется посредством Портала не позднее чем за 3 (три) календарных дня до увеличения времени ежедневного оказания Услуг в ПВЗ.</text:span></text:p>
      <text:p text:style-name="P11"><text:span text:style-name="Strong_20_Emphasis"><text:span text:style-name="T3">6. Контроль качества оказания Услуг</text:span></text:span></text:p>
      <text:p text:style-name="P13"><text:soft-page-break/><text:span text:style-name="Strong_20_Emphasis"><text:span text:style-name="T3">6.1. </text:span></text:span><text:span text:style-name="T4">Исполнитель, заключая Договор, подтверждает предоставление Заказчику (его представителям) права на проведение проверок качества оказания Услуг, в том числе права на беспрепятственный доступ в ПВЗ, включая, но не ограничиваясь: в целях проведения инвентаризации Товаров и (или) проверки их наличия в местах хранения (в ПВЗ), а также в целях изъятия Товаров и их вывоза Заказчиком в случаях, предусмотренных Договором.</text:span></text:p>
      <text:p text:style-name="P13"><text:span text:style-name="Strong_20_Emphasis"><text:span text:style-name="T3">6.2. </text:span></text:span><text:span text:style-name="T4">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 В случае если Исполнитель не проводит инвентаризацию Товаров в ПВЗ в установленные настоящим пунктом сроки, Товары, числящиеся на ПВЗ, начиная со дня, следующего за последним представленным для инвентаризации днем, считаются утраченными.</text:span></text:p>
      <text:p text:style-name="P13"><text:span text:style-name="Strong_20_Emphasis"><text:span text:style-name="T3">6.3. </text:span></text:span><text:span text:style-name="T4">Исполнитель обязан предоставлять Заказчику сведения о возможности оказания Услуг, в том числе:</text:span></text:p>
      <text:p text:style-name="P14"><text:span text:style-name="Strong_20_Emphasis"><text:span text:style-name="T3">6.3.1. </text:span></text:span><text:span text:style-name="T4">В течение 3 (трех) календарных дней с момента получения запроса посредством Портала предоставить Заказчику качественные фотоснимки ПВЗ (в соответствии с требованиями и указаниями Заказчика) путем их размещения (загрузки) на Портал по адресу и согласно инструкциям, указанным на Портале и в ЛК, или иным определенным Заказчиком способом.</text:span></text:p>
      <text:p text:style-name="P14"><text:soft-page-break/><text:span text:style-name="Strong_20_Emphasis"><text:span text:style-name="T3">6.3.2. </text:span></text:span><text:span text:style-name="T4">Предоставить Заказчику полный доступ к камерам видеонаблюдения в ПВЗ в период действия Договора с правом обработки/хранения/копирования информации, полученной с камер видеонаблюдения.</text:span></text:p>
      <text:p text:style-name="P13"><text:span text:style-name="Strong_20_Emphasis"><text:span text:style-name="T3">6.4. </text:span></text:span><text:span text:style-name="T4">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Заказчиком период времени.</text:span></text:p>
      <text:p text:style-name="P14"><text:span text:style-name="Strong_20_Emphasis"><text:span text:style-name="T3">6.4.1. </text:span></text:span><text:span text:style-name="T4">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span></text:p>
      <text:p text:style-name="P13"><text:span text:style-name="Strong_20_Emphasis"><text:span text:style-name="T3">6.5. </text:span></text:span><text:span text:style-name="T4">Исполнитель обязан предоставить Заказчику в порядке, предусмотренном пунктами 6.3, 6.4 настоящих Правил оказания услуг, фото- и видеоматериалы, соответствующие действительности, в том числе, но не ограничиваясь, относительно места, даты или времени съемки.</text:span></text:p>
      <text:p text:style-name="P13"><text:span text:style-name="Strong_20_Emphasis"><text:span text:style-name="T3">6.6. </text:span></text:span><text:span text:style-name="T4">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упаковочный материал и т.п.) в собранном, сложенном виде, предназначенные для возврата Заказчику. Заказчик вправе проводить проверки выполнения требований данного пункта по своей инициативе или на основании жалоб Клиентов.</text:span></text:p>
      <text:p text:style-name="P13"><text:span text:style-name="Strong_20_Emphasis"><text:span text:style-name="T3">7. </text:span></text:span><text:span text:style-name="T4">Дополнение № 1 – список регионов места нахождения ПВЗ для п. 2.4.1:</text:span></text:p>
      <text:p text:style-name="P25"><text:soft-page-break/>• <text:span text:style-name="T2">Воркута</text:span></text:p>
      <text:p text:style-name="P25">• <text:span text:style-name="T2">Инта</text:span></text:p>
      <text:p text:style-name="P25">• <text:span text:style-name="T2">Усинск</text:span></text:p>
      <text:p text:style-name="P25">• <text:span text:style-name="T2">Печора</text:span></text:p>
      <text:p text:style-name="P25">• <text:span text:style-name="T2">Салехард</text:span></text:p>
      <text:p text:style-name="P25">• <text:span text:style-name="T2">Лабытнанги</text:span></text:p>
      <text:p text:style-name="P25">• <text:span text:style-name="T2">Мужи</text:span></text:p>
      <text:p text:style-name="P25">• <text:span text:style-name="T2">Яр-Сале</text:span></text:p>
      <text:p text:style-name="P25">• <text:span text:style-name="T2">Нарьян-Мар</text:span></text:p>
      <text:p text:style-name="P25">• <text:span text:style-name="T2">Батагай</text:span></text:p>
      <text:p text:style-name="P25">• <text:span text:style-name="T2">Анадырь</text:span></text:p>
      <text:p text:style-name="P25">• <text:span text:style-name="T2">Норильск</text:span></text:p>
      <text:p text:style-name="P25">• <text:span text:style-name="T2">Новая Чара</text:span></text:p>
      <text:p text:style-name="P25">• <text:span text:style-name="T2">Хандыга</text:span></text:p>
      <text:p text:style-name="P25">• <text:span text:style-name="T2">Нюрба</text:span></text:p>
      <text:p text:style-name="P25">• <text:span text:style-name="T2">Сунтар</text:span></text:p>
      <text:p text:style-name="P25">• <text:span text:style-name="T2">Магадан</text:span></text:p>
      <text:p text:style-name="Standard"/>
      <table:table table:name="Таблица11" table:style-name="Таблица11">
        <table:table-column table:style-name="Таблица11.A"/>
        <table:table-column table:style-name="Таблица11.B"/>
        <table:table-row>
          <table:table-cell table:style-name="Таблица11.A1" office:value-type="string">
            <text:p text:style-name="P3"/>
          </table:table-cell>
          <table:table-cell table:style-name="Таблица11.A1" office:value-type="string">
            <text:p text:style-name="P7"><text:span text:style-name="Strong_20_Emphasis"><text:span text:style-name="T3">Приложение № 3</text:span></text:span></text:p>
          </table:table-cell>
        </table:table-row>
        <table:table-row>
          <table:table-cell table:style-name="Таблица11.A1" office:value-type="string">
            <text:p text:style-name="P3"/>
          </table:table-cell>
          <table:table-cell table:style-name="Таблица11.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oft-page-break/><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text:span><text:soft-page-break/><text:span text:style-name="T4">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text:span><text:soft-page-break/><text:span text:style-name="T4">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text:soft-page-break/>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text:soft-page-break/>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oft-page-break/><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oft-page-break/><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быть освобожден от обязанности оборудовать входную дверь в ПВЗ вышеуказанным замком и контроллером.</text:span></text:p>
      <text:p text:style-name="P11"><text:soft-page-break/><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 <text:span text:style-name="T2">размер матрицы: не менее 1/2.8 дюйма;</text:span></text:p>
      <text:p text:style-name="P25"><text:soft-page-break/>—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3"/>
          </table:table-cell>
          <table:table-cell table:style-name="Таблица12.A1" office:value-type="string">
            <text:p text:style-name="P7"><text:span text:style-name="Strong_20_Emphasis"><text:span text:style-name="T3">Приложение № 4</text:span></text:span></text:p>
          </table:table-cell>
        </table:table-row>
        <table:table-row>
          <table:table-cell table:style-name="Таблица12.A1" office:value-type="string">
            <text:p text:style-name="P3"/>
          </table:table-cell>
          <table:table-cell table:style-name="Таблица12.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header-rows>
          <table:table-row>
            <table:table-cell table:style-name="Таблица13.A1" office:value-type="string">
              <text:p text:style-name="P8">№ <text:span text:style-name="T6">строки</text:span></text:p>
            </table:table-cell>
            <table:table-cell table:style-name="Таблица13.A1" office:value-type="string">
              <text:p text:style-name="P8">№ <text:span text:style-name="T6">раздела или пп. Договора</text:span></text:p>
            </table:table-cell>
            <table:table-cell table:style-name="Таблица13.A1" office:value-type="string">
              <text:p text:style-name="P4">Договор</text:p>
            </table:table-cell>
            <table:table-cell table:style-name="Таблица13.A1" office:value-type="string">
              <text:p text:style-name="P4">ОТВЕТСТВЕННОСТЬ / РАЗМЕР ШТРАФОВ</text:p>
            </table:table-cell>
          </table:table-row>
        </table:table-header-rows>
        <table:table-row>
          <table:table-cell table:style-name="Таблица13.A1" office:value-type="string">
            <text:p text:style-name="P6">1.</text:p>
          </table:table-cell>
          <table:table-cell table:style-name="Таблица13.A1" office:value-type="string">
            <text:p text:style-name="P6">5.1.</text:p>
          </table:table-cell>
          <table:table-cell table:style-name="Таблица13.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13.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13.A1" office:value-type="string">
            <text:p text:style-name="P6">2.</text:p>
          </table:table-cell>
          <table:table-cell table:style-name="Таблица13.A1" office:value-type="string">
            <text:p text:style-name="P6">5.2.</text:p>
          </table:table-cell>
          <table:table-cell table:style-name="Таблица13.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13.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13.A1" office:value-type="string">
            <text:p text:style-name="P6">3.</text:p>
          </table:table-cell>
          <table:table-cell table:style-name="Таблица13.A1" office:value-type="string">
            <text:p text:style-name="P6">5.7.</text:p>
          </table:table-cell>
          <table:table-cell table:style-name="Таблица13.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1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13.A1" office:value-type="string">
            <text:p text:style-name="P6">4.</text:p>
          </table:table-cell>
          <table:table-cell table:style-name="Таблица13.A1" office:value-type="string">
            <text:p text:style-name="P6">5.8.</text:p>
          </table:table-cell>
          <table:table-cell table:style-name="Таблица13.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13.A1" office:value-type="string">
            <text:p text:style-name="P6">2 500 000 (два миллиона пятьсот тысяч) российских рублей.</text:p>
          </table:table-cell>
        </table:table-row>
        <table:table-row>
          <table:table-cell table:style-name="Таблица13.A1" office:value-type="string">
            <text:p text:style-name="P6">5.</text:p>
          </table:table-cell>
          <table:table-cell table:style-name="Таблица13.A1" office:value-type="string">
            <text:p text:style-name="P6">5.9.</text:p>
          </table:table-cell>
          <table:table-cell table:style-name="Таблица13.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13.A1" office:value-type="string">
            <text:p text:style-name="P6">10 000 (десять тысяч) <text:soft-page-break/>российских рублей;</text:p>
          </table:table-cell>
        </table:table-row>
        <table:table-row>
          <table:table-cell table:style-name="Таблица13.A1" office:value-type="string">
            <text:p text:style-name="P6">6.</text:p>
          </table:table-cell>
          <table:table-cell table:style-name="Таблица13.A1" office:value-type="string">
            <text:p text:style-name="P6">5.10.</text:p>
          </table:table-cell>
          <table:table-cell table:style-name="Таблица13.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13.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13.A1" office:value-type="string">
            <text:p text:style-name="P6">7.</text:p>
          </table:table-cell>
          <table:table-cell table:style-name="Таблица13.A1" office:value-type="string">
            <text:p text:style-name="P6">5.11</text:p>
          </table:table-cell>
          <table:table-cell table:style-name="Таблица13.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13.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13.A1" office:value-type="string">
            <text:p text:style-name="P6">8.</text:p>
          </table:table-cell>
          <table:table-cell table:style-name="Таблица13.A1" office:value-type="string">
            <text:p text:style-name="P6">5.12.</text:p>
          </table:table-cell>
          <table:table-cell table:style-name="Таблица13.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1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13.A1" office:value-type="string">
            <text:p text:style-name="P6">9.</text:p>
          </table:table-cell>
          <table:table-cell table:style-name="Таблица13.A1" office:value-type="string">
            <text:p text:style-name="P6">5.13.</text:p>
          </table:table-cell>
          <table:table-cell table:style-name="Таблица13.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13.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13.A1" office:value-type="string">
            <text:p text:style-name="P6">10.</text:p>
          </table:table-cell>
          <table:table-cell table:style-name="Таблица13.A1" office:value-type="string">
            <text:p text:style-name="P6">5.14.</text:p>
          </table:table-cell>
          <table:table-cell table:style-name="Таблица13.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1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13.A1" office:value-type="string">
            <text:p text:style-name="P6">11.</text:p>
          </table:table-cell>
          <table:table-cell table:style-name="Таблица13.A1" office:value-type="string">
            <text:p text:style-name="P6">5.15.</text:p>
          </table:table-cell>
          <table:table-cell table:style-name="Таблица13.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13.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13.A1" office:value-type="string">
            <text:p text:style-name="P6">12.</text:p>
          </table:table-cell>
          <table:table-cell table:style-name="Таблица13.A1" office:value-type="string">
            <text:p text:style-name="P6">5.17.</text:p>
          </table:table-cell>
          <table:table-cell table:style-name="Таблица13.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13.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13.A1" office:value-type="string">
            <text:p text:style-name="P6">13.</text:p>
          </table:table-cell>
          <table:table-cell table:style-name="Таблица13.A1" office:value-type="string">
            <text:p text:style-name="P6">5.18.</text:p>
          </table:table-cell>
          <table:table-cell table:style-name="Таблица13.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13.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13.A1" office:value-type="string">
            <text:p text:style-name="P6">14.</text:p>
          </table:table-cell>
          <table:table-cell table:style-name="Таблица13.A1" office:value-type="string">
            <text:p text:style-name="P6">5.19.</text:p>
          </table:table-cell>
          <table:table-cell table:style-name="Таблица13.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13.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13.A1" office:value-type="string">
            <text:p text:style-name="P6">15.</text:p>
          </table:table-cell>
          <table:table-cell table:style-name="Таблица13.A1" office:value-type="string">
            <text:p text:style-name="P6">5.20.</text:p>
          </table:table-cell>
          <table:table-cell table:style-name="Таблица13.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13.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13.A1" office:value-type="string">
            <text:p text:style-name="P6">16.</text:p>
          </table:table-cell>
          <table:table-cell table:style-name="Таблица13.A1" office:value-type="string">
            <text:p text:style-name="P6">5.21.</text:p>
          </table:table-cell>
          <table:table-cell table:style-name="Таблица13.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13.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13.A1" office:value-type="string">
            <text:p text:style-name="P6">17.</text:p>
          </table:table-cell>
          <table:table-cell table:style-name="Таблица13.A1" office:value-type="string">
            <text:p text:style-name="P6">5.22.</text:p>
          </table:table-cell>
          <table:table-cell table:style-name="Таблица13.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13.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13.A1" office:value-type="string">
            <text:p text:style-name="P6">18.</text:p>
          </table:table-cell>
          <table:table-cell table:style-name="Таблица13.A1" office:value-type="string">
            <text:p text:style-name="P6">5.23.</text:p>
          </table:table-cell>
          <table:table-cell table:style-name="Таблица13.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13.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13.A1" office:value-type="string">
            <text:p text:style-name="P6">19.</text:p>
          </table:table-cell>
          <table:table-cell table:style-name="Таблица13.A1" office:value-type="string">
            <text:p text:style-name="P6">9.1.1, 9.1.2, 9.1.3, 9.1.4, 9.1.6, 9.1.8, 9.3, 9.4</text:p>
          </table:table-cell>
          <table:table-cell table:style-name="Таблица13.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13.A1" office:value-type="string">
            <text:p text:style-name="P6">За каждое выявленное нарушение – 10 000 (десять тысяч) российских рублей.</text:p>
          </table:table-cell>
        </table:table-row>
        <table:table-row>
          <table:table-cell table:style-name="Таблица13.A1" office:value-type="string">
            <text:p text:style-name="P6">20.</text:p>
          </table:table-cell>
          <table:table-cell table:style-name="Таблица13.A1" office:value-type="string">
            <text:p text:style-name="P6">9.1.5, 9.1.7, 9.1.9, 9.1.10, 9.2.</text:p>
          </table:table-cell>
          <table:table-cell table:style-name="Таблица13.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1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13.A1" office:value-type="string">
            <text:p text:style-name="P6">21.</text:p>
          </table:table-cell>
          <table:table-cell table:style-name="Таблица13.A1" office:value-type="string">
            <text:p text:style-name="P6">Раздел 10</text:p>
          </table:table-cell>
          <table:table-cell table:style-name="Таблица13.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13.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14" table:style-name="Таблица14">
        <table:table-column table:style-name="Таблица14.A"/>
        <table:table-column table:style-name="Таблица14.B"/>
        <table:table-column table:style-name="Таблица14.C"/>
        <table:table-column table:style-name="Таблица14.D"/>
        <table:table-header-rows>
          <table:table-row>
            <table:table-cell table:style-name="Таблица14.A1" office:value-type="string">
              <text:p text:style-name="P8">№ <text:span text:style-name="T6">строки</text:span></text:p>
            </table:table-cell>
            <table:table-cell table:style-name="Таблица14.A1" office:value-type="string">
              <text:p text:style-name="P8">№ <text:span text:style-name="T6">раздела или пп. Договора</text:span></text:p>
            </table:table-cell>
            <table:table-cell table:style-name="Таблица14.A1" office:value-type="string">
              <text:p text:style-name="P4">Приложение №2 (Правила оказания услуг)</text:p>
            </table:table-cell>
            <table:table-cell table:style-name="Таблица14.A1" office:value-type="string">
              <text:p text:style-name="P4">ОТВЕТСТВЕННОСТЬ / РАЗМЕР ШТРАФОВ</text:p>
            </table:table-cell>
          </table:table-row>
        </table:table-header-rows>
        <table:table-row>
          <table:table-cell table:style-name="Таблица14.A1" office:value-type="string">
            <text:p text:style-name="P6">22.</text:p>
          </table:table-cell>
          <table:table-cell table:style-name="Таблица14.A1" office:value-type="string">
            <text:p text:style-name="P6">2.2, 2.2.1.</text:p>
          </table:table-cell>
          <table:table-cell table:style-name="Таблица14.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1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14.A1" office:value-type="string">
            <text:p text:style-name="P6">23.</text:p>
          </table:table-cell>
          <table:table-cell table:style-name="Таблица14.A1" office:value-type="string">
            <text:p text:style-name="P6">2.4, 2.4.1, 2.4.2.</text:p>
          </table:table-cell>
          <table:table-cell table:style-name="Таблица14.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14.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14.A1" office:value-type="string">
            <text:p text:style-name="P6">24.</text:p>
          </table:table-cell>
          <table:table-cell table:style-name="Таблица14.A1" office:value-type="string">
            <text:p text:style-name="P6">3.1.</text:p>
          </table:table-cell>
          <table:table-cell table:style-name="Таблица14.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14.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14.A1" office:value-type="string">
            <text:p text:style-name="P6">25.</text:p>
          </table:table-cell>
          <table:table-cell table:style-name="Таблица14.A1" office:value-type="string">
            <text:p text:style-name="P6">3.4.</text:p>
          </table:table-cell>
          <table:table-cell table:style-name="Таблица14.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14.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14.A1" office:value-type="string">
            <text:p text:style-name="P6">26.</text:p>
          </table:table-cell>
          <table:table-cell table:style-name="Таблица14.A1" office:value-type="string">
            <text:p text:style-name="P6">4.2.</text:p>
          </table:table-cell>
          <table:table-cell table:style-name="Таблица14.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1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14.A1" office:value-type="string">
            <text:p text:style-name="P6">27.</text:p>
          </table:table-cell>
          <table:table-cell table:style-name="Таблица14.A1" office:value-type="string">
            <text:p text:style-name="P6">4.3.</text:p>
          </table:table-cell>
          <table:table-cell table:style-name="Таблица14.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14.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14.A1" office:value-type="string">
            <text:p text:style-name="P6">28.</text:p>
          </table:table-cell>
          <table:table-cell table:style-name="Таблица14.A1" office:value-type="string">
            <text:p text:style-name="P6">4.4.</text:p>
          </table:table-cell>
          <table:table-cell table:style-name="Таблица14.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14.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14.A1" office:value-type="string">
            <text:p text:style-name="P6">29.</text:p>
          </table:table-cell>
          <table:table-cell table:style-name="Таблица14.A1" office:value-type="string">
            <text:p text:style-name="P6">4.6.</text:p>
          </table:table-cell>
          <table:table-cell table:style-name="Таблица14.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14.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14.A1" office:value-type="string">
            <text:p text:style-name="P6">30.</text:p>
          </table:table-cell>
          <table:table-cell table:style-name="Таблица14.A1" office:value-type="string">
            <text:p text:style-name="P6">6.2.</text:p>
          </table:table-cell>
          <table:table-cell table:style-name="Таблица14.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14.A1" office:value-type="string">
            <text:p text:style-name="P6">За каждое выявленное нарушение – 50 000 (пятьдесят тысяч) российских рублей.</text:p>
          </table:table-cell>
        </table:table-row>
        <table:table-row>
          <table:table-cell table:style-name="Таблица14.A1" office:value-type="string">
            <text:p text:style-name="P6">31.</text:p>
          </table:table-cell>
          <table:table-cell table:style-name="Таблица14.A1" office:value-type="string">
            <text:p text:style-name="P6">6.4.<text:line-break/>6.4.1.</text:p>
          </table:table-cell>
          <table:table-cell table:style-name="Таблица14.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14.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14.A1" office:value-type="string">
            <text:p text:style-name="P6">32.</text:p>
          </table:table-cell>
          <table:table-cell table:style-name="Таблица14.A1" office:value-type="string">
            <text:p text:style-name="P6">6.6.</text:p>
          </table:table-cell>
          <table:table-cell table:style-name="Таблица14.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1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14.A1" office:value-type="string">
            <text:p text:style-name="P6">33.</text:p>
          </table:table-cell>
          <table:table-cell table:style-name="Таблица14.A1" office:value-type="string">
            <text:p text:style-name="P3"/>
          </table:table-cell>
          <table:table-cell table:style-name="Таблица14.A1" office:value-type="string">
            <text:p text:style-name="P6">За иные нарушения Правил оказания услуг, не поименованные в Приложении № 2.</text:p>
          </table:table-cell>
          <table:table-cell table:style-name="Таблица14.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table-cell table:style-name="Таблица15.A1" office:value-type="string">
              <text:p text:style-name="P8">№ <text:span text:style-name="T6">строки</text:span></text:p>
            </table:table-cell>
            <table:table-cell table:style-name="Таблица15.A1" office:value-type="string">
              <text:p text:style-name="P8">№ <text:span text:style-name="T6">раздела или пп. Договора</text:span></text:p>
            </table:table-cell>
            <table:table-cell table:style-name="Таблица15.A1" office:value-type="string">
              <text:p text:style-name="P4">Приложение №3 (Регламент состояния ПВЗ)</text:p>
            </table:table-cell>
            <table:table-cell table:style-name="Таблица15.A1" office:value-type="string">
              <text:p text:style-name="P4">ОТВЕТСТВЕННОСТЬ / РАЗМЕР ШТРАФОВ</text:p>
            </table:table-cell>
          </table:table-row>
        </table:table-header-rows>
        <table:table-row>
          <table:table-cell table:style-name="Таблица15.A1" office:value-type="string">
            <text:p text:style-name="P6">34.</text:p>
          </table:table-cell>
          <table:table-cell table:style-name="Таблица15.A1" office:value-type="string">
            <text:p text:style-name="P6">3.7.</text:p>
          </table:table-cell>
          <table:table-cell table:style-name="Таблица15.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15.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15.A1" office:value-type="string">
            <text:p text:style-name="P6">35.</text:p>
          </table:table-cell>
          <table:table-cell table:style-name="Таблица15.A1" office:value-type="string">
            <text:p text:style-name="P6">3.15.1.</text:p>
          </table:table-cell>
          <table:table-cell table:style-name="Таблица15.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15.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16" table:style-name="Таблица16">
        <table:table-column table:style-name="Таблица16.A"/>
        <table:table-column table:style-name="Таблица16.B"/>
        <table:table-row>
          <table:table-cell table:style-name="Таблица16.A1" office:value-type="string">
            <text:p text:style-name="P3"/>
          </table:table-cell>
          <table:table-cell table:style-name="Таблица16.A1" office:value-type="string">
            <text:p text:style-name="P7"><text:span text:style-name="Strong_20_Emphasis"><text:span text:style-name="T3">Приложение № 5</text:span></text:span></text:p>
          </table:table-cell>
        </table:table-row>
        <table:table-row>
          <table:table-cell table:style-name="Таблица16.A1" office:value-type="string">
            <text:p text:style-name="P3"/>
          </table:table-cell>
          <table:table-cell table:style-name="Таблица16.A1" office:value-type="string">
            <text:p text:style-name="P7"><text:span text:style-name="Strong_20_Emphasis"><text:span text:style-name="T3">к Оферте об оказании услуг в ПВЗ</text:span></text:span></text:p>
          </table:table-cell>
        </table:table-row>
        <table:table-row>
          <table:table-cell table:style-name="Таблица16.A1" office:value-type="string">
            <text:p text:style-name="P3"/>
          </table:table-cell>
          <table:table-cell table:style-name="Таблица16.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17" table:style-name="Таблица17">
        <table:table-column table:style-name="Таблица17.A"/>
        <table:table-column table:style-name="Таблица17.B"/>
        <table:table-column table:style-name="Таблица17.C"/>
        <table:table-header-rows>
          <table:table-row>
            <table:table-cell table:style-name="Таблица17.A1" office:value-type="string">
              <text:p text:style-name="P8">№</text:p>
            </table:table-cell>
            <table:table-cell table:style-name="Таблица17.A1" office:value-type="string">
              <text:p text:style-name="P4">Вид/тип Отправления</text:p>
            </table:table-cell>
            <table:table-cell table:style-name="Таблица17.A1" office:value-type="string">
              <text:p text:style-name="P4">Стоимость услуги за 1 ед. Отправления (руб.)</text:p>
            </table:table-cell>
          </table:table-row>
        </table:table-header-rows>
        <table:table-row>
          <table:table-cell table:style-name="Таблица17.A1" office:value-type="string">
            <text:p text:style-name="P6">1.</text:p>
          </table:table-cell>
          <table:table-cell table:style-name="Таблица17.A1" office:value-type="string">
            <text:p text:style-name="P6">Сейф-пакет размера S</text:p>
          </table:table-cell>
          <table:table-cell table:style-name="Таблица17.A1" office:value-type="string">
            <text:p text:style-name="P6">25 (двадцать пять) российских рублей за 1 единицу</text:p>
          </table:table-cell>
        </table:table-row>
        <table:table-row>
          <table:table-cell table:style-name="Таблица17.A1" office:value-type="string">
            <text:p text:style-name="P6">2.</text:p>
          </table:table-cell>
          <table:table-cell table:style-name="Таблица17.A1" office:value-type="string">
            <text:p text:style-name="P6">Сейф-пакет размера M</text:p>
          </table:table-cell>
          <table:table-cell table:style-name="Таблица17.A1" office:value-type="string">
            <text:p text:style-name="P6">30 (тридцать) российских рублей за 1 единицу</text:p>
          </table:table-cell>
        </table:table-row>
        <table:table-row>
          <table:table-cell table:style-name="Таблица17.A1" office:value-type="string">
            <text:p text:style-name="P6">3.</text:p>
          </table:table-cell>
          <table:table-cell table:style-name="Таблица17.A1" office:value-type="string">
            <text:p text:style-name="P6">Сейф-пакет размера L</text:p>
          </table:table-cell>
          <table:table-cell table:style-name="Таблица17.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18" table:style-name="Таблица18">
        <table:table-column table:style-name="Таблица18.A"/>
        <table:table-column table:style-name="Таблица18.B"/>
        <table:table-column table:style-name="Таблица18.C"/>
        <table:table-header-rows>
          <table:table-row>
            <table:table-cell table:style-name="Таблица18.A1" office:value-type="string">
              <text:p text:style-name="P8">№ <text:span text:style-name="T6">раздела<text:line-break/>или пп. Приложения № 5</text:span></text:p>
            </table:table-cell>
            <table:table-cell table:style-name="Таблица18.A1" office:value-type="string">
              <text:p text:style-name="P4">Приложение № 5</text:p>
            </table:table-cell>
            <table:table-cell table:style-name="Таблица18.A1" office:value-type="string">
              <text:p text:style-name="P4">ОТВЕТСТВЕННОСТЬ / РАЗМЕР ШТРАФОВ</text:p>
            </table:table-cell>
          </table:table-row>
        </table:table-header-rows>
        <table:table-row>
          <table:table-cell table:style-name="Таблица18.A1" office:value-type="string">
            <text:p text:style-name="P6">2.5.</text:p>
          </table:table-cell>
          <table:table-cell table:style-name="Таблица18.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18.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18.A1" office:value-type="string">
            <text:p text:style-name="P6">2.8.</text:p>
          </table:table-cell>
          <table:table-cell table:style-name="Таблица18.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18.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18.A1" office:value-type="string">
            <text:p text:style-name="P6">3.4.</text:p>
          </table:table-cell>
          <table:table-cell table:style-name="Таблица18.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18.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19" table:style-name="Таблица19">
        <table:table-column table:style-name="Таблица19.A"/>
        <table:table-column table:style-name="Таблица19.B"/>
        <table:table-row>
          <table:table-cell table:style-name="Таблица19.A1" office:value-type="string">
            <text:p text:style-name="P3"/>
          </table:table-cell>
          <table:table-cell table:style-name="Таблица19.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20" table:style-name="Таблица20">
        <table:table-column table:style-name="Таблица20.A"/>
        <table:table-column table:style-name="Таблица20.B"/>
        <table:table-row>
          <table:table-cell table:style-name="Таблица20.A1" office:value-type="string">
            <text:p text:style-name="P3"/>
          </table:table-cell>
          <table:table-cell table:style-name="Таблица20.A1" office:value-type="string">
            <text:p text:style-name="P7"><text:span text:style-name="Strong_20_Emphasis"><text:span text:style-name="T3">Приложение № 6</text:span></text:span></text:p>
          </table:table-cell>
        </table:table-row>
        <table:table-row>
          <table:table-cell table:style-name="Таблица20.A1" office:value-type="string">
            <text:p text:style-name="P3"/>
          </table:table-cell>
          <table:table-cell table:style-name="Таблица20.A1" office:value-type="string">
            <text:p text:style-name="P7"><text:span text:style-name="Strong_20_Emphasis"><text:span text:style-name="T3">к Оферте об оказании услуг в ПВЗ</text:span></text:span></text:p>
          </table:table-cell>
        </table:table-row>
        <table:table-row>
          <table:table-cell table:style-name="Таблица20.A1" office:value-type="string">
            <text:p text:style-name="P3"/>
          </table:table-cell>
          <table:table-cell table:style-name="Таблица20.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21" table:style-name="Таблица21">
        <table:table-column table:style-name="Таблица21.A"/>
        <table:table-column table:style-name="Таблица21.B"/>
        <table:table-row>
          <table:table-cell table:style-name="Таблица21.A1" office:value-type="string">
            <text:p text:style-name="P3"/>
          </table:table-cell>
          <table:table-cell table:style-name="Таблица21.A1" office:value-type="string">
            <text:p text:style-name="P7"><text:span text:style-name="Strong_20_Emphasis"><text:span text:style-name="T3">Приложение № 7</text:span></text:span></text:p>
          </table:table-cell>
        </table:table-row>
        <table:table-row>
          <table:table-cell table:style-name="Таблица21.A1" office:value-type="string">
            <text:p text:style-name="P3"/>
          </table:table-cell>
          <table:table-cell table:style-name="Таблица21.A1" office:value-type="string">
            <text:p text:style-name="P7"><text:span text:style-name="Strong_20_Emphasis"><text:span text:style-name="T3">к Оферте об оказании услуг в ПВЗ</text:span></text:span></text:p>
          </table:table-cell>
        </table:table-row>
        <table:table-row>
          <table:table-cell table:style-name="Таблица21.A1" office:value-type="string">
            <text:p text:style-name="P3"/>
          </table:table-cell>
          <table:table-cell table:style-name="Таблица21.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22" table:style-name="Таблица22">
        <table:table-column table:style-name="Таблица22.A"/>
        <table:table-column table:style-name="Таблица22.B"/>
        <table:table-column table:style-name="Таблица22.C"/>
        <table:table-header-rows>
          <table:table-row>
            <table:table-cell table:style-name="Таблица22.A1" office:value-type="string">
              <text:p text:style-name="P8">№ <text:span text:style-name="T6">раздела или пп. Приложения № 7</text:span></text:p>
            </table:table-cell>
            <table:table-cell table:style-name="Таблица22.A1" office:value-type="string">
              <text:p text:style-name="P4">Приложение № 7</text:p>
            </table:table-cell>
            <table:table-cell table:style-name="Таблица22.A1" office:value-type="string">
              <text:p text:style-name="P4">ОТВЕТСТВЕННОСТЬ / РАЗМЕР ШТРАФОВ</text:p>
            </table:table-cell>
          </table:table-row>
        </table:table-header-rows>
        <table:table-row>
          <table:table-cell table:style-name="Таблица22.A1" office:value-type="string">
            <text:p text:style-name="P6">2.2.</text:p>
          </table:table-cell>
          <table:table-cell table:style-name="Таблица22.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22.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22.A1" office:value-type="string">
            <text:p text:style-name="P6">3.1.6.</text:p>
          </table:table-cell>
          <table:table-cell table:style-name="Таблица22.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22.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22.A1" office:value-type="string">
            <text:p text:style-name="P6">5.4.</text:p>
          </table:table-cell>
          <table:table-cell table:style-name="Таблица22.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22.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22.A1" office:value-type="string">
            <text:p text:style-name="P6">6.4.</text:p>
          </table:table-cell>
          <table:table-cell table:style-name="Таблица22.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22.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23" table:style-name="Таблица23">
        <table:table-column table:style-name="Таблица23.A"/>
        <table:table-column table:style-name="Таблица23.B"/>
        <table:table-row>
          <table:table-cell table:style-name="Таблица23.A1" office:value-type="string">
            <text:p text:style-name="P3"/>
          </table:table-cell>
          <table:table-cell table:style-name="Таблица23.A1" office:value-type="string">
            <text:p text:style-name="P7"><text:span text:style-name="Strong_20_Emphasis"><text:span text:style-name="T3">Дополнение к Приложению № 7</text:span></text:span></text:p>
          </table:table-cell>
        </table:table-row>
      </table:table>
      <table:table table:name="Таблица24" table:style-name="Таблица24">
        <table:table-column table:style-name="Таблица24.A"/>
        <table:table-column table:style-name="Таблица24.B"/>
        <table:table-column table:style-name="Таблица24.C"/>
        <table:table-header-rows>
          <table:table-row>
            <table:table-cell table:style-name="Таблица24.A1" office:value-type="string">
              <text:p text:style-name="P8">№</text:p>
            </table:table-cell>
            <table:table-cell table:style-name="Таблица24.A1" office:value-type="string">
              <text:p text:style-name="P4">Город</text:p>
            </table:table-cell>
            <table:table-cell table:style-name="Таблица24.A1" office:value-type="string">
              <text:p text:style-name="P4">Область</text:p>
            </table:table-cell>
          </table:table-row>
        </table:table-header-rows>
        <table:table-row>
          <table:table-cell table:style-name="Таблица24.A1" office:value-type="string">
            <text:p text:style-name="P6">1</text:p>
          </table:table-cell>
          <table:table-cell table:style-name="Таблица24.A1" office:value-type="string">
            <text:p text:style-name="P6">Москва</text:p>
          </table:table-cell>
          <table:table-cell table:style-name="Таблица24.A1" office:value-type="string">
            <text:p text:style-name="P6">Москва</text:p>
          </table:table-cell>
        </table:table-row>
        <table:table-row>
          <table:table-cell table:style-name="Таблица24.A1" office:value-type="string">
            <text:p text:style-name="P6">2</text:p>
          </table:table-cell>
          <table:table-cell table:style-name="Таблица24.A1" office:value-type="string">
            <text:p text:style-name="P6">Санкт-Петербург</text:p>
          </table:table-cell>
          <table:table-cell table:style-name="Таблица24.A1" office:value-type="string">
            <text:p text:style-name="P6">Санкт-Петербург</text:p>
          </table:table-cell>
        </table:table-row>
        <table:table-row>
          <table:table-cell table:style-name="Таблица24.A1" office:value-type="string">
            <text:p text:style-name="P6">3</text:p>
          </table:table-cell>
          <table:table-cell table:style-name="Таблица24.A1" office:value-type="string">
            <text:p text:style-name="P6">Новосибирск</text:p>
          </table:table-cell>
          <table:table-cell table:style-name="Таблица24.A1" office:value-type="string">
            <text:p text:style-name="P6">Новосибирская область</text:p>
          </table:table-cell>
        </table:table-row>
        <table:table-row>
          <table:table-cell table:style-name="Таблица24.A1" office:value-type="string">
            <text:p text:style-name="P6">4</text:p>
          </table:table-cell>
          <table:table-cell table:style-name="Таблица24.A1" office:value-type="string">
            <text:p text:style-name="P6">Екатеринбург</text:p>
          </table:table-cell>
          <table:table-cell table:style-name="Таблица24.A1" office:value-type="string">
            <text:p text:style-name="P6">Свердловская область</text:p>
          </table:table-cell>
        </table:table-row>
        <text:soft-page-break/>
        <table:table-row>
          <table:table-cell table:style-name="Таблица24.A1" office:value-type="string">
            <text:p text:style-name="P6">5</text:p>
          </table:table-cell>
          <table:table-cell table:style-name="Таблица24.A1" office:value-type="string">
            <text:p text:style-name="P6">Нижний Новгород</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6</text:p>
          </table:table-cell>
          <table:table-cell table:style-name="Таблица24.A1" office:value-type="string">
            <text:p text:style-name="P6">Самара</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7</text:p>
          </table:table-cell>
          <table:table-cell table:style-name="Таблица24.A1" office:value-type="string">
            <text:p text:style-name="P6">Омск</text:p>
          </table:table-cell>
          <table:table-cell table:style-name="Таблица24.A1" office:value-type="string">
            <text:p text:style-name="P6">Омская область</text:p>
          </table:table-cell>
        </table:table-row>
        <table:table-row>
          <table:table-cell table:style-name="Таблица24.A1" office:value-type="string">
            <text:p text:style-name="P6">8</text:p>
          </table:table-cell>
          <table:table-cell table:style-name="Таблица24.A1" office:value-type="string">
            <text:p text:style-name="P6">Казань</text:p>
          </table:table-cell>
          <table:table-cell table:style-name="Таблица24.A1" office:value-type="string">
            <text:p text:style-name="P6">Казань</text:p>
          </table:table-cell>
        </table:table-row>
        <table:table-row>
          <table:table-cell table:style-name="Таблица24.A1" office:value-type="string">
            <text:p text:style-name="P6">9</text:p>
          </table:table-cell>
          <table:table-cell table:style-name="Таблица24.A1" office:value-type="string">
            <text:p text:style-name="P6">Челябинск</text:p>
          </table:table-cell>
          <table:table-cell table:style-name="Таблица24.A1" office:value-type="string">
            <text:p text:style-name="P6">Челябинская область</text:p>
          </table:table-cell>
        </table:table-row>
        <table:table-row>
          <table:table-cell table:style-name="Таблица24.A1" office:value-type="string">
            <text:p text:style-name="P6">10</text:p>
          </table:table-cell>
          <table:table-cell table:style-name="Таблица24.A1" office:value-type="string">
            <text:p text:style-name="P6">Ростов-на-Дону</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1</text:p>
          </table:table-cell>
          <table:table-cell table:style-name="Таблица24.A1" office:value-type="string">
            <text:p text:style-name="P6">Уфа</text:p>
          </table:table-cell>
          <table:table-cell table:style-name="Таблица24.A1" office:value-type="string">
            <text:p text:style-name="P6">Башкортостан</text:p>
          </table:table-cell>
        </table:table-row>
        <table:table-row>
          <table:table-cell table:style-name="Таблица24.A1" office:value-type="string">
            <text:p text:style-name="P6">12</text:p>
          </table:table-cell>
          <table:table-cell table:style-name="Таблица24.A1" office:value-type="string">
            <text:p text:style-name="P6">Волгоград</text:p>
          </table:table-cell>
          <table:table-cell table:style-name="Таблица24.A1" office:value-type="string">
            <text:p text:style-name="P6">Волгоградская область</text:p>
          </table:table-cell>
        </table:table-row>
        <table:table-row>
          <table:table-cell table:style-name="Таблица24.A1" office:value-type="string">
            <text:p text:style-name="P6">13</text:p>
          </table:table-cell>
          <table:table-cell table:style-name="Таблица24.A1" office:value-type="string">
            <text:p text:style-name="P6">Пермь</text:p>
          </table:table-cell>
          <table:table-cell table:style-name="Таблица24.A1" office:value-type="string">
            <text:p text:style-name="P6">Пермский край</text:p>
          </table:table-cell>
        </table:table-row>
        <table:table-row>
          <table:table-cell table:style-name="Таблица24.A1" office:value-type="string">
            <text:p text:style-name="P6">14</text:p>
          </table:table-cell>
          <table:table-cell table:style-name="Таблица24.A1" office:value-type="string">
            <text:p text:style-name="P6">Краснояр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15</text:p>
          </table:table-cell>
          <table:table-cell table:style-name="Таблица24.A1" office:value-type="string">
            <text:p text:style-name="P6">Воронеж</text:p>
          </table:table-cell>
          <table:table-cell table:style-name="Таблица24.A1" office:value-type="string">
            <text:p text:style-name="P6">Воронеж</text:p>
          </table:table-cell>
        </table:table-row>
        <table:table-row>
          <table:table-cell table:style-name="Таблица24.A1" office:value-type="string">
            <text:p text:style-name="P6">16</text:p>
          </table:table-cell>
          <table:table-cell table:style-name="Таблица24.A1" office:value-type="string">
            <text:p text:style-name="P6">Саратов</text:p>
          </table:table-cell>
          <table:table-cell table:style-name="Таблица24.A1" office:value-type="string">
            <text:p text:style-name="P6">Саратовская область</text:p>
          </table:table-cell>
        </table:table-row>
        <table:table-row>
          <table:table-cell table:style-name="Таблица24.A1" office:value-type="string">
            <text:p text:style-name="P6">17</text:p>
          </table:table-cell>
          <table:table-cell table:style-name="Таблица24.A1" office:value-type="string">
            <text:p text:style-name="P6">Краснодар</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18</text:p>
          </table:table-cell>
          <table:table-cell table:style-name="Таблица24.A1" office:value-type="string">
            <text:p text:style-name="P6">Тольятти</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19</text:p>
          </table:table-cell>
          <table:table-cell table:style-name="Таблица24.A1" office:value-type="string">
            <text:p text:style-name="P6">Ижевск</text:p>
          </table:table-cell>
          <table:table-cell table:style-name="Таблица24.A1" office:value-type="string">
            <text:p text:style-name="P6">Удмуртия</text:p>
          </table:table-cell>
        </table:table-row>
        <table:table-row>
          <table:table-cell table:style-name="Таблица24.A1" office:value-type="string">
            <text:p text:style-name="P6">20</text:p>
          </table:table-cell>
          <table:table-cell table:style-name="Таблица24.A1" office:value-type="string">
            <text:p text:style-name="P6">Ульяновск</text:p>
          </table:table-cell>
          <table:table-cell table:style-name="Таблица24.A1" office:value-type="string">
            <text:p text:style-name="P6">Ульяновская область</text:p>
          </table:table-cell>
        </table:table-row>
        <table:table-row>
          <table:table-cell table:style-name="Таблица24.A1" office:value-type="string">
            <text:p text:style-name="P6">21</text:p>
          </table:table-cell>
          <table:table-cell table:style-name="Таблица24.A1" office:value-type="string">
            <text:p text:style-name="P6">Барнаул</text:p>
          </table:table-cell>
          <table:table-cell table:style-name="Таблица24.A1" office:value-type="string">
            <text:p text:style-name="P6">Алтайский край</text:p>
          </table:table-cell>
        </table:table-row>
        <table:table-row>
          <table:table-cell table:style-name="Таблица24.A1" office:value-type="string">
            <text:p text:style-name="P6">22</text:p>
          </table:table-cell>
          <table:table-cell table:style-name="Таблица24.A1" office:value-type="string">
            <text:p text:style-name="P6">Владивосток</text:p>
          </table:table-cell>
          <table:table-cell table:style-name="Таблица24.A1" office:value-type="string">
            <text:p text:style-name="P6">Приморский край</text:p>
          </table:table-cell>
        </table:table-row>
        <table:table-row>
          <table:table-cell table:style-name="Таблица24.A1" office:value-type="string">
            <text:p text:style-name="P6">23</text:p>
          </table:table-cell>
          <table:table-cell table:style-name="Таблица24.A1" office:value-type="string">
            <text:p text:style-name="P6">Ярославль</text:p>
          </table:table-cell>
          <table:table-cell table:style-name="Таблица24.A1" office:value-type="string">
            <text:p text:style-name="P6">Ярославская область</text:p>
          </table:table-cell>
        </table:table-row>
        <table:table-row>
          <table:table-cell table:style-name="Таблица24.A1" office:value-type="string">
            <text:p text:style-name="P6">24</text:p>
          </table:table-cell>
          <table:table-cell table:style-name="Таблица24.A1" office:value-type="string">
            <text:p text:style-name="P6">Иркутск</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25</text:p>
          </table:table-cell>
          <table:table-cell table:style-name="Таблица24.A1" office:value-type="string">
            <text:p text:style-name="P6">Тюмень</text:p>
          </table:table-cell>
          <table:table-cell table:style-name="Таблица24.A1" office:value-type="string">
            <text:p text:style-name="P6">Тюменская область</text:p>
          </table:table-cell>
        </table:table-row>
        <table:table-row>
          <table:table-cell table:style-name="Таблица24.A1" office:value-type="string">
            <text:p text:style-name="P6">27</text:p>
          </table:table-cell>
          <table:table-cell table:style-name="Таблица24.A1" office:value-type="string">
            <text:p text:style-name="P6">Хабаровск</text:p>
          </table:table-cell>
          <table:table-cell table:style-name="Таблица24.A1" office:value-type="string">
            <text:p text:style-name="P6">Хабаровский край</text:p>
          </table:table-cell>
        </table:table-row>
        <text:soft-page-break/>
        <table:table-row>
          <table:table-cell table:style-name="Таблица24.A1" office:value-type="string">
            <text:p text:style-name="P6">28</text:p>
          </table:table-cell>
          <table:table-cell table:style-name="Таблица24.A1" office:value-type="string">
            <text:p text:style-name="P6">Новокузнецк</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29</text:p>
          </table:table-cell>
          <table:table-cell table:style-name="Таблица24.A1" office:value-type="string">
            <text:p text:style-name="P6">Оренбург</text:p>
          </table:table-cell>
          <table:table-cell table:style-name="Таблица24.A1" office:value-type="string">
            <text:p text:style-name="P6">Оренбургская область</text:p>
          </table:table-cell>
        </table:table-row>
        <table:table-row>
          <table:table-cell table:style-name="Таблица24.A1" office:value-type="string">
            <text:p text:style-name="P6">30</text:p>
          </table:table-cell>
          <table:table-cell table:style-name="Таблица24.A1" office:value-type="string">
            <text:p text:style-name="P6">Кемерово</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31</text:p>
          </table:table-cell>
          <table:table-cell table:style-name="Таблица24.A1" office:value-type="string">
            <text:p text:style-name="P6">Рязань</text:p>
          </table:table-cell>
          <table:table-cell table:style-name="Таблица24.A1" office:value-type="string">
            <text:p text:style-name="P6">Рязань</text:p>
          </table:table-cell>
        </table:table-row>
        <table:table-row>
          <table:table-cell table:style-name="Таблица24.A1" office:value-type="string">
            <text:p text:style-name="P6">32</text:p>
          </table:table-cell>
          <table:table-cell table:style-name="Таблица24.A1" office:value-type="string">
            <text:p text:style-name="P6">Томск</text:p>
          </table:table-cell>
          <table:table-cell table:style-name="Таблица24.A1" office:value-type="string">
            <text:p text:style-name="P6">Томская область</text:p>
          </table:table-cell>
        </table:table-row>
        <table:table-row>
          <table:table-cell table:style-name="Таблица24.A1" office:value-type="string">
            <text:p text:style-name="P6">33</text:p>
          </table:table-cell>
          <table:table-cell table:style-name="Таблица24.A1" office:value-type="string">
            <text:p text:style-name="P6">Астрахань</text:p>
          </table:table-cell>
          <table:table-cell table:style-name="Таблица24.A1" office:value-type="string">
            <text:p text:style-name="P6">Астраханская область</text:p>
          </table:table-cell>
        </table:table-row>
        <table:table-row>
          <table:table-cell table:style-name="Таблица24.A1" office:value-type="string">
            <text:p text:style-name="P6">34</text:p>
          </table:table-cell>
          <table:table-cell table:style-name="Таблица24.A1" office:value-type="string">
            <text:p text:style-name="P6">Пенза</text:p>
          </table:table-cell>
          <table:table-cell table:style-name="Таблица24.A1" office:value-type="string">
            <text:p text:style-name="P6">Пензенская область</text:p>
          </table:table-cell>
        </table:table-row>
        <table:table-row>
          <table:table-cell table:style-name="Таблица24.A1" office:value-type="string">
            <text:p text:style-name="P6">35</text:p>
          </table:table-cell>
          <table:table-cell table:style-name="Таблица24.A1" office:value-type="string">
            <text:p text:style-name="P6">Набережные Челны</text:p>
          </table:table-cell>
          <table:table-cell table:style-name="Таблица24.A1" office:value-type="string">
            <text:p text:style-name="P6">Татарстан</text:p>
          </table:table-cell>
        </table:table-row>
        <table:table-row>
          <table:table-cell table:style-name="Таблица24.A1" office:value-type="string">
            <text:p text:style-name="P6">36</text:p>
          </table:table-cell>
          <table:table-cell table:style-name="Таблица24.A1" office:value-type="string">
            <text:p text:style-name="P6">Липецк</text:p>
          </table:table-cell>
          <table:table-cell table:style-name="Таблица24.A1" office:value-type="string">
            <text:p text:style-name="P6">Липецкая область</text:p>
          </table:table-cell>
        </table:table-row>
        <table:table-row>
          <table:table-cell table:style-name="Таблица24.A1" office:value-type="string">
            <text:p text:style-name="P6">37</text:p>
          </table:table-cell>
          <table:table-cell table:style-name="Таблица24.A1" office:value-type="string">
            <text:p text:style-name="P6">Тула</text:p>
          </table:table-cell>
          <table:table-cell table:style-name="Таблица24.A1" office:value-type="string">
            <text:p text:style-name="P6">Тульская область</text:p>
          </table:table-cell>
        </table:table-row>
        <table:table-row>
          <table:table-cell table:style-name="Таблица24.A1" office:value-type="string">
            <text:p text:style-name="P6">38</text:p>
          </table:table-cell>
          <table:table-cell table:style-name="Таблица24.A1" office:value-type="string">
            <text:p text:style-name="P6">Киров</text:p>
          </table:table-cell>
          <table:table-cell table:style-name="Таблица24.A1" office:value-type="string">
            <text:p text:style-name="P6">Кировская область</text:p>
          </table:table-cell>
        </table:table-row>
        <table:table-row>
          <table:table-cell table:style-name="Таблица24.A1" office:value-type="string">
            <text:p text:style-name="P6">39</text:p>
          </table:table-cell>
          <table:table-cell table:style-name="Таблица24.A1" office:value-type="string">
            <text:p text:style-name="P6">Чебоксары</text:p>
          </table:table-cell>
          <table:table-cell table:style-name="Таблица24.A1" office:value-type="string">
            <text:p text:style-name="P6">Чувашия</text:p>
          </table:table-cell>
        </table:table-row>
        <table:table-row>
          <table:table-cell table:style-name="Таблица24.A1" office:value-type="string">
            <text:p text:style-name="P6">40</text:p>
          </table:table-cell>
          <table:table-cell table:style-name="Таблица24.A1" office:value-type="string">
            <text:p text:style-name="P6">Калининград</text:p>
          </table:table-cell>
          <table:table-cell table:style-name="Таблица24.A1" office:value-type="string">
            <text:p text:style-name="P6">Калининградская область</text:p>
          </table:table-cell>
        </table:table-row>
        <table:table-row>
          <table:table-cell table:style-name="Таблица24.A1" office:value-type="string">
            <text:p text:style-name="P6">41</text:p>
          </table:table-cell>
          <table:table-cell table:style-name="Таблица24.A1" office:value-type="string">
            <text:p text:style-name="P6">Брянск</text:p>
          </table:table-cell>
          <table:table-cell table:style-name="Таблица24.A1" office:value-type="string">
            <text:p text:style-name="P6">Брянская область</text:p>
          </table:table-cell>
        </table:table-row>
        <table:table-row>
          <table:table-cell table:style-name="Таблица24.A1" office:value-type="string">
            <text:p text:style-name="P6">42</text:p>
          </table:table-cell>
          <table:table-cell table:style-name="Таблица24.A1" office:value-type="string">
            <text:p text:style-name="P6">Курск</text:p>
          </table:table-cell>
          <table:table-cell table:style-name="Таблица24.A1" office:value-type="string">
            <text:p text:style-name="P6">Курская область</text:p>
          </table:table-cell>
        </table:table-row>
        <table:table-row>
          <table:table-cell table:style-name="Таблица24.A1" office:value-type="string">
            <text:p text:style-name="P6">43</text:p>
          </table:table-cell>
          <table:table-cell table:style-name="Таблица24.A1" office:value-type="string">
            <text:p text:style-name="P6">Иваново</text:p>
          </table:table-cell>
          <table:table-cell table:style-name="Таблица24.A1" office:value-type="string">
            <text:p text:style-name="P6">Ивановская область</text:p>
          </table:table-cell>
        </table:table-row>
        <table:table-row>
          <table:table-cell table:style-name="Таблица24.A1" office:value-type="string">
            <text:p text:style-name="P6">44</text:p>
          </table:table-cell>
          <table:table-cell table:style-name="Таблица24.A1" office:value-type="string">
            <text:p text:style-name="P6">Магнитогорск</text:p>
          </table:table-cell>
          <table:table-cell table:style-name="Таблица24.A1" office:value-type="string">
            <text:p text:style-name="P6">Челябинская область</text:p>
          </table:table-cell>
        </table:table-row>
        <table:table-row>
          <table:table-cell table:style-name="Таблица24.A1" office:value-type="string">
            <text:p text:style-name="P6">45</text:p>
          </table:table-cell>
          <table:table-cell table:style-name="Таблица24.A1" office:value-type="string">
            <text:p text:style-name="P6">Улан-Удэ</text:p>
          </table:table-cell>
          <table:table-cell table:style-name="Таблица24.A1" office:value-type="string">
            <text:p text:style-name="P6">Бурятия</text:p>
          </table:table-cell>
        </table:table-row>
        <table:table-row>
          <table:table-cell table:style-name="Таблица24.A1" office:value-type="string">
            <text:p text:style-name="P6">46</text:p>
          </table:table-cell>
          <table:table-cell table:style-name="Таблица24.A1" office:value-type="string">
            <text:p text:style-name="P6">Тверь</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47</text:p>
          </table:table-cell>
          <table:table-cell table:style-name="Таблица24.A1" office:value-type="string">
            <text:p text:style-name="P6">Ставрополь</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48</text:p>
          </table:table-cell>
          <table:table-cell table:style-name="Таблица24.A1" office:value-type="string">
            <text:p text:style-name="P6">Нижний Тагил</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49</text:p>
          </table:table-cell>
          <table:table-cell table:style-name="Таблица24.A1" office:value-type="string">
            <text:p text:style-name="P6">Белгород</text:p>
          </table:table-cell>
          <table:table-cell table:style-name="Таблица24.A1" office:value-type="string">
            <text:p text:style-name="P6">Белгородская область</text:p>
          </table:table-cell>
        </table:table-row>
        <text:soft-page-break/>
        <table:table-row>
          <table:table-cell table:style-name="Таблица24.A1" office:value-type="string">
            <text:p text:style-name="P6">50</text:p>
          </table:table-cell>
          <table:table-cell table:style-name="Таблица24.A1" office:value-type="string">
            <text:p text:style-name="P6">Архангельск</text:p>
          </table:table-cell>
          <table:table-cell table:style-name="Таблица24.A1" office:value-type="string">
            <text:p text:style-name="P6">Архангельская область</text:p>
          </table:table-cell>
        </table:table-row>
        <table:table-row>
          <table:table-cell table:style-name="Таблица24.A1" office:value-type="string">
            <text:p text:style-name="P6">51</text:p>
          </table:table-cell>
          <table:table-cell table:style-name="Таблица24.A1" office:value-type="string">
            <text:p text:style-name="P6">Владимир</text:p>
          </table:table-cell>
          <table:table-cell table:style-name="Таблица24.A1" office:value-type="string">
            <text:p text:style-name="P6">Владимирская область</text:p>
          </table:table-cell>
        </table:table-row>
        <table:table-row>
          <table:table-cell table:style-name="Таблица24.A1" office:value-type="string">
            <text:p text:style-name="P6">52</text:p>
          </table:table-cell>
          <table:table-cell table:style-name="Таблица24.A1" office:value-type="string">
            <text:p text:style-name="P6">Сочи</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53</text:p>
          </table:table-cell>
          <table:table-cell table:style-name="Таблица24.A1" office:value-type="string">
            <text:p text:style-name="P6">Курган</text:p>
          </table:table-cell>
          <table:table-cell table:style-name="Таблица24.A1" office:value-type="string">
            <text:p text:style-name="P6">Курганская область</text:p>
          </table:table-cell>
        </table:table-row>
        <table:table-row>
          <table:table-cell table:style-name="Таблица24.A1" office:value-type="string">
            <text:p text:style-name="P6">54</text:p>
          </table:table-cell>
          <table:table-cell table:style-name="Таблица24.A1" office:value-type="string">
            <text:p text:style-name="P6">Смоленск</text:p>
          </table:table-cell>
          <table:table-cell table:style-name="Таблица24.A1" office:value-type="string">
            <text:p text:style-name="P6">Смоленская область</text:p>
          </table:table-cell>
        </table:table-row>
        <table:table-row>
          <table:table-cell table:style-name="Таблица24.A1" office:value-type="string">
            <text:p text:style-name="P6">55</text:p>
          </table:table-cell>
          <table:table-cell table:style-name="Таблица24.A1" office:value-type="string">
            <text:p text:style-name="P6">Калуга</text:p>
          </table:table-cell>
          <table:table-cell table:style-name="Таблица24.A1" office:value-type="string">
            <text:p text:style-name="P6">Калужская область</text:p>
          </table:table-cell>
        </table:table-row>
        <table:table-row>
          <table:table-cell table:style-name="Таблица24.A1" office:value-type="string">
            <text:p text:style-name="P6">56</text:p>
          </table:table-cell>
          <table:table-cell table:style-name="Таблица24.A1" office:value-type="string">
            <text:p text:style-name="P6">Чита</text:p>
          </table:table-cell>
          <table:table-cell table:style-name="Таблица24.A1" office:value-type="string">
            <text:p text:style-name="P6">Забайкальский край</text:p>
          </table:table-cell>
        </table:table-row>
        <table:table-row>
          <table:table-cell table:style-name="Таблица24.A1" office:value-type="string">
            <text:p text:style-name="P6">57</text:p>
          </table:table-cell>
          <table:table-cell table:style-name="Таблица24.A1" office:value-type="string">
            <text:p text:style-name="P6">Орёл</text:p>
          </table:table-cell>
          <table:table-cell table:style-name="Таблица24.A1" office:value-type="string">
            <text:p text:style-name="P6">Орловская область</text:p>
          </table:table-cell>
        </table:table-row>
        <table:table-row>
          <table:table-cell table:style-name="Таблица24.A1" office:value-type="string">
            <text:p text:style-name="P6">58</text:p>
          </table:table-cell>
          <table:table-cell table:style-name="Таблица24.A1" office:value-type="string">
            <text:p text:style-name="P6">Волжский</text:p>
          </table:table-cell>
          <table:table-cell table:style-name="Таблица24.A1" office:value-type="string">
            <text:p text:style-name="P6">Волгоградская область</text:p>
          </table:table-cell>
        </table:table-row>
        <table:table-row>
          <table:table-cell table:style-name="Таблица24.A1" office:value-type="string">
            <text:p text:style-name="P6">59</text:p>
          </table:table-cell>
          <table:table-cell table:style-name="Таблица24.A1" office:value-type="string">
            <text:p text:style-name="P6">Череповец</text:p>
          </table:table-cell>
          <table:table-cell table:style-name="Таблица24.A1" office:value-type="string">
            <text:p text:style-name="P6">Вологодская область</text:p>
          </table:table-cell>
        </table:table-row>
        <table:table-row>
          <table:table-cell table:style-name="Таблица24.A1" office:value-type="string">
            <text:p text:style-name="P6">60</text:p>
          </table:table-cell>
          <table:table-cell table:style-name="Таблица24.A1" office:value-type="string">
            <text:p text:style-name="P6">Владикавказ</text:p>
          </table:table-cell>
          <table:table-cell table:style-name="Таблица24.A1" office:value-type="string">
            <text:p text:style-name="P6">Северная Осетия</text:p>
          </table:table-cell>
        </table:table-row>
        <table:table-row>
          <table:table-cell table:style-name="Таблица24.A1" office:value-type="string">
            <text:p text:style-name="P6">61</text:p>
          </table:table-cell>
          <table:table-cell table:style-name="Таблица24.A1" office:value-type="string">
            <text:p text:style-name="P6">Мурманск</text:p>
          </table:table-cell>
          <table:table-cell table:style-name="Таблица24.A1" office:value-type="string">
            <text:p text:style-name="P6">Мурманск</text:p>
          </table:table-cell>
        </table:table-row>
        <table:table-row>
          <table:table-cell table:style-name="Таблица24.A1" office:value-type="string">
            <text:p text:style-name="P6">62</text:p>
          </table:table-cell>
          <table:table-cell table:style-name="Таблица24.A1" office:value-type="string">
            <text:p text:style-name="P6">Сургут</text:p>
          </table:table-cell>
          <table:table-cell table:style-name="Таблица24.A1" office:value-type="string">
            <text:p text:style-name="P6">Ханты-Мансийский автономный округ - Югра</text:p>
          </table:table-cell>
        </table:table-row>
        <table:table-row>
          <table:table-cell table:style-name="Таблица24.A1" office:value-type="string">
            <text:p text:style-name="P6">63</text:p>
          </table:table-cell>
          <table:table-cell table:style-name="Таблица24.A1" office:value-type="string">
            <text:p text:style-name="P6">Вологда</text:p>
          </table:table-cell>
          <table:table-cell table:style-name="Таблица24.A1" office:value-type="string">
            <text:p text:style-name="P6">Вологодская область</text:p>
          </table:table-cell>
        </table:table-row>
        <table:table-row>
          <table:table-cell table:style-name="Таблица24.A1" office:value-type="string">
            <text:p text:style-name="P6">64</text:p>
          </table:table-cell>
          <table:table-cell table:style-name="Таблица24.A1" office:value-type="string">
            <text:p text:style-name="P6">Саранск</text:p>
          </table:table-cell>
          <table:table-cell table:style-name="Таблица24.A1" office:value-type="string">
            <text:p text:style-name="P6">Мордовия</text:p>
          </table:table-cell>
        </table:table-row>
        <table:table-row>
          <table:table-cell table:style-name="Таблица24.A1" office:value-type="string">
            <text:p text:style-name="P6">65</text:p>
          </table:table-cell>
          <table:table-cell table:style-name="Таблица24.A1" office:value-type="string">
            <text:p text:style-name="P6">Тамбов</text:p>
          </table:table-cell>
          <table:table-cell table:style-name="Таблица24.A1" office:value-type="string">
            <text:p text:style-name="P6">Тамбовская область</text:p>
          </table:table-cell>
        </table:table-row>
        <table:table-row>
          <table:table-cell table:style-name="Таблица24.A1" office:value-type="string">
            <text:p text:style-name="P6">66</text:p>
          </table:table-cell>
          <table:table-cell table:style-name="Таблица24.A1" office:value-type="string">
            <text:p text:style-name="P6">Стерлитамак</text:p>
          </table:table-cell>
          <table:table-cell table:style-name="Таблица24.A1" office:value-type="string">
            <text:p text:style-name="P6">Башкортостан</text:p>
          </table:table-cell>
        </table:table-row>
        <table:table-row>
          <table:table-cell table:style-name="Таблица24.A1" office:value-type="string">
            <text:p text:style-name="P6">67</text:p>
          </table:table-cell>
          <table:table-cell table:style-name="Таблица24.A1" office:value-type="string">
            <text:p text:style-name="P6">Якутск</text:p>
          </table:table-cell>
          <table:table-cell table:style-name="Таблица24.A1" office:value-type="string">
            <text:p text:style-name="P6">Республика Саха (Якутия)</text:p>
          </table:table-cell>
        </table:table-row>
        <table:table-row>
          <table:table-cell table:style-name="Таблица24.A1" office:value-type="string">
            <text:p text:style-name="P6">68</text:p>
          </table:table-cell>
          <table:table-cell table:style-name="Таблица24.A1" office:value-type="string">
            <text:p text:style-name="P6">Кострома</text:p>
          </table:table-cell>
          <table:table-cell table:style-name="Таблица24.A1" office:value-type="string">
            <text:p text:style-name="P6">Костромская область</text:p>
          </table:table-cell>
        </table:table-row>
        <table:table-row>
          <table:table-cell table:style-name="Таблица24.A1" office:value-type="string">
            <text:p text:style-name="P6">69</text:p>
          </table:table-cell>
          <table:table-cell table:style-name="Таблица24.A1" office:value-type="string">
            <text:p text:style-name="P6">Комсомольск-на-Амуре</text:p>
          </table:table-cell>
          <table:table-cell table:style-name="Таблица24.A1" office:value-type="string">
            <text:p text:style-name="P6">Хабаровский край</text:p>
          </table:table-cell>
        </table:table-row>
        <table:table-row>
          <table:table-cell table:style-name="Таблица24.A1" office:value-type="string">
            <text:p text:style-name="P6">70</text:p>
          </table:table-cell>
          <table:table-cell table:style-name="Таблица24.A1" office:value-type="string">
            <text:p text:style-name="P6">Петрозаводск</text:p>
          </table:table-cell>
          <table:table-cell table:style-name="Таблица24.A1" office:value-type="string">
            <text:p text:style-name="P6">Республика Карелия</text:p>
          </table:table-cell>
        </table:table-row>
        <text:soft-page-break/>
        <table:table-row>
          <table:table-cell table:style-name="Таблица24.A1" office:value-type="string">
            <text:p text:style-name="P6">71</text:p>
          </table:table-cell>
          <table:table-cell table:style-name="Таблица24.A1" office:value-type="string">
            <text:p text:style-name="P6">Таганрог</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72</text:p>
          </table:table-cell>
          <table:table-cell table:style-name="Таблица24.A1" office:value-type="string">
            <text:p text:style-name="P6">Нижневартовск</text:p>
          </table:table-cell>
          <table:table-cell table:style-name="Таблица24.A1" office:value-type="string">
            <text:p text:style-name="P6">Ханты-Мансийский автономный округ - Югра</text:p>
          </table:table-cell>
        </table:table-row>
        <table:table-row>
          <table:table-cell table:style-name="Таблица24.A1" office:value-type="string">
            <text:p text:style-name="P6">73</text:p>
          </table:table-cell>
          <table:table-cell table:style-name="Таблица24.A1" office:value-type="string">
            <text:p text:style-name="P6">Йошкар-Ола</text:p>
          </table:table-cell>
          <table:table-cell table:style-name="Таблица24.A1" office:value-type="string">
            <text:p text:style-name="P6">Марий Эл</text:p>
          </table:table-cell>
        </table:table-row>
        <table:table-row>
          <table:table-cell table:style-name="Таблица24.A1" office:value-type="string">
            <text:p text:style-name="P6">74</text:p>
          </table:table-cell>
          <table:table-cell table:style-name="Таблица24.A1" office:value-type="string">
            <text:p text:style-name="P6">Братск</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75</text:p>
          </table:table-cell>
          <table:table-cell table:style-name="Таблица24.A1" office:value-type="string">
            <text:p text:style-name="P6">Новороссий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76</text:p>
          </table:table-cell>
          <table:table-cell table:style-name="Таблица24.A1" office:value-type="string">
            <text:p text:style-name="P6">Дзержинск</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77</text:p>
          </table:table-cell>
          <table:table-cell table:style-name="Таблица24.A1" office:value-type="string">
            <text:p text:style-name="P6">Шахты</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78</text:p>
          </table:table-cell>
          <table:table-cell table:style-name="Таблица24.A1" office:value-type="string">
            <text:p text:style-name="P6">Нальчик</text:p>
          </table:table-cell>
          <table:table-cell table:style-name="Таблица24.A1" office:value-type="string">
            <text:p text:style-name="P6">Кабардино-Балкария</text:p>
          </table:table-cell>
        </table:table-row>
        <table:table-row>
          <table:table-cell table:style-name="Таблица24.A1" office:value-type="string">
            <text:p text:style-name="P6">79</text:p>
          </table:table-cell>
          <table:table-cell table:style-name="Таблица24.A1" office:value-type="string">
            <text:p text:style-name="P6">Орск</text:p>
          </table:table-cell>
          <table:table-cell table:style-name="Таблица24.A1" office:value-type="string">
            <text:p text:style-name="P6">Оренбургская область</text:p>
          </table:table-cell>
        </table:table-row>
        <table:table-row>
          <table:table-cell table:style-name="Таблица24.A1" office:value-type="string">
            <text:p text:style-name="P6">80</text:p>
          </table:table-cell>
          <table:table-cell table:style-name="Таблица24.A1" office:value-type="string">
            <text:p text:style-name="P6">Сыктывкар</text:p>
          </table:table-cell>
          <table:table-cell table:style-name="Таблица24.A1" office:value-type="string">
            <text:p text:style-name="P6">Республика Коми</text:p>
          </table:table-cell>
        </table:table-row>
        <table:table-row>
          <table:table-cell table:style-name="Таблица24.A1" office:value-type="string">
            <text:p text:style-name="P6">81</text:p>
          </table:table-cell>
          <table:table-cell table:style-name="Таблица24.A1" office:value-type="string">
            <text:p text:style-name="P6">Нижнекамск</text:p>
          </table:table-cell>
          <table:table-cell table:style-name="Таблица24.A1" office:value-type="string">
            <text:p text:style-name="P6">Татарстан</text:p>
          </table:table-cell>
        </table:table-row>
        <table:table-row>
          <table:table-cell table:style-name="Таблица24.A1" office:value-type="string">
            <text:p text:style-name="P6">82</text:p>
          </table:table-cell>
          <table:table-cell table:style-name="Таблица24.A1" office:value-type="string">
            <text:p text:style-name="P6">Ангарск</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83</text:p>
          </table:table-cell>
          <table:table-cell table:style-name="Таблица24.A1" office:value-type="string">
            <text:p text:style-name="P6">Старый Оскол</text:p>
          </table:table-cell>
          <table:table-cell table:style-name="Таблица24.A1" office:value-type="string">
            <text:p text:style-name="P6">Белгородская область</text:p>
          </table:table-cell>
        </table:table-row>
        <table:table-row>
          <table:table-cell table:style-name="Таблица24.A1" office:value-type="string">
            <text:p text:style-name="P6">84</text:p>
          </table:table-cell>
          <table:table-cell table:style-name="Таблица24.A1" office:value-type="string">
            <text:p text:style-name="P6">Великий Новгород</text:p>
          </table:table-cell>
          <table:table-cell table:style-name="Таблица24.A1" office:value-type="string">
            <text:p text:style-name="P6">Новгородская область</text:p>
          </table:table-cell>
        </table:table-row>
        <table:table-row>
          <table:table-cell table:style-name="Таблица24.A1" office:value-type="string">
            <text:p text:style-name="P6">85</text:p>
          </table:table-cell>
          <table:table-cell table:style-name="Таблица24.A1" office:value-type="string">
            <text:p text:style-name="P6">Балашиха</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86</text:p>
          </table:table-cell>
          <table:table-cell table:style-name="Таблица24.A1" office:value-type="string">
            <text:p text:style-name="P6">Благовещенск</text:p>
          </table:table-cell>
          <table:table-cell table:style-name="Таблица24.A1" office:value-type="string">
            <text:p text:style-name="P6">Амурская область</text:p>
          </table:table-cell>
        </table:table-row>
        <table:table-row>
          <table:table-cell table:style-name="Таблица24.A1" office:value-type="string">
            <text:p text:style-name="P6">87</text:p>
          </table:table-cell>
          <table:table-cell table:style-name="Таблица24.A1" office:value-type="string">
            <text:p text:style-name="P6">Прокопьевск</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88</text:p>
          </table:table-cell>
          <table:table-cell table:style-name="Таблица24.A1" office:value-type="string">
            <text:p text:style-name="P6">Бийск</text:p>
          </table:table-cell>
          <table:table-cell table:style-name="Таблица24.A1" office:value-type="string">
            <text:p text:style-name="P6">Алтайский край</text:p>
          </table:table-cell>
        </table:table-row>
        <table:table-row>
          <table:table-cell table:style-name="Таблица24.A1" office:value-type="string">
            <text:p text:style-name="P6">89</text:p>
          </table:table-cell>
          <table:table-cell table:style-name="Таблица24.A1" office:value-type="string">
            <text:p text:style-name="P6">Химки</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90</text:p>
          </table:table-cell>
          <table:table-cell table:style-name="Таблица24.A1" office:value-type="string">
            <text:p text:style-name="P6">Псков</text:p>
          </table:table-cell>
          <table:table-cell table:style-name="Таблица24.A1" office:value-type="string">
            <text:p text:style-name="P6">Псковская область</text:p>
          </table:table-cell>
        </table:table-row>
        <table:table-row>
          <table:table-cell table:style-name="Таблица24.A1" office:value-type="string">
            <text:p text:style-name="P6">91</text:p>
          </table:table-cell>
          <table:table-cell table:style-name="Таблица24.A1" office:value-type="string">
            <text:p text:style-name="P6">Энгельс</text:p>
          </table:table-cell>
          <table:table-cell table:style-name="Таблица24.A1" office:value-type="string">
            <text:p text:style-name="P6">Саратовская область</text:p>
          </table:table-cell>
        </table:table-row>
        <text:soft-page-break/>
        <table:table-row>
          <table:table-cell table:style-name="Таблица24.A1" office:value-type="string">
            <text:p text:style-name="P6">92</text:p>
          </table:table-cell>
          <table:table-cell table:style-name="Таблица24.A1" office:value-type="string">
            <text:p text:style-name="P6">Рыбинск</text:p>
          </table:table-cell>
          <table:table-cell table:style-name="Таблица24.A1" office:value-type="string">
            <text:p text:style-name="P6">Ярославская область</text:p>
          </table:table-cell>
        </table:table-row>
        <table:table-row>
          <table:table-cell table:style-name="Таблица24.A1" office:value-type="string">
            <text:p text:style-name="P6">93</text:p>
          </table:table-cell>
          <table:table-cell table:style-name="Таблица24.A1" office:value-type="string">
            <text:p text:style-name="P6">Балаково</text:p>
          </table:table-cell>
          <table:table-cell table:style-name="Таблица24.A1" office:value-type="string">
            <text:p text:style-name="P6">Саратовская область</text:p>
          </table:table-cell>
        </table:table-row>
        <table:table-row>
          <table:table-cell table:style-name="Таблица24.A1" office:value-type="string">
            <text:p text:style-name="P6">94</text:p>
          </table:table-cell>
          <table:table-cell table:style-name="Таблица24.A1" office:value-type="string">
            <text:p text:style-name="P6">Северодвинск</text:p>
          </table:table-cell>
          <table:table-cell table:style-name="Таблица24.A1" office:value-type="string">
            <text:p text:style-name="P6">Архангельская область</text:p>
          </table:table-cell>
        </table:table-row>
        <table:table-row>
          <table:table-cell table:style-name="Таблица24.A1" office:value-type="string">
            <text:p text:style-name="P6">95</text:p>
          </table:table-cell>
          <table:table-cell table:style-name="Таблица24.A1" office:value-type="string">
            <text:p text:style-name="P6">Армавир</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96</text:p>
          </table:table-cell>
          <table:table-cell table:style-name="Таблица24.A1" office:value-type="string">
            <text:p text:style-name="P6">Подольск</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97</text:p>
          </table:table-cell>
          <table:table-cell table:style-name="Таблица24.A1" office:value-type="string">
            <text:p text:style-name="P6">Королёв</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98</text:p>
          </table:table-cell>
          <table:table-cell table:style-name="Таблица24.A1" office:value-type="string">
            <text:p text:style-name="P6">Южно-Сахалинск</text:p>
          </table:table-cell>
          <table:table-cell table:style-name="Таблица24.A1" office:value-type="string">
            <text:p text:style-name="P6">Сахалинская область</text:p>
          </table:table-cell>
        </table:table-row>
        <table:table-row>
          <table:table-cell table:style-name="Таблица24.A1" office:value-type="string">
            <text:p text:style-name="P6">99</text:p>
          </table:table-cell>
          <table:table-cell table:style-name="Таблица24.A1" office:value-type="string">
            <text:p text:style-name="P6">Петропавловск-Камчатский</text:p>
          </table:table-cell>
          <table:table-cell table:style-name="Таблица24.A1" office:value-type="string">
            <text:p text:style-name="P6">Камчатский край</text:p>
          </table:table-cell>
        </table:table-row>
        <table:table-row>
          <table:table-cell table:style-name="Таблица24.A1" office:value-type="string">
            <text:p text:style-name="P6">100</text:p>
          </table:table-cell>
          <table:table-cell table:style-name="Таблица24.A1" office:value-type="string">
            <text:p text:style-name="P6">Сызрань</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101</text:p>
          </table:table-cell>
          <table:table-cell table:style-name="Таблица24.A1" office:value-type="string">
            <text:p text:style-name="P6">Нориль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102</text:p>
          </table:table-cell>
          <table:table-cell table:style-name="Таблица24.A1" office:value-type="string">
            <text:p text:style-name="P6">Златоуст</text:p>
          </table:table-cell>
          <table:table-cell table:style-name="Таблица24.A1" office:value-type="string">
            <text:p text:style-name="P6">Челябинская область</text:p>
          </table:table-cell>
        </table:table-row>
        <table:table-row>
          <table:table-cell table:style-name="Таблица24.A1" office:value-type="string">
            <text:p text:style-name="P6">103</text:p>
          </table:table-cell>
          <table:table-cell table:style-name="Таблица24.A1" office:value-type="string">
            <text:p text:style-name="P6">Каменск-Уральский</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104</text:p>
          </table:table-cell>
          <table:table-cell table:style-name="Таблица24.A1" office:value-type="string">
            <text:p text:style-name="P6">Мытищи</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05</text:p>
          </table:table-cell>
          <table:table-cell table:style-name="Таблица24.A1" office:value-type="string">
            <text:p text:style-name="P6">Люберцы</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06</text:p>
          </table:table-cell>
          <table:table-cell table:style-name="Таблица24.A1" office:value-type="string">
            <text:p text:style-name="P6">Волгодонс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07</text:p>
          </table:table-cell>
          <table:table-cell table:style-name="Таблица24.A1" office:value-type="string">
            <text:p text:style-name="P6">Новочеркасс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0<text:soft-page-break/>8</text:p>
          </table:table-cell>
          <table:table-cell table:style-name="Таблица24.A1" office:value-type="string">
            <text:p text:style-name="P6">Абакан</text:p>
          </table:table-cell>
          <table:table-cell table:style-name="Таблица24.A1" office:value-type="string">
            <text:p text:style-name="P6">Республика Хакасия</text:p>
          </table:table-cell>
        </table:table-row>
        <table:table-row>
          <table:table-cell table:style-name="Таблица24.A1" office:value-type="string">
            <text:p text:style-name="P6">109</text:p>
          </table:table-cell>
          <table:table-cell table:style-name="Таблица24.A1" office:value-type="string">
            <text:p text:style-name="P6">Находка</text:p>
          </table:table-cell>
          <table:table-cell table:style-name="Таблица24.A1" office:value-type="string">
            <text:p text:style-name="P6">Приморский край</text:p>
          </table:table-cell>
        </table:table-row>
        <table:table-row>
          <table:table-cell table:style-name="Таблица24.A1" office:value-type="string">
            <text:p text:style-name="P6">110</text:p>
          </table:table-cell>
          <table:table-cell table:style-name="Таблица24.A1" office:value-type="string">
            <text:p text:style-name="P6">Уссурийск</text:p>
          </table:table-cell>
          <table:table-cell table:style-name="Таблица24.A1" office:value-type="string">
            <text:p text:style-name="P6">Приморский край</text:p>
          </table:table-cell>
        </table:table-row>
        <table:table-row>
          <table:table-cell table:style-name="Таблица24.A1" office:value-type="string">
            <text:p text:style-name="P6">111</text:p>
          </table:table-cell>
          <table:table-cell table:style-name="Таблица24.A1" office:value-type="string">
            <text:p text:style-name="P6">Березники</text:p>
          </table:table-cell>
          <table:table-cell table:style-name="Таблица24.A1" office:value-type="string">
            <text:p text:style-name="P6">Пермский край</text:p>
          </table:table-cell>
        </table:table-row>
        <table:table-row>
          <table:table-cell table:style-name="Таблица24.A1" office:value-type="string">
            <text:p text:style-name="P6">112</text:p>
          </table:table-cell>
          <table:table-cell table:style-name="Таблица24.A1" office:value-type="string">
            <text:p text:style-name="P6">Салават</text:p>
          </table:table-cell>
          <table:table-cell table:style-name="Таблица24.A1" office:value-type="string">
            <text:p text:style-name="P6">Башкортостан</text:p>
          </table:table-cell>
        </table:table-row>
        <table:table-row>
          <table:table-cell table:style-name="Таблица24.A1" office:value-type="string">
            <text:p text:style-name="P6">113</text:p>
          </table:table-cell>
          <table:table-cell table:style-name="Таблица24.A1" office:value-type="string">
            <text:p text:style-name="P6">Электросталь</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14</text:p>
          </table:table-cell>
          <table:table-cell table:style-name="Таблица24.A1" office:value-type="string">
            <text:p text:style-name="P6">Миасс</text:p>
          </table:table-cell>
          <table:table-cell table:style-name="Таблица24.A1" office:value-type="string">
            <text:p text:style-name="P6">Челябинская область</text:p>
          </table:table-cell>
        </table:table-row>
        <table:table-row>
          <table:table-cell table:style-name="Таблица24.A1" office:value-type="string">
            <text:p text:style-name="P6">115</text:p>
          </table:table-cell>
          <table:table-cell table:style-name="Таблица24.A1" office:value-type="string">
            <text:p text:style-name="P6">Рубцовск</text:p>
          </table:table-cell>
          <table:table-cell table:style-name="Таблица24.A1" office:value-type="string">
            <text:p text:style-name="P6">Алтайский край</text:p>
          </table:table-cell>
        </table:table-row>
        <table:table-row>
          <table:table-cell table:style-name="Таблица24.A1" office:value-type="string">
            <text:p text:style-name="P6">116</text:p>
          </table:table-cell>
          <table:table-cell table:style-name="Таблица24.A1" office:value-type="string">
            <text:p text:style-name="P6">Альметьевск</text:p>
          </table:table-cell>
          <table:table-cell table:style-name="Таблица24.A1" office:value-type="string">
            <text:p text:style-name="P6">Татарстан</text:p>
          </table:table-cell>
        </table:table-row>
        <table:table-row>
          <table:table-cell table:style-name="Таблица24.A1" office:value-type="string">
            <text:p text:style-name="P6">117</text:p>
          </table:table-cell>
          <table:table-cell table:style-name="Таблица24.A1" office:value-type="string">
            <text:p text:style-name="P6">Ковров</text:p>
          </table:table-cell>
          <table:table-cell table:style-name="Таблица24.A1" office:value-type="string">
            <text:p text:style-name="P6">Владимирская область</text:p>
          </table:table-cell>
        </table:table-row>
        <table:table-row>
          <table:table-cell table:style-name="Таблица24.A1" office:value-type="string">
            <text:p text:style-name="P6">118</text:p>
          </table:table-cell>
          <table:table-cell table:style-name="Таблица24.A1" office:value-type="string">
            <text:p text:style-name="P6">Коломна</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19</text:p>
          </table:table-cell>
          <table:table-cell table:style-name="Таблица24.A1" office:value-type="string">
            <text:p text:style-name="P6">Майкоп</text:p>
          </table:table-cell>
          <table:table-cell table:style-name="Таблица24.A1" office:value-type="string">
            <text:p text:style-name="P6">Адыгея</text:p>
          </table:table-cell>
        </table:table-row>
        <table:table-row>
          <table:table-cell table:style-name="Таблица24.A1" office:value-type="string">
            <text:p text:style-name="P6">120</text:p>
          </table:table-cell>
          <table:table-cell table:style-name="Таблица24.A1" office:value-type="string">
            <text:p text:style-name="P6">Пятигор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121</text:p>
          </table:table-cell>
          <table:table-cell table:style-name="Таблица24.A1" office:value-type="string">
            <text:p text:style-name="P6">Одинцово</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2<text:soft-page-break/>2</text:p>
          </table:table-cell>
          <table:table-cell table:style-name="Таблица24.A1" office:value-type="string">
            <text:p text:style-name="P6">Колпино</text:p>
          </table:table-cell>
          <table:table-cell table:style-name="Таблица24.A1" office:value-type="string">
            <text:p text:style-name="P6">Санкт-Петербург</text:p>
          </table:table-cell>
        </table:table-row>
        <table:table-row>
          <table:table-cell table:style-name="Таблица24.A1" office:value-type="string">
            <text:p text:style-name="P6">123</text:p>
          </table:table-cell>
          <table:table-cell table:style-name="Таблица24.A1" office:value-type="string">
            <text:p text:style-name="P6">Копейск</text:p>
          </table:table-cell>
          <table:table-cell table:style-name="Таблица24.A1" office:value-type="string">
            <text:p text:style-name="P6">Челябинская область</text:p>
          </table:table-cell>
        </table:table-row>
        <table:table-row>
          <table:table-cell table:style-name="Таблица24.A1" office:value-type="string">
            <text:p text:style-name="P6">124</text:p>
          </table:table-cell>
          <table:table-cell table:style-name="Таблица24.A1" office:value-type="string">
            <text:p text:style-name="P6">Новомосковск</text:p>
          </table:table-cell>
          <table:table-cell table:style-name="Таблица24.A1" office:value-type="string">
            <text:p text:style-name="P6">Тульская область</text:p>
          </table:table-cell>
        </table:table-row>
        <table:table-row>
          <table:table-cell table:style-name="Таблица24.A1" office:value-type="string">
            <text:p text:style-name="P6">125</text:p>
          </table:table-cell>
          <table:table-cell table:style-name="Таблица24.A1" office:value-type="string">
            <text:p text:style-name="P6">Кисловод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126</text:p>
          </table:table-cell>
          <table:table-cell table:style-name="Таблица24.A1" office:value-type="string">
            <text:p text:style-name="P6">Серпухов</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27</text:p>
          </table:table-cell>
          <table:table-cell table:style-name="Таблица24.A1" office:value-type="string">
            <text:p text:style-name="P6">Первоуральск</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129</text:p>
          </table:table-cell>
          <table:table-cell table:style-name="Таблица24.A1" office:value-type="string">
            <text:p text:style-name="P6">Новочебоксарск</text:p>
          </table:table-cell>
          <table:table-cell table:style-name="Таблица24.A1" office:value-type="string">
            <text:p text:style-name="P6">Чувашия</text:p>
          </table:table-cell>
        </table:table-row>
        <table:table-row>
          <table:table-cell table:style-name="Таблица24.A1" office:value-type="string">
            <text:p text:style-name="P6">130</text:p>
          </table:table-cell>
          <table:table-cell table:style-name="Таблица24.A1" office:value-type="string">
            <text:p text:style-name="P6">Нефтеюганск</text:p>
          </table:table-cell>
          <table:table-cell table:style-name="Таблица24.A1" office:value-type="string">
            <text:p text:style-name="P6">Ханты-Мансийский автономный округ - Югра</text:p>
          </table:table-cell>
        </table:table-row>
        <table:table-row>
          <table:table-cell table:style-name="Таблица24.A1" office:value-type="string">
            <text:p text:style-name="P6">131</text:p>
          </table:table-cell>
          <table:table-cell table:style-name="Таблица24.A1" office:value-type="string">
            <text:p text:style-name="P6">Димитровград</text:p>
          </table:table-cell>
          <table:table-cell table:style-name="Таблица24.A1" office:value-type="string">
            <text:p text:style-name="P6">Ульяновская область</text:p>
          </table:table-cell>
        </table:table-row>
        <table:table-row>
          <table:table-cell table:style-name="Таблица24.A1" office:value-type="string">
            <text:p text:style-name="P6">132</text:p>
          </table:table-cell>
          <table:table-cell table:style-name="Таблица24.A1" office:value-type="string">
            <text:p text:style-name="P6">Нефтекамск</text:p>
          </table:table-cell>
          <table:table-cell table:style-name="Таблица24.A1" office:value-type="string">
            <text:p text:style-name="P6">Башкортостан</text:p>
          </table:table-cell>
        </table:table-row>
        <table:table-row>
          <table:table-cell table:style-name="Таблица24.A1" office:value-type="string">
            <text:p text:style-name="P6">133</text:p>
          </table:table-cell>
          <table:table-cell table:style-name="Таблица24.A1" office:value-type="string">
            <text:p text:style-name="P6">Черкесск</text:p>
          </table:table-cell>
          <table:table-cell table:style-name="Таблица24.A1" office:value-type="string">
            <text:p text:style-name="P6">Карачаево-Черкесия</text:p>
          </table:table-cell>
        </table:table-row>
        <table:table-row>
          <table:table-cell table:style-name="Таблица24.A1" office:value-type="string">
            <text:p text:style-name="P6">134</text:p>
          </table:table-cell>
          <table:table-cell table:style-name="Таблица24.A1" office:value-type="string">
            <text:p text:style-name="P6">Орехово-Зуево</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35</text:p>
          </table:table-cell>
          <table:table-cell table:style-name="Таблица24.A1" office:value-type="string">
            <text:p text:style-name="P6">Камышин</text:p>
          </table:table-cell>
          <table:table-cell table:style-name="Таблица24.A1" office:value-type="string">
            <text:p text:style-name="P6">Волгоградская область</text:p>
          </table:table-cell>
        </table:table-row>
        <table:table-row>
          <table:table-cell table:style-name="Таблица24.A1" office:value-type="string">
            <text:p text:style-name="P6">136</text:p>
          </table:table-cell>
          <table:table-cell table:style-name="Таблица24.A1" office:value-type="string">
            <text:p text:style-name="P6">Невинномыс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13<text:soft-page-break/>7</text:p>
          </table:table-cell>
          <table:table-cell table:style-name="Таблица24.A1" office:value-type="string">
            <text:p text:style-name="P6">Красногорск</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38</text:p>
          </table:table-cell>
          <table:table-cell table:style-name="Таблица24.A1" office:value-type="string">
            <text:p text:style-name="P6">Муром</text:p>
          </table:table-cell>
          <table:table-cell table:style-name="Таблица24.A1" office:value-type="string">
            <text:p text:style-name="P6">Владимирская область</text:p>
          </table:table-cell>
        </table:table-row>
        <table:table-row>
          <table:table-cell table:style-name="Таблица24.A1" office:value-type="string">
            <text:p text:style-name="P6">139</text:p>
          </table:table-cell>
          <table:table-cell table:style-name="Таблица24.A1" office:value-type="string">
            <text:p text:style-name="P6">Батайс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40</text:p>
          </table:table-cell>
          <table:table-cell table:style-name="Таблица24.A1" office:value-type="string">
            <text:p text:style-name="P6">Новошахтинс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41</text:p>
          </table:table-cell>
          <table:table-cell table:style-name="Таблица24.A1" office:value-type="string">
            <text:p text:style-name="P6">Сергиев Посад</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42</text:p>
          </table:table-cell>
          <table:table-cell table:style-name="Таблица24.A1" office:value-type="string">
            <text:p text:style-name="P6">Ноябрьск</text:p>
          </table:table-cell>
          <table:table-cell table:style-name="Таблица24.A1" office:value-type="string">
            <text:p text:style-name="P6">Ямало-Ненецкий автономный округ</text:p>
          </table:table-cell>
        </table:table-row>
        <table:table-row>
          <table:table-cell table:style-name="Таблица24.A1" office:value-type="string">
            <text:p text:style-name="P6">143</text:p>
          </table:table-cell>
          <table:table-cell table:style-name="Таблица24.A1" office:value-type="string">
            <text:p text:style-name="P6">Щёлково</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44</text:p>
          </table:table-cell>
          <table:table-cell table:style-name="Таблица24.A1" office:value-type="string">
            <text:p text:style-name="P6">Кызыл</text:p>
          </table:table-cell>
          <table:table-cell table:style-name="Таблица24.A1" office:value-type="string">
            <text:p text:style-name="P6">Тыва Республика</text:p>
          </table:table-cell>
        </table:table-row>
        <table:table-row>
          <table:table-cell table:style-name="Таблица24.A1" office:value-type="string">
            <text:p text:style-name="P6">145</text:p>
          </table:table-cell>
          <table:table-cell table:style-name="Таблица24.A1" office:value-type="string">
            <text:p text:style-name="P6">Октябрьский</text:p>
          </table:table-cell>
          <table:table-cell table:style-name="Таблица24.A1" office:value-type="string">
            <text:p text:style-name="P6">Башкортостан</text:p>
          </table:table-cell>
        </table:table-row>
        <table:table-row>
          <table:table-cell table:style-name="Таблица24.A1" office:value-type="string">
            <text:p text:style-name="P6">146</text:p>
          </table:table-cell>
          <table:table-cell table:style-name="Таблица24.A1" office:value-type="string">
            <text:p text:style-name="P6">Ачин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147</text:p>
          </table:table-cell>
          <table:table-cell table:style-name="Таблица24.A1" office:value-type="string">
            <text:p text:style-name="P6">Северск</text:p>
          </table:table-cell>
          <table:table-cell table:style-name="Таблица24.A1" office:value-type="string">
            <text:p text:style-name="P6">Томская область</text:p>
          </table:table-cell>
        </table:table-row>
        <table:table-row>
          <table:table-cell table:style-name="Таблица24.A1" office:value-type="string">
            <text:p text:style-name="P6">148</text:p>
          </table:table-cell>
          <table:table-cell table:style-name="Таблица24.A1" office:value-type="string">
            <text:p text:style-name="P6">Новокуйбышевск</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149</text:p>
          </table:table-cell>
          <table:table-cell table:style-name="Таблица24.A1" office:value-type="string">
            <text:p text:style-name="P6">Елец</text:p>
          </table:table-cell>
          <table:table-cell table:style-name="Таблица24.A1" office:value-type="string">
            <text:p text:style-name="P6">Липецкая область</text:p>
          </table:table-cell>
        </table:table-row>
        <table:table-row>
          <table:table-cell table:style-name="Таблица24.A1" office:value-type="string">
            <text:p text:style-name="P6">150</text:p>
          </table:table-cell>
          <table:table-cell table:style-name="Таблица24.A1" office:value-type="string">
            <text:p text:style-name="P6">Арзамас</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15<text:soft-page-break/>1</text:p>
          </table:table-cell>
          <table:table-cell table:style-name="Таблица24.A1" office:value-type="string">
            <text:p text:style-name="P6">Обнинск</text:p>
          </table:table-cell>
          <table:table-cell table:style-name="Таблица24.A1" office:value-type="string">
            <text:p text:style-name="P6">Калужская область</text:p>
          </table:table-cell>
        </table:table-row>
        <table:table-row>
          <table:table-cell table:style-name="Таблица24.A1" office:value-type="string">
            <text:p text:style-name="P6">152</text:p>
          </table:table-cell>
          <table:table-cell table:style-name="Таблица24.A1" office:value-type="string">
            <text:p text:style-name="P6">Новый Уренгой</text:p>
          </table:table-cell>
          <table:table-cell table:style-name="Таблица24.A1" office:value-type="string">
            <text:p text:style-name="P6">Ямало-Ненецкий автономный округ</text:p>
          </table:table-cell>
        </table:table-row>
        <table:table-row>
          <table:table-cell table:style-name="Таблица24.A1" office:value-type="string">
            <text:p text:style-name="P6">153</text:p>
          </table:table-cell>
          <table:table-cell table:style-name="Таблица24.A1" office:value-type="string">
            <text:p text:style-name="P6">Элиста</text:p>
          </table:table-cell>
          <table:table-cell table:style-name="Таблица24.A1" office:value-type="string">
            <text:p text:style-name="P6">Калмыкия</text:p>
          </table:table-cell>
        </table:table-row>
        <table:table-row>
          <table:table-cell table:style-name="Таблица24.A1" office:value-type="string">
            <text:p text:style-name="P6">154</text:p>
          </table:table-cell>
          <table:table-cell table:style-name="Таблица24.A1" office:value-type="string">
            <text:p text:style-name="P6">Пушкино</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55</text:p>
          </table:table-cell>
          <table:table-cell table:style-name="Таблица24.A1" office:value-type="string">
            <text:p text:style-name="P6">Жуковский</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56</text:p>
          </table:table-cell>
          <table:table-cell table:style-name="Таблица24.A1" office:value-type="string">
            <text:p text:style-name="P6">Артём</text:p>
          </table:table-cell>
          <table:table-cell table:style-name="Таблица24.A1" office:value-type="string">
            <text:p text:style-name="P6">Приморский край</text:p>
          </table:table-cell>
        </table:table-row>
        <table:table-row>
          <table:table-cell table:style-name="Таблица24.A1" office:value-type="string">
            <text:p text:style-name="P6">157</text:p>
          </table:table-cell>
          <table:table-cell table:style-name="Таблица24.A1" office:value-type="string">
            <text:p text:style-name="P6">Междуреченск</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158</text:p>
          </table:table-cell>
          <table:table-cell table:style-name="Таблица24.A1" office:value-type="string">
            <text:p text:style-name="P6">Ленинск-Кузнецкий</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159</text:p>
          </table:table-cell>
          <table:table-cell table:style-name="Таблица24.A1" office:value-type="string">
            <text:p text:style-name="P6">Сарапул</text:p>
          </table:table-cell>
          <table:table-cell table:style-name="Таблица24.A1" office:value-type="string">
            <text:p text:style-name="P6">Удмуртская Республика</text:p>
          </table:table-cell>
        </table:table-row>
        <table:table-row>
          <table:table-cell table:style-name="Таблица24.A1" office:value-type="string">
            <text:p text:style-name="P6">160</text:p>
          </table:table-cell>
          <table:table-cell table:style-name="Таблица24.A1" office:value-type="string">
            <text:p text:style-name="P6">Ессентуки</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161</text:p>
          </table:table-cell>
          <table:table-cell table:style-name="Таблица24.A1" office:value-type="string">
            <text:p text:style-name="P6">Воткинск</text:p>
          </table:table-cell>
          <table:table-cell table:style-name="Таблица24.A1" office:value-type="string">
            <text:p text:style-name="P6">Удмуртская Республика</text:p>
          </table:table-cell>
        </table:table-row>
        <table:table-row>
          <table:table-cell table:style-name="Таблица24.A1" office:value-type="string">
            <text:p text:style-name="P6">162</text:p>
          </table:table-cell>
          <table:table-cell table:style-name="Таблица24.A1" office:value-type="string">
            <text:p text:style-name="P6">Ногинск</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63</text:p>
          </table:table-cell>
          <table:table-cell table:style-name="Таблица24.A1" office:value-type="string">
            <text:p text:style-name="P6">Тобольск</text:p>
          </table:table-cell>
          <table:table-cell table:style-name="Таблица24.A1" office:value-type="string">
            <text:p text:style-name="P6">Тюменская область</text:p>
          </table:table-cell>
        </table:table-row>
        <table:table-row>
          <table:table-cell table:style-name="Таблица24.A1" office:value-type="string">
            <text:p text:style-name="P6">164</text:p>
          </table:table-cell>
          <table:table-cell table:style-name="Таблица24.A1" office:value-type="string">
            <text:p text:style-name="P6">Ухта</text:p>
          </table:table-cell>
          <table:table-cell table:style-name="Таблица24.A1" office:value-type="string">
            <text:p text:style-name="P6">Республика Коми</text:p>
          </table:table-cell>
        </table:table-row>
        <table:table-row>
          <table:table-cell table:style-name="Таблица24.A1" office:value-type="string">
            <text:p text:style-name="P6">16<text:soft-page-break/>5</text:p>
          </table:table-cell>
          <table:table-cell table:style-name="Таблица24.A1" office:value-type="string">
            <text:p text:style-name="P6">Серов</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168</text:p>
          </table:table-cell>
          <table:table-cell table:style-name="Таблица24.A1" office:value-type="string">
            <text:p text:style-name="P6">Великие Луки</text:p>
          </table:table-cell>
          <table:table-cell table:style-name="Таблица24.A1" office:value-type="string">
            <text:p text:style-name="P6">Псковская область</text:p>
          </table:table-cell>
        </table:table-row>
        <table:table-row>
          <table:table-cell table:style-name="Таблица24.A1" office:value-type="string">
            <text:p text:style-name="P6">169</text:p>
          </table:table-cell>
          <table:table-cell table:style-name="Таблица24.A1" office:value-type="string">
            <text:p text:style-name="P6">Мичуринск</text:p>
          </table:table-cell>
          <table:table-cell table:style-name="Таблица24.A1" office:value-type="string">
            <text:p text:style-name="P6">Тамбовская область</text:p>
          </table:table-cell>
        </table:table-row>
        <table:table-row>
          <table:table-cell table:style-name="Таблица24.A1" office:value-type="string">
            <text:p text:style-name="P6">170</text:p>
          </table:table-cell>
          <table:table-cell table:style-name="Таблица24.A1" office:value-type="string">
            <text:p text:style-name="P6">Киселёвск</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171</text:p>
          </table:table-cell>
          <table:table-cell table:style-name="Таблица24.A1" office:value-type="string">
            <text:p text:style-name="P6">Новотроицк</text:p>
          </table:table-cell>
          <table:table-cell table:style-name="Таблица24.A1" office:value-type="string">
            <text:p text:style-name="P6">Оренбургская область</text:p>
          </table:table-cell>
        </table:table-row>
        <table:table-row>
          <table:table-cell table:style-name="Таблица24.A1" office:value-type="string">
            <text:p text:style-name="P6">172</text:p>
          </table:table-cell>
          <table:table-cell table:style-name="Таблица24.A1" office:value-type="string">
            <text:p text:style-name="P6">Зеленодольск</text:p>
          </table:table-cell>
          <table:table-cell table:style-name="Таблица24.A1" office:value-type="string">
            <text:p text:style-name="P6">Татарстан</text:p>
          </table:table-cell>
        </table:table-row>
        <table:table-row>
          <table:table-cell table:style-name="Таблица24.A1" office:value-type="string">
            <text:p text:style-name="P6">173</text:p>
          </table:table-cell>
          <table:table-cell table:style-name="Таблица24.A1" office:value-type="string">
            <text:p text:style-name="P6">Бердск</text:p>
          </table:table-cell>
          <table:table-cell table:style-name="Таблица24.A1" office:value-type="string">
            <text:p text:style-name="P6">Новосибирская область</text:p>
          </table:table-cell>
        </table:table-row>
        <table:table-row>
          <table:table-cell table:style-name="Таблица24.A1" office:value-type="string">
            <text:p text:style-name="P6">174</text:p>
          </table:table-cell>
          <table:table-cell table:style-name="Таблица24.A1" office:value-type="string">
            <text:p text:style-name="P6">Соликамск</text:p>
          </table:table-cell>
          <table:table-cell table:style-name="Таблица24.A1" office:value-type="string">
            <text:p text:style-name="P6">Пермский край</text:p>
          </table:table-cell>
        </table:table-row>
        <table:table-row>
          <table:table-cell table:style-name="Таблица24.A1" office:value-type="string">
            <text:p text:style-name="P6">175</text:p>
          </table:table-cell>
          <table:table-cell table:style-name="Таблица24.A1" office:value-type="string">
            <text:p text:style-name="P6">Раменское</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76</text:p>
          </table:table-cell>
          <table:table-cell table:style-name="Таблица24.A1" office:value-type="string">
            <text:p text:style-name="P6">Домодедово</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77</text:p>
          </table:table-cell>
          <table:table-cell table:style-name="Таблица24.A1" office:value-type="string">
            <text:p text:style-name="P6">Магадан</text:p>
          </table:table-cell>
          <table:table-cell table:style-name="Таблица24.A1" office:value-type="string">
            <text:p text:style-name="P6">Магаданская область</text:p>
          </table:table-cell>
        </table:table-row>
        <table:table-row>
          <table:table-cell table:style-name="Таблица24.A1" office:value-type="string">
            <text:p text:style-name="P6">178</text:p>
          </table:table-cell>
          <table:table-cell table:style-name="Таблица24.A1" office:value-type="string">
            <text:p text:style-name="P6">Глазов</text:p>
          </table:table-cell>
          <table:table-cell table:style-name="Таблица24.A1" office:value-type="string">
            <text:p text:style-name="P6">Удмуртская Республика</text:p>
          </table:table-cell>
        </table:table-row>
        <table:table-row>
          <table:table-cell table:style-name="Таблица24.A1" office:value-type="string">
            <text:p text:style-name="P6">179</text:p>
          </table:table-cell>
          <table:table-cell table:style-name="Таблица24.A1" office:value-type="string">
            <text:p text:style-name="P6">Каменск-Шахтинский</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180</text:p>
          </table:table-cell>
          <table:table-cell table:style-name="Таблица24.A1" office:value-type="string">
            <text:p text:style-name="P6">Железногор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18<text:soft-page-break/>1</text:p>
          </table:table-cell>
          <table:table-cell table:style-name="Таблица24.A1" office:value-type="string">
            <text:p text:style-name="P6">Кан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182</text:p>
          </table:table-cell>
          <table:table-cell table:style-name="Таблица24.A1" office:value-type="string">
            <text:p text:style-name="P6">Назрань</text:p>
          </table:table-cell>
          <table:table-cell table:style-name="Таблица24.A1" office:value-type="string">
            <text:p text:style-name="P6">Ингушетия Республика</text:p>
          </table:table-cell>
        </table:table-row>
        <table:table-row>
          <table:table-cell table:style-name="Таблица24.A1" office:value-type="string">
            <text:p text:style-name="P6">183</text:p>
          </table:table-cell>
          <table:table-cell table:style-name="Таблица24.A1" office:value-type="string">
            <text:p text:style-name="P6">Воскресенск</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84</text:p>
          </table:table-cell>
          <table:table-cell table:style-name="Таблица24.A1" office:value-type="string">
            <text:p text:style-name="P6">Долгопрудный</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85</text:p>
          </table:table-cell>
          <table:table-cell table:style-name="Таблица24.A1" office:value-type="string">
            <text:p text:style-name="P6">Бугульма</text:p>
          </table:table-cell>
          <table:table-cell table:style-name="Таблица24.A1" office:value-type="string">
            <text:p text:style-name="P6">Татарстан</text:p>
          </table:table-cell>
        </table:table-row>
        <table:table-row>
          <table:table-cell table:style-name="Таблица24.A1" office:value-type="string">
            <text:p text:style-name="P6">186</text:p>
          </table:table-cell>
          <table:table-cell table:style-name="Таблица24.A1" office:value-type="string">
            <text:p text:style-name="P6">Кузнецк</text:p>
          </table:table-cell>
          <table:table-cell table:style-name="Таблица24.A1" office:value-type="string">
            <text:p text:style-name="P6">Пензенская область</text:p>
          </table:table-cell>
        </table:table-row>
        <table:table-row>
          <table:table-cell table:style-name="Таблица24.A1" office:value-type="string">
            <text:p text:style-name="P6">187</text:p>
          </table:table-cell>
          <table:table-cell table:style-name="Таблица24.A1" office:value-type="string">
            <text:p text:style-name="P6">Губкин</text:p>
          </table:table-cell>
          <table:table-cell table:style-name="Таблица24.A1" office:value-type="string">
            <text:p text:style-name="P6">Белгородская область</text:p>
          </table:table-cell>
        </table:table-row>
        <table:table-row>
          <table:table-cell table:style-name="Таблица24.A1" office:value-type="string">
            <text:p text:style-name="P6">188</text:p>
          </table:table-cell>
          <table:table-cell table:style-name="Таблица24.A1" office:value-type="string">
            <text:p text:style-name="P6">Кинешма</text:p>
          </table:table-cell>
          <table:table-cell table:style-name="Таблица24.A1" office:value-type="string">
            <text:p text:style-name="P6">Ивановская область</text:p>
          </table:table-cell>
        </table:table-row>
        <table:table-row>
          <table:table-cell table:style-name="Таблица24.A1" office:value-type="string">
            <text:p text:style-name="P6">189</text:p>
          </table:table-cell>
          <table:table-cell table:style-name="Таблица24.A1" office:value-type="string">
            <text:p text:style-name="P6">Ей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190</text:p>
          </table:table-cell>
          <table:table-cell table:style-name="Таблица24.A1" office:value-type="string">
            <text:p text:style-name="P6">Реутов</text:p>
          </table:table-cell>
          <table:table-cell table:style-name="Таблица24.A1" office:value-type="string">
            <text:p text:style-name="P6">Московская область</text:p>
          </table:table-cell>
        </table:table-row>
        <table:table-row>
          <table:table-cell table:style-name="Таблица24.A1" office:value-type="string">
            <text:p text:style-name="P6">191</text:p>
          </table:table-cell>
          <table:table-cell table:style-name="Таблица24.A1" office:value-type="string">
            <text:p text:style-name="P6">Усть-Илимск</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192</text:p>
          </table:table-cell>
          <table:table-cell table:style-name="Таблица24.A1" office:value-type="string">
            <text:p text:style-name="P6">Железногорск</text:p>
          </table:table-cell>
          <table:table-cell table:style-name="Таблица24.A1" office:value-type="string">
            <text:p text:style-name="P6">Курская область</text:p>
          </table:table-cell>
        </table:table-row>
        <table:table-row>
          <table:table-cell table:style-name="Таблица24.A1" office:value-type="string">
            <text:p text:style-name="P6">193</text:p>
          </table:table-cell>
          <table:table-cell table:style-name="Таблица24.A1" office:value-type="string">
            <text:p text:style-name="P6">Новоуральск</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194</text:p>
          </table:table-cell>
          <table:table-cell table:style-name="Таблица24.A1" office:value-type="string">
            <text:p text:style-name="P6">Усолье-Сибирское</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19<text:soft-page-break/>5</text:p>
          </table:table-cell>
          <table:table-cell table:style-name="Таблица24.A1" office:value-type="string">
            <text:p text:style-name="P6">Чайковский</text:p>
          </table:table-cell>
          <table:table-cell table:style-name="Таблица24.A1" office:value-type="string">
            <text:p text:style-name="P6">Пермский край</text:p>
          </table:table-cell>
        </table:table-row>
        <table:table-row>
          <table:table-cell table:style-name="Таблица24.A1" office:value-type="string">
            <text:p text:style-name="P6">196</text:p>
          </table:table-cell>
          <table:table-cell table:style-name="Таблица24.A1" office:value-type="string">
            <text:p text:style-name="P6">Новоалтайск</text:p>
          </table:table-cell>
          <table:table-cell table:style-name="Таблица24.A1" office:value-type="string">
            <text:p text:style-name="P6">Алтайский край</text:p>
          </table:table-cell>
        </table:table-row>
        <table:table-row>
          <table:table-cell table:style-name="Таблица24.A1" office:value-type="string">
            <text:p text:style-name="P6">197</text:p>
          </table:table-cell>
          <table:table-cell table:style-name="Таблица24.A1" office:value-type="string">
            <text:p text:style-name="P6">Белогорск</text:p>
          </table:table-cell>
          <table:table-cell table:style-name="Таблица24.A1" office:value-type="string">
            <text:p text:style-name="P6">Амурская область</text:p>
          </table:table-cell>
        </table:table-row>
        <table:table-row>
          <table:table-cell table:style-name="Таблица24.A1" office:value-type="string">
            <text:p text:style-name="P6">198</text:p>
          </table:table-cell>
          <table:table-cell table:style-name="Таблица24.A1" office:value-type="string">
            <text:p text:style-name="P6">Свободный</text:p>
          </table:table-cell>
          <table:table-cell table:style-name="Таблица24.A1" office:value-type="string">
            <text:p text:style-name="P6">Амурская область</text:p>
          </table:table-cell>
        </table:table-row>
        <table:table-row>
          <table:table-cell table:style-name="Таблица24.A1" office:value-type="string">
            <text:p text:style-name="P6">199</text:p>
          </table:table-cell>
          <table:table-cell table:style-name="Таблица24.A1" office:value-type="string">
            <text:p text:style-name="P6">Котлас</text:p>
          </table:table-cell>
          <table:table-cell table:style-name="Таблица24.A1" office:value-type="string">
            <text:p text:style-name="P6">Архангельская область</text:p>
          </table:table-cell>
        </table:table-row>
        <table:table-row>
          <table:table-cell table:style-name="Таблица24.A1" office:value-type="string">
            <text:p text:style-name="P6">200</text:p>
          </table:table-cell>
          <table:table-cell table:style-name="Таблица24.A1" office:value-type="string">
            <text:p text:style-name="P6">Клинцы</text:p>
          </table:table-cell>
          <table:table-cell table:style-name="Таблица24.A1" office:value-type="string">
            <text:p text:style-name="P6">Брянская область</text:p>
          </table:table-cell>
        </table:table-row>
        <table:table-row>
          <table:table-cell table:style-name="Таблица24.A1" office:value-type="string">
            <text:p text:style-name="P6">201</text:p>
          </table:table-cell>
          <table:table-cell table:style-name="Таблица24.A1" office:value-type="string">
            <text:p text:style-name="P6">Александров</text:p>
          </table:table-cell>
          <table:table-cell table:style-name="Таблица24.A1" office:value-type="string">
            <text:p text:style-name="P6">Владимирская область</text:p>
          </table:table-cell>
        </table:table-row>
        <table:table-row>
          <table:table-cell table:style-name="Таблица24.A1" office:value-type="string">
            <text:p text:style-name="P6">202</text:p>
          </table:table-cell>
          <table:table-cell table:style-name="Таблица24.A1" office:value-type="string">
            <text:p text:style-name="P6">202 Гусь-Хрустальный</text:p>
          </table:table-cell>
          <table:table-cell table:style-name="Таблица24.A1" office:value-type="string">
            <text:p text:style-name="P6">Владимирская область</text:p>
          </table:table-cell>
        </table:table-row>
        <table:table-row>
          <table:table-cell table:style-name="Таблица24.A1" office:value-type="string">
            <text:p text:style-name="P6">203</text:p>
          </table:table-cell>
          <table:table-cell table:style-name="Таблица24.A1" office:value-type="string">
            <text:p text:style-name="P6">Михайловка</text:p>
          </table:table-cell>
          <table:table-cell table:style-name="Таблица24.A1" office:value-type="string">
            <text:p text:style-name="P6">Волгоградская область</text:p>
          </table:table-cell>
        </table:table-row>
        <table:table-row>
          <table:table-cell table:style-name="Таблица24.A1" office:value-type="string">
            <text:p text:style-name="P6">204</text:p>
          </table:table-cell>
          <table:table-cell table:style-name="Таблица24.A1" office:value-type="string">
            <text:p text:style-name="P6">Борисоглебск</text:p>
          </table:table-cell>
          <table:table-cell table:style-name="Таблица24.A1" office:value-type="string">
            <text:p text:style-name="P6">Воронежская область</text:p>
          </table:table-cell>
        </table:table-row>
        <table:table-row>
          <table:table-cell table:style-name="Таблица24.A1" office:value-type="string">
            <text:p text:style-name="P6">205</text:p>
          </table:table-cell>
          <table:table-cell table:style-name="Таблица24.A1" office:value-type="string">
            <text:p text:style-name="P6">Лиски</text:p>
          </table:table-cell>
          <table:table-cell table:style-name="Таблица24.A1" office:value-type="string">
            <text:p text:style-name="P6">Воронежская область</text:p>
          </table:table-cell>
        </table:table-row>
        <table:table-row>
          <table:table-cell table:style-name="Таблица24.A1" office:value-type="string">
            <text:p text:style-name="P6">206</text:p>
          </table:table-cell>
          <table:table-cell table:style-name="Таблица24.A1" office:value-type="string">
            <text:p text:style-name="P6">Россошь</text:p>
          </table:table-cell>
          <table:table-cell table:style-name="Таблица24.A1" office:value-type="string">
            <text:p text:style-name="P6">Воронежская область</text:p>
          </table:table-cell>
        </table:table-row>
        <table:table-row>
          <table:table-cell table:style-name="Таблица24.A1" office:value-type="string">
            <text:p text:style-name="P6">207</text:p>
          </table:table-cell>
          <table:table-cell table:style-name="Таблица24.A1" office:value-type="string">
            <text:p text:style-name="P6">Биробиджан</text:p>
          </table:table-cell>
          <table:table-cell table:style-name="Таблица24.A1" office:value-type="string">
            <text:p text:style-name="P6">Еврейская автономная область</text:p>
          </table:table-cell>
        </table:table-row>
        <table:table-row>
          <table:table-cell table:style-name="Таблица24.A1" office:value-type="string">
            <text:p text:style-name="P6">208</text:p>
          </table:table-cell>
          <table:table-cell table:style-name="Таблица24.A1" office:value-type="string">
            <text:p text:style-name="P6">Краснокаменск</text:p>
          </table:table-cell>
          <table:table-cell table:style-name="Таблица24.A1" office:value-type="string">
            <text:p text:style-name="P6">Забайкальский край</text:p>
          </table:table-cell>
        </table:table-row>
        <table:table-row>
          <table:table-cell table:style-name="Таблица24.A1" office:value-type="string">
            <text:p text:style-name="P6">20<text:soft-page-break/>9</text:p>
          </table:table-cell>
          <table:table-cell table:style-name="Таблица24.A1" office:value-type="string">
            <text:p text:style-name="P6">Шуя</text:p>
          </table:table-cell>
          <table:table-cell table:style-name="Таблица24.A1" office:value-type="string">
            <text:p text:style-name="P6">Ивановская область</text:p>
          </table:table-cell>
        </table:table-row>
        <table:table-row>
          <table:table-cell table:style-name="Таблица24.A1" office:value-type="string">
            <text:p text:style-name="P6">210</text:p>
          </table:table-cell>
          <table:table-cell table:style-name="Таблица24.A1" office:value-type="string">
            <text:p text:style-name="P6">Черемхово</text:p>
          </table:table-cell>
          <table:table-cell table:style-name="Таблица24.A1" office:value-type="string">
            <text:p text:style-name="P6">Иркутская область</text:p>
          </table:table-cell>
        </table:table-row>
        <table:table-row>
          <table:table-cell table:style-name="Таблица24.A1" office:value-type="string">
            <text:p text:style-name="P6">211</text:p>
          </table:table-cell>
          <table:table-cell table:style-name="Таблица24.A1" office:value-type="string">
            <text:p text:style-name="P6">Прохладный</text:p>
          </table:table-cell>
          <table:table-cell table:style-name="Таблица24.A1" office:value-type="string">
            <text:p text:style-name="P6">Кабардино-Балкарская Республика</text:p>
          </table:table-cell>
        </table:table-row>
        <table:table-row>
          <table:table-cell table:style-name="Таблица24.A1" office:value-type="string">
            <text:p text:style-name="P6">212</text:p>
          </table:table-cell>
          <table:table-cell table:style-name="Таблица24.A1" office:value-type="string">
            <text:p text:style-name="P6">Анжеро-Судженск</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213</text:p>
          </table:table-cell>
          <table:table-cell table:style-name="Таблица24.A1" office:value-type="string">
            <text:p text:style-name="P6">Белово</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214</text:p>
          </table:table-cell>
          <table:table-cell table:style-name="Таблица24.A1" office:value-type="string">
            <text:p text:style-name="P6">Юрга</text:p>
          </table:table-cell>
          <table:table-cell table:style-name="Таблица24.A1" office:value-type="string">
            <text:p text:style-name="P6">Кемеровская область</text:p>
          </table:table-cell>
        </table:table-row>
        <table:table-row>
          <table:table-cell table:style-name="Таблица24.A1" office:value-type="string">
            <text:p text:style-name="P6">215</text:p>
          </table:table-cell>
          <table:table-cell table:style-name="Таблица24.A1" office:value-type="string">
            <text:p text:style-name="P6">Кирово-Чепецк</text:p>
          </table:table-cell>
          <table:table-cell table:style-name="Таблица24.A1" office:value-type="string">
            <text:p text:style-name="P6">Кировская область</text:p>
          </table:table-cell>
        </table:table-row>
        <table:table-row>
          <table:table-cell table:style-name="Таблица24.A1" office:value-type="string">
            <text:p text:style-name="P6">216</text:p>
          </table:table-cell>
          <table:table-cell table:style-name="Таблица24.A1" office:value-type="string">
            <text:p text:style-name="P6">Анапа</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17</text:p>
          </table:table-cell>
          <table:table-cell table:style-name="Таблица24.A1" office:value-type="string">
            <text:p text:style-name="P6">Белоречен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18</text:p>
          </table:table-cell>
          <table:table-cell table:style-name="Таблица24.A1" office:value-type="string">
            <text:p text:style-name="P6">Геленджи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19</text:p>
          </table:table-cell>
          <table:table-cell table:style-name="Таблица24.A1" office:value-type="string">
            <text:p text:style-name="P6">Кропоткин</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0</text:p>
          </table:table-cell>
          <table:table-cell table:style-name="Таблица24.A1" office:value-type="string">
            <text:p text:style-name="P6">Крым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1</text:p>
          </table:table-cell>
          <table:table-cell table:style-name="Таблица24.A1" office:value-type="string">
            <text:p text:style-name="P6">Лабин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2</text:p>
          </table:table-cell>
          <table:table-cell table:style-name="Таблица24.A1" office:value-type="string">
            <text:p text:style-name="P6">Славянск-на-Кубани</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text:soft-page-break/>3</text:p>
          </table:table-cell>
          <table:table-cell table:style-name="Таблица24.A1" office:value-type="string">
            <text:p text:style-name="P6">Тимашёвс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4</text:p>
          </table:table-cell>
          <table:table-cell table:style-name="Таблица24.A1" office:value-type="string">
            <text:p text:style-name="P6">Тихорецк</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5</text:p>
          </table:table-cell>
          <table:table-cell table:style-name="Таблица24.A1" office:value-type="string">
            <text:p text:style-name="P6">Туапсе</text:p>
          </table:table-cell>
          <table:table-cell table:style-name="Таблица24.A1" office:value-type="string">
            <text:p text:style-name="P6">Краснодарский край</text:p>
          </table:table-cell>
        </table:table-row>
        <table:table-row>
          <table:table-cell table:style-name="Таблица24.A1" office:value-type="string">
            <text:p text:style-name="P6">226</text:p>
          </table:table-cell>
          <table:table-cell table:style-name="Таблица24.A1" office:value-type="string">
            <text:p text:style-name="P6">Зеленогор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227</text:p>
          </table:table-cell>
          <table:table-cell table:style-name="Таблица24.A1" office:value-type="string">
            <text:p text:style-name="P6">Лесосибир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228</text:p>
          </table:table-cell>
          <table:table-cell table:style-name="Таблица24.A1" office:value-type="string">
            <text:p text:style-name="P6">Минусинск</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229</text:p>
          </table:table-cell>
          <table:table-cell table:style-name="Таблица24.A1" office:value-type="string">
            <text:p text:style-name="P6">Назарово</text:p>
          </table:table-cell>
          <table:table-cell table:style-name="Таблица24.A1" office:value-type="string">
            <text:p text:style-name="P6">Красноярский край</text:p>
          </table:table-cell>
        </table:table-row>
        <table:table-row>
          <table:table-cell table:style-name="Таблица24.A1" office:value-type="string">
            <text:p text:style-name="P6">230</text:p>
          </table:table-cell>
          <table:table-cell table:style-name="Таблица24.A1" office:value-type="string">
            <text:p text:style-name="P6">Шадринск</text:p>
          </table:table-cell>
          <table:table-cell table:style-name="Таблица24.A1" office:value-type="string">
            <text:p text:style-name="P6">Курганская область</text:p>
          </table:table-cell>
        </table:table-row>
        <table:table-row>
          <table:table-cell table:style-name="Таблица24.A1" office:value-type="string">
            <text:p text:style-name="P6">231</text:p>
          </table:table-cell>
          <table:table-cell table:style-name="Таблица24.A1" office:value-type="string">
            <text:p text:style-name="P6">Кириши</text:p>
          </table:table-cell>
          <table:table-cell table:style-name="Таблица24.A1" office:value-type="string">
            <text:p text:style-name="P6">Ленинградская область</text:p>
          </table:table-cell>
        </table:table-row>
        <table:table-row>
          <table:table-cell table:style-name="Таблица24.A1" office:value-type="string">
            <text:p text:style-name="P6">232</text:p>
          </table:table-cell>
          <table:table-cell table:style-name="Таблица24.A1" office:value-type="string">
            <text:p text:style-name="P6">Апатиты</text:p>
          </table:table-cell>
          <table:table-cell table:style-name="Таблица24.A1" office:value-type="string">
            <text:p text:style-name="P6">Мурманская область</text:p>
          </table:table-cell>
        </table:table-row>
        <table:table-row>
          <table:table-cell table:style-name="Таблица24.A1" office:value-type="string">
            <text:p text:style-name="P6">233</text:p>
          </table:table-cell>
          <table:table-cell table:style-name="Таблица24.A1" office:value-type="string">
            <text:p text:style-name="P6">Североморск</text:p>
          </table:table-cell>
          <table:table-cell table:style-name="Таблица24.A1" office:value-type="string">
            <text:p text:style-name="P6">Мурманская область</text:p>
          </table:table-cell>
        </table:table-row>
        <table:table-row>
          <table:table-cell table:style-name="Таблица24.A1" office:value-type="string">
            <text:p text:style-name="P6">234</text:p>
          </table:table-cell>
          <table:table-cell table:style-name="Таблица24.A1" office:value-type="string">
            <text:p text:style-name="P6">Балахна</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235</text:p>
          </table:table-cell>
          <table:table-cell table:style-name="Таблица24.A1" office:value-type="string">
            <text:p text:style-name="P6">Выкса</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236</text:p>
          </table:table-cell>
          <table:table-cell table:style-name="Таблица24.A1" office:value-type="string">
            <text:p text:style-name="P6">Кстово</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23<text:soft-page-break/>7</text:p>
          </table:table-cell>
          <table:table-cell table:style-name="Таблица24.A1" office:value-type="string">
            <text:p text:style-name="P6">Павлово</text:p>
          </table:table-cell>
          <table:table-cell table:style-name="Таблица24.A1" office:value-type="string">
            <text:p text:style-name="P6">Нижегородская область</text:p>
          </table:table-cell>
        </table:table-row>
        <table:table-row>
          <table:table-cell table:style-name="Таблица24.A1" office:value-type="string">
            <text:p text:style-name="P6">238</text:p>
          </table:table-cell>
          <table:table-cell table:style-name="Таблица24.A1" office:value-type="string">
            <text:p text:style-name="P6">Боровичи</text:p>
          </table:table-cell>
          <table:table-cell table:style-name="Таблица24.A1" office:value-type="string">
            <text:p text:style-name="P6">Новгородская область</text:p>
          </table:table-cell>
        </table:table-row>
        <table:table-row>
          <table:table-cell table:style-name="Таблица24.A1" office:value-type="string">
            <text:p text:style-name="P6">239</text:p>
          </table:table-cell>
          <table:table-cell table:style-name="Таблица24.A1" office:value-type="string">
            <text:p text:style-name="P6">Искитим</text:p>
          </table:table-cell>
          <table:table-cell table:style-name="Таблица24.A1" office:value-type="string">
            <text:p text:style-name="P6">Новосибирская область</text:p>
          </table:table-cell>
        </table:table-row>
        <table:table-row>
          <table:table-cell table:style-name="Таблица24.A1" office:value-type="string">
            <text:p text:style-name="P6">240</text:p>
          </table:table-cell>
          <table:table-cell table:style-name="Таблица24.A1" office:value-type="string">
            <text:p text:style-name="P6">Бугуруслан</text:p>
          </table:table-cell>
          <table:table-cell table:style-name="Таблица24.A1" office:value-type="string">
            <text:p text:style-name="P6">Оренбургская область</text:p>
          </table:table-cell>
        </table:table-row>
        <table:table-row>
          <table:table-cell table:style-name="Таблица24.A1" office:value-type="string">
            <text:p text:style-name="P6">241</text:p>
          </table:table-cell>
          <table:table-cell table:style-name="Таблица24.A1" office:value-type="string">
            <text:p text:style-name="P6">Бузулук</text:p>
          </table:table-cell>
          <table:table-cell table:style-name="Таблица24.A1" office:value-type="string">
            <text:p text:style-name="P6">Оренбургская область</text:p>
          </table:table-cell>
        </table:table-row>
        <table:table-row>
          <table:table-cell table:style-name="Таблица24.A1" office:value-type="string">
            <text:p text:style-name="P6">242</text:p>
          </table:table-cell>
          <table:table-cell table:style-name="Таблица24.A1" office:value-type="string">
            <text:p text:style-name="P6">Ливны</text:p>
          </table:table-cell>
          <table:table-cell table:style-name="Таблица24.A1" office:value-type="string">
            <text:p text:style-name="P6">Орловская область</text:p>
          </table:table-cell>
        </table:table-row>
        <table:table-row>
          <table:table-cell table:style-name="Таблица24.A1" office:value-type="string">
            <text:p text:style-name="P6">243</text:p>
          </table:table-cell>
          <table:table-cell table:style-name="Таблица24.A1" office:value-type="string">
            <text:p text:style-name="P6">Заречный</text:p>
          </table:table-cell>
          <table:table-cell table:style-name="Таблица24.A1" office:value-type="string">
            <text:p text:style-name="P6">Пензенская область</text:p>
          </table:table-cell>
        </table:table-row>
        <table:table-row>
          <table:table-cell table:style-name="Таблица24.A1" office:value-type="string">
            <text:p text:style-name="P6">244</text:p>
          </table:table-cell>
          <table:table-cell table:style-name="Таблица24.A1" office:value-type="string">
            <text:p text:style-name="P6">Краснокамск</text:p>
          </table:table-cell>
          <table:table-cell table:style-name="Таблица24.A1" office:value-type="string">
            <text:p text:style-name="P6">Пермский край</text:p>
          </table:table-cell>
        </table:table-row>
        <table:table-row>
          <table:table-cell table:style-name="Таблица24.A1" office:value-type="string">
            <text:p text:style-name="P6">245</text:p>
          </table:table-cell>
          <table:table-cell table:style-name="Таблица24.A1" office:value-type="string">
            <text:p text:style-name="P6">Кунгур</text:p>
          </table:table-cell>
          <table:table-cell table:style-name="Таблица24.A1" office:value-type="string">
            <text:p text:style-name="P6">Пермский край</text:p>
          </table:table-cell>
        </table:table-row>
        <table:table-row>
          <table:table-cell table:style-name="Таблица24.A1" office:value-type="string">
            <text:p text:style-name="P6">246</text:p>
          </table:table-cell>
          <table:table-cell table:style-name="Таблица24.A1" office:value-type="string">
            <text:p text:style-name="P6">Лысьва</text:p>
          </table:table-cell>
          <table:table-cell table:style-name="Таблица24.A1" office:value-type="string">
            <text:p text:style-name="P6">Пермский край</text:p>
          </table:table-cell>
        </table:table-row>
        <table:table-row>
          <table:table-cell table:style-name="Таблица24.A1" office:value-type="string">
            <text:p text:style-name="P6">247</text:p>
          </table:table-cell>
          <table:table-cell table:style-name="Таблица24.A1" office:value-type="string">
            <text:p text:style-name="P6">Арсеньев</text:p>
          </table:table-cell>
          <table:table-cell table:style-name="Таблица24.A1" office:value-type="string">
            <text:p text:style-name="P6">Приморский край</text:p>
          </table:table-cell>
        </table:table-row>
        <table:table-row>
          <table:table-cell table:style-name="Таблица24.A1" office:value-type="string">
            <text:p text:style-name="P6">248</text:p>
          </table:table-cell>
          <table:table-cell table:style-name="Таблица24.A1" office:value-type="string">
            <text:p text:style-name="P6">Горно-Алтайск</text:p>
          </table:table-cell>
          <table:table-cell table:style-name="Таблица24.A1" office:value-type="string">
            <text:p text:style-name="P6">Республика Алтай</text:p>
          </table:table-cell>
        </table:table-row>
        <table:table-row>
          <table:table-cell table:style-name="Таблица24.A1" office:value-type="string">
            <text:p text:style-name="P6">249</text:p>
          </table:table-cell>
          <table:table-cell table:style-name="Таблица24.A1" office:value-type="string">
            <text:p text:style-name="P6">Белебей</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0</text:p>
          </table:table-cell>
          <table:table-cell table:style-name="Таблица24.A1" office:value-type="string">
            <text:p text:style-name="P6">Белорецк</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text:soft-page-break/>1</text:p>
          </table:table-cell>
          <table:table-cell table:style-name="Таблица24.A1" office:value-type="string">
            <text:p text:style-name="P6">Ишимбай</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2</text:p>
          </table:table-cell>
          <table:table-cell table:style-name="Таблица24.A1" office:value-type="string">
            <text:p text:style-name="P6">Кумертау</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3</text:p>
          </table:table-cell>
          <table:table-cell table:style-name="Таблица24.A1" office:value-type="string">
            <text:p text:style-name="P6">Мелеуз</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4</text:p>
          </table:table-cell>
          <table:table-cell table:style-name="Таблица24.A1" office:value-type="string">
            <text:p text:style-name="P6">Сибай</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5</text:p>
          </table:table-cell>
          <table:table-cell table:style-name="Таблица24.A1" office:value-type="string">
            <text:p text:style-name="P6">Туймазы</text:p>
          </table:table-cell>
          <table:table-cell table:style-name="Таблица24.A1" office:value-type="string">
            <text:p text:style-name="P6">Республика Башкортостан</text:p>
          </table:table-cell>
        </table:table-row>
        <table:table-row>
          <table:table-cell table:style-name="Таблица24.A1" office:value-type="string">
            <text:p text:style-name="P6">256</text:p>
          </table:table-cell>
          <table:table-cell table:style-name="Таблица24.A1" office:value-type="string">
            <text:p text:style-name="P6">Буйнакск</text:p>
          </table:table-cell>
          <table:table-cell table:style-name="Таблица24.A1" office:value-type="string">
            <text:p text:style-name="P6">Республика Дагестан</text:p>
          </table:table-cell>
        </table:table-row>
        <table:table-row>
          <table:table-cell table:style-name="Таблица24.A1" office:value-type="string">
            <text:p text:style-name="P6">257</text:p>
          </table:table-cell>
          <table:table-cell table:style-name="Таблица24.A1" office:value-type="string">
            <text:p text:style-name="P6">Избербаш</text:p>
          </table:table-cell>
          <table:table-cell table:style-name="Таблица24.A1" office:value-type="string">
            <text:p text:style-name="P6">Республика Дагестан</text:p>
          </table:table-cell>
        </table:table-row>
        <table:table-row>
          <table:table-cell table:style-name="Таблица24.A1" office:value-type="string">
            <text:p text:style-name="P6">258</text:p>
          </table:table-cell>
          <table:table-cell table:style-name="Таблица24.A1" office:value-type="string">
            <text:p text:style-name="P6">Воркута</text:p>
          </table:table-cell>
          <table:table-cell table:style-name="Таблица24.A1" office:value-type="string">
            <text:p text:style-name="P6">Республика Коми</text:p>
          </table:table-cell>
        </table:table-row>
        <table:table-row>
          <table:table-cell table:style-name="Таблица24.A1" office:value-type="string">
            <text:p text:style-name="P6">259</text:p>
          </table:table-cell>
          <table:table-cell table:style-name="Таблица24.A1" office:value-type="string">
            <text:p text:style-name="P6">Волжск</text:p>
          </table:table-cell>
          <table:table-cell table:style-name="Таблица24.A1" office:value-type="string">
            <text:p text:style-name="P6">Республика Марий Эл</text:p>
          </table:table-cell>
        </table:table-row>
        <table:table-row>
          <table:table-cell table:style-name="Таблица24.A1" office:value-type="string">
            <text:p text:style-name="P6">260</text:p>
          </table:table-cell>
          <table:table-cell table:style-name="Таблица24.A1" office:value-type="string">
            <text:p text:style-name="P6">Нерюнгри</text:p>
          </table:table-cell>
          <table:table-cell table:style-name="Таблица24.A1" office:value-type="string">
            <text:p text:style-name="P6">Республика Саха (Якутия)</text:p>
          </table:table-cell>
        </table:table-row>
        <table:table-row>
          <table:table-cell table:style-name="Таблица24.A1" office:value-type="string">
            <text:p text:style-name="P6">261</text:p>
          </table:table-cell>
          <table:table-cell table:style-name="Таблица24.A1" office:value-type="string">
            <text:p text:style-name="P6">Елабуга</text:p>
          </table:table-cell>
          <table:table-cell table:style-name="Таблица24.A1" office:value-type="string">
            <text:p text:style-name="P6">Республика Татарстан</text:p>
          </table:table-cell>
        </table:table-row>
        <table:table-row>
          <table:table-cell table:style-name="Таблица24.A1" office:value-type="string">
            <text:p text:style-name="P6">262</text:p>
          </table:table-cell>
          <table:table-cell table:style-name="Таблица24.A1" office:value-type="string">
            <text:p text:style-name="P6">Лениногорск</text:p>
          </table:table-cell>
          <table:table-cell table:style-name="Таблица24.A1" office:value-type="string">
            <text:p text:style-name="P6">Республика Татарстан</text:p>
          </table:table-cell>
        </table:table-row>
        <table:table-row>
          <table:table-cell table:style-name="Таблица24.A1" office:value-type="string">
            <text:p text:style-name="P6">263</text:p>
          </table:table-cell>
          <table:table-cell table:style-name="Таблица24.A1" office:value-type="string">
            <text:p text:style-name="P6">Чистополь</text:p>
          </table:table-cell>
          <table:table-cell table:style-name="Таблица24.A1" office:value-type="string">
            <text:p text:style-name="P6">Республика Татарстан</text:p>
          </table:table-cell>
        </table:table-row>
        <table:table-row>
          <table:table-cell table:style-name="Таблица24.A1" office:value-type="string">
            <text:p text:style-name="P6">264</text:p>
          </table:table-cell>
          <table:table-cell table:style-name="Таблица24.A1" office:value-type="string">
            <text:p text:style-name="P6">Черногорск</text:p>
          </table:table-cell>
          <table:table-cell table:style-name="Таблица24.A1" office:value-type="string">
            <text:p text:style-name="P6">Республика Хакасия</text:p>
          </table:table-cell>
        </table:table-row>
        <table:table-row>
          <table:table-cell table:style-name="Таблица24.A1" office:value-type="string">
            <text:p text:style-name="P6">26<text:soft-page-break/>5</text:p>
          </table:table-cell>
          <table:table-cell table:style-name="Таблица24.A1" office:value-type="string">
            <text:p text:style-name="P6">Азов</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266</text:p>
          </table:table-cell>
          <table:table-cell table:style-name="Таблица24.A1" office:value-type="string">
            <text:p text:style-name="P6">Гуково</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267</text:p>
          </table:table-cell>
          <table:table-cell table:style-name="Таблица24.A1" office:value-type="string">
            <text:p text:style-name="P6">Донец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268</text:p>
          </table:table-cell>
          <table:table-cell table:style-name="Таблица24.A1" office:value-type="string">
            <text:p text:style-name="P6">Сальск</text:p>
          </table:table-cell>
          <table:table-cell table:style-name="Таблица24.A1" office:value-type="string">
            <text:p text:style-name="P6">Ростовская область</text:p>
          </table:table-cell>
        </table:table-row>
        <table:table-row>
          <table:table-cell table:style-name="Таблица24.A1" office:value-type="string">
            <text:p text:style-name="P6">269</text:p>
          </table:table-cell>
          <table:table-cell table:style-name="Таблица24.A1" office:value-type="string">
            <text:p text:style-name="P6">Жигулёвск</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270</text:p>
          </table:table-cell>
          <table:table-cell table:style-name="Таблица24.A1" office:value-type="string">
            <text:p text:style-name="P6">Чапаевск</text:p>
          </table:table-cell>
          <table:table-cell table:style-name="Таблица24.A1" office:value-type="string">
            <text:p text:style-name="P6">Самарская область</text:p>
          </table:table-cell>
        </table:table-row>
        <table:table-row>
          <table:table-cell table:style-name="Таблица24.A1" office:value-type="string">
            <text:p text:style-name="P6">271</text:p>
          </table:table-cell>
          <table:table-cell table:style-name="Таблица24.A1" office:value-type="string">
            <text:p text:style-name="P6">Балашов</text:p>
          </table:table-cell>
          <table:table-cell table:style-name="Таблица24.A1" office:value-type="string">
            <text:p text:style-name="P6">Саратовская область</text:p>
          </table:table-cell>
        </table:table-row>
        <table:table-row>
          <table:table-cell table:style-name="Таблица24.A1" office:value-type="string">
            <text:p text:style-name="P6">272</text:p>
          </table:table-cell>
          <table:table-cell table:style-name="Таблица24.A1" office:value-type="string">
            <text:p text:style-name="P6">Вольск</text:p>
          </table:table-cell>
          <table:table-cell table:style-name="Таблица24.A1" office:value-type="string">
            <text:p text:style-name="P6">Саратовская область</text:p>
          </table:table-cell>
        </table:table-row>
        <table:table-row>
          <table:table-cell table:style-name="Таблица24.A1" office:value-type="string">
            <text:p text:style-name="P6">273</text:p>
          </table:table-cell>
          <table:table-cell table:style-name="Таблица24.A1" office:value-type="string">
            <text:p text:style-name="P6">Асбест</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4</text:p>
          </table:table-cell>
          <table:table-cell table:style-name="Таблица24.A1" office:value-type="string">
            <text:p text:style-name="P6">Берёзовский</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5</text:p>
          </table:table-cell>
          <table:table-cell table:style-name="Таблица24.A1" office:value-type="string">
            <text:p text:style-name="P6">Верхняя Пышма</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6</text:p>
          </table:table-cell>
          <table:table-cell table:style-name="Таблица24.A1" office:value-type="string">
            <text:p text:style-name="P6">Краснотурьинск</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7</text:p>
          </table:table-cell>
          <table:table-cell table:style-name="Таблица24.A1" office:value-type="string">
            <text:p text:style-name="P6">Лесной</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8</text:p>
          </table:table-cell>
          <table:table-cell table:style-name="Таблица24.A1" office:value-type="string">
            <text:p text:style-name="P6">Полевской</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7<text:soft-page-break/>9</text:p>
          </table:table-cell>
          <table:table-cell table:style-name="Таблица24.A1" office:value-type="string">
            <text:p text:style-name="P6">Ревда</text:p>
          </table:table-cell>
          <table:table-cell table:style-name="Таблица24.A1" office:value-type="string">
            <text:p text:style-name="P6">Свердловская область</text:p>
          </table:table-cell>
        </table:table-row>
        <table:table-row>
          <table:table-cell table:style-name="Таблица24.A1" office:value-type="string">
            <text:p text:style-name="P6">280</text:p>
          </table:table-cell>
          <table:table-cell table:style-name="Таблица24.A1" office:value-type="string">
            <text:p text:style-name="P6">Вязьма</text:p>
          </table:table-cell>
          <table:table-cell table:style-name="Таблица24.A1" office:value-type="string">
            <text:p text:style-name="P6">Смоленская область</text:p>
          </table:table-cell>
        </table:table-row>
        <table:table-row>
          <table:table-cell table:style-name="Таблица24.A1" office:value-type="string">
            <text:p text:style-name="P6">281</text:p>
          </table:table-cell>
          <table:table-cell table:style-name="Таблица24.A1" office:value-type="string">
            <text:p text:style-name="P6">Рославль</text:p>
          </table:table-cell>
          <table:table-cell table:style-name="Таблица24.A1" office:value-type="string">
            <text:p text:style-name="P6">Смоленская область</text:p>
          </table:table-cell>
        </table:table-row>
        <table:table-row>
          <table:table-cell table:style-name="Таблица24.A1" office:value-type="string">
            <text:p text:style-name="P6">282</text:p>
          </table:table-cell>
          <table:table-cell table:style-name="Таблица24.A1" office:value-type="string">
            <text:p text:style-name="P6">Будённов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283</text:p>
          </table:table-cell>
          <table:table-cell table:style-name="Таблица24.A1" office:value-type="string">
            <text:p text:style-name="P6">Георгиев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284</text:p>
          </table:table-cell>
          <table:table-cell table:style-name="Таблица24.A1" office:value-type="string">
            <text:p text:style-name="P6">Минеральные Воды</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285</text:p>
          </table:table-cell>
          <table:table-cell table:style-name="Таблица24.A1" office:value-type="string">
            <text:p text:style-name="P6">Михайловск</text:p>
          </table:table-cell>
          <table:table-cell table:style-name="Таблица24.A1" office:value-type="string">
            <text:p text:style-name="P6">Ставропольский край</text:p>
          </table:table-cell>
        </table:table-row>
        <table:table-row>
          <table:table-cell table:style-name="Таблица24.A1" office:value-type="string">
            <text:p text:style-name="P6">286</text:p>
          </table:table-cell>
          <table:table-cell table:style-name="Таблица24.A1" office:value-type="string">
            <text:p text:style-name="P6">Вышний Волочёк</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87</text:p>
          </table:table-cell>
          <table:table-cell table:style-name="Таблица24.A1" office:value-type="string">
            <text:p text:style-name="P6">Кимры</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88</text:p>
          </table:table-cell>
          <table:table-cell table:style-name="Таблица24.A1" office:value-type="string">
            <text:p text:style-name="P6">Ржев</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89</text:p>
          </table:table-cell>
          <table:table-cell table:style-name="Таблица24.A1" office:value-type="string">
            <text:p text:style-name="P6">Алексин</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90</text:p>
          </table:table-cell>
          <table:table-cell table:style-name="Таблица24.A1" office:value-type="string">
            <text:p text:style-name="P6">Донской</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91</text:p>
          </table:table-cell>
          <table:table-cell table:style-name="Таблица24.A1" office:value-type="string">
            <text:p text:style-name="P6">Узловая</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92</text:p>
          </table:table-cell>
          <table:table-cell table:style-name="Таблица24.A1" office:value-type="string">
            <text:p text:style-name="P6">Щёкино</text:p>
          </table:table-cell>
          <table:table-cell table:style-name="Таблица24.A1" office:value-type="string">
            <text:p text:style-name="P6">Тверская область</text:p>
          </table:table-cell>
        </table:table-row>
        <table:table-row>
          <table:table-cell table:style-name="Таблица24.A1" office:value-type="string">
            <text:p text:style-name="P6">29<text:soft-page-break/>3</text:p>
          </table:table-cell>
          <table:table-cell table:style-name="Таблица24.A1" office:value-type="string">
            <text:p text:style-name="P6">Ишим</text:p>
          </table:table-cell>
          <table:table-cell table:style-name="Таблица24.A1" office:value-type="string">
            <text:p text:style-name="P6">Тюменская область</text:p>
          </table:table-cell>
        </table:table-row>
        <table:table-row>
          <table:table-cell table:style-name="Таблица24.A1" office:value-type="string">
            <text:p text:style-name="P6">294</text:p>
          </table:table-cell>
          <table:table-cell table:style-name="Таблица24.A1" office:value-type="string">
            <text:p text:style-name="P6">Саяногорск</text:p>
          </table:table-cell>
          <table:table-cell table:style-name="Таблица24.A1" office:value-type="string">
            <text:p text:style-name="P6">Хакасия</text:p>
          </table:table-cell>
        </table:table-row>
        <table:table-row>
          <table:table-cell table:style-name="Таблица24.A1" office:value-type="string">
            <text:p text:style-name="P6">295</text:p>
          </table:table-cell>
          <table:table-cell table:style-name="Таблица24.A1" office:value-type="string">
            <text:p text:style-name="P6">Когалым</text:p>
          </table:table-cell>
          <table:table-cell table:style-name="Таблица24.A1" office:value-type="string">
            <text:p text:style-name="P6">Ханты-Мансийский автономный округ</text:p>
          </table:table-cell>
        </table:table-row>
        <table:table-row>
          <table:table-cell table:style-name="Таблица24.A1" office:value-type="string">
            <text:p text:style-name="P6">296</text:p>
          </table:table-cell>
          <table:table-cell table:style-name="Таблица24.A1" office:value-type="string">
            <text:p text:style-name="P6">Нягань</text:p>
          </table:table-cell>
          <table:table-cell table:style-name="Таблица24.A1" office:value-type="string">
            <text:p text:style-name="P6">Ханты-Мансийский автономный округ</text:p>
          </table:table-cell>
        </table:table-row>
        <table:table-row>
          <table:table-cell table:style-name="Таблица24.A1" office:value-type="string">
            <text:p text:style-name="P6">297</text:p>
          </table:table-cell>
          <table:table-cell table:style-name="Таблица24.A1" office:value-type="string">
            <text:p text:style-name="P6">Ханты-Мансийск</text:p>
          </table:table-cell>
          <table:table-cell table:style-name="Таблица24.A1" office:value-type="string">
            <text:p text:style-name="P6">Ханты-Мансийский автономный округ</text:p>
          </table:table-cell>
        </table:table-row>
        <table:table-row>
          <table:table-cell table:style-name="Таблица24.A1" office:value-type="string">
            <text:p text:style-name="P6">298</text:p>
          </table:table-cell>
          <table:table-cell table:style-name="Таблица24.A1" office:value-type="string">
            <text:p text:style-name="P6">Озерск</text:p>
          </table:table-cell>
          <table:table-cell table:style-name="Таблица24.A1" office:value-type="string">
            <text:p text:style-name="P5">Челябинская область</text:p>
          </table:table-cell>
        </table:table-row>
      </table:table>
      <table:table table:name="Таблица25" table:style-name="Таблица25">
        <table:table-column table:style-name="Таблица25.A"/>
        <table:table-column table:style-name="Таблица25.B"/>
        <table:table-row>
          <table:table-cell table:style-name="Таблица25.A1" office:value-type="string">
            <text:p text:style-name="P3"/>
          </table:table-cell>
          <table:table-cell table:style-name="Таблица25.A1" office:value-type="string">
            <text:p text:style-name="P7"><text:span text:style-name="Strong_20_Emphasis"><text:span text:style-name="T3">Приложение № 8</text:span></text:span></text:p>
          </table:table-cell>
        </table:table-row>
        <table:table-row>
          <table:table-cell table:style-name="Таблица25.A1" office:value-type="string">
            <text:p text:style-name="P3"/>
          </table:table-cell>
          <table:table-cell table:style-name="Таблица25.A1" office:value-type="string">
            <text:p text:style-name="P7"><text:span text:style-name="Strong_20_Emphasis"><text:span text:style-name="T3">к Оферте об оказании услуг в ПВЗ</text:span></text:span></text:p>
          </table:table-cell>
        </table:table-row>
        <table:table-row>
          <table:table-cell table:style-name="Таблица25.A1" office:value-type="string">
            <text:p text:style-name="P3"/>
          </table:table-cell>
          <table:table-cell table:style-name="Таблица25.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table:table table:name="Таблица26" table:style-name="Таблица26">
        <table:table-column table:style-name="Таблица26.A"/>
        <table:table-column table:style-name="Таблица26.B"/>
        <text:soft-page-break/>
        <table:table-row>
          <table:table-cell table:style-name="Таблица26.A1" office:value-type="string">
            <text:p text:style-name="P3"/>
          </table:table-cell>
          <table:table-cell table:style-name="Таблица26.A1" office:value-type="string">
            <text:p text:style-name="P7"><text:span text:style-name="Strong_20_Emphasis"><text:span text:style-name="T3">Приложение № 3</text:span></text:span></text:p>
          </table:table-cell>
        </table:table-row>
        <table:table-row>
          <table:table-cell table:style-name="Таблица26.A1" office:value-type="string">
            <text:p text:style-name="P3"/>
          </table:table-cell>
          <table:table-cell table:style-name="Таблица26.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text:span><text:soft-page-break/><text:span text:style-name="T4">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text:soft-page-break/>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text:span><text:soft-page-break/><text:span text:style-name="T4">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text:soft-page-break/>(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text:soft-page-break/>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text:soft-page-break/>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text:span><text:soft-page-break/><text:span text:style-name="T4">быть освобожден от обязанности оборудовать входную дверь в ПВЗ вышеуказанным замком и контроллером.</text:span></text:p>
      <text:p text:style-name="P11"><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text:soft-page-break/>— <text:span text:style-name="T2">размер матрицы: не менее 1/2.8 дюйма;</text:span></text:p>
      <text:p text:style-name="P25">—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3"/>
          </table:table-cell>
          <table:table-cell table:style-name="Таблица27.A1" office:value-type="string">
            <text:p text:style-name="P7"><text:span text:style-name="Strong_20_Emphasis"><text:span text:style-name="T3">Приложение № 4</text:span></text:span></text:p>
          </table:table-cell>
        </table:table-row>
        <table:table-row>
          <table:table-cell table:style-name="Таблица27.A1" office:value-type="string">
            <text:p text:style-name="P3"/>
          </table:table-cell>
          <table:table-cell table:style-name="Таблица27.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header-rows>
          <table:table-row>
            <table:table-cell table:style-name="Таблица28.A1" office:value-type="string">
              <text:p text:style-name="P8">№ <text:span text:style-name="T6">строки</text:span></text:p>
            </table:table-cell>
            <table:table-cell table:style-name="Таблица28.A1" office:value-type="string">
              <text:p text:style-name="P8">№ <text:span text:style-name="T6">раздела или пп. Договора</text:span></text:p>
            </table:table-cell>
            <table:table-cell table:style-name="Таблица28.A1" office:value-type="string">
              <text:p text:style-name="P4">Договор</text:p>
            </table:table-cell>
            <table:table-cell table:style-name="Таблица28.A1" office:value-type="string">
              <text:p text:style-name="P4">ОТВЕТСТВЕННОСТЬ / РАЗМЕР ШТРАФОВ</text:p>
            </table:table-cell>
          </table:table-row>
        </table:table-header-rows>
        <table:table-row>
          <table:table-cell table:style-name="Таблица28.A1" office:value-type="string">
            <text:p text:style-name="P6">1.</text:p>
          </table:table-cell>
          <table:table-cell table:style-name="Таблица28.A1" office:value-type="string">
            <text:p text:style-name="P6">5.1.</text:p>
          </table:table-cell>
          <table:table-cell table:style-name="Таблица28.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28.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28.A1" office:value-type="string">
            <text:p text:style-name="P6">2.</text:p>
          </table:table-cell>
          <table:table-cell table:style-name="Таблица28.A1" office:value-type="string">
            <text:p text:style-name="P6">5.2.</text:p>
          </table:table-cell>
          <table:table-cell table:style-name="Таблица28.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28.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28.A1" office:value-type="string">
            <text:p text:style-name="P6">3.</text:p>
          </table:table-cell>
          <table:table-cell table:style-name="Таблица28.A1" office:value-type="string">
            <text:p text:style-name="P6">5.7.</text:p>
          </table:table-cell>
          <table:table-cell table:style-name="Таблица28.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2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28.A1" office:value-type="string">
            <text:p text:style-name="P6">4.</text:p>
          </table:table-cell>
          <table:table-cell table:style-name="Таблица28.A1" office:value-type="string">
            <text:p text:style-name="P6">5.8.</text:p>
          </table:table-cell>
          <table:table-cell table:style-name="Таблица28.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28.A1" office:value-type="string">
            <text:p text:style-name="P6">2 500 000 (два миллиона пятьсот тысяч) российских рублей.</text:p>
          </table:table-cell>
        </table:table-row>
        <table:table-row>
          <table:table-cell table:style-name="Таблица28.A1" office:value-type="string">
            <text:p text:style-name="P6">5.</text:p>
          </table:table-cell>
          <table:table-cell table:style-name="Таблица28.A1" office:value-type="string">
            <text:p text:style-name="P6">5.9.</text:p>
          </table:table-cell>
          <table:table-cell table:style-name="Таблица28.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28.A1" office:value-type="string">
            <text:p text:style-name="P6">10 000 (десять тысяч) <text:soft-page-break/>российских рублей;</text:p>
          </table:table-cell>
        </table:table-row>
        <table:table-row>
          <table:table-cell table:style-name="Таблица28.A1" office:value-type="string">
            <text:p text:style-name="P6">6.</text:p>
          </table:table-cell>
          <table:table-cell table:style-name="Таблица28.A1" office:value-type="string">
            <text:p text:style-name="P6">5.10.</text:p>
          </table:table-cell>
          <table:table-cell table:style-name="Таблица28.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28.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28.A1" office:value-type="string">
            <text:p text:style-name="P6">7.</text:p>
          </table:table-cell>
          <table:table-cell table:style-name="Таблица28.A1" office:value-type="string">
            <text:p text:style-name="P6">5.11</text:p>
          </table:table-cell>
          <table:table-cell table:style-name="Таблица28.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28.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28.A1" office:value-type="string">
            <text:p text:style-name="P6">8.</text:p>
          </table:table-cell>
          <table:table-cell table:style-name="Таблица28.A1" office:value-type="string">
            <text:p text:style-name="P6">5.12.</text:p>
          </table:table-cell>
          <table:table-cell table:style-name="Таблица28.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2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28.A1" office:value-type="string">
            <text:p text:style-name="P6">9.</text:p>
          </table:table-cell>
          <table:table-cell table:style-name="Таблица28.A1" office:value-type="string">
            <text:p text:style-name="P6">5.13.</text:p>
          </table:table-cell>
          <table:table-cell table:style-name="Таблица28.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28.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28.A1" office:value-type="string">
            <text:p text:style-name="P6">10.</text:p>
          </table:table-cell>
          <table:table-cell table:style-name="Таблица28.A1" office:value-type="string">
            <text:p text:style-name="P6">5.14.</text:p>
          </table:table-cell>
          <table:table-cell table:style-name="Таблица28.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2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28.A1" office:value-type="string">
            <text:p text:style-name="P6">11.</text:p>
          </table:table-cell>
          <table:table-cell table:style-name="Таблица28.A1" office:value-type="string">
            <text:p text:style-name="P6">5.15.</text:p>
          </table:table-cell>
          <table:table-cell table:style-name="Таблица28.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28.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28.A1" office:value-type="string">
            <text:p text:style-name="P6">12.</text:p>
          </table:table-cell>
          <table:table-cell table:style-name="Таблица28.A1" office:value-type="string">
            <text:p text:style-name="P6">5.17.</text:p>
          </table:table-cell>
          <table:table-cell table:style-name="Таблица28.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28.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28.A1" office:value-type="string">
            <text:p text:style-name="P6">13.</text:p>
          </table:table-cell>
          <table:table-cell table:style-name="Таблица28.A1" office:value-type="string">
            <text:p text:style-name="P6">5.18.</text:p>
          </table:table-cell>
          <table:table-cell table:style-name="Таблица28.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28.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28.A1" office:value-type="string">
            <text:p text:style-name="P6">14.</text:p>
          </table:table-cell>
          <table:table-cell table:style-name="Таблица28.A1" office:value-type="string">
            <text:p text:style-name="P6">5.19.</text:p>
          </table:table-cell>
          <table:table-cell table:style-name="Таблица28.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28.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28.A1" office:value-type="string">
            <text:p text:style-name="P6">15.</text:p>
          </table:table-cell>
          <table:table-cell table:style-name="Таблица28.A1" office:value-type="string">
            <text:p text:style-name="P6">5.20.</text:p>
          </table:table-cell>
          <table:table-cell table:style-name="Таблица28.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28.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28.A1" office:value-type="string">
            <text:p text:style-name="P6">16.</text:p>
          </table:table-cell>
          <table:table-cell table:style-name="Таблица28.A1" office:value-type="string">
            <text:p text:style-name="P6">5.21.</text:p>
          </table:table-cell>
          <table:table-cell table:style-name="Таблица28.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28.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28.A1" office:value-type="string">
            <text:p text:style-name="P6">17.</text:p>
          </table:table-cell>
          <table:table-cell table:style-name="Таблица28.A1" office:value-type="string">
            <text:p text:style-name="P6">5.22.</text:p>
          </table:table-cell>
          <table:table-cell table:style-name="Таблица28.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28.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28.A1" office:value-type="string">
            <text:p text:style-name="P6">18.</text:p>
          </table:table-cell>
          <table:table-cell table:style-name="Таблица28.A1" office:value-type="string">
            <text:p text:style-name="P6">5.23.</text:p>
          </table:table-cell>
          <table:table-cell table:style-name="Таблица28.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28.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28.A1" office:value-type="string">
            <text:p text:style-name="P6">19.</text:p>
          </table:table-cell>
          <table:table-cell table:style-name="Таблица28.A1" office:value-type="string">
            <text:p text:style-name="P6">9.1.1, 9.1.2, 9.1.3, 9.1.4, 9.1.6, 9.1.8, 9.3, 9.4</text:p>
          </table:table-cell>
          <table:table-cell table:style-name="Таблица28.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28.A1" office:value-type="string">
            <text:p text:style-name="P6">За каждое выявленное нарушение – 10 000 (десять тысяч) российских рублей.</text:p>
          </table:table-cell>
        </table:table-row>
        <table:table-row>
          <table:table-cell table:style-name="Таблица28.A1" office:value-type="string">
            <text:p text:style-name="P6">20.</text:p>
          </table:table-cell>
          <table:table-cell table:style-name="Таблица28.A1" office:value-type="string">
            <text:p text:style-name="P6">9.1.5, 9.1.7, 9.1.9, 9.1.10, 9.2.</text:p>
          </table:table-cell>
          <table:table-cell table:style-name="Таблица28.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2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28.A1" office:value-type="string">
            <text:p text:style-name="P6">21.</text:p>
          </table:table-cell>
          <table:table-cell table:style-name="Таблица28.A1" office:value-type="string">
            <text:p text:style-name="P6">Раздел 10</text:p>
          </table:table-cell>
          <table:table-cell table:style-name="Таблица28.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28.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29" table:style-name="Таблица29">
        <table:table-column table:style-name="Таблица29.A"/>
        <table:table-column table:style-name="Таблица29.B"/>
        <table:table-column table:style-name="Таблица29.C"/>
        <table:table-column table:style-name="Таблица29.D"/>
        <table:table-header-rows>
          <table:table-row>
            <table:table-cell table:style-name="Таблица29.A1" office:value-type="string">
              <text:p text:style-name="P8">№ <text:span text:style-name="T6">строки</text:span></text:p>
            </table:table-cell>
            <table:table-cell table:style-name="Таблица29.A1" office:value-type="string">
              <text:p text:style-name="P8">№ <text:span text:style-name="T6">раздела или пп. Договора</text:span></text:p>
            </table:table-cell>
            <table:table-cell table:style-name="Таблица29.A1" office:value-type="string">
              <text:p text:style-name="P4">Приложение №2 (Правила оказания услуг)</text:p>
            </table:table-cell>
            <table:table-cell table:style-name="Таблица29.A1" office:value-type="string">
              <text:p text:style-name="P4">ОТВЕТСТВЕННОСТЬ / РАЗМЕР ШТРАФОВ</text:p>
            </table:table-cell>
          </table:table-row>
        </table:table-header-rows>
        <table:table-row>
          <table:table-cell table:style-name="Таблица29.A1" office:value-type="string">
            <text:p text:style-name="P6">22.</text:p>
          </table:table-cell>
          <table:table-cell table:style-name="Таблица29.A1" office:value-type="string">
            <text:p text:style-name="P6">2.2, 2.2.1.</text:p>
          </table:table-cell>
          <table:table-cell table:style-name="Таблица29.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2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29.A1" office:value-type="string">
            <text:p text:style-name="P6">23.</text:p>
          </table:table-cell>
          <table:table-cell table:style-name="Таблица29.A1" office:value-type="string">
            <text:p text:style-name="P6">2.4, 2.4.1, 2.4.2.</text:p>
          </table:table-cell>
          <table:table-cell table:style-name="Таблица29.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29.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29.A1" office:value-type="string">
            <text:p text:style-name="P6">24.</text:p>
          </table:table-cell>
          <table:table-cell table:style-name="Таблица29.A1" office:value-type="string">
            <text:p text:style-name="P6">3.1.</text:p>
          </table:table-cell>
          <table:table-cell table:style-name="Таблица29.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29.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29.A1" office:value-type="string">
            <text:p text:style-name="P6">25.</text:p>
          </table:table-cell>
          <table:table-cell table:style-name="Таблица29.A1" office:value-type="string">
            <text:p text:style-name="P6">3.4.</text:p>
          </table:table-cell>
          <table:table-cell table:style-name="Таблица29.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29.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29.A1" office:value-type="string">
            <text:p text:style-name="P6">26.</text:p>
          </table:table-cell>
          <table:table-cell table:style-name="Таблица29.A1" office:value-type="string">
            <text:p text:style-name="P6">4.2.</text:p>
          </table:table-cell>
          <table:table-cell table:style-name="Таблица29.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2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29.A1" office:value-type="string">
            <text:p text:style-name="P6">27.</text:p>
          </table:table-cell>
          <table:table-cell table:style-name="Таблица29.A1" office:value-type="string">
            <text:p text:style-name="P6">4.3.</text:p>
          </table:table-cell>
          <table:table-cell table:style-name="Таблица29.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29.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29.A1" office:value-type="string">
            <text:p text:style-name="P6">28.</text:p>
          </table:table-cell>
          <table:table-cell table:style-name="Таблица29.A1" office:value-type="string">
            <text:p text:style-name="P6">4.4.</text:p>
          </table:table-cell>
          <table:table-cell table:style-name="Таблица29.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29.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29.A1" office:value-type="string">
            <text:p text:style-name="P6">29.</text:p>
          </table:table-cell>
          <table:table-cell table:style-name="Таблица29.A1" office:value-type="string">
            <text:p text:style-name="P6">4.6.</text:p>
          </table:table-cell>
          <table:table-cell table:style-name="Таблица29.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29.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29.A1" office:value-type="string">
            <text:p text:style-name="P6">30.</text:p>
          </table:table-cell>
          <table:table-cell table:style-name="Таблица29.A1" office:value-type="string">
            <text:p text:style-name="P6">6.2.</text:p>
          </table:table-cell>
          <table:table-cell table:style-name="Таблица29.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29.A1" office:value-type="string">
            <text:p text:style-name="P6">За каждое выявленное нарушение – 50 000 (пятьдесят тысяч) российских рублей.</text:p>
          </table:table-cell>
        </table:table-row>
        <table:table-row>
          <table:table-cell table:style-name="Таблица29.A1" office:value-type="string">
            <text:p text:style-name="P6">31.</text:p>
          </table:table-cell>
          <table:table-cell table:style-name="Таблица29.A1" office:value-type="string">
            <text:p text:style-name="P6">6.4.<text:line-break/>6.4.1.</text:p>
          </table:table-cell>
          <table:table-cell table:style-name="Таблица29.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29.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29.A1" office:value-type="string">
            <text:p text:style-name="P6">32.</text:p>
          </table:table-cell>
          <table:table-cell table:style-name="Таблица29.A1" office:value-type="string">
            <text:p text:style-name="P6">6.6.</text:p>
          </table:table-cell>
          <table:table-cell table:style-name="Таблица29.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2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29.A1" office:value-type="string">
            <text:p text:style-name="P6">33.</text:p>
          </table:table-cell>
          <table:table-cell table:style-name="Таблица29.A1" office:value-type="string">
            <text:p text:style-name="P3"/>
          </table:table-cell>
          <table:table-cell table:style-name="Таблица29.A1" office:value-type="string">
            <text:p text:style-name="P6">За иные нарушения Правил оказания услуг, не поименованные в Приложении № 2.</text:p>
          </table:table-cell>
          <table:table-cell table:style-name="Таблица29.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30" table:style-name="Таблица30">
        <table:table-column table:style-name="Таблица30.A"/>
        <table:table-column table:style-name="Таблица30.B"/>
        <table:table-column table:style-name="Таблица30.C"/>
        <table:table-column table:style-name="Таблица30.D"/>
        <table:table-header-rows>
          <table:table-row>
            <table:table-cell table:style-name="Таблица30.A1" office:value-type="string">
              <text:p text:style-name="P8">№ <text:span text:style-name="T6">строки</text:span></text:p>
            </table:table-cell>
            <table:table-cell table:style-name="Таблица30.A1" office:value-type="string">
              <text:p text:style-name="P8">№ <text:span text:style-name="T6">раздела или пп. Договора</text:span></text:p>
            </table:table-cell>
            <table:table-cell table:style-name="Таблица30.A1" office:value-type="string">
              <text:p text:style-name="P4">Приложение №3 (Регламент состояния ПВЗ)</text:p>
            </table:table-cell>
            <table:table-cell table:style-name="Таблица30.A1" office:value-type="string">
              <text:p text:style-name="P4">ОТВЕТСТВЕННОСТЬ / РАЗМЕР ШТРАФОВ</text:p>
            </table:table-cell>
          </table:table-row>
        </table:table-header-rows>
        <table:table-row>
          <table:table-cell table:style-name="Таблица30.A1" office:value-type="string">
            <text:p text:style-name="P6">34.</text:p>
          </table:table-cell>
          <table:table-cell table:style-name="Таблица30.A1" office:value-type="string">
            <text:p text:style-name="P6">3.7.</text:p>
          </table:table-cell>
          <table:table-cell table:style-name="Таблица30.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30.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30.A1" office:value-type="string">
            <text:p text:style-name="P6">35.</text:p>
          </table:table-cell>
          <table:table-cell table:style-name="Таблица30.A1" office:value-type="string">
            <text:p text:style-name="P6">3.15.1.</text:p>
          </table:table-cell>
          <table:table-cell table:style-name="Таблица30.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30.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31" table:style-name="Таблица31">
        <table:table-column table:style-name="Таблица31.A"/>
        <table:table-column table:style-name="Таблица31.B"/>
        <table:table-row>
          <table:table-cell table:style-name="Таблица31.A1" office:value-type="string">
            <text:p text:style-name="P3"/>
          </table:table-cell>
          <table:table-cell table:style-name="Таблица31.A1" office:value-type="string">
            <text:p text:style-name="P7"><text:span text:style-name="Strong_20_Emphasis"><text:span text:style-name="T3">Приложение № 5</text:span></text:span></text:p>
          </table:table-cell>
        </table:table-row>
        <table:table-row>
          <table:table-cell table:style-name="Таблица31.A1" office:value-type="string">
            <text:p text:style-name="P3"/>
          </table:table-cell>
          <table:table-cell table:style-name="Таблица31.A1" office:value-type="string">
            <text:p text:style-name="P7"><text:span text:style-name="Strong_20_Emphasis"><text:span text:style-name="T3">к Оферте об оказании услуг в ПВЗ</text:span></text:span></text:p>
          </table:table-cell>
        </table:table-row>
        <table:table-row>
          <table:table-cell table:style-name="Таблица31.A1" office:value-type="string">
            <text:p text:style-name="P3"/>
          </table:table-cell>
          <table:table-cell table:style-name="Таблица31.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32" table:style-name="Таблица32">
        <table:table-column table:style-name="Таблица32.A"/>
        <table:table-column table:style-name="Таблица32.B"/>
        <table:table-column table:style-name="Таблица32.C"/>
        <table:table-header-rows>
          <table:table-row>
            <table:table-cell table:style-name="Таблица32.A1" office:value-type="string">
              <text:p text:style-name="P8">№</text:p>
            </table:table-cell>
            <table:table-cell table:style-name="Таблица32.A1" office:value-type="string">
              <text:p text:style-name="P4">Вид/тип Отправления</text:p>
            </table:table-cell>
            <table:table-cell table:style-name="Таблица32.A1" office:value-type="string">
              <text:p text:style-name="P4">Стоимость услуги за 1 ед. Отправления (руб.)</text:p>
            </table:table-cell>
          </table:table-row>
        </table:table-header-rows>
        <table:table-row>
          <table:table-cell table:style-name="Таблица32.A1" office:value-type="string">
            <text:p text:style-name="P6">1.</text:p>
          </table:table-cell>
          <table:table-cell table:style-name="Таблица32.A1" office:value-type="string">
            <text:p text:style-name="P6">Сейф-пакет размера S</text:p>
          </table:table-cell>
          <table:table-cell table:style-name="Таблица32.A1" office:value-type="string">
            <text:p text:style-name="P6">25 (двадцать пять) российских рублей за 1 единицу</text:p>
          </table:table-cell>
        </table:table-row>
        <table:table-row>
          <table:table-cell table:style-name="Таблица32.A1" office:value-type="string">
            <text:p text:style-name="P6">2.</text:p>
          </table:table-cell>
          <table:table-cell table:style-name="Таблица32.A1" office:value-type="string">
            <text:p text:style-name="P6">Сейф-пакет размера M</text:p>
          </table:table-cell>
          <table:table-cell table:style-name="Таблица32.A1" office:value-type="string">
            <text:p text:style-name="P6">30 (тридцать) российских рублей за 1 единицу</text:p>
          </table:table-cell>
        </table:table-row>
        <table:table-row>
          <table:table-cell table:style-name="Таблица32.A1" office:value-type="string">
            <text:p text:style-name="P6">3.</text:p>
          </table:table-cell>
          <table:table-cell table:style-name="Таблица32.A1" office:value-type="string">
            <text:p text:style-name="P6">Сейф-пакет размера L</text:p>
          </table:table-cell>
          <table:table-cell table:style-name="Таблица32.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33" table:style-name="Таблица33">
        <table:table-column table:style-name="Таблица33.A"/>
        <table:table-column table:style-name="Таблица33.B"/>
        <table:table-column table:style-name="Таблица33.C"/>
        <table:table-header-rows>
          <table:table-row>
            <table:table-cell table:style-name="Таблица33.A1" office:value-type="string">
              <text:p text:style-name="P8">№ <text:span text:style-name="T6">раздела<text:line-break/>или пп. Приложения № 5</text:span></text:p>
            </table:table-cell>
            <table:table-cell table:style-name="Таблица33.A1" office:value-type="string">
              <text:p text:style-name="P4">Приложение № 5</text:p>
            </table:table-cell>
            <table:table-cell table:style-name="Таблица33.A1" office:value-type="string">
              <text:p text:style-name="P4">ОТВЕТСТВЕННОСТЬ / РАЗМЕР ШТРАФОВ</text:p>
            </table:table-cell>
          </table:table-row>
        </table:table-header-rows>
        <table:table-row>
          <table:table-cell table:style-name="Таблица33.A1" office:value-type="string">
            <text:p text:style-name="P6">2.5.</text:p>
          </table:table-cell>
          <table:table-cell table:style-name="Таблица33.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33.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33.A1" office:value-type="string">
            <text:p text:style-name="P6">2.8.</text:p>
          </table:table-cell>
          <table:table-cell table:style-name="Таблица33.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33.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33.A1" office:value-type="string">
            <text:p text:style-name="P6">3.4.</text:p>
          </table:table-cell>
          <table:table-cell table:style-name="Таблица33.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33.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34" table:style-name="Таблица34">
        <table:table-column table:style-name="Таблица34.A"/>
        <table:table-column table:style-name="Таблица34.B"/>
        <table:table-row>
          <table:table-cell table:style-name="Таблица34.A1" office:value-type="string">
            <text:p text:style-name="P3"/>
          </table:table-cell>
          <table:table-cell table:style-name="Таблица34.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35" table:style-name="Таблица35">
        <table:table-column table:style-name="Таблица35.A"/>
        <table:table-column table:style-name="Таблица35.B"/>
        <table:table-row>
          <table:table-cell table:style-name="Таблица35.A1" office:value-type="string">
            <text:p text:style-name="P3"/>
          </table:table-cell>
          <table:table-cell table:style-name="Таблица35.A1" office:value-type="string">
            <text:p text:style-name="P7"><text:span text:style-name="Strong_20_Emphasis"><text:span text:style-name="T3">Приложение № 6</text:span></text:span></text:p>
          </table:table-cell>
        </table:table-row>
        <table:table-row>
          <table:table-cell table:style-name="Таблица35.A1" office:value-type="string">
            <text:p text:style-name="P3"/>
          </table:table-cell>
          <table:table-cell table:style-name="Таблица35.A1" office:value-type="string">
            <text:p text:style-name="P7"><text:span text:style-name="Strong_20_Emphasis"><text:span text:style-name="T3">к Оферте об оказании услуг в ПВЗ</text:span></text:span></text:p>
          </table:table-cell>
        </table:table-row>
        <table:table-row>
          <table:table-cell table:style-name="Таблица35.A1" office:value-type="string">
            <text:p text:style-name="P3"/>
          </table:table-cell>
          <table:table-cell table:style-name="Таблица35.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36" table:style-name="Таблица36">
        <table:table-column table:style-name="Таблица36.A"/>
        <table:table-column table:style-name="Таблица36.B"/>
        <table:table-row>
          <table:table-cell table:style-name="Таблица36.A1" office:value-type="string">
            <text:p text:style-name="P3"/>
          </table:table-cell>
          <table:table-cell table:style-name="Таблица36.A1" office:value-type="string">
            <text:p text:style-name="P7"><text:span text:style-name="Strong_20_Emphasis"><text:span text:style-name="T3">Приложение № 7</text:span></text:span></text:p>
          </table:table-cell>
        </table:table-row>
        <table:table-row>
          <table:table-cell table:style-name="Таблица36.A1" office:value-type="string">
            <text:p text:style-name="P3"/>
          </table:table-cell>
          <table:table-cell table:style-name="Таблица36.A1" office:value-type="string">
            <text:p text:style-name="P7"><text:span text:style-name="Strong_20_Emphasis"><text:span text:style-name="T3">к Оферте об оказании услуг в ПВЗ</text:span></text:span></text:p>
          </table:table-cell>
        </table:table-row>
        <table:table-row>
          <table:table-cell table:style-name="Таблица36.A1" office:value-type="string">
            <text:p text:style-name="P3"/>
          </table:table-cell>
          <table:table-cell table:style-name="Таблица36.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37" table:style-name="Таблица37">
        <table:table-column table:style-name="Таблица37.A"/>
        <table:table-column table:style-name="Таблица37.B"/>
        <table:table-column table:style-name="Таблица37.C"/>
        <table:table-header-rows>
          <table:table-row>
            <table:table-cell table:style-name="Таблица37.A1" office:value-type="string">
              <text:p text:style-name="P8">№ <text:span text:style-name="T6">раздела или пп. Приложения № 7</text:span></text:p>
            </table:table-cell>
            <table:table-cell table:style-name="Таблица37.A1" office:value-type="string">
              <text:p text:style-name="P4">Приложение № 7</text:p>
            </table:table-cell>
            <table:table-cell table:style-name="Таблица37.A1" office:value-type="string">
              <text:p text:style-name="P4">ОТВЕТСТВЕННОСТЬ / РАЗМЕР ШТРАФОВ</text:p>
            </table:table-cell>
          </table:table-row>
        </table:table-header-rows>
        <table:table-row>
          <table:table-cell table:style-name="Таблица37.A1" office:value-type="string">
            <text:p text:style-name="P6">2.2.</text:p>
          </table:table-cell>
          <table:table-cell table:style-name="Таблица37.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37.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37.A1" office:value-type="string">
            <text:p text:style-name="P6">3.1.6.</text:p>
          </table:table-cell>
          <table:table-cell table:style-name="Таблица37.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37.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37.A1" office:value-type="string">
            <text:p text:style-name="P6">5.4.</text:p>
          </table:table-cell>
          <table:table-cell table:style-name="Таблица37.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37.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37.A1" office:value-type="string">
            <text:p text:style-name="P6">6.4.</text:p>
          </table:table-cell>
          <table:table-cell table:style-name="Таблица37.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37.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38" table:style-name="Таблица38">
        <table:table-column table:style-name="Таблица38.A"/>
        <table:table-column table:style-name="Таблица38.B"/>
        <table:table-row>
          <table:table-cell table:style-name="Таблица38.A1" office:value-type="string">
            <text:p text:style-name="P3"/>
          </table:table-cell>
          <table:table-cell table:style-name="Таблица38.A1" office:value-type="string">
            <text:p text:style-name="P7"><text:span text:style-name="Strong_20_Emphasis"><text:span text:style-name="T3">Дополнение к Приложению № 7</text:span></text:span></text:p>
          </table:table-cell>
        </table:table-row>
      </table:table>
      <table:table table:name="Таблица39" table:style-name="Таблица39">
        <table:table-column table:style-name="Таблица39.A"/>
        <table:table-column table:style-name="Таблица39.B"/>
        <table:table-column table:style-name="Таблица39.C"/>
        <table:table-header-rows>
          <table:table-row>
            <table:table-cell table:style-name="Таблица39.A1" office:value-type="string">
              <text:p text:style-name="P8">№</text:p>
            </table:table-cell>
            <table:table-cell table:style-name="Таблица39.A1" office:value-type="string">
              <text:p text:style-name="P4">Город</text:p>
            </table:table-cell>
            <table:table-cell table:style-name="Таблица39.A1" office:value-type="string">
              <text:p text:style-name="P4">Область</text:p>
            </table:table-cell>
          </table:table-row>
        </table:table-header-rows>
        <table:table-row>
          <table:table-cell table:style-name="Таблица39.A1" office:value-type="string">
            <text:p text:style-name="P6">1</text:p>
          </table:table-cell>
          <table:table-cell table:style-name="Таблица39.A1" office:value-type="string">
            <text:p text:style-name="P6">Москва</text:p>
          </table:table-cell>
          <table:table-cell table:style-name="Таблица39.A1" office:value-type="string">
            <text:p text:style-name="P6">Москва</text:p>
          </table:table-cell>
        </table:table-row>
        <table:table-row>
          <table:table-cell table:style-name="Таблица39.A1" office:value-type="string">
            <text:p text:style-name="P6">2</text:p>
          </table:table-cell>
          <table:table-cell table:style-name="Таблица39.A1" office:value-type="string">
            <text:p text:style-name="P6">Санкт-Петербург</text:p>
          </table:table-cell>
          <table:table-cell table:style-name="Таблица39.A1" office:value-type="string">
            <text:p text:style-name="P6">Санкт-Петербург</text:p>
          </table:table-cell>
        </table:table-row>
        <table:table-row>
          <table:table-cell table:style-name="Таблица39.A1" office:value-type="string">
            <text:p text:style-name="P6">3</text:p>
          </table:table-cell>
          <table:table-cell table:style-name="Таблица39.A1" office:value-type="string">
            <text:p text:style-name="P6">Новосибирск</text:p>
          </table:table-cell>
          <table:table-cell table:style-name="Таблица39.A1" office:value-type="string">
            <text:p text:style-name="P6">Новосибирская область</text:p>
          </table:table-cell>
        </table:table-row>
        <table:table-row>
          <table:table-cell table:style-name="Таблица39.A1" office:value-type="string">
            <text:p text:style-name="P6">4</text:p>
          </table:table-cell>
          <table:table-cell table:style-name="Таблица39.A1" office:value-type="string">
            <text:p text:style-name="P6">Екатеринбург</text:p>
          </table:table-cell>
          <table:table-cell table:style-name="Таблица39.A1" office:value-type="string">
            <text:p text:style-name="P6">Свердловская область</text:p>
          </table:table-cell>
        </table:table-row>
        <text:soft-page-break/>
        <table:table-row>
          <table:table-cell table:style-name="Таблица39.A1" office:value-type="string">
            <text:p text:style-name="P6">5</text:p>
          </table:table-cell>
          <table:table-cell table:style-name="Таблица39.A1" office:value-type="string">
            <text:p text:style-name="P6">Нижний Новгород</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6</text:p>
          </table:table-cell>
          <table:table-cell table:style-name="Таблица39.A1" office:value-type="string">
            <text:p text:style-name="P6">Самара</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7</text:p>
          </table:table-cell>
          <table:table-cell table:style-name="Таблица39.A1" office:value-type="string">
            <text:p text:style-name="P6">Омск</text:p>
          </table:table-cell>
          <table:table-cell table:style-name="Таблица39.A1" office:value-type="string">
            <text:p text:style-name="P6">Омская область</text:p>
          </table:table-cell>
        </table:table-row>
        <table:table-row>
          <table:table-cell table:style-name="Таблица39.A1" office:value-type="string">
            <text:p text:style-name="P6">8</text:p>
          </table:table-cell>
          <table:table-cell table:style-name="Таблица39.A1" office:value-type="string">
            <text:p text:style-name="P6">Казань</text:p>
          </table:table-cell>
          <table:table-cell table:style-name="Таблица39.A1" office:value-type="string">
            <text:p text:style-name="P6">Казань</text:p>
          </table:table-cell>
        </table:table-row>
        <table:table-row>
          <table:table-cell table:style-name="Таблица39.A1" office:value-type="string">
            <text:p text:style-name="P6">9</text:p>
          </table:table-cell>
          <table:table-cell table:style-name="Таблица39.A1" office:value-type="string">
            <text:p text:style-name="P6">Челябинск</text:p>
          </table:table-cell>
          <table:table-cell table:style-name="Таблица39.A1" office:value-type="string">
            <text:p text:style-name="P6">Челябинская область</text:p>
          </table:table-cell>
        </table:table-row>
        <table:table-row>
          <table:table-cell table:style-name="Таблица39.A1" office:value-type="string">
            <text:p text:style-name="P6">10</text:p>
          </table:table-cell>
          <table:table-cell table:style-name="Таблица39.A1" office:value-type="string">
            <text:p text:style-name="P6">Ростов-на-Дону</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1</text:p>
          </table:table-cell>
          <table:table-cell table:style-name="Таблица39.A1" office:value-type="string">
            <text:p text:style-name="P6">Уфа</text:p>
          </table:table-cell>
          <table:table-cell table:style-name="Таблица39.A1" office:value-type="string">
            <text:p text:style-name="P6">Башкортостан</text:p>
          </table:table-cell>
        </table:table-row>
        <table:table-row>
          <table:table-cell table:style-name="Таблица39.A1" office:value-type="string">
            <text:p text:style-name="P6">12</text:p>
          </table:table-cell>
          <table:table-cell table:style-name="Таблица39.A1" office:value-type="string">
            <text:p text:style-name="P6">Волгоград</text:p>
          </table:table-cell>
          <table:table-cell table:style-name="Таблица39.A1" office:value-type="string">
            <text:p text:style-name="P6">Волгоградская область</text:p>
          </table:table-cell>
        </table:table-row>
        <table:table-row>
          <table:table-cell table:style-name="Таблица39.A1" office:value-type="string">
            <text:p text:style-name="P6">13</text:p>
          </table:table-cell>
          <table:table-cell table:style-name="Таблица39.A1" office:value-type="string">
            <text:p text:style-name="P6">Пермь</text:p>
          </table:table-cell>
          <table:table-cell table:style-name="Таблица39.A1" office:value-type="string">
            <text:p text:style-name="P6">Пермский край</text:p>
          </table:table-cell>
        </table:table-row>
        <table:table-row>
          <table:table-cell table:style-name="Таблица39.A1" office:value-type="string">
            <text:p text:style-name="P6">14</text:p>
          </table:table-cell>
          <table:table-cell table:style-name="Таблица39.A1" office:value-type="string">
            <text:p text:style-name="P6">Краснояр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15</text:p>
          </table:table-cell>
          <table:table-cell table:style-name="Таблица39.A1" office:value-type="string">
            <text:p text:style-name="P6">Воронеж</text:p>
          </table:table-cell>
          <table:table-cell table:style-name="Таблица39.A1" office:value-type="string">
            <text:p text:style-name="P6">Воронеж</text:p>
          </table:table-cell>
        </table:table-row>
        <table:table-row>
          <table:table-cell table:style-name="Таблица39.A1" office:value-type="string">
            <text:p text:style-name="P6">16</text:p>
          </table:table-cell>
          <table:table-cell table:style-name="Таблица39.A1" office:value-type="string">
            <text:p text:style-name="P6">Саратов</text:p>
          </table:table-cell>
          <table:table-cell table:style-name="Таблица39.A1" office:value-type="string">
            <text:p text:style-name="P6">Саратовская область</text:p>
          </table:table-cell>
        </table:table-row>
        <table:table-row>
          <table:table-cell table:style-name="Таблица39.A1" office:value-type="string">
            <text:p text:style-name="P6">17</text:p>
          </table:table-cell>
          <table:table-cell table:style-name="Таблица39.A1" office:value-type="string">
            <text:p text:style-name="P6">Краснодар</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18</text:p>
          </table:table-cell>
          <table:table-cell table:style-name="Таблица39.A1" office:value-type="string">
            <text:p text:style-name="P6">Тольятти</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19</text:p>
          </table:table-cell>
          <table:table-cell table:style-name="Таблица39.A1" office:value-type="string">
            <text:p text:style-name="P6">Ижевск</text:p>
          </table:table-cell>
          <table:table-cell table:style-name="Таблица39.A1" office:value-type="string">
            <text:p text:style-name="P6">Удмуртия</text:p>
          </table:table-cell>
        </table:table-row>
        <table:table-row>
          <table:table-cell table:style-name="Таблица39.A1" office:value-type="string">
            <text:p text:style-name="P6">20</text:p>
          </table:table-cell>
          <table:table-cell table:style-name="Таблица39.A1" office:value-type="string">
            <text:p text:style-name="P6">Ульяновск</text:p>
          </table:table-cell>
          <table:table-cell table:style-name="Таблица39.A1" office:value-type="string">
            <text:p text:style-name="P6">Ульяновская область</text:p>
          </table:table-cell>
        </table:table-row>
        <table:table-row>
          <table:table-cell table:style-name="Таблица39.A1" office:value-type="string">
            <text:p text:style-name="P6">21</text:p>
          </table:table-cell>
          <table:table-cell table:style-name="Таблица39.A1" office:value-type="string">
            <text:p text:style-name="P6">Барнаул</text:p>
          </table:table-cell>
          <table:table-cell table:style-name="Таблица39.A1" office:value-type="string">
            <text:p text:style-name="P6">Алтайский край</text:p>
          </table:table-cell>
        </table:table-row>
        <table:table-row>
          <table:table-cell table:style-name="Таблица39.A1" office:value-type="string">
            <text:p text:style-name="P6">22</text:p>
          </table:table-cell>
          <table:table-cell table:style-name="Таблица39.A1" office:value-type="string">
            <text:p text:style-name="P6">Владивосток</text:p>
          </table:table-cell>
          <table:table-cell table:style-name="Таблица39.A1" office:value-type="string">
            <text:p text:style-name="P6">Приморский край</text:p>
          </table:table-cell>
        </table:table-row>
        <table:table-row>
          <table:table-cell table:style-name="Таблица39.A1" office:value-type="string">
            <text:p text:style-name="P6">23</text:p>
          </table:table-cell>
          <table:table-cell table:style-name="Таблица39.A1" office:value-type="string">
            <text:p text:style-name="P6">Ярославль</text:p>
          </table:table-cell>
          <table:table-cell table:style-name="Таблица39.A1" office:value-type="string">
            <text:p text:style-name="P6">Ярославская область</text:p>
          </table:table-cell>
        </table:table-row>
        <table:table-row>
          <table:table-cell table:style-name="Таблица39.A1" office:value-type="string">
            <text:p text:style-name="P6">24</text:p>
          </table:table-cell>
          <table:table-cell table:style-name="Таблица39.A1" office:value-type="string">
            <text:p text:style-name="P6">Иркутск</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25</text:p>
          </table:table-cell>
          <table:table-cell table:style-name="Таблица39.A1" office:value-type="string">
            <text:p text:style-name="P6">Тюмень</text:p>
          </table:table-cell>
          <table:table-cell table:style-name="Таблица39.A1" office:value-type="string">
            <text:p text:style-name="P6">Тюменская область</text:p>
          </table:table-cell>
        </table:table-row>
        <table:table-row>
          <table:table-cell table:style-name="Таблица39.A1" office:value-type="string">
            <text:p text:style-name="P6">27</text:p>
          </table:table-cell>
          <table:table-cell table:style-name="Таблица39.A1" office:value-type="string">
            <text:p text:style-name="P6">Хабаровск</text:p>
          </table:table-cell>
          <table:table-cell table:style-name="Таблица39.A1" office:value-type="string">
            <text:p text:style-name="P6">Хабаровский край</text:p>
          </table:table-cell>
        </table:table-row>
        <text:soft-page-break/>
        <table:table-row>
          <table:table-cell table:style-name="Таблица39.A1" office:value-type="string">
            <text:p text:style-name="P6">28</text:p>
          </table:table-cell>
          <table:table-cell table:style-name="Таблица39.A1" office:value-type="string">
            <text:p text:style-name="P6">Новокузнецк</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29</text:p>
          </table:table-cell>
          <table:table-cell table:style-name="Таблица39.A1" office:value-type="string">
            <text:p text:style-name="P6">Оренбург</text:p>
          </table:table-cell>
          <table:table-cell table:style-name="Таблица39.A1" office:value-type="string">
            <text:p text:style-name="P6">Оренбургская область</text:p>
          </table:table-cell>
        </table:table-row>
        <table:table-row>
          <table:table-cell table:style-name="Таблица39.A1" office:value-type="string">
            <text:p text:style-name="P6">30</text:p>
          </table:table-cell>
          <table:table-cell table:style-name="Таблица39.A1" office:value-type="string">
            <text:p text:style-name="P6">Кемерово</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31</text:p>
          </table:table-cell>
          <table:table-cell table:style-name="Таблица39.A1" office:value-type="string">
            <text:p text:style-name="P6">Рязань</text:p>
          </table:table-cell>
          <table:table-cell table:style-name="Таблица39.A1" office:value-type="string">
            <text:p text:style-name="P6">Рязань</text:p>
          </table:table-cell>
        </table:table-row>
        <table:table-row>
          <table:table-cell table:style-name="Таблица39.A1" office:value-type="string">
            <text:p text:style-name="P6">32</text:p>
          </table:table-cell>
          <table:table-cell table:style-name="Таблица39.A1" office:value-type="string">
            <text:p text:style-name="P6">Томск</text:p>
          </table:table-cell>
          <table:table-cell table:style-name="Таблица39.A1" office:value-type="string">
            <text:p text:style-name="P6">Томская область</text:p>
          </table:table-cell>
        </table:table-row>
        <table:table-row>
          <table:table-cell table:style-name="Таблица39.A1" office:value-type="string">
            <text:p text:style-name="P6">33</text:p>
          </table:table-cell>
          <table:table-cell table:style-name="Таблица39.A1" office:value-type="string">
            <text:p text:style-name="P6">Астрахань</text:p>
          </table:table-cell>
          <table:table-cell table:style-name="Таблица39.A1" office:value-type="string">
            <text:p text:style-name="P6">Астраханская область</text:p>
          </table:table-cell>
        </table:table-row>
        <table:table-row>
          <table:table-cell table:style-name="Таблица39.A1" office:value-type="string">
            <text:p text:style-name="P6">34</text:p>
          </table:table-cell>
          <table:table-cell table:style-name="Таблица39.A1" office:value-type="string">
            <text:p text:style-name="P6">Пенза</text:p>
          </table:table-cell>
          <table:table-cell table:style-name="Таблица39.A1" office:value-type="string">
            <text:p text:style-name="P6">Пензенская область</text:p>
          </table:table-cell>
        </table:table-row>
        <table:table-row>
          <table:table-cell table:style-name="Таблица39.A1" office:value-type="string">
            <text:p text:style-name="P6">35</text:p>
          </table:table-cell>
          <table:table-cell table:style-name="Таблица39.A1" office:value-type="string">
            <text:p text:style-name="P6">Набережные Челны</text:p>
          </table:table-cell>
          <table:table-cell table:style-name="Таблица39.A1" office:value-type="string">
            <text:p text:style-name="P6">Татарстан</text:p>
          </table:table-cell>
        </table:table-row>
        <table:table-row>
          <table:table-cell table:style-name="Таблица39.A1" office:value-type="string">
            <text:p text:style-name="P6">36</text:p>
          </table:table-cell>
          <table:table-cell table:style-name="Таблица39.A1" office:value-type="string">
            <text:p text:style-name="P6">Липецк</text:p>
          </table:table-cell>
          <table:table-cell table:style-name="Таблица39.A1" office:value-type="string">
            <text:p text:style-name="P6">Липецкая область</text:p>
          </table:table-cell>
        </table:table-row>
        <table:table-row>
          <table:table-cell table:style-name="Таблица39.A1" office:value-type="string">
            <text:p text:style-name="P6">37</text:p>
          </table:table-cell>
          <table:table-cell table:style-name="Таблица39.A1" office:value-type="string">
            <text:p text:style-name="P6">Тула</text:p>
          </table:table-cell>
          <table:table-cell table:style-name="Таблица39.A1" office:value-type="string">
            <text:p text:style-name="P6">Тульская область</text:p>
          </table:table-cell>
        </table:table-row>
        <table:table-row>
          <table:table-cell table:style-name="Таблица39.A1" office:value-type="string">
            <text:p text:style-name="P6">38</text:p>
          </table:table-cell>
          <table:table-cell table:style-name="Таблица39.A1" office:value-type="string">
            <text:p text:style-name="P6">Киров</text:p>
          </table:table-cell>
          <table:table-cell table:style-name="Таблица39.A1" office:value-type="string">
            <text:p text:style-name="P6">Кировская область</text:p>
          </table:table-cell>
        </table:table-row>
        <table:table-row>
          <table:table-cell table:style-name="Таблица39.A1" office:value-type="string">
            <text:p text:style-name="P6">39</text:p>
          </table:table-cell>
          <table:table-cell table:style-name="Таблица39.A1" office:value-type="string">
            <text:p text:style-name="P6">Чебоксары</text:p>
          </table:table-cell>
          <table:table-cell table:style-name="Таблица39.A1" office:value-type="string">
            <text:p text:style-name="P6">Чувашия</text:p>
          </table:table-cell>
        </table:table-row>
        <table:table-row>
          <table:table-cell table:style-name="Таблица39.A1" office:value-type="string">
            <text:p text:style-name="P6">40</text:p>
          </table:table-cell>
          <table:table-cell table:style-name="Таблица39.A1" office:value-type="string">
            <text:p text:style-name="P6">Калининград</text:p>
          </table:table-cell>
          <table:table-cell table:style-name="Таблица39.A1" office:value-type="string">
            <text:p text:style-name="P6">Калининградская область</text:p>
          </table:table-cell>
        </table:table-row>
        <table:table-row>
          <table:table-cell table:style-name="Таблица39.A1" office:value-type="string">
            <text:p text:style-name="P6">41</text:p>
          </table:table-cell>
          <table:table-cell table:style-name="Таблица39.A1" office:value-type="string">
            <text:p text:style-name="P6">Брянск</text:p>
          </table:table-cell>
          <table:table-cell table:style-name="Таблица39.A1" office:value-type="string">
            <text:p text:style-name="P6">Брянская область</text:p>
          </table:table-cell>
        </table:table-row>
        <table:table-row>
          <table:table-cell table:style-name="Таблица39.A1" office:value-type="string">
            <text:p text:style-name="P6">42</text:p>
          </table:table-cell>
          <table:table-cell table:style-name="Таблица39.A1" office:value-type="string">
            <text:p text:style-name="P6">Курск</text:p>
          </table:table-cell>
          <table:table-cell table:style-name="Таблица39.A1" office:value-type="string">
            <text:p text:style-name="P6">Курская область</text:p>
          </table:table-cell>
        </table:table-row>
        <table:table-row>
          <table:table-cell table:style-name="Таблица39.A1" office:value-type="string">
            <text:p text:style-name="P6">43</text:p>
          </table:table-cell>
          <table:table-cell table:style-name="Таблица39.A1" office:value-type="string">
            <text:p text:style-name="P6">Иваново</text:p>
          </table:table-cell>
          <table:table-cell table:style-name="Таблица39.A1" office:value-type="string">
            <text:p text:style-name="P6">Ивановская область</text:p>
          </table:table-cell>
        </table:table-row>
        <table:table-row>
          <table:table-cell table:style-name="Таблица39.A1" office:value-type="string">
            <text:p text:style-name="P6">44</text:p>
          </table:table-cell>
          <table:table-cell table:style-name="Таблица39.A1" office:value-type="string">
            <text:p text:style-name="P6">Магнитогорск</text:p>
          </table:table-cell>
          <table:table-cell table:style-name="Таблица39.A1" office:value-type="string">
            <text:p text:style-name="P6">Челябинская область</text:p>
          </table:table-cell>
        </table:table-row>
        <table:table-row>
          <table:table-cell table:style-name="Таблица39.A1" office:value-type="string">
            <text:p text:style-name="P6">45</text:p>
          </table:table-cell>
          <table:table-cell table:style-name="Таблица39.A1" office:value-type="string">
            <text:p text:style-name="P6">Улан-Удэ</text:p>
          </table:table-cell>
          <table:table-cell table:style-name="Таблица39.A1" office:value-type="string">
            <text:p text:style-name="P6">Бурятия</text:p>
          </table:table-cell>
        </table:table-row>
        <table:table-row>
          <table:table-cell table:style-name="Таблица39.A1" office:value-type="string">
            <text:p text:style-name="P6">46</text:p>
          </table:table-cell>
          <table:table-cell table:style-name="Таблица39.A1" office:value-type="string">
            <text:p text:style-name="P6">Тверь</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47</text:p>
          </table:table-cell>
          <table:table-cell table:style-name="Таблица39.A1" office:value-type="string">
            <text:p text:style-name="P6">Ставрополь</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48</text:p>
          </table:table-cell>
          <table:table-cell table:style-name="Таблица39.A1" office:value-type="string">
            <text:p text:style-name="P6">Нижний Тагил</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49</text:p>
          </table:table-cell>
          <table:table-cell table:style-name="Таблица39.A1" office:value-type="string">
            <text:p text:style-name="P6">Белгород</text:p>
          </table:table-cell>
          <table:table-cell table:style-name="Таблица39.A1" office:value-type="string">
            <text:p text:style-name="P6">Белгородская область</text:p>
          </table:table-cell>
        </table:table-row>
        <text:soft-page-break/>
        <table:table-row>
          <table:table-cell table:style-name="Таблица39.A1" office:value-type="string">
            <text:p text:style-name="P6">50</text:p>
          </table:table-cell>
          <table:table-cell table:style-name="Таблица39.A1" office:value-type="string">
            <text:p text:style-name="P6">Архангельск</text:p>
          </table:table-cell>
          <table:table-cell table:style-name="Таблица39.A1" office:value-type="string">
            <text:p text:style-name="P6">Архангельская область</text:p>
          </table:table-cell>
        </table:table-row>
        <table:table-row>
          <table:table-cell table:style-name="Таблица39.A1" office:value-type="string">
            <text:p text:style-name="P6">51</text:p>
          </table:table-cell>
          <table:table-cell table:style-name="Таблица39.A1" office:value-type="string">
            <text:p text:style-name="P6">Владимир</text:p>
          </table:table-cell>
          <table:table-cell table:style-name="Таблица39.A1" office:value-type="string">
            <text:p text:style-name="P6">Владимирская область</text:p>
          </table:table-cell>
        </table:table-row>
        <table:table-row>
          <table:table-cell table:style-name="Таблица39.A1" office:value-type="string">
            <text:p text:style-name="P6">52</text:p>
          </table:table-cell>
          <table:table-cell table:style-name="Таблица39.A1" office:value-type="string">
            <text:p text:style-name="P6">Сочи</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53</text:p>
          </table:table-cell>
          <table:table-cell table:style-name="Таблица39.A1" office:value-type="string">
            <text:p text:style-name="P6">Курган</text:p>
          </table:table-cell>
          <table:table-cell table:style-name="Таблица39.A1" office:value-type="string">
            <text:p text:style-name="P6">Курганская область</text:p>
          </table:table-cell>
        </table:table-row>
        <table:table-row>
          <table:table-cell table:style-name="Таблица39.A1" office:value-type="string">
            <text:p text:style-name="P6">54</text:p>
          </table:table-cell>
          <table:table-cell table:style-name="Таблица39.A1" office:value-type="string">
            <text:p text:style-name="P6">Смоленск</text:p>
          </table:table-cell>
          <table:table-cell table:style-name="Таблица39.A1" office:value-type="string">
            <text:p text:style-name="P6">Смоленская область</text:p>
          </table:table-cell>
        </table:table-row>
        <table:table-row>
          <table:table-cell table:style-name="Таблица39.A1" office:value-type="string">
            <text:p text:style-name="P6">55</text:p>
          </table:table-cell>
          <table:table-cell table:style-name="Таблица39.A1" office:value-type="string">
            <text:p text:style-name="P6">Калуга</text:p>
          </table:table-cell>
          <table:table-cell table:style-name="Таблица39.A1" office:value-type="string">
            <text:p text:style-name="P6">Калужская область</text:p>
          </table:table-cell>
        </table:table-row>
        <table:table-row>
          <table:table-cell table:style-name="Таблица39.A1" office:value-type="string">
            <text:p text:style-name="P6">56</text:p>
          </table:table-cell>
          <table:table-cell table:style-name="Таблица39.A1" office:value-type="string">
            <text:p text:style-name="P6">Чита</text:p>
          </table:table-cell>
          <table:table-cell table:style-name="Таблица39.A1" office:value-type="string">
            <text:p text:style-name="P6">Забайкальский край</text:p>
          </table:table-cell>
        </table:table-row>
        <table:table-row>
          <table:table-cell table:style-name="Таблица39.A1" office:value-type="string">
            <text:p text:style-name="P6">57</text:p>
          </table:table-cell>
          <table:table-cell table:style-name="Таблица39.A1" office:value-type="string">
            <text:p text:style-name="P6">Орёл</text:p>
          </table:table-cell>
          <table:table-cell table:style-name="Таблица39.A1" office:value-type="string">
            <text:p text:style-name="P6">Орловская область</text:p>
          </table:table-cell>
        </table:table-row>
        <table:table-row>
          <table:table-cell table:style-name="Таблица39.A1" office:value-type="string">
            <text:p text:style-name="P6">58</text:p>
          </table:table-cell>
          <table:table-cell table:style-name="Таблица39.A1" office:value-type="string">
            <text:p text:style-name="P6">Волжский</text:p>
          </table:table-cell>
          <table:table-cell table:style-name="Таблица39.A1" office:value-type="string">
            <text:p text:style-name="P6">Волгоградская область</text:p>
          </table:table-cell>
        </table:table-row>
        <table:table-row>
          <table:table-cell table:style-name="Таблица39.A1" office:value-type="string">
            <text:p text:style-name="P6">59</text:p>
          </table:table-cell>
          <table:table-cell table:style-name="Таблица39.A1" office:value-type="string">
            <text:p text:style-name="P6">Череповец</text:p>
          </table:table-cell>
          <table:table-cell table:style-name="Таблица39.A1" office:value-type="string">
            <text:p text:style-name="P6">Вологодская область</text:p>
          </table:table-cell>
        </table:table-row>
        <table:table-row>
          <table:table-cell table:style-name="Таблица39.A1" office:value-type="string">
            <text:p text:style-name="P6">60</text:p>
          </table:table-cell>
          <table:table-cell table:style-name="Таблица39.A1" office:value-type="string">
            <text:p text:style-name="P6">Владикавказ</text:p>
          </table:table-cell>
          <table:table-cell table:style-name="Таблица39.A1" office:value-type="string">
            <text:p text:style-name="P6">Северная Осетия</text:p>
          </table:table-cell>
        </table:table-row>
        <table:table-row>
          <table:table-cell table:style-name="Таблица39.A1" office:value-type="string">
            <text:p text:style-name="P6">61</text:p>
          </table:table-cell>
          <table:table-cell table:style-name="Таблица39.A1" office:value-type="string">
            <text:p text:style-name="P6">Мурманск</text:p>
          </table:table-cell>
          <table:table-cell table:style-name="Таблица39.A1" office:value-type="string">
            <text:p text:style-name="P6">Мурманск</text:p>
          </table:table-cell>
        </table:table-row>
        <table:table-row>
          <table:table-cell table:style-name="Таблица39.A1" office:value-type="string">
            <text:p text:style-name="P6">62</text:p>
          </table:table-cell>
          <table:table-cell table:style-name="Таблица39.A1" office:value-type="string">
            <text:p text:style-name="P6">Сургут</text:p>
          </table:table-cell>
          <table:table-cell table:style-name="Таблица39.A1" office:value-type="string">
            <text:p text:style-name="P6">Ханты-Мансийский автономный округ - Югра</text:p>
          </table:table-cell>
        </table:table-row>
        <table:table-row>
          <table:table-cell table:style-name="Таблица39.A1" office:value-type="string">
            <text:p text:style-name="P6">63</text:p>
          </table:table-cell>
          <table:table-cell table:style-name="Таблица39.A1" office:value-type="string">
            <text:p text:style-name="P6">Вологда</text:p>
          </table:table-cell>
          <table:table-cell table:style-name="Таблица39.A1" office:value-type="string">
            <text:p text:style-name="P6">Вологодская область</text:p>
          </table:table-cell>
        </table:table-row>
        <table:table-row>
          <table:table-cell table:style-name="Таблица39.A1" office:value-type="string">
            <text:p text:style-name="P6">64</text:p>
          </table:table-cell>
          <table:table-cell table:style-name="Таблица39.A1" office:value-type="string">
            <text:p text:style-name="P6">Саранск</text:p>
          </table:table-cell>
          <table:table-cell table:style-name="Таблица39.A1" office:value-type="string">
            <text:p text:style-name="P6">Мордовия</text:p>
          </table:table-cell>
        </table:table-row>
        <table:table-row>
          <table:table-cell table:style-name="Таблица39.A1" office:value-type="string">
            <text:p text:style-name="P6">65</text:p>
          </table:table-cell>
          <table:table-cell table:style-name="Таблица39.A1" office:value-type="string">
            <text:p text:style-name="P6">Тамбов</text:p>
          </table:table-cell>
          <table:table-cell table:style-name="Таблица39.A1" office:value-type="string">
            <text:p text:style-name="P6">Тамбовская область</text:p>
          </table:table-cell>
        </table:table-row>
        <table:table-row>
          <table:table-cell table:style-name="Таблица39.A1" office:value-type="string">
            <text:p text:style-name="P6">66</text:p>
          </table:table-cell>
          <table:table-cell table:style-name="Таблица39.A1" office:value-type="string">
            <text:p text:style-name="P6">Стерлитамак</text:p>
          </table:table-cell>
          <table:table-cell table:style-name="Таблица39.A1" office:value-type="string">
            <text:p text:style-name="P6">Башкортостан</text:p>
          </table:table-cell>
        </table:table-row>
        <table:table-row>
          <table:table-cell table:style-name="Таблица39.A1" office:value-type="string">
            <text:p text:style-name="P6">67</text:p>
          </table:table-cell>
          <table:table-cell table:style-name="Таблица39.A1" office:value-type="string">
            <text:p text:style-name="P6">Якутск</text:p>
          </table:table-cell>
          <table:table-cell table:style-name="Таблица39.A1" office:value-type="string">
            <text:p text:style-name="P6">Республика Саха (Якутия)</text:p>
          </table:table-cell>
        </table:table-row>
        <table:table-row>
          <table:table-cell table:style-name="Таблица39.A1" office:value-type="string">
            <text:p text:style-name="P6">68</text:p>
          </table:table-cell>
          <table:table-cell table:style-name="Таблица39.A1" office:value-type="string">
            <text:p text:style-name="P6">Кострома</text:p>
          </table:table-cell>
          <table:table-cell table:style-name="Таблица39.A1" office:value-type="string">
            <text:p text:style-name="P6">Костромская область</text:p>
          </table:table-cell>
        </table:table-row>
        <table:table-row>
          <table:table-cell table:style-name="Таблица39.A1" office:value-type="string">
            <text:p text:style-name="P6">69</text:p>
          </table:table-cell>
          <table:table-cell table:style-name="Таблица39.A1" office:value-type="string">
            <text:p text:style-name="P6">Комсомольск-на-Амуре</text:p>
          </table:table-cell>
          <table:table-cell table:style-name="Таблица39.A1" office:value-type="string">
            <text:p text:style-name="P6">Хабаровский край</text:p>
          </table:table-cell>
        </table:table-row>
        <table:table-row>
          <table:table-cell table:style-name="Таблица39.A1" office:value-type="string">
            <text:p text:style-name="P6">70</text:p>
          </table:table-cell>
          <table:table-cell table:style-name="Таблица39.A1" office:value-type="string">
            <text:p text:style-name="P6">Петрозаводск</text:p>
          </table:table-cell>
          <table:table-cell table:style-name="Таблица39.A1" office:value-type="string">
            <text:p text:style-name="P6">Республика Карелия</text:p>
          </table:table-cell>
        </table:table-row>
        <text:soft-page-break/>
        <table:table-row>
          <table:table-cell table:style-name="Таблица39.A1" office:value-type="string">
            <text:p text:style-name="P6">71</text:p>
          </table:table-cell>
          <table:table-cell table:style-name="Таблица39.A1" office:value-type="string">
            <text:p text:style-name="P6">Таганрог</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72</text:p>
          </table:table-cell>
          <table:table-cell table:style-name="Таблица39.A1" office:value-type="string">
            <text:p text:style-name="P6">Нижневартовск</text:p>
          </table:table-cell>
          <table:table-cell table:style-name="Таблица39.A1" office:value-type="string">
            <text:p text:style-name="P6">Ханты-Мансийский автономный округ - Югра</text:p>
          </table:table-cell>
        </table:table-row>
        <table:table-row>
          <table:table-cell table:style-name="Таблица39.A1" office:value-type="string">
            <text:p text:style-name="P6">73</text:p>
          </table:table-cell>
          <table:table-cell table:style-name="Таблица39.A1" office:value-type="string">
            <text:p text:style-name="P6">Йошкар-Ола</text:p>
          </table:table-cell>
          <table:table-cell table:style-name="Таблица39.A1" office:value-type="string">
            <text:p text:style-name="P6">Марий Эл</text:p>
          </table:table-cell>
        </table:table-row>
        <table:table-row>
          <table:table-cell table:style-name="Таблица39.A1" office:value-type="string">
            <text:p text:style-name="P6">74</text:p>
          </table:table-cell>
          <table:table-cell table:style-name="Таблица39.A1" office:value-type="string">
            <text:p text:style-name="P6">Братск</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75</text:p>
          </table:table-cell>
          <table:table-cell table:style-name="Таблица39.A1" office:value-type="string">
            <text:p text:style-name="P6">Новороссий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76</text:p>
          </table:table-cell>
          <table:table-cell table:style-name="Таблица39.A1" office:value-type="string">
            <text:p text:style-name="P6">Дзержинск</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77</text:p>
          </table:table-cell>
          <table:table-cell table:style-name="Таблица39.A1" office:value-type="string">
            <text:p text:style-name="P6">Шахты</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78</text:p>
          </table:table-cell>
          <table:table-cell table:style-name="Таблица39.A1" office:value-type="string">
            <text:p text:style-name="P6">Нальчик</text:p>
          </table:table-cell>
          <table:table-cell table:style-name="Таблица39.A1" office:value-type="string">
            <text:p text:style-name="P6">Кабардино-Балкария</text:p>
          </table:table-cell>
        </table:table-row>
        <table:table-row>
          <table:table-cell table:style-name="Таблица39.A1" office:value-type="string">
            <text:p text:style-name="P6">79</text:p>
          </table:table-cell>
          <table:table-cell table:style-name="Таблица39.A1" office:value-type="string">
            <text:p text:style-name="P6">Орск</text:p>
          </table:table-cell>
          <table:table-cell table:style-name="Таблица39.A1" office:value-type="string">
            <text:p text:style-name="P6">Оренбургская область</text:p>
          </table:table-cell>
        </table:table-row>
        <table:table-row>
          <table:table-cell table:style-name="Таблица39.A1" office:value-type="string">
            <text:p text:style-name="P6">80</text:p>
          </table:table-cell>
          <table:table-cell table:style-name="Таблица39.A1" office:value-type="string">
            <text:p text:style-name="P6">Сыктывкар</text:p>
          </table:table-cell>
          <table:table-cell table:style-name="Таблица39.A1" office:value-type="string">
            <text:p text:style-name="P6">Республика Коми</text:p>
          </table:table-cell>
        </table:table-row>
        <table:table-row>
          <table:table-cell table:style-name="Таблица39.A1" office:value-type="string">
            <text:p text:style-name="P6">81</text:p>
          </table:table-cell>
          <table:table-cell table:style-name="Таблица39.A1" office:value-type="string">
            <text:p text:style-name="P6">Нижнекамск</text:p>
          </table:table-cell>
          <table:table-cell table:style-name="Таблица39.A1" office:value-type="string">
            <text:p text:style-name="P6">Татарстан</text:p>
          </table:table-cell>
        </table:table-row>
        <table:table-row>
          <table:table-cell table:style-name="Таблица39.A1" office:value-type="string">
            <text:p text:style-name="P6">82</text:p>
          </table:table-cell>
          <table:table-cell table:style-name="Таблица39.A1" office:value-type="string">
            <text:p text:style-name="P6">Ангарск</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83</text:p>
          </table:table-cell>
          <table:table-cell table:style-name="Таблица39.A1" office:value-type="string">
            <text:p text:style-name="P6">Старый Оскол</text:p>
          </table:table-cell>
          <table:table-cell table:style-name="Таблица39.A1" office:value-type="string">
            <text:p text:style-name="P6">Белгородская область</text:p>
          </table:table-cell>
        </table:table-row>
        <table:table-row>
          <table:table-cell table:style-name="Таблица39.A1" office:value-type="string">
            <text:p text:style-name="P6">84</text:p>
          </table:table-cell>
          <table:table-cell table:style-name="Таблица39.A1" office:value-type="string">
            <text:p text:style-name="P6">Великий Новгород</text:p>
          </table:table-cell>
          <table:table-cell table:style-name="Таблица39.A1" office:value-type="string">
            <text:p text:style-name="P6">Новгородская область</text:p>
          </table:table-cell>
        </table:table-row>
        <table:table-row>
          <table:table-cell table:style-name="Таблица39.A1" office:value-type="string">
            <text:p text:style-name="P6">85</text:p>
          </table:table-cell>
          <table:table-cell table:style-name="Таблица39.A1" office:value-type="string">
            <text:p text:style-name="P6">Балашиха</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86</text:p>
          </table:table-cell>
          <table:table-cell table:style-name="Таблица39.A1" office:value-type="string">
            <text:p text:style-name="P6">Благовещенск</text:p>
          </table:table-cell>
          <table:table-cell table:style-name="Таблица39.A1" office:value-type="string">
            <text:p text:style-name="P6">Амурская область</text:p>
          </table:table-cell>
        </table:table-row>
        <table:table-row>
          <table:table-cell table:style-name="Таблица39.A1" office:value-type="string">
            <text:p text:style-name="P6">87</text:p>
          </table:table-cell>
          <table:table-cell table:style-name="Таблица39.A1" office:value-type="string">
            <text:p text:style-name="P6">Прокопьевск</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88</text:p>
          </table:table-cell>
          <table:table-cell table:style-name="Таблица39.A1" office:value-type="string">
            <text:p text:style-name="P6">Бийск</text:p>
          </table:table-cell>
          <table:table-cell table:style-name="Таблица39.A1" office:value-type="string">
            <text:p text:style-name="P6">Алтайский край</text:p>
          </table:table-cell>
        </table:table-row>
        <table:table-row>
          <table:table-cell table:style-name="Таблица39.A1" office:value-type="string">
            <text:p text:style-name="P6">89</text:p>
          </table:table-cell>
          <table:table-cell table:style-name="Таблица39.A1" office:value-type="string">
            <text:p text:style-name="P6">Химки</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90</text:p>
          </table:table-cell>
          <table:table-cell table:style-name="Таблица39.A1" office:value-type="string">
            <text:p text:style-name="P6">Псков</text:p>
          </table:table-cell>
          <table:table-cell table:style-name="Таблица39.A1" office:value-type="string">
            <text:p text:style-name="P6">Псковская область</text:p>
          </table:table-cell>
        </table:table-row>
        <table:table-row>
          <table:table-cell table:style-name="Таблица39.A1" office:value-type="string">
            <text:p text:style-name="P6">91</text:p>
          </table:table-cell>
          <table:table-cell table:style-name="Таблица39.A1" office:value-type="string">
            <text:p text:style-name="P6">Энгельс</text:p>
          </table:table-cell>
          <table:table-cell table:style-name="Таблица39.A1" office:value-type="string">
            <text:p text:style-name="P6">Саратовская область</text:p>
          </table:table-cell>
        </table:table-row>
        <text:soft-page-break/>
        <table:table-row>
          <table:table-cell table:style-name="Таблица39.A1" office:value-type="string">
            <text:p text:style-name="P6">92</text:p>
          </table:table-cell>
          <table:table-cell table:style-name="Таблица39.A1" office:value-type="string">
            <text:p text:style-name="P6">Рыбинск</text:p>
          </table:table-cell>
          <table:table-cell table:style-name="Таблица39.A1" office:value-type="string">
            <text:p text:style-name="P6">Ярославская область</text:p>
          </table:table-cell>
        </table:table-row>
        <table:table-row>
          <table:table-cell table:style-name="Таблица39.A1" office:value-type="string">
            <text:p text:style-name="P6">93</text:p>
          </table:table-cell>
          <table:table-cell table:style-name="Таблица39.A1" office:value-type="string">
            <text:p text:style-name="P6">Балаково</text:p>
          </table:table-cell>
          <table:table-cell table:style-name="Таблица39.A1" office:value-type="string">
            <text:p text:style-name="P6">Саратовская область</text:p>
          </table:table-cell>
        </table:table-row>
        <table:table-row>
          <table:table-cell table:style-name="Таблица39.A1" office:value-type="string">
            <text:p text:style-name="P6">94</text:p>
          </table:table-cell>
          <table:table-cell table:style-name="Таблица39.A1" office:value-type="string">
            <text:p text:style-name="P6">Северодвинск</text:p>
          </table:table-cell>
          <table:table-cell table:style-name="Таблица39.A1" office:value-type="string">
            <text:p text:style-name="P6">Архангельская область</text:p>
          </table:table-cell>
        </table:table-row>
        <table:table-row>
          <table:table-cell table:style-name="Таблица39.A1" office:value-type="string">
            <text:p text:style-name="P6">95</text:p>
          </table:table-cell>
          <table:table-cell table:style-name="Таблица39.A1" office:value-type="string">
            <text:p text:style-name="P6">Армавир</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96</text:p>
          </table:table-cell>
          <table:table-cell table:style-name="Таблица39.A1" office:value-type="string">
            <text:p text:style-name="P6">Подольск</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97</text:p>
          </table:table-cell>
          <table:table-cell table:style-name="Таблица39.A1" office:value-type="string">
            <text:p text:style-name="P6">Королёв</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98</text:p>
          </table:table-cell>
          <table:table-cell table:style-name="Таблица39.A1" office:value-type="string">
            <text:p text:style-name="P6">Южно-Сахалинск</text:p>
          </table:table-cell>
          <table:table-cell table:style-name="Таблица39.A1" office:value-type="string">
            <text:p text:style-name="P6">Сахалинская область</text:p>
          </table:table-cell>
        </table:table-row>
        <table:table-row>
          <table:table-cell table:style-name="Таблица39.A1" office:value-type="string">
            <text:p text:style-name="P6">99</text:p>
          </table:table-cell>
          <table:table-cell table:style-name="Таблица39.A1" office:value-type="string">
            <text:p text:style-name="P6">Петропавловск-Камчатский</text:p>
          </table:table-cell>
          <table:table-cell table:style-name="Таблица39.A1" office:value-type="string">
            <text:p text:style-name="P6">Камчатский край</text:p>
          </table:table-cell>
        </table:table-row>
        <table:table-row>
          <table:table-cell table:style-name="Таблица39.A1" office:value-type="string">
            <text:p text:style-name="P6">100</text:p>
          </table:table-cell>
          <table:table-cell table:style-name="Таблица39.A1" office:value-type="string">
            <text:p text:style-name="P6">Сызрань</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101</text:p>
          </table:table-cell>
          <table:table-cell table:style-name="Таблица39.A1" office:value-type="string">
            <text:p text:style-name="P6">Нориль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102</text:p>
          </table:table-cell>
          <table:table-cell table:style-name="Таблица39.A1" office:value-type="string">
            <text:p text:style-name="P6">Златоуст</text:p>
          </table:table-cell>
          <table:table-cell table:style-name="Таблица39.A1" office:value-type="string">
            <text:p text:style-name="P6">Челябинская область</text:p>
          </table:table-cell>
        </table:table-row>
        <table:table-row>
          <table:table-cell table:style-name="Таблица39.A1" office:value-type="string">
            <text:p text:style-name="P6">103</text:p>
          </table:table-cell>
          <table:table-cell table:style-name="Таблица39.A1" office:value-type="string">
            <text:p text:style-name="P6">Каменск-Уральский</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104</text:p>
          </table:table-cell>
          <table:table-cell table:style-name="Таблица39.A1" office:value-type="string">
            <text:p text:style-name="P6">Мытищи</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05</text:p>
          </table:table-cell>
          <table:table-cell table:style-name="Таблица39.A1" office:value-type="string">
            <text:p text:style-name="P6">Люберцы</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06</text:p>
          </table:table-cell>
          <table:table-cell table:style-name="Таблица39.A1" office:value-type="string">
            <text:p text:style-name="P6">Волгодонс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07</text:p>
          </table:table-cell>
          <table:table-cell table:style-name="Таблица39.A1" office:value-type="string">
            <text:p text:style-name="P6">Новочеркасс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0<text:soft-page-break/>8</text:p>
          </table:table-cell>
          <table:table-cell table:style-name="Таблица39.A1" office:value-type="string">
            <text:p text:style-name="P6">Абакан</text:p>
          </table:table-cell>
          <table:table-cell table:style-name="Таблица39.A1" office:value-type="string">
            <text:p text:style-name="P6">Республика Хакасия</text:p>
          </table:table-cell>
        </table:table-row>
        <table:table-row>
          <table:table-cell table:style-name="Таблица39.A1" office:value-type="string">
            <text:p text:style-name="P6">109</text:p>
          </table:table-cell>
          <table:table-cell table:style-name="Таблица39.A1" office:value-type="string">
            <text:p text:style-name="P6">Находка</text:p>
          </table:table-cell>
          <table:table-cell table:style-name="Таблица39.A1" office:value-type="string">
            <text:p text:style-name="P6">Приморский край</text:p>
          </table:table-cell>
        </table:table-row>
        <table:table-row>
          <table:table-cell table:style-name="Таблица39.A1" office:value-type="string">
            <text:p text:style-name="P6">110</text:p>
          </table:table-cell>
          <table:table-cell table:style-name="Таблица39.A1" office:value-type="string">
            <text:p text:style-name="P6">Уссурийск</text:p>
          </table:table-cell>
          <table:table-cell table:style-name="Таблица39.A1" office:value-type="string">
            <text:p text:style-name="P6">Приморский край</text:p>
          </table:table-cell>
        </table:table-row>
        <table:table-row>
          <table:table-cell table:style-name="Таблица39.A1" office:value-type="string">
            <text:p text:style-name="P6">111</text:p>
          </table:table-cell>
          <table:table-cell table:style-name="Таблица39.A1" office:value-type="string">
            <text:p text:style-name="P6">Березники</text:p>
          </table:table-cell>
          <table:table-cell table:style-name="Таблица39.A1" office:value-type="string">
            <text:p text:style-name="P6">Пермский край</text:p>
          </table:table-cell>
        </table:table-row>
        <table:table-row>
          <table:table-cell table:style-name="Таблица39.A1" office:value-type="string">
            <text:p text:style-name="P6">112</text:p>
          </table:table-cell>
          <table:table-cell table:style-name="Таблица39.A1" office:value-type="string">
            <text:p text:style-name="P6">Салават</text:p>
          </table:table-cell>
          <table:table-cell table:style-name="Таблица39.A1" office:value-type="string">
            <text:p text:style-name="P6">Башкортостан</text:p>
          </table:table-cell>
        </table:table-row>
        <table:table-row>
          <table:table-cell table:style-name="Таблица39.A1" office:value-type="string">
            <text:p text:style-name="P6">113</text:p>
          </table:table-cell>
          <table:table-cell table:style-name="Таблица39.A1" office:value-type="string">
            <text:p text:style-name="P6">Электросталь</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14</text:p>
          </table:table-cell>
          <table:table-cell table:style-name="Таблица39.A1" office:value-type="string">
            <text:p text:style-name="P6">Миасс</text:p>
          </table:table-cell>
          <table:table-cell table:style-name="Таблица39.A1" office:value-type="string">
            <text:p text:style-name="P6">Челябинская область</text:p>
          </table:table-cell>
        </table:table-row>
        <table:table-row>
          <table:table-cell table:style-name="Таблица39.A1" office:value-type="string">
            <text:p text:style-name="P6">115</text:p>
          </table:table-cell>
          <table:table-cell table:style-name="Таблица39.A1" office:value-type="string">
            <text:p text:style-name="P6">Рубцовск</text:p>
          </table:table-cell>
          <table:table-cell table:style-name="Таблица39.A1" office:value-type="string">
            <text:p text:style-name="P6">Алтайский край</text:p>
          </table:table-cell>
        </table:table-row>
        <table:table-row>
          <table:table-cell table:style-name="Таблица39.A1" office:value-type="string">
            <text:p text:style-name="P6">116</text:p>
          </table:table-cell>
          <table:table-cell table:style-name="Таблица39.A1" office:value-type="string">
            <text:p text:style-name="P6">Альметьевск</text:p>
          </table:table-cell>
          <table:table-cell table:style-name="Таблица39.A1" office:value-type="string">
            <text:p text:style-name="P6">Татарстан</text:p>
          </table:table-cell>
        </table:table-row>
        <table:table-row>
          <table:table-cell table:style-name="Таблица39.A1" office:value-type="string">
            <text:p text:style-name="P6">117</text:p>
          </table:table-cell>
          <table:table-cell table:style-name="Таблица39.A1" office:value-type="string">
            <text:p text:style-name="P6">Ковров</text:p>
          </table:table-cell>
          <table:table-cell table:style-name="Таблица39.A1" office:value-type="string">
            <text:p text:style-name="P6">Владимирская область</text:p>
          </table:table-cell>
        </table:table-row>
        <table:table-row>
          <table:table-cell table:style-name="Таблица39.A1" office:value-type="string">
            <text:p text:style-name="P6">118</text:p>
          </table:table-cell>
          <table:table-cell table:style-name="Таблица39.A1" office:value-type="string">
            <text:p text:style-name="P6">Коломна</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19</text:p>
          </table:table-cell>
          <table:table-cell table:style-name="Таблица39.A1" office:value-type="string">
            <text:p text:style-name="P6">Майкоп</text:p>
          </table:table-cell>
          <table:table-cell table:style-name="Таблица39.A1" office:value-type="string">
            <text:p text:style-name="P6">Адыгея</text:p>
          </table:table-cell>
        </table:table-row>
        <table:table-row>
          <table:table-cell table:style-name="Таблица39.A1" office:value-type="string">
            <text:p text:style-name="P6">120</text:p>
          </table:table-cell>
          <table:table-cell table:style-name="Таблица39.A1" office:value-type="string">
            <text:p text:style-name="P6">Пятигор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121</text:p>
          </table:table-cell>
          <table:table-cell table:style-name="Таблица39.A1" office:value-type="string">
            <text:p text:style-name="P6">Одинцово</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2<text:soft-page-break/>2</text:p>
          </table:table-cell>
          <table:table-cell table:style-name="Таблица39.A1" office:value-type="string">
            <text:p text:style-name="P6">Колпино</text:p>
          </table:table-cell>
          <table:table-cell table:style-name="Таблица39.A1" office:value-type="string">
            <text:p text:style-name="P6">Санкт-Петербург</text:p>
          </table:table-cell>
        </table:table-row>
        <table:table-row>
          <table:table-cell table:style-name="Таблица39.A1" office:value-type="string">
            <text:p text:style-name="P6">123</text:p>
          </table:table-cell>
          <table:table-cell table:style-name="Таблица39.A1" office:value-type="string">
            <text:p text:style-name="P6">Копейск</text:p>
          </table:table-cell>
          <table:table-cell table:style-name="Таблица39.A1" office:value-type="string">
            <text:p text:style-name="P6">Челябинская область</text:p>
          </table:table-cell>
        </table:table-row>
        <table:table-row>
          <table:table-cell table:style-name="Таблица39.A1" office:value-type="string">
            <text:p text:style-name="P6">124</text:p>
          </table:table-cell>
          <table:table-cell table:style-name="Таблица39.A1" office:value-type="string">
            <text:p text:style-name="P6">Новомосковск</text:p>
          </table:table-cell>
          <table:table-cell table:style-name="Таблица39.A1" office:value-type="string">
            <text:p text:style-name="P6">Тульская область</text:p>
          </table:table-cell>
        </table:table-row>
        <table:table-row>
          <table:table-cell table:style-name="Таблица39.A1" office:value-type="string">
            <text:p text:style-name="P6">125</text:p>
          </table:table-cell>
          <table:table-cell table:style-name="Таблица39.A1" office:value-type="string">
            <text:p text:style-name="P6">Кисловод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126</text:p>
          </table:table-cell>
          <table:table-cell table:style-name="Таблица39.A1" office:value-type="string">
            <text:p text:style-name="P6">Серпухов</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27</text:p>
          </table:table-cell>
          <table:table-cell table:style-name="Таблица39.A1" office:value-type="string">
            <text:p text:style-name="P6">Первоуральск</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129</text:p>
          </table:table-cell>
          <table:table-cell table:style-name="Таблица39.A1" office:value-type="string">
            <text:p text:style-name="P6">Новочебоксарск</text:p>
          </table:table-cell>
          <table:table-cell table:style-name="Таблица39.A1" office:value-type="string">
            <text:p text:style-name="P6">Чувашия</text:p>
          </table:table-cell>
        </table:table-row>
        <table:table-row>
          <table:table-cell table:style-name="Таблица39.A1" office:value-type="string">
            <text:p text:style-name="P6">130</text:p>
          </table:table-cell>
          <table:table-cell table:style-name="Таблица39.A1" office:value-type="string">
            <text:p text:style-name="P6">Нефтеюганск</text:p>
          </table:table-cell>
          <table:table-cell table:style-name="Таблица39.A1" office:value-type="string">
            <text:p text:style-name="P6">Ханты-Мансийский автономный округ - Югра</text:p>
          </table:table-cell>
        </table:table-row>
        <table:table-row>
          <table:table-cell table:style-name="Таблица39.A1" office:value-type="string">
            <text:p text:style-name="P6">131</text:p>
          </table:table-cell>
          <table:table-cell table:style-name="Таблица39.A1" office:value-type="string">
            <text:p text:style-name="P6">Димитровград</text:p>
          </table:table-cell>
          <table:table-cell table:style-name="Таблица39.A1" office:value-type="string">
            <text:p text:style-name="P6">Ульяновская область</text:p>
          </table:table-cell>
        </table:table-row>
        <table:table-row>
          <table:table-cell table:style-name="Таблица39.A1" office:value-type="string">
            <text:p text:style-name="P6">132</text:p>
          </table:table-cell>
          <table:table-cell table:style-name="Таблица39.A1" office:value-type="string">
            <text:p text:style-name="P6">Нефтекамск</text:p>
          </table:table-cell>
          <table:table-cell table:style-name="Таблица39.A1" office:value-type="string">
            <text:p text:style-name="P6">Башкортостан</text:p>
          </table:table-cell>
        </table:table-row>
        <table:table-row>
          <table:table-cell table:style-name="Таблица39.A1" office:value-type="string">
            <text:p text:style-name="P6">133</text:p>
          </table:table-cell>
          <table:table-cell table:style-name="Таблица39.A1" office:value-type="string">
            <text:p text:style-name="P6">Черкесск</text:p>
          </table:table-cell>
          <table:table-cell table:style-name="Таблица39.A1" office:value-type="string">
            <text:p text:style-name="P6">Карачаево-Черкесия</text:p>
          </table:table-cell>
        </table:table-row>
        <table:table-row>
          <table:table-cell table:style-name="Таблица39.A1" office:value-type="string">
            <text:p text:style-name="P6">134</text:p>
          </table:table-cell>
          <table:table-cell table:style-name="Таблица39.A1" office:value-type="string">
            <text:p text:style-name="P6">Орехово-Зуево</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35</text:p>
          </table:table-cell>
          <table:table-cell table:style-name="Таблица39.A1" office:value-type="string">
            <text:p text:style-name="P6">Камышин</text:p>
          </table:table-cell>
          <table:table-cell table:style-name="Таблица39.A1" office:value-type="string">
            <text:p text:style-name="P6">Волгоградская область</text:p>
          </table:table-cell>
        </table:table-row>
        <table:table-row>
          <table:table-cell table:style-name="Таблица39.A1" office:value-type="string">
            <text:p text:style-name="P6">136</text:p>
          </table:table-cell>
          <table:table-cell table:style-name="Таблица39.A1" office:value-type="string">
            <text:p text:style-name="P6">Невинномыс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13<text:soft-page-break/>7</text:p>
          </table:table-cell>
          <table:table-cell table:style-name="Таблица39.A1" office:value-type="string">
            <text:p text:style-name="P6">Красногорск</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38</text:p>
          </table:table-cell>
          <table:table-cell table:style-name="Таблица39.A1" office:value-type="string">
            <text:p text:style-name="P6">Муром</text:p>
          </table:table-cell>
          <table:table-cell table:style-name="Таблица39.A1" office:value-type="string">
            <text:p text:style-name="P6">Владимирская область</text:p>
          </table:table-cell>
        </table:table-row>
        <table:table-row>
          <table:table-cell table:style-name="Таблица39.A1" office:value-type="string">
            <text:p text:style-name="P6">139</text:p>
          </table:table-cell>
          <table:table-cell table:style-name="Таблица39.A1" office:value-type="string">
            <text:p text:style-name="P6">Батайс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40</text:p>
          </table:table-cell>
          <table:table-cell table:style-name="Таблица39.A1" office:value-type="string">
            <text:p text:style-name="P6">Новошахтинс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41</text:p>
          </table:table-cell>
          <table:table-cell table:style-name="Таблица39.A1" office:value-type="string">
            <text:p text:style-name="P6">Сергиев Посад</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42</text:p>
          </table:table-cell>
          <table:table-cell table:style-name="Таблица39.A1" office:value-type="string">
            <text:p text:style-name="P6">Ноябрьск</text:p>
          </table:table-cell>
          <table:table-cell table:style-name="Таблица39.A1" office:value-type="string">
            <text:p text:style-name="P6">Ямало-Ненецкий автономный округ</text:p>
          </table:table-cell>
        </table:table-row>
        <table:table-row>
          <table:table-cell table:style-name="Таблица39.A1" office:value-type="string">
            <text:p text:style-name="P6">143</text:p>
          </table:table-cell>
          <table:table-cell table:style-name="Таблица39.A1" office:value-type="string">
            <text:p text:style-name="P6">Щёлково</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44</text:p>
          </table:table-cell>
          <table:table-cell table:style-name="Таблица39.A1" office:value-type="string">
            <text:p text:style-name="P6">Кызыл</text:p>
          </table:table-cell>
          <table:table-cell table:style-name="Таблица39.A1" office:value-type="string">
            <text:p text:style-name="P6">Тыва Республика</text:p>
          </table:table-cell>
        </table:table-row>
        <table:table-row>
          <table:table-cell table:style-name="Таблица39.A1" office:value-type="string">
            <text:p text:style-name="P6">145</text:p>
          </table:table-cell>
          <table:table-cell table:style-name="Таблица39.A1" office:value-type="string">
            <text:p text:style-name="P6">Октябрьский</text:p>
          </table:table-cell>
          <table:table-cell table:style-name="Таблица39.A1" office:value-type="string">
            <text:p text:style-name="P6">Башкортостан</text:p>
          </table:table-cell>
        </table:table-row>
        <table:table-row>
          <table:table-cell table:style-name="Таблица39.A1" office:value-type="string">
            <text:p text:style-name="P6">146</text:p>
          </table:table-cell>
          <table:table-cell table:style-name="Таблица39.A1" office:value-type="string">
            <text:p text:style-name="P6">Ачин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147</text:p>
          </table:table-cell>
          <table:table-cell table:style-name="Таблица39.A1" office:value-type="string">
            <text:p text:style-name="P6">Северск</text:p>
          </table:table-cell>
          <table:table-cell table:style-name="Таблица39.A1" office:value-type="string">
            <text:p text:style-name="P6">Томская область</text:p>
          </table:table-cell>
        </table:table-row>
        <table:table-row>
          <table:table-cell table:style-name="Таблица39.A1" office:value-type="string">
            <text:p text:style-name="P6">148</text:p>
          </table:table-cell>
          <table:table-cell table:style-name="Таблица39.A1" office:value-type="string">
            <text:p text:style-name="P6">Новокуйбышевск</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149</text:p>
          </table:table-cell>
          <table:table-cell table:style-name="Таблица39.A1" office:value-type="string">
            <text:p text:style-name="P6">Елец</text:p>
          </table:table-cell>
          <table:table-cell table:style-name="Таблица39.A1" office:value-type="string">
            <text:p text:style-name="P6">Липецкая область</text:p>
          </table:table-cell>
        </table:table-row>
        <table:table-row>
          <table:table-cell table:style-name="Таблица39.A1" office:value-type="string">
            <text:p text:style-name="P6">150</text:p>
          </table:table-cell>
          <table:table-cell table:style-name="Таблица39.A1" office:value-type="string">
            <text:p text:style-name="P6">Арзамас</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15<text:soft-page-break/>1</text:p>
          </table:table-cell>
          <table:table-cell table:style-name="Таблица39.A1" office:value-type="string">
            <text:p text:style-name="P6">Обнинск</text:p>
          </table:table-cell>
          <table:table-cell table:style-name="Таблица39.A1" office:value-type="string">
            <text:p text:style-name="P6">Калужская область</text:p>
          </table:table-cell>
        </table:table-row>
        <table:table-row>
          <table:table-cell table:style-name="Таблица39.A1" office:value-type="string">
            <text:p text:style-name="P6">152</text:p>
          </table:table-cell>
          <table:table-cell table:style-name="Таблица39.A1" office:value-type="string">
            <text:p text:style-name="P6">Новый Уренгой</text:p>
          </table:table-cell>
          <table:table-cell table:style-name="Таблица39.A1" office:value-type="string">
            <text:p text:style-name="P6">Ямало-Ненецкий автономный округ</text:p>
          </table:table-cell>
        </table:table-row>
        <table:table-row>
          <table:table-cell table:style-name="Таблица39.A1" office:value-type="string">
            <text:p text:style-name="P6">153</text:p>
          </table:table-cell>
          <table:table-cell table:style-name="Таблица39.A1" office:value-type="string">
            <text:p text:style-name="P6">Элиста</text:p>
          </table:table-cell>
          <table:table-cell table:style-name="Таблица39.A1" office:value-type="string">
            <text:p text:style-name="P6">Калмыкия</text:p>
          </table:table-cell>
        </table:table-row>
        <table:table-row>
          <table:table-cell table:style-name="Таблица39.A1" office:value-type="string">
            <text:p text:style-name="P6">154</text:p>
          </table:table-cell>
          <table:table-cell table:style-name="Таблица39.A1" office:value-type="string">
            <text:p text:style-name="P6">Пушкино</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55</text:p>
          </table:table-cell>
          <table:table-cell table:style-name="Таблица39.A1" office:value-type="string">
            <text:p text:style-name="P6">Жуковский</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56</text:p>
          </table:table-cell>
          <table:table-cell table:style-name="Таблица39.A1" office:value-type="string">
            <text:p text:style-name="P6">Артём</text:p>
          </table:table-cell>
          <table:table-cell table:style-name="Таблица39.A1" office:value-type="string">
            <text:p text:style-name="P6">Приморский край</text:p>
          </table:table-cell>
        </table:table-row>
        <table:table-row>
          <table:table-cell table:style-name="Таблица39.A1" office:value-type="string">
            <text:p text:style-name="P6">157</text:p>
          </table:table-cell>
          <table:table-cell table:style-name="Таблица39.A1" office:value-type="string">
            <text:p text:style-name="P6">Междуреченск</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158</text:p>
          </table:table-cell>
          <table:table-cell table:style-name="Таблица39.A1" office:value-type="string">
            <text:p text:style-name="P6">Ленинск-Кузнецкий</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159</text:p>
          </table:table-cell>
          <table:table-cell table:style-name="Таблица39.A1" office:value-type="string">
            <text:p text:style-name="P6">Сарапул</text:p>
          </table:table-cell>
          <table:table-cell table:style-name="Таблица39.A1" office:value-type="string">
            <text:p text:style-name="P6">Удмуртская Республика</text:p>
          </table:table-cell>
        </table:table-row>
        <table:table-row>
          <table:table-cell table:style-name="Таблица39.A1" office:value-type="string">
            <text:p text:style-name="P6">160</text:p>
          </table:table-cell>
          <table:table-cell table:style-name="Таблица39.A1" office:value-type="string">
            <text:p text:style-name="P6">Ессентуки</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161</text:p>
          </table:table-cell>
          <table:table-cell table:style-name="Таблица39.A1" office:value-type="string">
            <text:p text:style-name="P6">Воткинск</text:p>
          </table:table-cell>
          <table:table-cell table:style-name="Таблица39.A1" office:value-type="string">
            <text:p text:style-name="P6">Удмуртская Республика</text:p>
          </table:table-cell>
        </table:table-row>
        <table:table-row>
          <table:table-cell table:style-name="Таблица39.A1" office:value-type="string">
            <text:p text:style-name="P6">162</text:p>
          </table:table-cell>
          <table:table-cell table:style-name="Таблица39.A1" office:value-type="string">
            <text:p text:style-name="P6">Ногинск</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63</text:p>
          </table:table-cell>
          <table:table-cell table:style-name="Таблица39.A1" office:value-type="string">
            <text:p text:style-name="P6">Тобольск</text:p>
          </table:table-cell>
          <table:table-cell table:style-name="Таблица39.A1" office:value-type="string">
            <text:p text:style-name="P6">Тюменская область</text:p>
          </table:table-cell>
        </table:table-row>
        <table:table-row>
          <table:table-cell table:style-name="Таблица39.A1" office:value-type="string">
            <text:p text:style-name="P6">164</text:p>
          </table:table-cell>
          <table:table-cell table:style-name="Таблица39.A1" office:value-type="string">
            <text:p text:style-name="P6">Ухта</text:p>
          </table:table-cell>
          <table:table-cell table:style-name="Таблица39.A1" office:value-type="string">
            <text:p text:style-name="P6">Республика Коми</text:p>
          </table:table-cell>
        </table:table-row>
        <table:table-row>
          <table:table-cell table:style-name="Таблица39.A1" office:value-type="string">
            <text:p text:style-name="P6">16<text:soft-page-break/>5</text:p>
          </table:table-cell>
          <table:table-cell table:style-name="Таблица39.A1" office:value-type="string">
            <text:p text:style-name="P6">Серов</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168</text:p>
          </table:table-cell>
          <table:table-cell table:style-name="Таблица39.A1" office:value-type="string">
            <text:p text:style-name="P6">Великие Луки</text:p>
          </table:table-cell>
          <table:table-cell table:style-name="Таблица39.A1" office:value-type="string">
            <text:p text:style-name="P6">Псковская область</text:p>
          </table:table-cell>
        </table:table-row>
        <table:table-row>
          <table:table-cell table:style-name="Таблица39.A1" office:value-type="string">
            <text:p text:style-name="P6">169</text:p>
          </table:table-cell>
          <table:table-cell table:style-name="Таблица39.A1" office:value-type="string">
            <text:p text:style-name="P6">Мичуринск</text:p>
          </table:table-cell>
          <table:table-cell table:style-name="Таблица39.A1" office:value-type="string">
            <text:p text:style-name="P6">Тамбовская область</text:p>
          </table:table-cell>
        </table:table-row>
        <table:table-row>
          <table:table-cell table:style-name="Таблица39.A1" office:value-type="string">
            <text:p text:style-name="P6">170</text:p>
          </table:table-cell>
          <table:table-cell table:style-name="Таблица39.A1" office:value-type="string">
            <text:p text:style-name="P6">Киселёвск</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171</text:p>
          </table:table-cell>
          <table:table-cell table:style-name="Таблица39.A1" office:value-type="string">
            <text:p text:style-name="P6">Новотроицк</text:p>
          </table:table-cell>
          <table:table-cell table:style-name="Таблица39.A1" office:value-type="string">
            <text:p text:style-name="P6">Оренбургская область</text:p>
          </table:table-cell>
        </table:table-row>
        <table:table-row>
          <table:table-cell table:style-name="Таблица39.A1" office:value-type="string">
            <text:p text:style-name="P6">172</text:p>
          </table:table-cell>
          <table:table-cell table:style-name="Таблица39.A1" office:value-type="string">
            <text:p text:style-name="P6">Зеленодольск</text:p>
          </table:table-cell>
          <table:table-cell table:style-name="Таблица39.A1" office:value-type="string">
            <text:p text:style-name="P6">Татарстан</text:p>
          </table:table-cell>
        </table:table-row>
        <table:table-row>
          <table:table-cell table:style-name="Таблица39.A1" office:value-type="string">
            <text:p text:style-name="P6">173</text:p>
          </table:table-cell>
          <table:table-cell table:style-name="Таблица39.A1" office:value-type="string">
            <text:p text:style-name="P6">Бердск</text:p>
          </table:table-cell>
          <table:table-cell table:style-name="Таблица39.A1" office:value-type="string">
            <text:p text:style-name="P6">Новосибирская область</text:p>
          </table:table-cell>
        </table:table-row>
        <table:table-row>
          <table:table-cell table:style-name="Таблица39.A1" office:value-type="string">
            <text:p text:style-name="P6">174</text:p>
          </table:table-cell>
          <table:table-cell table:style-name="Таблица39.A1" office:value-type="string">
            <text:p text:style-name="P6">Соликамск</text:p>
          </table:table-cell>
          <table:table-cell table:style-name="Таблица39.A1" office:value-type="string">
            <text:p text:style-name="P6">Пермский край</text:p>
          </table:table-cell>
        </table:table-row>
        <table:table-row>
          <table:table-cell table:style-name="Таблица39.A1" office:value-type="string">
            <text:p text:style-name="P6">175</text:p>
          </table:table-cell>
          <table:table-cell table:style-name="Таблица39.A1" office:value-type="string">
            <text:p text:style-name="P6">Раменское</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76</text:p>
          </table:table-cell>
          <table:table-cell table:style-name="Таблица39.A1" office:value-type="string">
            <text:p text:style-name="P6">Домодедово</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77</text:p>
          </table:table-cell>
          <table:table-cell table:style-name="Таблица39.A1" office:value-type="string">
            <text:p text:style-name="P6">Магадан</text:p>
          </table:table-cell>
          <table:table-cell table:style-name="Таблица39.A1" office:value-type="string">
            <text:p text:style-name="P6">Магаданская область</text:p>
          </table:table-cell>
        </table:table-row>
        <table:table-row>
          <table:table-cell table:style-name="Таблица39.A1" office:value-type="string">
            <text:p text:style-name="P6">178</text:p>
          </table:table-cell>
          <table:table-cell table:style-name="Таблица39.A1" office:value-type="string">
            <text:p text:style-name="P6">Глазов</text:p>
          </table:table-cell>
          <table:table-cell table:style-name="Таблица39.A1" office:value-type="string">
            <text:p text:style-name="P6">Удмуртская Республика</text:p>
          </table:table-cell>
        </table:table-row>
        <table:table-row>
          <table:table-cell table:style-name="Таблица39.A1" office:value-type="string">
            <text:p text:style-name="P6">179</text:p>
          </table:table-cell>
          <table:table-cell table:style-name="Таблица39.A1" office:value-type="string">
            <text:p text:style-name="P6">Каменск-Шахтинский</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180</text:p>
          </table:table-cell>
          <table:table-cell table:style-name="Таблица39.A1" office:value-type="string">
            <text:p text:style-name="P6">Железногор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18<text:soft-page-break/>1</text:p>
          </table:table-cell>
          <table:table-cell table:style-name="Таблица39.A1" office:value-type="string">
            <text:p text:style-name="P6">Кан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182</text:p>
          </table:table-cell>
          <table:table-cell table:style-name="Таблица39.A1" office:value-type="string">
            <text:p text:style-name="P6">Назрань</text:p>
          </table:table-cell>
          <table:table-cell table:style-name="Таблица39.A1" office:value-type="string">
            <text:p text:style-name="P6">Ингушетия Республика</text:p>
          </table:table-cell>
        </table:table-row>
        <table:table-row>
          <table:table-cell table:style-name="Таблица39.A1" office:value-type="string">
            <text:p text:style-name="P6">183</text:p>
          </table:table-cell>
          <table:table-cell table:style-name="Таблица39.A1" office:value-type="string">
            <text:p text:style-name="P6">Воскресенск</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84</text:p>
          </table:table-cell>
          <table:table-cell table:style-name="Таблица39.A1" office:value-type="string">
            <text:p text:style-name="P6">Долгопрудный</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85</text:p>
          </table:table-cell>
          <table:table-cell table:style-name="Таблица39.A1" office:value-type="string">
            <text:p text:style-name="P6">Бугульма</text:p>
          </table:table-cell>
          <table:table-cell table:style-name="Таблица39.A1" office:value-type="string">
            <text:p text:style-name="P6">Татарстан</text:p>
          </table:table-cell>
        </table:table-row>
        <table:table-row>
          <table:table-cell table:style-name="Таблица39.A1" office:value-type="string">
            <text:p text:style-name="P6">186</text:p>
          </table:table-cell>
          <table:table-cell table:style-name="Таблица39.A1" office:value-type="string">
            <text:p text:style-name="P6">Кузнецк</text:p>
          </table:table-cell>
          <table:table-cell table:style-name="Таблица39.A1" office:value-type="string">
            <text:p text:style-name="P6">Пензенская область</text:p>
          </table:table-cell>
        </table:table-row>
        <table:table-row>
          <table:table-cell table:style-name="Таблица39.A1" office:value-type="string">
            <text:p text:style-name="P6">187</text:p>
          </table:table-cell>
          <table:table-cell table:style-name="Таблица39.A1" office:value-type="string">
            <text:p text:style-name="P6">Губкин</text:p>
          </table:table-cell>
          <table:table-cell table:style-name="Таблица39.A1" office:value-type="string">
            <text:p text:style-name="P6">Белгородская область</text:p>
          </table:table-cell>
        </table:table-row>
        <table:table-row>
          <table:table-cell table:style-name="Таблица39.A1" office:value-type="string">
            <text:p text:style-name="P6">188</text:p>
          </table:table-cell>
          <table:table-cell table:style-name="Таблица39.A1" office:value-type="string">
            <text:p text:style-name="P6">Кинешма</text:p>
          </table:table-cell>
          <table:table-cell table:style-name="Таблица39.A1" office:value-type="string">
            <text:p text:style-name="P6">Ивановская область</text:p>
          </table:table-cell>
        </table:table-row>
        <table:table-row>
          <table:table-cell table:style-name="Таблица39.A1" office:value-type="string">
            <text:p text:style-name="P6">189</text:p>
          </table:table-cell>
          <table:table-cell table:style-name="Таблица39.A1" office:value-type="string">
            <text:p text:style-name="P6">Ей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190</text:p>
          </table:table-cell>
          <table:table-cell table:style-name="Таблица39.A1" office:value-type="string">
            <text:p text:style-name="P6">Реутов</text:p>
          </table:table-cell>
          <table:table-cell table:style-name="Таблица39.A1" office:value-type="string">
            <text:p text:style-name="P6">Московская область</text:p>
          </table:table-cell>
        </table:table-row>
        <table:table-row>
          <table:table-cell table:style-name="Таблица39.A1" office:value-type="string">
            <text:p text:style-name="P6">191</text:p>
          </table:table-cell>
          <table:table-cell table:style-name="Таблица39.A1" office:value-type="string">
            <text:p text:style-name="P6">Усть-Илимск</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192</text:p>
          </table:table-cell>
          <table:table-cell table:style-name="Таблица39.A1" office:value-type="string">
            <text:p text:style-name="P6">Железногорск</text:p>
          </table:table-cell>
          <table:table-cell table:style-name="Таблица39.A1" office:value-type="string">
            <text:p text:style-name="P6">Курская область</text:p>
          </table:table-cell>
        </table:table-row>
        <table:table-row>
          <table:table-cell table:style-name="Таблица39.A1" office:value-type="string">
            <text:p text:style-name="P6">193</text:p>
          </table:table-cell>
          <table:table-cell table:style-name="Таблица39.A1" office:value-type="string">
            <text:p text:style-name="P6">Новоуральск</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194</text:p>
          </table:table-cell>
          <table:table-cell table:style-name="Таблица39.A1" office:value-type="string">
            <text:p text:style-name="P6">Усолье-Сибирское</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19<text:soft-page-break/>5</text:p>
          </table:table-cell>
          <table:table-cell table:style-name="Таблица39.A1" office:value-type="string">
            <text:p text:style-name="P6">Чайковский</text:p>
          </table:table-cell>
          <table:table-cell table:style-name="Таблица39.A1" office:value-type="string">
            <text:p text:style-name="P6">Пермский край</text:p>
          </table:table-cell>
        </table:table-row>
        <table:table-row>
          <table:table-cell table:style-name="Таблица39.A1" office:value-type="string">
            <text:p text:style-name="P6">196</text:p>
          </table:table-cell>
          <table:table-cell table:style-name="Таблица39.A1" office:value-type="string">
            <text:p text:style-name="P6">Новоалтайск</text:p>
          </table:table-cell>
          <table:table-cell table:style-name="Таблица39.A1" office:value-type="string">
            <text:p text:style-name="P6">Алтайский край</text:p>
          </table:table-cell>
        </table:table-row>
        <table:table-row>
          <table:table-cell table:style-name="Таблица39.A1" office:value-type="string">
            <text:p text:style-name="P6">197</text:p>
          </table:table-cell>
          <table:table-cell table:style-name="Таблица39.A1" office:value-type="string">
            <text:p text:style-name="P6">Белогорск</text:p>
          </table:table-cell>
          <table:table-cell table:style-name="Таблица39.A1" office:value-type="string">
            <text:p text:style-name="P6">Амурская область</text:p>
          </table:table-cell>
        </table:table-row>
        <table:table-row>
          <table:table-cell table:style-name="Таблица39.A1" office:value-type="string">
            <text:p text:style-name="P6">198</text:p>
          </table:table-cell>
          <table:table-cell table:style-name="Таблица39.A1" office:value-type="string">
            <text:p text:style-name="P6">Свободный</text:p>
          </table:table-cell>
          <table:table-cell table:style-name="Таблица39.A1" office:value-type="string">
            <text:p text:style-name="P6">Амурская область</text:p>
          </table:table-cell>
        </table:table-row>
        <table:table-row>
          <table:table-cell table:style-name="Таблица39.A1" office:value-type="string">
            <text:p text:style-name="P6">199</text:p>
          </table:table-cell>
          <table:table-cell table:style-name="Таблица39.A1" office:value-type="string">
            <text:p text:style-name="P6">Котлас</text:p>
          </table:table-cell>
          <table:table-cell table:style-name="Таблица39.A1" office:value-type="string">
            <text:p text:style-name="P6">Архангельская область</text:p>
          </table:table-cell>
        </table:table-row>
        <table:table-row>
          <table:table-cell table:style-name="Таблица39.A1" office:value-type="string">
            <text:p text:style-name="P6">200</text:p>
          </table:table-cell>
          <table:table-cell table:style-name="Таблица39.A1" office:value-type="string">
            <text:p text:style-name="P6">Клинцы</text:p>
          </table:table-cell>
          <table:table-cell table:style-name="Таблица39.A1" office:value-type="string">
            <text:p text:style-name="P6">Брянская область</text:p>
          </table:table-cell>
        </table:table-row>
        <table:table-row>
          <table:table-cell table:style-name="Таблица39.A1" office:value-type="string">
            <text:p text:style-name="P6">201</text:p>
          </table:table-cell>
          <table:table-cell table:style-name="Таблица39.A1" office:value-type="string">
            <text:p text:style-name="P6">Александров</text:p>
          </table:table-cell>
          <table:table-cell table:style-name="Таблица39.A1" office:value-type="string">
            <text:p text:style-name="P6">Владимирская область</text:p>
          </table:table-cell>
        </table:table-row>
        <table:table-row>
          <table:table-cell table:style-name="Таблица39.A1" office:value-type="string">
            <text:p text:style-name="P6">202</text:p>
          </table:table-cell>
          <table:table-cell table:style-name="Таблица39.A1" office:value-type="string">
            <text:p text:style-name="P6">202 Гусь-Хрустальный</text:p>
          </table:table-cell>
          <table:table-cell table:style-name="Таблица39.A1" office:value-type="string">
            <text:p text:style-name="P6">Владимирская область</text:p>
          </table:table-cell>
        </table:table-row>
        <table:table-row>
          <table:table-cell table:style-name="Таблица39.A1" office:value-type="string">
            <text:p text:style-name="P6">203</text:p>
          </table:table-cell>
          <table:table-cell table:style-name="Таблица39.A1" office:value-type="string">
            <text:p text:style-name="P6">Михайловка</text:p>
          </table:table-cell>
          <table:table-cell table:style-name="Таблица39.A1" office:value-type="string">
            <text:p text:style-name="P6">Волгоградская область</text:p>
          </table:table-cell>
        </table:table-row>
        <table:table-row>
          <table:table-cell table:style-name="Таблица39.A1" office:value-type="string">
            <text:p text:style-name="P6">204</text:p>
          </table:table-cell>
          <table:table-cell table:style-name="Таблица39.A1" office:value-type="string">
            <text:p text:style-name="P6">Борисоглебск</text:p>
          </table:table-cell>
          <table:table-cell table:style-name="Таблица39.A1" office:value-type="string">
            <text:p text:style-name="P6">Воронежская область</text:p>
          </table:table-cell>
        </table:table-row>
        <table:table-row>
          <table:table-cell table:style-name="Таблица39.A1" office:value-type="string">
            <text:p text:style-name="P6">205</text:p>
          </table:table-cell>
          <table:table-cell table:style-name="Таблица39.A1" office:value-type="string">
            <text:p text:style-name="P6">Лиски</text:p>
          </table:table-cell>
          <table:table-cell table:style-name="Таблица39.A1" office:value-type="string">
            <text:p text:style-name="P6">Воронежская область</text:p>
          </table:table-cell>
        </table:table-row>
        <table:table-row>
          <table:table-cell table:style-name="Таблица39.A1" office:value-type="string">
            <text:p text:style-name="P6">206</text:p>
          </table:table-cell>
          <table:table-cell table:style-name="Таблица39.A1" office:value-type="string">
            <text:p text:style-name="P6">Россошь</text:p>
          </table:table-cell>
          <table:table-cell table:style-name="Таблица39.A1" office:value-type="string">
            <text:p text:style-name="P6">Воронежская область</text:p>
          </table:table-cell>
        </table:table-row>
        <table:table-row>
          <table:table-cell table:style-name="Таблица39.A1" office:value-type="string">
            <text:p text:style-name="P6">207</text:p>
          </table:table-cell>
          <table:table-cell table:style-name="Таблица39.A1" office:value-type="string">
            <text:p text:style-name="P6">Биробиджан</text:p>
          </table:table-cell>
          <table:table-cell table:style-name="Таблица39.A1" office:value-type="string">
            <text:p text:style-name="P6">Еврейская автономная область</text:p>
          </table:table-cell>
        </table:table-row>
        <table:table-row>
          <table:table-cell table:style-name="Таблица39.A1" office:value-type="string">
            <text:p text:style-name="P6">208</text:p>
          </table:table-cell>
          <table:table-cell table:style-name="Таблица39.A1" office:value-type="string">
            <text:p text:style-name="P6">Краснокаменск</text:p>
          </table:table-cell>
          <table:table-cell table:style-name="Таблица39.A1" office:value-type="string">
            <text:p text:style-name="P6">Забайкальский край</text:p>
          </table:table-cell>
        </table:table-row>
        <table:table-row>
          <table:table-cell table:style-name="Таблица39.A1" office:value-type="string">
            <text:p text:style-name="P6">20<text:soft-page-break/>9</text:p>
          </table:table-cell>
          <table:table-cell table:style-name="Таблица39.A1" office:value-type="string">
            <text:p text:style-name="P6">Шуя</text:p>
          </table:table-cell>
          <table:table-cell table:style-name="Таблица39.A1" office:value-type="string">
            <text:p text:style-name="P6">Ивановская область</text:p>
          </table:table-cell>
        </table:table-row>
        <table:table-row>
          <table:table-cell table:style-name="Таблица39.A1" office:value-type="string">
            <text:p text:style-name="P6">210</text:p>
          </table:table-cell>
          <table:table-cell table:style-name="Таблица39.A1" office:value-type="string">
            <text:p text:style-name="P6">Черемхово</text:p>
          </table:table-cell>
          <table:table-cell table:style-name="Таблица39.A1" office:value-type="string">
            <text:p text:style-name="P6">Иркутская область</text:p>
          </table:table-cell>
        </table:table-row>
        <table:table-row>
          <table:table-cell table:style-name="Таблица39.A1" office:value-type="string">
            <text:p text:style-name="P6">211</text:p>
          </table:table-cell>
          <table:table-cell table:style-name="Таблица39.A1" office:value-type="string">
            <text:p text:style-name="P6">Прохладный</text:p>
          </table:table-cell>
          <table:table-cell table:style-name="Таблица39.A1" office:value-type="string">
            <text:p text:style-name="P6">Кабардино-Балкарская Республика</text:p>
          </table:table-cell>
        </table:table-row>
        <table:table-row>
          <table:table-cell table:style-name="Таблица39.A1" office:value-type="string">
            <text:p text:style-name="P6">212</text:p>
          </table:table-cell>
          <table:table-cell table:style-name="Таблица39.A1" office:value-type="string">
            <text:p text:style-name="P6">Анжеро-Судженск</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213</text:p>
          </table:table-cell>
          <table:table-cell table:style-name="Таблица39.A1" office:value-type="string">
            <text:p text:style-name="P6">Белово</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214</text:p>
          </table:table-cell>
          <table:table-cell table:style-name="Таблица39.A1" office:value-type="string">
            <text:p text:style-name="P6">Юрга</text:p>
          </table:table-cell>
          <table:table-cell table:style-name="Таблица39.A1" office:value-type="string">
            <text:p text:style-name="P6">Кемеровская область</text:p>
          </table:table-cell>
        </table:table-row>
        <table:table-row>
          <table:table-cell table:style-name="Таблица39.A1" office:value-type="string">
            <text:p text:style-name="P6">215</text:p>
          </table:table-cell>
          <table:table-cell table:style-name="Таблица39.A1" office:value-type="string">
            <text:p text:style-name="P6">Кирово-Чепецк</text:p>
          </table:table-cell>
          <table:table-cell table:style-name="Таблица39.A1" office:value-type="string">
            <text:p text:style-name="P6">Кировская область</text:p>
          </table:table-cell>
        </table:table-row>
        <table:table-row>
          <table:table-cell table:style-name="Таблица39.A1" office:value-type="string">
            <text:p text:style-name="P6">216</text:p>
          </table:table-cell>
          <table:table-cell table:style-name="Таблица39.A1" office:value-type="string">
            <text:p text:style-name="P6">Анапа</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17</text:p>
          </table:table-cell>
          <table:table-cell table:style-name="Таблица39.A1" office:value-type="string">
            <text:p text:style-name="P6">Белоречен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18</text:p>
          </table:table-cell>
          <table:table-cell table:style-name="Таблица39.A1" office:value-type="string">
            <text:p text:style-name="P6">Геленджи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19</text:p>
          </table:table-cell>
          <table:table-cell table:style-name="Таблица39.A1" office:value-type="string">
            <text:p text:style-name="P6">Кропоткин</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0</text:p>
          </table:table-cell>
          <table:table-cell table:style-name="Таблица39.A1" office:value-type="string">
            <text:p text:style-name="P6">Крым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1</text:p>
          </table:table-cell>
          <table:table-cell table:style-name="Таблица39.A1" office:value-type="string">
            <text:p text:style-name="P6">Лабин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2</text:p>
          </table:table-cell>
          <table:table-cell table:style-name="Таблица39.A1" office:value-type="string">
            <text:p text:style-name="P6">Славянск-на-Кубани</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text:soft-page-break/>3</text:p>
          </table:table-cell>
          <table:table-cell table:style-name="Таблица39.A1" office:value-type="string">
            <text:p text:style-name="P6">Тимашёвс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4</text:p>
          </table:table-cell>
          <table:table-cell table:style-name="Таблица39.A1" office:value-type="string">
            <text:p text:style-name="P6">Тихорецк</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5</text:p>
          </table:table-cell>
          <table:table-cell table:style-name="Таблица39.A1" office:value-type="string">
            <text:p text:style-name="P6">Туапсе</text:p>
          </table:table-cell>
          <table:table-cell table:style-name="Таблица39.A1" office:value-type="string">
            <text:p text:style-name="P6">Краснодарский край</text:p>
          </table:table-cell>
        </table:table-row>
        <table:table-row>
          <table:table-cell table:style-name="Таблица39.A1" office:value-type="string">
            <text:p text:style-name="P6">226</text:p>
          </table:table-cell>
          <table:table-cell table:style-name="Таблица39.A1" office:value-type="string">
            <text:p text:style-name="P6">Зеленогор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227</text:p>
          </table:table-cell>
          <table:table-cell table:style-name="Таблица39.A1" office:value-type="string">
            <text:p text:style-name="P6">Лесосибир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228</text:p>
          </table:table-cell>
          <table:table-cell table:style-name="Таблица39.A1" office:value-type="string">
            <text:p text:style-name="P6">Минусинск</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229</text:p>
          </table:table-cell>
          <table:table-cell table:style-name="Таблица39.A1" office:value-type="string">
            <text:p text:style-name="P6">Назарово</text:p>
          </table:table-cell>
          <table:table-cell table:style-name="Таблица39.A1" office:value-type="string">
            <text:p text:style-name="P6">Красноярский край</text:p>
          </table:table-cell>
        </table:table-row>
        <table:table-row>
          <table:table-cell table:style-name="Таблица39.A1" office:value-type="string">
            <text:p text:style-name="P6">230</text:p>
          </table:table-cell>
          <table:table-cell table:style-name="Таблица39.A1" office:value-type="string">
            <text:p text:style-name="P6">Шадринск</text:p>
          </table:table-cell>
          <table:table-cell table:style-name="Таблица39.A1" office:value-type="string">
            <text:p text:style-name="P6">Курганская область</text:p>
          </table:table-cell>
        </table:table-row>
        <table:table-row>
          <table:table-cell table:style-name="Таблица39.A1" office:value-type="string">
            <text:p text:style-name="P6">231</text:p>
          </table:table-cell>
          <table:table-cell table:style-name="Таблица39.A1" office:value-type="string">
            <text:p text:style-name="P6">Кириши</text:p>
          </table:table-cell>
          <table:table-cell table:style-name="Таблица39.A1" office:value-type="string">
            <text:p text:style-name="P6">Ленинградская область</text:p>
          </table:table-cell>
        </table:table-row>
        <table:table-row>
          <table:table-cell table:style-name="Таблица39.A1" office:value-type="string">
            <text:p text:style-name="P6">232</text:p>
          </table:table-cell>
          <table:table-cell table:style-name="Таблица39.A1" office:value-type="string">
            <text:p text:style-name="P6">Апатиты</text:p>
          </table:table-cell>
          <table:table-cell table:style-name="Таблица39.A1" office:value-type="string">
            <text:p text:style-name="P6">Мурманская область</text:p>
          </table:table-cell>
        </table:table-row>
        <table:table-row>
          <table:table-cell table:style-name="Таблица39.A1" office:value-type="string">
            <text:p text:style-name="P6">233</text:p>
          </table:table-cell>
          <table:table-cell table:style-name="Таблица39.A1" office:value-type="string">
            <text:p text:style-name="P6">Североморск</text:p>
          </table:table-cell>
          <table:table-cell table:style-name="Таблица39.A1" office:value-type="string">
            <text:p text:style-name="P6">Мурманская область</text:p>
          </table:table-cell>
        </table:table-row>
        <table:table-row>
          <table:table-cell table:style-name="Таблица39.A1" office:value-type="string">
            <text:p text:style-name="P6">234</text:p>
          </table:table-cell>
          <table:table-cell table:style-name="Таблица39.A1" office:value-type="string">
            <text:p text:style-name="P6">Балахна</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235</text:p>
          </table:table-cell>
          <table:table-cell table:style-name="Таблица39.A1" office:value-type="string">
            <text:p text:style-name="P6">Выкса</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236</text:p>
          </table:table-cell>
          <table:table-cell table:style-name="Таблица39.A1" office:value-type="string">
            <text:p text:style-name="P6">Кстово</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23<text:soft-page-break/>7</text:p>
          </table:table-cell>
          <table:table-cell table:style-name="Таблица39.A1" office:value-type="string">
            <text:p text:style-name="P6">Павлово</text:p>
          </table:table-cell>
          <table:table-cell table:style-name="Таблица39.A1" office:value-type="string">
            <text:p text:style-name="P6">Нижегородская область</text:p>
          </table:table-cell>
        </table:table-row>
        <table:table-row>
          <table:table-cell table:style-name="Таблица39.A1" office:value-type="string">
            <text:p text:style-name="P6">238</text:p>
          </table:table-cell>
          <table:table-cell table:style-name="Таблица39.A1" office:value-type="string">
            <text:p text:style-name="P6">Боровичи</text:p>
          </table:table-cell>
          <table:table-cell table:style-name="Таблица39.A1" office:value-type="string">
            <text:p text:style-name="P6">Новгородская область</text:p>
          </table:table-cell>
        </table:table-row>
        <table:table-row>
          <table:table-cell table:style-name="Таблица39.A1" office:value-type="string">
            <text:p text:style-name="P6">239</text:p>
          </table:table-cell>
          <table:table-cell table:style-name="Таблица39.A1" office:value-type="string">
            <text:p text:style-name="P6">Искитим</text:p>
          </table:table-cell>
          <table:table-cell table:style-name="Таблица39.A1" office:value-type="string">
            <text:p text:style-name="P6">Новосибирская область</text:p>
          </table:table-cell>
        </table:table-row>
        <table:table-row>
          <table:table-cell table:style-name="Таблица39.A1" office:value-type="string">
            <text:p text:style-name="P6">240</text:p>
          </table:table-cell>
          <table:table-cell table:style-name="Таблица39.A1" office:value-type="string">
            <text:p text:style-name="P6">Бугуруслан</text:p>
          </table:table-cell>
          <table:table-cell table:style-name="Таблица39.A1" office:value-type="string">
            <text:p text:style-name="P6">Оренбургская область</text:p>
          </table:table-cell>
        </table:table-row>
        <table:table-row>
          <table:table-cell table:style-name="Таблица39.A1" office:value-type="string">
            <text:p text:style-name="P6">241</text:p>
          </table:table-cell>
          <table:table-cell table:style-name="Таблица39.A1" office:value-type="string">
            <text:p text:style-name="P6">Бузулук</text:p>
          </table:table-cell>
          <table:table-cell table:style-name="Таблица39.A1" office:value-type="string">
            <text:p text:style-name="P6">Оренбургская область</text:p>
          </table:table-cell>
        </table:table-row>
        <table:table-row>
          <table:table-cell table:style-name="Таблица39.A1" office:value-type="string">
            <text:p text:style-name="P6">242</text:p>
          </table:table-cell>
          <table:table-cell table:style-name="Таблица39.A1" office:value-type="string">
            <text:p text:style-name="P6">Ливны</text:p>
          </table:table-cell>
          <table:table-cell table:style-name="Таблица39.A1" office:value-type="string">
            <text:p text:style-name="P6">Орловская область</text:p>
          </table:table-cell>
        </table:table-row>
        <table:table-row>
          <table:table-cell table:style-name="Таблица39.A1" office:value-type="string">
            <text:p text:style-name="P6">243</text:p>
          </table:table-cell>
          <table:table-cell table:style-name="Таблица39.A1" office:value-type="string">
            <text:p text:style-name="P6">Заречный</text:p>
          </table:table-cell>
          <table:table-cell table:style-name="Таблица39.A1" office:value-type="string">
            <text:p text:style-name="P6">Пензенская область</text:p>
          </table:table-cell>
        </table:table-row>
        <table:table-row>
          <table:table-cell table:style-name="Таблица39.A1" office:value-type="string">
            <text:p text:style-name="P6">244</text:p>
          </table:table-cell>
          <table:table-cell table:style-name="Таблица39.A1" office:value-type="string">
            <text:p text:style-name="P6">Краснокамск</text:p>
          </table:table-cell>
          <table:table-cell table:style-name="Таблица39.A1" office:value-type="string">
            <text:p text:style-name="P6">Пермский край</text:p>
          </table:table-cell>
        </table:table-row>
        <table:table-row>
          <table:table-cell table:style-name="Таблица39.A1" office:value-type="string">
            <text:p text:style-name="P6">245</text:p>
          </table:table-cell>
          <table:table-cell table:style-name="Таблица39.A1" office:value-type="string">
            <text:p text:style-name="P6">Кунгур</text:p>
          </table:table-cell>
          <table:table-cell table:style-name="Таблица39.A1" office:value-type="string">
            <text:p text:style-name="P6">Пермский край</text:p>
          </table:table-cell>
        </table:table-row>
        <table:table-row>
          <table:table-cell table:style-name="Таблица39.A1" office:value-type="string">
            <text:p text:style-name="P6">246</text:p>
          </table:table-cell>
          <table:table-cell table:style-name="Таблица39.A1" office:value-type="string">
            <text:p text:style-name="P6">Лысьва</text:p>
          </table:table-cell>
          <table:table-cell table:style-name="Таблица39.A1" office:value-type="string">
            <text:p text:style-name="P6">Пермский край</text:p>
          </table:table-cell>
        </table:table-row>
        <table:table-row>
          <table:table-cell table:style-name="Таблица39.A1" office:value-type="string">
            <text:p text:style-name="P6">247</text:p>
          </table:table-cell>
          <table:table-cell table:style-name="Таблица39.A1" office:value-type="string">
            <text:p text:style-name="P6">Арсеньев</text:p>
          </table:table-cell>
          <table:table-cell table:style-name="Таблица39.A1" office:value-type="string">
            <text:p text:style-name="P6">Приморский край</text:p>
          </table:table-cell>
        </table:table-row>
        <table:table-row>
          <table:table-cell table:style-name="Таблица39.A1" office:value-type="string">
            <text:p text:style-name="P6">248</text:p>
          </table:table-cell>
          <table:table-cell table:style-name="Таблица39.A1" office:value-type="string">
            <text:p text:style-name="P6">Горно-Алтайск</text:p>
          </table:table-cell>
          <table:table-cell table:style-name="Таблица39.A1" office:value-type="string">
            <text:p text:style-name="P6">Республика Алтай</text:p>
          </table:table-cell>
        </table:table-row>
        <table:table-row>
          <table:table-cell table:style-name="Таблица39.A1" office:value-type="string">
            <text:p text:style-name="P6">249</text:p>
          </table:table-cell>
          <table:table-cell table:style-name="Таблица39.A1" office:value-type="string">
            <text:p text:style-name="P6">Белебей</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0</text:p>
          </table:table-cell>
          <table:table-cell table:style-name="Таблица39.A1" office:value-type="string">
            <text:p text:style-name="P6">Белорецк</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text:soft-page-break/>1</text:p>
          </table:table-cell>
          <table:table-cell table:style-name="Таблица39.A1" office:value-type="string">
            <text:p text:style-name="P6">Ишимбай</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2</text:p>
          </table:table-cell>
          <table:table-cell table:style-name="Таблица39.A1" office:value-type="string">
            <text:p text:style-name="P6">Кумертау</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3</text:p>
          </table:table-cell>
          <table:table-cell table:style-name="Таблица39.A1" office:value-type="string">
            <text:p text:style-name="P6">Мелеуз</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4</text:p>
          </table:table-cell>
          <table:table-cell table:style-name="Таблица39.A1" office:value-type="string">
            <text:p text:style-name="P6">Сибай</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5</text:p>
          </table:table-cell>
          <table:table-cell table:style-name="Таблица39.A1" office:value-type="string">
            <text:p text:style-name="P6">Туймазы</text:p>
          </table:table-cell>
          <table:table-cell table:style-name="Таблица39.A1" office:value-type="string">
            <text:p text:style-name="P6">Республика Башкортостан</text:p>
          </table:table-cell>
        </table:table-row>
        <table:table-row>
          <table:table-cell table:style-name="Таблица39.A1" office:value-type="string">
            <text:p text:style-name="P6">256</text:p>
          </table:table-cell>
          <table:table-cell table:style-name="Таблица39.A1" office:value-type="string">
            <text:p text:style-name="P6">Буйнакск</text:p>
          </table:table-cell>
          <table:table-cell table:style-name="Таблица39.A1" office:value-type="string">
            <text:p text:style-name="P6">Республика Дагестан</text:p>
          </table:table-cell>
        </table:table-row>
        <table:table-row>
          <table:table-cell table:style-name="Таблица39.A1" office:value-type="string">
            <text:p text:style-name="P6">257</text:p>
          </table:table-cell>
          <table:table-cell table:style-name="Таблица39.A1" office:value-type="string">
            <text:p text:style-name="P6">Избербаш</text:p>
          </table:table-cell>
          <table:table-cell table:style-name="Таблица39.A1" office:value-type="string">
            <text:p text:style-name="P6">Республика Дагестан</text:p>
          </table:table-cell>
        </table:table-row>
        <table:table-row>
          <table:table-cell table:style-name="Таблица39.A1" office:value-type="string">
            <text:p text:style-name="P6">258</text:p>
          </table:table-cell>
          <table:table-cell table:style-name="Таблица39.A1" office:value-type="string">
            <text:p text:style-name="P6">Воркута</text:p>
          </table:table-cell>
          <table:table-cell table:style-name="Таблица39.A1" office:value-type="string">
            <text:p text:style-name="P6">Республика Коми</text:p>
          </table:table-cell>
        </table:table-row>
        <table:table-row>
          <table:table-cell table:style-name="Таблица39.A1" office:value-type="string">
            <text:p text:style-name="P6">259</text:p>
          </table:table-cell>
          <table:table-cell table:style-name="Таблица39.A1" office:value-type="string">
            <text:p text:style-name="P6">Волжск</text:p>
          </table:table-cell>
          <table:table-cell table:style-name="Таблица39.A1" office:value-type="string">
            <text:p text:style-name="P6">Республика Марий Эл</text:p>
          </table:table-cell>
        </table:table-row>
        <table:table-row>
          <table:table-cell table:style-name="Таблица39.A1" office:value-type="string">
            <text:p text:style-name="P6">260</text:p>
          </table:table-cell>
          <table:table-cell table:style-name="Таблица39.A1" office:value-type="string">
            <text:p text:style-name="P6">Нерюнгри</text:p>
          </table:table-cell>
          <table:table-cell table:style-name="Таблица39.A1" office:value-type="string">
            <text:p text:style-name="P6">Республика Саха (Якутия)</text:p>
          </table:table-cell>
        </table:table-row>
        <table:table-row>
          <table:table-cell table:style-name="Таблица39.A1" office:value-type="string">
            <text:p text:style-name="P6">261</text:p>
          </table:table-cell>
          <table:table-cell table:style-name="Таблица39.A1" office:value-type="string">
            <text:p text:style-name="P6">Елабуга</text:p>
          </table:table-cell>
          <table:table-cell table:style-name="Таблица39.A1" office:value-type="string">
            <text:p text:style-name="P6">Республика Татарстан</text:p>
          </table:table-cell>
        </table:table-row>
        <table:table-row>
          <table:table-cell table:style-name="Таблица39.A1" office:value-type="string">
            <text:p text:style-name="P6">262</text:p>
          </table:table-cell>
          <table:table-cell table:style-name="Таблица39.A1" office:value-type="string">
            <text:p text:style-name="P6">Лениногорск</text:p>
          </table:table-cell>
          <table:table-cell table:style-name="Таблица39.A1" office:value-type="string">
            <text:p text:style-name="P6">Республика Татарстан</text:p>
          </table:table-cell>
        </table:table-row>
        <table:table-row>
          <table:table-cell table:style-name="Таблица39.A1" office:value-type="string">
            <text:p text:style-name="P6">263</text:p>
          </table:table-cell>
          <table:table-cell table:style-name="Таблица39.A1" office:value-type="string">
            <text:p text:style-name="P6">Чистополь</text:p>
          </table:table-cell>
          <table:table-cell table:style-name="Таблица39.A1" office:value-type="string">
            <text:p text:style-name="P6">Республика Татарстан</text:p>
          </table:table-cell>
        </table:table-row>
        <table:table-row>
          <table:table-cell table:style-name="Таблица39.A1" office:value-type="string">
            <text:p text:style-name="P6">264</text:p>
          </table:table-cell>
          <table:table-cell table:style-name="Таблица39.A1" office:value-type="string">
            <text:p text:style-name="P6">Черногорск</text:p>
          </table:table-cell>
          <table:table-cell table:style-name="Таблица39.A1" office:value-type="string">
            <text:p text:style-name="P6">Республика Хакасия</text:p>
          </table:table-cell>
        </table:table-row>
        <table:table-row>
          <table:table-cell table:style-name="Таблица39.A1" office:value-type="string">
            <text:p text:style-name="P6">26<text:soft-page-break/>5</text:p>
          </table:table-cell>
          <table:table-cell table:style-name="Таблица39.A1" office:value-type="string">
            <text:p text:style-name="P6">Азов</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266</text:p>
          </table:table-cell>
          <table:table-cell table:style-name="Таблица39.A1" office:value-type="string">
            <text:p text:style-name="P6">Гуково</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267</text:p>
          </table:table-cell>
          <table:table-cell table:style-name="Таблица39.A1" office:value-type="string">
            <text:p text:style-name="P6">Донец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268</text:p>
          </table:table-cell>
          <table:table-cell table:style-name="Таблица39.A1" office:value-type="string">
            <text:p text:style-name="P6">Сальск</text:p>
          </table:table-cell>
          <table:table-cell table:style-name="Таблица39.A1" office:value-type="string">
            <text:p text:style-name="P6">Ростовская область</text:p>
          </table:table-cell>
        </table:table-row>
        <table:table-row>
          <table:table-cell table:style-name="Таблица39.A1" office:value-type="string">
            <text:p text:style-name="P6">269</text:p>
          </table:table-cell>
          <table:table-cell table:style-name="Таблица39.A1" office:value-type="string">
            <text:p text:style-name="P6">Жигулёвск</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270</text:p>
          </table:table-cell>
          <table:table-cell table:style-name="Таблица39.A1" office:value-type="string">
            <text:p text:style-name="P6">Чапаевск</text:p>
          </table:table-cell>
          <table:table-cell table:style-name="Таблица39.A1" office:value-type="string">
            <text:p text:style-name="P6">Самарская область</text:p>
          </table:table-cell>
        </table:table-row>
        <table:table-row>
          <table:table-cell table:style-name="Таблица39.A1" office:value-type="string">
            <text:p text:style-name="P6">271</text:p>
          </table:table-cell>
          <table:table-cell table:style-name="Таблица39.A1" office:value-type="string">
            <text:p text:style-name="P6">Балашов</text:p>
          </table:table-cell>
          <table:table-cell table:style-name="Таблица39.A1" office:value-type="string">
            <text:p text:style-name="P6">Саратовская область</text:p>
          </table:table-cell>
        </table:table-row>
        <table:table-row>
          <table:table-cell table:style-name="Таблица39.A1" office:value-type="string">
            <text:p text:style-name="P6">272</text:p>
          </table:table-cell>
          <table:table-cell table:style-name="Таблица39.A1" office:value-type="string">
            <text:p text:style-name="P6">Вольск</text:p>
          </table:table-cell>
          <table:table-cell table:style-name="Таблица39.A1" office:value-type="string">
            <text:p text:style-name="P6">Саратовская область</text:p>
          </table:table-cell>
        </table:table-row>
        <table:table-row>
          <table:table-cell table:style-name="Таблица39.A1" office:value-type="string">
            <text:p text:style-name="P6">273</text:p>
          </table:table-cell>
          <table:table-cell table:style-name="Таблица39.A1" office:value-type="string">
            <text:p text:style-name="P6">Асбест</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4</text:p>
          </table:table-cell>
          <table:table-cell table:style-name="Таблица39.A1" office:value-type="string">
            <text:p text:style-name="P6">Берёзовский</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5</text:p>
          </table:table-cell>
          <table:table-cell table:style-name="Таблица39.A1" office:value-type="string">
            <text:p text:style-name="P6">Верхняя Пышма</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6</text:p>
          </table:table-cell>
          <table:table-cell table:style-name="Таблица39.A1" office:value-type="string">
            <text:p text:style-name="P6">Краснотурьинск</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7</text:p>
          </table:table-cell>
          <table:table-cell table:style-name="Таблица39.A1" office:value-type="string">
            <text:p text:style-name="P6">Лесной</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8</text:p>
          </table:table-cell>
          <table:table-cell table:style-name="Таблица39.A1" office:value-type="string">
            <text:p text:style-name="P6">Полевской</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7<text:soft-page-break/>9</text:p>
          </table:table-cell>
          <table:table-cell table:style-name="Таблица39.A1" office:value-type="string">
            <text:p text:style-name="P6">Ревда</text:p>
          </table:table-cell>
          <table:table-cell table:style-name="Таблица39.A1" office:value-type="string">
            <text:p text:style-name="P6">Свердловская область</text:p>
          </table:table-cell>
        </table:table-row>
        <table:table-row>
          <table:table-cell table:style-name="Таблица39.A1" office:value-type="string">
            <text:p text:style-name="P6">280</text:p>
          </table:table-cell>
          <table:table-cell table:style-name="Таблица39.A1" office:value-type="string">
            <text:p text:style-name="P6">Вязьма</text:p>
          </table:table-cell>
          <table:table-cell table:style-name="Таблица39.A1" office:value-type="string">
            <text:p text:style-name="P6">Смоленская область</text:p>
          </table:table-cell>
        </table:table-row>
        <table:table-row>
          <table:table-cell table:style-name="Таблица39.A1" office:value-type="string">
            <text:p text:style-name="P6">281</text:p>
          </table:table-cell>
          <table:table-cell table:style-name="Таблица39.A1" office:value-type="string">
            <text:p text:style-name="P6">Рославль</text:p>
          </table:table-cell>
          <table:table-cell table:style-name="Таблица39.A1" office:value-type="string">
            <text:p text:style-name="P6">Смоленская область</text:p>
          </table:table-cell>
        </table:table-row>
        <table:table-row>
          <table:table-cell table:style-name="Таблица39.A1" office:value-type="string">
            <text:p text:style-name="P6">282</text:p>
          </table:table-cell>
          <table:table-cell table:style-name="Таблица39.A1" office:value-type="string">
            <text:p text:style-name="P6">Будённов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283</text:p>
          </table:table-cell>
          <table:table-cell table:style-name="Таблица39.A1" office:value-type="string">
            <text:p text:style-name="P6">Георгиев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284</text:p>
          </table:table-cell>
          <table:table-cell table:style-name="Таблица39.A1" office:value-type="string">
            <text:p text:style-name="P6">Минеральные Воды</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285</text:p>
          </table:table-cell>
          <table:table-cell table:style-name="Таблица39.A1" office:value-type="string">
            <text:p text:style-name="P6">Михайловск</text:p>
          </table:table-cell>
          <table:table-cell table:style-name="Таблица39.A1" office:value-type="string">
            <text:p text:style-name="P6">Ставропольский край</text:p>
          </table:table-cell>
        </table:table-row>
        <table:table-row>
          <table:table-cell table:style-name="Таблица39.A1" office:value-type="string">
            <text:p text:style-name="P6">286</text:p>
          </table:table-cell>
          <table:table-cell table:style-name="Таблица39.A1" office:value-type="string">
            <text:p text:style-name="P6">Вышний Волочёк</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87</text:p>
          </table:table-cell>
          <table:table-cell table:style-name="Таблица39.A1" office:value-type="string">
            <text:p text:style-name="P6">Кимры</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88</text:p>
          </table:table-cell>
          <table:table-cell table:style-name="Таблица39.A1" office:value-type="string">
            <text:p text:style-name="P6">Ржев</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89</text:p>
          </table:table-cell>
          <table:table-cell table:style-name="Таблица39.A1" office:value-type="string">
            <text:p text:style-name="P6">Алексин</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90</text:p>
          </table:table-cell>
          <table:table-cell table:style-name="Таблица39.A1" office:value-type="string">
            <text:p text:style-name="P6">Донской</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91</text:p>
          </table:table-cell>
          <table:table-cell table:style-name="Таблица39.A1" office:value-type="string">
            <text:p text:style-name="P6">Узловая</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92</text:p>
          </table:table-cell>
          <table:table-cell table:style-name="Таблица39.A1" office:value-type="string">
            <text:p text:style-name="P6">Щёкино</text:p>
          </table:table-cell>
          <table:table-cell table:style-name="Таблица39.A1" office:value-type="string">
            <text:p text:style-name="P6">Тверская область</text:p>
          </table:table-cell>
        </table:table-row>
        <table:table-row>
          <table:table-cell table:style-name="Таблица39.A1" office:value-type="string">
            <text:p text:style-name="P6">29<text:soft-page-break/>3</text:p>
          </table:table-cell>
          <table:table-cell table:style-name="Таблица39.A1" office:value-type="string">
            <text:p text:style-name="P6">Ишим</text:p>
          </table:table-cell>
          <table:table-cell table:style-name="Таблица39.A1" office:value-type="string">
            <text:p text:style-name="P6">Тюменская область</text:p>
          </table:table-cell>
        </table:table-row>
        <table:table-row>
          <table:table-cell table:style-name="Таблица39.A1" office:value-type="string">
            <text:p text:style-name="P6">294</text:p>
          </table:table-cell>
          <table:table-cell table:style-name="Таблица39.A1" office:value-type="string">
            <text:p text:style-name="P6">Саяногорск</text:p>
          </table:table-cell>
          <table:table-cell table:style-name="Таблица39.A1" office:value-type="string">
            <text:p text:style-name="P6">Хакасия</text:p>
          </table:table-cell>
        </table:table-row>
        <table:table-row>
          <table:table-cell table:style-name="Таблица39.A1" office:value-type="string">
            <text:p text:style-name="P6">295</text:p>
          </table:table-cell>
          <table:table-cell table:style-name="Таблица39.A1" office:value-type="string">
            <text:p text:style-name="P6">Когалым</text:p>
          </table:table-cell>
          <table:table-cell table:style-name="Таблица39.A1" office:value-type="string">
            <text:p text:style-name="P6">Ханты-Мансийский автономный округ</text:p>
          </table:table-cell>
        </table:table-row>
        <table:table-row>
          <table:table-cell table:style-name="Таблица39.A1" office:value-type="string">
            <text:p text:style-name="P6">296</text:p>
          </table:table-cell>
          <table:table-cell table:style-name="Таблица39.A1" office:value-type="string">
            <text:p text:style-name="P6">Нягань</text:p>
          </table:table-cell>
          <table:table-cell table:style-name="Таблица39.A1" office:value-type="string">
            <text:p text:style-name="P6">Ханты-Мансийский автономный округ</text:p>
          </table:table-cell>
        </table:table-row>
        <table:table-row>
          <table:table-cell table:style-name="Таблица39.A1" office:value-type="string">
            <text:p text:style-name="P6">297</text:p>
          </table:table-cell>
          <table:table-cell table:style-name="Таблица39.A1" office:value-type="string">
            <text:p text:style-name="P6">Ханты-Мансийск</text:p>
          </table:table-cell>
          <table:table-cell table:style-name="Таблица39.A1" office:value-type="string">
            <text:p text:style-name="P6">Ханты-Мансийский автономный округ</text:p>
          </table:table-cell>
        </table:table-row>
        <table:table-row>
          <table:table-cell table:style-name="Таблица39.A1" office:value-type="string">
            <text:p text:style-name="P6">298</text:p>
          </table:table-cell>
          <table:table-cell table:style-name="Таблица39.A1" office:value-type="string">
            <text:p text:style-name="P6">Озерск</text:p>
          </table:table-cell>
          <table:table-cell table:style-name="Таблица39.A1" office:value-type="string">
            <text:p text:style-name="P5">Челябинская область</text:p>
          </table:table-cell>
        </table:table-row>
      </table:table>
      <table:table table:name="Таблица40" table:style-name="Таблица40">
        <table:table-column table:style-name="Таблица40.A"/>
        <table:table-column table:style-name="Таблица40.B"/>
        <table:table-row>
          <table:table-cell table:style-name="Таблица40.A1" office:value-type="string">
            <text:p text:style-name="P3"/>
          </table:table-cell>
          <table:table-cell table:style-name="Таблица40.A1" office:value-type="string">
            <text:p text:style-name="P7"><text:span text:style-name="Strong_20_Emphasis"><text:span text:style-name="T3">Приложение № 8</text:span></text:span></text:p>
          </table:table-cell>
        </table:table-row>
        <table:table-row>
          <table:table-cell table:style-name="Таблица40.A1" office:value-type="string">
            <text:p text:style-name="P3"/>
          </table:table-cell>
          <table:table-cell table:style-name="Таблица40.A1" office:value-type="string">
            <text:p text:style-name="P7"><text:span text:style-name="Strong_20_Emphasis"><text:span text:style-name="T3">к Оферте об оказании услуг в ПВЗ</text:span></text:span></text:p>
          </table:table-cell>
        </table:table-row>
        <table:table-row>
          <table:table-cell table:style-name="Таблица40.A1" office:value-type="string">
            <text:p text:style-name="P3"/>
          </table:table-cell>
          <table:table-cell table:style-name="Таблица40.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table:table table:name="Таблица41" table:style-name="Таблица41">
        <table:table-column table:style-name="Таблица41.A"/>
        <table:table-column table:style-name="Таблица41.B"/>
        <text:soft-page-break/>
        <table:table-row>
          <table:table-cell table:style-name="Таблица41.A1" office:value-type="string">
            <text:p text:style-name="P3"/>
          </table:table-cell>
          <table:table-cell table:style-name="Таблица41.A1" office:value-type="string">
            <text:p text:style-name="P7"><text:span text:style-name="Strong_20_Emphasis"><text:span text:style-name="T3">Приложение № 3</text:span></text:span></text:p>
          </table:table-cell>
        </table:table-row>
        <table:table-row>
          <table:table-cell table:style-name="Таблица41.A1" office:value-type="string">
            <text:p text:style-name="P3"/>
          </table:table-cell>
          <table:table-cell table:style-name="Таблица41.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text:span><text:soft-page-break/><text:span text:style-name="T4">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text:soft-page-break/>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text:span><text:soft-page-break/><text:span text:style-name="T4">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text:soft-page-break/>(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text:soft-page-break/>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text:soft-page-break/>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text:span><text:soft-page-break/><text:span text:style-name="T4">быть освобожден от обязанности оборудовать входную дверь в ПВЗ вышеуказанным замком и контроллером.</text:span></text:p>
      <text:p text:style-name="P11"><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text:soft-page-break/>— <text:span text:style-name="T2">размер матрицы: не менее 1/2.8 дюйма;</text:span></text:p>
      <text:p text:style-name="P25">—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42" table:style-name="Таблица42">
        <table:table-column table:style-name="Таблица42.A"/>
        <table:table-column table:style-name="Таблица42.B"/>
        <table:table-row>
          <table:table-cell table:style-name="Таблица42.A1" office:value-type="string">
            <text:p text:style-name="P3"/>
          </table:table-cell>
          <table:table-cell table:style-name="Таблица42.A1" office:value-type="string">
            <text:p text:style-name="P7"><text:span text:style-name="Strong_20_Emphasis"><text:span text:style-name="T3">Приложение № 4</text:span></text:span></text:p>
          </table:table-cell>
        </table:table-row>
        <table:table-row>
          <table:table-cell table:style-name="Таблица42.A1" office:value-type="string">
            <text:p text:style-name="P3"/>
          </table:table-cell>
          <table:table-cell table:style-name="Таблица42.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43" table:style-name="Таблица43">
        <table:table-column table:style-name="Таблица43.A"/>
        <table:table-column table:style-name="Таблица43.B"/>
        <table:table-column table:style-name="Таблица43.C"/>
        <table:table-column table:style-name="Таблица43.D"/>
        <table:table-header-rows>
          <table:table-row>
            <table:table-cell table:style-name="Таблица43.A1" office:value-type="string">
              <text:p text:style-name="P8">№ <text:span text:style-name="T6">строки</text:span></text:p>
            </table:table-cell>
            <table:table-cell table:style-name="Таблица43.A1" office:value-type="string">
              <text:p text:style-name="P8">№ <text:span text:style-name="T6">раздела или пп. Договора</text:span></text:p>
            </table:table-cell>
            <table:table-cell table:style-name="Таблица43.A1" office:value-type="string">
              <text:p text:style-name="P4">Договор</text:p>
            </table:table-cell>
            <table:table-cell table:style-name="Таблица43.A1" office:value-type="string">
              <text:p text:style-name="P4">ОТВЕТСТВЕННОСТЬ / РАЗМЕР ШТРАФОВ</text:p>
            </table:table-cell>
          </table:table-row>
        </table:table-header-rows>
        <table:table-row>
          <table:table-cell table:style-name="Таблица43.A1" office:value-type="string">
            <text:p text:style-name="P6">1.</text:p>
          </table:table-cell>
          <table:table-cell table:style-name="Таблица43.A1" office:value-type="string">
            <text:p text:style-name="P6">5.1.</text:p>
          </table:table-cell>
          <table:table-cell table:style-name="Таблица43.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43.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43.A1" office:value-type="string">
            <text:p text:style-name="P6">2.</text:p>
          </table:table-cell>
          <table:table-cell table:style-name="Таблица43.A1" office:value-type="string">
            <text:p text:style-name="P6">5.2.</text:p>
          </table:table-cell>
          <table:table-cell table:style-name="Таблица43.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43.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43.A1" office:value-type="string">
            <text:p text:style-name="P6">3.</text:p>
          </table:table-cell>
          <table:table-cell table:style-name="Таблица43.A1" office:value-type="string">
            <text:p text:style-name="P6">5.7.</text:p>
          </table:table-cell>
          <table:table-cell table:style-name="Таблица43.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4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43.A1" office:value-type="string">
            <text:p text:style-name="P6">4.</text:p>
          </table:table-cell>
          <table:table-cell table:style-name="Таблица43.A1" office:value-type="string">
            <text:p text:style-name="P6">5.8.</text:p>
          </table:table-cell>
          <table:table-cell table:style-name="Таблица43.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43.A1" office:value-type="string">
            <text:p text:style-name="P6">2 500 000 (два миллиона пятьсот тысяч) российских рублей.</text:p>
          </table:table-cell>
        </table:table-row>
        <table:table-row>
          <table:table-cell table:style-name="Таблица43.A1" office:value-type="string">
            <text:p text:style-name="P6">5.</text:p>
          </table:table-cell>
          <table:table-cell table:style-name="Таблица43.A1" office:value-type="string">
            <text:p text:style-name="P6">5.9.</text:p>
          </table:table-cell>
          <table:table-cell table:style-name="Таблица43.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43.A1" office:value-type="string">
            <text:p text:style-name="P6">10 000 (десять тысяч) <text:soft-page-break/>российских рублей;</text:p>
          </table:table-cell>
        </table:table-row>
        <table:table-row>
          <table:table-cell table:style-name="Таблица43.A1" office:value-type="string">
            <text:p text:style-name="P6">6.</text:p>
          </table:table-cell>
          <table:table-cell table:style-name="Таблица43.A1" office:value-type="string">
            <text:p text:style-name="P6">5.10.</text:p>
          </table:table-cell>
          <table:table-cell table:style-name="Таблица43.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43.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43.A1" office:value-type="string">
            <text:p text:style-name="P6">7.</text:p>
          </table:table-cell>
          <table:table-cell table:style-name="Таблица43.A1" office:value-type="string">
            <text:p text:style-name="P6">5.11</text:p>
          </table:table-cell>
          <table:table-cell table:style-name="Таблица43.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43.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43.A1" office:value-type="string">
            <text:p text:style-name="P6">8.</text:p>
          </table:table-cell>
          <table:table-cell table:style-name="Таблица43.A1" office:value-type="string">
            <text:p text:style-name="P6">5.12.</text:p>
          </table:table-cell>
          <table:table-cell table:style-name="Таблица43.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4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43.A1" office:value-type="string">
            <text:p text:style-name="P6">9.</text:p>
          </table:table-cell>
          <table:table-cell table:style-name="Таблица43.A1" office:value-type="string">
            <text:p text:style-name="P6">5.13.</text:p>
          </table:table-cell>
          <table:table-cell table:style-name="Таблица43.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43.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43.A1" office:value-type="string">
            <text:p text:style-name="P6">10.</text:p>
          </table:table-cell>
          <table:table-cell table:style-name="Таблица43.A1" office:value-type="string">
            <text:p text:style-name="P6">5.14.</text:p>
          </table:table-cell>
          <table:table-cell table:style-name="Таблица43.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4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43.A1" office:value-type="string">
            <text:p text:style-name="P6">11.</text:p>
          </table:table-cell>
          <table:table-cell table:style-name="Таблица43.A1" office:value-type="string">
            <text:p text:style-name="P6">5.15.</text:p>
          </table:table-cell>
          <table:table-cell table:style-name="Таблица43.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43.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43.A1" office:value-type="string">
            <text:p text:style-name="P6">12.</text:p>
          </table:table-cell>
          <table:table-cell table:style-name="Таблица43.A1" office:value-type="string">
            <text:p text:style-name="P6">5.17.</text:p>
          </table:table-cell>
          <table:table-cell table:style-name="Таблица43.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43.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43.A1" office:value-type="string">
            <text:p text:style-name="P6">13.</text:p>
          </table:table-cell>
          <table:table-cell table:style-name="Таблица43.A1" office:value-type="string">
            <text:p text:style-name="P6">5.18.</text:p>
          </table:table-cell>
          <table:table-cell table:style-name="Таблица43.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43.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43.A1" office:value-type="string">
            <text:p text:style-name="P6">14.</text:p>
          </table:table-cell>
          <table:table-cell table:style-name="Таблица43.A1" office:value-type="string">
            <text:p text:style-name="P6">5.19.</text:p>
          </table:table-cell>
          <table:table-cell table:style-name="Таблица43.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43.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43.A1" office:value-type="string">
            <text:p text:style-name="P6">15.</text:p>
          </table:table-cell>
          <table:table-cell table:style-name="Таблица43.A1" office:value-type="string">
            <text:p text:style-name="P6">5.20.</text:p>
          </table:table-cell>
          <table:table-cell table:style-name="Таблица43.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43.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43.A1" office:value-type="string">
            <text:p text:style-name="P6">16.</text:p>
          </table:table-cell>
          <table:table-cell table:style-name="Таблица43.A1" office:value-type="string">
            <text:p text:style-name="P6">5.21.</text:p>
          </table:table-cell>
          <table:table-cell table:style-name="Таблица43.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43.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43.A1" office:value-type="string">
            <text:p text:style-name="P6">17.</text:p>
          </table:table-cell>
          <table:table-cell table:style-name="Таблица43.A1" office:value-type="string">
            <text:p text:style-name="P6">5.22.</text:p>
          </table:table-cell>
          <table:table-cell table:style-name="Таблица43.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43.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43.A1" office:value-type="string">
            <text:p text:style-name="P6">18.</text:p>
          </table:table-cell>
          <table:table-cell table:style-name="Таблица43.A1" office:value-type="string">
            <text:p text:style-name="P6">5.23.</text:p>
          </table:table-cell>
          <table:table-cell table:style-name="Таблица43.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43.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43.A1" office:value-type="string">
            <text:p text:style-name="P6">19.</text:p>
          </table:table-cell>
          <table:table-cell table:style-name="Таблица43.A1" office:value-type="string">
            <text:p text:style-name="P6">9.1.1, 9.1.2, 9.1.3, 9.1.4, 9.1.6, 9.1.8, 9.3, 9.4</text:p>
          </table:table-cell>
          <table:table-cell table:style-name="Таблица43.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43.A1" office:value-type="string">
            <text:p text:style-name="P6">За каждое выявленное нарушение – 10 000 (десять тысяч) российских рублей.</text:p>
          </table:table-cell>
        </table:table-row>
        <table:table-row>
          <table:table-cell table:style-name="Таблица43.A1" office:value-type="string">
            <text:p text:style-name="P6">20.</text:p>
          </table:table-cell>
          <table:table-cell table:style-name="Таблица43.A1" office:value-type="string">
            <text:p text:style-name="P6">9.1.5, 9.1.7, 9.1.9, 9.1.10, 9.2.</text:p>
          </table:table-cell>
          <table:table-cell table:style-name="Таблица43.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4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43.A1" office:value-type="string">
            <text:p text:style-name="P6">21.</text:p>
          </table:table-cell>
          <table:table-cell table:style-name="Таблица43.A1" office:value-type="string">
            <text:p text:style-name="P6">Раздел 10</text:p>
          </table:table-cell>
          <table:table-cell table:style-name="Таблица43.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43.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44" table:style-name="Таблица44">
        <table:table-column table:style-name="Таблица44.A"/>
        <table:table-column table:style-name="Таблица44.B"/>
        <table:table-column table:style-name="Таблица44.C"/>
        <table:table-column table:style-name="Таблица44.D"/>
        <table:table-header-rows>
          <table:table-row>
            <table:table-cell table:style-name="Таблица44.A1" office:value-type="string">
              <text:p text:style-name="P8">№ <text:span text:style-name="T6">строки</text:span></text:p>
            </table:table-cell>
            <table:table-cell table:style-name="Таблица44.A1" office:value-type="string">
              <text:p text:style-name="P8">№ <text:span text:style-name="T6">раздела или пп. Договора</text:span></text:p>
            </table:table-cell>
            <table:table-cell table:style-name="Таблица44.A1" office:value-type="string">
              <text:p text:style-name="P4">Приложение №2 (Правила оказания услуг)</text:p>
            </table:table-cell>
            <table:table-cell table:style-name="Таблица44.A1" office:value-type="string">
              <text:p text:style-name="P4">ОТВЕТСТВЕННОСТЬ / РАЗМЕР ШТРАФОВ</text:p>
            </table:table-cell>
          </table:table-row>
        </table:table-header-rows>
        <table:table-row>
          <table:table-cell table:style-name="Таблица44.A1" office:value-type="string">
            <text:p text:style-name="P6">22.</text:p>
          </table:table-cell>
          <table:table-cell table:style-name="Таблица44.A1" office:value-type="string">
            <text:p text:style-name="P6">2.2, 2.2.1.</text:p>
          </table:table-cell>
          <table:table-cell table:style-name="Таблица44.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4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44.A1" office:value-type="string">
            <text:p text:style-name="P6">23.</text:p>
          </table:table-cell>
          <table:table-cell table:style-name="Таблица44.A1" office:value-type="string">
            <text:p text:style-name="P6">2.4, 2.4.1, 2.4.2.</text:p>
          </table:table-cell>
          <table:table-cell table:style-name="Таблица44.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44.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44.A1" office:value-type="string">
            <text:p text:style-name="P6">24.</text:p>
          </table:table-cell>
          <table:table-cell table:style-name="Таблица44.A1" office:value-type="string">
            <text:p text:style-name="P6">3.1.</text:p>
          </table:table-cell>
          <table:table-cell table:style-name="Таблица44.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44.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44.A1" office:value-type="string">
            <text:p text:style-name="P6">25.</text:p>
          </table:table-cell>
          <table:table-cell table:style-name="Таблица44.A1" office:value-type="string">
            <text:p text:style-name="P6">3.4.</text:p>
          </table:table-cell>
          <table:table-cell table:style-name="Таблица44.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44.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44.A1" office:value-type="string">
            <text:p text:style-name="P6">26.</text:p>
          </table:table-cell>
          <table:table-cell table:style-name="Таблица44.A1" office:value-type="string">
            <text:p text:style-name="P6">4.2.</text:p>
          </table:table-cell>
          <table:table-cell table:style-name="Таблица44.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4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44.A1" office:value-type="string">
            <text:p text:style-name="P6">27.</text:p>
          </table:table-cell>
          <table:table-cell table:style-name="Таблица44.A1" office:value-type="string">
            <text:p text:style-name="P6">4.3.</text:p>
          </table:table-cell>
          <table:table-cell table:style-name="Таблица44.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44.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44.A1" office:value-type="string">
            <text:p text:style-name="P6">28.</text:p>
          </table:table-cell>
          <table:table-cell table:style-name="Таблица44.A1" office:value-type="string">
            <text:p text:style-name="P6">4.4.</text:p>
          </table:table-cell>
          <table:table-cell table:style-name="Таблица44.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44.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44.A1" office:value-type="string">
            <text:p text:style-name="P6">29.</text:p>
          </table:table-cell>
          <table:table-cell table:style-name="Таблица44.A1" office:value-type="string">
            <text:p text:style-name="P6">4.6.</text:p>
          </table:table-cell>
          <table:table-cell table:style-name="Таблица44.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44.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44.A1" office:value-type="string">
            <text:p text:style-name="P6">30.</text:p>
          </table:table-cell>
          <table:table-cell table:style-name="Таблица44.A1" office:value-type="string">
            <text:p text:style-name="P6">6.2.</text:p>
          </table:table-cell>
          <table:table-cell table:style-name="Таблица44.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44.A1" office:value-type="string">
            <text:p text:style-name="P6">За каждое выявленное нарушение – 50 000 (пятьдесят тысяч) российских рублей.</text:p>
          </table:table-cell>
        </table:table-row>
        <table:table-row>
          <table:table-cell table:style-name="Таблица44.A1" office:value-type="string">
            <text:p text:style-name="P6">31.</text:p>
          </table:table-cell>
          <table:table-cell table:style-name="Таблица44.A1" office:value-type="string">
            <text:p text:style-name="P6">6.4.<text:line-break/>6.4.1.</text:p>
          </table:table-cell>
          <table:table-cell table:style-name="Таблица44.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44.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44.A1" office:value-type="string">
            <text:p text:style-name="P6">32.</text:p>
          </table:table-cell>
          <table:table-cell table:style-name="Таблица44.A1" office:value-type="string">
            <text:p text:style-name="P6">6.6.</text:p>
          </table:table-cell>
          <table:table-cell table:style-name="Таблица44.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4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44.A1" office:value-type="string">
            <text:p text:style-name="P6">33.</text:p>
          </table:table-cell>
          <table:table-cell table:style-name="Таблица44.A1" office:value-type="string">
            <text:p text:style-name="P3"/>
          </table:table-cell>
          <table:table-cell table:style-name="Таблица44.A1" office:value-type="string">
            <text:p text:style-name="P6">За иные нарушения Правил оказания услуг, не поименованные в Приложении № 2.</text:p>
          </table:table-cell>
          <table:table-cell table:style-name="Таблица44.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45" table:style-name="Таблица45">
        <table:table-column table:style-name="Таблица45.A"/>
        <table:table-column table:style-name="Таблица45.B"/>
        <table:table-column table:style-name="Таблица45.C"/>
        <table:table-column table:style-name="Таблица45.D"/>
        <table:table-header-rows>
          <table:table-row>
            <table:table-cell table:style-name="Таблица45.A1" office:value-type="string">
              <text:p text:style-name="P8">№ <text:span text:style-name="T6">строки</text:span></text:p>
            </table:table-cell>
            <table:table-cell table:style-name="Таблица45.A1" office:value-type="string">
              <text:p text:style-name="P8">№ <text:span text:style-name="T6">раздела или пп. Договора</text:span></text:p>
            </table:table-cell>
            <table:table-cell table:style-name="Таблица45.A1" office:value-type="string">
              <text:p text:style-name="P4">Приложение №3 (Регламент состояния ПВЗ)</text:p>
            </table:table-cell>
            <table:table-cell table:style-name="Таблица45.A1" office:value-type="string">
              <text:p text:style-name="P4">ОТВЕТСТВЕННОСТЬ / РАЗМЕР ШТРАФОВ</text:p>
            </table:table-cell>
          </table:table-row>
        </table:table-header-rows>
        <table:table-row>
          <table:table-cell table:style-name="Таблица45.A1" office:value-type="string">
            <text:p text:style-name="P6">34.</text:p>
          </table:table-cell>
          <table:table-cell table:style-name="Таблица45.A1" office:value-type="string">
            <text:p text:style-name="P6">3.7.</text:p>
          </table:table-cell>
          <table:table-cell table:style-name="Таблица45.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45.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45.A1" office:value-type="string">
            <text:p text:style-name="P6">35.</text:p>
          </table:table-cell>
          <table:table-cell table:style-name="Таблица45.A1" office:value-type="string">
            <text:p text:style-name="P6">3.15.1.</text:p>
          </table:table-cell>
          <table:table-cell table:style-name="Таблица45.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45.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46" table:style-name="Таблица46">
        <table:table-column table:style-name="Таблица46.A"/>
        <table:table-column table:style-name="Таблица46.B"/>
        <table:table-row>
          <table:table-cell table:style-name="Таблица46.A1" office:value-type="string">
            <text:p text:style-name="P3"/>
          </table:table-cell>
          <table:table-cell table:style-name="Таблица46.A1" office:value-type="string">
            <text:p text:style-name="P7"><text:span text:style-name="Strong_20_Emphasis"><text:span text:style-name="T3">Приложение № 5</text:span></text:span></text:p>
          </table:table-cell>
        </table:table-row>
        <table:table-row>
          <table:table-cell table:style-name="Таблица46.A1" office:value-type="string">
            <text:p text:style-name="P3"/>
          </table:table-cell>
          <table:table-cell table:style-name="Таблица46.A1" office:value-type="string">
            <text:p text:style-name="P7"><text:span text:style-name="Strong_20_Emphasis"><text:span text:style-name="T3">к Оферте об оказании услуг в ПВЗ</text:span></text:span></text:p>
          </table:table-cell>
        </table:table-row>
        <table:table-row>
          <table:table-cell table:style-name="Таблица46.A1" office:value-type="string">
            <text:p text:style-name="P3"/>
          </table:table-cell>
          <table:table-cell table:style-name="Таблица46.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47" table:style-name="Таблица47">
        <table:table-column table:style-name="Таблица47.A"/>
        <table:table-column table:style-name="Таблица47.B"/>
        <table:table-column table:style-name="Таблица47.C"/>
        <table:table-header-rows>
          <table:table-row>
            <table:table-cell table:style-name="Таблица47.A1" office:value-type="string">
              <text:p text:style-name="P8">№</text:p>
            </table:table-cell>
            <table:table-cell table:style-name="Таблица47.A1" office:value-type="string">
              <text:p text:style-name="P4">Вид/тип Отправления</text:p>
            </table:table-cell>
            <table:table-cell table:style-name="Таблица47.A1" office:value-type="string">
              <text:p text:style-name="P4">Стоимость услуги за 1 ед. Отправления (руб.)</text:p>
            </table:table-cell>
          </table:table-row>
        </table:table-header-rows>
        <table:table-row>
          <table:table-cell table:style-name="Таблица47.A1" office:value-type="string">
            <text:p text:style-name="P6">1.</text:p>
          </table:table-cell>
          <table:table-cell table:style-name="Таблица47.A1" office:value-type="string">
            <text:p text:style-name="P6">Сейф-пакет размера S</text:p>
          </table:table-cell>
          <table:table-cell table:style-name="Таблица47.A1" office:value-type="string">
            <text:p text:style-name="P6">25 (двадцать пять) российских рублей за 1 единицу</text:p>
          </table:table-cell>
        </table:table-row>
        <table:table-row>
          <table:table-cell table:style-name="Таблица47.A1" office:value-type="string">
            <text:p text:style-name="P6">2.</text:p>
          </table:table-cell>
          <table:table-cell table:style-name="Таблица47.A1" office:value-type="string">
            <text:p text:style-name="P6">Сейф-пакет размера M</text:p>
          </table:table-cell>
          <table:table-cell table:style-name="Таблица47.A1" office:value-type="string">
            <text:p text:style-name="P6">30 (тридцать) российских рублей за 1 единицу</text:p>
          </table:table-cell>
        </table:table-row>
        <table:table-row>
          <table:table-cell table:style-name="Таблица47.A1" office:value-type="string">
            <text:p text:style-name="P6">3.</text:p>
          </table:table-cell>
          <table:table-cell table:style-name="Таблица47.A1" office:value-type="string">
            <text:p text:style-name="P6">Сейф-пакет размера L</text:p>
          </table:table-cell>
          <table:table-cell table:style-name="Таблица47.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48" table:style-name="Таблица48">
        <table:table-column table:style-name="Таблица48.A"/>
        <table:table-column table:style-name="Таблица48.B"/>
        <table:table-column table:style-name="Таблица48.C"/>
        <table:table-header-rows>
          <table:table-row>
            <table:table-cell table:style-name="Таблица48.A1" office:value-type="string">
              <text:p text:style-name="P8">№ <text:span text:style-name="T6">раздела<text:line-break/>или пп. Приложения № 5</text:span></text:p>
            </table:table-cell>
            <table:table-cell table:style-name="Таблица48.A1" office:value-type="string">
              <text:p text:style-name="P4">Приложение № 5</text:p>
            </table:table-cell>
            <table:table-cell table:style-name="Таблица48.A1" office:value-type="string">
              <text:p text:style-name="P4">ОТВЕТСТВЕННОСТЬ / РАЗМЕР ШТРАФОВ</text:p>
            </table:table-cell>
          </table:table-row>
        </table:table-header-rows>
        <table:table-row>
          <table:table-cell table:style-name="Таблица48.A1" office:value-type="string">
            <text:p text:style-name="P6">2.5.</text:p>
          </table:table-cell>
          <table:table-cell table:style-name="Таблица48.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48.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48.A1" office:value-type="string">
            <text:p text:style-name="P6">2.8.</text:p>
          </table:table-cell>
          <table:table-cell table:style-name="Таблица48.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48.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48.A1" office:value-type="string">
            <text:p text:style-name="P6">3.4.</text:p>
          </table:table-cell>
          <table:table-cell table:style-name="Таблица48.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48.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49" table:style-name="Таблица49">
        <table:table-column table:style-name="Таблица49.A"/>
        <table:table-column table:style-name="Таблица49.B"/>
        <table:table-row>
          <table:table-cell table:style-name="Таблица49.A1" office:value-type="string">
            <text:p text:style-name="P3"/>
          </table:table-cell>
          <table:table-cell table:style-name="Таблица49.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50" table:style-name="Таблица50">
        <table:table-column table:style-name="Таблица50.A"/>
        <table:table-column table:style-name="Таблица50.B"/>
        <table:table-row>
          <table:table-cell table:style-name="Таблица50.A1" office:value-type="string">
            <text:p text:style-name="P3"/>
          </table:table-cell>
          <table:table-cell table:style-name="Таблица50.A1" office:value-type="string">
            <text:p text:style-name="P7"><text:span text:style-name="Strong_20_Emphasis"><text:span text:style-name="T3">Приложение № 6</text:span></text:span></text:p>
          </table:table-cell>
        </table:table-row>
        <table:table-row>
          <table:table-cell table:style-name="Таблица50.A1" office:value-type="string">
            <text:p text:style-name="P3"/>
          </table:table-cell>
          <table:table-cell table:style-name="Таблица50.A1" office:value-type="string">
            <text:p text:style-name="P7"><text:span text:style-name="Strong_20_Emphasis"><text:span text:style-name="T3">к Оферте об оказании услуг в ПВЗ</text:span></text:span></text:p>
          </table:table-cell>
        </table:table-row>
        <table:table-row>
          <table:table-cell table:style-name="Таблица50.A1" office:value-type="string">
            <text:p text:style-name="P3"/>
          </table:table-cell>
          <table:table-cell table:style-name="Таблица50.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51" table:style-name="Таблица51">
        <table:table-column table:style-name="Таблица51.A"/>
        <table:table-column table:style-name="Таблица51.B"/>
        <table:table-row>
          <table:table-cell table:style-name="Таблица51.A1" office:value-type="string">
            <text:p text:style-name="P3"/>
          </table:table-cell>
          <table:table-cell table:style-name="Таблица51.A1" office:value-type="string">
            <text:p text:style-name="P7"><text:span text:style-name="Strong_20_Emphasis"><text:span text:style-name="T3">Приложение № 7</text:span></text:span></text:p>
          </table:table-cell>
        </table:table-row>
        <table:table-row>
          <table:table-cell table:style-name="Таблица51.A1" office:value-type="string">
            <text:p text:style-name="P3"/>
          </table:table-cell>
          <table:table-cell table:style-name="Таблица51.A1" office:value-type="string">
            <text:p text:style-name="P7"><text:span text:style-name="Strong_20_Emphasis"><text:span text:style-name="T3">к Оферте об оказании услуг в ПВЗ</text:span></text:span></text:p>
          </table:table-cell>
        </table:table-row>
        <table:table-row>
          <table:table-cell table:style-name="Таблица51.A1" office:value-type="string">
            <text:p text:style-name="P3"/>
          </table:table-cell>
          <table:table-cell table:style-name="Таблица51.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52" table:style-name="Таблица52">
        <table:table-column table:style-name="Таблица52.A"/>
        <table:table-column table:style-name="Таблица52.B"/>
        <table:table-column table:style-name="Таблица52.C"/>
        <table:table-header-rows>
          <table:table-row>
            <table:table-cell table:style-name="Таблица52.A1" office:value-type="string">
              <text:p text:style-name="P8">№ <text:span text:style-name="T6">раздела или пп. Приложения № 7</text:span></text:p>
            </table:table-cell>
            <table:table-cell table:style-name="Таблица52.A1" office:value-type="string">
              <text:p text:style-name="P4">Приложение № 7</text:p>
            </table:table-cell>
            <table:table-cell table:style-name="Таблица52.A1" office:value-type="string">
              <text:p text:style-name="P4">ОТВЕТСТВЕННОСТЬ / РАЗМЕР ШТРАФОВ</text:p>
            </table:table-cell>
          </table:table-row>
        </table:table-header-rows>
        <table:table-row>
          <table:table-cell table:style-name="Таблица52.A1" office:value-type="string">
            <text:p text:style-name="P6">2.2.</text:p>
          </table:table-cell>
          <table:table-cell table:style-name="Таблица52.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52.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52.A1" office:value-type="string">
            <text:p text:style-name="P6">3.1.6.</text:p>
          </table:table-cell>
          <table:table-cell table:style-name="Таблица52.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52.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52.A1" office:value-type="string">
            <text:p text:style-name="P6">5.4.</text:p>
          </table:table-cell>
          <table:table-cell table:style-name="Таблица52.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52.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52.A1" office:value-type="string">
            <text:p text:style-name="P6">6.4.</text:p>
          </table:table-cell>
          <table:table-cell table:style-name="Таблица52.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52.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53" table:style-name="Таблица53">
        <table:table-column table:style-name="Таблица53.A"/>
        <table:table-column table:style-name="Таблица53.B"/>
        <table:table-row>
          <table:table-cell table:style-name="Таблица53.A1" office:value-type="string">
            <text:p text:style-name="P3"/>
          </table:table-cell>
          <table:table-cell table:style-name="Таблица53.A1" office:value-type="string">
            <text:p text:style-name="P7"><text:span text:style-name="Strong_20_Emphasis"><text:span text:style-name="T3">Дополнение к Приложению № 7</text:span></text:span></text:p>
          </table:table-cell>
        </table:table-row>
      </table:table>
      <table:table table:name="Таблица54" table:style-name="Таблица54">
        <table:table-column table:style-name="Таблица54.A"/>
        <table:table-column table:style-name="Таблица54.B"/>
        <table:table-column table:style-name="Таблица54.C"/>
        <table:table-header-rows>
          <table:table-row>
            <table:table-cell table:style-name="Таблица54.A1" office:value-type="string">
              <text:p text:style-name="P8">№</text:p>
            </table:table-cell>
            <table:table-cell table:style-name="Таблица54.A1" office:value-type="string">
              <text:p text:style-name="P4">Город</text:p>
            </table:table-cell>
            <table:table-cell table:style-name="Таблица54.A1" office:value-type="string">
              <text:p text:style-name="P4">Область</text:p>
            </table:table-cell>
          </table:table-row>
        </table:table-header-rows>
        <table:table-row>
          <table:table-cell table:style-name="Таблица54.A1" office:value-type="string">
            <text:p text:style-name="P6">1</text:p>
          </table:table-cell>
          <table:table-cell table:style-name="Таблица54.A1" office:value-type="string">
            <text:p text:style-name="P6">Москва</text:p>
          </table:table-cell>
          <table:table-cell table:style-name="Таблица54.A1" office:value-type="string">
            <text:p text:style-name="P6">Москва</text:p>
          </table:table-cell>
        </table:table-row>
        <table:table-row>
          <table:table-cell table:style-name="Таблица54.A1" office:value-type="string">
            <text:p text:style-name="P6">2</text:p>
          </table:table-cell>
          <table:table-cell table:style-name="Таблица54.A1" office:value-type="string">
            <text:p text:style-name="P6">Санкт-Петербург</text:p>
          </table:table-cell>
          <table:table-cell table:style-name="Таблица54.A1" office:value-type="string">
            <text:p text:style-name="P6">Санкт-Петербург</text:p>
          </table:table-cell>
        </table:table-row>
        <table:table-row>
          <table:table-cell table:style-name="Таблица54.A1" office:value-type="string">
            <text:p text:style-name="P6">3</text:p>
          </table:table-cell>
          <table:table-cell table:style-name="Таблица54.A1" office:value-type="string">
            <text:p text:style-name="P6">Новосибирск</text:p>
          </table:table-cell>
          <table:table-cell table:style-name="Таблица54.A1" office:value-type="string">
            <text:p text:style-name="P6">Новосибирская область</text:p>
          </table:table-cell>
        </table:table-row>
        <table:table-row>
          <table:table-cell table:style-name="Таблица54.A1" office:value-type="string">
            <text:p text:style-name="P6">4</text:p>
          </table:table-cell>
          <table:table-cell table:style-name="Таблица54.A1" office:value-type="string">
            <text:p text:style-name="P6">Екатеринбург</text:p>
          </table:table-cell>
          <table:table-cell table:style-name="Таблица54.A1" office:value-type="string">
            <text:p text:style-name="P6">Свердловская область</text:p>
          </table:table-cell>
        </table:table-row>
        <text:soft-page-break/>
        <table:table-row>
          <table:table-cell table:style-name="Таблица54.A1" office:value-type="string">
            <text:p text:style-name="P6">5</text:p>
          </table:table-cell>
          <table:table-cell table:style-name="Таблица54.A1" office:value-type="string">
            <text:p text:style-name="P6">Нижний Новгород</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6</text:p>
          </table:table-cell>
          <table:table-cell table:style-name="Таблица54.A1" office:value-type="string">
            <text:p text:style-name="P6">Самара</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7</text:p>
          </table:table-cell>
          <table:table-cell table:style-name="Таблица54.A1" office:value-type="string">
            <text:p text:style-name="P6">Омск</text:p>
          </table:table-cell>
          <table:table-cell table:style-name="Таблица54.A1" office:value-type="string">
            <text:p text:style-name="P6">Омская область</text:p>
          </table:table-cell>
        </table:table-row>
        <table:table-row>
          <table:table-cell table:style-name="Таблица54.A1" office:value-type="string">
            <text:p text:style-name="P6">8</text:p>
          </table:table-cell>
          <table:table-cell table:style-name="Таблица54.A1" office:value-type="string">
            <text:p text:style-name="P6">Казань</text:p>
          </table:table-cell>
          <table:table-cell table:style-name="Таблица54.A1" office:value-type="string">
            <text:p text:style-name="P6">Казань</text:p>
          </table:table-cell>
        </table:table-row>
        <table:table-row>
          <table:table-cell table:style-name="Таблица54.A1" office:value-type="string">
            <text:p text:style-name="P6">9</text:p>
          </table:table-cell>
          <table:table-cell table:style-name="Таблица54.A1" office:value-type="string">
            <text:p text:style-name="P6">Челябинск</text:p>
          </table:table-cell>
          <table:table-cell table:style-name="Таблица54.A1" office:value-type="string">
            <text:p text:style-name="P6">Челябинская область</text:p>
          </table:table-cell>
        </table:table-row>
        <table:table-row>
          <table:table-cell table:style-name="Таблица54.A1" office:value-type="string">
            <text:p text:style-name="P6">10</text:p>
          </table:table-cell>
          <table:table-cell table:style-name="Таблица54.A1" office:value-type="string">
            <text:p text:style-name="P6">Ростов-на-Дону</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1</text:p>
          </table:table-cell>
          <table:table-cell table:style-name="Таблица54.A1" office:value-type="string">
            <text:p text:style-name="P6">Уфа</text:p>
          </table:table-cell>
          <table:table-cell table:style-name="Таблица54.A1" office:value-type="string">
            <text:p text:style-name="P6">Башкортостан</text:p>
          </table:table-cell>
        </table:table-row>
        <table:table-row>
          <table:table-cell table:style-name="Таблица54.A1" office:value-type="string">
            <text:p text:style-name="P6">12</text:p>
          </table:table-cell>
          <table:table-cell table:style-name="Таблица54.A1" office:value-type="string">
            <text:p text:style-name="P6">Волгоград</text:p>
          </table:table-cell>
          <table:table-cell table:style-name="Таблица54.A1" office:value-type="string">
            <text:p text:style-name="P6">Волгоградская область</text:p>
          </table:table-cell>
        </table:table-row>
        <table:table-row>
          <table:table-cell table:style-name="Таблица54.A1" office:value-type="string">
            <text:p text:style-name="P6">13</text:p>
          </table:table-cell>
          <table:table-cell table:style-name="Таблица54.A1" office:value-type="string">
            <text:p text:style-name="P6">Пермь</text:p>
          </table:table-cell>
          <table:table-cell table:style-name="Таблица54.A1" office:value-type="string">
            <text:p text:style-name="P6">Пермский край</text:p>
          </table:table-cell>
        </table:table-row>
        <table:table-row>
          <table:table-cell table:style-name="Таблица54.A1" office:value-type="string">
            <text:p text:style-name="P6">14</text:p>
          </table:table-cell>
          <table:table-cell table:style-name="Таблица54.A1" office:value-type="string">
            <text:p text:style-name="P6">Краснояр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15</text:p>
          </table:table-cell>
          <table:table-cell table:style-name="Таблица54.A1" office:value-type="string">
            <text:p text:style-name="P6">Воронеж</text:p>
          </table:table-cell>
          <table:table-cell table:style-name="Таблица54.A1" office:value-type="string">
            <text:p text:style-name="P6">Воронеж</text:p>
          </table:table-cell>
        </table:table-row>
        <table:table-row>
          <table:table-cell table:style-name="Таблица54.A1" office:value-type="string">
            <text:p text:style-name="P6">16</text:p>
          </table:table-cell>
          <table:table-cell table:style-name="Таблица54.A1" office:value-type="string">
            <text:p text:style-name="P6">Саратов</text:p>
          </table:table-cell>
          <table:table-cell table:style-name="Таблица54.A1" office:value-type="string">
            <text:p text:style-name="P6">Саратовская область</text:p>
          </table:table-cell>
        </table:table-row>
        <table:table-row>
          <table:table-cell table:style-name="Таблица54.A1" office:value-type="string">
            <text:p text:style-name="P6">17</text:p>
          </table:table-cell>
          <table:table-cell table:style-name="Таблица54.A1" office:value-type="string">
            <text:p text:style-name="P6">Краснодар</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18</text:p>
          </table:table-cell>
          <table:table-cell table:style-name="Таблица54.A1" office:value-type="string">
            <text:p text:style-name="P6">Тольятти</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19</text:p>
          </table:table-cell>
          <table:table-cell table:style-name="Таблица54.A1" office:value-type="string">
            <text:p text:style-name="P6">Ижевск</text:p>
          </table:table-cell>
          <table:table-cell table:style-name="Таблица54.A1" office:value-type="string">
            <text:p text:style-name="P6">Удмуртия</text:p>
          </table:table-cell>
        </table:table-row>
        <table:table-row>
          <table:table-cell table:style-name="Таблица54.A1" office:value-type="string">
            <text:p text:style-name="P6">20</text:p>
          </table:table-cell>
          <table:table-cell table:style-name="Таблица54.A1" office:value-type="string">
            <text:p text:style-name="P6">Ульяновск</text:p>
          </table:table-cell>
          <table:table-cell table:style-name="Таблица54.A1" office:value-type="string">
            <text:p text:style-name="P6">Ульяновская область</text:p>
          </table:table-cell>
        </table:table-row>
        <table:table-row>
          <table:table-cell table:style-name="Таблица54.A1" office:value-type="string">
            <text:p text:style-name="P6">21</text:p>
          </table:table-cell>
          <table:table-cell table:style-name="Таблица54.A1" office:value-type="string">
            <text:p text:style-name="P6">Барнаул</text:p>
          </table:table-cell>
          <table:table-cell table:style-name="Таблица54.A1" office:value-type="string">
            <text:p text:style-name="P6">Алтайский край</text:p>
          </table:table-cell>
        </table:table-row>
        <table:table-row>
          <table:table-cell table:style-name="Таблица54.A1" office:value-type="string">
            <text:p text:style-name="P6">22</text:p>
          </table:table-cell>
          <table:table-cell table:style-name="Таблица54.A1" office:value-type="string">
            <text:p text:style-name="P6">Владивосток</text:p>
          </table:table-cell>
          <table:table-cell table:style-name="Таблица54.A1" office:value-type="string">
            <text:p text:style-name="P6">Приморский край</text:p>
          </table:table-cell>
        </table:table-row>
        <table:table-row>
          <table:table-cell table:style-name="Таблица54.A1" office:value-type="string">
            <text:p text:style-name="P6">23</text:p>
          </table:table-cell>
          <table:table-cell table:style-name="Таблица54.A1" office:value-type="string">
            <text:p text:style-name="P6">Ярославль</text:p>
          </table:table-cell>
          <table:table-cell table:style-name="Таблица54.A1" office:value-type="string">
            <text:p text:style-name="P6">Ярославская область</text:p>
          </table:table-cell>
        </table:table-row>
        <table:table-row>
          <table:table-cell table:style-name="Таблица54.A1" office:value-type="string">
            <text:p text:style-name="P6">24</text:p>
          </table:table-cell>
          <table:table-cell table:style-name="Таблица54.A1" office:value-type="string">
            <text:p text:style-name="P6">Иркутск</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25</text:p>
          </table:table-cell>
          <table:table-cell table:style-name="Таблица54.A1" office:value-type="string">
            <text:p text:style-name="P6">Тюмень</text:p>
          </table:table-cell>
          <table:table-cell table:style-name="Таблица54.A1" office:value-type="string">
            <text:p text:style-name="P6">Тюменская область</text:p>
          </table:table-cell>
        </table:table-row>
        <table:table-row>
          <table:table-cell table:style-name="Таблица54.A1" office:value-type="string">
            <text:p text:style-name="P6">27</text:p>
          </table:table-cell>
          <table:table-cell table:style-name="Таблица54.A1" office:value-type="string">
            <text:p text:style-name="P6">Хабаровск</text:p>
          </table:table-cell>
          <table:table-cell table:style-name="Таблица54.A1" office:value-type="string">
            <text:p text:style-name="P6">Хабаровский край</text:p>
          </table:table-cell>
        </table:table-row>
        <text:soft-page-break/>
        <table:table-row>
          <table:table-cell table:style-name="Таблица54.A1" office:value-type="string">
            <text:p text:style-name="P6">28</text:p>
          </table:table-cell>
          <table:table-cell table:style-name="Таблица54.A1" office:value-type="string">
            <text:p text:style-name="P6">Новокузнецк</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29</text:p>
          </table:table-cell>
          <table:table-cell table:style-name="Таблица54.A1" office:value-type="string">
            <text:p text:style-name="P6">Оренбург</text:p>
          </table:table-cell>
          <table:table-cell table:style-name="Таблица54.A1" office:value-type="string">
            <text:p text:style-name="P6">Оренбургская область</text:p>
          </table:table-cell>
        </table:table-row>
        <table:table-row>
          <table:table-cell table:style-name="Таблица54.A1" office:value-type="string">
            <text:p text:style-name="P6">30</text:p>
          </table:table-cell>
          <table:table-cell table:style-name="Таблица54.A1" office:value-type="string">
            <text:p text:style-name="P6">Кемерово</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31</text:p>
          </table:table-cell>
          <table:table-cell table:style-name="Таблица54.A1" office:value-type="string">
            <text:p text:style-name="P6">Рязань</text:p>
          </table:table-cell>
          <table:table-cell table:style-name="Таблица54.A1" office:value-type="string">
            <text:p text:style-name="P6">Рязань</text:p>
          </table:table-cell>
        </table:table-row>
        <table:table-row>
          <table:table-cell table:style-name="Таблица54.A1" office:value-type="string">
            <text:p text:style-name="P6">32</text:p>
          </table:table-cell>
          <table:table-cell table:style-name="Таблица54.A1" office:value-type="string">
            <text:p text:style-name="P6">Томск</text:p>
          </table:table-cell>
          <table:table-cell table:style-name="Таблица54.A1" office:value-type="string">
            <text:p text:style-name="P6">Томская область</text:p>
          </table:table-cell>
        </table:table-row>
        <table:table-row>
          <table:table-cell table:style-name="Таблица54.A1" office:value-type="string">
            <text:p text:style-name="P6">33</text:p>
          </table:table-cell>
          <table:table-cell table:style-name="Таблица54.A1" office:value-type="string">
            <text:p text:style-name="P6">Астрахань</text:p>
          </table:table-cell>
          <table:table-cell table:style-name="Таблица54.A1" office:value-type="string">
            <text:p text:style-name="P6">Астраханская область</text:p>
          </table:table-cell>
        </table:table-row>
        <table:table-row>
          <table:table-cell table:style-name="Таблица54.A1" office:value-type="string">
            <text:p text:style-name="P6">34</text:p>
          </table:table-cell>
          <table:table-cell table:style-name="Таблица54.A1" office:value-type="string">
            <text:p text:style-name="P6">Пенза</text:p>
          </table:table-cell>
          <table:table-cell table:style-name="Таблица54.A1" office:value-type="string">
            <text:p text:style-name="P6">Пензенская область</text:p>
          </table:table-cell>
        </table:table-row>
        <table:table-row>
          <table:table-cell table:style-name="Таблица54.A1" office:value-type="string">
            <text:p text:style-name="P6">35</text:p>
          </table:table-cell>
          <table:table-cell table:style-name="Таблица54.A1" office:value-type="string">
            <text:p text:style-name="P6">Набережные Челны</text:p>
          </table:table-cell>
          <table:table-cell table:style-name="Таблица54.A1" office:value-type="string">
            <text:p text:style-name="P6">Татарстан</text:p>
          </table:table-cell>
        </table:table-row>
        <table:table-row>
          <table:table-cell table:style-name="Таблица54.A1" office:value-type="string">
            <text:p text:style-name="P6">36</text:p>
          </table:table-cell>
          <table:table-cell table:style-name="Таблица54.A1" office:value-type="string">
            <text:p text:style-name="P6">Липецк</text:p>
          </table:table-cell>
          <table:table-cell table:style-name="Таблица54.A1" office:value-type="string">
            <text:p text:style-name="P6">Липецкая область</text:p>
          </table:table-cell>
        </table:table-row>
        <table:table-row>
          <table:table-cell table:style-name="Таблица54.A1" office:value-type="string">
            <text:p text:style-name="P6">37</text:p>
          </table:table-cell>
          <table:table-cell table:style-name="Таблица54.A1" office:value-type="string">
            <text:p text:style-name="P6">Тула</text:p>
          </table:table-cell>
          <table:table-cell table:style-name="Таблица54.A1" office:value-type="string">
            <text:p text:style-name="P6">Тульская область</text:p>
          </table:table-cell>
        </table:table-row>
        <table:table-row>
          <table:table-cell table:style-name="Таблица54.A1" office:value-type="string">
            <text:p text:style-name="P6">38</text:p>
          </table:table-cell>
          <table:table-cell table:style-name="Таблица54.A1" office:value-type="string">
            <text:p text:style-name="P6">Киров</text:p>
          </table:table-cell>
          <table:table-cell table:style-name="Таблица54.A1" office:value-type="string">
            <text:p text:style-name="P6">Кировская область</text:p>
          </table:table-cell>
        </table:table-row>
        <table:table-row>
          <table:table-cell table:style-name="Таблица54.A1" office:value-type="string">
            <text:p text:style-name="P6">39</text:p>
          </table:table-cell>
          <table:table-cell table:style-name="Таблица54.A1" office:value-type="string">
            <text:p text:style-name="P6">Чебоксары</text:p>
          </table:table-cell>
          <table:table-cell table:style-name="Таблица54.A1" office:value-type="string">
            <text:p text:style-name="P6">Чувашия</text:p>
          </table:table-cell>
        </table:table-row>
        <table:table-row>
          <table:table-cell table:style-name="Таблица54.A1" office:value-type="string">
            <text:p text:style-name="P6">40</text:p>
          </table:table-cell>
          <table:table-cell table:style-name="Таблица54.A1" office:value-type="string">
            <text:p text:style-name="P6">Калининград</text:p>
          </table:table-cell>
          <table:table-cell table:style-name="Таблица54.A1" office:value-type="string">
            <text:p text:style-name="P6">Калининградская область</text:p>
          </table:table-cell>
        </table:table-row>
        <table:table-row>
          <table:table-cell table:style-name="Таблица54.A1" office:value-type="string">
            <text:p text:style-name="P6">41</text:p>
          </table:table-cell>
          <table:table-cell table:style-name="Таблица54.A1" office:value-type="string">
            <text:p text:style-name="P6">Брянск</text:p>
          </table:table-cell>
          <table:table-cell table:style-name="Таблица54.A1" office:value-type="string">
            <text:p text:style-name="P6">Брянская область</text:p>
          </table:table-cell>
        </table:table-row>
        <table:table-row>
          <table:table-cell table:style-name="Таблица54.A1" office:value-type="string">
            <text:p text:style-name="P6">42</text:p>
          </table:table-cell>
          <table:table-cell table:style-name="Таблица54.A1" office:value-type="string">
            <text:p text:style-name="P6">Курск</text:p>
          </table:table-cell>
          <table:table-cell table:style-name="Таблица54.A1" office:value-type="string">
            <text:p text:style-name="P6">Курская область</text:p>
          </table:table-cell>
        </table:table-row>
        <table:table-row>
          <table:table-cell table:style-name="Таблица54.A1" office:value-type="string">
            <text:p text:style-name="P6">43</text:p>
          </table:table-cell>
          <table:table-cell table:style-name="Таблица54.A1" office:value-type="string">
            <text:p text:style-name="P6">Иваново</text:p>
          </table:table-cell>
          <table:table-cell table:style-name="Таблица54.A1" office:value-type="string">
            <text:p text:style-name="P6">Ивановская область</text:p>
          </table:table-cell>
        </table:table-row>
        <table:table-row>
          <table:table-cell table:style-name="Таблица54.A1" office:value-type="string">
            <text:p text:style-name="P6">44</text:p>
          </table:table-cell>
          <table:table-cell table:style-name="Таблица54.A1" office:value-type="string">
            <text:p text:style-name="P6">Магнитогорск</text:p>
          </table:table-cell>
          <table:table-cell table:style-name="Таблица54.A1" office:value-type="string">
            <text:p text:style-name="P6">Челябинская область</text:p>
          </table:table-cell>
        </table:table-row>
        <table:table-row>
          <table:table-cell table:style-name="Таблица54.A1" office:value-type="string">
            <text:p text:style-name="P6">45</text:p>
          </table:table-cell>
          <table:table-cell table:style-name="Таблица54.A1" office:value-type="string">
            <text:p text:style-name="P6">Улан-Удэ</text:p>
          </table:table-cell>
          <table:table-cell table:style-name="Таблица54.A1" office:value-type="string">
            <text:p text:style-name="P6">Бурятия</text:p>
          </table:table-cell>
        </table:table-row>
        <table:table-row>
          <table:table-cell table:style-name="Таблица54.A1" office:value-type="string">
            <text:p text:style-name="P6">46</text:p>
          </table:table-cell>
          <table:table-cell table:style-name="Таблица54.A1" office:value-type="string">
            <text:p text:style-name="P6">Тверь</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47</text:p>
          </table:table-cell>
          <table:table-cell table:style-name="Таблица54.A1" office:value-type="string">
            <text:p text:style-name="P6">Ставрополь</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48</text:p>
          </table:table-cell>
          <table:table-cell table:style-name="Таблица54.A1" office:value-type="string">
            <text:p text:style-name="P6">Нижний Тагил</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49</text:p>
          </table:table-cell>
          <table:table-cell table:style-name="Таблица54.A1" office:value-type="string">
            <text:p text:style-name="P6">Белгород</text:p>
          </table:table-cell>
          <table:table-cell table:style-name="Таблица54.A1" office:value-type="string">
            <text:p text:style-name="P6">Белгородская область</text:p>
          </table:table-cell>
        </table:table-row>
        <text:soft-page-break/>
        <table:table-row>
          <table:table-cell table:style-name="Таблица54.A1" office:value-type="string">
            <text:p text:style-name="P6">50</text:p>
          </table:table-cell>
          <table:table-cell table:style-name="Таблица54.A1" office:value-type="string">
            <text:p text:style-name="P6">Архангельск</text:p>
          </table:table-cell>
          <table:table-cell table:style-name="Таблица54.A1" office:value-type="string">
            <text:p text:style-name="P6">Архангельская область</text:p>
          </table:table-cell>
        </table:table-row>
        <table:table-row>
          <table:table-cell table:style-name="Таблица54.A1" office:value-type="string">
            <text:p text:style-name="P6">51</text:p>
          </table:table-cell>
          <table:table-cell table:style-name="Таблица54.A1" office:value-type="string">
            <text:p text:style-name="P6">Владимир</text:p>
          </table:table-cell>
          <table:table-cell table:style-name="Таблица54.A1" office:value-type="string">
            <text:p text:style-name="P6">Владимирская область</text:p>
          </table:table-cell>
        </table:table-row>
        <table:table-row>
          <table:table-cell table:style-name="Таблица54.A1" office:value-type="string">
            <text:p text:style-name="P6">52</text:p>
          </table:table-cell>
          <table:table-cell table:style-name="Таблица54.A1" office:value-type="string">
            <text:p text:style-name="P6">Сочи</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53</text:p>
          </table:table-cell>
          <table:table-cell table:style-name="Таблица54.A1" office:value-type="string">
            <text:p text:style-name="P6">Курган</text:p>
          </table:table-cell>
          <table:table-cell table:style-name="Таблица54.A1" office:value-type="string">
            <text:p text:style-name="P6">Курганская область</text:p>
          </table:table-cell>
        </table:table-row>
        <table:table-row>
          <table:table-cell table:style-name="Таблица54.A1" office:value-type="string">
            <text:p text:style-name="P6">54</text:p>
          </table:table-cell>
          <table:table-cell table:style-name="Таблица54.A1" office:value-type="string">
            <text:p text:style-name="P6">Смоленск</text:p>
          </table:table-cell>
          <table:table-cell table:style-name="Таблица54.A1" office:value-type="string">
            <text:p text:style-name="P6">Смоленская область</text:p>
          </table:table-cell>
        </table:table-row>
        <table:table-row>
          <table:table-cell table:style-name="Таблица54.A1" office:value-type="string">
            <text:p text:style-name="P6">55</text:p>
          </table:table-cell>
          <table:table-cell table:style-name="Таблица54.A1" office:value-type="string">
            <text:p text:style-name="P6">Калуга</text:p>
          </table:table-cell>
          <table:table-cell table:style-name="Таблица54.A1" office:value-type="string">
            <text:p text:style-name="P6">Калужская область</text:p>
          </table:table-cell>
        </table:table-row>
        <table:table-row>
          <table:table-cell table:style-name="Таблица54.A1" office:value-type="string">
            <text:p text:style-name="P6">56</text:p>
          </table:table-cell>
          <table:table-cell table:style-name="Таблица54.A1" office:value-type="string">
            <text:p text:style-name="P6">Чита</text:p>
          </table:table-cell>
          <table:table-cell table:style-name="Таблица54.A1" office:value-type="string">
            <text:p text:style-name="P6">Забайкальский край</text:p>
          </table:table-cell>
        </table:table-row>
        <table:table-row>
          <table:table-cell table:style-name="Таблица54.A1" office:value-type="string">
            <text:p text:style-name="P6">57</text:p>
          </table:table-cell>
          <table:table-cell table:style-name="Таблица54.A1" office:value-type="string">
            <text:p text:style-name="P6">Орёл</text:p>
          </table:table-cell>
          <table:table-cell table:style-name="Таблица54.A1" office:value-type="string">
            <text:p text:style-name="P6">Орловская область</text:p>
          </table:table-cell>
        </table:table-row>
        <table:table-row>
          <table:table-cell table:style-name="Таблица54.A1" office:value-type="string">
            <text:p text:style-name="P6">58</text:p>
          </table:table-cell>
          <table:table-cell table:style-name="Таблица54.A1" office:value-type="string">
            <text:p text:style-name="P6">Волжский</text:p>
          </table:table-cell>
          <table:table-cell table:style-name="Таблица54.A1" office:value-type="string">
            <text:p text:style-name="P6">Волгоградская область</text:p>
          </table:table-cell>
        </table:table-row>
        <table:table-row>
          <table:table-cell table:style-name="Таблица54.A1" office:value-type="string">
            <text:p text:style-name="P6">59</text:p>
          </table:table-cell>
          <table:table-cell table:style-name="Таблица54.A1" office:value-type="string">
            <text:p text:style-name="P6">Череповец</text:p>
          </table:table-cell>
          <table:table-cell table:style-name="Таблица54.A1" office:value-type="string">
            <text:p text:style-name="P6">Вологодская область</text:p>
          </table:table-cell>
        </table:table-row>
        <table:table-row>
          <table:table-cell table:style-name="Таблица54.A1" office:value-type="string">
            <text:p text:style-name="P6">60</text:p>
          </table:table-cell>
          <table:table-cell table:style-name="Таблица54.A1" office:value-type="string">
            <text:p text:style-name="P6">Владикавказ</text:p>
          </table:table-cell>
          <table:table-cell table:style-name="Таблица54.A1" office:value-type="string">
            <text:p text:style-name="P6">Северная Осетия</text:p>
          </table:table-cell>
        </table:table-row>
        <table:table-row>
          <table:table-cell table:style-name="Таблица54.A1" office:value-type="string">
            <text:p text:style-name="P6">61</text:p>
          </table:table-cell>
          <table:table-cell table:style-name="Таблица54.A1" office:value-type="string">
            <text:p text:style-name="P6">Мурманск</text:p>
          </table:table-cell>
          <table:table-cell table:style-name="Таблица54.A1" office:value-type="string">
            <text:p text:style-name="P6">Мурманск</text:p>
          </table:table-cell>
        </table:table-row>
        <table:table-row>
          <table:table-cell table:style-name="Таблица54.A1" office:value-type="string">
            <text:p text:style-name="P6">62</text:p>
          </table:table-cell>
          <table:table-cell table:style-name="Таблица54.A1" office:value-type="string">
            <text:p text:style-name="P6">Сургут</text:p>
          </table:table-cell>
          <table:table-cell table:style-name="Таблица54.A1" office:value-type="string">
            <text:p text:style-name="P6">Ханты-Мансийский автономный округ - Югра</text:p>
          </table:table-cell>
        </table:table-row>
        <table:table-row>
          <table:table-cell table:style-name="Таблица54.A1" office:value-type="string">
            <text:p text:style-name="P6">63</text:p>
          </table:table-cell>
          <table:table-cell table:style-name="Таблица54.A1" office:value-type="string">
            <text:p text:style-name="P6">Вологда</text:p>
          </table:table-cell>
          <table:table-cell table:style-name="Таблица54.A1" office:value-type="string">
            <text:p text:style-name="P6">Вологодская область</text:p>
          </table:table-cell>
        </table:table-row>
        <table:table-row>
          <table:table-cell table:style-name="Таблица54.A1" office:value-type="string">
            <text:p text:style-name="P6">64</text:p>
          </table:table-cell>
          <table:table-cell table:style-name="Таблица54.A1" office:value-type="string">
            <text:p text:style-name="P6">Саранск</text:p>
          </table:table-cell>
          <table:table-cell table:style-name="Таблица54.A1" office:value-type="string">
            <text:p text:style-name="P6">Мордовия</text:p>
          </table:table-cell>
        </table:table-row>
        <table:table-row>
          <table:table-cell table:style-name="Таблица54.A1" office:value-type="string">
            <text:p text:style-name="P6">65</text:p>
          </table:table-cell>
          <table:table-cell table:style-name="Таблица54.A1" office:value-type="string">
            <text:p text:style-name="P6">Тамбов</text:p>
          </table:table-cell>
          <table:table-cell table:style-name="Таблица54.A1" office:value-type="string">
            <text:p text:style-name="P6">Тамбовская область</text:p>
          </table:table-cell>
        </table:table-row>
        <table:table-row>
          <table:table-cell table:style-name="Таблица54.A1" office:value-type="string">
            <text:p text:style-name="P6">66</text:p>
          </table:table-cell>
          <table:table-cell table:style-name="Таблица54.A1" office:value-type="string">
            <text:p text:style-name="P6">Стерлитамак</text:p>
          </table:table-cell>
          <table:table-cell table:style-name="Таблица54.A1" office:value-type="string">
            <text:p text:style-name="P6">Башкортостан</text:p>
          </table:table-cell>
        </table:table-row>
        <table:table-row>
          <table:table-cell table:style-name="Таблица54.A1" office:value-type="string">
            <text:p text:style-name="P6">67</text:p>
          </table:table-cell>
          <table:table-cell table:style-name="Таблица54.A1" office:value-type="string">
            <text:p text:style-name="P6">Якутск</text:p>
          </table:table-cell>
          <table:table-cell table:style-name="Таблица54.A1" office:value-type="string">
            <text:p text:style-name="P6">Республика Саха (Якутия)</text:p>
          </table:table-cell>
        </table:table-row>
        <table:table-row>
          <table:table-cell table:style-name="Таблица54.A1" office:value-type="string">
            <text:p text:style-name="P6">68</text:p>
          </table:table-cell>
          <table:table-cell table:style-name="Таблица54.A1" office:value-type="string">
            <text:p text:style-name="P6">Кострома</text:p>
          </table:table-cell>
          <table:table-cell table:style-name="Таблица54.A1" office:value-type="string">
            <text:p text:style-name="P6">Костромская область</text:p>
          </table:table-cell>
        </table:table-row>
        <table:table-row>
          <table:table-cell table:style-name="Таблица54.A1" office:value-type="string">
            <text:p text:style-name="P6">69</text:p>
          </table:table-cell>
          <table:table-cell table:style-name="Таблица54.A1" office:value-type="string">
            <text:p text:style-name="P6">Комсомольск-на-Амуре</text:p>
          </table:table-cell>
          <table:table-cell table:style-name="Таблица54.A1" office:value-type="string">
            <text:p text:style-name="P6">Хабаровский край</text:p>
          </table:table-cell>
        </table:table-row>
        <table:table-row>
          <table:table-cell table:style-name="Таблица54.A1" office:value-type="string">
            <text:p text:style-name="P6">70</text:p>
          </table:table-cell>
          <table:table-cell table:style-name="Таблица54.A1" office:value-type="string">
            <text:p text:style-name="P6">Петрозаводск</text:p>
          </table:table-cell>
          <table:table-cell table:style-name="Таблица54.A1" office:value-type="string">
            <text:p text:style-name="P6">Республика Карелия</text:p>
          </table:table-cell>
        </table:table-row>
        <text:soft-page-break/>
        <table:table-row>
          <table:table-cell table:style-name="Таблица54.A1" office:value-type="string">
            <text:p text:style-name="P6">71</text:p>
          </table:table-cell>
          <table:table-cell table:style-name="Таблица54.A1" office:value-type="string">
            <text:p text:style-name="P6">Таганрог</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72</text:p>
          </table:table-cell>
          <table:table-cell table:style-name="Таблица54.A1" office:value-type="string">
            <text:p text:style-name="P6">Нижневартовск</text:p>
          </table:table-cell>
          <table:table-cell table:style-name="Таблица54.A1" office:value-type="string">
            <text:p text:style-name="P6">Ханты-Мансийский автономный округ - Югра</text:p>
          </table:table-cell>
        </table:table-row>
        <table:table-row>
          <table:table-cell table:style-name="Таблица54.A1" office:value-type="string">
            <text:p text:style-name="P6">73</text:p>
          </table:table-cell>
          <table:table-cell table:style-name="Таблица54.A1" office:value-type="string">
            <text:p text:style-name="P6">Йошкар-Ола</text:p>
          </table:table-cell>
          <table:table-cell table:style-name="Таблица54.A1" office:value-type="string">
            <text:p text:style-name="P6">Марий Эл</text:p>
          </table:table-cell>
        </table:table-row>
        <table:table-row>
          <table:table-cell table:style-name="Таблица54.A1" office:value-type="string">
            <text:p text:style-name="P6">74</text:p>
          </table:table-cell>
          <table:table-cell table:style-name="Таблица54.A1" office:value-type="string">
            <text:p text:style-name="P6">Братск</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75</text:p>
          </table:table-cell>
          <table:table-cell table:style-name="Таблица54.A1" office:value-type="string">
            <text:p text:style-name="P6">Новороссий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76</text:p>
          </table:table-cell>
          <table:table-cell table:style-name="Таблица54.A1" office:value-type="string">
            <text:p text:style-name="P6">Дзержинск</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77</text:p>
          </table:table-cell>
          <table:table-cell table:style-name="Таблица54.A1" office:value-type="string">
            <text:p text:style-name="P6">Шахты</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78</text:p>
          </table:table-cell>
          <table:table-cell table:style-name="Таблица54.A1" office:value-type="string">
            <text:p text:style-name="P6">Нальчик</text:p>
          </table:table-cell>
          <table:table-cell table:style-name="Таблица54.A1" office:value-type="string">
            <text:p text:style-name="P6">Кабардино-Балкария</text:p>
          </table:table-cell>
        </table:table-row>
        <table:table-row>
          <table:table-cell table:style-name="Таблица54.A1" office:value-type="string">
            <text:p text:style-name="P6">79</text:p>
          </table:table-cell>
          <table:table-cell table:style-name="Таблица54.A1" office:value-type="string">
            <text:p text:style-name="P6">Орск</text:p>
          </table:table-cell>
          <table:table-cell table:style-name="Таблица54.A1" office:value-type="string">
            <text:p text:style-name="P6">Оренбургская область</text:p>
          </table:table-cell>
        </table:table-row>
        <table:table-row>
          <table:table-cell table:style-name="Таблица54.A1" office:value-type="string">
            <text:p text:style-name="P6">80</text:p>
          </table:table-cell>
          <table:table-cell table:style-name="Таблица54.A1" office:value-type="string">
            <text:p text:style-name="P6">Сыктывкар</text:p>
          </table:table-cell>
          <table:table-cell table:style-name="Таблица54.A1" office:value-type="string">
            <text:p text:style-name="P6">Республика Коми</text:p>
          </table:table-cell>
        </table:table-row>
        <table:table-row>
          <table:table-cell table:style-name="Таблица54.A1" office:value-type="string">
            <text:p text:style-name="P6">81</text:p>
          </table:table-cell>
          <table:table-cell table:style-name="Таблица54.A1" office:value-type="string">
            <text:p text:style-name="P6">Нижнекамск</text:p>
          </table:table-cell>
          <table:table-cell table:style-name="Таблица54.A1" office:value-type="string">
            <text:p text:style-name="P6">Татарстан</text:p>
          </table:table-cell>
        </table:table-row>
        <table:table-row>
          <table:table-cell table:style-name="Таблица54.A1" office:value-type="string">
            <text:p text:style-name="P6">82</text:p>
          </table:table-cell>
          <table:table-cell table:style-name="Таблица54.A1" office:value-type="string">
            <text:p text:style-name="P6">Ангарск</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83</text:p>
          </table:table-cell>
          <table:table-cell table:style-name="Таблица54.A1" office:value-type="string">
            <text:p text:style-name="P6">Старый Оскол</text:p>
          </table:table-cell>
          <table:table-cell table:style-name="Таблица54.A1" office:value-type="string">
            <text:p text:style-name="P6">Белгородская область</text:p>
          </table:table-cell>
        </table:table-row>
        <table:table-row>
          <table:table-cell table:style-name="Таблица54.A1" office:value-type="string">
            <text:p text:style-name="P6">84</text:p>
          </table:table-cell>
          <table:table-cell table:style-name="Таблица54.A1" office:value-type="string">
            <text:p text:style-name="P6">Великий Новгород</text:p>
          </table:table-cell>
          <table:table-cell table:style-name="Таблица54.A1" office:value-type="string">
            <text:p text:style-name="P6">Новгородская область</text:p>
          </table:table-cell>
        </table:table-row>
        <table:table-row>
          <table:table-cell table:style-name="Таблица54.A1" office:value-type="string">
            <text:p text:style-name="P6">85</text:p>
          </table:table-cell>
          <table:table-cell table:style-name="Таблица54.A1" office:value-type="string">
            <text:p text:style-name="P6">Балашиха</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86</text:p>
          </table:table-cell>
          <table:table-cell table:style-name="Таблица54.A1" office:value-type="string">
            <text:p text:style-name="P6">Благовещенск</text:p>
          </table:table-cell>
          <table:table-cell table:style-name="Таблица54.A1" office:value-type="string">
            <text:p text:style-name="P6">Амурская область</text:p>
          </table:table-cell>
        </table:table-row>
        <table:table-row>
          <table:table-cell table:style-name="Таблица54.A1" office:value-type="string">
            <text:p text:style-name="P6">87</text:p>
          </table:table-cell>
          <table:table-cell table:style-name="Таблица54.A1" office:value-type="string">
            <text:p text:style-name="P6">Прокопьевск</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88</text:p>
          </table:table-cell>
          <table:table-cell table:style-name="Таблица54.A1" office:value-type="string">
            <text:p text:style-name="P6">Бийск</text:p>
          </table:table-cell>
          <table:table-cell table:style-name="Таблица54.A1" office:value-type="string">
            <text:p text:style-name="P6">Алтайский край</text:p>
          </table:table-cell>
        </table:table-row>
        <table:table-row>
          <table:table-cell table:style-name="Таблица54.A1" office:value-type="string">
            <text:p text:style-name="P6">89</text:p>
          </table:table-cell>
          <table:table-cell table:style-name="Таблица54.A1" office:value-type="string">
            <text:p text:style-name="P6">Химки</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90</text:p>
          </table:table-cell>
          <table:table-cell table:style-name="Таблица54.A1" office:value-type="string">
            <text:p text:style-name="P6">Псков</text:p>
          </table:table-cell>
          <table:table-cell table:style-name="Таблица54.A1" office:value-type="string">
            <text:p text:style-name="P6">Псковская область</text:p>
          </table:table-cell>
        </table:table-row>
        <table:table-row>
          <table:table-cell table:style-name="Таблица54.A1" office:value-type="string">
            <text:p text:style-name="P6">91</text:p>
          </table:table-cell>
          <table:table-cell table:style-name="Таблица54.A1" office:value-type="string">
            <text:p text:style-name="P6">Энгельс</text:p>
          </table:table-cell>
          <table:table-cell table:style-name="Таблица54.A1" office:value-type="string">
            <text:p text:style-name="P6">Саратовская область</text:p>
          </table:table-cell>
        </table:table-row>
        <text:soft-page-break/>
        <table:table-row>
          <table:table-cell table:style-name="Таблица54.A1" office:value-type="string">
            <text:p text:style-name="P6">92</text:p>
          </table:table-cell>
          <table:table-cell table:style-name="Таблица54.A1" office:value-type="string">
            <text:p text:style-name="P6">Рыбинск</text:p>
          </table:table-cell>
          <table:table-cell table:style-name="Таблица54.A1" office:value-type="string">
            <text:p text:style-name="P6">Ярославская область</text:p>
          </table:table-cell>
        </table:table-row>
        <table:table-row>
          <table:table-cell table:style-name="Таблица54.A1" office:value-type="string">
            <text:p text:style-name="P6">93</text:p>
          </table:table-cell>
          <table:table-cell table:style-name="Таблица54.A1" office:value-type="string">
            <text:p text:style-name="P6">Балаково</text:p>
          </table:table-cell>
          <table:table-cell table:style-name="Таблица54.A1" office:value-type="string">
            <text:p text:style-name="P6">Саратовская область</text:p>
          </table:table-cell>
        </table:table-row>
        <table:table-row>
          <table:table-cell table:style-name="Таблица54.A1" office:value-type="string">
            <text:p text:style-name="P6">94</text:p>
          </table:table-cell>
          <table:table-cell table:style-name="Таблица54.A1" office:value-type="string">
            <text:p text:style-name="P6">Северодвинск</text:p>
          </table:table-cell>
          <table:table-cell table:style-name="Таблица54.A1" office:value-type="string">
            <text:p text:style-name="P6">Архангельская область</text:p>
          </table:table-cell>
        </table:table-row>
        <table:table-row>
          <table:table-cell table:style-name="Таблица54.A1" office:value-type="string">
            <text:p text:style-name="P6">95</text:p>
          </table:table-cell>
          <table:table-cell table:style-name="Таблица54.A1" office:value-type="string">
            <text:p text:style-name="P6">Армавир</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96</text:p>
          </table:table-cell>
          <table:table-cell table:style-name="Таблица54.A1" office:value-type="string">
            <text:p text:style-name="P6">Подольск</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97</text:p>
          </table:table-cell>
          <table:table-cell table:style-name="Таблица54.A1" office:value-type="string">
            <text:p text:style-name="P6">Королёв</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98</text:p>
          </table:table-cell>
          <table:table-cell table:style-name="Таблица54.A1" office:value-type="string">
            <text:p text:style-name="P6">Южно-Сахалинск</text:p>
          </table:table-cell>
          <table:table-cell table:style-name="Таблица54.A1" office:value-type="string">
            <text:p text:style-name="P6">Сахалинская область</text:p>
          </table:table-cell>
        </table:table-row>
        <table:table-row>
          <table:table-cell table:style-name="Таблица54.A1" office:value-type="string">
            <text:p text:style-name="P6">99</text:p>
          </table:table-cell>
          <table:table-cell table:style-name="Таблица54.A1" office:value-type="string">
            <text:p text:style-name="P6">Петропавловск-Камчатский</text:p>
          </table:table-cell>
          <table:table-cell table:style-name="Таблица54.A1" office:value-type="string">
            <text:p text:style-name="P6">Камчатский край</text:p>
          </table:table-cell>
        </table:table-row>
        <table:table-row>
          <table:table-cell table:style-name="Таблица54.A1" office:value-type="string">
            <text:p text:style-name="P6">100</text:p>
          </table:table-cell>
          <table:table-cell table:style-name="Таблица54.A1" office:value-type="string">
            <text:p text:style-name="P6">Сызрань</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101</text:p>
          </table:table-cell>
          <table:table-cell table:style-name="Таблица54.A1" office:value-type="string">
            <text:p text:style-name="P6">Нориль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102</text:p>
          </table:table-cell>
          <table:table-cell table:style-name="Таблица54.A1" office:value-type="string">
            <text:p text:style-name="P6">Златоуст</text:p>
          </table:table-cell>
          <table:table-cell table:style-name="Таблица54.A1" office:value-type="string">
            <text:p text:style-name="P6">Челябинская область</text:p>
          </table:table-cell>
        </table:table-row>
        <table:table-row>
          <table:table-cell table:style-name="Таблица54.A1" office:value-type="string">
            <text:p text:style-name="P6">103</text:p>
          </table:table-cell>
          <table:table-cell table:style-name="Таблица54.A1" office:value-type="string">
            <text:p text:style-name="P6">Каменск-Уральский</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104</text:p>
          </table:table-cell>
          <table:table-cell table:style-name="Таблица54.A1" office:value-type="string">
            <text:p text:style-name="P6">Мытищи</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05</text:p>
          </table:table-cell>
          <table:table-cell table:style-name="Таблица54.A1" office:value-type="string">
            <text:p text:style-name="P6">Люберцы</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06</text:p>
          </table:table-cell>
          <table:table-cell table:style-name="Таблица54.A1" office:value-type="string">
            <text:p text:style-name="P6">Волгодонс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07</text:p>
          </table:table-cell>
          <table:table-cell table:style-name="Таблица54.A1" office:value-type="string">
            <text:p text:style-name="P6">Новочеркасс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0<text:soft-page-break/>8</text:p>
          </table:table-cell>
          <table:table-cell table:style-name="Таблица54.A1" office:value-type="string">
            <text:p text:style-name="P6">Абакан</text:p>
          </table:table-cell>
          <table:table-cell table:style-name="Таблица54.A1" office:value-type="string">
            <text:p text:style-name="P6">Республика Хакасия</text:p>
          </table:table-cell>
        </table:table-row>
        <table:table-row>
          <table:table-cell table:style-name="Таблица54.A1" office:value-type="string">
            <text:p text:style-name="P6">109</text:p>
          </table:table-cell>
          <table:table-cell table:style-name="Таблица54.A1" office:value-type="string">
            <text:p text:style-name="P6">Находка</text:p>
          </table:table-cell>
          <table:table-cell table:style-name="Таблица54.A1" office:value-type="string">
            <text:p text:style-name="P6">Приморский край</text:p>
          </table:table-cell>
        </table:table-row>
        <table:table-row>
          <table:table-cell table:style-name="Таблица54.A1" office:value-type="string">
            <text:p text:style-name="P6">110</text:p>
          </table:table-cell>
          <table:table-cell table:style-name="Таблица54.A1" office:value-type="string">
            <text:p text:style-name="P6">Уссурийск</text:p>
          </table:table-cell>
          <table:table-cell table:style-name="Таблица54.A1" office:value-type="string">
            <text:p text:style-name="P6">Приморский край</text:p>
          </table:table-cell>
        </table:table-row>
        <table:table-row>
          <table:table-cell table:style-name="Таблица54.A1" office:value-type="string">
            <text:p text:style-name="P6">111</text:p>
          </table:table-cell>
          <table:table-cell table:style-name="Таблица54.A1" office:value-type="string">
            <text:p text:style-name="P6">Березники</text:p>
          </table:table-cell>
          <table:table-cell table:style-name="Таблица54.A1" office:value-type="string">
            <text:p text:style-name="P6">Пермский край</text:p>
          </table:table-cell>
        </table:table-row>
        <table:table-row>
          <table:table-cell table:style-name="Таблица54.A1" office:value-type="string">
            <text:p text:style-name="P6">112</text:p>
          </table:table-cell>
          <table:table-cell table:style-name="Таблица54.A1" office:value-type="string">
            <text:p text:style-name="P6">Салават</text:p>
          </table:table-cell>
          <table:table-cell table:style-name="Таблица54.A1" office:value-type="string">
            <text:p text:style-name="P6">Башкортостан</text:p>
          </table:table-cell>
        </table:table-row>
        <table:table-row>
          <table:table-cell table:style-name="Таблица54.A1" office:value-type="string">
            <text:p text:style-name="P6">113</text:p>
          </table:table-cell>
          <table:table-cell table:style-name="Таблица54.A1" office:value-type="string">
            <text:p text:style-name="P6">Электросталь</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14</text:p>
          </table:table-cell>
          <table:table-cell table:style-name="Таблица54.A1" office:value-type="string">
            <text:p text:style-name="P6">Миасс</text:p>
          </table:table-cell>
          <table:table-cell table:style-name="Таблица54.A1" office:value-type="string">
            <text:p text:style-name="P6">Челябинская область</text:p>
          </table:table-cell>
        </table:table-row>
        <table:table-row>
          <table:table-cell table:style-name="Таблица54.A1" office:value-type="string">
            <text:p text:style-name="P6">115</text:p>
          </table:table-cell>
          <table:table-cell table:style-name="Таблица54.A1" office:value-type="string">
            <text:p text:style-name="P6">Рубцовск</text:p>
          </table:table-cell>
          <table:table-cell table:style-name="Таблица54.A1" office:value-type="string">
            <text:p text:style-name="P6">Алтайский край</text:p>
          </table:table-cell>
        </table:table-row>
        <table:table-row>
          <table:table-cell table:style-name="Таблица54.A1" office:value-type="string">
            <text:p text:style-name="P6">116</text:p>
          </table:table-cell>
          <table:table-cell table:style-name="Таблица54.A1" office:value-type="string">
            <text:p text:style-name="P6">Альметьевск</text:p>
          </table:table-cell>
          <table:table-cell table:style-name="Таблица54.A1" office:value-type="string">
            <text:p text:style-name="P6">Татарстан</text:p>
          </table:table-cell>
        </table:table-row>
        <table:table-row>
          <table:table-cell table:style-name="Таблица54.A1" office:value-type="string">
            <text:p text:style-name="P6">117</text:p>
          </table:table-cell>
          <table:table-cell table:style-name="Таблица54.A1" office:value-type="string">
            <text:p text:style-name="P6">Ковров</text:p>
          </table:table-cell>
          <table:table-cell table:style-name="Таблица54.A1" office:value-type="string">
            <text:p text:style-name="P6">Владимирская область</text:p>
          </table:table-cell>
        </table:table-row>
        <table:table-row>
          <table:table-cell table:style-name="Таблица54.A1" office:value-type="string">
            <text:p text:style-name="P6">118</text:p>
          </table:table-cell>
          <table:table-cell table:style-name="Таблица54.A1" office:value-type="string">
            <text:p text:style-name="P6">Коломна</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19</text:p>
          </table:table-cell>
          <table:table-cell table:style-name="Таблица54.A1" office:value-type="string">
            <text:p text:style-name="P6">Майкоп</text:p>
          </table:table-cell>
          <table:table-cell table:style-name="Таблица54.A1" office:value-type="string">
            <text:p text:style-name="P6">Адыгея</text:p>
          </table:table-cell>
        </table:table-row>
        <table:table-row>
          <table:table-cell table:style-name="Таблица54.A1" office:value-type="string">
            <text:p text:style-name="P6">120</text:p>
          </table:table-cell>
          <table:table-cell table:style-name="Таблица54.A1" office:value-type="string">
            <text:p text:style-name="P6">Пятигор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121</text:p>
          </table:table-cell>
          <table:table-cell table:style-name="Таблица54.A1" office:value-type="string">
            <text:p text:style-name="P6">Одинцово</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2<text:soft-page-break/>2</text:p>
          </table:table-cell>
          <table:table-cell table:style-name="Таблица54.A1" office:value-type="string">
            <text:p text:style-name="P6">Колпино</text:p>
          </table:table-cell>
          <table:table-cell table:style-name="Таблица54.A1" office:value-type="string">
            <text:p text:style-name="P6">Санкт-Петербург</text:p>
          </table:table-cell>
        </table:table-row>
        <table:table-row>
          <table:table-cell table:style-name="Таблица54.A1" office:value-type="string">
            <text:p text:style-name="P6">123</text:p>
          </table:table-cell>
          <table:table-cell table:style-name="Таблица54.A1" office:value-type="string">
            <text:p text:style-name="P6">Копейск</text:p>
          </table:table-cell>
          <table:table-cell table:style-name="Таблица54.A1" office:value-type="string">
            <text:p text:style-name="P6">Челябинская область</text:p>
          </table:table-cell>
        </table:table-row>
        <table:table-row>
          <table:table-cell table:style-name="Таблица54.A1" office:value-type="string">
            <text:p text:style-name="P6">124</text:p>
          </table:table-cell>
          <table:table-cell table:style-name="Таблица54.A1" office:value-type="string">
            <text:p text:style-name="P6">Новомосковск</text:p>
          </table:table-cell>
          <table:table-cell table:style-name="Таблица54.A1" office:value-type="string">
            <text:p text:style-name="P6">Тульская область</text:p>
          </table:table-cell>
        </table:table-row>
        <table:table-row>
          <table:table-cell table:style-name="Таблица54.A1" office:value-type="string">
            <text:p text:style-name="P6">125</text:p>
          </table:table-cell>
          <table:table-cell table:style-name="Таблица54.A1" office:value-type="string">
            <text:p text:style-name="P6">Кисловод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126</text:p>
          </table:table-cell>
          <table:table-cell table:style-name="Таблица54.A1" office:value-type="string">
            <text:p text:style-name="P6">Серпухов</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27</text:p>
          </table:table-cell>
          <table:table-cell table:style-name="Таблица54.A1" office:value-type="string">
            <text:p text:style-name="P6">Первоуральск</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129</text:p>
          </table:table-cell>
          <table:table-cell table:style-name="Таблица54.A1" office:value-type="string">
            <text:p text:style-name="P6">Новочебоксарск</text:p>
          </table:table-cell>
          <table:table-cell table:style-name="Таблица54.A1" office:value-type="string">
            <text:p text:style-name="P6">Чувашия</text:p>
          </table:table-cell>
        </table:table-row>
        <table:table-row>
          <table:table-cell table:style-name="Таблица54.A1" office:value-type="string">
            <text:p text:style-name="P6">130</text:p>
          </table:table-cell>
          <table:table-cell table:style-name="Таблица54.A1" office:value-type="string">
            <text:p text:style-name="P6">Нефтеюганск</text:p>
          </table:table-cell>
          <table:table-cell table:style-name="Таблица54.A1" office:value-type="string">
            <text:p text:style-name="P6">Ханты-Мансийский автономный округ - Югра</text:p>
          </table:table-cell>
        </table:table-row>
        <table:table-row>
          <table:table-cell table:style-name="Таблица54.A1" office:value-type="string">
            <text:p text:style-name="P6">131</text:p>
          </table:table-cell>
          <table:table-cell table:style-name="Таблица54.A1" office:value-type="string">
            <text:p text:style-name="P6">Димитровград</text:p>
          </table:table-cell>
          <table:table-cell table:style-name="Таблица54.A1" office:value-type="string">
            <text:p text:style-name="P6">Ульяновская область</text:p>
          </table:table-cell>
        </table:table-row>
        <table:table-row>
          <table:table-cell table:style-name="Таблица54.A1" office:value-type="string">
            <text:p text:style-name="P6">132</text:p>
          </table:table-cell>
          <table:table-cell table:style-name="Таблица54.A1" office:value-type="string">
            <text:p text:style-name="P6">Нефтекамск</text:p>
          </table:table-cell>
          <table:table-cell table:style-name="Таблица54.A1" office:value-type="string">
            <text:p text:style-name="P6">Башкортостан</text:p>
          </table:table-cell>
        </table:table-row>
        <table:table-row>
          <table:table-cell table:style-name="Таблица54.A1" office:value-type="string">
            <text:p text:style-name="P6">133</text:p>
          </table:table-cell>
          <table:table-cell table:style-name="Таблица54.A1" office:value-type="string">
            <text:p text:style-name="P6">Черкесск</text:p>
          </table:table-cell>
          <table:table-cell table:style-name="Таблица54.A1" office:value-type="string">
            <text:p text:style-name="P6">Карачаево-Черкесия</text:p>
          </table:table-cell>
        </table:table-row>
        <table:table-row>
          <table:table-cell table:style-name="Таблица54.A1" office:value-type="string">
            <text:p text:style-name="P6">134</text:p>
          </table:table-cell>
          <table:table-cell table:style-name="Таблица54.A1" office:value-type="string">
            <text:p text:style-name="P6">Орехово-Зуево</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35</text:p>
          </table:table-cell>
          <table:table-cell table:style-name="Таблица54.A1" office:value-type="string">
            <text:p text:style-name="P6">Камышин</text:p>
          </table:table-cell>
          <table:table-cell table:style-name="Таблица54.A1" office:value-type="string">
            <text:p text:style-name="P6">Волгоградская область</text:p>
          </table:table-cell>
        </table:table-row>
        <table:table-row>
          <table:table-cell table:style-name="Таблица54.A1" office:value-type="string">
            <text:p text:style-name="P6">136</text:p>
          </table:table-cell>
          <table:table-cell table:style-name="Таблица54.A1" office:value-type="string">
            <text:p text:style-name="P6">Невинномыс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13<text:soft-page-break/>7</text:p>
          </table:table-cell>
          <table:table-cell table:style-name="Таблица54.A1" office:value-type="string">
            <text:p text:style-name="P6">Красногорск</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38</text:p>
          </table:table-cell>
          <table:table-cell table:style-name="Таблица54.A1" office:value-type="string">
            <text:p text:style-name="P6">Муром</text:p>
          </table:table-cell>
          <table:table-cell table:style-name="Таблица54.A1" office:value-type="string">
            <text:p text:style-name="P6">Владимирская область</text:p>
          </table:table-cell>
        </table:table-row>
        <table:table-row>
          <table:table-cell table:style-name="Таблица54.A1" office:value-type="string">
            <text:p text:style-name="P6">139</text:p>
          </table:table-cell>
          <table:table-cell table:style-name="Таблица54.A1" office:value-type="string">
            <text:p text:style-name="P6">Батайс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40</text:p>
          </table:table-cell>
          <table:table-cell table:style-name="Таблица54.A1" office:value-type="string">
            <text:p text:style-name="P6">Новошахтинс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41</text:p>
          </table:table-cell>
          <table:table-cell table:style-name="Таблица54.A1" office:value-type="string">
            <text:p text:style-name="P6">Сергиев Посад</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42</text:p>
          </table:table-cell>
          <table:table-cell table:style-name="Таблица54.A1" office:value-type="string">
            <text:p text:style-name="P6">Ноябрьск</text:p>
          </table:table-cell>
          <table:table-cell table:style-name="Таблица54.A1" office:value-type="string">
            <text:p text:style-name="P6">Ямало-Ненецкий автономный округ</text:p>
          </table:table-cell>
        </table:table-row>
        <table:table-row>
          <table:table-cell table:style-name="Таблица54.A1" office:value-type="string">
            <text:p text:style-name="P6">143</text:p>
          </table:table-cell>
          <table:table-cell table:style-name="Таблица54.A1" office:value-type="string">
            <text:p text:style-name="P6">Щёлково</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44</text:p>
          </table:table-cell>
          <table:table-cell table:style-name="Таблица54.A1" office:value-type="string">
            <text:p text:style-name="P6">Кызыл</text:p>
          </table:table-cell>
          <table:table-cell table:style-name="Таблица54.A1" office:value-type="string">
            <text:p text:style-name="P6">Тыва Республика</text:p>
          </table:table-cell>
        </table:table-row>
        <table:table-row>
          <table:table-cell table:style-name="Таблица54.A1" office:value-type="string">
            <text:p text:style-name="P6">145</text:p>
          </table:table-cell>
          <table:table-cell table:style-name="Таблица54.A1" office:value-type="string">
            <text:p text:style-name="P6">Октябрьский</text:p>
          </table:table-cell>
          <table:table-cell table:style-name="Таблица54.A1" office:value-type="string">
            <text:p text:style-name="P6">Башкортостан</text:p>
          </table:table-cell>
        </table:table-row>
        <table:table-row>
          <table:table-cell table:style-name="Таблица54.A1" office:value-type="string">
            <text:p text:style-name="P6">146</text:p>
          </table:table-cell>
          <table:table-cell table:style-name="Таблица54.A1" office:value-type="string">
            <text:p text:style-name="P6">Ачин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147</text:p>
          </table:table-cell>
          <table:table-cell table:style-name="Таблица54.A1" office:value-type="string">
            <text:p text:style-name="P6">Северск</text:p>
          </table:table-cell>
          <table:table-cell table:style-name="Таблица54.A1" office:value-type="string">
            <text:p text:style-name="P6">Томская область</text:p>
          </table:table-cell>
        </table:table-row>
        <table:table-row>
          <table:table-cell table:style-name="Таблица54.A1" office:value-type="string">
            <text:p text:style-name="P6">148</text:p>
          </table:table-cell>
          <table:table-cell table:style-name="Таблица54.A1" office:value-type="string">
            <text:p text:style-name="P6">Новокуйбышевск</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149</text:p>
          </table:table-cell>
          <table:table-cell table:style-name="Таблица54.A1" office:value-type="string">
            <text:p text:style-name="P6">Елец</text:p>
          </table:table-cell>
          <table:table-cell table:style-name="Таблица54.A1" office:value-type="string">
            <text:p text:style-name="P6">Липецкая область</text:p>
          </table:table-cell>
        </table:table-row>
        <table:table-row>
          <table:table-cell table:style-name="Таблица54.A1" office:value-type="string">
            <text:p text:style-name="P6">150</text:p>
          </table:table-cell>
          <table:table-cell table:style-name="Таблица54.A1" office:value-type="string">
            <text:p text:style-name="P6">Арзамас</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15<text:soft-page-break/>1</text:p>
          </table:table-cell>
          <table:table-cell table:style-name="Таблица54.A1" office:value-type="string">
            <text:p text:style-name="P6">Обнинск</text:p>
          </table:table-cell>
          <table:table-cell table:style-name="Таблица54.A1" office:value-type="string">
            <text:p text:style-name="P6">Калужская область</text:p>
          </table:table-cell>
        </table:table-row>
        <table:table-row>
          <table:table-cell table:style-name="Таблица54.A1" office:value-type="string">
            <text:p text:style-name="P6">152</text:p>
          </table:table-cell>
          <table:table-cell table:style-name="Таблица54.A1" office:value-type="string">
            <text:p text:style-name="P6">Новый Уренгой</text:p>
          </table:table-cell>
          <table:table-cell table:style-name="Таблица54.A1" office:value-type="string">
            <text:p text:style-name="P6">Ямало-Ненецкий автономный округ</text:p>
          </table:table-cell>
        </table:table-row>
        <table:table-row>
          <table:table-cell table:style-name="Таблица54.A1" office:value-type="string">
            <text:p text:style-name="P6">153</text:p>
          </table:table-cell>
          <table:table-cell table:style-name="Таблица54.A1" office:value-type="string">
            <text:p text:style-name="P6">Элиста</text:p>
          </table:table-cell>
          <table:table-cell table:style-name="Таблица54.A1" office:value-type="string">
            <text:p text:style-name="P6">Калмыкия</text:p>
          </table:table-cell>
        </table:table-row>
        <table:table-row>
          <table:table-cell table:style-name="Таблица54.A1" office:value-type="string">
            <text:p text:style-name="P6">154</text:p>
          </table:table-cell>
          <table:table-cell table:style-name="Таблица54.A1" office:value-type="string">
            <text:p text:style-name="P6">Пушкино</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55</text:p>
          </table:table-cell>
          <table:table-cell table:style-name="Таблица54.A1" office:value-type="string">
            <text:p text:style-name="P6">Жуковский</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56</text:p>
          </table:table-cell>
          <table:table-cell table:style-name="Таблица54.A1" office:value-type="string">
            <text:p text:style-name="P6">Артём</text:p>
          </table:table-cell>
          <table:table-cell table:style-name="Таблица54.A1" office:value-type="string">
            <text:p text:style-name="P6">Приморский край</text:p>
          </table:table-cell>
        </table:table-row>
        <table:table-row>
          <table:table-cell table:style-name="Таблица54.A1" office:value-type="string">
            <text:p text:style-name="P6">157</text:p>
          </table:table-cell>
          <table:table-cell table:style-name="Таблица54.A1" office:value-type="string">
            <text:p text:style-name="P6">Междуреченск</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158</text:p>
          </table:table-cell>
          <table:table-cell table:style-name="Таблица54.A1" office:value-type="string">
            <text:p text:style-name="P6">Ленинск-Кузнецкий</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159</text:p>
          </table:table-cell>
          <table:table-cell table:style-name="Таблица54.A1" office:value-type="string">
            <text:p text:style-name="P6">Сарапул</text:p>
          </table:table-cell>
          <table:table-cell table:style-name="Таблица54.A1" office:value-type="string">
            <text:p text:style-name="P6">Удмуртская Республика</text:p>
          </table:table-cell>
        </table:table-row>
        <table:table-row>
          <table:table-cell table:style-name="Таблица54.A1" office:value-type="string">
            <text:p text:style-name="P6">160</text:p>
          </table:table-cell>
          <table:table-cell table:style-name="Таблица54.A1" office:value-type="string">
            <text:p text:style-name="P6">Ессентуки</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161</text:p>
          </table:table-cell>
          <table:table-cell table:style-name="Таблица54.A1" office:value-type="string">
            <text:p text:style-name="P6">Воткинск</text:p>
          </table:table-cell>
          <table:table-cell table:style-name="Таблица54.A1" office:value-type="string">
            <text:p text:style-name="P6">Удмуртская Республика</text:p>
          </table:table-cell>
        </table:table-row>
        <table:table-row>
          <table:table-cell table:style-name="Таблица54.A1" office:value-type="string">
            <text:p text:style-name="P6">162</text:p>
          </table:table-cell>
          <table:table-cell table:style-name="Таблица54.A1" office:value-type="string">
            <text:p text:style-name="P6">Ногинск</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63</text:p>
          </table:table-cell>
          <table:table-cell table:style-name="Таблица54.A1" office:value-type="string">
            <text:p text:style-name="P6">Тобольск</text:p>
          </table:table-cell>
          <table:table-cell table:style-name="Таблица54.A1" office:value-type="string">
            <text:p text:style-name="P6">Тюменская область</text:p>
          </table:table-cell>
        </table:table-row>
        <table:table-row>
          <table:table-cell table:style-name="Таблица54.A1" office:value-type="string">
            <text:p text:style-name="P6">164</text:p>
          </table:table-cell>
          <table:table-cell table:style-name="Таблица54.A1" office:value-type="string">
            <text:p text:style-name="P6">Ухта</text:p>
          </table:table-cell>
          <table:table-cell table:style-name="Таблица54.A1" office:value-type="string">
            <text:p text:style-name="P6">Республика Коми</text:p>
          </table:table-cell>
        </table:table-row>
        <table:table-row>
          <table:table-cell table:style-name="Таблица54.A1" office:value-type="string">
            <text:p text:style-name="P6">16<text:soft-page-break/>5</text:p>
          </table:table-cell>
          <table:table-cell table:style-name="Таблица54.A1" office:value-type="string">
            <text:p text:style-name="P6">Серов</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168</text:p>
          </table:table-cell>
          <table:table-cell table:style-name="Таблица54.A1" office:value-type="string">
            <text:p text:style-name="P6">Великие Луки</text:p>
          </table:table-cell>
          <table:table-cell table:style-name="Таблица54.A1" office:value-type="string">
            <text:p text:style-name="P6">Псковская область</text:p>
          </table:table-cell>
        </table:table-row>
        <table:table-row>
          <table:table-cell table:style-name="Таблица54.A1" office:value-type="string">
            <text:p text:style-name="P6">169</text:p>
          </table:table-cell>
          <table:table-cell table:style-name="Таблица54.A1" office:value-type="string">
            <text:p text:style-name="P6">Мичуринск</text:p>
          </table:table-cell>
          <table:table-cell table:style-name="Таблица54.A1" office:value-type="string">
            <text:p text:style-name="P6">Тамбовская область</text:p>
          </table:table-cell>
        </table:table-row>
        <table:table-row>
          <table:table-cell table:style-name="Таблица54.A1" office:value-type="string">
            <text:p text:style-name="P6">170</text:p>
          </table:table-cell>
          <table:table-cell table:style-name="Таблица54.A1" office:value-type="string">
            <text:p text:style-name="P6">Киселёвск</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171</text:p>
          </table:table-cell>
          <table:table-cell table:style-name="Таблица54.A1" office:value-type="string">
            <text:p text:style-name="P6">Новотроицк</text:p>
          </table:table-cell>
          <table:table-cell table:style-name="Таблица54.A1" office:value-type="string">
            <text:p text:style-name="P6">Оренбургская область</text:p>
          </table:table-cell>
        </table:table-row>
        <table:table-row>
          <table:table-cell table:style-name="Таблица54.A1" office:value-type="string">
            <text:p text:style-name="P6">172</text:p>
          </table:table-cell>
          <table:table-cell table:style-name="Таблица54.A1" office:value-type="string">
            <text:p text:style-name="P6">Зеленодольск</text:p>
          </table:table-cell>
          <table:table-cell table:style-name="Таблица54.A1" office:value-type="string">
            <text:p text:style-name="P6">Татарстан</text:p>
          </table:table-cell>
        </table:table-row>
        <table:table-row>
          <table:table-cell table:style-name="Таблица54.A1" office:value-type="string">
            <text:p text:style-name="P6">173</text:p>
          </table:table-cell>
          <table:table-cell table:style-name="Таблица54.A1" office:value-type="string">
            <text:p text:style-name="P6">Бердск</text:p>
          </table:table-cell>
          <table:table-cell table:style-name="Таблица54.A1" office:value-type="string">
            <text:p text:style-name="P6">Новосибирская область</text:p>
          </table:table-cell>
        </table:table-row>
        <table:table-row>
          <table:table-cell table:style-name="Таблица54.A1" office:value-type="string">
            <text:p text:style-name="P6">174</text:p>
          </table:table-cell>
          <table:table-cell table:style-name="Таблица54.A1" office:value-type="string">
            <text:p text:style-name="P6">Соликамск</text:p>
          </table:table-cell>
          <table:table-cell table:style-name="Таблица54.A1" office:value-type="string">
            <text:p text:style-name="P6">Пермский край</text:p>
          </table:table-cell>
        </table:table-row>
        <table:table-row>
          <table:table-cell table:style-name="Таблица54.A1" office:value-type="string">
            <text:p text:style-name="P6">175</text:p>
          </table:table-cell>
          <table:table-cell table:style-name="Таблица54.A1" office:value-type="string">
            <text:p text:style-name="P6">Раменское</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76</text:p>
          </table:table-cell>
          <table:table-cell table:style-name="Таблица54.A1" office:value-type="string">
            <text:p text:style-name="P6">Домодедово</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77</text:p>
          </table:table-cell>
          <table:table-cell table:style-name="Таблица54.A1" office:value-type="string">
            <text:p text:style-name="P6">Магадан</text:p>
          </table:table-cell>
          <table:table-cell table:style-name="Таблица54.A1" office:value-type="string">
            <text:p text:style-name="P6">Магаданская область</text:p>
          </table:table-cell>
        </table:table-row>
        <table:table-row>
          <table:table-cell table:style-name="Таблица54.A1" office:value-type="string">
            <text:p text:style-name="P6">178</text:p>
          </table:table-cell>
          <table:table-cell table:style-name="Таблица54.A1" office:value-type="string">
            <text:p text:style-name="P6">Глазов</text:p>
          </table:table-cell>
          <table:table-cell table:style-name="Таблица54.A1" office:value-type="string">
            <text:p text:style-name="P6">Удмуртская Республика</text:p>
          </table:table-cell>
        </table:table-row>
        <table:table-row>
          <table:table-cell table:style-name="Таблица54.A1" office:value-type="string">
            <text:p text:style-name="P6">179</text:p>
          </table:table-cell>
          <table:table-cell table:style-name="Таблица54.A1" office:value-type="string">
            <text:p text:style-name="P6">Каменск-Шахтинский</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180</text:p>
          </table:table-cell>
          <table:table-cell table:style-name="Таблица54.A1" office:value-type="string">
            <text:p text:style-name="P6">Железногор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18<text:soft-page-break/>1</text:p>
          </table:table-cell>
          <table:table-cell table:style-name="Таблица54.A1" office:value-type="string">
            <text:p text:style-name="P6">Кан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182</text:p>
          </table:table-cell>
          <table:table-cell table:style-name="Таблица54.A1" office:value-type="string">
            <text:p text:style-name="P6">Назрань</text:p>
          </table:table-cell>
          <table:table-cell table:style-name="Таблица54.A1" office:value-type="string">
            <text:p text:style-name="P6">Ингушетия Республика</text:p>
          </table:table-cell>
        </table:table-row>
        <table:table-row>
          <table:table-cell table:style-name="Таблица54.A1" office:value-type="string">
            <text:p text:style-name="P6">183</text:p>
          </table:table-cell>
          <table:table-cell table:style-name="Таблица54.A1" office:value-type="string">
            <text:p text:style-name="P6">Воскресенск</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84</text:p>
          </table:table-cell>
          <table:table-cell table:style-name="Таблица54.A1" office:value-type="string">
            <text:p text:style-name="P6">Долгопрудный</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85</text:p>
          </table:table-cell>
          <table:table-cell table:style-name="Таблица54.A1" office:value-type="string">
            <text:p text:style-name="P6">Бугульма</text:p>
          </table:table-cell>
          <table:table-cell table:style-name="Таблица54.A1" office:value-type="string">
            <text:p text:style-name="P6">Татарстан</text:p>
          </table:table-cell>
        </table:table-row>
        <table:table-row>
          <table:table-cell table:style-name="Таблица54.A1" office:value-type="string">
            <text:p text:style-name="P6">186</text:p>
          </table:table-cell>
          <table:table-cell table:style-name="Таблица54.A1" office:value-type="string">
            <text:p text:style-name="P6">Кузнецк</text:p>
          </table:table-cell>
          <table:table-cell table:style-name="Таблица54.A1" office:value-type="string">
            <text:p text:style-name="P6">Пензенская область</text:p>
          </table:table-cell>
        </table:table-row>
        <table:table-row>
          <table:table-cell table:style-name="Таблица54.A1" office:value-type="string">
            <text:p text:style-name="P6">187</text:p>
          </table:table-cell>
          <table:table-cell table:style-name="Таблица54.A1" office:value-type="string">
            <text:p text:style-name="P6">Губкин</text:p>
          </table:table-cell>
          <table:table-cell table:style-name="Таблица54.A1" office:value-type="string">
            <text:p text:style-name="P6">Белгородская область</text:p>
          </table:table-cell>
        </table:table-row>
        <table:table-row>
          <table:table-cell table:style-name="Таблица54.A1" office:value-type="string">
            <text:p text:style-name="P6">188</text:p>
          </table:table-cell>
          <table:table-cell table:style-name="Таблица54.A1" office:value-type="string">
            <text:p text:style-name="P6">Кинешма</text:p>
          </table:table-cell>
          <table:table-cell table:style-name="Таблица54.A1" office:value-type="string">
            <text:p text:style-name="P6">Ивановская область</text:p>
          </table:table-cell>
        </table:table-row>
        <table:table-row>
          <table:table-cell table:style-name="Таблица54.A1" office:value-type="string">
            <text:p text:style-name="P6">189</text:p>
          </table:table-cell>
          <table:table-cell table:style-name="Таблица54.A1" office:value-type="string">
            <text:p text:style-name="P6">Ей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190</text:p>
          </table:table-cell>
          <table:table-cell table:style-name="Таблица54.A1" office:value-type="string">
            <text:p text:style-name="P6">Реутов</text:p>
          </table:table-cell>
          <table:table-cell table:style-name="Таблица54.A1" office:value-type="string">
            <text:p text:style-name="P6">Московская область</text:p>
          </table:table-cell>
        </table:table-row>
        <table:table-row>
          <table:table-cell table:style-name="Таблица54.A1" office:value-type="string">
            <text:p text:style-name="P6">191</text:p>
          </table:table-cell>
          <table:table-cell table:style-name="Таблица54.A1" office:value-type="string">
            <text:p text:style-name="P6">Усть-Илимск</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192</text:p>
          </table:table-cell>
          <table:table-cell table:style-name="Таблица54.A1" office:value-type="string">
            <text:p text:style-name="P6">Железногорск</text:p>
          </table:table-cell>
          <table:table-cell table:style-name="Таблица54.A1" office:value-type="string">
            <text:p text:style-name="P6">Курская область</text:p>
          </table:table-cell>
        </table:table-row>
        <table:table-row>
          <table:table-cell table:style-name="Таблица54.A1" office:value-type="string">
            <text:p text:style-name="P6">193</text:p>
          </table:table-cell>
          <table:table-cell table:style-name="Таблица54.A1" office:value-type="string">
            <text:p text:style-name="P6">Новоуральск</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194</text:p>
          </table:table-cell>
          <table:table-cell table:style-name="Таблица54.A1" office:value-type="string">
            <text:p text:style-name="P6">Усолье-Сибирское</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19<text:soft-page-break/>5</text:p>
          </table:table-cell>
          <table:table-cell table:style-name="Таблица54.A1" office:value-type="string">
            <text:p text:style-name="P6">Чайковский</text:p>
          </table:table-cell>
          <table:table-cell table:style-name="Таблица54.A1" office:value-type="string">
            <text:p text:style-name="P6">Пермский край</text:p>
          </table:table-cell>
        </table:table-row>
        <table:table-row>
          <table:table-cell table:style-name="Таблица54.A1" office:value-type="string">
            <text:p text:style-name="P6">196</text:p>
          </table:table-cell>
          <table:table-cell table:style-name="Таблица54.A1" office:value-type="string">
            <text:p text:style-name="P6">Новоалтайск</text:p>
          </table:table-cell>
          <table:table-cell table:style-name="Таблица54.A1" office:value-type="string">
            <text:p text:style-name="P6">Алтайский край</text:p>
          </table:table-cell>
        </table:table-row>
        <table:table-row>
          <table:table-cell table:style-name="Таблица54.A1" office:value-type="string">
            <text:p text:style-name="P6">197</text:p>
          </table:table-cell>
          <table:table-cell table:style-name="Таблица54.A1" office:value-type="string">
            <text:p text:style-name="P6">Белогорск</text:p>
          </table:table-cell>
          <table:table-cell table:style-name="Таблица54.A1" office:value-type="string">
            <text:p text:style-name="P6">Амурская область</text:p>
          </table:table-cell>
        </table:table-row>
        <table:table-row>
          <table:table-cell table:style-name="Таблица54.A1" office:value-type="string">
            <text:p text:style-name="P6">198</text:p>
          </table:table-cell>
          <table:table-cell table:style-name="Таблица54.A1" office:value-type="string">
            <text:p text:style-name="P6">Свободный</text:p>
          </table:table-cell>
          <table:table-cell table:style-name="Таблица54.A1" office:value-type="string">
            <text:p text:style-name="P6">Амурская область</text:p>
          </table:table-cell>
        </table:table-row>
        <table:table-row>
          <table:table-cell table:style-name="Таблица54.A1" office:value-type="string">
            <text:p text:style-name="P6">199</text:p>
          </table:table-cell>
          <table:table-cell table:style-name="Таблица54.A1" office:value-type="string">
            <text:p text:style-name="P6">Котлас</text:p>
          </table:table-cell>
          <table:table-cell table:style-name="Таблица54.A1" office:value-type="string">
            <text:p text:style-name="P6">Архангельская область</text:p>
          </table:table-cell>
        </table:table-row>
        <table:table-row>
          <table:table-cell table:style-name="Таблица54.A1" office:value-type="string">
            <text:p text:style-name="P6">200</text:p>
          </table:table-cell>
          <table:table-cell table:style-name="Таблица54.A1" office:value-type="string">
            <text:p text:style-name="P6">Клинцы</text:p>
          </table:table-cell>
          <table:table-cell table:style-name="Таблица54.A1" office:value-type="string">
            <text:p text:style-name="P6">Брянская область</text:p>
          </table:table-cell>
        </table:table-row>
        <table:table-row>
          <table:table-cell table:style-name="Таблица54.A1" office:value-type="string">
            <text:p text:style-name="P6">201</text:p>
          </table:table-cell>
          <table:table-cell table:style-name="Таблица54.A1" office:value-type="string">
            <text:p text:style-name="P6">Александров</text:p>
          </table:table-cell>
          <table:table-cell table:style-name="Таблица54.A1" office:value-type="string">
            <text:p text:style-name="P6">Владимирская область</text:p>
          </table:table-cell>
        </table:table-row>
        <table:table-row>
          <table:table-cell table:style-name="Таблица54.A1" office:value-type="string">
            <text:p text:style-name="P6">202</text:p>
          </table:table-cell>
          <table:table-cell table:style-name="Таблица54.A1" office:value-type="string">
            <text:p text:style-name="P6">202 Гусь-Хрустальный</text:p>
          </table:table-cell>
          <table:table-cell table:style-name="Таблица54.A1" office:value-type="string">
            <text:p text:style-name="P6">Владимирская область</text:p>
          </table:table-cell>
        </table:table-row>
        <table:table-row>
          <table:table-cell table:style-name="Таблица54.A1" office:value-type="string">
            <text:p text:style-name="P6">203</text:p>
          </table:table-cell>
          <table:table-cell table:style-name="Таблица54.A1" office:value-type="string">
            <text:p text:style-name="P6">Михайловка</text:p>
          </table:table-cell>
          <table:table-cell table:style-name="Таблица54.A1" office:value-type="string">
            <text:p text:style-name="P6">Волгоградская область</text:p>
          </table:table-cell>
        </table:table-row>
        <table:table-row>
          <table:table-cell table:style-name="Таблица54.A1" office:value-type="string">
            <text:p text:style-name="P6">204</text:p>
          </table:table-cell>
          <table:table-cell table:style-name="Таблица54.A1" office:value-type="string">
            <text:p text:style-name="P6">Борисоглебск</text:p>
          </table:table-cell>
          <table:table-cell table:style-name="Таблица54.A1" office:value-type="string">
            <text:p text:style-name="P6">Воронежская область</text:p>
          </table:table-cell>
        </table:table-row>
        <table:table-row>
          <table:table-cell table:style-name="Таблица54.A1" office:value-type="string">
            <text:p text:style-name="P6">205</text:p>
          </table:table-cell>
          <table:table-cell table:style-name="Таблица54.A1" office:value-type="string">
            <text:p text:style-name="P6">Лиски</text:p>
          </table:table-cell>
          <table:table-cell table:style-name="Таблица54.A1" office:value-type="string">
            <text:p text:style-name="P6">Воронежская область</text:p>
          </table:table-cell>
        </table:table-row>
        <table:table-row>
          <table:table-cell table:style-name="Таблица54.A1" office:value-type="string">
            <text:p text:style-name="P6">206</text:p>
          </table:table-cell>
          <table:table-cell table:style-name="Таблица54.A1" office:value-type="string">
            <text:p text:style-name="P6">Россошь</text:p>
          </table:table-cell>
          <table:table-cell table:style-name="Таблица54.A1" office:value-type="string">
            <text:p text:style-name="P6">Воронежская область</text:p>
          </table:table-cell>
        </table:table-row>
        <table:table-row>
          <table:table-cell table:style-name="Таблица54.A1" office:value-type="string">
            <text:p text:style-name="P6">207</text:p>
          </table:table-cell>
          <table:table-cell table:style-name="Таблица54.A1" office:value-type="string">
            <text:p text:style-name="P6">Биробиджан</text:p>
          </table:table-cell>
          <table:table-cell table:style-name="Таблица54.A1" office:value-type="string">
            <text:p text:style-name="P6">Еврейская автономная область</text:p>
          </table:table-cell>
        </table:table-row>
        <table:table-row>
          <table:table-cell table:style-name="Таблица54.A1" office:value-type="string">
            <text:p text:style-name="P6">208</text:p>
          </table:table-cell>
          <table:table-cell table:style-name="Таблица54.A1" office:value-type="string">
            <text:p text:style-name="P6">Краснокаменск</text:p>
          </table:table-cell>
          <table:table-cell table:style-name="Таблица54.A1" office:value-type="string">
            <text:p text:style-name="P6">Забайкальский край</text:p>
          </table:table-cell>
        </table:table-row>
        <table:table-row>
          <table:table-cell table:style-name="Таблица54.A1" office:value-type="string">
            <text:p text:style-name="P6">20<text:soft-page-break/>9</text:p>
          </table:table-cell>
          <table:table-cell table:style-name="Таблица54.A1" office:value-type="string">
            <text:p text:style-name="P6">Шуя</text:p>
          </table:table-cell>
          <table:table-cell table:style-name="Таблица54.A1" office:value-type="string">
            <text:p text:style-name="P6">Ивановская область</text:p>
          </table:table-cell>
        </table:table-row>
        <table:table-row>
          <table:table-cell table:style-name="Таблица54.A1" office:value-type="string">
            <text:p text:style-name="P6">210</text:p>
          </table:table-cell>
          <table:table-cell table:style-name="Таблица54.A1" office:value-type="string">
            <text:p text:style-name="P6">Черемхово</text:p>
          </table:table-cell>
          <table:table-cell table:style-name="Таблица54.A1" office:value-type="string">
            <text:p text:style-name="P6">Иркутская область</text:p>
          </table:table-cell>
        </table:table-row>
        <table:table-row>
          <table:table-cell table:style-name="Таблица54.A1" office:value-type="string">
            <text:p text:style-name="P6">211</text:p>
          </table:table-cell>
          <table:table-cell table:style-name="Таблица54.A1" office:value-type="string">
            <text:p text:style-name="P6">Прохладный</text:p>
          </table:table-cell>
          <table:table-cell table:style-name="Таблица54.A1" office:value-type="string">
            <text:p text:style-name="P6">Кабардино-Балкарская Республика</text:p>
          </table:table-cell>
        </table:table-row>
        <table:table-row>
          <table:table-cell table:style-name="Таблица54.A1" office:value-type="string">
            <text:p text:style-name="P6">212</text:p>
          </table:table-cell>
          <table:table-cell table:style-name="Таблица54.A1" office:value-type="string">
            <text:p text:style-name="P6">Анжеро-Судженск</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213</text:p>
          </table:table-cell>
          <table:table-cell table:style-name="Таблица54.A1" office:value-type="string">
            <text:p text:style-name="P6">Белово</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214</text:p>
          </table:table-cell>
          <table:table-cell table:style-name="Таблица54.A1" office:value-type="string">
            <text:p text:style-name="P6">Юрга</text:p>
          </table:table-cell>
          <table:table-cell table:style-name="Таблица54.A1" office:value-type="string">
            <text:p text:style-name="P6">Кемеровская область</text:p>
          </table:table-cell>
        </table:table-row>
        <table:table-row>
          <table:table-cell table:style-name="Таблица54.A1" office:value-type="string">
            <text:p text:style-name="P6">215</text:p>
          </table:table-cell>
          <table:table-cell table:style-name="Таблица54.A1" office:value-type="string">
            <text:p text:style-name="P6">Кирово-Чепецк</text:p>
          </table:table-cell>
          <table:table-cell table:style-name="Таблица54.A1" office:value-type="string">
            <text:p text:style-name="P6">Кировская область</text:p>
          </table:table-cell>
        </table:table-row>
        <table:table-row>
          <table:table-cell table:style-name="Таблица54.A1" office:value-type="string">
            <text:p text:style-name="P6">216</text:p>
          </table:table-cell>
          <table:table-cell table:style-name="Таблица54.A1" office:value-type="string">
            <text:p text:style-name="P6">Анапа</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17</text:p>
          </table:table-cell>
          <table:table-cell table:style-name="Таблица54.A1" office:value-type="string">
            <text:p text:style-name="P6">Белоречен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18</text:p>
          </table:table-cell>
          <table:table-cell table:style-name="Таблица54.A1" office:value-type="string">
            <text:p text:style-name="P6">Геленджи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19</text:p>
          </table:table-cell>
          <table:table-cell table:style-name="Таблица54.A1" office:value-type="string">
            <text:p text:style-name="P6">Кропоткин</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0</text:p>
          </table:table-cell>
          <table:table-cell table:style-name="Таблица54.A1" office:value-type="string">
            <text:p text:style-name="P6">Крым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1</text:p>
          </table:table-cell>
          <table:table-cell table:style-name="Таблица54.A1" office:value-type="string">
            <text:p text:style-name="P6">Лабин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2</text:p>
          </table:table-cell>
          <table:table-cell table:style-name="Таблица54.A1" office:value-type="string">
            <text:p text:style-name="P6">Славянск-на-Кубани</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text:soft-page-break/>3</text:p>
          </table:table-cell>
          <table:table-cell table:style-name="Таблица54.A1" office:value-type="string">
            <text:p text:style-name="P6">Тимашёвс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4</text:p>
          </table:table-cell>
          <table:table-cell table:style-name="Таблица54.A1" office:value-type="string">
            <text:p text:style-name="P6">Тихорецк</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5</text:p>
          </table:table-cell>
          <table:table-cell table:style-name="Таблица54.A1" office:value-type="string">
            <text:p text:style-name="P6">Туапсе</text:p>
          </table:table-cell>
          <table:table-cell table:style-name="Таблица54.A1" office:value-type="string">
            <text:p text:style-name="P6">Краснодарский край</text:p>
          </table:table-cell>
        </table:table-row>
        <table:table-row>
          <table:table-cell table:style-name="Таблица54.A1" office:value-type="string">
            <text:p text:style-name="P6">226</text:p>
          </table:table-cell>
          <table:table-cell table:style-name="Таблица54.A1" office:value-type="string">
            <text:p text:style-name="P6">Зеленогор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227</text:p>
          </table:table-cell>
          <table:table-cell table:style-name="Таблица54.A1" office:value-type="string">
            <text:p text:style-name="P6">Лесосибир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228</text:p>
          </table:table-cell>
          <table:table-cell table:style-name="Таблица54.A1" office:value-type="string">
            <text:p text:style-name="P6">Минусинск</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229</text:p>
          </table:table-cell>
          <table:table-cell table:style-name="Таблица54.A1" office:value-type="string">
            <text:p text:style-name="P6">Назарово</text:p>
          </table:table-cell>
          <table:table-cell table:style-name="Таблица54.A1" office:value-type="string">
            <text:p text:style-name="P6">Красноярский край</text:p>
          </table:table-cell>
        </table:table-row>
        <table:table-row>
          <table:table-cell table:style-name="Таблица54.A1" office:value-type="string">
            <text:p text:style-name="P6">230</text:p>
          </table:table-cell>
          <table:table-cell table:style-name="Таблица54.A1" office:value-type="string">
            <text:p text:style-name="P6">Шадринск</text:p>
          </table:table-cell>
          <table:table-cell table:style-name="Таблица54.A1" office:value-type="string">
            <text:p text:style-name="P6">Курганская область</text:p>
          </table:table-cell>
        </table:table-row>
        <table:table-row>
          <table:table-cell table:style-name="Таблица54.A1" office:value-type="string">
            <text:p text:style-name="P6">231</text:p>
          </table:table-cell>
          <table:table-cell table:style-name="Таблица54.A1" office:value-type="string">
            <text:p text:style-name="P6">Кириши</text:p>
          </table:table-cell>
          <table:table-cell table:style-name="Таблица54.A1" office:value-type="string">
            <text:p text:style-name="P6">Ленинградская область</text:p>
          </table:table-cell>
        </table:table-row>
        <table:table-row>
          <table:table-cell table:style-name="Таблица54.A1" office:value-type="string">
            <text:p text:style-name="P6">232</text:p>
          </table:table-cell>
          <table:table-cell table:style-name="Таблица54.A1" office:value-type="string">
            <text:p text:style-name="P6">Апатиты</text:p>
          </table:table-cell>
          <table:table-cell table:style-name="Таблица54.A1" office:value-type="string">
            <text:p text:style-name="P6">Мурманская область</text:p>
          </table:table-cell>
        </table:table-row>
        <table:table-row>
          <table:table-cell table:style-name="Таблица54.A1" office:value-type="string">
            <text:p text:style-name="P6">233</text:p>
          </table:table-cell>
          <table:table-cell table:style-name="Таблица54.A1" office:value-type="string">
            <text:p text:style-name="P6">Североморск</text:p>
          </table:table-cell>
          <table:table-cell table:style-name="Таблица54.A1" office:value-type="string">
            <text:p text:style-name="P6">Мурманская область</text:p>
          </table:table-cell>
        </table:table-row>
        <table:table-row>
          <table:table-cell table:style-name="Таблица54.A1" office:value-type="string">
            <text:p text:style-name="P6">234</text:p>
          </table:table-cell>
          <table:table-cell table:style-name="Таблица54.A1" office:value-type="string">
            <text:p text:style-name="P6">Балахна</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235</text:p>
          </table:table-cell>
          <table:table-cell table:style-name="Таблица54.A1" office:value-type="string">
            <text:p text:style-name="P6">Выкса</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236</text:p>
          </table:table-cell>
          <table:table-cell table:style-name="Таблица54.A1" office:value-type="string">
            <text:p text:style-name="P6">Кстово</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23<text:soft-page-break/>7</text:p>
          </table:table-cell>
          <table:table-cell table:style-name="Таблица54.A1" office:value-type="string">
            <text:p text:style-name="P6">Павлово</text:p>
          </table:table-cell>
          <table:table-cell table:style-name="Таблица54.A1" office:value-type="string">
            <text:p text:style-name="P6">Нижегородская область</text:p>
          </table:table-cell>
        </table:table-row>
        <table:table-row>
          <table:table-cell table:style-name="Таблица54.A1" office:value-type="string">
            <text:p text:style-name="P6">238</text:p>
          </table:table-cell>
          <table:table-cell table:style-name="Таблица54.A1" office:value-type="string">
            <text:p text:style-name="P6">Боровичи</text:p>
          </table:table-cell>
          <table:table-cell table:style-name="Таблица54.A1" office:value-type="string">
            <text:p text:style-name="P6">Новгородская область</text:p>
          </table:table-cell>
        </table:table-row>
        <table:table-row>
          <table:table-cell table:style-name="Таблица54.A1" office:value-type="string">
            <text:p text:style-name="P6">239</text:p>
          </table:table-cell>
          <table:table-cell table:style-name="Таблица54.A1" office:value-type="string">
            <text:p text:style-name="P6">Искитим</text:p>
          </table:table-cell>
          <table:table-cell table:style-name="Таблица54.A1" office:value-type="string">
            <text:p text:style-name="P6">Новосибирская область</text:p>
          </table:table-cell>
        </table:table-row>
        <table:table-row>
          <table:table-cell table:style-name="Таблица54.A1" office:value-type="string">
            <text:p text:style-name="P6">240</text:p>
          </table:table-cell>
          <table:table-cell table:style-name="Таблица54.A1" office:value-type="string">
            <text:p text:style-name="P6">Бугуруслан</text:p>
          </table:table-cell>
          <table:table-cell table:style-name="Таблица54.A1" office:value-type="string">
            <text:p text:style-name="P6">Оренбургская область</text:p>
          </table:table-cell>
        </table:table-row>
        <table:table-row>
          <table:table-cell table:style-name="Таблица54.A1" office:value-type="string">
            <text:p text:style-name="P6">241</text:p>
          </table:table-cell>
          <table:table-cell table:style-name="Таблица54.A1" office:value-type="string">
            <text:p text:style-name="P6">Бузулук</text:p>
          </table:table-cell>
          <table:table-cell table:style-name="Таблица54.A1" office:value-type="string">
            <text:p text:style-name="P6">Оренбургская область</text:p>
          </table:table-cell>
        </table:table-row>
        <table:table-row>
          <table:table-cell table:style-name="Таблица54.A1" office:value-type="string">
            <text:p text:style-name="P6">242</text:p>
          </table:table-cell>
          <table:table-cell table:style-name="Таблица54.A1" office:value-type="string">
            <text:p text:style-name="P6">Ливны</text:p>
          </table:table-cell>
          <table:table-cell table:style-name="Таблица54.A1" office:value-type="string">
            <text:p text:style-name="P6">Орловская область</text:p>
          </table:table-cell>
        </table:table-row>
        <table:table-row>
          <table:table-cell table:style-name="Таблица54.A1" office:value-type="string">
            <text:p text:style-name="P6">243</text:p>
          </table:table-cell>
          <table:table-cell table:style-name="Таблица54.A1" office:value-type="string">
            <text:p text:style-name="P6">Заречный</text:p>
          </table:table-cell>
          <table:table-cell table:style-name="Таблица54.A1" office:value-type="string">
            <text:p text:style-name="P6">Пензенская область</text:p>
          </table:table-cell>
        </table:table-row>
        <table:table-row>
          <table:table-cell table:style-name="Таблица54.A1" office:value-type="string">
            <text:p text:style-name="P6">244</text:p>
          </table:table-cell>
          <table:table-cell table:style-name="Таблица54.A1" office:value-type="string">
            <text:p text:style-name="P6">Краснокамск</text:p>
          </table:table-cell>
          <table:table-cell table:style-name="Таблица54.A1" office:value-type="string">
            <text:p text:style-name="P6">Пермский край</text:p>
          </table:table-cell>
        </table:table-row>
        <table:table-row>
          <table:table-cell table:style-name="Таблица54.A1" office:value-type="string">
            <text:p text:style-name="P6">245</text:p>
          </table:table-cell>
          <table:table-cell table:style-name="Таблица54.A1" office:value-type="string">
            <text:p text:style-name="P6">Кунгур</text:p>
          </table:table-cell>
          <table:table-cell table:style-name="Таблица54.A1" office:value-type="string">
            <text:p text:style-name="P6">Пермский край</text:p>
          </table:table-cell>
        </table:table-row>
        <table:table-row>
          <table:table-cell table:style-name="Таблица54.A1" office:value-type="string">
            <text:p text:style-name="P6">246</text:p>
          </table:table-cell>
          <table:table-cell table:style-name="Таблица54.A1" office:value-type="string">
            <text:p text:style-name="P6">Лысьва</text:p>
          </table:table-cell>
          <table:table-cell table:style-name="Таблица54.A1" office:value-type="string">
            <text:p text:style-name="P6">Пермский край</text:p>
          </table:table-cell>
        </table:table-row>
        <table:table-row>
          <table:table-cell table:style-name="Таблица54.A1" office:value-type="string">
            <text:p text:style-name="P6">247</text:p>
          </table:table-cell>
          <table:table-cell table:style-name="Таблица54.A1" office:value-type="string">
            <text:p text:style-name="P6">Арсеньев</text:p>
          </table:table-cell>
          <table:table-cell table:style-name="Таблица54.A1" office:value-type="string">
            <text:p text:style-name="P6">Приморский край</text:p>
          </table:table-cell>
        </table:table-row>
        <table:table-row>
          <table:table-cell table:style-name="Таблица54.A1" office:value-type="string">
            <text:p text:style-name="P6">248</text:p>
          </table:table-cell>
          <table:table-cell table:style-name="Таблица54.A1" office:value-type="string">
            <text:p text:style-name="P6">Горно-Алтайск</text:p>
          </table:table-cell>
          <table:table-cell table:style-name="Таблица54.A1" office:value-type="string">
            <text:p text:style-name="P6">Республика Алтай</text:p>
          </table:table-cell>
        </table:table-row>
        <table:table-row>
          <table:table-cell table:style-name="Таблица54.A1" office:value-type="string">
            <text:p text:style-name="P6">249</text:p>
          </table:table-cell>
          <table:table-cell table:style-name="Таблица54.A1" office:value-type="string">
            <text:p text:style-name="P6">Белебей</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0</text:p>
          </table:table-cell>
          <table:table-cell table:style-name="Таблица54.A1" office:value-type="string">
            <text:p text:style-name="P6">Белорецк</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text:soft-page-break/>1</text:p>
          </table:table-cell>
          <table:table-cell table:style-name="Таблица54.A1" office:value-type="string">
            <text:p text:style-name="P6">Ишимбай</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2</text:p>
          </table:table-cell>
          <table:table-cell table:style-name="Таблица54.A1" office:value-type="string">
            <text:p text:style-name="P6">Кумертау</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3</text:p>
          </table:table-cell>
          <table:table-cell table:style-name="Таблица54.A1" office:value-type="string">
            <text:p text:style-name="P6">Мелеуз</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4</text:p>
          </table:table-cell>
          <table:table-cell table:style-name="Таблица54.A1" office:value-type="string">
            <text:p text:style-name="P6">Сибай</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5</text:p>
          </table:table-cell>
          <table:table-cell table:style-name="Таблица54.A1" office:value-type="string">
            <text:p text:style-name="P6">Туймазы</text:p>
          </table:table-cell>
          <table:table-cell table:style-name="Таблица54.A1" office:value-type="string">
            <text:p text:style-name="P6">Республика Башкортостан</text:p>
          </table:table-cell>
        </table:table-row>
        <table:table-row>
          <table:table-cell table:style-name="Таблица54.A1" office:value-type="string">
            <text:p text:style-name="P6">256</text:p>
          </table:table-cell>
          <table:table-cell table:style-name="Таблица54.A1" office:value-type="string">
            <text:p text:style-name="P6">Буйнакск</text:p>
          </table:table-cell>
          <table:table-cell table:style-name="Таблица54.A1" office:value-type="string">
            <text:p text:style-name="P6">Республика Дагестан</text:p>
          </table:table-cell>
        </table:table-row>
        <table:table-row>
          <table:table-cell table:style-name="Таблица54.A1" office:value-type="string">
            <text:p text:style-name="P6">257</text:p>
          </table:table-cell>
          <table:table-cell table:style-name="Таблица54.A1" office:value-type="string">
            <text:p text:style-name="P6">Избербаш</text:p>
          </table:table-cell>
          <table:table-cell table:style-name="Таблица54.A1" office:value-type="string">
            <text:p text:style-name="P6">Республика Дагестан</text:p>
          </table:table-cell>
        </table:table-row>
        <table:table-row>
          <table:table-cell table:style-name="Таблица54.A1" office:value-type="string">
            <text:p text:style-name="P6">258</text:p>
          </table:table-cell>
          <table:table-cell table:style-name="Таблица54.A1" office:value-type="string">
            <text:p text:style-name="P6">Воркута</text:p>
          </table:table-cell>
          <table:table-cell table:style-name="Таблица54.A1" office:value-type="string">
            <text:p text:style-name="P6">Республика Коми</text:p>
          </table:table-cell>
        </table:table-row>
        <table:table-row>
          <table:table-cell table:style-name="Таблица54.A1" office:value-type="string">
            <text:p text:style-name="P6">259</text:p>
          </table:table-cell>
          <table:table-cell table:style-name="Таблица54.A1" office:value-type="string">
            <text:p text:style-name="P6">Волжск</text:p>
          </table:table-cell>
          <table:table-cell table:style-name="Таблица54.A1" office:value-type="string">
            <text:p text:style-name="P6">Республика Марий Эл</text:p>
          </table:table-cell>
        </table:table-row>
        <table:table-row>
          <table:table-cell table:style-name="Таблица54.A1" office:value-type="string">
            <text:p text:style-name="P6">260</text:p>
          </table:table-cell>
          <table:table-cell table:style-name="Таблица54.A1" office:value-type="string">
            <text:p text:style-name="P6">Нерюнгри</text:p>
          </table:table-cell>
          <table:table-cell table:style-name="Таблица54.A1" office:value-type="string">
            <text:p text:style-name="P6">Республика Саха (Якутия)</text:p>
          </table:table-cell>
        </table:table-row>
        <table:table-row>
          <table:table-cell table:style-name="Таблица54.A1" office:value-type="string">
            <text:p text:style-name="P6">261</text:p>
          </table:table-cell>
          <table:table-cell table:style-name="Таблица54.A1" office:value-type="string">
            <text:p text:style-name="P6">Елабуга</text:p>
          </table:table-cell>
          <table:table-cell table:style-name="Таблица54.A1" office:value-type="string">
            <text:p text:style-name="P6">Республика Татарстан</text:p>
          </table:table-cell>
        </table:table-row>
        <table:table-row>
          <table:table-cell table:style-name="Таблица54.A1" office:value-type="string">
            <text:p text:style-name="P6">262</text:p>
          </table:table-cell>
          <table:table-cell table:style-name="Таблица54.A1" office:value-type="string">
            <text:p text:style-name="P6">Лениногорск</text:p>
          </table:table-cell>
          <table:table-cell table:style-name="Таблица54.A1" office:value-type="string">
            <text:p text:style-name="P6">Республика Татарстан</text:p>
          </table:table-cell>
        </table:table-row>
        <table:table-row>
          <table:table-cell table:style-name="Таблица54.A1" office:value-type="string">
            <text:p text:style-name="P6">263</text:p>
          </table:table-cell>
          <table:table-cell table:style-name="Таблица54.A1" office:value-type="string">
            <text:p text:style-name="P6">Чистополь</text:p>
          </table:table-cell>
          <table:table-cell table:style-name="Таблица54.A1" office:value-type="string">
            <text:p text:style-name="P6">Республика Татарстан</text:p>
          </table:table-cell>
        </table:table-row>
        <table:table-row>
          <table:table-cell table:style-name="Таблица54.A1" office:value-type="string">
            <text:p text:style-name="P6">264</text:p>
          </table:table-cell>
          <table:table-cell table:style-name="Таблица54.A1" office:value-type="string">
            <text:p text:style-name="P6">Черногорск</text:p>
          </table:table-cell>
          <table:table-cell table:style-name="Таблица54.A1" office:value-type="string">
            <text:p text:style-name="P6">Республика Хакасия</text:p>
          </table:table-cell>
        </table:table-row>
        <table:table-row>
          <table:table-cell table:style-name="Таблица54.A1" office:value-type="string">
            <text:p text:style-name="P6">26<text:soft-page-break/>5</text:p>
          </table:table-cell>
          <table:table-cell table:style-name="Таблица54.A1" office:value-type="string">
            <text:p text:style-name="P6">Азов</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266</text:p>
          </table:table-cell>
          <table:table-cell table:style-name="Таблица54.A1" office:value-type="string">
            <text:p text:style-name="P6">Гуково</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267</text:p>
          </table:table-cell>
          <table:table-cell table:style-name="Таблица54.A1" office:value-type="string">
            <text:p text:style-name="P6">Донец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268</text:p>
          </table:table-cell>
          <table:table-cell table:style-name="Таблица54.A1" office:value-type="string">
            <text:p text:style-name="P6">Сальск</text:p>
          </table:table-cell>
          <table:table-cell table:style-name="Таблица54.A1" office:value-type="string">
            <text:p text:style-name="P6">Ростовская область</text:p>
          </table:table-cell>
        </table:table-row>
        <table:table-row>
          <table:table-cell table:style-name="Таблица54.A1" office:value-type="string">
            <text:p text:style-name="P6">269</text:p>
          </table:table-cell>
          <table:table-cell table:style-name="Таблица54.A1" office:value-type="string">
            <text:p text:style-name="P6">Жигулёвск</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270</text:p>
          </table:table-cell>
          <table:table-cell table:style-name="Таблица54.A1" office:value-type="string">
            <text:p text:style-name="P6">Чапаевск</text:p>
          </table:table-cell>
          <table:table-cell table:style-name="Таблица54.A1" office:value-type="string">
            <text:p text:style-name="P6">Самарская область</text:p>
          </table:table-cell>
        </table:table-row>
        <table:table-row>
          <table:table-cell table:style-name="Таблица54.A1" office:value-type="string">
            <text:p text:style-name="P6">271</text:p>
          </table:table-cell>
          <table:table-cell table:style-name="Таблица54.A1" office:value-type="string">
            <text:p text:style-name="P6">Балашов</text:p>
          </table:table-cell>
          <table:table-cell table:style-name="Таблица54.A1" office:value-type="string">
            <text:p text:style-name="P6">Саратовская область</text:p>
          </table:table-cell>
        </table:table-row>
        <table:table-row>
          <table:table-cell table:style-name="Таблица54.A1" office:value-type="string">
            <text:p text:style-name="P6">272</text:p>
          </table:table-cell>
          <table:table-cell table:style-name="Таблица54.A1" office:value-type="string">
            <text:p text:style-name="P6">Вольск</text:p>
          </table:table-cell>
          <table:table-cell table:style-name="Таблица54.A1" office:value-type="string">
            <text:p text:style-name="P6">Саратовская область</text:p>
          </table:table-cell>
        </table:table-row>
        <table:table-row>
          <table:table-cell table:style-name="Таблица54.A1" office:value-type="string">
            <text:p text:style-name="P6">273</text:p>
          </table:table-cell>
          <table:table-cell table:style-name="Таблица54.A1" office:value-type="string">
            <text:p text:style-name="P6">Асбест</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4</text:p>
          </table:table-cell>
          <table:table-cell table:style-name="Таблица54.A1" office:value-type="string">
            <text:p text:style-name="P6">Берёзовский</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5</text:p>
          </table:table-cell>
          <table:table-cell table:style-name="Таблица54.A1" office:value-type="string">
            <text:p text:style-name="P6">Верхняя Пышма</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6</text:p>
          </table:table-cell>
          <table:table-cell table:style-name="Таблица54.A1" office:value-type="string">
            <text:p text:style-name="P6">Краснотурьинск</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7</text:p>
          </table:table-cell>
          <table:table-cell table:style-name="Таблица54.A1" office:value-type="string">
            <text:p text:style-name="P6">Лесной</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8</text:p>
          </table:table-cell>
          <table:table-cell table:style-name="Таблица54.A1" office:value-type="string">
            <text:p text:style-name="P6">Полевской</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7<text:soft-page-break/>9</text:p>
          </table:table-cell>
          <table:table-cell table:style-name="Таблица54.A1" office:value-type="string">
            <text:p text:style-name="P6">Ревда</text:p>
          </table:table-cell>
          <table:table-cell table:style-name="Таблица54.A1" office:value-type="string">
            <text:p text:style-name="P6">Свердловская область</text:p>
          </table:table-cell>
        </table:table-row>
        <table:table-row>
          <table:table-cell table:style-name="Таблица54.A1" office:value-type="string">
            <text:p text:style-name="P6">280</text:p>
          </table:table-cell>
          <table:table-cell table:style-name="Таблица54.A1" office:value-type="string">
            <text:p text:style-name="P6">Вязьма</text:p>
          </table:table-cell>
          <table:table-cell table:style-name="Таблица54.A1" office:value-type="string">
            <text:p text:style-name="P6">Смоленская область</text:p>
          </table:table-cell>
        </table:table-row>
        <table:table-row>
          <table:table-cell table:style-name="Таблица54.A1" office:value-type="string">
            <text:p text:style-name="P6">281</text:p>
          </table:table-cell>
          <table:table-cell table:style-name="Таблица54.A1" office:value-type="string">
            <text:p text:style-name="P6">Рославль</text:p>
          </table:table-cell>
          <table:table-cell table:style-name="Таблица54.A1" office:value-type="string">
            <text:p text:style-name="P6">Смоленская область</text:p>
          </table:table-cell>
        </table:table-row>
        <table:table-row>
          <table:table-cell table:style-name="Таблица54.A1" office:value-type="string">
            <text:p text:style-name="P6">282</text:p>
          </table:table-cell>
          <table:table-cell table:style-name="Таблица54.A1" office:value-type="string">
            <text:p text:style-name="P6">Будённов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283</text:p>
          </table:table-cell>
          <table:table-cell table:style-name="Таблица54.A1" office:value-type="string">
            <text:p text:style-name="P6">Георгиев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284</text:p>
          </table:table-cell>
          <table:table-cell table:style-name="Таблица54.A1" office:value-type="string">
            <text:p text:style-name="P6">Минеральные Воды</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285</text:p>
          </table:table-cell>
          <table:table-cell table:style-name="Таблица54.A1" office:value-type="string">
            <text:p text:style-name="P6">Михайловск</text:p>
          </table:table-cell>
          <table:table-cell table:style-name="Таблица54.A1" office:value-type="string">
            <text:p text:style-name="P6">Ставропольский край</text:p>
          </table:table-cell>
        </table:table-row>
        <table:table-row>
          <table:table-cell table:style-name="Таблица54.A1" office:value-type="string">
            <text:p text:style-name="P6">286</text:p>
          </table:table-cell>
          <table:table-cell table:style-name="Таблица54.A1" office:value-type="string">
            <text:p text:style-name="P6">Вышний Волочёк</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87</text:p>
          </table:table-cell>
          <table:table-cell table:style-name="Таблица54.A1" office:value-type="string">
            <text:p text:style-name="P6">Кимры</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88</text:p>
          </table:table-cell>
          <table:table-cell table:style-name="Таблица54.A1" office:value-type="string">
            <text:p text:style-name="P6">Ржев</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89</text:p>
          </table:table-cell>
          <table:table-cell table:style-name="Таблица54.A1" office:value-type="string">
            <text:p text:style-name="P6">Алексин</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90</text:p>
          </table:table-cell>
          <table:table-cell table:style-name="Таблица54.A1" office:value-type="string">
            <text:p text:style-name="P6">Донской</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91</text:p>
          </table:table-cell>
          <table:table-cell table:style-name="Таблица54.A1" office:value-type="string">
            <text:p text:style-name="P6">Узловая</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92</text:p>
          </table:table-cell>
          <table:table-cell table:style-name="Таблица54.A1" office:value-type="string">
            <text:p text:style-name="P6">Щёкино</text:p>
          </table:table-cell>
          <table:table-cell table:style-name="Таблица54.A1" office:value-type="string">
            <text:p text:style-name="P6">Тверская область</text:p>
          </table:table-cell>
        </table:table-row>
        <table:table-row>
          <table:table-cell table:style-name="Таблица54.A1" office:value-type="string">
            <text:p text:style-name="P6">29<text:soft-page-break/>3</text:p>
          </table:table-cell>
          <table:table-cell table:style-name="Таблица54.A1" office:value-type="string">
            <text:p text:style-name="P6">Ишим</text:p>
          </table:table-cell>
          <table:table-cell table:style-name="Таблица54.A1" office:value-type="string">
            <text:p text:style-name="P6">Тюменская область</text:p>
          </table:table-cell>
        </table:table-row>
        <table:table-row>
          <table:table-cell table:style-name="Таблица54.A1" office:value-type="string">
            <text:p text:style-name="P6">294</text:p>
          </table:table-cell>
          <table:table-cell table:style-name="Таблица54.A1" office:value-type="string">
            <text:p text:style-name="P6">Саяногорск</text:p>
          </table:table-cell>
          <table:table-cell table:style-name="Таблица54.A1" office:value-type="string">
            <text:p text:style-name="P6">Хакасия</text:p>
          </table:table-cell>
        </table:table-row>
        <table:table-row>
          <table:table-cell table:style-name="Таблица54.A1" office:value-type="string">
            <text:p text:style-name="P6">295</text:p>
          </table:table-cell>
          <table:table-cell table:style-name="Таблица54.A1" office:value-type="string">
            <text:p text:style-name="P6">Когалым</text:p>
          </table:table-cell>
          <table:table-cell table:style-name="Таблица54.A1" office:value-type="string">
            <text:p text:style-name="P6">Ханты-Мансийский автономный округ</text:p>
          </table:table-cell>
        </table:table-row>
        <table:table-row>
          <table:table-cell table:style-name="Таблица54.A1" office:value-type="string">
            <text:p text:style-name="P6">296</text:p>
          </table:table-cell>
          <table:table-cell table:style-name="Таблица54.A1" office:value-type="string">
            <text:p text:style-name="P6">Нягань</text:p>
          </table:table-cell>
          <table:table-cell table:style-name="Таблица54.A1" office:value-type="string">
            <text:p text:style-name="P6">Ханты-Мансийский автономный округ</text:p>
          </table:table-cell>
        </table:table-row>
        <table:table-row>
          <table:table-cell table:style-name="Таблица54.A1" office:value-type="string">
            <text:p text:style-name="P6">297</text:p>
          </table:table-cell>
          <table:table-cell table:style-name="Таблица54.A1" office:value-type="string">
            <text:p text:style-name="P6">Ханты-Мансийск</text:p>
          </table:table-cell>
          <table:table-cell table:style-name="Таблица54.A1" office:value-type="string">
            <text:p text:style-name="P6">Ханты-Мансийский автономный округ</text:p>
          </table:table-cell>
        </table:table-row>
        <table:table-row>
          <table:table-cell table:style-name="Таблица54.A1" office:value-type="string">
            <text:p text:style-name="P6">298</text:p>
          </table:table-cell>
          <table:table-cell table:style-name="Таблица54.A1" office:value-type="string">
            <text:p text:style-name="P6">Озерск</text:p>
          </table:table-cell>
          <table:table-cell table:style-name="Таблица54.A1" office:value-type="string">
            <text:p text:style-name="P5">Челябинская область</text:p>
          </table:table-cell>
        </table:table-row>
      </table:table>
      <table:table table:name="Таблица55" table:style-name="Таблица55">
        <table:table-column table:style-name="Таблица55.A"/>
        <table:table-column table:style-name="Таблица55.B"/>
        <table:table-row>
          <table:table-cell table:style-name="Таблица55.A1" office:value-type="string">
            <text:p text:style-name="P3"/>
          </table:table-cell>
          <table:table-cell table:style-name="Таблица55.A1" office:value-type="string">
            <text:p text:style-name="P7"><text:span text:style-name="Strong_20_Emphasis"><text:span text:style-name="T3">Приложение № 8</text:span></text:span></text:p>
          </table:table-cell>
        </table:table-row>
        <table:table-row>
          <table:table-cell table:style-name="Таблица55.A1" office:value-type="string">
            <text:p text:style-name="P3"/>
          </table:table-cell>
          <table:table-cell table:style-name="Таблица55.A1" office:value-type="string">
            <text:p text:style-name="P7"><text:span text:style-name="Strong_20_Emphasis"><text:span text:style-name="T3">к Оферте об оказании услуг в ПВЗ</text:span></text:span></text:p>
          </table:table-cell>
        </table:table-row>
        <table:table-row>
          <table:table-cell table:style-name="Таблица55.A1" office:value-type="string">
            <text:p text:style-name="P3"/>
          </table:table-cell>
          <table:table-cell table:style-name="Таблица55.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table:table table:name="Таблица56" table:style-name="Таблица56">
        <table:table-column table:style-name="Таблица56.A"/>
        <table:table-column table:style-name="Таблица56.B"/>
        <text:soft-page-break/>
        <table:table-row>
          <table:table-cell table:style-name="Таблица56.A1" office:value-type="string">
            <text:p text:style-name="P3"/>
          </table:table-cell>
          <table:table-cell table:style-name="Таблица56.A1" office:value-type="string">
            <text:p text:style-name="P7"><text:span text:style-name="Strong_20_Emphasis"><text:span text:style-name="T3">Приложение № 3</text:span></text:span></text:p>
          </table:table-cell>
        </table:table-row>
        <table:table-row>
          <table:table-cell table:style-name="Таблица56.A1" office:value-type="string">
            <text:p text:style-name="P3"/>
          </table:table-cell>
          <table:table-cell table:style-name="Таблица56.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text:span><text:soft-page-break/><text:span text:style-name="T4">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text:soft-page-break/>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text:span><text:soft-page-break/><text:span text:style-name="T4">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text:soft-page-break/>(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text:soft-page-break/>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text:soft-page-break/>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text:span><text:soft-page-break/><text:span text:style-name="T4">быть освобожден от обязанности оборудовать входную дверь в ПВЗ вышеуказанным замком и контроллером.</text:span></text:p>
      <text:p text:style-name="P11"><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text:soft-page-break/>— <text:span text:style-name="T2">размер матрицы: не менее 1/2.8 дюйма;</text:span></text:p>
      <text:p text:style-name="P25">—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57" table:style-name="Таблица57">
        <table:table-column table:style-name="Таблица57.A"/>
        <table:table-column table:style-name="Таблица57.B"/>
        <table:table-row>
          <table:table-cell table:style-name="Таблица57.A1" office:value-type="string">
            <text:p text:style-name="P3"/>
          </table:table-cell>
          <table:table-cell table:style-name="Таблица57.A1" office:value-type="string">
            <text:p text:style-name="P7"><text:span text:style-name="Strong_20_Emphasis"><text:span text:style-name="T3">Приложение № 4</text:span></text:span></text:p>
          </table:table-cell>
        </table:table-row>
        <table:table-row>
          <table:table-cell table:style-name="Таблица57.A1" office:value-type="string">
            <text:p text:style-name="P3"/>
          </table:table-cell>
          <table:table-cell table:style-name="Таблица57.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58" table:style-name="Таблица58">
        <table:table-column table:style-name="Таблица58.A"/>
        <table:table-column table:style-name="Таблица58.B"/>
        <table:table-column table:style-name="Таблица58.C"/>
        <table:table-column table:style-name="Таблица58.D"/>
        <table:table-header-rows>
          <table:table-row>
            <table:table-cell table:style-name="Таблица58.A1" office:value-type="string">
              <text:p text:style-name="P8">№ <text:span text:style-name="T6">строки</text:span></text:p>
            </table:table-cell>
            <table:table-cell table:style-name="Таблица58.A1" office:value-type="string">
              <text:p text:style-name="P8">№ <text:span text:style-name="T6">раздела или пп. Договора</text:span></text:p>
            </table:table-cell>
            <table:table-cell table:style-name="Таблица58.A1" office:value-type="string">
              <text:p text:style-name="P4">Договор</text:p>
            </table:table-cell>
            <table:table-cell table:style-name="Таблица58.A1" office:value-type="string">
              <text:p text:style-name="P4">ОТВЕТСТВЕННОСТЬ / РАЗМЕР ШТРАФОВ</text:p>
            </table:table-cell>
          </table:table-row>
        </table:table-header-rows>
        <table:table-row>
          <table:table-cell table:style-name="Таблица58.A1" office:value-type="string">
            <text:p text:style-name="P6">1.</text:p>
          </table:table-cell>
          <table:table-cell table:style-name="Таблица58.A1" office:value-type="string">
            <text:p text:style-name="P6">5.1.</text:p>
          </table:table-cell>
          <table:table-cell table:style-name="Таблица58.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58.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58.A1" office:value-type="string">
            <text:p text:style-name="P6">2.</text:p>
          </table:table-cell>
          <table:table-cell table:style-name="Таблица58.A1" office:value-type="string">
            <text:p text:style-name="P6">5.2.</text:p>
          </table:table-cell>
          <table:table-cell table:style-name="Таблица58.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58.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58.A1" office:value-type="string">
            <text:p text:style-name="P6">3.</text:p>
          </table:table-cell>
          <table:table-cell table:style-name="Таблица58.A1" office:value-type="string">
            <text:p text:style-name="P6">5.7.</text:p>
          </table:table-cell>
          <table:table-cell table:style-name="Таблица58.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5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58.A1" office:value-type="string">
            <text:p text:style-name="P6">4.</text:p>
          </table:table-cell>
          <table:table-cell table:style-name="Таблица58.A1" office:value-type="string">
            <text:p text:style-name="P6">5.8.</text:p>
          </table:table-cell>
          <table:table-cell table:style-name="Таблица58.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58.A1" office:value-type="string">
            <text:p text:style-name="P6">2 500 000 (два миллиона пятьсот тысяч) российских рублей.</text:p>
          </table:table-cell>
        </table:table-row>
        <table:table-row>
          <table:table-cell table:style-name="Таблица58.A1" office:value-type="string">
            <text:p text:style-name="P6">5.</text:p>
          </table:table-cell>
          <table:table-cell table:style-name="Таблица58.A1" office:value-type="string">
            <text:p text:style-name="P6">5.9.</text:p>
          </table:table-cell>
          <table:table-cell table:style-name="Таблица58.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58.A1" office:value-type="string">
            <text:p text:style-name="P6">10 000 (десять тысяч) <text:soft-page-break/>российских рублей;</text:p>
          </table:table-cell>
        </table:table-row>
        <table:table-row>
          <table:table-cell table:style-name="Таблица58.A1" office:value-type="string">
            <text:p text:style-name="P6">6.</text:p>
          </table:table-cell>
          <table:table-cell table:style-name="Таблица58.A1" office:value-type="string">
            <text:p text:style-name="P6">5.10.</text:p>
          </table:table-cell>
          <table:table-cell table:style-name="Таблица58.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58.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58.A1" office:value-type="string">
            <text:p text:style-name="P6">7.</text:p>
          </table:table-cell>
          <table:table-cell table:style-name="Таблица58.A1" office:value-type="string">
            <text:p text:style-name="P6">5.11</text:p>
          </table:table-cell>
          <table:table-cell table:style-name="Таблица58.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58.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58.A1" office:value-type="string">
            <text:p text:style-name="P6">8.</text:p>
          </table:table-cell>
          <table:table-cell table:style-name="Таблица58.A1" office:value-type="string">
            <text:p text:style-name="P6">5.12.</text:p>
          </table:table-cell>
          <table:table-cell table:style-name="Таблица58.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5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58.A1" office:value-type="string">
            <text:p text:style-name="P6">9.</text:p>
          </table:table-cell>
          <table:table-cell table:style-name="Таблица58.A1" office:value-type="string">
            <text:p text:style-name="P6">5.13.</text:p>
          </table:table-cell>
          <table:table-cell table:style-name="Таблица58.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58.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58.A1" office:value-type="string">
            <text:p text:style-name="P6">10.</text:p>
          </table:table-cell>
          <table:table-cell table:style-name="Таблица58.A1" office:value-type="string">
            <text:p text:style-name="P6">5.14.</text:p>
          </table:table-cell>
          <table:table-cell table:style-name="Таблица58.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5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58.A1" office:value-type="string">
            <text:p text:style-name="P6">11.</text:p>
          </table:table-cell>
          <table:table-cell table:style-name="Таблица58.A1" office:value-type="string">
            <text:p text:style-name="P6">5.15.</text:p>
          </table:table-cell>
          <table:table-cell table:style-name="Таблица58.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58.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58.A1" office:value-type="string">
            <text:p text:style-name="P6">12.</text:p>
          </table:table-cell>
          <table:table-cell table:style-name="Таблица58.A1" office:value-type="string">
            <text:p text:style-name="P6">5.17.</text:p>
          </table:table-cell>
          <table:table-cell table:style-name="Таблица58.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58.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58.A1" office:value-type="string">
            <text:p text:style-name="P6">13.</text:p>
          </table:table-cell>
          <table:table-cell table:style-name="Таблица58.A1" office:value-type="string">
            <text:p text:style-name="P6">5.18.</text:p>
          </table:table-cell>
          <table:table-cell table:style-name="Таблица58.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58.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58.A1" office:value-type="string">
            <text:p text:style-name="P6">14.</text:p>
          </table:table-cell>
          <table:table-cell table:style-name="Таблица58.A1" office:value-type="string">
            <text:p text:style-name="P6">5.19.</text:p>
          </table:table-cell>
          <table:table-cell table:style-name="Таблица58.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58.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58.A1" office:value-type="string">
            <text:p text:style-name="P6">15.</text:p>
          </table:table-cell>
          <table:table-cell table:style-name="Таблица58.A1" office:value-type="string">
            <text:p text:style-name="P6">5.20.</text:p>
          </table:table-cell>
          <table:table-cell table:style-name="Таблица58.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58.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58.A1" office:value-type="string">
            <text:p text:style-name="P6">16.</text:p>
          </table:table-cell>
          <table:table-cell table:style-name="Таблица58.A1" office:value-type="string">
            <text:p text:style-name="P6">5.21.</text:p>
          </table:table-cell>
          <table:table-cell table:style-name="Таблица58.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58.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58.A1" office:value-type="string">
            <text:p text:style-name="P6">17.</text:p>
          </table:table-cell>
          <table:table-cell table:style-name="Таблица58.A1" office:value-type="string">
            <text:p text:style-name="P6">5.22.</text:p>
          </table:table-cell>
          <table:table-cell table:style-name="Таблица58.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58.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58.A1" office:value-type="string">
            <text:p text:style-name="P6">18.</text:p>
          </table:table-cell>
          <table:table-cell table:style-name="Таблица58.A1" office:value-type="string">
            <text:p text:style-name="P6">5.23.</text:p>
          </table:table-cell>
          <table:table-cell table:style-name="Таблица58.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58.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58.A1" office:value-type="string">
            <text:p text:style-name="P6">19.</text:p>
          </table:table-cell>
          <table:table-cell table:style-name="Таблица58.A1" office:value-type="string">
            <text:p text:style-name="P6">9.1.1, 9.1.2, 9.1.3, 9.1.4, 9.1.6, 9.1.8, 9.3, 9.4</text:p>
          </table:table-cell>
          <table:table-cell table:style-name="Таблица58.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58.A1" office:value-type="string">
            <text:p text:style-name="P6">За каждое выявленное нарушение – 10 000 (десять тысяч) российских рублей.</text:p>
          </table:table-cell>
        </table:table-row>
        <table:table-row>
          <table:table-cell table:style-name="Таблица58.A1" office:value-type="string">
            <text:p text:style-name="P6">20.</text:p>
          </table:table-cell>
          <table:table-cell table:style-name="Таблица58.A1" office:value-type="string">
            <text:p text:style-name="P6">9.1.5, 9.1.7, 9.1.9, 9.1.10, 9.2.</text:p>
          </table:table-cell>
          <table:table-cell table:style-name="Таблица58.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5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58.A1" office:value-type="string">
            <text:p text:style-name="P6">21.</text:p>
          </table:table-cell>
          <table:table-cell table:style-name="Таблица58.A1" office:value-type="string">
            <text:p text:style-name="P6">Раздел 10</text:p>
          </table:table-cell>
          <table:table-cell table:style-name="Таблица58.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58.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59" table:style-name="Таблица59">
        <table:table-column table:style-name="Таблица59.A"/>
        <table:table-column table:style-name="Таблица59.B"/>
        <table:table-column table:style-name="Таблица59.C"/>
        <table:table-column table:style-name="Таблица59.D"/>
        <table:table-header-rows>
          <table:table-row>
            <table:table-cell table:style-name="Таблица59.A1" office:value-type="string">
              <text:p text:style-name="P8">№ <text:span text:style-name="T6">строки</text:span></text:p>
            </table:table-cell>
            <table:table-cell table:style-name="Таблица59.A1" office:value-type="string">
              <text:p text:style-name="P8">№ <text:span text:style-name="T6">раздела или пп. Договора</text:span></text:p>
            </table:table-cell>
            <table:table-cell table:style-name="Таблица59.A1" office:value-type="string">
              <text:p text:style-name="P4">Приложение №2 (Правила оказания услуг)</text:p>
            </table:table-cell>
            <table:table-cell table:style-name="Таблица59.A1" office:value-type="string">
              <text:p text:style-name="P4">ОТВЕТСТВЕННОСТЬ / РАЗМЕР ШТРАФОВ</text:p>
            </table:table-cell>
          </table:table-row>
        </table:table-header-rows>
        <table:table-row>
          <table:table-cell table:style-name="Таблица59.A1" office:value-type="string">
            <text:p text:style-name="P6">22.</text:p>
          </table:table-cell>
          <table:table-cell table:style-name="Таблица59.A1" office:value-type="string">
            <text:p text:style-name="P6">2.2, 2.2.1.</text:p>
          </table:table-cell>
          <table:table-cell table:style-name="Таблица59.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5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59.A1" office:value-type="string">
            <text:p text:style-name="P6">23.</text:p>
          </table:table-cell>
          <table:table-cell table:style-name="Таблица59.A1" office:value-type="string">
            <text:p text:style-name="P6">2.4, 2.4.1, 2.4.2.</text:p>
          </table:table-cell>
          <table:table-cell table:style-name="Таблица59.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59.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59.A1" office:value-type="string">
            <text:p text:style-name="P6">24.</text:p>
          </table:table-cell>
          <table:table-cell table:style-name="Таблица59.A1" office:value-type="string">
            <text:p text:style-name="P6">3.1.</text:p>
          </table:table-cell>
          <table:table-cell table:style-name="Таблица59.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59.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59.A1" office:value-type="string">
            <text:p text:style-name="P6">25.</text:p>
          </table:table-cell>
          <table:table-cell table:style-name="Таблица59.A1" office:value-type="string">
            <text:p text:style-name="P6">3.4.</text:p>
          </table:table-cell>
          <table:table-cell table:style-name="Таблица59.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59.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59.A1" office:value-type="string">
            <text:p text:style-name="P6">26.</text:p>
          </table:table-cell>
          <table:table-cell table:style-name="Таблица59.A1" office:value-type="string">
            <text:p text:style-name="P6">4.2.</text:p>
          </table:table-cell>
          <table:table-cell table:style-name="Таблица59.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5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59.A1" office:value-type="string">
            <text:p text:style-name="P6">27.</text:p>
          </table:table-cell>
          <table:table-cell table:style-name="Таблица59.A1" office:value-type="string">
            <text:p text:style-name="P6">4.3.</text:p>
          </table:table-cell>
          <table:table-cell table:style-name="Таблица59.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59.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59.A1" office:value-type="string">
            <text:p text:style-name="P6">28.</text:p>
          </table:table-cell>
          <table:table-cell table:style-name="Таблица59.A1" office:value-type="string">
            <text:p text:style-name="P6">4.4.</text:p>
          </table:table-cell>
          <table:table-cell table:style-name="Таблица59.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59.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59.A1" office:value-type="string">
            <text:p text:style-name="P6">29.</text:p>
          </table:table-cell>
          <table:table-cell table:style-name="Таблица59.A1" office:value-type="string">
            <text:p text:style-name="P6">4.6.</text:p>
          </table:table-cell>
          <table:table-cell table:style-name="Таблица59.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59.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59.A1" office:value-type="string">
            <text:p text:style-name="P6">30.</text:p>
          </table:table-cell>
          <table:table-cell table:style-name="Таблица59.A1" office:value-type="string">
            <text:p text:style-name="P6">6.2.</text:p>
          </table:table-cell>
          <table:table-cell table:style-name="Таблица59.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59.A1" office:value-type="string">
            <text:p text:style-name="P6">За каждое выявленное нарушение – 50 000 (пятьдесят тысяч) российских рублей.</text:p>
          </table:table-cell>
        </table:table-row>
        <table:table-row>
          <table:table-cell table:style-name="Таблица59.A1" office:value-type="string">
            <text:p text:style-name="P6">31.</text:p>
          </table:table-cell>
          <table:table-cell table:style-name="Таблица59.A1" office:value-type="string">
            <text:p text:style-name="P6">6.4.<text:line-break/>6.4.1.</text:p>
          </table:table-cell>
          <table:table-cell table:style-name="Таблица59.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59.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59.A1" office:value-type="string">
            <text:p text:style-name="P6">32.</text:p>
          </table:table-cell>
          <table:table-cell table:style-name="Таблица59.A1" office:value-type="string">
            <text:p text:style-name="P6">6.6.</text:p>
          </table:table-cell>
          <table:table-cell table:style-name="Таблица59.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5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59.A1" office:value-type="string">
            <text:p text:style-name="P6">33.</text:p>
          </table:table-cell>
          <table:table-cell table:style-name="Таблица59.A1" office:value-type="string">
            <text:p text:style-name="P3"/>
          </table:table-cell>
          <table:table-cell table:style-name="Таблица59.A1" office:value-type="string">
            <text:p text:style-name="P6">За иные нарушения Правил оказания услуг, не поименованные в Приложении № 2.</text:p>
          </table:table-cell>
          <table:table-cell table:style-name="Таблица59.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60" table:style-name="Таблица60">
        <table:table-column table:style-name="Таблица60.A"/>
        <table:table-column table:style-name="Таблица60.B"/>
        <table:table-column table:style-name="Таблица60.C"/>
        <table:table-column table:style-name="Таблица60.D"/>
        <table:table-header-rows>
          <table:table-row>
            <table:table-cell table:style-name="Таблица60.A1" office:value-type="string">
              <text:p text:style-name="P8">№ <text:span text:style-name="T6">строки</text:span></text:p>
            </table:table-cell>
            <table:table-cell table:style-name="Таблица60.A1" office:value-type="string">
              <text:p text:style-name="P8">№ <text:span text:style-name="T6">раздела или пп. Договора</text:span></text:p>
            </table:table-cell>
            <table:table-cell table:style-name="Таблица60.A1" office:value-type="string">
              <text:p text:style-name="P4">Приложение №3 (Регламент состояния ПВЗ)</text:p>
            </table:table-cell>
            <table:table-cell table:style-name="Таблица60.A1" office:value-type="string">
              <text:p text:style-name="P4">ОТВЕТСТВЕННОСТЬ / РАЗМЕР ШТРАФОВ</text:p>
            </table:table-cell>
          </table:table-row>
        </table:table-header-rows>
        <table:table-row>
          <table:table-cell table:style-name="Таблица60.A1" office:value-type="string">
            <text:p text:style-name="P6">34.</text:p>
          </table:table-cell>
          <table:table-cell table:style-name="Таблица60.A1" office:value-type="string">
            <text:p text:style-name="P6">3.7.</text:p>
          </table:table-cell>
          <table:table-cell table:style-name="Таблица60.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60.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60.A1" office:value-type="string">
            <text:p text:style-name="P6">35.</text:p>
          </table:table-cell>
          <table:table-cell table:style-name="Таблица60.A1" office:value-type="string">
            <text:p text:style-name="P6">3.15.1.</text:p>
          </table:table-cell>
          <table:table-cell table:style-name="Таблица60.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60.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61" table:style-name="Таблица61">
        <table:table-column table:style-name="Таблица61.A"/>
        <table:table-column table:style-name="Таблица61.B"/>
        <table:table-row>
          <table:table-cell table:style-name="Таблица61.A1" office:value-type="string">
            <text:p text:style-name="P3"/>
          </table:table-cell>
          <table:table-cell table:style-name="Таблица61.A1" office:value-type="string">
            <text:p text:style-name="P7"><text:span text:style-name="Strong_20_Emphasis"><text:span text:style-name="T3">Приложение № 5</text:span></text:span></text:p>
          </table:table-cell>
        </table:table-row>
        <table:table-row>
          <table:table-cell table:style-name="Таблица61.A1" office:value-type="string">
            <text:p text:style-name="P3"/>
          </table:table-cell>
          <table:table-cell table:style-name="Таблица61.A1" office:value-type="string">
            <text:p text:style-name="P7"><text:span text:style-name="Strong_20_Emphasis"><text:span text:style-name="T3">к Оферте об оказании услуг в ПВЗ</text:span></text:span></text:p>
          </table:table-cell>
        </table:table-row>
        <table:table-row>
          <table:table-cell table:style-name="Таблица61.A1" office:value-type="string">
            <text:p text:style-name="P3"/>
          </table:table-cell>
          <table:table-cell table:style-name="Таблица61.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62" table:style-name="Таблица62">
        <table:table-column table:style-name="Таблица62.A"/>
        <table:table-column table:style-name="Таблица62.B"/>
        <table:table-column table:style-name="Таблица62.C"/>
        <table:table-header-rows>
          <table:table-row>
            <table:table-cell table:style-name="Таблица62.A1" office:value-type="string">
              <text:p text:style-name="P8">№</text:p>
            </table:table-cell>
            <table:table-cell table:style-name="Таблица62.A1" office:value-type="string">
              <text:p text:style-name="P4">Вид/тип Отправления</text:p>
            </table:table-cell>
            <table:table-cell table:style-name="Таблица62.A1" office:value-type="string">
              <text:p text:style-name="P4">Стоимость услуги за 1 ед. Отправления (руб.)</text:p>
            </table:table-cell>
          </table:table-row>
        </table:table-header-rows>
        <table:table-row>
          <table:table-cell table:style-name="Таблица62.A1" office:value-type="string">
            <text:p text:style-name="P6">1.</text:p>
          </table:table-cell>
          <table:table-cell table:style-name="Таблица62.A1" office:value-type="string">
            <text:p text:style-name="P6">Сейф-пакет размера S</text:p>
          </table:table-cell>
          <table:table-cell table:style-name="Таблица62.A1" office:value-type="string">
            <text:p text:style-name="P6">25 (двадцать пять) российских рублей за 1 единицу</text:p>
          </table:table-cell>
        </table:table-row>
        <table:table-row>
          <table:table-cell table:style-name="Таблица62.A1" office:value-type="string">
            <text:p text:style-name="P6">2.</text:p>
          </table:table-cell>
          <table:table-cell table:style-name="Таблица62.A1" office:value-type="string">
            <text:p text:style-name="P6">Сейф-пакет размера M</text:p>
          </table:table-cell>
          <table:table-cell table:style-name="Таблица62.A1" office:value-type="string">
            <text:p text:style-name="P6">30 (тридцать) российских рублей за 1 единицу</text:p>
          </table:table-cell>
        </table:table-row>
        <table:table-row>
          <table:table-cell table:style-name="Таблица62.A1" office:value-type="string">
            <text:p text:style-name="P6">3.</text:p>
          </table:table-cell>
          <table:table-cell table:style-name="Таблица62.A1" office:value-type="string">
            <text:p text:style-name="P6">Сейф-пакет размера L</text:p>
          </table:table-cell>
          <table:table-cell table:style-name="Таблица62.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63" table:style-name="Таблица63">
        <table:table-column table:style-name="Таблица63.A"/>
        <table:table-column table:style-name="Таблица63.B"/>
        <table:table-column table:style-name="Таблица63.C"/>
        <table:table-header-rows>
          <table:table-row>
            <table:table-cell table:style-name="Таблица63.A1" office:value-type="string">
              <text:p text:style-name="P8">№ <text:span text:style-name="T6">раздела<text:line-break/>или пп. Приложения № 5</text:span></text:p>
            </table:table-cell>
            <table:table-cell table:style-name="Таблица63.A1" office:value-type="string">
              <text:p text:style-name="P4">Приложение № 5</text:p>
            </table:table-cell>
            <table:table-cell table:style-name="Таблица63.A1" office:value-type="string">
              <text:p text:style-name="P4">ОТВЕТСТВЕННОСТЬ / РАЗМЕР ШТРАФОВ</text:p>
            </table:table-cell>
          </table:table-row>
        </table:table-header-rows>
        <table:table-row>
          <table:table-cell table:style-name="Таблица63.A1" office:value-type="string">
            <text:p text:style-name="P6">2.5.</text:p>
          </table:table-cell>
          <table:table-cell table:style-name="Таблица63.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63.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63.A1" office:value-type="string">
            <text:p text:style-name="P6">2.8.</text:p>
          </table:table-cell>
          <table:table-cell table:style-name="Таблица63.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63.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63.A1" office:value-type="string">
            <text:p text:style-name="P6">3.4.</text:p>
          </table:table-cell>
          <table:table-cell table:style-name="Таблица63.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63.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64" table:style-name="Таблица64">
        <table:table-column table:style-name="Таблица64.A"/>
        <table:table-column table:style-name="Таблица64.B"/>
        <table:table-row>
          <table:table-cell table:style-name="Таблица64.A1" office:value-type="string">
            <text:p text:style-name="P3"/>
          </table:table-cell>
          <table:table-cell table:style-name="Таблица64.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65" table:style-name="Таблица65">
        <table:table-column table:style-name="Таблица65.A"/>
        <table:table-column table:style-name="Таблица65.B"/>
        <table:table-row>
          <table:table-cell table:style-name="Таблица65.A1" office:value-type="string">
            <text:p text:style-name="P3"/>
          </table:table-cell>
          <table:table-cell table:style-name="Таблица65.A1" office:value-type="string">
            <text:p text:style-name="P7"><text:span text:style-name="Strong_20_Emphasis"><text:span text:style-name="T3">Приложение № 6</text:span></text:span></text:p>
          </table:table-cell>
        </table:table-row>
        <table:table-row>
          <table:table-cell table:style-name="Таблица65.A1" office:value-type="string">
            <text:p text:style-name="P3"/>
          </table:table-cell>
          <table:table-cell table:style-name="Таблица65.A1" office:value-type="string">
            <text:p text:style-name="P7"><text:span text:style-name="Strong_20_Emphasis"><text:span text:style-name="T3">к Оферте об оказании услуг в ПВЗ</text:span></text:span></text:p>
          </table:table-cell>
        </table:table-row>
        <table:table-row>
          <table:table-cell table:style-name="Таблица65.A1" office:value-type="string">
            <text:p text:style-name="P3"/>
          </table:table-cell>
          <table:table-cell table:style-name="Таблица65.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66" table:style-name="Таблица66">
        <table:table-column table:style-name="Таблица66.A"/>
        <table:table-column table:style-name="Таблица66.B"/>
        <table:table-row>
          <table:table-cell table:style-name="Таблица66.A1" office:value-type="string">
            <text:p text:style-name="P3"/>
          </table:table-cell>
          <table:table-cell table:style-name="Таблица66.A1" office:value-type="string">
            <text:p text:style-name="P7"><text:span text:style-name="Strong_20_Emphasis"><text:span text:style-name="T3">Приложение № 7</text:span></text:span></text:p>
          </table:table-cell>
        </table:table-row>
        <table:table-row>
          <table:table-cell table:style-name="Таблица66.A1" office:value-type="string">
            <text:p text:style-name="P3"/>
          </table:table-cell>
          <table:table-cell table:style-name="Таблица66.A1" office:value-type="string">
            <text:p text:style-name="P7"><text:span text:style-name="Strong_20_Emphasis"><text:span text:style-name="T3">к Оферте об оказании услуг в ПВЗ</text:span></text:span></text:p>
          </table:table-cell>
        </table:table-row>
        <table:table-row>
          <table:table-cell table:style-name="Таблица66.A1" office:value-type="string">
            <text:p text:style-name="P3"/>
          </table:table-cell>
          <table:table-cell table:style-name="Таблица66.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67" table:style-name="Таблица67">
        <table:table-column table:style-name="Таблица67.A"/>
        <table:table-column table:style-name="Таблица67.B"/>
        <table:table-column table:style-name="Таблица67.C"/>
        <table:table-header-rows>
          <table:table-row>
            <table:table-cell table:style-name="Таблица67.A1" office:value-type="string">
              <text:p text:style-name="P8">№ <text:span text:style-name="T6">раздела или пп. Приложения № 7</text:span></text:p>
            </table:table-cell>
            <table:table-cell table:style-name="Таблица67.A1" office:value-type="string">
              <text:p text:style-name="P4">Приложение № 7</text:p>
            </table:table-cell>
            <table:table-cell table:style-name="Таблица67.A1" office:value-type="string">
              <text:p text:style-name="P4">ОТВЕТСТВЕННОСТЬ / РАЗМЕР ШТРАФОВ</text:p>
            </table:table-cell>
          </table:table-row>
        </table:table-header-rows>
        <table:table-row>
          <table:table-cell table:style-name="Таблица67.A1" office:value-type="string">
            <text:p text:style-name="P6">2.2.</text:p>
          </table:table-cell>
          <table:table-cell table:style-name="Таблица67.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67.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67.A1" office:value-type="string">
            <text:p text:style-name="P6">3.1.6.</text:p>
          </table:table-cell>
          <table:table-cell table:style-name="Таблица67.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67.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67.A1" office:value-type="string">
            <text:p text:style-name="P6">5.4.</text:p>
          </table:table-cell>
          <table:table-cell table:style-name="Таблица67.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67.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67.A1" office:value-type="string">
            <text:p text:style-name="P6">6.4.</text:p>
          </table:table-cell>
          <table:table-cell table:style-name="Таблица67.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67.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68" table:style-name="Таблица68">
        <table:table-column table:style-name="Таблица68.A"/>
        <table:table-column table:style-name="Таблица68.B"/>
        <table:table-row>
          <table:table-cell table:style-name="Таблица68.A1" office:value-type="string">
            <text:p text:style-name="P3"/>
          </table:table-cell>
          <table:table-cell table:style-name="Таблица68.A1" office:value-type="string">
            <text:p text:style-name="P7"><text:span text:style-name="Strong_20_Emphasis"><text:span text:style-name="T3">Дополнение к Приложению № 7</text:span></text:span></text:p>
          </table:table-cell>
        </table:table-row>
      </table:table>
      <table:table table:name="Таблица69" table:style-name="Таблица69">
        <table:table-column table:style-name="Таблица69.A"/>
        <table:table-column table:style-name="Таблица69.B"/>
        <table:table-column table:style-name="Таблица69.C"/>
        <table:table-header-rows>
          <table:table-row>
            <table:table-cell table:style-name="Таблица69.A1" office:value-type="string">
              <text:p text:style-name="P8">№</text:p>
            </table:table-cell>
            <table:table-cell table:style-name="Таблица69.A1" office:value-type="string">
              <text:p text:style-name="P4">Город</text:p>
            </table:table-cell>
            <table:table-cell table:style-name="Таблица69.A1" office:value-type="string">
              <text:p text:style-name="P4">Область</text:p>
            </table:table-cell>
          </table:table-row>
        </table:table-header-rows>
        <table:table-row>
          <table:table-cell table:style-name="Таблица69.A1" office:value-type="string">
            <text:p text:style-name="P6">1</text:p>
          </table:table-cell>
          <table:table-cell table:style-name="Таблица69.A1" office:value-type="string">
            <text:p text:style-name="P6">Москва</text:p>
          </table:table-cell>
          <table:table-cell table:style-name="Таблица69.A1" office:value-type="string">
            <text:p text:style-name="P6">Москва</text:p>
          </table:table-cell>
        </table:table-row>
        <table:table-row>
          <table:table-cell table:style-name="Таблица69.A1" office:value-type="string">
            <text:p text:style-name="P6">2</text:p>
          </table:table-cell>
          <table:table-cell table:style-name="Таблица69.A1" office:value-type="string">
            <text:p text:style-name="P6">Санкт-Петербург</text:p>
          </table:table-cell>
          <table:table-cell table:style-name="Таблица69.A1" office:value-type="string">
            <text:p text:style-name="P6">Санкт-Петербург</text:p>
          </table:table-cell>
        </table:table-row>
        <table:table-row>
          <table:table-cell table:style-name="Таблица69.A1" office:value-type="string">
            <text:p text:style-name="P6">3</text:p>
          </table:table-cell>
          <table:table-cell table:style-name="Таблица69.A1" office:value-type="string">
            <text:p text:style-name="P6">Новосибирск</text:p>
          </table:table-cell>
          <table:table-cell table:style-name="Таблица69.A1" office:value-type="string">
            <text:p text:style-name="P6">Новосибирская область</text:p>
          </table:table-cell>
        </table:table-row>
        <table:table-row>
          <table:table-cell table:style-name="Таблица69.A1" office:value-type="string">
            <text:p text:style-name="P6">4</text:p>
          </table:table-cell>
          <table:table-cell table:style-name="Таблица69.A1" office:value-type="string">
            <text:p text:style-name="P6">Екатеринбург</text:p>
          </table:table-cell>
          <table:table-cell table:style-name="Таблица69.A1" office:value-type="string">
            <text:p text:style-name="P6">Свердловская область</text:p>
          </table:table-cell>
        </table:table-row>
        <text:soft-page-break/>
        <table:table-row>
          <table:table-cell table:style-name="Таблица69.A1" office:value-type="string">
            <text:p text:style-name="P6">5</text:p>
          </table:table-cell>
          <table:table-cell table:style-name="Таблица69.A1" office:value-type="string">
            <text:p text:style-name="P6">Нижний Новгород</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6</text:p>
          </table:table-cell>
          <table:table-cell table:style-name="Таблица69.A1" office:value-type="string">
            <text:p text:style-name="P6">Самара</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7</text:p>
          </table:table-cell>
          <table:table-cell table:style-name="Таблица69.A1" office:value-type="string">
            <text:p text:style-name="P6">Омск</text:p>
          </table:table-cell>
          <table:table-cell table:style-name="Таблица69.A1" office:value-type="string">
            <text:p text:style-name="P6">Омская область</text:p>
          </table:table-cell>
        </table:table-row>
        <table:table-row>
          <table:table-cell table:style-name="Таблица69.A1" office:value-type="string">
            <text:p text:style-name="P6">8</text:p>
          </table:table-cell>
          <table:table-cell table:style-name="Таблица69.A1" office:value-type="string">
            <text:p text:style-name="P6">Казань</text:p>
          </table:table-cell>
          <table:table-cell table:style-name="Таблица69.A1" office:value-type="string">
            <text:p text:style-name="P6">Казань</text:p>
          </table:table-cell>
        </table:table-row>
        <table:table-row>
          <table:table-cell table:style-name="Таблица69.A1" office:value-type="string">
            <text:p text:style-name="P6">9</text:p>
          </table:table-cell>
          <table:table-cell table:style-name="Таблица69.A1" office:value-type="string">
            <text:p text:style-name="P6">Челябинск</text:p>
          </table:table-cell>
          <table:table-cell table:style-name="Таблица69.A1" office:value-type="string">
            <text:p text:style-name="P6">Челябинская область</text:p>
          </table:table-cell>
        </table:table-row>
        <table:table-row>
          <table:table-cell table:style-name="Таблица69.A1" office:value-type="string">
            <text:p text:style-name="P6">10</text:p>
          </table:table-cell>
          <table:table-cell table:style-name="Таблица69.A1" office:value-type="string">
            <text:p text:style-name="P6">Ростов-на-Дону</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1</text:p>
          </table:table-cell>
          <table:table-cell table:style-name="Таблица69.A1" office:value-type="string">
            <text:p text:style-name="P6">Уфа</text:p>
          </table:table-cell>
          <table:table-cell table:style-name="Таблица69.A1" office:value-type="string">
            <text:p text:style-name="P6">Башкортостан</text:p>
          </table:table-cell>
        </table:table-row>
        <table:table-row>
          <table:table-cell table:style-name="Таблица69.A1" office:value-type="string">
            <text:p text:style-name="P6">12</text:p>
          </table:table-cell>
          <table:table-cell table:style-name="Таблица69.A1" office:value-type="string">
            <text:p text:style-name="P6">Волгоград</text:p>
          </table:table-cell>
          <table:table-cell table:style-name="Таблица69.A1" office:value-type="string">
            <text:p text:style-name="P6">Волгоградская область</text:p>
          </table:table-cell>
        </table:table-row>
        <table:table-row>
          <table:table-cell table:style-name="Таблица69.A1" office:value-type="string">
            <text:p text:style-name="P6">13</text:p>
          </table:table-cell>
          <table:table-cell table:style-name="Таблица69.A1" office:value-type="string">
            <text:p text:style-name="P6">Пермь</text:p>
          </table:table-cell>
          <table:table-cell table:style-name="Таблица69.A1" office:value-type="string">
            <text:p text:style-name="P6">Пермский край</text:p>
          </table:table-cell>
        </table:table-row>
        <table:table-row>
          <table:table-cell table:style-name="Таблица69.A1" office:value-type="string">
            <text:p text:style-name="P6">14</text:p>
          </table:table-cell>
          <table:table-cell table:style-name="Таблица69.A1" office:value-type="string">
            <text:p text:style-name="P6">Краснояр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15</text:p>
          </table:table-cell>
          <table:table-cell table:style-name="Таблица69.A1" office:value-type="string">
            <text:p text:style-name="P6">Воронеж</text:p>
          </table:table-cell>
          <table:table-cell table:style-name="Таблица69.A1" office:value-type="string">
            <text:p text:style-name="P6">Воронеж</text:p>
          </table:table-cell>
        </table:table-row>
        <table:table-row>
          <table:table-cell table:style-name="Таблица69.A1" office:value-type="string">
            <text:p text:style-name="P6">16</text:p>
          </table:table-cell>
          <table:table-cell table:style-name="Таблица69.A1" office:value-type="string">
            <text:p text:style-name="P6">Саратов</text:p>
          </table:table-cell>
          <table:table-cell table:style-name="Таблица69.A1" office:value-type="string">
            <text:p text:style-name="P6">Саратовская область</text:p>
          </table:table-cell>
        </table:table-row>
        <table:table-row>
          <table:table-cell table:style-name="Таблица69.A1" office:value-type="string">
            <text:p text:style-name="P6">17</text:p>
          </table:table-cell>
          <table:table-cell table:style-name="Таблица69.A1" office:value-type="string">
            <text:p text:style-name="P6">Краснодар</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18</text:p>
          </table:table-cell>
          <table:table-cell table:style-name="Таблица69.A1" office:value-type="string">
            <text:p text:style-name="P6">Тольятти</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19</text:p>
          </table:table-cell>
          <table:table-cell table:style-name="Таблица69.A1" office:value-type="string">
            <text:p text:style-name="P6">Ижевск</text:p>
          </table:table-cell>
          <table:table-cell table:style-name="Таблица69.A1" office:value-type="string">
            <text:p text:style-name="P6">Удмуртия</text:p>
          </table:table-cell>
        </table:table-row>
        <table:table-row>
          <table:table-cell table:style-name="Таблица69.A1" office:value-type="string">
            <text:p text:style-name="P6">20</text:p>
          </table:table-cell>
          <table:table-cell table:style-name="Таблица69.A1" office:value-type="string">
            <text:p text:style-name="P6">Ульяновск</text:p>
          </table:table-cell>
          <table:table-cell table:style-name="Таблица69.A1" office:value-type="string">
            <text:p text:style-name="P6">Ульяновская область</text:p>
          </table:table-cell>
        </table:table-row>
        <table:table-row>
          <table:table-cell table:style-name="Таблица69.A1" office:value-type="string">
            <text:p text:style-name="P6">21</text:p>
          </table:table-cell>
          <table:table-cell table:style-name="Таблица69.A1" office:value-type="string">
            <text:p text:style-name="P6">Барнаул</text:p>
          </table:table-cell>
          <table:table-cell table:style-name="Таблица69.A1" office:value-type="string">
            <text:p text:style-name="P6">Алтайский край</text:p>
          </table:table-cell>
        </table:table-row>
        <table:table-row>
          <table:table-cell table:style-name="Таблица69.A1" office:value-type="string">
            <text:p text:style-name="P6">22</text:p>
          </table:table-cell>
          <table:table-cell table:style-name="Таблица69.A1" office:value-type="string">
            <text:p text:style-name="P6">Владивосток</text:p>
          </table:table-cell>
          <table:table-cell table:style-name="Таблица69.A1" office:value-type="string">
            <text:p text:style-name="P6">Приморский край</text:p>
          </table:table-cell>
        </table:table-row>
        <table:table-row>
          <table:table-cell table:style-name="Таблица69.A1" office:value-type="string">
            <text:p text:style-name="P6">23</text:p>
          </table:table-cell>
          <table:table-cell table:style-name="Таблица69.A1" office:value-type="string">
            <text:p text:style-name="P6">Ярославль</text:p>
          </table:table-cell>
          <table:table-cell table:style-name="Таблица69.A1" office:value-type="string">
            <text:p text:style-name="P6">Ярославская область</text:p>
          </table:table-cell>
        </table:table-row>
        <table:table-row>
          <table:table-cell table:style-name="Таблица69.A1" office:value-type="string">
            <text:p text:style-name="P6">24</text:p>
          </table:table-cell>
          <table:table-cell table:style-name="Таблица69.A1" office:value-type="string">
            <text:p text:style-name="P6">Иркутск</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25</text:p>
          </table:table-cell>
          <table:table-cell table:style-name="Таблица69.A1" office:value-type="string">
            <text:p text:style-name="P6">Тюмень</text:p>
          </table:table-cell>
          <table:table-cell table:style-name="Таблица69.A1" office:value-type="string">
            <text:p text:style-name="P6">Тюменская область</text:p>
          </table:table-cell>
        </table:table-row>
        <table:table-row>
          <table:table-cell table:style-name="Таблица69.A1" office:value-type="string">
            <text:p text:style-name="P6">27</text:p>
          </table:table-cell>
          <table:table-cell table:style-name="Таблица69.A1" office:value-type="string">
            <text:p text:style-name="P6">Хабаровск</text:p>
          </table:table-cell>
          <table:table-cell table:style-name="Таблица69.A1" office:value-type="string">
            <text:p text:style-name="P6">Хабаровский край</text:p>
          </table:table-cell>
        </table:table-row>
        <text:soft-page-break/>
        <table:table-row>
          <table:table-cell table:style-name="Таблица69.A1" office:value-type="string">
            <text:p text:style-name="P6">28</text:p>
          </table:table-cell>
          <table:table-cell table:style-name="Таблица69.A1" office:value-type="string">
            <text:p text:style-name="P6">Новокузнецк</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29</text:p>
          </table:table-cell>
          <table:table-cell table:style-name="Таблица69.A1" office:value-type="string">
            <text:p text:style-name="P6">Оренбург</text:p>
          </table:table-cell>
          <table:table-cell table:style-name="Таблица69.A1" office:value-type="string">
            <text:p text:style-name="P6">Оренбургская область</text:p>
          </table:table-cell>
        </table:table-row>
        <table:table-row>
          <table:table-cell table:style-name="Таблица69.A1" office:value-type="string">
            <text:p text:style-name="P6">30</text:p>
          </table:table-cell>
          <table:table-cell table:style-name="Таблица69.A1" office:value-type="string">
            <text:p text:style-name="P6">Кемерово</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31</text:p>
          </table:table-cell>
          <table:table-cell table:style-name="Таблица69.A1" office:value-type="string">
            <text:p text:style-name="P6">Рязань</text:p>
          </table:table-cell>
          <table:table-cell table:style-name="Таблица69.A1" office:value-type="string">
            <text:p text:style-name="P6">Рязань</text:p>
          </table:table-cell>
        </table:table-row>
        <table:table-row>
          <table:table-cell table:style-name="Таблица69.A1" office:value-type="string">
            <text:p text:style-name="P6">32</text:p>
          </table:table-cell>
          <table:table-cell table:style-name="Таблица69.A1" office:value-type="string">
            <text:p text:style-name="P6">Томск</text:p>
          </table:table-cell>
          <table:table-cell table:style-name="Таблица69.A1" office:value-type="string">
            <text:p text:style-name="P6">Томская область</text:p>
          </table:table-cell>
        </table:table-row>
        <table:table-row>
          <table:table-cell table:style-name="Таблица69.A1" office:value-type="string">
            <text:p text:style-name="P6">33</text:p>
          </table:table-cell>
          <table:table-cell table:style-name="Таблица69.A1" office:value-type="string">
            <text:p text:style-name="P6">Астрахань</text:p>
          </table:table-cell>
          <table:table-cell table:style-name="Таблица69.A1" office:value-type="string">
            <text:p text:style-name="P6">Астраханская область</text:p>
          </table:table-cell>
        </table:table-row>
        <table:table-row>
          <table:table-cell table:style-name="Таблица69.A1" office:value-type="string">
            <text:p text:style-name="P6">34</text:p>
          </table:table-cell>
          <table:table-cell table:style-name="Таблица69.A1" office:value-type="string">
            <text:p text:style-name="P6">Пенза</text:p>
          </table:table-cell>
          <table:table-cell table:style-name="Таблица69.A1" office:value-type="string">
            <text:p text:style-name="P6">Пензенская область</text:p>
          </table:table-cell>
        </table:table-row>
        <table:table-row>
          <table:table-cell table:style-name="Таблица69.A1" office:value-type="string">
            <text:p text:style-name="P6">35</text:p>
          </table:table-cell>
          <table:table-cell table:style-name="Таблица69.A1" office:value-type="string">
            <text:p text:style-name="P6">Набережные Челны</text:p>
          </table:table-cell>
          <table:table-cell table:style-name="Таблица69.A1" office:value-type="string">
            <text:p text:style-name="P6">Татарстан</text:p>
          </table:table-cell>
        </table:table-row>
        <table:table-row>
          <table:table-cell table:style-name="Таблица69.A1" office:value-type="string">
            <text:p text:style-name="P6">36</text:p>
          </table:table-cell>
          <table:table-cell table:style-name="Таблица69.A1" office:value-type="string">
            <text:p text:style-name="P6">Липецк</text:p>
          </table:table-cell>
          <table:table-cell table:style-name="Таблица69.A1" office:value-type="string">
            <text:p text:style-name="P6">Липецкая область</text:p>
          </table:table-cell>
        </table:table-row>
        <table:table-row>
          <table:table-cell table:style-name="Таблица69.A1" office:value-type="string">
            <text:p text:style-name="P6">37</text:p>
          </table:table-cell>
          <table:table-cell table:style-name="Таблица69.A1" office:value-type="string">
            <text:p text:style-name="P6">Тула</text:p>
          </table:table-cell>
          <table:table-cell table:style-name="Таблица69.A1" office:value-type="string">
            <text:p text:style-name="P6">Тульская область</text:p>
          </table:table-cell>
        </table:table-row>
        <table:table-row>
          <table:table-cell table:style-name="Таблица69.A1" office:value-type="string">
            <text:p text:style-name="P6">38</text:p>
          </table:table-cell>
          <table:table-cell table:style-name="Таблица69.A1" office:value-type="string">
            <text:p text:style-name="P6">Киров</text:p>
          </table:table-cell>
          <table:table-cell table:style-name="Таблица69.A1" office:value-type="string">
            <text:p text:style-name="P6">Кировская область</text:p>
          </table:table-cell>
        </table:table-row>
        <table:table-row>
          <table:table-cell table:style-name="Таблица69.A1" office:value-type="string">
            <text:p text:style-name="P6">39</text:p>
          </table:table-cell>
          <table:table-cell table:style-name="Таблица69.A1" office:value-type="string">
            <text:p text:style-name="P6">Чебоксары</text:p>
          </table:table-cell>
          <table:table-cell table:style-name="Таблица69.A1" office:value-type="string">
            <text:p text:style-name="P6">Чувашия</text:p>
          </table:table-cell>
        </table:table-row>
        <table:table-row>
          <table:table-cell table:style-name="Таблица69.A1" office:value-type="string">
            <text:p text:style-name="P6">40</text:p>
          </table:table-cell>
          <table:table-cell table:style-name="Таблица69.A1" office:value-type="string">
            <text:p text:style-name="P6">Калининград</text:p>
          </table:table-cell>
          <table:table-cell table:style-name="Таблица69.A1" office:value-type="string">
            <text:p text:style-name="P6">Калининградская область</text:p>
          </table:table-cell>
        </table:table-row>
        <table:table-row>
          <table:table-cell table:style-name="Таблица69.A1" office:value-type="string">
            <text:p text:style-name="P6">41</text:p>
          </table:table-cell>
          <table:table-cell table:style-name="Таблица69.A1" office:value-type="string">
            <text:p text:style-name="P6">Брянск</text:p>
          </table:table-cell>
          <table:table-cell table:style-name="Таблица69.A1" office:value-type="string">
            <text:p text:style-name="P6">Брянская область</text:p>
          </table:table-cell>
        </table:table-row>
        <table:table-row>
          <table:table-cell table:style-name="Таблица69.A1" office:value-type="string">
            <text:p text:style-name="P6">42</text:p>
          </table:table-cell>
          <table:table-cell table:style-name="Таблица69.A1" office:value-type="string">
            <text:p text:style-name="P6">Курск</text:p>
          </table:table-cell>
          <table:table-cell table:style-name="Таблица69.A1" office:value-type="string">
            <text:p text:style-name="P6">Курская область</text:p>
          </table:table-cell>
        </table:table-row>
        <table:table-row>
          <table:table-cell table:style-name="Таблица69.A1" office:value-type="string">
            <text:p text:style-name="P6">43</text:p>
          </table:table-cell>
          <table:table-cell table:style-name="Таблица69.A1" office:value-type="string">
            <text:p text:style-name="P6">Иваново</text:p>
          </table:table-cell>
          <table:table-cell table:style-name="Таблица69.A1" office:value-type="string">
            <text:p text:style-name="P6">Ивановская область</text:p>
          </table:table-cell>
        </table:table-row>
        <table:table-row>
          <table:table-cell table:style-name="Таблица69.A1" office:value-type="string">
            <text:p text:style-name="P6">44</text:p>
          </table:table-cell>
          <table:table-cell table:style-name="Таблица69.A1" office:value-type="string">
            <text:p text:style-name="P6">Магнитогорск</text:p>
          </table:table-cell>
          <table:table-cell table:style-name="Таблица69.A1" office:value-type="string">
            <text:p text:style-name="P6">Челябинская область</text:p>
          </table:table-cell>
        </table:table-row>
        <table:table-row>
          <table:table-cell table:style-name="Таблица69.A1" office:value-type="string">
            <text:p text:style-name="P6">45</text:p>
          </table:table-cell>
          <table:table-cell table:style-name="Таблица69.A1" office:value-type="string">
            <text:p text:style-name="P6">Улан-Удэ</text:p>
          </table:table-cell>
          <table:table-cell table:style-name="Таблица69.A1" office:value-type="string">
            <text:p text:style-name="P6">Бурятия</text:p>
          </table:table-cell>
        </table:table-row>
        <table:table-row>
          <table:table-cell table:style-name="Таблица69.A1" office:value-type="string">
            <text:p text:style-name="P6">46</text:p>
          </table:table-cell>
          <table:table-cell table:style-name="Таблица69.A1" office:value-type="string">
            <text:p text:style-name="P6">Тверь</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47</text:p>
          </table:table-cell>
          <table:table-cell table:style-name="Таблица69.A1" office:value-type="string">
            <text:p text:style-name="P6">Ставрополь</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48</text:p>
          </table:table-cell>
          <table:table-cell table:style-name="Таблица69.A1" office:value-type="string">
            <text:p text:style-name="P6">Нижний Тагил</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49</text:p>
          </table:table-cell>
          <table:table-cell table:style-name="Таблица69.A1" office:value-type="string">
            <text:p text:style-name="P6">Белгород</text:p>
          </table:table-cell>
          <table:table-cell table:style-name="Таблица69.A1" office:value-type="string">
            <text:p text:style-name="P6">Белгородская область</text:p>
          </table:table-cell>
        </table:table-row>
        <text:soft-page-break/>
        <table:table-row>
          <table:table-cell table:style-name="Таблица69.A1" office:value-type="string">
            <text:p text:style-name="P6">50</text:p>
          </table:table-cell>
          <table:table-cell table:style-name="Таблица69.A1" office:value-type="string">
            <text:p text:style-name="P6">Архангельск</text:p>
          </table:table-cell>
          <table:table-cell table:style-name="Таблица69.A1" office:value-type="string">
            <text:p text:style-name="P6">Архангельская область</text:p>
          </table:table-cell>
        </table:table-row>
        <table:table-row>
          <table:table-cell table:style-name="Таблица69.A1" office:value-type="string">
            <text:p text:style-name="P6">51</text:p>
          </table:table-cell>
          <table:table-cell table:style-name="Таблица69.A1" office:value-type="string">
            <text:p text:style-name="P6">Владимир</text:p>
          </table:table-cell>
          <table:table-cell table:style-name="Таблица69.A1" office:value-type="string">
            <text:p text:style-name="P6">Владимирская область</text:p>
          </table:table-cell>
        </table:table-row>
        <table:table-row>
          <table:table-cell table:style-name="Таблица69.A1" office:value-type="string">
            <text:p text:style-name="P6">52</text:p>
          </table:table-cell>
          <table:table-cell table:style-name="Таблица69.A1" office:value-type="string">
            <text:p text:style-name="P6">Сочи</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53</text:p>
          </table:table-cell>
          <table:table-cell table:style-name="Таблица69.A1" office:value-type="string">
            <text:p text:style-name="P6">Курган</text:p>
          </table:table-cell>
          <table:table-cell table:style-name="Таблица69.A1" office:value-type="string">
            <text:p text:style-name="P6">Курганская область</text:p>
          </table:table-cell>
        </table:table-row>
        <table:table-row>
          <table:table-cell table:style-name="Таблица69.A1" office:value-type="string">
            <text:p text:style-name="P6">54</text:p>
          </table:table-cell>
          <table:table-cell table:style-name="Таблица69.A1" office:value-type="string">
            <text:p text:style-name="P6">Смоленск</text:p>
          </table:table-cell>
          <table:table-cell table:style-name="Таблица69.A1" office:value-type="string">
            <text:p text:style-name="P6">Смоленская область</text:p>
          </table:table-cell>
        </table:table-row>
        <table:table-row>
          <table:table-cell table:style-name="Таблица69.A1" office:value-type="string">
            <text:p text:style-name="P6">55</text:p>
          </table:table-cell>
          <table:table-cell table:style-name="Таблица69.A1" office:value-type="string">
            <text:p text:style-name="P6">Калуга</text:p>
          </table:table-cell>
          <table:table-cell table:style-name="Таблица69.A1" office:value-type="string">
            <text:p text:style-name="P6">Калужская область</text:p>
          </table:table-cell>
        </table:table-row>
        <table:table-row>
          <table:table-cell table:style-name="Таблица69.A1" office:value-type="string">
            <text:p text:style-name="P6">56</text:p>
          </table:table-cell>
          <table:table-cell table:style-name="Таблица69.A1" office:value-type="string">
            <text:p text:style-name="P6">Чита</text:p>
          </table:table-cell>
          <table:table-cell table:style-name="Таблица69.A1" office:value-type="string">
            <text:p text:style-name="P6">Забайкальский край</text:p>
          </table:table-cell>
        </table:table-row>
        <table:table-row>
          <table:table-cell table:style-name="Таблица69.A1" office:value-type="string">
            <text:p text:style-name="P6">57</text:p>
          </table:table-cell>
          <table:table-cell table:style-name="Таблица69.A1" office:value-type="string">
            <text:p text:style-name="P6">Орёл</text:p>
          </table:table-cell>
          <table:table-cell table:style-name="Таблица69.A1" office:value-type="string">
            <text:p text:style-name="P6">Орловская область</text:p>
          </table:table-cell>
        </table:table-row>
        <table:table-row>
          <table:table-cell table:style-name="Таблица69.A1" office:value-type="string">
            <text:p text:style-name="P6">58</text:p>
          </table:table-cell>
          <table:table-cell table:style-name="Таблица69.A1" office:value-type="string">
            <text:p text:style-name="P6">Волжский</text:p>
          </table:table-cell>
          <table:table-cell table:style-name="Таблица69.A1" office:value-type="string">
            <text:p text:style-name="P6">Волгоградская область</text:p>
          </table:table-cell>
        </table:table-row>
        <table:table-row>
          <table:table-cell table:style-name="Таблица69.A1" office:value-type="string">
            <text:p text:style-name="P6">59</text:p>
          </table:table-cell>
          <table:table-cell table:style-name="Таблица69.A1" office:value-type="string">
            <text:p text:style-name="P6">Череповец</text:p>
          </table:table-cell>
          <table:table-cell table:style-name="Таблица69.A1" office:value-type="string">
            <text:p text:style-name="P6">Вологодская область</text:p>
          </table:table-cell>
        </table:table-row>
        <table:table-row>
          <table:table-cell table:style-name="Таблица69.A1" office:value-type="string">
            <text:p text:style-name="P6">60</text:p>
          </table:table-cell>
          <table:table-cell table:style-name="Таблица69.A1" office:value-type="string">
            <text:p text:style-name="P6">Владикавказ</text:p>
          </table:table-cell>
          <table:table-cell table:style-name="Таблица69.A1" office:value-type="string">
            <text:p text:style-name="P6">Северная Осетия</text:p>
          </table:table-cell>
        </table:table-row>
        <table:table-row>
          <table:table-cell table:style-name="Таблица69.A1" office:value-type="string">
            <text:p text:style-name="P6">61</text:p>
          </table:table-cell>
          <table:table-cell table:style-name="Таблица69.A1" office:value-type="string">
            <text:p text:style-name="P6">Мурманск</text:p>
          </table:table-cell>
          <table:table-cell table:style-name="Таблица69.A1" office:value-type="string">
            <text:p text:style-name="P6">Мурманск</text:p>
          </table:table-cell>
        </table:table-row>
        <table:table-row>
          <table:table-cell table:style-name="Таблица69.A1" office:value-type="string">
            <text:p text:style-name="P6">62</text:p>
          </table:table-cell>
          <table:table-cell table:style-name="Таблица69.A1" office:value-type="string">
            <text:p text:style-name="P6">Сургут</text:p>
          </table:table-cell>
          <table:table-cell table:style-name="Таблица69.A1" office:value-type="string">
            <text:p text:style-name="P6">Ханты-Мансийский автономный округ - Югра</text:p>
          </table:table-cell>
        </table:table-row>
        <table:table-row>
          <table:table-cell table:style-name="Таблица69.A1" office:value-type="string">
            <text:p text:style-name="P6">63</text:p>
          </table:table-cell>
          <table:table-cell table:style-name="Таблица69.A1" office:value-type="string">
            <text:p text:style-name="P6">Вологда</text:p>
          </table:table-cell>
          <table:table-cell table:style-name="Таблица69.A1" office:value-type="string">
            <text:p text:style-name="P6">Вологодская область</text:p>
          </table:table-cell>
        </table:table-row>
        <table:table-row>
          <table:table-cell table:style-name="Таблица69.A1" office:value-type="string">
            <text:p text:style-name="P6">64</text:p>
          </table:table-cell>
          <table:table-cell table:style-name="Таблица69.A1" office:value-type="string">
            <text:p text:style-name="P6">Саранск</text:p>
          </table:table-cell>
          <table:table-cell table:style-name="Таблица69.A1" office:value-type="string">
            <text:p text:style-name="P6">Мордовия</text:p>
          </table:table-cell>
        </table:table-row>
        <table:table-row>
          <table:table-cell table:style-name="Таблица69.A1" office:value-type="string">
            <text:p text:style-name="P6">65</text:p>
          </table:table-cell>
          <table:table-cell table:style-name="Таблица69.A1" office:value-type="string">
            <text:p text:style-name="P6">Тамбов</text:p>
          </table:table-cell>
          <table:table-cell table:style-name="Таблица69.A1" office:value-type="string">
            <text:p text:style-name="P6">Тамбовская область</text:p>
          </table:table-cell>
        </table:table-row>
        <table:table-row>
          <table:table-cell table:style-name="Таблица69.A1" office:value-type="string">
            <text:p text:style-name="P6">66</text:p>
          </table:table-cell>
          <table:table-cell table:style-name="Таблица69.A1" office:value-type="string">
            <text:p text:style-name="P6">Стерлитамак</text:p>
          </table:table-cell>
          <table:table-cell table:style-name="Таблица69.A1" office:value-type="string">
            <text:p text:style-name="P6">Башкортостан</text:p>
          </table:table-cell>
        </table:table-row>
        <table:table-row>
          <table:table-cell table:style-name="Таблица69.A1" office:value-type="string">
            <text:p text:style-name="P6">67</text:p>
          </table:table-cell>
          <table:table-cell table:style-name="Таблица69.A1" office:value-type="string">
            <text:p text:style-name="P6">Якутск</text:p>
          </table:table-cell>
          <table:table-cell table:style-name="Таблица69.A1" office:value-type="string">
            <text:p text:style-name="P6">Республика Саха (Якутия)</text:p>
          </table:table-cell>
        </table:table-row>
        <table:table-row>
          <table:table-cell table:style-name="Таблица69.A1" office:value-type="string">
            <text:p text:style-name="P6">68</text:p>
          </table:table-cell>
          <table:table-cell table:style-name="Таблица69.A1" office:value-type="string">
            <text:p text:style-name="P6">Кострома</text:p>
          </table:table-cell>
          <table:table-cell table:style-name="Таблица69.A1" office:value-type="string">
            <text:p text:style-name="P6">Костромская область</text:p>
          </table:table-cell>
        </table:table-row>
        <table:table-row>
          <table:table-cell table:style-name="Таблица69.A1" office:value-type="string">
            <text:p text:style-name="P6">69</text:p>
          </table:table-cell>
          <table:table-cell table:style-name="Таблица69.A1" office:value-type="string">
            <text:p text:style-name="P6">Комсомольск-на-Амуре</text:p>
          </table:table-cell>
          <table:table-cell table:style-name="Таблица69.A1" office:value-type="string">
            <text:p text:style-name="P6">Хабаровский край</text:p>
          </table:table-cell>
        </table:table-row>
        <table:table-row>
          <table:table-cell table:style-name="Таблица69.A1" office:value-type="string">
            <text:p text:style-name="P6">70</text:p>
          </table:table-cell>
          <table:table-cell table:style-name="Таблица69.A1" office:value-type="string">
            <text:p text:style-name="P6">Петрозаводск</text:p>
          </table:table-cell>
          <table:table-cell table:style-name="Таблица69.A1" office:value-type="string">
            <text:p text:style-name="P6">Республика Карелия</text:p>
          </table:table-cell>
        </table:table-row>
        <text:soft-page-break/>
        <table:table-row>
          <table:table-cell table:style-name="Таблица69.A1" office:value-type="string">
            <text:p text:style-name="P6">71</text:p>
          </table:table-cell>
          <table:table-cell table:style-name="Таблица69.A1" office:value-type="string">
            <text:p text:style-name="P6">Таганрог</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72</text:p>
          </table:table-cell>
          <table:table-cell table:style-name="Таблица69.A1" office:value-type="string">
            <text:p text:style-name="P6">Нижневартовск</text:p>
          </table:table-cell>
          <table:table-cell table:style-name="Таблица69.A1" office:value-type="string">
            <text:p text:style-name="P6">Ханты-Мансийский автономный округ - Югра</text:p>
          </table:table-cell>
        </table:table-row>
        <table:table-row>
          <table:table-cell table:style-name="Таблица69.A1" office:value-type="string">
            <text:p text:style-name="P6">73</text:p>
          </table:table-cell>
          <table:table-cell table:style-name="Таблица69.A1" office:value-type="string">
            <text:p text:style-name="P6">Йошкар-Ола</text:p>
          </table:table-cell>
          <table:table-cell table:style-name="Таблица69.A1" office:value-type="string">
            <text:p text:style-name="P6">Марий Эл</text:p>
          </table:table-cell>
        </table:table-row>
        <table:table-row>
          <table:table-cell table:style-name="Таблица69.A1" office:value-type="string">
            <text:p text:style-name="P6">74</text:p>
          </table:table-cell>
          <table:table-cell table:style-name="Таблица69.A1" office:value-type="string">
            <text:p text:style-name="P6">Братск</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75</text:p>
          </table:table-cell>
          <table:table-cell table:style-name="Таблица69.A1" office:value-type="string">
            <text:p text:style-name="P6">Новороссий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76</text:p>
          </table:table-cell>
          <table:table-cell table:style-name="Таблица69.A1" office:value-type="string">
            <text:p text:style-name="P6">Дзержинск</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77</text:p>
          </table:table-cell>
          <table:table-cell table:style-name="Таблица69.A1" office:value-type="string">
            <text:p text:style-name="P6">Шахты</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78</text:p>
          </table:table-cell>
          <table:table-cell table:style-name="Таблица69.A1" office:value-type="string">
            <text:p text:style-name="P6">Нальчик</text:p>
          </table:table-cell>
          <table:table-cell table:style-name="Таблица69.A1" office:value-type="string">
            <text:p text:style-name="P6">Кабардино-Балкария</text:p>
          </table:table-cell>
        </table:table-row>
        <table:table-row>
          <table:table-cell table:style-name="Таблица69.A1" office:value-type="string">
            <text:p text:style-name="P6">79</text:p>
          </table:table-cell>
          <table:table-cell table:style-name="Таблица69.A1" office:value-type="string">
            <text:p text:style-name="P6">Орск</text:p>
          </table:table-cell>
          <table:table-cell table:style-name="Таблица69.A1" office:value-type="string">
            <text:p text:style-name="P6">Оренбургская область</text:p>
          </table:table-cell>
        </table:table-row>
        <table:table-row>
          <table:table-cell table:style-name="Таблица69.A1" office:value-type="string">
            <text:p text:style-name="P6">80</text:p>
          </table:table-cell>
          <table:table-cell table:style-name="Таблица69.A1" office:value-type="string">
            <text:p text:style-name="P6">Сыктывкар</text:p>
          </table:table-cell>
          <table:table-cell table:style-name="Таблица69.A1" office:value-type="string">
            <text:p text:style-name="P6">Республика Коми</text:p>
          </table:table-cell>
        </table:table-row>
        <table:table-row>
          <table:table-cell table:style-name="Таблица69.A1" office:value-type="string">
            <text:p text:style-name="P6">81</text:p>
          </table:table-cell>
          <table:table-cell table:style-name="Таблица69.A1" office:value-type="string">
            <text:p text:style-name="P6">Нижнекамск</text:p>
          </table:table-cell>
          <table:table-cell table:style-name="Таблица69.A1" office:value-type="string">
            <text:p text:style-name="P6">Татарстан</text:p>
          </table:table-cell>
        </table:table-row>
        <table:table-row>
          <table:table-cell table:style-name="Таблица69.A1" office:value-type="string">
            <text:p text:style-name="P6">82</text:p>
          </table:table-cell>
          <table:table-cell table:style-name="Таблица69.A1" office:value-type="string">
            <text:p text:style-name="P6">Ангарск</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83</text:p>
          </table:table-cell>
          <table:table-cell table:style-name="Таблица69.A1" office:value-type="string">
            <text:p text:style-name="P6">Старый Оскол</text:p>
          </table:table-cell>
          <table:table-cell table:style-name="Таблица69.A1" office:value-type="string">
            <text:p text:style-name="P6">Белгородская область</text:p>
          </table:table-cell>
        </table:table-row>
        <table:table-row>
          <table:table-cell table:style-name="Таблица69.A1" office:value-type="string">
            <text:p text:style-name="P6">84</text:p>
          </table:table-cell>
          <table:table-cell table:style-name="Таблица69.A1" office:value-type="string">
            <text:p text:style-name="P6">Великий Новгород</text:p>
          </table:table-cell>
          <table:table-cell table:style-name="Таблица69.A1" office:value-type="string">
            <text:p text:style-name="P6">Новгородская область</text:p>
          </table:table-cell>
        </table:table-row>
        <table:table-row>
          <table:table-cell table:style-name="Таблица69.A1" office:value-type="string">
            <text:p text:style-name="P6">85</text:p>
          </table:table-cell>
          <table:table-cell table:style-name="Таблица69.A1" office:value-type="string">
            <text:p text:style-name="P6">Балашиха</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86</text:p>
          </table:table-cell>
          <table:table-cell table:style-name="Таблица69.A1" office:value-type="string">
            <text:p text:style-name="P6">Благовещенск</text:p>
          </table:table-cell>
          <table:table-cell table:style-name="Таблица69.A1" office:value-type="string">
            <text:p text:style-name="P6">Амурская область</text:p>
          </table:table-cell>
        </table:table-row>
        <table:table-row>
          <table:table-cell table:style-name="Таблица69.A1" office:value-type="string">
            <text:p text:style-name="P6">87</text:p>
          </table:table-cell>
          <table:table-cell table:style-name="Таблица69.A1" office:value-type="string">
            <text:p text:style-name="P6">Прокопьевск</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88</text:p>
          </table:table-cell>
          <table:table-cell table:style-name="Таблица69.A1" office:value-type="string">
            <text:p text:style-name="P6">Бийск</text:p>
          </table:table-cell>
          <table:table-cell table:style-name="Таблица69.A1" office:value-type="string">
            <text:p text:style-name="P6">Алтайский край</text:p>
          </table:table-cell>
        </table:table-row>
        <table:table-row>
          <table:table-cell table:style-name="Таблица69.A1" office:value-type="string">
            <text:p text:style-name="P6">89</text:p>
          </table:table-cell>
          <table:table-cell table:style-name="Таблица69.A1" office:value-type="string">
            <text:p text:style-name="P6">Химки</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90</text:p>
          </table:table-cell>
          <table:table-cell table:style-name="Таблица69.A1" office:value-type="string">
            <text:p text:style-name="P6">Псков</text:p>
          </table:table-cell>
          <table:table-cell table:style-name="Таблица69.A1" office:value-type="string">
            <text:p text:style-name="P6">Псковская область</text:p>
          </table:table-cell>
        </table:table-row>
        <table:table-row>
          <table:table-cell table:style-name="Таблица69.A1" office:value-type="string">
            <text:p text:style-name="P6">91</text:p>
          </table:table-cell>
          <table:table-cell table:style-name="Таблица69.A1" office:value-type="string">
            <text:p text:style-name="P6">Энгельс</text:p>
          </table:table-cell>
          <table:table-cell table:style-name="Таблица69.A1" office:value-type="string">
            <text:p text:style-name="P6">Саратовская область</text:p>
          </table:table-cell>
        </table:table-row>
        <text:soft-page-break/>
        <table:table-row>
          <table:table-cell table:style-name="Таблица69.A1" office:value-type="string">
            <text:p text:style-name="P6">92</text:p>
          </table:table-cell>
          <table:table-cell table:style-name="Таблица69.A1" office:value-type="string">
            <text:p text:style-name="P6">Рыбинск</text:p>
          </table:table-cell>
          <table:table-cell table:style-name="Таблица69.A1" office:value-type="string">
            <text:p text:style-name="P6">Ярославская область</text:p>
          </table:table-cell>
        </table:table-row>
        <table:table-row>
          <table:table-cell table:style-name="Таблица69.A1" office:value-type="string">
            <text:p text:style-name="P6">93</text:p>
          </table:table-cell>
          <table:table-cell table:style-name="Таблица69.A1" office:value-type="string">
            <text:p text:style-name="P6">Балаково</text:p>
          </table:table-cell>
          <table:table-cell table:style-name="Таблица69.A1" office:value-type="string">
            <text:p text:style-name="P6">Саратовская область</text:p>
          </table:table-cell>
        </table:table-row>
        <table:table-row>
          <table:table-cell table:style-name="Таблица69.A1" office:value-type="string">
            <text:p text:style-name="P6">94</text:p>
          </table:table-cell>
          <table:table-cell table:style-name="Таблица69.A1" office:value-type="string">
            <text:p text:style-name="P6">Северодвинск</text:p>
          </table:table-cell>
          <table:table-cell table:style-name="Таблица69.A1" office:value-type="string">
            <text:p text:style-name="P6">Архангельская область</text:p>
          </table:table-cell>
        </table:table-row>
        <table:table-row>
          <table:table-cell table:style-name="Таблица69.A1" office:value-type="string">
            <text:p text:style-name="P6">95</text:p>
          </table:table-cell>
          <table:table-cell table:style-name="Таблица69.A1" office:value-type="string">
            <text:p text:style-name="P6">Армавир</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96</text:p>
          </table:table-cell>
          <table:table-cell table:style-name="Таблица69.A1" office:value-type="string">
            <text:p text:style-name="P6">Подольск</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97</text:p>
          </table:table-cell>
          <table:table-cell table:style-name="Таблица69.A1" office:value-type="string">
            <text:p text:style-name="P6">Королёв</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98</text:p>
          </table:table-cell>
          <table:table-cell table:style-name="Таблица69.A1" office:value-type="string">
            <text:p text:style-name="P6">Южно-Сахалинск</text:p>
          </table:table-cell>
          <table:table-cell table:style-name="Таблица69.A1" office:value-type="string">
            <text:p text:style-name="P6">Сахалинская область</text:p>
          </table:table-cell>
        </table:table-row>
        <table:table-row>
          <table:table-cell table:style-name="Таблица69.A1" office:value-type="string">
            <text:p text:style-name="P6">99</text:p>
          </table:table-cell>
          <table:table-cell table:style-name="Таблица69.A1" office:value-type="string">
            <text:p text:style-name="P6">Петропавловск-Камчатский</text:p>
          </table:table-cell>
          <table:table-cell table:style-name="Таблица69.A1" office:value-type="string">
            <text:p text:style-name="P6">Камчатский край</text:p>
          </table:table-cell>
        </table:table-row>
        <table:table-row>
          <table:table-cell table:style-name="Таблица69.A1" office:value-type="string">
            <text:p text:style-name="P6">100</text:p>
          </table:table-cell>
          <table:table-cell table:style-name="Таблица69.A1" office:value-type="string">
            <text:p text:style-name="P6">Сызрань</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101</text:p>
          </table:table-cell>
          <table:table-cell table:style-name="Таблица69.A1" office:value-type="string">
            <text:p text:style-name="P6">Нориль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102</text:p>
          </table:table-cell>
          <table:table-cell table:style-name="Таблица69.A1" office:value-type="string">
            <text:p text:style-name="P6">Златоуст</text:p>
          </table:table-cell>
          <table:table-cell table:style-name="Таблица69.A1" office:value-type="string">
            <text:p text:style-name="P6">Челябинская область</text:p>
          </table:table-cell>
        </table:table-row>
        <table:table-row>
          <table:table-cell table:style-name="Таблица69.A1" office:value-type="string">
            <text:p text:style-name="P6">103</text:p>
          </table:table-cell>
          <table:table-cell table:style-name="Таблица69.A1" office:value-type="string">
            <text:p text:style-name="P6">Каменск-Уральский</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104</text:p>
          </table:table-cell>
          <table:table-cell table:style-name="Таблица69.A1" office:value-type="string">
            <text:p text:style-name="P6">Мытищи</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05</text:p>
          </table:table-cell>
          <table:table-cell table:style-name="Таблица69.A1" office:value-type="string">
            <text:p text:style-name="P6">Люберцы</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06</text:p>
          </table:table-cell>
          <table:table-cell table:style-name="Таблица69.A1" office:value-type="string">
            <text:p text:style-name="P6">Волгодонс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07</text:p>
          </table:table-cell>
          <table:table-cell table:style-name="Таблица69.A1" office:value-type="string">
            <text:p text:style-name="P6">Новочеркасс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0<text:soft-page-break/>8</text:p>
          </table:table-cell>
          <table:table-cell table:style-name="Таблица69.A1" office:value-type="string">
            <text:p text:style-name="P6">Абакан</text:p>
          </table:table-cell>
          <table:table-cell table:style-name="Таблица69.A1" office:value-type="string">
            <text:p text:style-name="P6">Республика Хакасия</text:p>
          </table:table-cell>
        </table:table-row>
        <table:table-row>
          <table:table-cell table:style-name="Таблица69.A1" office:value-type="string">
            <text:p text:style-name="P6">109</text:p>
          </table:table-cell>
          <table:table-cell table:style-name="Таблица69.A1" office:value-type="string">
            <text:p text:style-name="P6">Находка</text:p>
          </table:table-cell>
          <table:table-cell table:style-name="Таблица69.A1" office:value-type="string">
            <text:p text:style-name="P6">Приморский край</text:p>
          </table:table-cell>
        </table:table-row>
        <table:table-row>
          <table:table-cell table:style-name="Таблица69.A1" office:value-type="string">
            <text:p text:style-name="P6">110</text:p>
          </table:table-cell>
          <table:table-cell table:style-name="Таблица69.A1" office:value-type="string">
            <text:p text:style-name="P6">Уссурийск</text:p>
          </table:table-cell>
          <table:table-cell table:style-name="Таблица69.A1" office:value-type="string">
            <text:p text:style-name="P6">Приморский край</text:p>
          </table:table-cell>
        </table:table-row>
        <table:table-row>
          <table:table-cell table:style-name="Таблица69.A1" office:value-type="string">
            <text:p text:style-name="P6">111</text:p>
          </table:table-cell>
          <table:table-cell table:style-name="Таблица69.A1" office:value-type="string">
            <text:p text:style-name="P6">Березники</text:p>
          </table:table-cell>
          <table:table-cell table:style-name="Таблица69.A1" office:value-type="string">
            <text:p text:style-name="P6">Пермский край</text:p>
          </table:table-cell>
        </table:table-row>
        <table:table-row>
          <table:table-cell table:style-name="Таблица69.A1" office:value-type="string">
            <text:p text:style-name="P6">112</text:p>
          </table:table-cell>
          <table:table-cell table:style-name="Таблица69.A1" office:value-type="string">
            <text:p text:style-name="P6">Салават</text:p>
          </table:table-cell>
          <table:table-cell table:style-name="Таблица69.A1" office:value-type="string">
            <text:p text:style-name="P6">Башкортостан</text:p>
          </table:table-cell>
        </table:table-row>
        <table:table-row>
          <table:table-cell table:style-name="Таблица69.A1" office:value-type="string">
            <text:p text:style-name="P6">113</text:p>
          </table:table-cell>
          <table:table-cell table:style-name="Таблица69.A1" office:value-type="string">
            <text:p text:style-name="P6">Электросталь</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14</text:p>
          </table:table-cell>
          <table:table-cell table:style-name="Таблица69.A1" office:value-type="string">
            <text:p text:style-name="P6">Миасс</text:p>
          </table:table-cell>
          <table:table-cell table:style-name="Таблица69.A1" office:value-type="string">
            <text:p text:style-name="P6">Челябинская область</text:p>
          </table:table-cell>
        </table:table-row>
        <table:table-row>
          <table:table-cell table:style-name="Таблица69.A1" office:value-type="string">
            <text:p text:style-name="P6">115</text:p>
          </table:table-cell>
          <table:table-cell table:style-name="Таблица69.A1" office:value-type="string">
            <text:p text:style-name="P6">Рубцовск</text:p>
          </table:table-cell>
          <table:table-cell table:style-name="Таблица69.A1" office:value-type="string">
            <text:p text:style-name="P6">Алтайский край</text:p>
          </table:table-cell>
        </table:table-row>
        <table:table-row>
          <table:table-cell table:style-name="Таблица69.A1" office:value-type="string">
            <text:p text:style-name="P6">116</text:p>
          </table:table-cell>
          <table:table-cell table:style-name="Таблица69.A1" office:value-type="string">
            <text:p text:style-name="P6">Альметьевск</text:p>
          </table:table-cell>
          <table:table-cell table:style-name="Таблица69.A1" office:value-type="string">
            <text:p text:style-name="P6">Татарстан</text:p>
          </table:table-cell>
        </table:table-row>
        <table:table-row>
          <table:table-cell table:style-name="Таблица69.A1" office:value-type="string">
            <text:p text:style-name="P6">117</text:p>
          </table:table-cell>
          <table:table-cell table:style-name="Таблица69.A1" office:value-type="string">
            <text:p text:style-name="P6">Ковров</text:p>
          </table:table-cell>
          <table:table-cell table:style-name="Таблица69.A1" office:value-type="string">
            <text:p text:style-name="P6">Владимирская область</text:p>
          </table:table-cell>
        </table:table-row>
        <table:table-row>
          <table:table-cell table:style-name="Таблица69.A1" office:value-type="string">
            <text:p text:style-name="P6">118</text:p>
          </table:table-cell>
          <table:table-cell table:style-name="Таблица69.A1" office:value-type="string">
            <text:p text:style-name="P6">Коломна</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19</text:p>
          </table:table-cell>
          <table:table-cell table:style-name="Таблица69.A1" office:value-type="string">
            <text:p text:style-name="P6">Майкоп</text:p>
          </table:table-cell>
          <table:table-cell table:style-name="Таблица69.A1" office:value-type="string">
            <text:p text:style-name="P6">Адыгея</text:p>
          </table:table-cell>
        </table:table-row>
        <table:table-row>
          <table:table-cell table:style-name="Таблица69.A1" office:value-type="string">
            <text:p text:style-name="P6">120</text:p>
          </table:table-cell>
          <table:table-cell table:style-name="Таблица69.A1" office:value-type="string">
            <text:p text:style-name="P6">Пятигор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121</text:p>
          </table:table-cell>
          <table:table-cell table:style-name="Таблица69.A1" office:value-type="string">
            <text:p text:style-name="P6">Одинцово</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2<text:soft-page-break/>2</text:p>
          </table:table-cell>
          <table:table-cell table:style-name="Таблица69.A1" office:value-type="string">
            <text:p text:style-name="P6">Колпино</text:p>
          </table:table-cell>
          <table:table-cell table:style-name="Таблица69.A1" office:value-type="string">
            <text:p text:style-name="P6">Санкт-Петербург</text:p>
          </table:table-cell>
        </table:table-row>
        <table:table-row>
          <table:table-cell table:style-name="Таблица69.A1" office:value-type="string">
            <text:p text:style-name="P6">123</text:p>
          </table:table-cell>
          <table:table-cell table:style-name="Таблица69.A1" office:value-type="string">
            <text:p text:style-name="P6">Копейск</text:p>
          </table:table-cell>
          <table:table-cell table:style-name="Таблица69.A1" office:value-type="string">
            <text:p text:style-name="P6">Челябинская область</text:p>
          </table:table-cell>
        </table:table-row>
        <table:table-row>
          <table:table-cell table:style-name="Таблица69.A1" office:value-type="string">
            <text:p text:style-name="P6">124</text:p>
          </table:table-cell>
          <table:table-cell table:style-name="Таблица69.A1" office:value-type="string">
            <text:p text:style-name="P6">Новомосковск</text:p>
          </table:table-cell>
          <table:table-cell table:style-name="Таблица69.A1" office:value-type="string">
            <text:p text:style-name="P6">Тульская область</text:p>
          </table:table-cell>
        </table:table-row>
        <table:table-row>
          <table:table-cell table:style-name="Таблица69.A1" office:value-type="string">
            <text:p text:style-name="P6">125</text:p>
          </table:table-cell>
          <table:table-cell table:style-name="Таблица69.A1" office:value-type="string">
            <text:p text:style-name="P6">Кисловод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126</text:p>
          </table:table-cell>
          <table:table-cell table:style-name="Таблица69.A1" office:value-type="string">
            <text:p text:style-name="P6">Серпухов</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27</text:p>
          </table:table-cell>
          <table:table-cell table:style-name="Таблица69.A1" office:value-type="string">
            <text:p text:style-name="P6">Первоуральск</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129</text:p>
          </table:table-cell>
          <table:table-cell table:style-name="Таблица69.A1" office:value-type="string">
            <text:p text:style-name="P6">Новочебоксарск</text:p>
          </table:table-cell>
          <table:table-cell table:style-name="Таблица69.A1" office:value-type="string">
            <text:p text:style-name="P6">Чувашия</text:p>
          </table:table-cell>
        </table:table-row>
        <table:table-row>
          <table:table-cell table:style-name="Таблица69.A1" office:value-type="string">
            <text:p text:style-name="P6">130</text:p>
          </table:table-cell>
          <table:table-cell table:style-name="Таблица69.A1" office:value-type="string">
            <text:p text:style-name="P6">Нефтеюганск</text:p>
          </table:table-cell>
          <table:table-cell table:style-name="Таблица69.A1" office:value-type="string">
            <text:p text:style-name="P6">Ханты-Мансийский автономный округ - Югра</text:p>
          </table:table-cell>
        </table:table-row>
        <table:table-row>
          <table:table-cell table:style-name="Таблица69.A1" office:value-type="string">
            <text:p text:style-name="P6">131</text:p>
          </table:table-cell>
          <table:table-cell table:style-name="Таблица69.A1" office:value-type="string">
            <text:p text:style-name="P6">Димитровград</text:p>
          </table:table-cell>
          <table:table-cell table:style-name="Таблица69.A1" office:value-type="string">
            <text:p text:style-name="P6">Ульяновская область</text:p>
          </table:table-cell>
        </table:table-row>
        <table:table-row>
          <table:table-cell table:style-name="Таблица69.A1" office:value-type="string">
            <text:p text:style-name="P6">132</text:p>
          </table:table-cell>
          <table:table-cell table:style-name="Таблица69.A1" office:value-type="string">
            <text:p text:style-name="P6">Нефтекамск</text:p>
          </table:table-cell>
          <table:table-cell table:style-name="Таблица69.A1" office:value-type="string">
            <text:p text:style-name="P6">Башкортостан</text:p>
          </table:table-cell>
        </table:table-row>
        <table:table-row>
          <table:table-cell table:style-name="Таблица69.A1" office:value-type="string">
            <text:p text:style-name="P6">133</text:p>
          </table:table-cell>
          <table:table-cell table:style-name="Таблица69.A1" office:value-type="string">
            <text:p text:style-name="P6">Черкесск</text:p>
          </table:table-cell>
          <table:table-cell table:style-name="Таблица69.A1" office:value-type="string">
            <text:p text:style-name="P6">Карачаево-Черкесия</text:p>
          </table:table-cell>
        </table:table-row>
        <table:table-row>
          <table:table-cell table:style-name="Таблица69.A1" office:value-type="string">
            <text:p text:style-name="P6">134</text:p>
          </table:table-cell>
          <table:table-cell table:style-name="Таблица69.A1" office:value-type="string">
            <text:p text:style-name="P6">Орехово-Зуево</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35</text:p>
          </table:table-cell>
          <table:table-cell table:style-name="Таблица69.A1" office:value-type="string">
            <text:p text:style-name="P6">Камышин</text:p>
          </table:table-cell>
          <table:table-cell table:style-name="Таблица69.A1" office:value-type="string">
            <text:p text:style-name="P6">Волгоградская область</text:p>
          </table:table-cell>
        </table:table-row>
        <table:table-row>
          <table:table-cell table:style-name="Таблица69.A1" office:value-type="string">
            <text:p text:style-name="P6">136</text:p>
          </table:table-cell>
          <table:table-cell table:style-name="Таблица69.A1" office:value-type="string">
            <text:p text:style-name="P6">Невинномыс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13<text:soft-page-break/>7</text:p>
          </table:table-cell>
          <table:table-cell table:style-name="Таблица69.A1" office:value-type="string">
            <text:p text:style-name="P6">Красногорск</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38</text:p>
          </table:table-cell>
          <table:table-cell table:style-name="Таблица69.A1" office:value-type="string">
            <text:p text:style-name="P6">Муром</text:p>
          </table:table-cell>
          <table:table-cell table:style-name="Таблица69.A1" office:value-type="string">
            <text:p text:style-name="P6">Владимирская область</text:p>
          </table:table-cell>
        </table:table-row>
        <table:table-row>
          <table:table-cell table:style-name="Таблица69.A1" office:value-type="string">
            <text:p text:style-name="P6">139</text:p>
          </table:table-cell>
          <table:table-cell table:style-name="Таблица69.A1" office:value-type="string">
            <text:p text:style-name="P6">Батайс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40</text:p>
          </table:table-cell>
          <table:table-cell table:style-name="Таблица69.A1" office:value-type="string">
            <text:p text:style-name="P6">Новошахтинс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41</text:p>
          </table:table-cell>
          <table:table-cell table:style-name="Таблица69.A1" office:value-type="string">
            <text:p text:style-name="P6">Сергиев Посад</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42</text:p>
          </table:table-cell>
          <table:table-cell table:style-name="Таблица69.A1" office:value-type="string">
            <text:p text:style-name="P6">Ноябрьск</text:p>
          </table:table-cell>
          <table:table-cell table:style-name="Таблица69.A1" office:value-type="string">
            <text:p text:style-name="P6">Ямало-Ненецкий автономный округ</text:p>
          </table:table-cell>
        </table:table-row>
        <table:table-row>
          <table:table-cell table:style-name="Таблица69.A1" office:value-type="string">
            <text:p text:style-name="P6">143</text:p>
          </table:table-cell>
          <table:table-cell table:style-name="Таблица69.A1" office:value-type="string">
            <text:p text:style-name="P6">Щёлково</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44</text:p>
          </table:table-cell>
          <table:table-cell table:style-name="Таблица69.A1" office:value-type="string">
            <text:p text:style-name="P6">Кызыл</text:p>
          </table:table-cell>
          <table:table-cell table:style-name="Таблица69.A1" office:value-type="string">
            <text:p text:style-name="P6">Тыва Республика</text:p>
          </table:table-cell>
        </table:table-row>
        <table:table-row>
          <table:table-cell table:style-name="Таблица69.A1" office:value-type="string">
            <text:p text:style-name="P6">145</text:p>
          </table:table-cell>
          <table:table-cell table:style-name="Таблица69.A1" office:value-type="string">
            <text:p text:style-name="P6">Октябрьский</text:p>
          </table:table-cell>
          <table:table-cell table:style-name="Таблица69.A1" office:value-type="string">
            <text:p text:style-name="P6">Башкортостан</text:p>
          </table:table-cell>
        </table:table-row>
        <table:table-row>
          <table:table-cell table:style-name="Таблица69.A1" office:value-type="string">
            <text:p text:style-name="P6">146</text:p>
          </table:table-cell>
          <table:table-cell table:style-name="Таблица69.A1" office:value-type="string">
            <text:p text:style-name="P6">Ачин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147</text:p>
          </table:table-cell>
          <table:table-cell table:style-name="Таблица69.A1" office:value-type="string">
            <text:p text:style-name="P6">Северск</text:p>
          </table:table-cell>
          <table:table-cell table:style-name="Таблица69.A1" office:value-type="string">
            <text:p text:style-name="P6">Томская область</text:p>
          </table:table-cell>
        </table:table-row>
        <table:table-row>
          <table:table-cell table:style-name="Таблица69.A1" office:value-type="string">
            <text:p text:style-name="P6">148</text:p>
          </table:table-cell>
          <table:table-cell table:style-name="Таблица69.A1" office:value-type="string">
            <text:p text:style-name="P6">Новокуйбышевск</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149</text:p>
          </table:table-cell>
          <table:table-cell table:style-name="Таблица69.A1" office:value-type="string">
            <text:p text:style-name="P6">Елец</text:p>
          </table:table-cell>
          <table:table-cell table:style-name="Таблица69.A1" office:value-type="string">
            <text:p text:style-name="P6">Липецкая область</text:p>
          </table:table-cell>
        </table:table-row>
        <table:table-row>
          <table:table-cell table:style-name="Таблица69.A1" office:value-type="string">
            <text:p text:style-name="P6">150</text:p>
          </table:table-cell>
          <table:table-cell table:style-name="Таблица69.A1" office:value-type="string">
            <text:p text:style-name="P6">Арзамас</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15<text:soft-page-break/>1</text:p>
          </table:table-cell>
          <table:table-cell table:style-name="Таблица69.A1" office:value-type="string">
            <text:p text:style-name="P6">Обнинск</text:p>
          </table:table-cell>
          <table:table-cell table:style-name="Таблица69.A1" office:value-type="string">
            <text:p text:style-name="P6">Калужская область</text:p>
          </table:table-cell>
        </table:table-row>
        <table:table-row>
          <table:table-cell table:style-name="Таблица69.A1" office:value-type="string">
            <text:p text:style-name="P6">152</text:p>
          </table:table-cell>
          <table:table-cell table:style-name="Таблица69.A1" office:value-type="string">
            <text:p text:style-name="P6">Новый Уренгой</text:p>
          </table:table-cell>
          <table:table-cell table:style-name="Таблица69.A1" office:value-type="string">
            <text:p text:style-name="P6">Ямало-Ненецкий автономный округ</text:p>
          </table:table-cell>
        </table:table-row>
        <table:table-row>
          <table:table-cell table:style-name="Таблица69.A1" office:value-type="string">
            <text:p text:style-name="P6">153</text:p>
          </table:table-cell>
          <table:table-cell table:style-name="Таблица69.A1" office:value-type="string">
            <text:p text:style-name="P6">Элиста</text:p>
          </table:table-cell>
          <table:table-cell table:style-name="Таблица69.A1" office:value-type="string">
            <text:p text:style-name="P6">Калмыкия</text:p>
          </table:table-cell>
        </table:table-row>
        <table:table-row>
          <table:table-cell table:style-name="Таблица69.A1" office:value-type="string">
            <text:p text:style-name="P6">154</text:p>
          </table:table-cell>
          <table:table-cell table:style-name="Таблица69.A1" office:value-type="string">
            <text:p text:style-name="P6">Пушкино</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55</text:p>
          </table:table-cell>
          <table:table-cell table:style-name="Таблица69.A1" office:value-type="string">
            <text:p text:style-name="P6">Жуковский</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56</text:p>
          </table:table-cell>
          <table:table-cell table:style-name="Таблица69.A1" office:value-type="string">
            <text:p text:style-name="P6">Артём</text:p>
          </table:table-cell>
          <table:table-cell table:style-name="Таблица69.A1" office:value-type="string">
            <text:p text:style-name="P6">Приморский край</text:p>
          </table:table-cell>
        </table:table-row>
        <table:table-row>
          <table:table-cell table:style-name="Таблица69.A1" office:value-type="string">
            <text:p text:style-name="P6">157</text:p>
          </table:table-cell>
          <table:table-cell table:style-name="Таблица69.A1" office:value-type="string">
            <text:p text:style-name="P6">Междуреченск</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158</text:p>
          </table:table-cell>
          <table:table-cell table:style-name="Таблица69.A1" office:value-type="string">
            <text:p text:style-name="P6">Ленинск-Кузнецкий</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159</text:p>
          </table:table-cell>
          <table:table-cell table:style-name="Таблица69.A1" office:value-type="string">
            <text:p text:style-name="P6">Сарапул</text:p>
          </table:table-cell>
          <table:table-cell table:style-name="Таблица69.A1" office:value-type="string">
            <text:p text:style-name="P6">Удмуртская Республика</text:p>
          </table:table-cell>
        </table:table-row>
        <table:table-row>
          <table:table-cell table:style-name="Таблица69.A1" office:value-type="string">
            <text:p text:style-name="P6">160</text:p>
          </table:table-cell>
          <table:table-cell table:style-name="Таблица69.A1" office:value-type="string">
            <text:p text:style-name="P6">Ессентуки</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161</text:p>
          </table:table-cell>
          <table:table-cell table:style-name="Таблица69.A1" office:value-type="string">
            <text:p text:style-name="P6">Воткинск</text:p>
          </table:table-cell>
          <table:table-cell table:style-name="Таблица69.A1" office:value-type="string">
            <text:p text:style-name="P6">Удмуртская Республика</text:p>
          </table:table-cell>
        </table:table-row>
        <table:table-row>
          <table:table-cell table:style-name="Таблица69.A1" office:value-type="string">
            <text:p text:style-name="P6">162</text:p>
          </table:table-cell>
          <table:table-cell table:style-name="Таблица69.A1" office:value-type="string">
            <text:p text:style-name="P6">Ногинск</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63</text:p>
          </table:table-cell>
          <table:table-cell table:style-name="Таблица69.A1" office:value-type="string">
            <text:p text:style-name="P6">Тобольск</text:p>
          </table:table-cell>
          <table:table-cell table:style-name="Таблица69.A1" office:value-type="string">
            <text:p text:style-name="P6">Тюменская область</text:p>
          </table:table-cell>
        </table:table-row>
        <table:table-row>
          <table:table-cell table:style-name="Таблица69.A1" office:value-type="string">
            <text:p text:style-name="P6">164</text:p>
          </table:table-cell>
          <table:table-cell table:style-name="Таблица69.A1" office:value-type="string">
            <text:p text:style-name="P6">Ухта</text:p>
          </table:table-cell>
          <table:table-cell table:style-name="Таблица69.A1" office:value-type="string">
            <text:p text:style-name="P6">Республика Коми</text:p>
          </table:table-cell>
        </table:table-row>
        <table:table-row>
          <table:table-cell table:style-name="Таблица69.A1" office:value-type="string">
            <text:p text:style-name="P6">16<text:soft-page-break/>5</text:p>
          </table:table-cell>
          <table:table-cell table:style-name="Таблица69.A1" office:value-type="string">
            <text:p text:style-name="P6">Серов</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168</text:p>
          </table:table-cell>
          <table:table-cell table:style-name="Таблица69.A1" office:value-type="string">
            <text:p text:style-name="P6">Великие Луки</text:p>
          </table:table-cell>
          <table:table-cell table:style-name="Таблица69.A1" office:value-type="string">
            <text:p text:style-name="P6">Псковская область</text:p>
          </table:table-cell>
        </table:table-row>
        <table:table-row>
          <table:table-cell table:style-name="Таблица69.A1" office:value-type="string">
            <text:p text:style-name="P6">169</text:p>
          </table:table-cell>
          <table:table-cell table:style-name="Таблица69.A1" office:value-type="string">
            <text:p text:style-name="P6">Мичуринск</text:p>
          </table:table-cell>
          <table:table-cell table:style-name="Таблица69.A1" office:value-type="string">
            <text:p text:style-name="P6">Тамбовская область</text:p>
          </table:table-cell>
        </table:table-row>
        <table:table-row>
          <table:table-cell table:style-name="Таблица69.A1" office:value-type="string">
            <text:p text:style-name="P6">170</text:p>
          </table:table-cell>
          <table:table-cell table:style-name="Таблица69.A1" office:value-type="string">
            <text:p text:style-name="P6">Киселёвск</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171</text:p>
          </table:table-cell>
          <table:table-cell table:style-name="Таблица69.A1" office:value-type="string">
            <text:p text:style-name="P6">Новотроицк</text:p>
          </table:table-cell>
          <table:table-cell table:style-name="Таблица69.A1" office:value-type="string">
            <text:p text:style-name="P6">Оренбургская область</text:p>
          </table:table-cell>
        </table:table-row>
        <table:table-row>
          <table:table-cell table:style-name="Таблица69.A1" office:value-type="string">
            <text:p text:style-name="P6">172</text:p>
          </table:table-cell>
          <table:table-cell table:style-name="Таблица69.A1" office:value-type="string">
            <text:p text:style-name="P6">Зеленодольск</text:p>
          </table:table-cell>
          <table:table-cell table:style-name="Таблица69.A1" office:value-type="string">
            <text:p text:style-name="P6">Татарстан</text:p>
          </table:table-cell>
        </table:table-row>
        <table:table-row>
          <table:table-cell table:style-name="Таблица69.A1" office:value-type="string">
            <text:p text:style-name="P6">173</text:p>
          </table:table-cell>
          <table:table-cell table:style-name="Таблица69.A1" office:value-type="string">
            <text:p text:style-name="P6">Бердск</text:p>
          </table:table-cell>
          <table:table-cell table:style-name="Таблица69.A1" office:value-type="string">
            <text:p text:style-name="P6">Новосибирская область</text:p>
          </table:table-cell>
        </table:table-row>
        <table:table-row>
          <table:table-cell table:style-name="Таблица69.A1" office:value-type="string">
            <text:p text:style-name="P6">174</text:p>
          </table:table-cell>
          <table:table-cell table:style-name="Таблица69.A1" office:value-type="string">
            <text:p text:style-name="P6">Соликамск</text:p>
          </table:table-cell>
          <table:table-cell table:style-name="Таблица69.A1" office:value-type="string">
            <text:p text:style-name="P6">Пермский край</text:p>
          </table:table-cell>
        </table:table-row>
        <table:table-row>
          <table:table-cell table:style-name="Таблица69.A1" office:value-type="string">
            <text:p text:style-name="P6">175</text:p>
          </table:table-cell>
          <table:table-cell table:style-name="Таблица69.A1" office:value-type="string">
            <text:p text:style-name="P6">Раменское</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76</text:p>
          </table:table-cell>
          <table:table-cell table:style-name="Таблица69.A1" office:value-type="string">
            <text:p text:style-name="P6">Домодедово</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77</text:p>
          </table:table-cell>
          <table:table-cell table:style-name="Таблица69.A1" office:value-type="string">
            <text:p text:style-name="P6">Магадан</text:p>
          </table:table-cell>
          <table:table-cell table:style-name="Таблица69.A1" office:value-type="string">
            <text:p text:style-name="P6">Магаданская область</text:p>
          </table:table-cell>
        </table:table-row>
        <table:table-row>
          <table:table-cell table:style-name="Таблица69.A1" office:value-type="string">
            <text:p text:style-name="P6">178</text:p>
          </table:table-cell>
          <table:table-cell table:style-name="Таблица69.A1" office:value-type="string">
            <text:p text:style-name="P6">Глазов</text:p>
          </table:table-cell>
          <table:table-cell table:style-name="Таблица69.A1" office:value-type="string">
            <text:p text:style-name="P6">Удмуртская Республика</text:p>
          </table:table-cell>
        </table:table-row>
        <table:table-row>
          <table:table-cell table:style-name="Таблица69.A1" office:value-type="string">
            <text:p text:style-name="P6">179</text:p>
          </table:table-cell>
          <table:table-cell table:style-name="Таблица69.A1" office:value-type="string">
            <text:p text:style-name="P6">Каменск-Шахтинский</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180</text:p>
          </table:table-cell>
          <table:table-cell table:style-name="Таблица69.A1" office:value-type="string">
            <text:p text:style-name="P6">Железногор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18<text:soft-page-break/>1</text:p>
          </table:table-cell>
          <table:table-cell table:style-name="Таблица69.A1" office:value-type="string">
            <text:p text:style-name="P6">Кан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182</text:p>
          </table:table-cell>
          <table:table-cell table:style-name="Таблица69.A1" office:value-type="string">
            <text:p text:style-name="P6">Назрань</text:p>
          </table:table-cell>
          <table:table-cell table:style-name="Таблица69.A1" office:value-type="string">
            <text:p text:style-name="P6">Ингушетия Республика</text:p>
          </table:table-cell>
        </table:table-row>
        <table:table-row>
          <table:table-cell table:style-name="Таблица69.A1" office:value-type="string">
            <text:p text:style-name="P6">183</text:p>
          </table:table-cell>
          <table:table-cell table:style-name="Таблица69.A1" office:value-type="string">
            <text:p text:style-name="P6">Воскресенск</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84</text:p>
          </table:table-cell>
          <table:table-cell table:style-name="Таблица69.A1" office:value-type="string">
            <text:p text:style-name="P6">Долгопрудный</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85</text:p>
          </table:table-cell>
          <table:table-cell table:style-name="Таблица69.A1" office:value-type="string">
            <text:p text:style-name="P6">Бугульма</text:p>
          </table:table-cell>
          <table:table-cell table:style-name="Таблица69.A1" office:value-type="string">
            <text:p text:style-name="P6">Татарстан</text:p>
          </table:table-cell>
        </table:table-row>
        <table:table-row>
          <table:table-cell table:style-name="Таблица69.A1" office:value-type="string">
            <text:p text:style-name="P6">186</text:p>
          </table:table-cell>
          <table:table-cell table:style-name="Таблица69.A1" office:value-type="string">
            <text:p text:style-name="P6">Кузнецк</text:p>
          </table:table-cell>
          <table:table-cell table:style-name="Таблица69.A1" office:value-type="string">
            <text:p text:style-name="P6">Пензенская область</text:p>
          </table:table-cell>
        </table:table-row>
        <table:table-row>
          <table:table-cell table:style-name="Таблица69.A1" office:value-type="string">
            <text:p text:style-name="P6">187</text:p>
          </table:table-cell>
          <table:table-cell table:style-name="Таблица69.A1" office:value-type="string">
            <text:p text:style-name="P6">Губкин</text:p>
          </table:table-cell>
          <table:table-cell table:style-name="Таблица69.A1" office:value-type="string">
            <text:p text:style-name="P6">Белгородская область</text:p>
          </table:table-cell>
        </table:table-row>
        <table:table-row>
          <table:table-cell table:style-name="Таблица69.A1" office:value-type="string">
            <text:p text:style-name="P6">188</text:p>
          </table:table-cell>
          <table:table-cell table:style-name="Таблица69.A1" office:value-type="string">
            <text:p text:style-name="P6">Кинешма</text:p>
          </table:table-cell>
          <table:table-cell table:style-name="Таблица69.A1" office:value-type="string">
            <text:p text:style-name="P6">Ивановская область</text:p>
          </table:table-cell>
        </table:table-row>
        <table:table-row>
          <table:table-cell table:style-name="Таблица69.A1" office:value-type="string">
            <text:p text:style-name="P6">189</text:p>
          </table:table-cell>
          <table:table-cell table:style-name="Таблица69.A1" office:value-type="string">
            <text:p text:style-name="P6">Ей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190</text:p>
          </table:table-cell>
          <table:table-cell table:style-name="Таблица69.A1" office:value-type="string">
            <text:p text:style-name="P6">Реутов</text:p>
          </table:table-cell>
          <table:table-cell table:style-name="Таблица69.A1" office:value-type="string">
            <text:p text:style-name="P6">Московская область</text:p>
          </table:table-cell>
        </table:table-row>
        <table:table-row>
          <table:table-cell table:style-name="Таблица69.A1" office:value-type="string">
            <text:p text:style-name="P6">191</text:p>
          </table:table-cell>
          <table:table-cell table:style-name="Таблица69.A1" office:value-type="string">
            <text:p text:style-name="P6">Усть-Илимск</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192</text:p>
          </table:table-cell>
          <table:table-cell table:style-name="Таблица69.A1" office:value-type="string">
            <text:p text:style-name="P6">Железногорск</text:p>
          </table:table-cell>
          <table:table-cell table:style-name="Таблица69.A1" office:value-type="string">
            <text:p text:style-name="P6">Курская область</text:p>
          </table:table-cell>
        </table:table-row>
        <table:table-row>
          <table:table-cell table:style-name="Таблица69.A1" office:value-type="string">
            <text:p text:style-name="P6">193</text:p>
          </table:table-cell>
          <table:table-cell table:style-name="Таблица69.A1" office:value-type="string">
            <text:p text:style-name="P6">Новоуральск</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194</text:p>
          </table:table-cell>
          <table:table-cell table:style-name="Таблица69.A1" office:value-type="string">
            <text:p text:style-name="P6">Усолье-Сибирское</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19<text:soft-page-break/>5</text:p>
          </table:table-cell>
          <table:table-cell table:style-name="Таблица69.A1" office:value-type="string">
            <text:p text:style-name="P6">Чайковский</text:p>
          </table:table-cell>
          <table:table-cell table:style-name="Таблица69.A1" office:value-type="string">
            <text:p text:style-name="P6">Пермский край</text:p>
          </table:table-cell>
        </table:table-row>
        <table:table-row>
          <table:table-cell table:style-name="Таблица69.A1" office:value-type="string">
            <text:p text:style-name="P6">196</text:p>
          </table:table-cell>
          <table:table-cell table:style-name="Таблица69.A1" office:value-type="string">
            <text:p text:style-name="P6">Новоалтайск</text:p>
          </table:table-cell>
          <table:table-cell table:style-name="Таблица69.A1" office:value-type="string">
            <text:p text:style-name="P6">Алтайский край</text:p>
          </table:table-cell>
        </table:table-row>
        <table:table-row>
          <table:table-cell table:style-name="Таблица69.A1" office:value-type="string">
            <text:p text:style-name="P6">197</text:p>
          </table:table-cell>
          <table:table-cell table:style-name="Таблица69.A1" office:value-type="string">
            <text:p text:style-name="P6">Белогорск</text:p>
          </table:table-cell>
          <table:table-cell table:style-name="Таблица69.A1" office:value-type="string">
            <text:p text:style-name="P6">Амурская область</text:p>
          </table:table-cell>
        </table:table-row>
        <table:table-row>
          <table:table-cell table:style-name="Таблица69.A1" office:value-type="string">
            <text:p text:style-name="P6">198</text:p>
          </table:table-cell>
          <table:table-cell table:style-name="Таблица69.A1" office:value-type="string">
            <text:p text:style-name="P6">Свободный</text:p>
          </table:table-cell>
          <table:table-cell table:style-name="Таблица69.A1" office:value-type="string">
            <text:p text:style-name="P6">Амурская область</text:p>
          </table:table-cell>
        </table:table-row>
        <table:table-row>
          <table:table-cell table:style-name="Таблица69.A1" office:value-type="string">
            <text:p text:style-name="P6">199</text:p>
          </table:table-cell>
          <table:table-cell table:style-name="Таблица69.A1" office:value-type="string">
            <text:p text:style-name="P6">Котлас</text:p>
          </table:table-cell>
          <table:table-cell table:style-name="Таблица69.A1" office:value-type="string">
            <text:p text:style-name="P6">Архангельская область</text:p>
          </table:table-cell>
        </table:table-row>
        <table:table-row>
          <table:table-cell table:style-name="Таблица69.A1" office:value-type="string">
            <text:p text:style-name="P6">200</text:p>
          </table:table-cell>
          <table:table-cell table:style-name="Таблица69.A1" office:value-type="string">
            <text:p text:style-name="P6">Клинцы</text:p>
          </table:table-cell>
          <table:table-cell table:style-name="Таблица69.A1" office:value-type="string">
            <text:p text:style-name="P6">Брянская область</text:p>
          </table:table-cell>
        </table:table-row>
        <table:table-row>
          <table:table-cell table:style-name="Таблица69.A1" office:value-type="string">
            <text:p text:style-name="P6">201</text:p>
          </table:table-cell>
          <table:table-cell table:style-name="Таблица69.A1" office:value-type="string">
            <text:p text:style-name="P6">Александров</text:p>
          </table:table-cell>
          <table:table-cell table:style-name="Таблица69.A1" office:value-type="string">
            <text:p text:style-name="P6">Владимирская область</text:p>
          </table:table-cell>
        </table:table-row>
        <table:table-row>
          <table:table-cell table:style-name="Таблица69.A1" office:value-type="string">
            <text:p text:style-name="P6">202</text:p>
          </table:table-cell>
          <table:table-cell table:style-name="Таблица69.A1" office:value-type="string">
            <text:p text:style-name="P6">202 Гусь-Хрустальный</text:p>
          </table:table-cell>
          <table:table-cell table:style-name="Таблица69.A1" office:value-type="string">
            <text:p text:style-name="P6">Владимирская область</text:p>
          </table:table-cell>
        </table:table-row>
        <table:table-row>
          <table:table-cell table:style-name="Таблица69.A1" office:value-type="string">
            <text:p text:style-name="P6">203</text:p>
          </table:table-cell>
          <table:table-cell table:style-name="Таблица69.A1" office:value-type="string">
            <text:p text:style-name="P6">Михайловка</text:p>
          </table:table-cell>
          <table:table-cell table:style-name="Таблица69.A1" office:value-type="string">
            <text:p text:style-name="P6">Волгоградская область</text:p>
          </table:table-cell>
        </table:table-row>
        <table:table-row>
          <table:table-cell table:style-name="Таблица69.A1" office:value-type="string">
            <text:p text:style-name="P6">204</text:p>
          </table:table-cell>
          <table:table-cell table:style-name="Таблица69.A1" office:value-type="string">
            <text:p text:style-name="P6">Борисоглебск</text:p>
          </table:table-cell>
          <table:table-cell table:style-name="Таблица69.A1" office:value-type="string">
            <text:p text:style-name="P6">Воронежская область</text:p>
          </table:table-cell>
        </table:table-row>
        <table:table-row>
          <table:table-cell table:style-name="Таблица69.A1" office:value-type="string">
            <text:p text:style-name="P6">205</text:p>
          </table:table-cell>
          <table:table-cell table:style-name="Таблица69.A1" office:value-type="string">
            <text:p text:style-name="P6">Лиски</text:p>
          </table:table-cell>
          <table:table-cell table:style-name="Таблица69.A1" office:value-type="string">
            <text:p text:style-name="P6">Воронежская область</text:p>
          </table:table-cell>
        </table:table-row>
        <table:table-row>
          <table:table-cell table:style-name="Таблица69.A1" office:value-type="string">
            <text:p text:style-name="P6">206</text:p>
          </table:table-cell>
          <table:table-cell table:style-name="Таблица69.A1" office:value-type="string">
            <text:p text:style-name="P6">Россошь</text:p>
          </table:table-cell>
          <table:table-cell table:style-name="Таблица69.A1" office:value-type="string">
            <text:p text:style-name="P6">Воронежская область</text:p>
          </table:table-cell>
        </table:table-row>
        <table:table-row>
          <table:table-cell table:style-name="Таблица69.A1" office:value-type="string">
            <text:p text:style-name="P6">207</text:p>
          </table:table-cell>
          <table:table-cell table:style-name="Таблица69.A1" office:value-type="string">
            <text:p text:style-name="P6">Биробиджан</text:p>
          </table:table-cell>
          <table:table-cell table:style-name="Таблица69.A1" office:value-type="string">
            <text:p text:style-name="P6">Еврейская автономная область</text:p>
          </table:table-cell>
        </table:table-row>
        <table:table-row>
          <table:table-cell table:style-name="Таблица69.A1" office:value-type="string">
            <text:p text:style-name="P6">208</text:p>
          </table:table-cell>
          <table:table-cell table:style-name="Таблица69.A1" office:value-type="string">
            <text:p text:style-name="P6">Краснокаменск</text:p>
          </table:table-cell>
          <table:table-cell table:style-name="Таблица69.A1" office:value-type="string">
            <text:p text:style-name="P6">Забайкальский край</text:p>
          </table:table-cell>
        </table:table-row>
        <table:table-row>
          <table:table-cell table:style-name="Таблица69.A1" office:value-type="string">
            <text:p text:style-name="P6">20<text:soft-page-break/>9</text:p>
          </table:table-cell>
          <table:table-cell table:style-name="Таблица69.A1" office:value-type="string">
            <text:p text:style-name="P6">Шуя</text:p>
          </table:table-cell>
          <table:table-cell table:style-name="Таблица69.A1" office:value-type="string">
            <text:p text:style-name="P6">Ивановская область</text:p>
          </table:table-cell>
        </table:table-row>
        <table:table-row>
          <table:table-cell table:style-name="Таблица69.A1" office:value-type="string">
            <text:p text:style-name="P6">210</text:p>
          </table:table-cell>
          <table:table-cell table:style-name="Таблица69.A1" office:value-type="string">
            <text:p text:style-name="P6">Черемхово</text:p>
          </table:table-cell>
          <table:table-cell table:style-name="Таблица69.A1" office:value-type="string">
            <text:p text:style-name="P6">Иркутская область</text:p>
          </table:table-cell>
        </table:table-row>
        <table:table-row>
          <table:table-cell table:style-name="Таблица69.A1" office:value-type="string">
            <text:p text:style-name="P6">211</text:p>
          </table:table-cell>
          <table:table-cell table:style-name="Таблица69.A1" office:value-type="string">
            <text:p text:style-name="P6">Прохладный</text:p>
          </table:table-cell>
          <table:table-cell table:style-name="Таблица69.A1" office:value-type="string">
            <text:p text:style-name="P6">Кабардино-Балкарская Республика</text:p>
          </table:table-cell>
        </table:table-row>
        <table:table-row>
          <table:table-cell table:style-name="Таблица69.A1" office:value-type="string">
            <text:p text:style-name="P6">212</text:p>
          </table:table-cell>
          <table:table-cell table:style-name="Таблица69.A1" office:value-type="string">
            <text:p text:style-name="P6">Анжеро-Судженск</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213</text:p>
          </table:table-cell>
          <table:table-cell table:style-name="Таблица69.A1" office:value-type="string">
            <text:p text:style-name="P6">Белово</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214</text:p>
          </table:table-cell>
          <table:table-cell table:style-name="Таблица69.A1" office:value-type="string">
            <text:p text:style-name="P6">Юрга</text:p>
          </table:table-cell>
          <table:table-cell table:style-name="Таблица69.A1" office:value-type="string">
            <text:p text:style-name="P6">Кемеровская область</text:p>
          </table:table-cell>
        </table:table-row>
        <table:table-row>
          <table:table-cell table:style-name="Таблица69.A1" office:value-type="string">
            <text:p text:style-name="P6">215</text:p>
          </table:table-cell>
          <table:table-cell table:style-name="Таблица69.A1" office:value-type="string">
            <text:p text:style-name="P6">Кирово-Чепецк</text:p>
          </table:table-cell>
          <table:table-cell table:style-name="Таблица69.A1" office:value-type="string">
            <text:p text:style-name="P6">Кировская область</text:p>
          </table:table-cell>
        </table:table-row>
        <table:table-row>
          <table:table-cell table:style-name="Таблица69.A1" office:value-type="string">
            <text:p text:style-name="P6">216</text:p>
          </table:table-cell>
          <table:table-cell table:style-name="Таблица69.A1" office:value-type="string">
            <text:p text:style-name="P6">Анапа</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17</text:p>
          </table:table-cell>
          <table:table-cell table:style-name="Таблица69.A1" office:value-type="string">
            <text:p text:style-name="P6">Белоречен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18</text:p>
          </table:table-cell>
          <table:table-cell table:style-name="Таблица69.A1" office:value-type="string">
            <text:p text:style-name="P6">Геленджи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19</text:p>
          </table:table-cell>
          <table:table-cell table:style-name="Таблица69.A1" office:value-type="string">
            <text:p text:style-name="P6">Кропоткин</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0</text:p>
          </table:table-cell>
          <table:table-cell table:style-name="Таблица69.A1" office:value-type="string">
            <text:p text:style-name="P6">Крым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1</text:p>
          </table:table-cell>
          <table:table-cell table:style-name="Таблица69.A1" office:value-type="string">
            <text:p text:style-name="P6">Лабин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2</text:p>
          </table:table-cell>
          <table:table-cell table:style-name="Таблица69.A1" office:value-type="string">
            <text:p text:style-name="P6">Славянск-на-Кубани</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text:soft-page-break/>3</text:p>
          </table:table-cell>
          <table:table-cell table:style-name="Таблица69.A1" office:value-type="string">
            <text:p text:style-name="P6">Тимашёвс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4</text:p>
          </table:table-cell>
          <table:table-cell table:style-name="Таблица69.A1" office:value-type="string">
            <text:p text:style-name="P6">Тихорецк</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5</text:p>
          </table:table-cell>
          <table:table-cell table:style-name="Таблица69.A1" office:value-type="string">
            <text:p text:style-name="P6">Туапсе</text:p>
          </table:table-cell>
          <table:table-cell table:style-name="Таблица69.A1" office:value-type="string">
            <text:p text:style-name="P6">Краснодарский край</text:p>
          </table:table-cell>
        </table:table-row>
        <table:table-row>
          <table:table-cell table:style-name="Таблица69.A1" office:value-type="string">
            <text:p text:style-name="P6">226</text:p>
          </table:table-cell>
          <table:table-cell table:style-name="Таблица69.A1" office:value-type="string">
            <text:p text:style-name="P6">Зеленогор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227</text:p>
          </table:table-cell>
          <table:table-cell table:style-name="Таблица69.A1" office:value-type="string">
            <text:p text:style-name="P6">Лесосибир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228</text:p>
          </table:table-cell>
          <table:table-cell table:style-name="Таблица69.A1" office:value-type="string">
            <text:p text:style-name="P6">Минусинск</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229</text:p>
          </table:table-cell>
          <table:table-cell table:style-name="Таблица69.A1" office:value-type="string">
            <text:p text:style-name="P6">Назарово</text:p>
          </table:table-cell>
          <table:table-cell table:style-name="Таблица69.A1" office:value-type="string">
            <text:p text:style-name="P6">Красноярский край</text:p>
          </table:table-cell>
        </table:table-row>
        <table:table-row>
          <table:table-cell table:style-name="Таблица69.A1" office:value-type="string">
            <text:p text:style-name="P6">230</text:p>
          </table:table-cell>
          <table:table-cell table:style-name="Таблица69.A1" office:value-type="string">
            <text:p text:style-name="P6">Шадринск</text:p>
          </table:table-cell>
          <table:table-cell table:style-name="Таблица69.A1" office:value-type="string">
            <text:p text:style-name="P6">Курганская область</text:p>
          </table:table-cell>
        </table:table-row>
        <table:table-row>
          <table:table-cell table:style-name="Таблица69.A1" office:value-type="string">
            <text:p text:style-name="P6">231</text:p>
          </table:table-cell>
          <table:table-cell table:style-name="Таблица69.A1" office:value-type="string">
            <text:p text:style-name="P6">Кириши</text:p>
          </table:table-cell>
          <table:table-cell table:style-name="Таблица69.A1" office:value-type="string">
            <text:p text:style-name="P6">Ленинградская область</text:p>
          </table:table-cell>
        </table:table-row>
        <table:table-row>
          <table:table-cell table:style-name="Таблица69.A1" office:value-type="string">
            <text:p text:style-name="P6">232</text:p>
          </table:table-cell>
          <table:table-cell table:style-name="Таблица69.A1" office:value-type="string">
            <text:p text:style-name="P6">Апатиты</text:p>
          </table:table-cell>
          <table:table-cell table:style-name="Таблица69.A1" office:value-type="string">
            <text:p text:style-name="P6">Мурманская область</text:p>
          </table:table-cell>
        </table:table-row>
        <table:table-row>
          <table:table-cell table:style-name="Таблица69.A1" office:value-type="string">
            <text:p text:style-name="P6">233</text:p>
          </table:table-cell>
          <table:table-cell table:style-name="Таблица69.A1" office:value-type="string">
            <text:p text:style-name="P6">Североморск</text:p>
          </table:table-cell>
          <table:table-cell table:style-name="Таблица69.A1" office:value-type="string">
            <text:p text:style-name="P6">Мурманская область</text:p>
          </table:table-cell>
        </table:table-row>
        <table:table-row>
          <table:table-cell table:style-name="Таблица69.A1" office:value-type="string">
            <text:p text:style-name="P6">234</text:p>
          </table:table-cell>
          <table:table-cell table:style-name="Таблица69.A1" office:value-type="string">
            <text:p text:style-name="P6">Балахна</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235</text:p>
          </table:table-cell>
          <table:table-cell table:style-name="Таблица69.A1" office:value-type="string">
            <text:p text:style-name="P6">Выкса</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236</text:p>
          </table:table-cell>
          <table:table-cell table:style-name="Таблица69.A1" office:value-type="string">
            <text:p text:style-name="P6">Кстово</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23<text:soft-page-break/>7</text:p>
          </table:table-cell>
          <table:table-cell table:style-name="Таблица69.A1" office:value-type="string">
            <text:p text:style-name="P6">Павлово</text:p>
          </table:table-cell>
          <table:table-cell table:style-name="Таблица69.A1" office:value-type="string">
            <text:p text:style-name="P6">Нижегородская область</text:p>
          </table:table-cell>
        </table:table-row>
        <table:table-row>
          <table:table-cell table:style-name="Таблица69.A1" office:value-type="string">
            <text:p text:style-name="P6">238</text:p>
          </table:table-cell>
          <table:table-cell table:style-name="Таблица69.A1" office:value-type="string">
            <text:p text:style-name="P6">Боровичи</text:p>
          </table:table-cell>
          <table:table-cell table:style-name="Таблица69.A1" office:value-type="string">
            <text:p text:style-name="P6">Новгородская область</text:p>
          </table:table-cell>
        </table:table-row>
        <table:table-row>
          <table:table-cell table:style-name="Таблица69.A1" office:value-type="string">
            <text:p text:style-name="P6">239</text:p>
          </table:table-cell>
          <table:table-cell table:style-name="Таблица69.A1" office:value-type="string">
            <text:p text:style-name="P6">Искитим</text:p>
          </table:table-cell>
          <table:table-cell table:style-name="Таблица69.A1" office:value-type="string">
            <text:p text:style-name="P6">Новосибирская область</text:p>
          </table:table-cell>
        </table:table-row>
        <table:table-row>
          <table:table-cell table:style-name="Таблица69.A1" office:value-type="string">
            <text:p text:style-name="P6">240</text:p>
          </table:table-cell>
          <table:table-cell table:style-name="Таблица69.A1" office:value-type="string">
            <text:p text:style-name="P6">Бугуруслан</text:p>
          </table:table-cell>
          <table:table-cell table:style-name="Таблица69.A1" office:value-type="string">
            <text:p text:style-name="P6">Оренбургская область</text:p>
          </table:table-cell>
        </table:table-row>
        <table:table-row>
          <table:table-cell table:style-name="Таблица69.A1" office:value-type="string">
            <text:p text:style-name="P6">241</text:p>
          </table:table-cell>
          <table:table-cell table:style-name="Таблица69.A1" office:value-type="string">
            <text:p text:style-name="P6">Бузулук</text:p>
          </table:table-cell>
          <table:table-cell table:style-name="Таблица69.A1" office:value-type="string">
            <text:p text:style-name="P6">Оренбургская область</text:p>
          </table:table-cell>
        </table:table-row>
        <table:table-row>
          <table:table-cell table:style-name="Таблица69.A1" office:value-type="string">
            <text:p text:style-name="P6">242</text:p>
          </table:table-cell>
          <table:table-cell table:style-name="Таблица69.A1" office:value-type="string">
            <text:p text:style-name="P6">Ливны</text:p>
          </table:table-cell>
          <table:table-cell table:style-name="Таблица69.A1" office:value-type="string">
            <text:p text:style-name="P6">Орловская область</text:p>
          </table:table-cell>
        </table:table-row>
        <table:table-row>
          <table:table-cell table:style-name="Таблица69.A1" office:value-type="string">
            <text:p text:style-name="P6">243</text:p>
          </table:table-cell>
          <table:table-cell table:style-name="Таблица69.A1" office:value-type="string">
            <text:p text:style-name="P6">Заречный</text:p>
          </table:table-cell>
          <table:table-cell table:style-name="Таблица69.A1" office:value-type="string">
            <text:p text:style-name="P6">Пензенская область</text:p>
          </table:table-cell>
        </table:table-row>
        <table:table-row>
          <table:table-cell table:style-name="Таблица69.A1" office:value-type="string">
            <text:p text:style-name="P6">244</text:p>
          </table:table-cell>
          <table:table-cell table:style-name="Таблица69.A1" office:value-type="string">
            <text:p text:style-name="P6">Краснокамск</text:p>
          </table:table-cell>
          <table:table-cell table:style-name="Таблица69.A1" office:value-type="string">
            <text:p text:style-name="P6">Пермский край</text:p>
          </table:table-cell>
        </table:table-row>
        <table:table-row>
          <table:table-cell table:style-name="Таблица69.A1" office:value-type="string">
            <text:p text:style-name="P6">245</text:p>
          </table:table-cell>
          <table:table-cell table:style-name="Таблица69.A1" office:value-type="string">
            <text:p text:style-name="P6">Кунгур</text:p>
          </table:table-cell>
          <table:table-cell table:style-name="Таблица69.A1" office:value-type="string">
            <text:p text:style-name="P6">Пермский край</text:p>
          </table:table-cell>
        </table:table-row>
        <table:table-row>
          <table:table-cell table:style-name="Таблица69.A1" office:value-type="string">
            <text:p text:style-name="P6">246</text:p>
          </table:table-cell>
          <table:table-cell table:style-name="Таблица69.A1" office:value-type="string">
            <text:p text:style-name="P6">Лысьва</text:p>
          </table:table-cell>
          <table:table-cell table:style-name="Таблица69.A1" office:value-type="string">
            <text:p text:style-name="P6">Пермский край</text:p>
          </table:table-cell>
        </table:table-row>
        <table:table-row>
          <table:table-cell table:style-name="Таблица69.A1" office:value-type="string">
            <text:p text:style-name="P6">247</text:p>
          </table:table-cell>
          <table:table-cell table:style-name="Таблица69.A1" office:value-type="string">
            <text:p text:style-name="P6">Арсеньев</text:p>
          </table:table-cell>
          <table:table-cell table:style-name="Таблица69.A1" office:value-type="string">
            <text:p text:style-name="P6">Приморский край</text:p>
          </table:table-cell>
        </table:table-row>
        <table:table-row>
          <table:table-cell table:style-name="Таблица69.A1" office:value-type="string">
            <text:p text:style-name="P6">248</text:p>
          </table:table-cell>
          <table:table-cell table:style-name="Таблица69.A1" office:value-type="string">
            <text:p text:style-name="P6">Горно-Алтайск</text:p>
          </table:table-cell>
          <table:table-cell table:style-name="Таблица69.A1" office:value-type="string">
            <text:p text:style-name="P6">Республика Алтай</text:p>
          </table:table-cell>
        </table:table-row>
        <table:table-row>
          <table:table-cell table:style-name="Таблица69.A1" office:value-type="string">
            <text:p text:style-name="P6">249</text:p>
          </table:table-cell>
          <table:table-cell table:style-name="Таблица69.A1" office:value-type="string">
            <text:p text:style-name="P6">Белебей</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0</text:p>
          </table:table-cell>
          <table:table-cell table:style-name="Таблица69.A1" office:value-type="string">
            <text:p text:style-name="P6">Белорецк</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text:soft-page-break/>1</text:p>
          </table:table-cell>
          <table:table-cell table:style-name="Таблица69.A1" office:value-type="string">
            <text:p text:style-name="P6">Ишимбай</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2</text:p>
          </table:table-cell>
          <table:table-cell table:style-name="Таблица69.A1" office:value-type="string">
            <text:p text:style-name="P6">Кумертау</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3</text:p>
          </table:table-cell>
          <table:table-cell table:style-name="Таблица69.A1" office:value-type="string">
            <text:p text:style-name="P6">Мелеуз</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4</text:p>
          </table:table-cell>
          <table:table-cell table:style-name="Таблица69.A1" office:value-type="string">
            <text:p text:style-name="P6">Сибай</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5</text:p>
          </table:table-cell>
          <table:table-cell table:style-name="Таблица69.A1" office:value-type="string">
            <text:p text:style-name="P6">Туймазы</text:p>
          </table:table-cell>
          <table:table-cell table:style-name="Таблица69.A1" office:value-type="string">
            <text:p text:style-name="P6">Республика Башкортостан</text:p>
          </table:table-cell>
        </table:table-row>
        <table:table-row>
          <table:table-cell table:style-name="Таблица69.A1" office:value-type="string">
            <text:p text:style-name="P6">256</text:p>
          </table:table-cell>
          <table:table-cell table:style-name="Таблица69.A1" office:value-type="string">
            <text:p text:style-name="P6">Буйнакск</text:p>
          </table:table-cell>
          <table:table-cell table:style-name="Таблица69.A1" office:value-type="string">
            <text:p text:style-name="P6">Республика Дагестан</text:p>
          </table:table-cell>
        </table:table-row>
        <table:table-row>
          <table:table-cell table:style-name="Таблица69.A1" office:value-type="string">
            <text:p text:style-name="P6">257</text:p>
          </table:table-cell>
          <table:table-cell table:style-name="Таблица69.A1" office:value-type="string">
            <text:p text:style-name="P6">Избербаш</text:p>
          </table:table-cell>
          <table:table-cell table:style-name="Таблица69.A1" office:value-type="string">
            <text:p text:style-name="P6">Республика Дагестан</text:p>
          </table:table-cell>
        </table:table-row>
        <table:table-row>
          <table:table-cell table:style-name="Таблица69.A1" office:value-type="string">
            <text:p text:style-name="P6">258</text:p>
          </table:table-cell>
          <table:table-cell table:style-name="Таблица69.A1" office:value-type="string">
            <text:p text:style-name="P6">Воркута</text:p>
          </table:table-cell>
          <table:table-cell table:style-name="Таблица69.A1" office:value-type="string">
            <text:p text:style-name="P6">Республика Коми</text:p>
          </table:table-cell>
        </table:table-row>
        <table:table-row>
          <table:table-cell table:style-name="Таблица69.A1" office:value-type="string">
            <text:p text:style-name="P6">259</text:p>
          </table:table-cell>
          <table:table-cell table:style-name="Таблица69.A1" office:value-type="string">
            <text:p text:style-name="P6">Волжск</text:p>
          </table:table-cell>
          <table:table-cell table:style-name="Таблица69.A1" office:value-type="string">
            <text:p text:style-name="P6">Республика Марий Эл</text:p>
          </table:table-cell>
        </table:table-row>
        <table:table-row>
          <table:table-cell table:style-name="Таблица69.A1" office:value-type="string">
            <text:p text:style-name="P6">260</text:p>
          </table:table-cell>
          <table:table-cell table:style-name="Таблица69.A1" office:value-type="string">
            <text:p text:style-name="P6">Нерюнгри</text:p>
          </table:table-cell>
          <table:table-cell table:style-name="Таблица69.A1" office:value-type="string">
            <text:p text:style-name="P6">Республика Саха (Якутия)</text:p>
          </table:table-cell>
        </table:table-row>
        <table:table-row>
          <table:table-cell table:style-name="Таблица69.A1" office:value-type="string">
            <text:p text:style-name="P6">261</text:p>
          </table:table-cell>
          <table:table-cell table:style-name="Таблица69.A1" office:value-type="string">
            <text:p text:style-name="P6">Елабуга</text:p>
          </table:table-cell>
          <table:table-cell table:style-name="Таблица69.A1" office:value-type="string">
            <text:p text:style-name="P6">Республика Татарстан</text:p>
          </table:table-cell>
        </table:table-row>
        <table:table-row>
          <table:table-cell table:style-name="Таблица69.A1" office:value-type="string">
            <text:p text:style-name="P6">262</text:p>
          </table:table-cell>
          <table:table-cell table:style-name="Таблица69.A1" office:value-type="string">
            <text:p text:style-name="P6">Лениногорск</text:p>
          </table:table-cell>
          <table:table-cell table:style-name="Таблица69.A1" office:value-type="string">
            <text:p text:style-name="P6">Республика Татарстан</text:p>
          </table:table-cell>
        </table:table-row>
        <table:table-row>
          <table:table-cell table:style-name="Таблица69.A1" office:value-type="string">
            <text:p text:style-name="P6">263</text:p>
          </table:table-cell>
          <table:table-cell table:style-name="Таблица69.A1" office:value-type="string">
            <text:p text:style-name="P6">Чистополь</text:p>
          </table:table-cell>
          <table:table-cell table:style-name="Таблица69.A1" office:value-type="string">
            <text:p text:style-name="P6">Республика Татарстан</text:p>
          </table:table-cell>
        </table:table-row>
        <table:table-row>
          <table:table-cell table:style-name="Таблица69.A1" office:value-type="string">
            <text:p text:style-name="P6">264</text:p>
          </table:table-cell>
          <table:table-cell table:style-name="Таблица69.A1" office:value-type="string">
            <text:p text:style-name="P6">Черногорск</text:p>
          </table:table-cell>
          <table:table-cell table:style-name="Таблица69.A1" office:value-type="string">
            <text:p text:style-name="P6">Республика Хакасия</text:p>
          </table:table-cell>
        </table:table-row>
        <table:table-row>
          <table:table-cell table:style-name="Таблица69.A1" office:value-type="string">
            <text:p text:style-name="P6">26<text:soft-page-break/>5</text:p>
          </table:table-cell>
          <table:table-cell table:style-name="Таблица69.A1" office:value-type="string">
            <text:p text:style-name="P6">Азов</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266</text:p>
          </table:table-cell>
          <table:table-cell table:style-name="Таблица69.A1" office:value-type="string">
            <text:p text:style-name="P6">Гуково</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267</text:p>
          </table:table-cell>
          <table:table-cell table:style-name="Таблица69.A1" office:value-type="string">
            <text:p text:style-name="P6">Донец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268</text:p>
          </table:table-cell>
          <table:table-cell table:style-name="Таблица69.A1" office:value-type="string">
            <text:p text:style-name="P6">Сальск</text:p>
          </table:table-cell>
          <table:table-cell table:style-name="Таблица69.A1" office:value-type="string">
            <text:p text:style-name="P6">Ростовская область</text:p>
          </table:table-cell>
        </table:table-row>
        <table:table-row>
          <table:table-cell table:style-name="Таблица69.A1" office:value-type="string">
            <text:p text:style-name="P6">269</text:p>
          </table:table-cell>
          <table:table-cell table:style-name="Таблица69.A1" office:value-type="string">
            <text:p text:style-name="P6">Жигулёвск</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270</text:p>
          </table:table-cell>
          <table:table-cell table:style-name="Таблица69.A1" office:value-type="string">
            <text:p text:style-name="P6">Чапаевск</text:p>
          </table:table-cell>
          <table:table-cell table:style-name="Таблица69.A1" office:value-type="string">
            <text:p text:style-name="P6">Самарская область</text:p>
          </table:table-cell>
        </table:table-row>
        <table:table-row>
          <table:table-cell table:style-name="Таблица69.A1" office:value-type="string">
            <text:p text:style-name="P6">271</text:p>
          </table:table-cell>
          <table:table-cell table:style-name="Таблица69.A1" office:value-type="string">
            <text:p text:style-name="P6">Балашов</text:p>
          </table:table-cell>
          <table:table-cell table:style-name="Таблица69.A1" office:value-type="string">
            <text:p text:style-name="P6">Саратовская область</text:p>
          </table:table-cell>
        </table:table-row>
        <table:table-row>
          <table:table-cell table:style-name="Таблица69.A1" office:value-type="string">
            <text:p text:style-name="P6">272</text:p>
          </table:table-cell>
          <table:table-cell table:style-name="Таблица69.A1" office:value-type="string">
            <text:p text:style-name="P6">Вольск</text:p>
          </table:table-cell>
          <table:table-cell table:style-name="Таблица69.A1" office:value-type="string">
            <text:p text:style-name="P6">Саратовская область</text:p>
          </table:table-cell>
        </table:table-row>
        <table:table-row>
          <table:table-cell table:style-name="Таблица69.A1" office:value-type="string">
            <text:p text:style-name="P6">273</text:p>
          </table:table-cell>
          <table:table-cell table:style-name="Таблица69.A1" office:value-type="string">
            <text:p text:style-name="P6">Асбест</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4</text:p>
          </table:table-cell>
          <table:table-cell table:style-name="Таблица69.A1" office:value-type="string">
            <text:p text:style-name="P6">Берёзовский</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5</text:p>
          </table:table-cell>
          <table:table-cell table:style-name="Таблица69.A1" office:value-type="string">
            <text:p text:style-name="P6">Верхняя Пышма</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6</text:p>
          </table:table-cell>
          <table:table-cell table:style-name="Таблица69.A1" office:value-type="string">
            <text:p text:style-name="P6">Краснотурьинск</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7</text:p>
          </table:table-cell>
          <table:table-cell table:style-name="Таблица69.A1" office:value-type="string">
            <text:p text:style-name="P6">Лесной</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8</text:p>
          </table:table-cell>
          <table:table-cell table:style-name="Таблица69.A1" office:value-type="string">
            <text:p text:style-name="P6">Полевской</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7<text:soft-page-break/>9</text:p>
          </table:table-cell>
          <table:table-cell table:style-name="Таблица69.A1" office:value-type="string">
            <text:p text:style-name="P6">Ревда</text:p>
          </table:table-cell>
          <table:table-cell table:style-name="Таблица69.A1" office:value-type="string">
            <text:p text:style-name="P6">Свердловская область</text:p>
          </table:table-cell>
        </table:table-row>
        <table:table-row>
          <table:table-cell table:style-name="Таблица69.A1" office:value-type="string">
            <text:p text:style-name="P6">280</text:p>
          </table:table-cell>
          <table:table-cell table:style-name="Таблица69.A1" office:value-type="string">
            <text:p text:style-name="P6">Вязьма</text:p>
          </table:table-cell>
          <table:table-cell table:style-name="Таблица69.A1" office:value-type="string">
            <text:p text:style-name="P6">Смоленская область</text:p>
          </table:table-cell>
        </table:table-row>
        <table:table-row>
          <table:table-cell table:style-name="Таблица69.A1" office:value-type="string">
            <text:p text:style-name="P6">281</text:p>
          </table:table-cell>
          <table:table-cell table:style-name="Таблица69.A1" office:value-type="string">
            <text:p text:style-name="P6">Рославль</text:p>
          </table:table-cell>
          <table:table-cell table:style-name="Таблица69.A1" office:value-type="string">
            <text:p text:style-name="P6">Смоленская область</text:p>
          </table:table-cell>
        </table:table-row>
        <table:table-row>
          <table:table-cell table:style-name="Таблица69.A1" office:value-type="string">
            <text:p text:style-name="P6">282</text:p>
          </table:table-cell>
          <table:table-cell table:style-name="Таблица69.A1" office:value-type="string">
            <text:p text:style-name="P6">Будённов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283</text:p>
          </table:table-cell>
          <table:table-cell table:style-name="Таблица69.A1" office:value-type="string">
            <text:p text:style-name="P6">Георгиев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284</text:p>
          </table:table-cell>
          <table:table-cell table:style-name="Таблица69.A1" office:value-type="string">
            <text:p text:style-name="P6">Минеральные Воды</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285</text:p>
          </table:table-cell>
          <table:table-cell table:style-name="Таблица69.A1" office:value-type="string">
            <text:p text:style-name="P6">Михайловск</text:p>
          </table:table-cell>
          <table:table-cell table:style-name="Таблица69.A1" office:value-type="string">
            <text:p text:style-name="P6">Ставропольский край</text:p>
          </table:table-cell>
        </table:table-row>
        <table:table-row>
          <table:table-cell table:style-name="Таблица69.A1" office:value-type="string">
            <text:p text:style-name="P6">286</text:p>
          </table:table-cell>
          <table:table-cell table:style-name="Таблица69.A1" office:value-type="string">
            <text:p text:style-name="P6">Вышний Волочёк</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87</text:p>
          </table:table-cell>
          <table:table-cell table:style-name="Таблица69.A1" office:value-type="string">
            <text:p text:style-name="P6">Кимры</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88</text:p>
          </table:table-cell>
          <table:table-cell table:style-name="Таблица69.A1" office:value-type="string">
            <text:p text:style-name="P6">Ржев</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89</text:p>
          </table:table-cell>
          <table:table-cell table:style-name="Таблица69.A1" office:value-type="string">
            <text:p text:style-name="P6">Алексин</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90</text:p>
          </table:table-cell>
          <table:table-cell table:style-name="Таблица69.A1" office:value-type="string">
            <text:p text:style-name="P6">Донской</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91</text:p>
          </table:table-cell>
          <table:table-cell table:style-name="Таблица69.A1" office:value-type="string">
            <text:p text:style-name="P6">Узловая</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92</text:p>
          </table:table-cell>
          <table:table-cell table:style-name="Таблица69.A1" office:value-type="string">
            <text:p text:style-name="P6">Щёкино</text:p>
          </table:table-cell>
          <table:table-cell table:style-name="Таблица69.A1" office:value-type="string">
            <text:p text:style-name="P6">Тверская область</text:p>
          </table:table-cell>
        </table:table-row>
        <table:table-row>
          <table:table-cell table:style-name="Таблица69.A1" office:value-type="string">
            <text:p text:style-name="P6">29<text:soft-page-break/>3</text:p>
          </table:table-cell>
          <table:table-cell table:style-name="Таблица69.A1" office:value-type="string">
            <text:p text:style-name="P6">Ишим</text:p>
          </table:table-cell>
          <table:table-cell table:style-name="Таблица69.A1" office:value-type="string">
            <text:p text:style-name="P6">Тюменская область</text:p>
          </table:table-cell>
        </table:table-row>
        <table:table-row>
          <table:table-cell table:style-name="Таблица69.A1" office:value-type="string">
            <text:p text:style-name="P6">294</text:p>
          </table:table-cell>
          <table:table-cell table:style-name="Таблица69.A1" office:value-type="string">
            <text:p text:style-name="P6">Саяногорск</text:p>
          </table:table-cell>
          <table:table-cell table:style-name="Таблица69.A1" office:value-type="string">
            <text:p text:style-name="P6">Хакасия</text:p>
          </table:table-cell>
        </table:table-row>
        <table:table-row>
          <table:table-cell table:style-name="Таблица69.A1" office:value-type="string">
            <text:p text:style-name="P6">295</text:p>
          </table:table-cell>
          <table:table-cell table:style-name="Таблица69.A1" office:value-type="string">
            <text:p text:style-name="P6">Когалым</text:p>
          </table:table-cell>
          <table:table-cell table:style-name="Таблица69.A1" office:value-type="string">
            <text:p text:style-name="P6">Ханты-Мансийский автономный округ</text:p>
          </table:table-cell>
        </table:table-row>
        <table:table-row>
          <table:table-cell table:style-name="Таблица69.A1" office:value-type="string">
            <text:p text:style-name="P6">296</text:p>
          </table:table-cell>
          <table:table-cell table:style-name="Таблица69.A1" office:value-type="string">
            <text:p text:style-name="P6">Нягань</text:p>
          </table:table-cell>
          <table:table-cell table:style-name="Таблица69.A1" office:value-type="string">
            <text:p text:style-name="P6">Ханты-Мансийский автономный округ</text:p>
          </table:table-cell>
        </table:table-row>
        <table:table-row>
          <table:table-cell table:style-name="Таблица69.A1" office:value-type="string">
            <text:p text:style-name="P6">297</text:p>
          </table:table-cell>
          <table:table-cell table:style-name="Таблица69.A1" office:value-type="string">
            <text:p text:style-name="P6">Ханты-Мансийск</text:p>
          </table:table-cell>
          <table:table-cell table:style-name="Таблица69.A1" office:value-type="string">
            <text:p text:style-name="P6">Ханты-Мансийский автономный округ</text:p>
          </table:table-cell>
        </table:table-row>
        <table:table-row>
          <table:table-cell table:style-name="Таблица69.A1" office:value-type="string">
            <text:p text:style-name="P6">298</text:p>
          </table:table-cell>
          <table:table-cell table:style-name="Таблица69.A1" office:value-type="string">
            <text:p text:style-name="P6">Озерск</text:p>
          </table:table-cell>
          <table:table-cell table:style-name="Таблица69.A1" office:value-type="string">
            <text:p text:style-name="P5">Челябинская область</text:p>
          </table:table-cell>
        </table:table-row>
      </table:table>
      <table:table table:name="Таблица70" table:style-name="Таблица70">
        <table:table-column table:style-name="Таблица70.A"/>
        <table:table-column table:style-name="Таблица70.B"/>
        <table:table-row>
          <table:table-cell table:style-name="Таблица70.A1" office:value-type="string">
            <text:p text:style-name="P3"/>
          </table:table-cell>
          <table:table-cell table:style-name="Таблица70.A1" office:value-type="string">
            <text:p text:style-name="P7"><text:span text:style-name="Strong_20_Emphasis"><text:span text:style-name="T3">Приложение № 8</text:span></text:span></text:p>
          </table:table-cell>
        </table:table-row>
        <table:table-row>
          <table:table-cell table:style-name="Таблица70.A1" office:value-type="string">
            <text:p text:style-name="P3"/>
          </table:table-cell>
          <table:table-cell table:style-name="Таблица70.A1" office:value-type="string">
            <text:p text:style-name="P7"><text:span text:style-name="Strong_20_Emphasis"><text:span text:style-name="T3">к Оферте об оказании услуг в ПВЗ</text:span></text:span></text:p>
          </table:table-cell>
        </table:table-row>
        <table:table-row>
          <table:table-cell table:style-name="Таблица70.A1" office:value-type="string">
            <text:p text:style-name="P3"/>
          </table:table-cell>
          <table:table-cell table:style-name="Таблица70.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table:table table:name="Таблица71" table:style-name="Таблица71">
        <table:table-column table:style-name="Таблица71.A"/>
        <table:table-column table:style-name="Таблица71.B"/>
        <text:soft-page-break/>
        <table:table-row>
          <table:table-cell table:style-name="Таблица71.A1" office:value-type="string">
            <text:p text:style-name="P3"/>
          </table:table-cell>
          <table:table-cell table:style-name="Таблица71.A1" office:value-type="string">
            <text:p text:style-name="P7"><text:span text:style-name="Strong_20_Emphasis"><text:span text:style-name="T3">Приложение № 3</text:span></text:span></text:p>
          </table:table-cell>
        </table:table-row>
        <table:table-row>
          <table:table-cell table:style-name="Таблица71.A1" office:value-type="string">
            <text:p text:style-name="P3"/>
          </table:table-cell>
          <table:table-cell table:style-name="Таблица71.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text:span><text:soft-page-break/><text:span text:style-name="T4">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text:soft-page-break/>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text:span><text:soft-page-break/><text:span text:style-name="T4">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text:soft-page-break/>(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text:soft-page-break/>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text:soft-page-break/>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text:span><text:soft-page-break/><text:span text:style-name="T4">быть освобожден от обязанности оборудовать входную дверь в ПВЗ вышеуказанным замком и контроллером.</text:span></text:p>
      <text:p text:style-name="P11"><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text:soft-page-break/>— <text:span text:style-name="T2">размер матрицы: не менее 1/2.8 дюйма;</text:span></text:p>
      <text:p text:style-name="P25">—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72" table:style-name="Таблица72">
        <table:table-column table:style-name="Таблица72.A"/>
        <table:table-column table:style-name="Таблица72.B"/>
        <table:table-row>
          <table:table-cell table:style-name="Таблица72.A1" office:value-type="string">
            <text:p text:style-name="P3"/>
          </table:table-cell>
          <table:table-cell table:style-name="Таблица72.A1" office:value-type="string">
            <text:p text:style-name="P7"><text:span text:style-name="Strong_20_Emphasis"><text:span text:style-name="T3">Приложение № 4</text:span></text:span></text:p>
          </table:table-cell>
        </table:table-row>
        <table:table-row>
          <table:table-cell table:style-name="Таблица72.A1" office:value-type="string">
            <text:p text:style-name="P3"/>
          </table:table-cell>
          <table:table-cell table:style-name="Таблица72.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73" table:style-name="Таблица73">
        <table:table-column table:style-name="Таблица73.A"/>
        <table:table-column table:style-name="Таблица73.B"/>
        <table:table-column table:style-name="Таблица73.C"/>
        <table:table-column table:style-name="Таблица73.D"/>
        <table:table-header-rows>
          <table:table-row>
            <table:table-cell table:style-name="Таблица73.A1" office:value-type="string">
              <text:p text:style-name="P8">№ <text:span text:style-name="T6">строки</text:span></text:p>
            </table:table-cell>
            <table:table-cell table:style-name="Таблица73.A1" office:value-type="string">
              <text:p text:style-name="P8">№ <text:span text:style-name="T6">раздела или пп. Договора</text:span></text:p>
            </table:table-cell>
            <table:table-cell table:style-name="Таблица73.A1" office:value-type="string">
              <text:p text:style-name="P4">Договор</text:p>
            </table:table-cell>
            <table:table-cell table:style-name="Таблица73.A1" office:value-type="string">
              <text:p text:style-name="P4">ОТВЕТСТВЕННОСТЬ / РАЗМЕР ШТРАФОВ</text:p>
            </table:table-cell>
          </table:table-row>
        </table:table-header-rows>
        <table:table-row>
          <table:table-cell table:style-name="Таблица73.A1" office:value-type="string">
            <text:p text:style-name="P6">1.</text:p>
          </table:table-cell>
          <table:table-cell table:style-name="Таблица73.A1" office:value-type="string">
            <text:p text:style-name="P6">5.1.</text:p>
          </table:table-cell>
          <table:table-cell table:style-name="Таблица73.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73.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73.A1" office:value-type="string">
            <text:p text:style-name="P6">2.</text:p>
          </table:table-cell>
          <table:table-cell table:style-name="Таблица73.A1" office:value-type="string">
            <text:p text:style-name="P6">5.2.</text:p>
          </table:table-cell>
          <table:table-cell table:style-name="Таблица73.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73.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73.A1" office:value-type="string">
            <text:p text:style-name="P6">3.</text:p>
          </table:table-cell>
          <table:table-cell table:style-name="Таблица73.A1" office:value-type="string">
            <text:p text:style-name="P6">5.7.</text:p>
          </table:table-cell>
          <table:table-cell table:style-name="Таблица73.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7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73.A1" office:value-type="string">
            <text:p text:style-name="P6">4.</text:p>
          </table:table-cell>
          <table:table-cell table:style-name="Таблица73.A1" office:value-type="string">
            <text:p text:style-name="P6">5.8.</text:p>
          </table:table-cell>
          <table:table-cell table:style-name="Таблица73.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73.A1" office:value-type="string">
            <text:p text:style-name="P6">2 500 000 (два миллиона пятьсот тысяч) российских рублей.</text:p>
          </table:table-cell>
        </table:table-row>
        <table:table-row>
          <table:table-cell table:style-name="Таблица73.A1" office:value-type="string">
            <text:p text:style-name="P6">5.</text:p>
          </table:table-cell>
          <table:table-cell table:style-name="Таблица73.A1" office:value-type="string">
            <text:p text:style-name="P6">5.9.</text:p>
          </table:table-cell>
          <table:table-cell table:style-name="Таблица73.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73.A1" office:value-type="string">
            <text:p text:style-name="P6">10 000 (десять тысяч) <text:soft-page-break/>российских рублей;</text:p>
          </table:table-cell>
        </table:table-row>
        <table:table-row>
          <table:table-cell table:style-name="Таблица73.A1" office:value-type="string">
            <text:p text:style-name="P6">6.</text:p>
          </table:table-cell>
          <table:table-cell table:style-name="Таблица73.A1" office:value-type="string">
            <text:p text:style-name="P6">5.10.</text:p>
          </table:table-cell>
          <table:table-cell table:style-name="Таблица73.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73.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73.A1" office:value-type="string">
            <text:p text:style-name="P6">7.</text:p>
          </table:table-cell>
          <table:table-cell table:style-name="Таблица73.A1" office:value-type="string">
            <text:p text:style-name="P6">5.11</text:p>
          </table:table-cell>
          <table:table-cell table:style-name="Таблица73.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73.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73.A1" office:value-type="string">
            <text:p text:style-name="P6">8.</text:p>
          </table:table-cell>
          <table:table-cell table:style-name="Таблица73.A1" office:value-type="string">
            <text:p text:style-name="P6">5.12.</text:p>
          </table:table-cell>
          <table:table-cell table:style-name="Таблица73.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73.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73.A1" office:value-type="string">
            <text:p text:style-name="P6">9.</text:p>
          </table:table-cell>
          <table:table-cell table:style-name="Таблица73.A1" office:value-type="string">
            <text:p text:style-name="P6">5.13.</text:p>
          </table:table-cell>
          <table:table-cell table:style-name="Таблица73.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73.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73.A1" office:value-type="string">
            <text:p text:style-name="P6">10.</text:p>
          </table:table-cell>
          <table:table-cell table:style-name="Таблица73.A1" office:value-type="string">
            <text:p text:style-name="P6">5.14.</text:p>
          </table:table-cell>
          <table:table-cell table:style-name="Таблица73.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7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73.A1" office:value-type="string">
            <text:p text:style-name="P6">11.</text:p>
          </table:table-cell>
          <table:table-cell table:style-name="Таблица73.A1" office:value-type="string">
            <text:p text:style-name="P6">5.15.</text:p>
          </table:table-cell>
          <table:table-cell table:style-name="Таблица73.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73.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73.A1" office:value-type="string">
            <text:p text:style-name="P6">12.</text:p>
          </table:table-cell>
          <table:table-cell table:style-name="Таблица73.A1" office:value-type="string">
            <text:p text:style-name="P6">5.17.</text:p>
          </table:table-cell>
          <table:table-cell table:style-name="Таблица73.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73.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73.A1" office:value-type="string">
            <text:p text:style-name="P6">13.</text:p>
          </table:table-cell>
          <table:table-cell table:style-name="Таблица73.A1" office:value-type="string">
            <text:p text:style-name="P6">5.18.</text:p>
          </table:table-cell>
          <table:table-cell table:style-name="Таблица73.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73.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73.A1" office:value-type="string">
            <text:p text:style-name="P6">14.</text:p>
          </table:table-cell>
          <table:table-cell table:style-name="Таблица73.A1" office:value-type="string">
            <text:p text:style-name="P6">5.19.</text:p>
          </table:table-cell>
          <table:table-cell table:style-name="Таблица73.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73.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73.A1" office:value-type="string">
            <text:p text:style-name="P6">15.</text:p>
          </table:table-cell>
          <table:table-cell table:style-name="Таблица73.A1" office:value-type="string">
            <text:p text:style-name="P6">5.20.</text:p>
          </table:table-cell>
          <table:table-cell table:style-name="Таблица73.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73.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73.A1" office:value-type="string">
            <text:p text:style-name="P6">16.</text:p>
          </table:table-cell>
          <table:table-cell table:style-name="Таблица73.A1" office:value-type="string">
            <text:p text:style-name="P6">5.21.</text:p>
          </table:table-cell>
          <table:table-cell table:style-name="Таблица73.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73.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73.A1" office:value-type="string">
            <text:p text:style-name="P6">17.</text:p>
          </table:table-cell>
          <table:table-cell table:style-name="Таблица73.A1" office:value-type="string">
            <text:p text:style-name="P6">5.22.</text:p>
          </table:table-cell>
          <table:table-cell table:style-name="Таблица73.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73.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73.A1" office:value-type="string">
            <text:p text:style-name="P6">18.</text:p>
          </table:table-cell>
          <table:table-cell table:style-name="Таблица73.A1" office:value-type="string">
            <text:p text:style-name="P6">5.23.</text:p>
          </table:table-cell>
          <table:table-cell table:style-name="Таблица73.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73.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73.A1" office:value-type="string">
            <text:p text:style-name="P6">19.</text:p>
          </table:table-cell>
          <table:table-cell table:style-name="Таблица73.A1" office:value-type="string">
            <text:p text:style-name="P6">9.1.1, 9.1.2, 9.1.3, 9.1.4, 9.1.6, 9.1.8, 9.3, 9.4</text:p>
          </table:table-cell>
          <table:table-cell table:style-name="Таблица73.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73.A1" office:value-type="string">
            <text:p text:style-name="P6">За каждое выявленное нарушение – 10 000 (десять тысяч) российских рублей.</text:p>
          </table:table-cell>
        </table:table-row>
        <table:table-row>
          <table:table-cell table:style-name="Таблица73.A1" office:value-type="string">
            <text:p text:style-name="P6">20.</text:p>
          </table:table-cell>
          <table:table-cell table:style-name="Таблица73.A1" office:value-type="string">
            <text:p text:style-name="P6">9.1.5, 9.1.7, 9.1.9, 9.1.10, 9.2.</text:p>
          </table:table-cell>
          <table:table-cell table:style-name="Таблица73.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73.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73.A1" office:value-type="string">
            <text:p text:style-name="P6">21.</text:p>
          </table:table-cell>
          <table:table-cell table:style-name="Таблица73.A1" office:value-type="string">
            <text:p text:style-name="P6">Раздел 10</text:p>
          </table:table-cell>
          <table:table-cell table:style-name="Таблица73.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73.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74" table:style-name="Таблица74">
        <table:table-column table:style-name="Таблица74.A"/>
        <table:table-column table:style-name="Таблица74.B"/>
        <table:table-column table:style-name="Таблица74.C"/>
        <table:table-column table:style-name="Таблица74.D"/>
        <table:table-header-rows>
          <table:table-row>
            <table:table-cell table:style-name="Таблица74.A1" office:value-type="string">
              <text:p text:style-name="P8">№ <text:span text:style-name="T6">строки</text:span></text:p>
            </table:table-cell>
            <table:table-cell table:style-name="Таблица74.A1" office:value-type="string">
              <text:p text:style-name="P8">№ <text:span text:style-name="T6">раздела или пп. Договора</text:span></text:p>
            </table:table-cell>
            <table:table-cell table:style-name="Таблица74.A1" office:value-type="string">
              <text:p text:style-name="P4">Приложение №2 (Правила оказания услуг)</text:p>
            </table:table-cell>
            <table:table-cell table:style-name="Таблица74.A1" office:value-type="string">
              <text:p text:style-name="P4">ОТВЕТСТВЕННОСТЬ / РАЗМЕР ШТРАФОВ</text:p>
            </table:table-cell>
          </table:table-row>
        </table:table-header-rows>
        <table:table-row>
          <table:table-cell table:style-name="Таблица74.A1" office:value-type="string">
            <text:p text:style-name="P6">22.</text:p>
          </table:table-cell>
          <table:table-cell table:style-name="Таблица74.A1" office:value-type="string">
            <text:p text:style-name="P6">2.2, 2.2.1.</text:p>
          </table:table-cell>
          <table:table-cell table:style-name="Таблица74.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7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74.A1" office:value-type="string">
            <text:p text:style-name="P6">23.</text:p>
          </table:table-cell>
          <table:table-cell table:style-name="Таблица74.A1" office:value-type="string">
            <text:p text:style-name="P6">2.4, 2.4.1, 2.4.2.</text:p>
          </table:table-cell>
          <table:table-cell table:style-name="Таблица74.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74.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74.A1" office:value-type="string">
            <text:p text:style-name="P6">24.</text:p>
          </table:table-cell>
          <table:table-cell table:style-name="Таблица74.A1" office:value-type="string">
            <text:p text:style-name="P6">3.1.</text:p>
          </table:table-cell>
          <table:table-cell table:style-name="Таблица74.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74.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74.A1" office:value-type="string">
            <text:p text:style-name="P6">25.</text:p>
          </table:table-cell>
          <table:table-cell table:style-name="Таблица74.A1" office:value-type="string">
            <text:p text:style-name="P6">3.4.</text:p>
          </table:table-cell>
          <table:table-cell table:style-name="Таблица74.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74.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74.A1" office:value-type="string">
            <text:p text:style-name="P6">26.</text:p>
          </table:table-cell>
          <table:table-cell table:style-name="Таблица74.A1" office:value-type="string">
            <text:p text:style-name="P6">4.2.</text:p>
          </table:table-cell>
          <table:table-cell table:style-name="Таблица74.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7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74.A1" office:value-type="string">
            <text:p text:style-name="P6">27.</text:p>
          </table:table-cell>
          <table:table-cell table:style-name="Таблица74.A1" office:value-type="string">
            <text:p text:style-name="P6">4.3.</text:p>
          </table:table-cell>
          <table:table-cell table:style-name="Таблица74.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74.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74.A1" office:value-type="string">
            <text:p text:style-name="P6">28.</text:p>
          </table:table-cell>
          <table:table-cell table:style-name="Таблица74.A1" office:value-type="string">
            <text:p text:style-name="P6">4.4.</text:p>
          </table:table-cell>
          <table:table-cell table:style-name="Таблица74.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74.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74.A1" office:value-type="string">
            <text:p text:style-name="P6">29.</text:p>
          </table:table-cell>
          <table:table-cell table:style-name="Таблица74.A1" office:value-type="string">
            <text:p text:style-name="P6">4.6.</text:p>
          </table:table-cell>
          <table:table-cell table:style-name="Таблица74.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74.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74.A1" office:value-type="string">
            <text:p text:style-name="P6">30.</text:p>
          </table:table-cell>
          <table:table-cell table:style-name="Таблица74.A1" office:value-type="string">
            <text:p text:style-name="P6">6.2.</text:p>
          </table:table-cell>
          <table:table-cell table:style-name="Таблица74.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74.A1" office:value-type="string">
            <text:p text:style-name="P6">За каждое выявленное нарушение – 50 000 (пятьдесят тысяч) российских рублей.</text:p>
          </table:table-cell>
        </table:table-row>
        <table:table-row>
          <table:table-cell table:style-name="Таблица74.A1" office:value-type="string">
            <text:p text:style-name="P6">31.</text:p>
          </table:table-cell>
          <table:table-cell table:style-name="Таблица74.A1" office:value-type="string">
            <text:p text:style-name="P6">6.4.<text:line-break/>6.4.1.</text:p>
          </table:table-cell>
          <table:table-cell table:style-name="Таблица74.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74.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74.A1" office:value-type="string">
            <text:p text:style-name="P6">32.</text:p>
          </table:table-cell>
          <table:table-cell table:style-name="Таблица74.A1" office:value-type="string">
            <text:p text:style-name="P6">6.6.</text:p>
          </table:table-cell>
          <table:table-cell table:style-name="Таблица74.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74.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74.A1" office:value-type="string">
            <text:p text:style-name="P6">33.</text:p>
          </table:table-cell>
          <table:table-cell table:style-name="Таблица74.A1" office:value-type="string">
            <text:p text:style-name="P3"/>
          </table:table-cell>
          <table:table-cell table:style-name="Таблица74.A1" office:value-type="string">
            <text:p text:style-name="P6">За иные нарушения Правил оказания услуг, не поименованные в Приложении № 2.</text:p>
          </table:table-cell>
          <table:table-cell table:style-name="Таблица74.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75" table:style-name="Таблица75">
        <table:table-column table:style-name="Таблица75.A"/>
        <table:table-column table:style-name="Таблица75.B"/>
        <table:table-column table:style-name="Таблица75.C"/>
        <table:table-column table:style-name="Таблица75.D"/>
        <table:table-header-rows>
          <table:table-row>
            <table:table-cell table:style-name="Таблица75.A1" office:value-type="string">
              <text:p text:style-name="P8">№ <text:span text:style-name="T6">строки</text:span></text:p>
            </table:table-cell>
            <table:table-cell table:style-name="Таблица75.A1" office:value-type="string">
              <text:p text:style-name="P8">№ <text:span text:style-name="T6">раздела или пп. Договора</text:span></text:p>
            </table:table-cell>
            <table:table-cell table:style-name="Таблица75.A1" office:value-type="string">
              <text:p text:style-name="P4">Приложение №3 (Регламент состояния ПВЗ)</text:p>
            </table:table-cell>
            <table:table-cell table:style-name="Таблица75.A1" office:value-type="string">
              <text:p text:style-name="P4">ОТВЕТСТВЕННОСТЬ / РАЗМЕР ШТРАФОВ</text:p>
            </table:table-cell>
          </table:table-row>
        </table:table-header-rows>
        <table:table-row>
          <table:table-cell table:style-name="Таблица75.A1" office:value-type="string">
            <text:p text:style-name="P6">34.</text:p>
          </table:table-cell>
          <table:table-cell table:style-name="Таблица75.A1" office:value-type="string">
            <text:p text:style-name="P6">3.7.</text:p>
          </table:table-cell>
          <table:table-cell table:style-name="Таблица75.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75.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75.A1" office:value-type="string">
            <text:p text:style-name="P6">35.</text:p>
          </table:table-cell>
          <table:table-cell table:style-name="Таблица75.A1" office:value-type="string">
            <text:p text:style-name="P6">3.15.1.</text:p>
          </table:table-cell>
          <table:table-cell table:style-name="Таблица75.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75.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76" table:style-name="Таблица76">
        <table:table-column table:style-name="Таблица76.A"/>
        <table:table-column table:style-name="Таблица76.B"/>
        <table:table-row>
          <table:table-cell table:style-name="Таблица76.A1" office:value-type="string">
            <text:p text:style-name="P3"/>
          </table:table-cell>
          <table:table-cell table:style-name="Таблица76.A1" office:value-type="string">
            <text:p text:style-name="P7"><text:span text:style-name="Strong_20_Emphasis"><text:span text:style-name="T3">Приложение № 5</text:span></text:span></text:p>
          </table:table-cell>
        </table:table-row>
        <table:table-row>
          <table:table-cell table:style-name="Таблица76.A1" office:value-type="string">
            <text:p text:style-name="P3"/>
          </table:table-cell>
          <table:table-cell table:style-name="Таблица76.A1" office:value-type="string">
            <text:p text:style-name="P7"><text:span text:style-name="Strong_20_Emphasis"><text:span text:style-name="T3">к Оферте об оказании услуг в ПВЗ</text:span></text:span></text:p>
          </table:table-cell>
        </table:table-row>
        <table:table-row>
          <table:table-cell table:style-name="Таблица76.A1" office:value-type="string">
            <text:p text:style-name="P3"/>
          </table:table-cell>
          <table:table-cell table:style-name="Таблица76.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77" table:style-name="Таблица77">
        <table:table-column table:style-name="Таблица77.A"/>
        <table:table-column table:style-name="Таблица77.B"/>
        <table:table-column table:style-name="Таблица77.C"/>
        <table:table-header-rows>
          <table:table-row>
            <table:table-cell table:style-name="Таблица77.A1" office:value-type="string">
              <text:p text:style-name="P8">№</text:p>
            </table:table-cell>
            <table:table-cell table:style-name="Таблица77.A1" office:value-type="string">
              <text:p text:style-name="P4">Вид/тип Отправления</text:p>
            </table:table-cell>
            <table:table-cell table:style-name="Таблица77.A1" office:value-type="string">
              <text:p text:style-name="P4">Стоимость услуги за 1 ед. Отправления (руб.)</text:p>
            </table:table-cell>
          </table:table-row>
        </table:table-header-rows>
        <table:table-row>
          <table:table-cell table:style-name="Таблица77.A1" office:value-type="string">
            <text:p text:style-name="P6">1.</text:p>
          </table:table-cell>
          <table:table-cell table:style-name="Таблица77.A1" office:value-type="string">
            <text:p text:style-name="P6">Сейф-пакет размера S</text:p>
          </table:table-cell>
          <table:table-cell table:style-name="Таблица77.A1" office:value-type="string">
            <text:p text:style-name="P6">25 (двадцать пять) российских рублей за 1 единицу</text:p>
          </table:table-cell>
        </table:table-row>
        <table:table-row>
          <table:table-cell table:style-name="Таблица77.A1" office:value-type="string">
            <text:p text:style-name="P6">2.</text:p>
          </table:table-cell>
          <table:table-cell table:style-name="Таблица77.A1" office:value-type="string">
            <text:p text:style-name="P6">Сейф-пакет размера M</text:p>
          </table:table-cell>
          <table:table-cell table:style-name="Таблица77.A1" office:value-type="string">
            <text:p text:style-name="P6">30 (тридцать) российских рублей за 1 единицу</text:p>
          </table:table-cell>
        </table:table-row>
        <table:table-row>
          <table:table-cell table:style-name="Таблица77.A1" office:value-type="string">
            <text:p text:style-name="P6">3.</text:p>
          </table:table-cell>
          <table:table-cell table:style-name="Таблица77.A1" office:value-type="string">
            <text:p text:style-name="P6">Сейф-пакет размера L</text:p>
          </table:table-cell>
          <table:table-cell table:style-name="Таблица77.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78" table:style-name="Таблица78">
        <table:table-column table:style-name="Таблица78.A"/>
        <table:table-column table:style-name="Таблица78.B"/>
        <table:table-column table:style-name="Таблица78.C"/>
        <table:table-header-rows>
          <table:table-row>
            <table:table-cell table:style-name="Таблица78.A1" office:value-type="string">
              <text:p text:style-name="P8">№ <text:span text:style-name="T6">раздела<text:line-break/>или пп. Приложения № 5</text:span></text:p>
            </table:table-cell>
            <table:table-cell table:style-name="Таблица78.A1" office:value-type="string">
              <text:p text:style-name="P4">Приложение № 5</text:p>
            </table:table-cell>
            <table:table-cell table:style-name="Таблица78.A1" office:value-type="string">
              <text:p text:style-name="P4">ОТВЕТСТВЕННОСТЬ / РАЗМЕР ШТРАФОВ</text:p>
            </table:table-cell>
          </table:table-row>
        </table:table-header-rows>
        <table:table-row>
          <table:table-cell table:style-name="Таблица78.A1" office:value-type="string">
            <text:p text:style-name="P6">2.5.</text:p>
          </table:table-cell>
          <table:table-cell table:style-name="Таблица78.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78.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78.A1" office:value-type="string">
            <text:p text:style-name="P6">2.8.</text:p>
          </table:table-cell>
          <table:table-cell table:style-name="Таблица78.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78.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78.A1" office:value-type="string">
            <text:p text:style-name="P6">3.4.</text:p>
          </table:table-cell>
          <table:table-cell table:style-name="Таблица78.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78.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79" table:style-name="Таблица79">
        <table:table-column table:style-name="Таблица79.A"/>
        <table:table-column table:style-name="Таблица79.B"/>
        <table:table-row>
          <table:table-cell table:style-name="Таблица79.A1" office:value-type="string">
            <text:p text:style-name="P3"/>
          </table:table-cell>
          <table:table-cell table:style-name="Таблица79.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80" table:style-name="Таблица80">
        <table:table-column table:style-name="Таблица80.A"/>
        <table:table-column table:style-name="Таблица80.B"/>
        <table:table-row>
          <table:table-cell table:style-name="Таблица80.A1" office:value-type="string">
            <text:p text:style-name="P3"/>
          </table:table-cell>
          <table:table-cell table:style-name="Таблица80.A1" office:value-type="string">
            <text:p text:style-name="P7"><text:span text:style-name="Strong_20_Emphasis"><text:span text:style-name="T3">Приложение № 6</text:span></text:span></text:p>
          </table:table-cell>
        </table:table-row>
        <table:table-row>
          <table:table-cell table:style-name="Таблица80.A1" office:value-type="string">
            <text:p text:style-name="P3"/>
          </table:table-cell>
          <table:table-cell table:style-name="Таблица80.A1" office:value-type="string">
            <text:p text:style-name="P7"><text:span text:style-name="Strong_20_Emphasis"><text:span text:style-name="T3">к Оферте об оказании услуг в ПВЗ</text:span></text:span></text:p>
          </table:table-cell>
        </table:table-row>
        <table:table-row>
          <table:table-cell table:style-name="Таблица80.A1" office:value-type="string">
            <text:p text:style-name="P3"/>
          </table:table-cell>
          <table:table-cell table:style-name="Таблица80.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81" table:style-name="Таблица81">
        <table:table-column table:style-name="Таблица81.A"/>
        <table:table-column table:style-name="Таблица81.B"/>
        <table:table-row>
          <table:table-cell table:style-name="Таблица81.A1" office:value-type="string">
            <text:p text:style-name="P3"/>
          </table:table-cell>
          <table:table-cell table:style-name="Таблица81.A1" office:value-type="string">
            <text:p text:style-name="P7"><text:span text:style-name="Strong_20_Emphasis"><text:span text:style-name="T3">Приложение № 7</text:span></text:span></text:p>
          </table:table-cell>
        </table:table-row>
        <table:table-row>
          <table:table-cell table:style-name="Таблица81.A1" office:value-type="string">
            <text:p text:style-name="P3"/>
          </table:table-cell>
          <table:table-cell table:style-name="Таблица81.A1" office:value-type="string">
            <text:p text:style-name="P7"><text:span text:style-name="Strong_20_Emphasis"><text:span text:style-name="T3">к Оферте об оказании услуг в ПВЗ</text:span></text:span></text:p>
          </table:table-cell>
        </table:table-row>
        <table:table-row>
          <table:table-cell table:style-name="Таблица81.A1" office:value-type="string">
            <text:p text:style-name="P3"/>
          </table:table-cell>
          <table:table-cell table:style-name="Таблица81.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82" table:style-name="Таблица82">
        <table:table-column table:style-name="Таблица82.A"/>
        <table:table-column table:style-name="Таблица82.B"/>
        <table:table-column table:style-name="Таблица82.C"/>
        <table:table-header-rows>
          <table:table-row>
            <table:table-cell table:style-name="Таблица82.A1" office:value-type="string">
              <text:p text:style-name="P8">№ <text:span text:style-name="T6">раздела или пп. Приложения № 7</text:span></text:p>
            </table:table-cell>
            <table:table-cell table:style-name="Таблица82.A1" office:value-type="string">
              <text:p text:style-name="P4">Приложение № 7</text:p>
            </table:table-cell>
            <table:table-cell table:style-name="Таблица82.A1" office:value-type="string">
              <text:p text:style-name="P4">ОТВЕТСТВЕННОСТЬ / РАЗМЕР ШТРАФОВ</text:p>
            </table:table-cell>
          </table:table-row>
        </table:table-header-rows>
        <table:table-row>
          <table:table-cell table:style-name="Таблица82.A1" office:value-type="string">
            <text:p text:style-name="P6">2.2.</text:p>
          </table:table-cell>
          <table:table-cell table:style-name="Таблица82.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82.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82.A1" office:value-type="string">
            <text:p text:style-name="P6">3.1.6.</text:p>
          </table:table-cell>
          <table:table-cell table:style-name="Таблица82.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82.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82.A1" office:value-type="string">
            <text:p text:style-name="P6">5.4.</text:p>
          </table:table-cell>
          <table:table-cell table:style-name="Таблица82.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82.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82.A1" office:value-type="string">
            <text:p text:style-name="P6">6.4.</text:p>
          </table:table-cell>
          <table:table-cell table:style-name="Таблица82.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82.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83" table:style-name="Таблица83">
        <table:table-column table:style-name="Таблица83.A"/>
        <table:table-column table:style-name="Таблица83.B"/>
        <table:table-row>
          <table:table-cell table:style-name="Таблица83.A1" office:value-type="string">
            <text:p text:style-name="P3"/>
          </table:table-cell>
          <table:table-cell table:style-name="Таблица83.A1" office:value-type="string">
            <text:p text:style-name="P7"><text:span text:style-name="Strong_20_Emphasis"><text:span text:style-name="T3">Дополнение к Приложению № 7</text:span></text:span></text:p>
          </table:table-cell>
        </table:table-row>
      </table:table>
      <table:table table:name="Таблица84" table:style-name="Таблица84">
        <table:table-column table:style-name="Таблица84.A"/>
        <table:table-column table:style-name="Таблица84.B"/>
        <table:table-column table:style-name="Таблица84.C"/>
        <table:table-header-rows>
          <table:table-row>
            <table:table-cell table:style-name="Таблица84.A1" office:value-type="string">
              <text:p text:style-name="P8">№</text:p>
            </table:table-cell>
            <table:table-cell table:style-name="Таблица84.A1" office:value-type="string">
              <text:p text:style-name="P4">Город</text:p>
            </table:table-cell>
            <table:table-cell table:style-name="Таблица84.A1" office:value-type="string">
              <text:p text:style-name="P4">Область</text:p>
            </table:table-cell>
          </table:table-row>
        </table:table-header-rows>
        <table:table-row>
          <table:table-cell table:style-name="Таблица84.A1" office:value-type="string">
            <text:p text:style-name="P6">1</text:p>
          </table:table-cell>
          <table:table-cell table:style-name="Таблица84.A1" office:value-type="string">
            <text:p text:style-name="P6">Москва</text:p>
          </table:table-cell>
          <table:table-cell table:style-name="Таблица84.A1" office:value-type="string">
            <text:p text:style-name="P6">Москва</text:p>
          </table:table-cell>
        </table:table-row>
        <table:table-row>
          <table:table-cell table:style-name="Таблица84.A1" office:value-type="string">
            <text:p text:style-name="P6">2</text:p>
          </table:table-cell>
          <table:table-cell table:style-name="Таблица84.A1" office:value-type="string">
            <text:p text:style-name="P6">Санкт-Петербург</text:p>
          </table:table-cell>
          <table:table-cell table:style-name="Таблица84.A1" office:value-type="string">
            <text:p text:style-name="P6">Санкт-Петербург</text:p>
          </table:table-cell>
        </table:table-row>
        <table:table-row>
          <table:table-cell table:style-name="Таблица84.A1" office:value-type="string">
            <text:p text:style-name="P6">3</text:p>
          </table:table-cell>
          <table:table-cell table:style-name="Таблица84.A1" office:value-type="string">
            <text:p text:style-name="P6">Новосибирск</text:p>
          </table:table-cell>
          <table:table-cell table:style-name="Таблица84.A1" office:value-type="string">
            <text:p text:style-name="P6">Новосибирская область</text:p>
          </table:table-cell>
        </table:table-row>
        <table:table-row>
          <table:table-cell table:style-name="Таблица84.A1" office:value-type="string">
            <text:p text:style-name="P6">4</text:p>
          </table:table-cell>
          <table:table-cell table:style-name="Таблица84.A1" office:value-type="string">
            <text:p text:style-name="P6">Екатеринбург</text:p>
          </table:table-cell>
          <table:table-cell table:style-name="Таблица84.A1" office:value-type="string">
            <text:p text:style-name="P6">Свердловская область</text:p>
          </table:table-cell>
        </table:table-row>
        <text:soft-page-break/>
        <table:table-row>
          <table:table-cell table:style-name="Таблица84.A1" office:value-type="string">
            <text:p text:style-name="P6">5</text:p>
          </table:table-cell>
          <table:table-cell table:style-name="Таблица84.A1" office:value-type="string">
            <text:p text:style-name="P6">Нижний Новгород</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6</text:p>
          </table:table-cell>
          <table:table-cell table:style-name="Таблица84.A1" office:value-type="string">
            <text:p text:style-name="P6">Самара</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7</text:p>
          </table:table-cell>
          <table:table-cell table:style-name="Таблица84.A1" office:value-type="string">
            <text:p text:style-name="P6">Омск</text:p>
          </table:table-cell>
          <table:table-cell table:style-name="Таблица84.A1" office:value-type="string">
            <text:p text:style-name="P6">Омская область</text:p>
          </table:table-cell>
        </table:table-row>
        <table:table-row>
          <table:table-cell table:style-name="Таблица84.A1" office:value-type="string">
            <text:p text:style-name="P6">8</text:p>
          </table:table-cell>
          <table:table-cell table:style-name="Таблица84.A1" office:value-type="string">
            <text:p text:style-name="P6">Казань</text:p>
          </table:table-cell>
          <table:table-cell table:style-name="Таблица84.A1" office:value-type="string">
            <text:p text:style-name="P6">Казань</text:p>
          </table:table-cell>
        </table:table-row>
        <table:table-row>
          <table:table-cell table:style-name="Таблица84.A1" office:value-type="string">
            <text:p text:style-name="P6">9</text:p>
          </table:table-cell>
          <table:table-cell table:style-name="Таблица84.A1" office:value-type="string">
            <text:p text:style-name="P6">Челябинск</text:p>
          </table:table-cell>
          <table:table-cell table:style-name="Таблица84.A1" office:value-type="string">
            <text:p text:style-name="P6">Челябинская область</text:p>
          </table:table-cell>
        </table:table-row>
        <table:table-row>
          <table:table-cell table:style-name="Таблица84.A1" office:value-type="string">
            <text:p text:style-name="P6">10</text:p>
          </table:table-cell>
          <table:table-cell table:style-name="Таблица84.A1" office:value-type="string">
            <text:p text:style-name="P6">Ростов-на-Дону</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1</text:p>
          </table:table-cell>
          <table:table-cell table:style-name="Таблица84.A1" office:value-type="string">
            <text:p text:style-name="P6">Уфа</text:p>
          </table:table-cell>
          <table:table-cell table:style-name="Таблица84.A1" office:value-type="string">
            <text:p text:style-name="P6">Башкортостан</text:p>
          </table:table-cell>
        </table:table-row>
        <table:table-row>
          <table:table-cell table:style-name="Таблица84.A1" office:value-type="string">
            <text:p text:style-name="P6">12</text:p>
          </table:table-cell>
          <table:table-cell table:style-name="Таблица84.A1" office:value-type="string">
            <text:p text:style-name="P6">Волгоград</text:p>
          </table:table-cell>
          <table:table-cell table:style-name="Таблица84.A1" office:value-type="string">
            <text:p text:style-name="P6">Волгоградская область</text:p>
          </table:table-cell>
        </table:table-row>
        <table:table-row>
          <table:table-cell table:style-name="Таблица84.A1" office:value-type="string">
            <text:p text:style-name="P6">13</text:p>
          </table:table-cell>
          <table:table-cell table:style-name="Таблица84.A1" office:value-type="string">
            <text:p text:style-name="P6">Пермь</text:p>
          </table:table-cell>
          <table:table-cell table:style-name="Таблица84.A1" office:value-type="string">
            <text:p text:style-name="P6">Пермский край</text:p>
          </table:table-cell>
        </table:table-row>
        <table:table-row>
          <table:table-cell table:style-name="Таблица84.A1" office:value-type="string">
            <text:p text:style-name="P6">14</text:p>
          </table:table-cell>
          <table:table-cell table:style-name="Таблица84.A1" office:value-type="string">
            <text:p text:style-name="P6">Краснояр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15</text:p>
          </table:table-cell>
          <table:table-cell table:style-name="Таблица84.A1" office:value-type="string">
            <text:p text:style-name="P6">Воронеж</text:p>
          </table:table-cell>
          <table:table-cell table:style-name="Таблица84.A1" office:value-type="string">
            <text:p text:style-name="P6">Воронеж</text:p>
          </table:table-cell>
        </table:table-row>
        <table:table-row>
          <table:table-cell table:style-name="Таблица84.A1" office:value-type="string">
            <text:p text:style-name="P6">16</text:p>
          </table:table-cell>
          <table:table-cell table:style-name="Таблица84.A1" office:value-type="string">
            <text:p text:style-name="P6">Саратов</text:p>
          </table:table-cell>
          <table:table-cell table:style-name="Таблица84.A1" office:value-type="string">
            <text:p text:style-name="P6">Саратовская область</text:p>
          </table:table-cell>
        </table:table-row>
        <table:table-row>
          <table:table-cell table:style-name="Таблица84.A1" office:value-type="string">
            <text:p text:style-name="P6">17</text:p>
          </table:table-cell>
          <table:table-cell table:style-name="Таблица84.A1" office:value-type="string">
            <text:p text:style-name="P6">Краснодар</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18</text:p>
          </table:table-cell>
          <table:table-cell table:style-name="Таблица84.A1" office:value-type="string">
            <text:p text:style-name="P6">Тольятти</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19</text:p>
          </table:table-cell>
          <table:table-cell table:style-name="Таблица84.A1" office:value-type="string">
            <text:p text:style-name="P6">Ижевск</text:p>
          </table:table-cell>
          <table:table-cell table:style-name="Таблица84.A1" office:value-type="string">
            <text:p text:style-name="P6">Удмуртия</text:p>
          </table:table-cell>
        </table:table-row>
        <table:table-row>
          <table:table-cell table:style-name="Таблица84.A1" office:value-type="string">
            <text:p text:style-name="P6">20</text:p>
          </table:table-cell>
          <table:table-cell table:style-name="Таблица84.A1" office:value-type="string">
            <text:p text:style-name="P6">Ульяновск</text:p>
          </table:table-cell>
          <table:table-cell table:style-name="Таблица84.A1" office:value-type="string">
            <text:p text:style-name="P6">Ульяновская область</text:p>
          </table:table-cell>
        </table:table-row>
        <table:table-row>
          <table:table-cell table:style-name="Таблица84.A1" office:value-type="string">
            <text:p text:style-name="P6">21</text:p>
          </table:table-cell>
          <table:table-cell table:style-name="Таблица84.A1" office:value-type="string">
            <text:p text:style-name="P6">Барнаул</text:p>
          </table:table-cell>
          <table:table-cell table:style-name="Таблица84.A1" office:value-type="string">
            <text:p text:style-name="P6">Алтайский край</text:p>
          </table:table-cell>
        </table:table-row>
        <table:table-row>
          <table:table-cell table:style-name="Таблица84.A1" office:value-type="string">
            <text:p text:style-name="P6">22</text:p>
          </table:table-cell>
          <table:table-cell table:style-name="Таблица84.A1" office:value-type="string">
            <text:p text:style-name="P6">Владивосток</text:p>
          </table:table-cell>
          <table:table-cell table:style-name="Таблица84.A1" office:value-type="string">
            <text:p text:style-name="P6">Приморский край</text:p>
          </table:table-cell>
        </table:table-row>
        <table:table-row>
          <table:table-cell table:style-name="Таблица84.A1" office:value-type="string">
            <text:p text:style-name="P6">23</text:p>
          </table:table-cell>
          <table:table-cell table:style-name="Таблица84.A1" office:value-type="string">
            <text:p text:style-name="P6">Ярославль</text:p>
          </table:table-cell>
          <table:table-cell table:style-name="Таблица84.A1" office:value-type="string">
            <text:p text:style-name="P6">Ярославская область</text:p>
          </table:table-cell>
        </table:table-row>
        <table:table-row>
          <table:table-cell table:style-name="Таблица84.A1" office:value-type="string">
            <text:p text:style-name="P6">24</text:p>
          </table:table-cell>
          <table:table-cell table:style-name="Таблица84.A1" office:value-type="string">
            <text:p text:style-name="P6">Иркутск</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25</text:p>
          </table:table-cell>
          <table:table-cell table:style-name="Таблица84.A1" office:value-type="string">
            <text:p text:style-name="P6">Тюмень</text:p>
          </table:table-cell>
          <table:table-cell table:style-name="Таблица84.A1" office:value-type="string">
            <text:p text:style-name="P6">Тюменская область</text:p>
          </table:table-cell>
        </table:table-row>
        <table:table-row>
          <table:table-cell table:style-name="Таблица84.A1" office:value-type="string">
            <text:p text:style-name="P6">27</text:p>
          </table:table-cell>
          <table:table-cell table:style-name="Таблица84.A1" office:value-type="string">
            <text:p text:style-name="P6">Хабаровск</text:p>
          </table:table-cell>
          <table:table-cell table:style-name="Таблица84.A1" office:value-type="string">
            <text:p text:style-name="P6">Хабаровский край</text:p>
          </table:table-cell>
        </table:table-row>
        <text:soft-page-break/>
        <table:table-row>
          <table:table-cell table:style-name="Таблица84.A1" office:value-type="string">
            <text:p text:style-name="P6">28</text:p>
          </table:table-cell>
          <table:table-cell table:style-name="Таблица84.A1" office:value-type="string">
            <text:p text:style-name="P6">Новокузнецк</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29</text:p>
          </table:table-cell>
          <table:table-cell table:style-name="Таблица84.A1" office:value-type="string">
            <text:p text:style-name="P6">Оренбург</text:p>
          </table:table-cell>
          <table:table-cell table:style-name="Таблица84.A1" office:value-type="string">
            <text:p text:style-name="P6">Оренбургская область</text:p>
          </table:table-cell>
        </table:table-row>
        <table:table-row>
          <table:table-cell table:style-name="Таблица84.A1" office:value-type="string">
            <text:p text:style-name="P6">30</text:p>
          </table:table-cell>
          <table:table-cell table:style-name="Таблица84.A1" office:value-type="string">
            <text:p text:style-name="P6">Кемерово</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31</text:p>
          </table:table-cell>
          <table:table-cell table:style-name="Таблица84.A1" office:value-type="string">
            <text:p text:style-name="P6">Рязань</text:p>
          </table:table-cell>
          <table:table-cell table:style-name="Таблица84.A1" office:value-type="string">
            <text:p text:style-name="P6">Рязань</text:p>
          </table:table-cell>
        </table:table-row>
        <table:table-row>
          <table:table-cell table:style-name="Таблица84.A1" office:value-type="string">
            <text:p text:style-name="P6">32</text:p>
          </table:table-cell>
          <table:table-cell table:style-name="Таблица84.A1" office:value-type="string">
            <text:p text:style-name="P6">Томск</text:p>
          </table:table-cell>
          <table:table-cell table:style-name="Таблица84.A1" office:value-type="string">
            <text:p text:style-name="P6">Томская область</text:p>
          </table:table-cell>
        </table:table-row>
        <table:table-row>
          <table:table-cell table:style-name="Таблица84.A1" office:value-type="string">
            <text:p text:style-name="P6">33</text:p>
          </table:table-cell>
          <table:table-cell table:style-name="Таблица84.A1" office:value-type="string">
            <text:p text:style-name="P6">Астрахань</text:p>
          </table:table-cell>
          <table:table-cell table:style-name="Таблица84.A1" office:value-type="string">
            <text:p text:style-name="P6">Астраханская область</text:p>
          </table:table-cell>
        </table:table-row>
        <table:table-row>
          <table:table-cell table:style-name="Таблица84.A1" office:value-type="string">
            <text:p text:style-name="P6">34</text:p>
          </table:table-cell>
          <table:table-cell table:style-name="Таблица84.A1" office:value-type="string">
            <text:p text:style-name="P6">Пенза</text:p>
          </table:table-cell>
          <table:table-cell table:style-name="Таблица84.A1" office:value-type="string">
            <text:p text:style-name="P6">Пензенская область</text:p>
          </table:table-cell>
        </table:table-row>
        <table:table-row>
          <table:table-cell table:style-name="Таблица84.A1" office:value-type="string">
            <text:p text:style-name="P6">35</text:p>
          </table:table-cell>
          <table:table-cell table:style-name="Таблица84.A1" office:value-type="string">
            <text:p text:style-name="P6">Набережные Челны</text:p>
          </table:table-cell>
          <table:table-cell table:style-name="Таблица84.A1" office:value-type="string">
            <text:p text:style-name="P6">Татарстан</text:p>
          </table:table-cell>
        </table:table-row>
        <table:table-row>
          <table:table-cell table:style-name="Таблица84.A1" office:value-type="string">
            <text:p text:style-name="P6">36</text:p>
          </table:table-cell>
          <table:table-cell table:style-name="Таблица84.A1" office:value-type="string">
            <text:p text:style-name="P6">Липецк</text:p>
          </table:table-cell>
          <table:table-cell table:style-name="Таблица84.A1" office:value-type="string">
            <text:p text:style-name="P6">Липецкая область</text:p>
          </table:table-cell>
        </table:table-row>
        <table:table-row>
          <table:table-cell table:style-name="Таблица84.A1" office:value-type="string">
            <text:p text:style-name="P6">37</text:p>
          </table:table-cell>
          <table:table-cell table:style-name="Таблица84.A1" office:value-type="string">
            <text:p text:style-name="P6">Тула</text:p>
          </table:table-cell>
          <table:table-cell table:style-name="Таблица84.A1" office:value-type="string">
            <text:p text:style-name="P6">Тульская область</text:p>
          </table:table-cell>
        </table:table-row>
        <table:table-row>
          <table:table-cell table:style-name="Таблица84.A1" office:value-type="string">
            <text:p text:style-name="P6">38</text:p>
          </table:table-cell>
          <table:table-cell table:style-name="Таблица84.A1" office:value-type="string">
            <text:p text:style-name="P6">Киров</text:p>
          </table:table-cell>
          <table:table-cell table:style-name="Таблица84.A1" office:value-type="string">
            <text:p text:style-name="P6">Кировская область</text:p>
          </table:table-cell>
        </table:table-row>
        <table:table-row>
          <table:table-cell table:style-name="Таблица84.A1" office:value-type="string">
            <text:p text:style-name="P6">39</text:p>
          </table:table-cell>
          <table:table-cell table:style-name="Таблица84.A1" office:value-type="string">
            <text:p text:style-name="P6">Чебоксары</text:p>
          </table:table-cell>
          <table:table-cell table:style-name="Таблица84.A1" office:value-type="string">
            <text:p text:style-name="P6">Чувашия</text:p>
          </table:table-cell>
        </table:table-row>
        <table:table-row>
          <table:table-cell table:style-name="Таблица84.A1" office:value-type="string">
            <text:p text:style-name="P6">40</text:p>
          </table:table-cell>
          <table:table-cell table:style-name="Таблица84.A1" office:value-type="string">
            <text:p text:style-name="P6">Калининград</text:p>
          </table:table-cell>
          <table:table-cell table:style-name="Таблица84.A1" office:value-type="string">
            <text:p text:style-name="P6">Калининградская область</text:p>
          </table:table-cell>
        </table:table-row>
        <table:table-row>
          <table:table-cell table:style-name="Таблица84.A1" office:value-type="string">
            <text:p text:style-name="P6">41</text:p>
          </table:table-cell>
          <table:table-cell table:style-name="Таблица84.A1" office:value-type="string">
            <text:p text:style-name="P6">Брянск</text:p>
          </table:table-cell>
          <table:table-cell table:style-name="Таблица84.A1" office:value-type="string">
            <text:p text:style-name="P6">Брянская область</text:p>
          </table:table-cell>
        </table:table-row>
        <table:table-row>
          <table:table-cell table:style-name="Таблица84.A1" office:value-type="string">
            <text:p text:style-name="P6">42</text:p>
          </table:table-cell>
          <table:table-cell table:style-name="Таблица84.A1" office:value-type="string">
            <text:p text:style-name="P6">Курск</text:p>
          </table:table-cell>
          <table:table-cell table:style-name="Таблица84.A1" office:value-type="string">
            <text:p text:style-name="P6">Курская область</text:p>
          </table:table-cell>
        </table:table-row>
        <table:table-row>
          <table:table-cell table:style-name="Таблица84.A1" office:value-type="string">
            <text:p text:style-name="P6">43</text:p>
          </table:table-cell>
          <table:table-cell table:style-name="Таблица84.A1" office:value-type="string">
            <text:p text:style-name="P6">Иваново</text:p>
          </table:table-cell>
          <table:table-cell table:style-name="Таблица84.A1" office:value-type="string">
            <text:p text:style-name="P6">Ивановская область</text:p>
          </table:table-cell>
        </table:table-row>
        <table:table-row>
          <table:table-cell table:style-name="Таблица84.A1" office:value-type="string">
            <text:p text:style-name="P6">44</text:p>
          </table:table-cell>
          <table:table-cell table:style-name="Таблица84.A1" office:value-type="string">
            <text:p text:style-name="P6">Магнитогорск</text:p>
          </table:table-cell>
          <table:table-cell table:style-name="Таблица84.A1" office:value-type="string">
            <text:p text:style-name="P6">Челябинская область</text:p>
          </table:table-cell>
        </table:table-row>
        <table:table-row>
          <table:table-cell table:style-name="Таблица84.A1" office:value-type="string">
            <text:p text:style-name="P6">45</text:p>
          </table:table-cell>
          <table:table-cell table:style-name="Таблица84.A1" office:value-type="string">
            <text:p text:style-name="P6">Улан-Удэ</text:p>
          </table:table-cell>
          <table:table-cell table:style-name="Таблица84.A1" office:value-type="string">
            <text:p text:style-name="P6">Бурятия</text:p>
          </table:table-cell>
        </table:table-row>
        <table:table-row>
          <table:table-cell table:style-name="Таблица84.A1" office:value-type="string">
            <text:p text:style-name="P6">46</text:p>
          </table:table-cell>
          <table:table-cell table:style-name="Таблица84.A1" office:value-type="string">
            <text:p text:style-name="P6">Тверь</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47</text:p>
          </table:table-cell>
          <table:table-cell table:style-name="Таблица84.A1" office:value-type="string">
            <text:p text:style-name="P6">Ставрополь</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48</text:p>
          </table:table-cell>
          <table:table-cell table:style-name="Таблица84.A1" office:value-type="string">
            <text:p text:style-name="P6">Нижний Тагил</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49</text:p>
          </table:table-cell>
          <table:table-cell table:style-name="Таблица84.A1" office:value-type="string">
            <text:p text:style-name="P6">Белгород</text:p>
          </table:table-cell>
          <table:table-cell table:style-name="Таблица84.A1" office:value-type="string">
            <text:p text:style-name="P6">Белгородская область</text:p>
          </table:table-cell>
        </table:table-row>
        <text:soft-page-break/>
        <table:table-row>
          <table:table-cell table:style-name="Таблица84.A1" office:value-type="string">
            <text:p text:style-name="P6">50</text:p>
          </table:table-cell>
          <table:table-cell table:style-name="Таблица84.A1" office:value-type="string">
            <text:p text:style-name="P6">Архангельск</text:p>
          </table:table-cell>
          <table:table-cell table:style-name="Таблица84.A1" office:value-type="string">
            <text:p text:style-name="P6">Архангельская область</text:p>
          </table:table-cell>
        </table:table-row>
        <table:table-row>
          <table:table-cell table:style-name="Таблица84.A1" office:value-type="string">
            <text:p text:style-name="P6">51</text:p>
          </table:table-cell>
          <table:table-cell table:style-name="Таблица84.A1" office:value-type="string">
            <text:p text:style-name="P6">Владимир</text:p>
          </table:table-cell>
          <table:table-cell table:style-name="Таблица84.A1" office:value-type="string">
            <text:p text:style-name="P6">Владимирская область</text:p>
          </table:table-cell>
        </table:table-row>
        <table:table-row>
          <table:table-cell table:style-name="Таблица84.A1" office:value-type="string">
            <text:p text:style-name="P6">52</text:p>
          </table:table-cell>
          <table:table-cell table:style-name="Таблица84.A1" office:value-type="string">
            <text:p text:style-name="P6">Сочи</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53</text:p>
          </table:table-cell>
          <table:table-cell table:style-name="Таблица84.A1" office:value-type="string">
            <text:p text:style-name="P6">Курган</text:p>
          </table:table-cell>
          <table:table-cell table:style-name="Таблица84.A1" office:value-type="string">
            <text:p text:style-name="P6">Курганская область</text:p>
          </table:table-cell>
        </table:table-row>
        <table:table-row>
          <table:table-cell table:style-name="Таблица84.A1" office:value-type="string">
            <text:p text:style-name="P6">54</text:p>
          </table:table-cell>
          <table:table-cell table:style-name="Таблица84.A1" office:value-type="string">
            <text:p text:style-name="P6">Смоленск</text:p>
          </table:table-cell>
          <table:table-cell table:style-name="Таблица84.A1" office:value-type="string">
            <text:p text:style-name="P6">Смоленская область</text:p>
          </table:table-cell>
        </table:table-row>
        <table:table-row>
          <table:table-cell table:style-name="Таблица84.A1" office:value-type="string">
            <text:p text:style-name="P6">55</text:p>
          </table:table-cell>
          <table:table-cell table:style-name="Таблица84.A1" office:value-type="string">
            <text:p text:style-name="P6">Калуга</text:p>
          </table:table-cell>
          <table:table-cell table:style-name="Таблица84.A1" office:value-type="string">
            <text:p text:style-name="P6">Калужская область</text:p>
          </table:table-cell>
        </table:table-row>
        <table:table-row>
          <table:table-cell table:style-name="Таблица84.A1" office:value-type="string">
            <text:p text:style-name="P6">56</text:p>
          </table:table-cell>
          <table:table-cell table:style-name="Таблица84.A1" office:value-type="string">
            <text:p text:style-name="P6">Чита</text:p>
          </table:table-cell>
          <table:table-cell table:style-name="Таблица84.A1" office:value-type="string">
            <text:p text:style-name="P6">Забайкальский край</text:p>
          </table:table-cell>
        </table:table-row>
        <table:table-row>
          <table:table-cell table:style-name="Таблица84.A1" office:value-type="string">
            <text:p text:style-name="P6">57</text:p>
          </table:table-cell>
          <table:table-cell table:style-name="Таблица84.A1" office:value-type="string">
            <text:p text:style-name="P6">Орёл</text:p>
          </table:table-cell>
          <table:table-cell table:style-name="Таблица84.A1" office:value-type="string">
            <text:p text:style-name="P6">Орловская область</text:p>
          </table:table-cell>
        </table:table-row>
        <table:table-row>
          <table:table-cell table:style-name="Таблица84.A1" office:value-type="string">
            <text:p text:style-name="P6">58</text:p>
          </table:table-cell>
          <table:table-cell table:style-name="Таблица84.A1" office:value-type="string">
            <text:p text:style-name="P6">Волжский</text:p>
          </table:table-cell>
          <table:table-cell table:style-name="Таблица84.A1" office:value-type="string">
            <text:p text:style-name="P6">Волгоградская область</text:p>
          </table:table-cell>
        </table:table-row>
        <table:table-row>
          <table:table-cell table:style-name="Таблица84.A1" office:value-type="string">
            <text:p text:style-name="P6">59</text:p>
          </table:table-cell>
          <table:table-cell table:style-name="Таблица84.A1" office:value-type="string">
            <text:p text:style-name="P6">Череповец</text:p>
          </table:table-cell>
          <table:table-cell table:style-name="Таблица84.A1" office:value-type="string">
            <text:p text:style-name="P6">Вологодская область</text:p>
          </table:table-cell>
        </table:table-row>
        <table:table-row>
          <table:table-cell table:style-name="Таблица84.A1" office:value-type="string">
            <text:p text:style-name="P6">60</text:p>
          </table:table-cell>
          <table:table-cell table:style-name="Таблица84.A1" office:value-type="string">
            <text:p text:style-name="P6">Владикавказ</text:p>
          </table:table-cell>
          <table:table-cell table:style-name="Таблица84.A1" office:value-type="string">
            <text:p text:style-name="P6">Северная Осетия</text:p>
          </table:table-cell>
        </table:table-row>
        <table:table-row>
          <table:table-cell table:style-name="Таблица84.A1" office:value-type="string">
            <text:p text:style-name="P6">61</text:p>
          </table:table-cell>
          <table:table-cell table:style-name="Таблица84.A1" office:value-type="string">
            <text:p text:style-name="P6">Мурманск</text:p>
          </table:table-cell>
          <table:table-cell table:style-name="Таблица84.A1" office:value-type="string">
            <text:p text:style-name="P6">Мурманск</text:p>
          </table:table-cell>
        </table:table-row>
        <table:table-row>
          <table:table-cell table:style-name="Таблица84.A1" office:value-type="string">
            <text:p text:style-name="P6">62</text:p>
          </table:table-cell>
          <table:table-cell table:style-name="Таблица84.A1" office:value-type="string">
            <text:p text:style-name="P6">Сургут</text:p>
          </table:table-cell>
          <table:table-cell table:style-name="Таблица84.A1" office:value-type="string">
            <text:p text:style-name="P6">Ханты-Мансийский автономный округ - Югра</text:p>
          </table:table-cell>
        </table:table-row>
        <table:table-row>
          <table:table-cell table:style-name="Таблица84.A1" office:value-type="string">
            <text:p text:style-name="P6">63</text:p>
          </table:table-cell>
          <table:table-cell table:style-name="Таблица84.A1" office:value-type="string">
            <text:p text:style-name="P6">Вологда</text:p>
          </table:table-cell>
          <table:table-cell table:style-name="Таблица84.A1" office:value-type="string">
            <text:p text:style-name="P6">Вологодская область</text:p>
          </table:table-cell>
        </table:table-row>
        <table:table-row>
          <table:table-cell table:style-name="Таблица84.A1" office:value-type="string">
            <text:p text:style-name="P6">64</text:p>
          </table:table-cell>
          <table:table-cell table:style-name="Таблица84.A1" office:value-type="string">
            <text:p text:style-name="P6">Саранск</text:p>
          </table:table-cell>
          <table:table-cell table:style-name="Таблица84.A1" office:value-type="string">
            <text:p text:style-name="P6">Мордовия</text:p>
          </table:table-cell>
        </table:table-row>
        <table:table-row>
          <table:table-cell table:style-name="Таблица84.A1" office:value-type="string">
            <text:p text:style-name="P6">65</text:p>
          </table:table-cell>
          <table:table-cell table:style-name="Таблица84.A1" office:value-type="string">
            <text:p text:style-name="P6">Тамбов</text:p>
          </table:table-cell>
          <table:table-cell table:style-name="Таблица84.A1" office:value-type="string">
            <text:p text:style-name="P6">Тамбовская область</text:p>
          </table:table-cell>
        </table:table-row>
        <table:table-row>
          <table:table-cell table:style-name="Таблица84.A1" office:value-type="string">
            <text:p text:style-name="P6">66</text:p>
          </table:table-cell>
          <table:table-cell table:style-name="Таблица84.A1" office:value-type="string">
            <text:p text:style-name="P6">Стерлитамак</text:p>
          </table:table-cell>
          <table:table-cell table:style-name="Таблица84.A1" office:value-type="string">
            <text:p text:style-name="P6">Башкортостан</text:p>
          </table:table-cell>
        </table:table-row>
        <table:table-row>
          <table:table-cell table:style-name="Таблица84.A1" office:value-type="string">
            <text:p text:style-name="P6">67</text:p>
          </table:table-cell>
          <table:table-cell table:style-name="Таблица84.A1" office:value-type="string">
            <text:p text:style-name="P6">Якутск</text:p>
          </table:table-cell>
          <table:table-cell table:style-name="Таблица84.A1" office:value-type="string">
            <text:p text:style-name="P6">Республика Саха (Якутия)</text:p>
          </table:table-cell>
        </table:table-row>
        <table:table-row>
          <table:table-cell table:style-name="Таблица84.A1" office:value-type="string">
            <text:p text:style-name="P6">68</text:p>
          </table:table-cell>
          <table:table-cell table:style-name="Таблица84.A1" office:value-type="string">
            <text:p text:style-name="P6">Кострома</text:p>
          </table:table-cell>
          <table:table-cell table:style-name="Таблица84.A1" office:value-type="string">
            <text:p text:style-name="P6">Костромская область</text:p>
          </table:table-cell>
        </table:table-row>
        <table:table-row>
          <table:table-cell table:style-name="Таблица84.A1" office:value-type="string">
            <text:p text:style-name="P6">69</text:p>
          </table:table-cell>
          <table:table-cell table:style-name="Таблица84.A1" office:value-type="string">
            <text:p text:style-name="P6">Комсомольск-на-Амуре</text:p>
          </table:table-cell>
          <table:table-cell table:style-name="Таблица84.A1" office:value-type="string">
            <text:p text:style-name="P6">Хабаровский край</text:p>
          </table:table-cell>
        </table:table-row>
        <table:table-row>
          <table:table-cell table:style-name="Таблица84.A1" office:value-type="string">
            <text:p text:style-name="P6">70</text:p>
          </table:table-cell>
          <table:table-cell table:style-name="Таблица84.A1" office:value-type="string">
            <text:p text:style-name="P6">Петрозаводск</text:p>
          </table:table-cell>
          <table:table-cell table:style-name="Таблица84.A1" office:value-type="string">
            <text:p text:style-name="P6">Республика Карелия</text:p>
          </table:table-cell>
        </table:table-row>
        <text:soft-page-break/>
        <table:table-row>
          <table:table-cell table:style-name="Таблица84.A1" office:value-type="string">
            <text:p text:style-name="P6">71</text:p>
          </table:table-cell>
          <table:table-cell table:style-name="Таблица84.A1" office:value-type="string">
            <text:p text:style-name="P6">Таганрог</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72</text:p>
          </table:table-cell>
          <table:table-cell table:style-name="Таблица84.A1" office:value-type="string">
            <text:p text:style-name="P6">Нижневартовск</text:p>
          </table:table-cell>
          <table:table-cell table:style-name="Таблица84.A1" office:value-type="string">
            <text:p text:style-name="P6">Ханты-Мансийский автономный округ - Югра</text:p>
          </table:table-cell>
        </table:table-row>
        <table:table-row>
          <table:table-cell table:style-name="Таблица84.A1" office:value-type="string">
            <text:p text:style-name="P6">73</text:p>
          </table:table-cell>
          <table:table-cell table:style-name="Таблица84.A1" office:value-type="string">
            <text:p text:style-name="P6">Йошкар-Ола</text:p>
          </table:table-cell>
          <table:table-cell table:style-name="Таблица84.A1" office:value-type="string">
            <text:p text:style-name="P6">Марий Эл</text:p>
          </table:table-cell>
        </table:table-row>
        <table:table-row>
          <table:table-cell table:style-name="Таблица84.A1" office:value-type="string">
            <text:p text:style-name="P6">74</text:p>
          </table:table-cell>
          <table:table-cell table:style-name="Таблица84.A1" office:value-type="string">
            <text:p text:style-name="P6">Братск</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75</text:p>
          </table:table-cell>
          <table:table-cell table:style-name="Таблица84.A1" office:value-type="string">
            <text:p text:style-name="P6">Новороссий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76</text:p>
          </table:table-cell>
          <table:table-cell table:style-name="Таблица84.A1" office:value-type="string">
            <text:p text:style-name="P6">Дзержинск</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77</text:p>
          </table:table-cell>
          <table:table-cell table:style-name="Таблица84.A1" office:value-type="string">
            <text:p text:style-name="P6">Шахты</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78</text:p>
          </table:table-cell>
          <table:table-cell table:style-name="Таблица84.A1" office:value-type="string">
            <text:p text:style-name="P6">Нальчик</text:p>
          </table:table-cell>
          <table:table-cell table:style-name="Таблица84.A1" office:value-type="string">
            <text:p text:style-name="P6">Кабардино-Балкария</text:p>
          </table:table-cell>
        </table:table-row>
        <table:table-row>
          <table:table-cell table:style-name="Таблица84.A1" office:value-type="string">
            <text:p text:style-name="P6">79</text:p>
          </table:table-cell>
          <table:table-cell table:style-name="Таблица84.A1" office:value-type="string">
            <text:p text:style-name="P6">Орск</text:p>
          </table:table-cell>
          <table:table-cell table:style-name="Таблица84.A1" office:value-type="string">
            <text:p text:style-name="P6">Оренбургская область</text:p>
          </table:table-cell>
        </table:table-row>
        <table:table-row>
          <table:table-cell table:style-name="Таблица84.A1" office:value-type="string">
            <text:p text:style-name="P6">80</text:p>
          </table:table-cell>
          <table:table-cell table:style-name="Таблица84.A1" office:value-type="string">
            <text:p text:style-name="P6">Сыктывкар</text:p>
          </table:table-cell>
          <table:table-cell table:style-name="Таблица84.A1" office:value-type="string">
            <text:p text:style-name="P6">Республика Коми</text:p>
          </table:table-cell>
        </table:table-row>
        <table:table-row>
          <table:table-cell table:style-name="Таблица84.A1" office:value-type="string">
            <text:p text:style-name="P6">81</text:p>
          </table:table-cell>
          <table:table-cell table:style-name="Таблица84.A1" office:value-type="string">
            <text:p text:style-name="P6">Нижнекамск</text:p>
          </table:table-cell>
          <table:table-cell table:style-name="Таблица84.A1" office:value-type="string">
            <text:p text:style-name="P6">Татарстан</text:p>
          </table:table-cell>
        </table:table-row>
        <table:table-row>
          <table:table-cell table:style-name="Таблица84.A1" office:value-type="string">
            <text:p text:style-name="P6">82</text:p>
          </table:table-cell>
          <table:table-cell table:style-name="Таблица84.A1" office:value-type="string">
            <text:p text:style-name="P6">Ангарск</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83</text:p>
          </table:table-cell>
          <table:table-cell table:style-name="Таблица84.A1" office:value-type="string">
            <text:p text:style-name="P6">Старый Оскол</text:p>
          </table:table-cell>
          <table:table-cell table:style-name="Таблица84.A1" office:value-type="string">
            <text:p text:style-name="P6">Белгородская область</text:p>
          </table:table-cell>
        </table:table-row>
        <table:table-row>
          <table:table-cell table:style-name="Таблица84.A1" office:value-type="string">
            <text:p text:style-name="P6">84</text:p>
          </table:table-cell>
          <table:table-cell table:style-name="Таблица84.A1" office:value-type="string">
            <text:p text:style-name="P6">Великий Новгород</text:p>
          </table:table-cell>
          <table:table-cell table:style-name="Таблица84.A1" office:value-type="string">
            <text:p text:style-name="P6">Новгородская область</text:p>
          </table:table-cell>
        </table:table-row>
        <table:table-row>
          <table:table-cell table:style-name="Таблица84.A1" office:value-type="string">
            <text:p text:style-name="P6">85</text:p>
          </table:table-cell>
          <table:table-cell table:style-name="Таблица84.A1" office:value-type="string">
            <text:p text:style-name="P6">Балашиха</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86</text:p>
          </table:table-cell>
          <table:table-cell table:style-name="Таблица84.A1" office:value-type="string">
            <text:p text:style-name="P6">Благовещенск</text:p>
          </table:table-cell>
          <table:table-cell table:style-name="Таблица84.A1" office:value-type="string">
            <text:p text:style-name="P6">Амурская область</text:p>
          </table:table-cell>
        </table:table-row>
        <table:table-row>
          <table:table-cell table:style-name="Таблица84.A1" office:value-type="string">
            <text:p text:style-name="P6">87</text:p>
          </table:table-cell>
          <table:table-cell table:style-name="Таблица84.A1" office:value-type="string">
            <text:p text:style-name="P6">Прокопьевск</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88</text:p>
          </table:table-cell>
          <table:table-cell table:style-name="Таблица84.A1" office:value-type="string">
            <text:p text:style-name="P6">Бийск</text:p>
          </table:table-cell>
          <table:table-cell table:style-name="Таблица84.A1" office:value-type="string">
            <text:p text:style-name="P6">Алтайский край</text:p>
          </table:table-cell>
        </table:table-row>
        <table:table-row>
          <table:table-cell table:style-name="Таблица84.A1" office:value-type="string">
            <text:p text:style-name="P6">89</text:p>
          </table:table-cell>
          <table:table-cell table:style-name="Таблица84.A1" office:value-type="string">
            <text:p text:style-name="P6">Химки</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90</text:p>
          </table:table-cell>
          <table:table-cell table:style-name="Таблица84.A1" office:value-type="string">
            <text:p text:style-name="P6">Псков</text:p>
          </table:table-cell>
          <table:table-cell table:style-name="Таблица84.A1" office:value-type="string">
            <text:p text:style-name="P6">Псковская область</text:p>
          </table:table-cell>
        </table:table-row>
        <table:table-row>
          <table:table-cell table:style-name="Таблица84.A1" office:value-type="string">
            <text:p text:style-name="P6">91</text:p>
          </table:table-cell>
          <table:table-cell table:style-name="Таблица84.A1" office:value-type="string">
            <text:p text:style-name="P6">Энгельс</text:p>
          </table:table-cell>
          <table:table-cell table:style-name="Таблица84.A1" office:value-type="string">
            <text:p text:style-name="P6">Саратовская область</text:p>
          </table:table-cell>
        </table:table-row>
        <text:soft-page-break/>
        <table:table-row>
          <table:table-cell table:style-name="Таблица84.A1" office:value-type="string">
            <text:p text:style-name="P6">92</text:p>
          </table:table-cell>
          <table:table-cell table:style-name="Таблица84.A1" office:value-type="string">
            <text:p text:style-name="P6">Рыбинск</text:p>
          </table:table-cell>
          <table:table-cell table:style-name="Таблица84.A1" office:value-type="string">
            <text:p text:style-name="P6">Ярославская область</text:p>
          </table:table-cell>
        </table:table-row>
        <table:table-row>
          <table:table-cell table:style-name="Таблица84.A1" office:value-type="string">
            <text:p text:style-name="P6">93</text:p>
          </table:table-cell>
          <table:table-cell table:style-name="Таблица84.A1" office:value-type="string">
            <text:p text:style-name="P6">Балаково</text:p>
          </table:table-cell>
          <table:table-cell table:style-name="Таблица84.A1" office:value-type="string">
            <text:p text:style-name="P6">Саратовская область</text:p>
          </table:table-cell>
        </table:table-row>
        <table:table-row>
          <table:table-cell table:style-name="Таблица84.A1" office:value-type="string">
            <text:p text:style-name="P6">94</text:p>
          </table:table-cell>
          <table:table-cell table:style-name="Таблица84.A1" office:value-type="string">
            <text:p text:style-name="P6">Северодвинск</text:p>
          </table:table-cell>
          <table:table-cell table:style-name="Таблица84.A1" office:value-type="string">
            <text:p text:style-name="P6">Архангельская область</text:p>
          </table:table-cell>
        </table:table-row>
        <table:table-row>
          <table:table-cell table:style-name="Таблица84.A1" office:value-type="string">
            <text:p text:style-name="P6">95</text:p>
          </table:table-cell>
          <table:table-cell table:style-name="Таблица84.A1" office:value-type="string">
            <text:p text:style-name="P6">Армавир</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96</text:p>
          </table:table-cell>
          <table:table-cell table:style-name="Таблица84.A1" office:value-type="string">
            <text:p text:style-name="P6">Подольск</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97</text:p>
          </table:table-cell>
          <table:table-cell table:style-name="Таблица84.A1" office:value-type="string">
            <text:p text:style-name="P6">Королёв</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98</text:p>
          </table:table-cell>
          <table:table-cell table:style-name="Таблица84.A1" office:value-type="string">
            <text:p text:style-name="P6">Южно-Сахалинск</text:p>
          </table:table-cell>
          <table:table-cell table:style-name="Таблица84.A1" office:value-type="string">
            <text:p text:style-name="P6">Сахалинская область</text:p>
          </table:table-cell>
        </table:table-row>
        <table:table-row>
          <table:table-cell table:style-name="Таблица84.A1" office:value-type="string">
            <text:p text:style-name="P6">99</text:p>
          </table:table-cell>
          <table:table-cell table:style-name="Таблица84.A1" office:value-type="string">
            <text:p text:style-name="P6">Петропавловск-Камчатский</text:p>
          </table:table-cell>
          <table:table-cell table:style-name="Таблица84.A1" office:value-type="string">
            <text:p text:style-name="P6">Камчатский край</text:p>
          </table:table-cell>
        </table:table-row>
        <table:table-row>
          <table:table-cell table:style-name="Таблица84.A1" office:value-type="string">
            <text:p text:style-name="P6">100</text:p>
          </table:table-cell>
          <table:table-cell table:style-name="Таблица84.A1" office:value-type="string">
            <text:p text:style-name="P6">Сызрань</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101</text:p>
          </table:table-cell>
          <table:table-cell table:style-name="Таблица84.A1" office:value-type="string">
            <text:p text:style-name="P6">Нориль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102</text:p>
          </table:table-cell>
          <table:table-cell table:style-name="Таблица84.A1" office:value-type="string">
            <text:p text:style-name="P6">Златоуст</text:p>
          </table:table-cell>
          <table:table-cell table:style-name="Таблица84.A1" office:value-type="string">
            <text:p text:style-name="P6">Челябинская область</text:p>
          </table:table-cell>
        </table:table-row>
        <table:table-row>
          <table:table-cell table:style-name="Таблица84.A1" office:value-type="string">
            <text:p text:style-name="P6">103</text:p>
          </table:table-cell>
          <table:table-cell table:style-name="Таблица84.A1" office:value-type="string">
            <text:p text:style-name="P6">Каменск-Уральский</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104</text:p>
          </table:table-cell>
          <table:table-cell table:style-name="Таблица84.A1" office:value-type="string">
            <text:p text:style-name="P6">Мытищи</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05</text:p>
          </table:table-cell>
          <table:table-cell table:style-name="Таблица84.A1" office:value-type="string">
            <text:p text:style-name="P6">Люберцы</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06</text:p>
          </table:table-cell>
          <table:table-cell table:style-name="Таблица84.A1" office:value-type="string">
            <text:p text:style-name="P6">Волгодонс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07</text:p>
          </table:table-cell>
          <table:table-cell table:style-name="Таблица84.A1" office:value-type="string">
            <text:p text:style-name="P6">Новочеркасс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0<text:soft-page-break/>8</text:p>
          </table:table-cell>
          <table:table-cell table:style-name="Таблица84.A1" office:value-type="string">
            <text:p text:style-name="P6">Абакан</text:p>
          </table:table-cell>
          <table:table-cell table:style-name="Таблица84.A1" office:value-type="string">
            <text:p text:style-name="P6">Республика Хакасия</text:p>
          </table:table-cell>
        </table:table-row>
        <table:table-row>
          <table:table-cell table:style-name="Таблица84.A1" office:value-type="string">
            <text:p text:style-name="P6">109</text:p>
          </table:table-cell>
          <table:table-cell table:style-name="Таблица84.A1" office:value-type="string">
            <text:p text:style-name="P6">Находка</text:p>
          </table:table-cell>
          <table:table-cell table:style-name="Таблица84.A1" office:value-type="string">
            <text:p text:style-name="P6">Приморский край</text:p>
          </table:table-cell>
        </table:table-row>
        <table:table-row>
          <table:table-cell table:style-name="Таблица84.A1" office:value-type="string">
            <text:p text:style-name="P6">110</text:p>
          </table:table-cell>
          <table:table-cell table:style-name="Таблица84.A1" office:value-type="string">
            <text:p text:style-name="P6">Уссурийск</text:p>
          </table:table-cell>
          <table:table-cell table:style-name="Таблица84.A1" office:value-type="string">
            <text:p text:style-name="P6">Приморский край</text:p>
          </table:table-cell>
        </table:table-row>
        <table:table-row>
          <table:table-cell table:style-name="Таблица84.A1" office:value-type="string">
            <text:p text:style-name="P6">111</text:p>
          </table:table-cell>
          <table:table-cell table:style-name="Таблица84.A1" office:value-type="string">
            <text:p text:style-name="P6">Березники</text:p>
          </table:table-cell>
          <table:table-cell table:style-name="Таблица84.A1" office:value-type="string">
            <text:p text:style-name="P6">Пермский край</text:p>
          </table:table-cell>
        </table:table-row>
        <table:table-row>
          <table:table-cell table:style-name="Таблица84.A1" office:value-type="string">
            <text:p text:style-name="P6">112</text:p>
          </table:table-cell>
          <table:table-cell table:style-name="Таблица84.A1" office:value-type="string">
            <text:p text:style-name="P6">Салават</text:p>
          </table:table-cell>
          <table:table-cell table:style-name="Таблица84.A1" office:value-type="string">
            <text:p text:style-name="P6">Башкортостан</text:p>
          </table:table-cell>
        </table:table-row>
        <table:table-row>
          <table:table-cell table:style-name="Таблица84.A1" office:value-type="string">
            <text:p text:style-name="P6">113</text:p>
          </table:table-cell>
          <table:table-cell table:style-name="Таблица84.A1" office:value-type="string">
            <text:p text:style-name="P6">Электросталь</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14</text:p>
          </table:table-cell>
          <table:table-cell table:style-name="Таблица84.A1" office:value-type="string">
            <text:p text:style-name="P6">Миасс</text:p>
          </table:table-cell>
          <table:table-cell table:style-name="Таблица84.A1" office:value-type="string">
            <text:p text:style-name="P6">Челябинская область</text:p>
          </table:table-cell>
        </table:table-row>
        <table:table-row>
          <table:table-cell table:style-name="Таблица84.A1" office:value-type="string">
            <text:p text:style-name="P6">115</text:p>
          </table:table-cell>
          <table:table-cell table:style-name="Таблица84.A1" office:value-type="string">
            <text:p text:style-name="P6">Рубцовск</text:p>
          </table:table-cell>
          <table:table-cell table:style-name="Таблица84.A1" office:value-type="string">
            <text:p text:style-name="P6">Алтайский край</text:p>
          </table:table-cell>
        </table:table-row>
        <table:table-row>
          <table:table-cell table:style-name="Таблица84.A1" office:value-type="string">
            <text:p text:style-name="P6">116</text:p>
          </table:table-cell>
          <table:table-cell table:style-name="Таблица84.A1" office:value-type="string">
            <text:p text:style-name="P6">Альметьевск</text:p>
          </table:table-cell>
          <table:table-cell table:style-name="Таблица84.A1" office:value-type="string">
            <text:p text:style-name="P6">Татарстан</text:p>
          </table:table-cell>
        </table:table-row>
        <table:table-row>
          <table:table-cell table:style-name="Таблица84.A1" office:value-type="string">
            <text:p text:style-name="P6">117</text:p>
          </table:table-cell>
          <table:table-cell table:style-name="Таблица84.A1" office:value-type="string">
            <text:p text:style-name="P6">Ковров</text:p>
          </table:table-cell>
          <table:table-cell table:style-name="Таблица84.A1" office:value-type="string">
            <text:p text:style-name="P6">Владимирская область</text:p>
          </table:table-cell>
        </table:table-row>
        <table:table-row>
          <table:table-cell table:style-name="Таблица84.A1" office:value-type="string">
            <text:p text:style-name="P6">118</text:p>
          </table:table-cell>
          <table:table-cell table:style-name="Таблица84.A1" office:value-type="string">
            <text:p text:style-name="P6">Коломна</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19</text:p>
          </table:table-cell>
          <table:table-cell table:style-name="Таблица84.A1" office:value-type="string">
            <text:p text:style-name="P6">Майкоп</text:p>
          </table:table-cell>
          <table:table-cell table:style-name="Таблица84.A1" office:value-type="string">
            <text:p text:style-name="P6">Адыгея</text:p>
          </table:table-cell>
        </table:table-row>
        <table:table-row>
          <table:table-cell table:style-name="Таблица84.A1" office:value-type="string">
            <text:p text:style-name="P6">120</text:p>
          </table:table-cell>
          <table:table-cell table:style-name="Таблица84.A1" office:value-type="string">
            <text:p text:style-name="P6">Пятигор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121</text:p>
          </table:table-cell>
          <table:table-cell table:style-name="Таблица84.A1" office:value-type="string">
            <text:p text:style-name="P6">Одинцово</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2<text:soft-page-break/>2</text:p>
          </table:table-cell>
          <table:table-cell table:style-name="Таблица84.A1" office:value-type="string">
            <text:p text:style-name="P6">Колпино</text:p>
          </table:table-cell>
          <table:table-cell table:style-name="Таблица84.A1" office:value-type="string">
            <text:p text:style-name="P6">Санкт-Петербург</text:p>
          </table:table-cell>
        </table:table-row>
        <table:table-row>
          <table:table-cell table:style-name="Таблица84.A1" office:value-type="string">
            <text:p text:style-name="P6">123</text:p>
          </table:table-cell>
          <table:table-cell table:style-name="Таблица84.A1" office:value-type="string">
            <text:p text:style-name="P6">Копейск</text:p>
          </table:table-cell>
          <table:table-cell table:style-name="Таблица84.A1" office:value-type="string">
            <text:p text:style-name="P6">Челябинская область</text:p>
          </table:table-cell>
        </table:table-row>
        <table:table-row>
          <table:table-cell table:style-name="Таблица84.A1" office:value-type="string">
            <text:p text:style-name="P6">124</text:p>
          </table:table-cell>
          <table:table-cell table:style-name="Таблица84.A1" office:value-type="string">
            <text:p text:style-name="P6">Новомосковск</text:p>
          </table:table-cell>
          <table:table-cell table:style-name="Таблица84.A1" office:value-type="string">
            <text:p text:style-name="P6">Тульская область</text:p>
          </table:table-cell>
        </table:table-row>
        <table:table-row>
          <table:table-cell table:style-name="Таблица84.A1" office:value-type="string">
            <text:p text:style-name="P6">125</text:p>
          </table:table-cell>
          <table:table-cell table:style-name="Таблица84.A1" office:value-type="string">
            <text:p text:style-name="P6">Кисловод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126</text:p>
          </table:table-cell>
          <table:table-cell table:style-name="Таблица84.A1" office:value-type="string">
            <text:p text:style-name="P6">Серпухов</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27</text:p>
          </table:table-cell>
          <table:table-cell table:style-name="Таблица84.A1" office:value-type="string">
            <text:p text:style-name="P6">Первоуральск</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129</text:p>
          </table:table-cell>
          <table:table-cell table:style-name="Таблица84.A1" office:value-type="string">
            <text:p text:style-name="P6">Новочебоксарск</text:p>
          </table:table-cell>
          <table:table-cell table:style-name="Таблица84.A1" office:value-type="string">
            <text:p text:style-name="P6">Чувашия</text:p>
          </table:table-cell>
        </table:table-row>
        <table:table-row>
          <table:table-cell table:style-name="Таблица84.A1" office:value-type="string">
            <text:p text:style-name="P6">130</text:p>
          </table:table-cell>
          <table:table-cell table:style-name="Таблица84.A1" office:value-type="string">
            <text:p text:style-name="P6">Нефтеюганск</text:p>
          </table:table-cell>
          <table:table-cell table:style-name="Таблица84.A1" office:value-type="string">
            <text:p text:style-name="P6">Ханты-Мансийский автономный округ - Югра</text:p>
          </table:table-cell>
        </table:table-row>
        <table:table-row>
          <table:table-cell table:style-name="Таблица84.A1" office:value-type="string">
            <text:p text:style-name="P6">131</text:p>
          </table:table-cell>
          <table:table-cell table:style-name="Таблица84.A1" office:value-type="string">
            <text:p text:style-name="P6">Димитровград</text:p>
          </table:table-cell>
          <table:table-cell table:style-name="Таблица84.A1" office:value-type="string">
            <text:p text:style-name="P6">Ульяновская область</text:p>
          </table:table-cell>
        </table:table-row>
        <table:table-row>
          <table:table-cell table:style-name="Таблица84.A1" office:value-type="string">
            <text:p text:style-name="P6">132</text:p>
          </table:table-cell>
          <table:table-cell table:style-name="Таблица84.A1" office:value-type="string">
            <text:p text:style-name="P6">Нефтекамск</text:p>
          </table:table-cell>
          <table:table-cell table:style-name="Таблица84.A1" office:value-type="string">
            <text:p text:style-name="P6">Башкортостан</text:p>
          </table:table-cell>
        </table:table-row>
        <table:table-row>
          <table:table-cell table:style-name="Таблица84.A1" office:value-type="string">
            <text:p text:style-name="P6">133</text:p>
          </table:table-cell>
          <table:table-cell table:style-name="Таблица84.A1" office:value-type="string">
            <text:p text:style-name="P6">Черкесск</text:p>
          </table:table-cell>
          <table:table-cell table:style-name="Таблица84.A1" office:value-type="string">
            <text:p text:style-name="P6">Карачаево-Черкесия</text:p>
          </table:table-cell>
        </table:table-row>
        <table:table-row>
          <table:table-cell table:style-name="Таблица84.A1" office:value-type="string">
            <text:p text:style-name="P6">134</text:p>
          </table:table-cell>
          <table:table-cell table:style-name="Таблица84.A1" office:value-type="string">
            <text:p text:style-name="P6">Орехово-Зуево</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35</text:p>
          </table:table-cell>
          <table:table-cell table:style-name="Таблица84.A1" office:value-type="string">
            <text:p text:style-name="P6">Камышин</text:p>
          </table:table-cell>
          <table:table-cell table:style-name="Таблица84.A1" office:value-type="string">
            <text:p text:style-name="P6">Волгоградская область</text:p>
          </table:table-cell>
        </table:table-row>
        <table:table-row>
          <table:table-cell table:style-name="Таблица84.A1" office:value-type="string">
            <text:p text:style-name="P6">136</text:p>
          </table:table-cell>
          <table:table-cell table:style-name="Таблица84.A1" office:value-type="string">
            <text:p text:style-name="P6">Невинномыс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13<text:soft-page-break/>7</text:p>
          </table:table-cell>
          <table:table-cell table:style-name="Таблица84.A1" office:value-type="string">
            <text:p text:style-name="P6">Красногорск</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38</text:p>
          </table:table-cell>
          <table:table-cell table:style-name="Таблица84.A1" office:value-type="string">
            <text:p text:style-name="P6">Муром</text:p>
          </table:table-cell>
          <table:table-cell table:style-name="Таблица84.A1" office:value-type="string">
            <text:p text:style-name="P6">Владимирская область</text:p>
          </table:table-cell>
        </table:table-row>
        <table:table-row>
          <table:table-cell table:style-name="Таблица84.A1" office:value-type="string">
            <text:p text:style-name="P6">139</text:p>
          </table:table-cell>
          <table:table-cell table:style-name="Таблица84.A1" office:value-type="string">
            <text:p text:style-name="P6">Батайс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40</text:p>
          </table:table-cell>
          <table:table-cell table:style-name="Таблица84.A1" office:value-type="string">
            <text:p text:style-name="P6">Новошахтинс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41</text:p>
          </table:table-cell>
          <table:table-cell table:style-name="Таблица84.A1" office:value-type="string">
            <text:p text:style-name="P6">Сергиев Посад</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42</text:p>
          </table:table-cell>
          <table:table-cell table:style-name="Таблица84.A1" office:value-type="string">
            <text:p text:style-name="P6">Ноябрьск</text:p>
          </table:table-cell>
          <table:table-cell table:style-name="Таблица84.A1" office:value-type="string">
            <text:p text:style-name="P6">Ямало-Ненецкий автономный округ</text:p>
          </table:table-cell>
        </table:table-row>
        <table:table-row>
          <table:table-cell table:style-name="Таблица84.A1" office:value-type="string">
            <text:p text:style-name="P6">143</text:p>
          </table:table-cell>
          <table:table-cell table:style-name="Таблица84.A1" office:value-type="string">
            <text:p text:style-name="P6">Щёлково</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44</text:p>
          </table:table-cell>
          <table:table-cell table:style-name="Таблица84.A1" office:value-type="string">
            <text:p text:style-name="P6">Кызыл</text:p>
          </table:table-cell>
          <table:table-cell table:style-name="Таблица84.A1" office:value-type="string">
            <text:p text:style-name="P6">Тыва Республика</text:p>
          </table:table-cell>
        </table:table-row>
        <table:table-row>
          <table:table-cell table:style-name="Таблица84.A1" office:value-type="string">
            <text:p text:style-name="P6">145</text:p>
          </table:table-cell>
          <table:table-cell table:style-name="Таблица84.A1" office:value-type="string">
            <text:p text:style-name="P6">Октябрьский</text:p>
          </table:table-cell>
          <table:table-cell table:style-name="Таблица84.A1" office:value-type="string">
            <text:p text:style-name="P6">Башкортостан</text:p>
          </table:table-cell>
        </table:table-row>
        <table:table-row>
          <table:table-cell table:style-name="Таблица84.A1" office:value-type="string">
            <text:p text:style-name="P6">146</text:p>
          </table:table-cell>
          <table:table-cell table:style-name="Таблица84.A1" office:value-type="string">
            <text:p text:style-name="P6">Ачин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147</text:p>
          </table:table-cell>
          <table:table-cell table:style-name="Таблица84.A1" office:value-type="string">
            <text:p text:style-name="P6">Северск</text:p>
          </table:table-cell>
          <table:table-cell table:style-name="Таблица84.A1" office:value-type="string">
            <text:p text:style-name="P6">Томская область</text:p>
          </table:table-cell>
        </table:table-row>
        <table:table-row>
          <table:table-cell table:style-name="Таблица84.A1" office:value-type="string">
            <text:p text:style-name="P6">148</text:p>
          </table:table-cell>
          <table:table-cell table:style-name="Таблица84.A1" office:value-type="string">
            <text:p text:style-name="P6">Новокуйбышевск</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149</text:p>
          </table:table-cell>
          <table:table-cell table:style-name="Таблица84.A1" office:value-type="string">
            <text:p text:style-name="P6">Елец</text:p>
          </table:table-cell>
          <table:table-cell table:style-name="Таблица84.A1" office:value-type="string">
            <text:p text:style-name="P6">Липецкая область</text:p>
          </table:table-cell>
        </table:table-row>
        <table:table-row>
          <table:table-cell table:style-name="Таблица84.A1" office:value-type="string">
            <text:p text:style-name="P6">150</text:p>
          </table:table-cell>
          <table:table-cell table:style-name="Таблица84.A1" office:value-type="string">
            <text:p text:style-name="P6">Арзамас</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15<text:soft-page-break/>1</text:p>
          </table:table-cell>
          <table:table-cell table:style-name="Таблица84.A1" office:value-type="string">
            <text:p text:style-name="P6">Обнинск</text:p>
          </table:table-cell>
          <table:table-cell table:style-name="Таблица84.A1" office:value-type="string">
            <text:p text:style-name="P6">Калужская область</text:p>
          </table:table-cell>
        </table:table-row>
        <table:table-row>
          <table:table-cell table:style-name="Таблица84.A1" office:value-type="string">
            <text:p text:style-name="P6">152</text:p>
          </table:table-cell>
          <table:table-cell table:style-name="Таблица84.A1" office:value-type="string">
            <text:p text:style-name="P6">Новый Уренгой</text:p>
          </table:table-cell>
          <table:table-cell table:style-name="Таблица84.A1" office:value-type="string">
            <text:p text:style-name="P6">Ямало-Ненецкий автономный округ</text:p>
          </table:table-cell>
        </table:table-row>
        <table:table-row>
          <table:table-cell table:style-name="Таблица84.A1" office:value-type="string">
            <text:p text:style-name="P6">153</text:p>
          </table:table-cell>
          <table:table-cell table:style-name="Таблица84.A1" office:value-type="string">
            <text:p text:style-name="P6">Элиста</text:p>
          </table:table-cell>
          <table:table-cell table:style-name="Таблица84.A1" office:value-type="string">
            <text:p text:style-name="P6">Калмыкия</text:p>
          </table:table-cell>
        </table:table-row>
        <table:table-row>
          <table:table-cell table:style-name="Таблица84.A1" office:value-type="string">
            <text:p text:style-name="P6">154</text:p>
          </table:table-cell>
          <table:table-cell table:style-name="Таблица84.A1" office:value-type="string">
            <text:p text:style-name="P6">Пушкино</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55</text:p>
          </table:table-cell>
          <table:table-cell table:style-name="Таблица84.A1" office:value-type="string">
            <text:p text:style-name="P6">Жуковский</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56</text:p>
          </table:table-cell>
          <table:table-cell table:style-name="Таблица84.A1" office:value-type="string">
            <text:p text:style-name="P6">Артём</text:p>
          </table:table-cell>
          <table:table-cell table:style-name="Таблица84.A1" office:value-type="string">
            <text:p text:style-name="P6">Приморский край</text:p>
          </table:table-cell>
        </table:table-row>
        <table:table-row>
          <table:table-cell table:style-name="Таблица84.A1" office:value-type="string">
            <text:p text:style-name="P6">157</text:p>
          </table:table-cell>
          <table:table-cell table:style-name="Таблица84.A1" office:value-type="string">
            <text:p text:style-name="P6">Междуреченск</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158</text:p>
          </table:table-cell>
          <table:table-cell table:style-name="Таблица84.A1" office:value-type="string">
            <text:p text:style-name="P6">Ленинск-Кузнецкий</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159</text:p>
          </table:table-cell>
          <table:table-cell table:style-name="Таблица84.A1" office:value-type="string">
            <text:p text:style-name="P6">Сарапул</text:p>
          </table:table-cell>
          <table:table-cell table:style-name="Таблица84.A1" office:value-type="string">
            <text:p text:style-name="P6">Удмуртская Республика</text:p>
          </table:table-cell>
        </table:table-row>
        <table:table-row>
          <table:table-cell table:style-name="Таблица84.A1" office:value-type="string">
            <text:p text:style-name="P6">160</text:p>
          </table:table-cell>
          <table:table-cell table:style-name="Таблица84.A1" office:value-type="string">
            <text:p text:style-name="P6">Ессентуки</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161</text:p>
          </table:table-cell>
          <table:table-cell table:style-name="Таблица84.A1" office:value-type="string">
            <text:p text:style-name="P6">Воткинск</text:p>
          </table:table-cell>
          <table:table-cell table:style-name="Таблица84.A1" office:value-type="string">
            <text:p text:style-name="P6">Удмуртская Республика</text:p>
          </table:table-cell>
        </table:table-row>
        <table:table-row>
          <table:table-cell table:style-name="Таблица84.A1" office:value-type="string">
            <text:p text:style-name="P6">162</text:p>
          </table:table-cell>
          <table:table-cell table:style-name="Таблица84.A1" office:value-type="string">
            <text:p text:style-name="P6">Ногинск</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63</text:p>
          </table:table-cell>
          <table:table-cell table:style-name="Таблица84.A1" office:value-type="string">
            <text:p text:style-name="P6">Тобольск</text:p>
          </table:table-cell>
          <table:table-cell table:style-name="Таблица84.A1" office:value-type="string">
            <text:p text:style-name="P6">Тюменская область</text:p>
          </table:table-cell>
        </table:table-row>
        <table:table-row>
          <table:table-cell table:style-name="Таблица84.A1" office:value-type="string">
            <text:p text:style-name="P6">164</text:p>
          </table:table-cell>
          <table:table-cell table:style-name="Таблица84.A1" office:value-type="string">
            <text:p text:style-name="P6">Ухта</text:p>
          </table:table-cell>
          <table:table-cell table:style-name="Таблица84.A1" office:value-type="string">
            <text:p text:style-name="P6">Республика Коми</text:p>
          </table:table-cell>
        </table:table-row>
        <table:table-row>
          <table:table-cell table:style-name="Таблица84.A1" office:value-type="string">
            <text:p text:style-name="P6">16<text:soft-page-break/>5</text:p>
          </table:table-cell>
          <table:table-cell table:style-name="Таблица84.A1" office:value-type="string">
            <text:p text:style-name="P6">Серов</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168</text:p>
          </table:table-cell>
          <table:table-cell table:style-name="Таблица84.A1" office:value-type="string">
            <text:p text:style-name="P6">Великие Луки</text:p>
          </table:table-cell>
          <table:table-cell table:style-name="Таблица84.A1" office:value-type="string">
            <text:p text:style-name="P6">Псковская область</text:p>
          </table:table-cell>
        </table:table-row>
        <table:table-row>
          <table:table-cell table:style-name="Таблица84.A1" office:value-type="string">
            <text:p text:style-name="P6">169</text:p>
          </table:table-cell>
          <table:table-cell table:style-name="Таблица84.A1" office:value-type="string">
            <text:p text:style-name="P6">Мичуринск</text:p>
          </table:table-cell>
          <table:table-cell table:style-name="Таблица84.A1" office:value-type="string">
            <text:p text:style-name="P6">Тамбовская область</text:p>
          </table:table-cell>
        </table:table-row>
        <table:table-row>
          <table:table-cell table:style-name="Таблица84.A1" office:value-type="string">
            <text:p text:style-name="P6">170</text:p>
          </table:table-cell>
          <table:table-cell table:style-name="Таблица84.A1" office:value-type="string">
            <text:p text:style-name="P6">Киселёвск</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171</text:p>
          </table:table-cell>
          <table:table-cell table:style-name="Таблица84.A1" office:value-type="string">
            <text:p text:style-name="P6">Новотроицк</text:p>
          </table:table-cell>
          <table:table-cell table:style-name="Таблица84.A1" office:value-type="string">
            <text:p text:style-name="P6">Оренбургская область</text:p>
          </table:table-cell>
        </table:table-row>
        <table:table-row>
          <table:table-cell table:style-name="Таблица84.A1" office:value-type="string">
            <text:p text:style-name="P6">172</text:p>
          </table:table-cell>
          <table:table-cell table:style-name="Таблица84.A1" office:value-type="string">
            <text:p text:style-name="P6">Зеленодольск</text:p>
          </table:table-cell>
          <table:table-cell table:style-name="Таблица84.A1" office:value-type="string">
            <text:p text:style-name="P6">Татарстан</text:p>
          </table:table-cell>
        </table:table-row>
        <table:table-row>
          <table:table-cell table:style-name="Таблица84.A1" office:value-type="string">
            <text:p text:style-name="P6">173</text:p>
          </table:table-cell>
          <table:table-cell table:style-name="Таблица84.A1" office:value-type="string">
            <text:p text:style-name="P6">Бердск</text:p>
          </table:table-cell>
          <table:table-cell table:style-name="Таблица84.A1" office:value-type="string">
            <text:p text:style-name="P6">Новосибирская область</text:p>
          </table:table-cell>
        </table:table-row>
        <table:table-row>
          <table:table-cell table:style-name="Таблица84.A1" office:value-type="string">
            <text:p text:style-name="P6">174</text:p>
          </table:table-cell>
          <table:table-cell table:style-name="Таблица84.A1" office:value-type="string">
            <text:p text:style-name="P6">Соликамск</text:p>
          </table:table-cell>
          <table:table-cell table:style-name="Таблица84.A1" office:value-type="string">
            <text:p text:style-name="P6">Пермский край</text:p>
          </table:table-cell>
        </table:table-row>
        <table:table-row>
          <table:table-cell table:style-name="Таблица84.A1" office:value-type="string">
            <text:p text:style-name="P6">175</text:p>
          </table:table-cell>
          <table:table-cell table:style-name="Таблица84.A1" office:value-type="string">
            <text:p text:style-name="P6">Раменское</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76</text:p>
          </table:table-cell>
          <table:table-cell table:style-name="Таблица84.A1" office:value-type="string">
            <text:p text:style-name="P6">Домодедово</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77</text:p>
          </table:table-cell>
          <table:table-cell table:style-name="Таблица84.A1" office:value-type="string">
            <text:p text:style-name="P6">Магадан</text:p>
          </table:table-cell>
          <table:table-cell table:style-name="Таблица84.A1" office:value-type="string">
            <text:p text:style-name="P6">Магаданская область</text:p>
          </table:table-cell>
        </table:table-row>
        <table:table-row>
          <table:table-cell table:style-name="Таблица84.A1" office:value-type="string">
            <text:p text:style-name="P6">178</text:p>
          </table:table-cell>
          <table:table-cell table:style-name="Таблица84.A1" office:value-type="string">
            <text:p text:style-name="P6">Глазов</text:p>
          </table:table-cell>
          <table:table-cell table:style-name="Таблица84.A1" office:value-type="string">
            <text:p text:style-name="P6">Удмуртская Республика</text:p>
          </table:table-cell>
        </table:table-row>
        <table:table-row>
          <table:table-cell table:style-name="Таблица84.A1" office:value-type="string">
            <text:p text:style-name="P6">179</text:p>
          </table:table-cell>
          <table:table-cell table:style-name="Таблица84.A1" office:value-type="string">
            <text:p text:style-name="P6">Каменск-Шахтинский</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180</text:p>
          </table:table-cell>
          <table:table-cell table:style-name="Таблица84.A1" office:value-type="string">
            <text:p text:style-name="P6">Железногор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18<text:soft-page-break/>1</text:p>
          </table:table-cell>
          <table:table-cell table:style-name="Таблица84.A1" office:value-type="string">
            <text:p text:style-name="P6">Кан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182</text:p>
          </table:table-cell>
          <table:table-cell table:style-name="Таблица84.A1" office:value-type="string">
            <text:p text:style-name="P6">Назрань</text:p>
          </table:table-cell>
          <table:table-cell table:style-name="Таблица84.A1" office:value-type="string">
            <text:p text:style-name="P6">Ингушетия Республика</text:p>
          </table:table-cell>
        </table:table-row>
        <table:table-row>
          <table:table-cell table:style-name="Таблица84.A1" office:value-type="string">
            <text:p text:style-name="P6">183</text:p>
          </table:table-cell>
          <table:table-cell table:style-name="Таблица84.A1" office:value-type="string">
            <text:p text:style-name="P6">Воскресенск</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84</text:p>
          </table:table-cell>
          <table:table-cell table:style-name="Таблица84.A1" office:value-type="string">
            <text:p text:style-name="P6">Долгопрудный</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85</text:p>
          </table:table-cell>
          <table:table-cell table:style-name="Таблица84.A1" office:value-type="string">
            <text:p text:style-name="P6">Бугульма</text:p>
          </table:table-cell>
          <table:table-cell table:style-name="Таблица84.A1" office:value-type="string">
            <text:p text:style-name="P6">Татарстан</text:p>
          </table:table-cell>
        </table:table-row>
        <table:table-row>
          <table:table-cell table:style-name="Таблица84.A1" office:value-type="string">
            <text:p text:style-name="P6">186</text:p>
          </table:table-cell>
          <table:table-cell table:style-name="Таблица84.A1" office:value-type="string">
            <text:p text:style-name="P6">Кузнецк</text:p>
          </table:table-cell>
          <table:table-cell table:style-name="Таблица84.A1" office:value-type="string">
            <text:p text:style-name="P6">Пензенская область</text:p>
          </table:table-cell>
        </table:table-row>
        <table:table-row>
          <table:table-cell table:style-name="Таблица84.A1" office:value-type="string">
            <text:p text:style-name="P6">187</text:p>
          </table:table-cell>
          <table:table-cell table:style-name="Таблица84.A1" office:value-type="string">
            <text:p text:style-name="P6">Губкин</text:p>
          </table:table-cell>
          <table:table-cell table:style-name="Таблица84.A1" office:value-type="string">
            <text:p text:style-name="P6">Белгородская область</text:p>
          </table:table-cell>
        </table:table-row>
        <table:table-row>
          <table:table-cell table:style-name="Таблица84.A1" office:value-type="string">
            <text:p text:style-name="P6">188</text:p>
          </table:table-cell>
          <table:table-cell table:style-name="Таблица84.A1" office:value-type="string">
            <text:p text:style-name="P6">Кинешма</text:p>
          </table:table-cell>
          <table:table-cell table:style-name="Таблица84.A1" office:value-type="string">
            <text:p text:style-name="P6">Ивановская область</text:p>
          </table:table-cell>
        </table:table-row>
        <table:table-row>
          <table:table-cell table:style-name="Таблица84.A1" office:value-type="string">
            <text:p text:style-name="P6">189</text:p>
          </table:table-cell>
          <table:table-cell table:style-name="Таблица84.A1" office:value-type="string">
            <text:p text:style-name="P6">Ей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190</text:p>
          </table:table-cell>
          <table:table-cell table:style-name="Таблица84.A1" office:value-type="string">
            <text:p text:style-name="P6">Реутов</text:p>
          </table:table-cell>
          <table:table-cell table:style-name="Таблица84.A1" office:value-type="string">
            <text:p text:style-name="P6">Московская область</text:p>
          </table:table-cell>
        </table:table-row>
        <table:table-row>
          <table:table-cell table:style-name="Таблица84.A1" office:value-type="string">
            <text:p text:style-name="P6">191</text:p>
          </table:table-cell>
          <table:table-cell table:style-name="Таблица84.A1" office:value-type="string">
            <text:p text:style-name="P6">Усть-Илимск</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192</text:p>
          </table:table-cell>
          <table:table-cell table:style-name="Таблица84.A1" office:value-type="string">
            <text:p text:style-name="P6">Железногорск</text:p>
          </table:table-cell>
          <table:table-cell table:style-name="Таблица84.A1" office:value-type="string">
            <text:p text:style-name="P6">Курская область</text:p>
          </table:table-cell>
        </table:table-row>
        <table:table-row>
          <table:table-cell table:style-name="Таблица84.A1" office:value-type="string">
            <text:p text:style-name="P6">193</text:p>
          </table:table-cell>
          <table:table-cell table:style-name="Таблица84.A1" office:value-type="string">
            <text:p text:style-name="P6">Новоуральск</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194</text:p>
          </table:table-cell>
          <table:table-cell table:style-name="Таблица84.A1" office:value-type="string">
            <text:p text:style-name="P6">Усолье-Сибирское</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19<text:soft-page-break/>5</text:p>
          </table:table-cell>
          <table:table-cell table:style-name="Таблица84.A1" office:value-type="string">
            <text:p text:style-name="P6">Чайковский</text:p>
          </table:table-cell>
          <table:table-cell table:style-name="Таблица84.A1" office:value-type="string">
            <text:p text:style-name="P6">Пермский край</text:p>
          </table:table-cell>
        </table:table-row>
        <table:table-row>
          <table:table-cell table:style-name="Таблица84.A1" office:value-type="string">
            <text:p text:style-name="P6">196</text:p>
          </table:table-cell>
          <table:table-cell table:style-name="Таблица84.A1" office:value-type="string">
            <text:p text:style-name="P6">Новоалтайск</text:p>
          </table:table-cell>
          <table:table-cell table:style-name="Таблица84.A1" office:value-type="string">
            <text:p text:style-name="P6">Алтайский край</text:p>
          </table:table-cell>
        </table:table-row>
        <table:table-row>
          <table:table-cell table:style-name="Таблица84.A1" office:value-type="string">
            <text:p text:style-name="P6">197</text:p>
          </table:table-cell>
          <table:table-cell table:style-name="Таблица84.A1" office:value-type="string">
            <text:p text:style-name="P6">Белогорск</text:p>
          </table:table-cell>
          <table:table-cell table:style-name="Таблица84.A1" office:value-type="string">
            <text:p text:style-name="P6">Амурская область</text:p>
          </table:table-cell>
        </table:table-row>
        <table:table-row>
          <table:table-cell table:style-name="Таблица84.A1" office:value-type="string">
            <text:p text:style-name="P6">198</text:p>
          </table:table-cell>
          <table:table-cell table:style-name="Таблица84.A1" office:value-type="string">
            <text:p text:style-name="P6">Свободный</text:p>
          </table:table-cell>
          <table:table-cell table:style-name="Таблица84.A1" office:value-type="string">
            <text:p text:style-name="P6">Амурская область</text:p>
          </table:table-cell>
        </table:table-row>
        <table:table-row>
          <table:table-cell table:style-name="Таблица84.A1" office:value-type="string">
            <text:p text:style-name="P6">199</text:p>
          </table:table-cell>
          <table:table-cell table:style-name="Таблица84.A1" office:value-type="string">
            <text:p text:style-name="P6">Котлас</text:p>
          </table:table-cell>
          <table:table-cell table:style-name="Таблица84.A1" office:value-type="string">
            <text:p text:style-name="P6">Архангельская область</text:p>
          </table:table-cell>
        </table:table-row>
        <table:table-row>
          <table:table-cell table:style-name="Таблица84.A1" office:value-type="string">
            <text:p text:style-name="P6">200</text:p>
          </table:table-cell>
          <table:table-cell table:style-name="Таблица84.A1" office:value-type="string">
            <text:p text:style-name="P6">Клинцы</text:p>
          </table:table-cell>
          <table:table-cell table:style-name="Таблица84.A1" office:value-type="string">
            <text:p text:style-name="P6">Брянская область</text:p>
          </table:table-cell>
        </table:table-row>
        <table:table-row>
          <table:table-cell table:style-name="Таблица84.A1" office:value-type="string">
            <text:p text:style-name="P6">201</text:p>
          </table:table-cell>
          <table:table-cell table:style-name="Таблица84.A1" office:value-type="string">
            <text:p text:style-name="P6">Александров</text:p>
          </table:table-cell>
          <table:table-cell table:style-name="Таблица84.A1" office:value-type="string">
            <text:p text:style-name="P6">Владимирская область</text:p>
          </table:table-cell>
        </table:table-row>
        <table:table-row>
          <table:table-cell table:style-name="Таблица84.A1" office:value-type="string">
            <text:p text:style-name="P6">202</text:p>
          </table:table-cell>
          <table:table-cell table:style-name="Таблица84.A1" office:value-type="string">
            <text:p text:style-name="P6">202 Гусь-Хрустальный</text:p>
          </table:table-cell>
          <table:table-cell table:style-name="Таблица84.A1" office:value-type="string">
            <text:p text:style-name="P6">Владимирская область</text:p>
          </table:table-cell>
        </table:table-row>
        <table:table-row>
          <table:table-cell table:style-name="Таблица84.A1" office:value-type="string">
            <text:p text:style-name="P6">203</text:p>
          </table:table-cell>
          <table:table-cell table:style-name="Таблица84.A1" office:value-type="string">
            <text:p text:style-name="P6">Михайловка</text:p>
          </table:table-cell>
          <table:table-cell table:style-name="Таблица84.A1" office:value-type="string">
            <text:p text:style-name="P6">Волгоградская область</text:p>
          </table:table-cell>
        </table:table-row>
        <table:table-row>
          <table:table-cell table:style-name="Таблица84.A1" office:value-type="string">
            <text:p text:style-name="P6">204</text:p>
          </table:table-cell>
          <table:table-cell table:style-name="Таблица84.A1" office:value-type="string">
            <text:p text:style-name="P6">Борисоглебск</text:p>
          </table:table-cell>
          <table:table-cell table:style-name="Таблица84.A1" office:value-type="string">
            <text:p text:style-name="P6">Воронежская область</text:p>
          </table:table-cell>
        </table:table-row>
        <table:table-row>
          <table:table-cell table:style-name="Таблица84.A1" office:value-type="string">
            <text:p text:style-name="P6">205</text:p>
          </table:table-cell>
          <table:table-cell table:style-name="Таблица84.A1" office:value-type="string">
            <text:p text:style-name="P6">Лиски</text:p>
          </table:table-cell>
          <table:table-cell table:style-name="Таблица84.A1" office:value-type="string">
            <text:p text:style-name="P6">Воронежская область</text:p>
          </table:table-cell>
        </table:table-row>
        <table:table-row>
          <table:table-cell table:style-name="Таблица84.A1" office:value-type="string">
            <text:p text:style-name="P6">206</text:p>
          </table:table-cell>
          <table:table-cell table:style-name="Таблица84.A1" office:value-type="string">
            <text:p text:style-name="P6">Россошь</text:p>
          </table:table-cell>
          <table:table-cell table:style-name="Таблица84.A1" office:value-type="string">
            <text:p text:style-name="P6">Воронежская область</text:p>
          </table:table-cell>
        </table:table-row>
        <table:table-row>
          <table:table-cell table:style-name="Таблица84.A1" office:value-type="string">
            <text:p text:style-name="P6">207</text:p>
          </table:table-cell>
          <table:table-cell table:style-name="Таблица84.A1" office:value-type="string">
            <text:p text:style-name="P6">Биробиджан</text:p>
          </table:table-cell>
          <table:table-cell table:style-name="Таблица84.A1" office:value-type="string">
            <text:p text:style-name="P6">Еврейская автономная область</text:p>
          </table:table-cell>
        </table:table-row>
        <table:table-row>
          <table:table-cell table:style-name="Таблица84.A1" office:value-type="string">
            <text:p text:style-name="P6">208</text:p>
          </table:table-cell>
          <table:table-cell table:style-name="Таблица84.A1" office:value-type="string">
            <text:p text:style-name="P6">Краснокаменск</text:p>
          </table:table-cell>
          <table:table-cell table:style-name="Таблица84.A1" office:value-type="string">
            <text:p text:style-name="P6">Забайкальский край</text:p>
          </table:table-cell>
        </table:table-row>
        <table:table-row>
          <table:table-cell table:style-name="Таблица84.A1" office:value-type="string">
            <text:p text:style-name="P6">20<text:soft-page-break/>9</text:p>
          </table:table-cell>
          <table:table-cell table:style-name="Таблица84.A1" office:value-type="string">
            <text:p text:style-name="P6">Шуя</text:p>
          </table:table-cell>
          <table:table-cell table:style-name="Таблица84.A1" office:value-type="string">
            <text:p text:style-name="P6">Ивановская область</text:p>
          </table:table-cell>
        </table:table-row>
        <table:table-row>
          <table:table-cell table:style-name="Таблица84.A1" office:value-type="string">
            <text:p text:style-name="P6">210</text:p>
          </table:table-cell>
          <table:table-cell table:style-name="Таблица84.A1" office:value-type="string">
            <text:p text:style-name="P6">Черемхово</text:p>
          </table:table-cell>
          <table:table-cell table:style-name="Таблица84.A1" office:value-type="string">
            <text:p text:style-name="P6">Иркутская область</text:p>
          </table:table-cell>
        </table:table-row>
        <table:table-row>
          <table:table-cell table:style-name="Таблица84.A1" office:value-type="string">
            <text:p text:style-name="P6">211</text:p>
          </table:table-cell>
          <table:table-cell table:style-name="Таблица84.A1" office:value-type="string">
            <text:p text:style-name="P6">Прохладный</text:p>
          </table:table-cell>
          <table:table-cell table:style-name="Таблица84.A1" office:value-type="string">
            <text:p text:style-name="P6">Кабардино-Балкарская Республика</text:p>
          </table:table-cell>
        </table:table-row>
        <table:table-row>
          <table:table-cell table:style-name="Таблица84.A1" office:value-type="string">
            <text:p text:style-name="P6">212</text:p>
          </table:table-cell>
          <table:table-cell table:style-name="Таблица84.A1" office:value-type="string">
            <text:p text:style-name="P6">Анжеро-Судженск</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213</text:p>
          </table:table-cell>
          <table:table-cell table:style-name="Таблица84.A1" office:value-type="string">
            <text:p text:style-name="P6">Белово</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214</text:p>
          </table:table-cell>
          <table:table-cell table:style-name="Таблица84.A1" office:value-type="string">
            <text:p text:style-name="P6">Юрга</text:p>
          </table:table-cell>
          <table:table-cell table:style-name="Таблица84.A1" office:value-type="string">
            <text:p text:style-name="P6">Кемеровская область</text:p>
          </table:table-cell>
        </table:table-row>
        <table:table-row>
          <table:table-cell table:style-name="Таблица84.A1" office:value-type="string">
            <text:p text:style-name="P6">215</text:p>
          </table:table-cell>
          <table:table-cell table:style-name="Таблица84.A1" office:value-type="string">
            <text:p text:style-name="P6">Кирово-Чепецк</text:p>
          </table:table-cell>
          <table:table-cell table:style-name="Таблица84.A1" office:value-type="string">
            <text:p text:style-name="P6">Кировская область</text:p>
          </table:table-cell>
        </table:table-row>
        <table:table-row>
          <table:table-cell table:style-name="Таблица84.A1" office:value-type="string">
            <text:p text:style-name="P6">216</text:p>
          </table:table-cell>
          <table:table-cell table:style-name="Таблица84.A1" office:value-type="string">
            <text:p text:style-name="P6">Анапа</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17</text:p>
          </table:table-cell>
          <table:table-cell table:style-name="Таблица84.A1" office:value-type="string">
            <text:p text:style-name="P6">Белоречен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18</text:p>
          </table:table-cell>
          <table:table-cell table:style-name="Таблица84.A1" office:value-type="string">
            <text:p text:style-name="P6">Геленджи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19</text:p>
          </table:table-cell>
          <table:table-cell table:style-name="Таблица84.A1" office:value-type="string">
            <text:p text:style-name="P6">Кропоткин</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0</text:p>
          </table:table-cell>
          <table:table-cell table:style-name="Таблица84.A1" office:value-type="string">
            <text:p text:style-name="P6">Крым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1</text:p>
          </table:table-cell>
          <table:table-cell table:style-name="Таблица84.A1" office:value-type="string">
            <text:p text:style-name="P6">Лабин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2</text:p>
          </table:table-cell>
          <table:table-cell table:style-name="Таблица84.A1" office:value-type="string">
            <text:p text:style-name="P6">Славянск-на-Кубани</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text:soft-page-break/>3</text:p>
          </table:table-cell>
          <table:table-cell table:style-name="Таблица84.A1" office:value-type="string">
            <text:p text:style-name="P6">Тимашёвс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4</text:p>
          </table:table-cell>
          <table:table-cell table:style-name="Таблица84.A1" office:value-type="string">
            <text:p text:style-name="P6">Тихорецк</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5</text:p>
          </table:table-cell>
          <table:table-cell table:style-name="Таблица84.A1" office:value-type="string">
            <text:p text:style-name="P6">Туапсе</text:p>
          </table:table-cell>
          <table:table-cell table:style-name="Таблица84.A1" office:value-type="string">
            <text:p text:style-name="P6">Краснодарский край</text:p>
          </table:table-cell>
        </table:table-row>
        <table:table-row>
          <table:table-cell table:style-name="Таблица84.A1" office:value-type="string">
            <text:p text:style-name="P6">226</text:p>
          </table:table-cell>
          <table:table-cell table:style-name="Таблица84.A1" office:value-type="string">
            <text:p text:style-name="P6">Зеленогор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227</text:p>
          </table:table-cell>
          <table:table-cell table:style-name="Таблица84.A1" office:value-type="string">
            <text:p text:style-name="P6">Лесосибир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228</text:p>
          </table:table-cell>
          <table:table-cell table:style-name="Таблица84.A1" office:value-type="string">
            <text:p text:style-name="P6">Минусинск</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229</text:p>
          </table:table-cell>
          <table:table-cell table:style-name="Таблица84.A1" office:value-type="string">
            <text:p text:style-name="P6">Назарово</text:p>
          </table:table-cell>
          <table:table-cell table:style-name="Таблица84.A1" office:value-type="string">
            <text:p text:style-name="P6">Красноярский край</text:p>
          </table:table-cell>
        </table:table-row>
        <table:table-row>
          <table:table-cell table:style-name="Таблица84.A1" office:value-type="string">
            <text:p text:style-name="P6">230</text:p>
          </table:table-cell>
          <table:table-cell table:style-name="Таблица84.A1" office:value-type="string">
            <text:p text:style-name="P6">Шадринск</text:p>
          </table:table-cell>
          <table:table-cell table:style-name="Таблица84.A1" office:value-type="string">
            <text:p text:style-name="P6">Курганская область</text:p>
          </table:table-cell>
        </table:table-row>
        <table:table-row>
          <table:table-cell table:style-name="Таблица84.A1" office:value-type="string">
            <text:p text:style-name="P6">231</text:p>
          </table:table-cell>
          <table:table-cell table:style-name="Таблица84.A1" office:value-type="string">
            <text:p text:style-name="P6">Кириши</text:p>
          </table:table-cell>
          <table:table-cell table:style-name="Таблица84.A1" office:value-type="string">
            <text:p text:style-name="P6">Ленинградская область</text:p>
          </table:table-cell>
        </table:table-row>
        <table:table-row>
          <table:table-cell table:style-name="Таблица84.A1" office:value-type="string">
            <text:p text:style-name="P6">232</text:p>
          </table:table-cell>
          <table:table-cell table:style-name="Таблица84.A1" office:value-type="string">
            <text:p text:style-name="P6">Апатиты</text:p>
          </table:table-cell>
          <table:table-cell table:style-name="Таблица84.A1" office:value-type="string">
            <text:p text:style-name="P6">Мурманская область</text:p>
          </table:table-cell>
        </table:table-row>
        <table:table-row>
          <table:table-cell table:style-name="Таблица84.A1" office:value-type="string">
            <text:p text:style-name="P6">233</text:p>
          </table:table-cell>
          <table:table-cell table:style-name="Таблица84.A1" office:value-type="string">
            <text:p text:style-name="P6">Североморск</text:p>
          </table:table-cell>
          <table:table-cell table:style-name="Таблица84.A1" office:value-type="string">
            <text:p text:style-name="P6">Мурманская область</text:p>
          </table:table-cell>
        </table:table-row>
        <table:table-row>
          <table:table-cell table:style-name="Таблица84.A1" office:value-type="string">
            <text:p text:style-name="P6">234</text:p>
          </table:table-cell>
          <table:table-cell table:style-name="Таблица84.A1" office:value-type="string">
            <text:p text:style-name="P6">Балахна</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235</text:p>
          </table:table-cell>
          <table:table-cell table:style-name="Таблица84.A1" office:value-type="string">
            <text:p text:style-name="P6">Выкса</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236</text:p>
          </table:table-cell>
          <table:table-cell table:style-name="Таблица84.A1" office:value-type="string">
            <text:p text:style-name="P6">Кстово</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23<text:soft-page-break/>7</text:p>
          </table:table-cell>
          <table:table-cell table:style-name="Таблица84.A1" office:value-type="string">
            <text:p text:style-name="P6">Павлово</text:p>
          </table:table-cell>
          <table:table-cell table:style-name="Таблица84.A1" office:value-type="string">
            <text:p text:style-name="P6">Нижегородская область</text:p>
          </table:table-cell>
        </table:table-row>
        <table:table-row>
          <table:table-cell table:style-name="Таблица84.A1" office:value-type="string">
            <text:p text:style-name="P6">238</text:p>
          </table:table-cell>
          <table:table-cell table:style-name="Таблица84.A1" office:value-type="string">
            <text:p text:style-name="P6">Боровичи</text:p>
          </table:table-cell>
          <table:table-cell table:style-name="Таблица84.A1" office:value-type="string">
            <text:p text:style-name="P6">Новгородская область</text:p>
          </table:table-cell>
        </table:table-row>
        <table:table-row>
          <table:table-cell table:style-name="Таблица84.A1" office:value-type="string">
            <text:p text:style-name="P6">239</text:p>
          </table:table-cell>
          <table:table-cell table:style-name="Таблица84.A1" office:value-type="string">
            <text:p text:style-name="P6">Искитим</text:p>
          </table:table-cell>
          <table:table-cell table:style-name="Таблица84.A1" office:value-type="string">
            <text:p text:style-name="P6">Новосибирская область</text:p>
          </table:table-cell>
        </table:table-row>
        <table:table-row>
          <table:table-cell table:style-name="Таблица84.A1" office:value-type="string">
            <text:p text:style-name="P6">240</text:p>
          </table:table-cell>
          <table:table-cell table:style-name="Таблица84.A1" office:value-type="string">
            <text:p text:style-name="P6">Бугуруслан</text:p>
          </table:table-cell>
          <table:table-cell table:style-name="Таблица84.A1" office:value-type="string">
            <text:p text:style-name="P6">Оренбургская область</text:p>
          </table:table-cell>
        </table:table-row>
        <table:table-row>
          <table:table-cell table:style-name="Таблица84.A1" office:value-type="string">
            <text:p text:style-name="P6">241</text:p>
          </table:table-cell>
          <table:table-cell table:style-name="Таблица84.A1" office:value-type="string">
            <text:p text:style-name="P6">Бузулук</text:p>
          </table:table-cell>
          <table:table-cell table:style-name="Таблица84.A1" office:value-type="string">
            <text:p text:style-name="P6">Оренбургская область</text:p>
          </table:table-cell>
        </table:table-row>
        <table:table-row>
          <table:table-cell table:style-name="Таблица84.A1" office:value-type="string">
            <text:p text:style-name="P6">242</text:p>
          </table:table-cell>
          <table:table-cell table:style-name="Таблица84.A1" office:value-type="string">
            <text:p text:style-name="P6">Ливны</text:p>
          </table:table-cell>
          <table:table-cell table:style-name="Таблица84.A1" office:value-type="string">
            <text:p text:style-name="P6">Орловская область</text:p>
          </table:table-cell>
        </table:table-row>
        <table:table-row>
          <table:table-cell table:style-name="Таблица84.A1" office:value-type="string">
            <text:p text:style-name="P6">243</text:p>
          </table:table-cell>
          <table:table-cell table:style-name="Таблица84.A1" office:value-type="string">
            <text:p text:style-name="P6">Заречный</text:p>
          </table:table-cell>
          <table:table-cell table:style-name="Таблица84.A1" office:value-type="string">
            <text:p text:style-name="P6">Пензенская область</text:p>
          </table:table-cell>
        </table:table-row>
        <table:table-row>
          <table:table-cell table:style-name="Таблица84.A1" office:value-type="string">
            <text:p text:style-name="P6">244</text:p>
          </table:table-cell>
          <table:table-cell table:style-name="Таблица84.A1" office:value-type="string">
            <text:p text:style-name="P6">Краснокамск</text:p>
          </table:table-cell>
          <table:table-cell table:style-name="Таблица84.A1" office:value-type="string">
            <text:p text:style-name="P6">Пермский край</text:p>
          </table:table-cell>
        </table:table-row>
        <table:table-row>
          <table:table-cell table:style-name="Таблица84.A1" office:value-type="string">
            <text:p text:style-name="P6">245</text:p>
          </table:table-cell>
          <table:table-cell table:style-name="Таблица84.A1" office:value-type="string">
            <text:p text:style-name="P6">Кунгур</text:p>
          </table:table-cell>
          <table:table-cell table:style-name="Таблица84.A1" office:value-type="string">
            <text:p text:style-name="P6">Пермский край</text:p>
          </table:table-cell>
        </table:table-row>
        <table:table-row>
          <table:table-cell table:style-name="Таблица84.A1" office:value-type="string">
            <text:p text:style-name="P6">246</text:p>
          </table:table-cell>
          <table:table-cell table:style-name="Таблица84.A1" office:value-type="string">
            <text:p text:style-name="P6">Лысьва</text:p>
          </table:table-cell>
          <table:table-cell table:style-name="Таблица84.A1" office:value-type="string">
            <text:p text:style-name="P6">Пермский край</text:p>
          </table:table-cell>
        </table:table-row>
        <table:table-row>
          <table:table-cell table:style-name="Таблица84.A1" office:value-type="string">
            <text:p text:style-name="P6">247</text:p>
          </table:table-cell>
          <table:table-cell table:style-name="Таблица84.A1" office:value-type="string">
            <text:p text:style-name="P6">Арсеньев</text:p>
          </table:table-cell>
          <table:table-cell table:style-name="Таблица84.A1" office:value-type="string">
            <text:p text:style-name="P6">Приморский край</text:p>
          </table:table-cell>
        </table:table-row>
        <table:table-row>
          <table:table-cell table:style-name="Таблица84.A1" office:value-type="string">
            <text:p text:style-name="P6">248</text:p>
          </table:table-cell>
          <table:table-cell table:style-name="Таблица84.A1" office:value-type="string">
            <text:p text:style-name="P6">Горно-Алтайск</text:p>
          </table:table-cell>
          <table:table-cell table:style-name="Таблица84.A1" office:value-type="string">
            <text:p text:style-name="P6">Республика Алтай</text:p>
          </table:table-cell>
        </table:table-row>
        <table:table-row>
          <table:table-cell table:style-name="Таблица84.A1" office:value-type="string">
            <text:p text:style-name="P6">249</text:p>
          </table:table-cell>
          <table:table-cell table:style-name="Таблица84.A1" office:value-type="string">
            <text:p text:style-name="P6">Белебей</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0</text:p>
          </table:table-cell>
          <table:table-cell table:style-name="Таблица84.A1" office:value-type="string">
            <text:p text:style-name="P6">Белорецк</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text:soft-page-break/>1</text:p>
          </table:table-cell>
          <table:table-cell table:style-name="Таблица84.A1" office:value-type="string">
            <text:p text:style-name="P6">Ишимбай</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2</text:p>
          </table:table-cell>
          <table:table-cell table:style-name="Таблица84.A1" office:value-type="string">
            <text:p text:style-name="P6">Кумертау</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3</text:p>
          </table:table-cell>
          <table:table-cell table:style-name="Таблица84.A1" office:value-type="string">
            <text:p text:style-name="P6">Мелеуз</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4</text:p>
          </table:table-cell>
          <table:table-cell table:style-name="Таблица84.A1" office:value-type="string">
            <text:p text:style-name="P6">Сибай</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5</text:p>
          </table:table-cell>
          <table:table-cell table:style-name="Таблица84.A1" office:value-type="string">
            <text:p text:style-name="P6">Туймазы</text:p>
          </table:table-cell>
          <table:table-cell table:style-name="Таблица84.A1" office:value-type="string">
            <text:p text:style-name="P6">Республика Башкортостан</text:p>
          </table:table-cell>
        </table:table-row>
        <table:table-row>
          <table:table-cell table:style-name="Таблица84.A1" office:value-type="string">
            <text:p text:style-name="P6">256</text:p>
          </table:table-cell>
          <table:table-cell table:style-name="Таблица84.A1" office:value-type="string">
            <text:p text:style-name="P6">Буйнакск</text:p>
          </table:table-cell>
          <table:table-cell table:style-name="Таблица84.A1" office:value-type="string">
            <text:p text:style-name="P6">Республика Дагестан</text:p>
          </table:table-cell>
        </table:table-row>
        <table:table-row>
          <table:table-cell table:style-name="Таблица84.A1" office:value-type="string">
            <text:p text:style-name="P6">257</text:p>
          </table:table-cell>
          <table:table-cell table:style-name="Таблица84.A1" office:value-type="string">
            <text:p text:style-name="P6">Избербаш</text:p>
          </table:table-cell>
          <table:table-cell table:style-name="Таблица84.A1" office:value-type="string">
            <text:p text:style-name="P6">Республика Дагестан</text:p>
          </table:table-cell>
        </table:table-row>
        <table:table-row>
          <table:table-cell table:style-name="Таблица84.A1" office:value-type="string">
            <text:p text:style-name="P6">258</text:p>
          </table:table-cell>
          <table:table-cell table:style-name="Таблица84.A1" office:value-type="string">
            <text:p text:style-name="P6">Воркута</text:p>
          </table:table-cell>
          <table:table-cell table:style-name="Таблица84.A1" office:value-type="string">
            <text:p text:style-name="P6">Республика Коми</text:p>
          </table:table-cell>
        </table:table-row>
        <table:table-row>
          <table:table-cell table:style-name="Таблица84.A1" office:value-type="string">
            <text:p text:style-name="P6">259</text:p>
          </table:table-cell>
          <table:table-cell table:style-name="Таблица84.A1" office:value-type="string">
            <text:p text:style-name="P6">Волжск</text:p>
          </table:table-cell>
          <table:table-cell table:style-name="Таблица84.A1" office:value-type="string">
            <text:p text:style-name="P6">Республика Марий Эл</text:p>
          </table:table-cell>
        </table:table-row>
        <table:table-row>
          <table:table-cell table:style-name="Таблица84.A1" office:value-type="string">
            <text:p text:style-name="P6">260</text:p>
          </table:table-cell>
          <table:table-cell table:style-name="Таблица84.A1" office:value-type="string">
            <text:p text:style-name="P6">Нерюнгри</text:p>
          </table:table-cell>
          <table:table-cell table:style-name="Таблица84.A1" office:value-type="string">
            <text:p text:style-name="P6">Республика Саха (Якутия)</text:p>
          </table:table-cell>
        </table:table-row>
        <table:table-row>
          <table:table-cell table:style-name="Таблица84.A1" office:value-type="string">
            <text:p text:style-name="P6">261</text:p>
          </table:table-cell>
          <table:table-cell table:style-name="Таблица84.A1" office:value-type="string">
            <text:p text:style-name="P6">Елабуга</text:p>
          </table:table-cell>
          <table:table-cell table:style-name="Таблица84.A1" office:value-type="string">
            <text:p text:style-name="P6">Республика Татарстан</text:p>
          </table:table-cell>
        </table:table-row>
        <table:table-row>
          <table:table-cell table:style-name="Таблица84.A1" office:value-type="string">
            <text:p text:style-name="P6">262</text:p>
          </table:table-cell>
          <table:table-cell table:style-name="Таблица84.A1" office:value-type="string">
            <text:p text:style-name="P6">Лениногорск</text:p>
          </table:table-cell>
          <table:table-cell table:style-name="Таблица84.A1" office:value-type="string">
            <text:p text:style-name="P6">Республика Татарстан</text:p>
          </table:table-cell>
        </table:table-row>
        <table:table-row>
          <table:table-cell table:style-name="Таблица84.A1" office:value-type="string">
            <text:p text:style-name="P6">263</text:p>
          </table:table-cell>
          <table:table-cell table:style-name="Таблица84.A1" office:value-type="string">
            <text:p text:style-name="P6">Чистополь</text:p>
          </table:table-cell>
          <table:table-cell table:style-name="Таблица84.A1" office:value-type="string">
            <text:p text:style-name="P6">Республика Татарстан</text:p>
          </table:table-cell>
        </table:table-row>
        <table:table-row>
          <table:table-cell table:style-name="Таблица84.A1" office:value-type="string">
            <text:p text:style-name="P6">264</text:p>
          </table:table-cell>
          <table:table-cell table:style-name="Таблица84.A1" office:value-type="string">
            <text:p text:style-name="P6">Черногорск</text:p>
          </table:table-cell>
          <table:table-cell table:style-name="Таблица84.A1" office:value-type="string">
            <text:p text:style-name="P6">Республика Хакасия</text:p>
          </table:table-cell>
        </table:table-row>
        <table:table-row>
          <table:table-cell table:style-name="Таблица84.A1" office:value-type="string">
            <text:p text:style-name="P6">26<text:soft-page-break/>5</text:p>
          </table:table-cell>
          <table:table-cell table:style-name="Таблица84.A1" office:value-type="string">
            <text:p text:style-name="P6">Азов</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266</text:p>
          </table:table-cell>
          <table:table-cell table:style-name="Таблица84.A1" office:value-type="string">
            <text:p text:style-name="P6">Гуково</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267</text:p>
          </table:table-cell>
          <table:table-cell table:style-name="Таблица84.A1" office:value-type="string">
            <text:p text:style-name="P6">Донец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268</text:p>
          </table:table-cell>
          <table:table-cell table:style-name="Таблица84.A1" office:value-type="string">
            <text:p text:style-name="P6">Сальск</text:p>
          </table:table-cell>
          <table:table-cell table:style-name="Таблица84.A1" office:value-type="string">
            <text:p text:style-name="P6">Ростовская область</text:p>
          </table:table-cell>
        </table:table-row>
        <table:table-row>
          <table:table-cell table:style-name="Таблица84.A1" office:value-type="string">
            <text:p text:style-name="P6">269</text:p>
          </table:table-cell>
          <table:table-cell table:style-name="Таблица84.A1" office:value-type="string">
            <text:p text:style-name="P6">Жигулёвск</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270</text:p>
          </table:table-cell>
          <table:table-cell table:style-name="Таблица84.A1" office:value-type="string">
            <text:p text:style-name="P6">Чапаевск</text:p>
          </table:table-cell>
          <table:table-cell table:style-name="Таблица84.A1" office:value-type="string">
            <text:p text:style-name="P6">Самарская область</text:p>
          </table:table-cell>
        </table:table-row>
        <table:table-row>
          <table:table-cell table:style-name="Таблица84.A1" office:value-type="string">
            <text:p text:style-name="P6">271</text:p>
          </table:table-cell>
          <table:table-cell table:style-name="Таблица84.A1" office:value-type="string">
            <text:p text:style-name="P6">Балашов</text:p>
          </table:table-cell>
          <table:table-cell table:style-name="Таблица84.A1" office:value-type="string">
            <text:p text:style-name="P6">Саратовская область</text:p>
          </table:table-cell>
        </table:table-row>
        <table:table-row>
          <table:table-cell table:style-name="Таблица84.A1" office:value-type="string">
            <text:p text:style-name="P6">272</text:p>
          </table:table-cell>
          <table:table-cell table:style-name="Таблица84.A1" office:value-type="string">
            <text:p text:style-name="P6">Вольск</text:p>
          </table:table-cell>
          <table:table-cell table:style-name="Таблица84.A1" office:value-type="string">
            <text:p text:style-name="P6">Саратовская область</text:p>
          </table:table-cell>
        </table:table-row>
        <table:table-row>
          <table:table-cell table:style-name="Таблица84.A1" office:value-type="string">
            <text:p text:style-name="P6">273</text:p>
          </table:table-cell>
          <table:table-cell table:style-name="Таблица84.A1" office:value-type="string">
            <text:p text:style-name="P6">Асбест</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4</text:p>
          </table:table-cell>
          <table:table-cell table:style-name="Таблица84.A1" office:value-type="string">
            <text:p text:style-name="P6">Берёзовский</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5</text:p>
          </table:table-cell>
          <table:table-cell table:style-name="Таблица84.A1" office:value-type="string">
            <text:p text:style-name="P6">Верхняя Пышма</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6</text:p>
          </table:table-cell>
          <table:table-cell table:style-name="Таблица84.A1" office:value-type="string">
            <text:p text:style-name="P6">Краснотурьинск</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7</text:p>
          </table:table-cell>
          <table:table-cell table:style-name="Таблица84.A1" office:value-type="string">
            <text:p text:style-name="P6">Лесной</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8</text:p>
          </table:table-cell>
          <table:table-cell table:style-name="Таблица84.A1" office:value-type="string">
            <text:p text:style-name="P6">Полевской</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7<text:soft-page-break/>9</text:p>
          </table:table-cell>
          <table:table-cell table:style-name="Таблица84.A1" office:value-type="string">
            <text:p text:style-name="P6">Ревда</text:p>
          </table:table-cell>
          <table:table-cell table:style-name="Таблица84.A1" office:value-type="string">
            <text:p text:style-name="P6">Свердловская область</text:p>
          </table:table-cell>
        </table:table-row>
        <table:table-row>
          <table:table-cell table:style-name="Таблица84.A1" office:value-type="string">
            <text:p text:style-name="P6">280</text:p>
          </table:table-cell>
          <table:table-cell table:style-name="Таблица84.A1" office:value-type="string">
            <text:p text:style-name="P6">Вязьма</text:p>
          </table:table-cell>
          <table:table-cell table:style-name="Таблица84.A1" office:value-type="string">
            <text:p text:style-name="P6">Смоленская область</text:p>
          </table:table-cell>
        </table:table-row>
        <table:table-row>
          <table:table-cell table:style-name="Таблица84.A1" office:value-type="string">
            <text:p text:style-name="P6">281</text:p>
          </table:table-cell>
          <table:table-cell table:style-name="Таблица84.A1" office:value-type="string">
            <text:p text:style-name="P6">Рославль</text:p>
          </table:table-cell>
          <table:table-cell table:style-name="Таблица84.A1" office:value-type="string">
            <text:p text:style-name="P6">Смоленская область</text:p>
          </table:table-cell>
        </table:table-row>
        <table:table-row>
          <table:table-cell table:style-name="Таблица84.A1" office:value-type="string">
            <text:p text:style-name="P6">282</text:p>
          </table:table-cell>
          <table:table-cell table:style-name="Таблица84.A1" office:value-type="string">
            <text:p text:style-name="P6">Будённов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283</text:p>
          </table:table-cell>
          <table:table-cell table:style-name="Таблица84.A1" office:value-type="string">
            <text:p text:style-name="P6">Георгиев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284</text:p>
          </table:table-cell>
          <table:table-cell table:style-name="Таблица84.A1" office:value-type="string">
            <text:p text:style-name="P6">Минеральные Воды</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285</text:p>
          </table:table-cell>
          <table:table-cell table:style-name="Таблица84.A1" office:value-type="string">
            <text:p text:style-name="P6">Михайловск</text:p>
          </table:table-cell>
          <table:table-cell table:style-name="Таблица84.A1" office:value-type="string">
            <text:p text:style-name="P6">Ставропольский край</text:p>
          </table:table-cell>
        </table:table-row>
        <table:table-row>
          <table:table-cell table:style-name="Таблица84.A1" office:value-type="string">
            <text:p text:style-name="P6">286</text:p>
          </table:table-cell>
          <table:table-cell table:style-name="Таблица84.A1" office:value-type="string">
            <text:p text:style-name="P6">Вышний Волочёк</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87</text:p>
          </table:table-cell>
          <table:table-cell table:style-name="Таблица84.A1" office:value-type="string">
            <text:p text:style-name="P6">Кимры</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88</text:p>
          </table:table-cell>
          <table:table-cell table:style-name="Таблица84.A1" office:value-type="string">
            <text:p text:style-name="P6">Ржев</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89</text:p>
          </table:table-cell>
          <table:table-cell table:style-name="Таблица84.A1" office:value-type="string">
            <text:p text:style-name="P6">Алексин</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90</text:p>
          </table:table-cell>
          <table:table-cell table:style-name="Таблица84.A1" office:value-type="string">
            <text:p text:style-name="P6">Донской</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91</text:p>
          </table:table-cell>
          <table:table-cell table:style-name="Таблица84.A1" office:value-type="string">
            <text:p text:style-name="P6">Узловая</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92</text:p>
          </table:table-cell>
          <table:table-cell table:style-name="Таблица84.A1" office:value-type="string">
            <text:p text:style-name="P6">Щёкино</text:p>
          </table:table-cell>
          <table:table-cell table:style-name="Таблица84.A1" office:value-type="string">
            <text:p text:style-name="P6">Тверская область</text:p>
          </table:table-cell>
        </table:table-row>
        <table:table-row>
          <table:table-cell table:style-name="Таблица84.A1" office:value-type="string">
            <text:p text:style-name="P6">29<text:soft-page-break/>3</text:p>
          </table:table-cell>
          <table:table-cell table:style-name="Таблица84.A1" office:value-type="string">
            <text:p text:style-name="P6">Ишим</text:p>
          </table:table-cell>
          <table:table-cell table:style-name="Таблица84.A1" office:value-type="string">
            <text:p text:style-name="P6">Тюменская область</text:p>
          </table:table-cell>
        </table:table-row>
        <table:table-row>
          <table:table-cell table:style-name="Таблица84.A1" office:value-type="string">
            <text:p text:style-name="P6">294</text:p>
          </table:table-cell>
          <table:table-cell table:style-name="Таблица84.A1" office:value-type="string">
            <text:p text:style-name="P6">Саяногорск</text:p>
          </table:table-cell>
          <table:table-cell table:style-name="Таблица84.A1" office:value-type="string">
            <text:p text:style-name="P6">Хакасия</text:p>
          </table:table-cell>
        </table:table-row>
        <table:table-row>
          <table:table-cell table:style-name="Таблица84.A1" office:value-type="string">
            <text:p text:style-name="P6">295</text:p>
          </table:table-cell>
          <table:table-cell table:style-name="Таблица84.A1" office:value-type="string">
            <text:p text:style-name="P6">Когалым</text:p>
          </table:table-cell>
          <table:table-cell table:style-name="Таблица84.A1" office:value-type="string">
            <text:p text:style-name="P6">Ханты-Мансийский автономный округ</text:p>
          </table:table-cell>
        </table:table-row>
        <table:table-row>
          <table:table-cell table:style-name="Таблица84.A1" office:value-type="string">
            <text:p text:style-name="P6">296</text:p>
          </table:table-cell>
          <table:table-cell table:style-name="Таблица84.A1" office:value-type="string">
            <text:p text:style-name="P6">Нягань</text:p>
          </table:table-cell>
          <table:table-cell table:style-name="Таблица84.A1" office:value-type="string">
            <text:p text:style-name="P6">Ханты-Мансийский автономный округ</text:p>
          </table:table-cell>
        </table:table-row>
        <table:table-row>
          <table:table-cell table:style-name="Таблица84.A1" office:value-type="string">
            <text:p text:style-name="P6">297</text:p>
          </table:table-cell>
          <table:table-cell table:style-name="Таблица84.A1" office:value-type="string">
            <text:p text:style-name="P6">Ханты-Мансийск</text:p>
          </table:table-cell>
          <table:table-cell table:style-name="Таблица84.A1" office:value-type="string">
            <text:p text:style-name="P6">Ханты-Мансийский автономный округ</text:p>
          </table:table-cell>
        </table:table-row>
        <table:table-row>
          <table:table-cell table:style-name="Таблица84.A1" office:value-type="string">
            <text:p text:style-name="P6">298</text:p>
          </table:table-cell>
          <table:table-cell table:style-name="Таблица84.A1" office:value-type="string">
            <text:p text:style-name="P6">Озерск</text:p>
          </table:table-cell>
          <table:table-cell table:style-name="Таблица84.A1" office:value-type="string">
            <text:p text:style-name="P5">Челябинская область</text:p>
          </table:table-cell>
        </table:table-row>
      </table:table>
      <table:table table:name="Таблица85" table:style-name="Таблица85">
        <table:table-column table:style-name="Таблица85.A"/>
        <table:table-column table:style-name="Таблица85.B"/>
        <table:table-row>
          <table:table-cell table:style-name="Таблица85.A1" office:value-type="string">
            <text:p text:style-name="P3"/>
          </table:table-cell>
          <table:table-cell table:style-name="Таблица85.A1" office:value-type="string">
            <text:p text:style-name="P7"><text:span text:style-name="Strong_20_Emphasis"><text:span text:style-name="T3">Приложение № 8</text:span></text:span></text:p>
          </table:table-cell>
        </table:table-row>
        <table:table-row>
          <table:table-cell table:style-name="Таблица85.A1" office:value-type="string">
            <text:p text:style-name="P3"/>
          </table:table-cell>
          <table:table-cell table:style-name="Таблица85.A1" office:value-type="string">
            <text:p text:style-name="P7"><text:span text:style-name="Strong_20_Emphasis"><text:span text:style-name="T3">к Оферте об оказании услуг в ПВЗ</text:span></text:span></text:p>
          </table:table-cell>
        </table:table-row>
        <table:table-row>
          <table:table-cell table:style-name="Таблица85.A1" office:value-type="string">
            <text:p text:style-name="P3"/>
          </table:table-cell>
          <table:table-cell table:style-name="Таблица85.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table:table table:name="Таблица86" table:style-name="Таблица86">
        <table:table-column table:style-name="Таблица86.A"/>
        <table:table-column table:style-name="Таблица86.B"/>
        <text:soft-page-break/>
        <table:table-row>
          <table:table-cell table:style-name="Таблица86.A1" office:value-type="string">
            <text:p text:style-name="P3"/>
          </table:table-cell>
          <table:table-cell table:style-name="Таблица86.A1" office:value-type="string">
            <text:p text:style-name="P7"><text:span text:style-name="Strong_20_Emphasis"><text:span text:style-name="T3">Приложение № 3</text:span></text:span></text:p>
          </table:table-cell>
        </table:table-row>
        <table:table-row>
          <table:table-cell table:style-name="Таблица86.A1" office:value-type="string">
            <text:p text:style-name="P3"/>
          </table:table-cell>
          <table:table-cell table:style-name="Таблица86.A1" office:value-type="string">
            <text:p text:style-name="P7"><text:span text:style-name="Strong_20_Emphasis"><text:span text:style-name="T3">к Оферте об оказании услуг в ПВЗ</text:span></text:span></text:p>
          </table:table-cell>
        </table:table-row>
      </table:table>
      <text:h text:style-name="P1" text:outline-level="2">Регламент состояния ПВЗ</text:h>
      <text:p text:style-name="P11"><text:span text:style-name="Strong_20_Emphasis"><text:span text:style-name="T3">1. Навигация по материалам</text:span></text:span></text:p>
      <text:p text:style-name="P11"><text:span text:style-name="Strong_20_Emphasis"><text:span text:style-name="T3">1.1. </text:span></text:span><text:span text:style-name="T4">Брендбук – минимальные требования к ПВЗ Заказчика, доступен на сайте Заказчика.</text:span></text:p>
      <text:p text:style-name="P11"><text:span text:style-name="Strong_20_Emphasis"><text:span text:style-name="T3">1.2. </text:span></text:span><text:span text:style-name="T4">Рекламные макеты (доступны на сайте Заказчика):</text:span></text:p>
      <text:p text:style-name="P25">• <text:span text:style-name="T2">Наклейка «Здесь вы можете получить заказы Wildberries»;</text:span></text:p>
      <text:p text:style-name="P25">• <text:span text:style-name="T2">Рекламная листовка «Рядом с вами партнерский пункт самовывоза Wildberries»;</text:span></text:p>
      <text:p text:style-name="P25">• <text:span text:style-name="T2">Наклейка с логотипом Wildberries и иные согласно Брендбуку и сайту Заказчика.</text:span></text:p>
      <text:p text:style-name="P11"><text:span text:style-name="Strong_20_Emphasis"><text:span text:style-name="T3">2. Правила Активации ПВЗ</text:span></text:span></text:p>
      <text:p text:style-name="P11"><text:span text:style-name="Strong_20_Emphasis"><text:span text:style-name="T3">Предоставьте видеообзор ПВЗ для подтверждения брендирования, в котором необходимо продемонстрировать:</text:span></text:span></text:p>
      <text:p text:style-name="P25">• <text:span text:style-name="T2">адресную табличку дома;</text:span></text:p>
      <text:p text:style-name="P25">• <text:span text:style-name="T2">панорамный вид окрестности;</text:span></text:p>
      <text:p text:style-name="P25">• <text:span text:style-name="T2">фасад с вывеской и режимом работы;</text:span></text:p>
      <text:p text:style-name="P25">• <text:span text:style-name="T2">клиентскую зону (зону выдачи/приемки Товаров, примерки Товаров Клиентами) полностью;</text:span></text:p>
      <text:p text:style-name="P25">• <text:span text:style-name="T2">складскую зону (зону местонахождения Товаров) полностью.</text:span></text:p>
      <text:p text:style-name="P11"><text:span text:style-name="Strong_20_Emphasis"><text:span text:style-name="T3">3. Требования, предъявляемые к ПВЗ Исполнителя</text:span></text:span></text:p>
      <text:p text:style-name="P11"><text:span text:style-name="Strong_20_Emphasis"><text:span text:style-name="T3">3.1.</text:span></text:span><text:span text:style-name="T4"> ПВЗ – помещение или часть помещения, здания, дома, находящееся у Исполнителя в собственности или во владении и пользовании или на ином </text:span><text:soft-page-break/><text:span text:style-name="T4">законном основании, в котором Исполнитель непосредственно оказывает Услуги.</text:span></text:p>
      <text:p text:style-name="P11"><text:span text:style-name="Strong_20_Emphasis"><text:span text:style-name="T3">3.2.</text:span></text:span><text:span text:style-name="T4"> При Активации ПВЗ Исполнитель обязан предоставить правоустанавливающие документы на помещение Заказчику, выписку из ЕГРН или технический план БТИ или иные документы. При этом выписка из ЕГРН должна быть получена Исполнителем в срок, не превышающий 1 (один) месяц до даты Активации ПВЗ. Заказчик оставляет за собой право запросить дополнительные документы.</text:span></text:p>
      <text:p text:style-name="P10"><text:span text:style-name="Strong_20_Emphasis"><text:span text:style-name="T3">3.3.</text:span></text:span><text:span text:style-name="T4"> Предельная минимальная допустимая площадь ПВЗ, как при стандартных условиях открытия, так и при упрощенных, указывается на Тепловой карте </text:span><text:a xlink:type="simple" xlink:href="https://map.wb.ru/#2/62/56" office:target-frame-name="_blank" xlink:show="new" text:style-name="Internet_20_link" text:visited-style-name="Visited_20_Internet_20_Link"><text:span text:style-name="T8">https://map.wb.ru/#2/62/56</text:span></text:a></text:p>
      <text:p text:style-name="P11"><text:span text:style-name="Strong_20_Emphasis"><text:span text:style-name="T3">3.4.</text:span></text:span><text:span text:style-name="T4"> Любой ПВЗ помимо расположения, указанного на Тепловой карте (для ПВЗ по упрощенным условиям открытия допускается расположение в населенных пунктах с численностью населения менее 5 000 (пять тысяч) человек, а для Республики Казахстан — численностью населения не менее 10 000 (десять тысяч) человек), должен также соответствовать следующим условиям:</text:span></text:p>
      <text:p text:style-name="P25">• <text:span text:style-name="T2">должен быть расположен непосредственно вдоль основных улиц или магистралей с высоким пешеходным и автомобильным трафиком,</text:span></text:p>
      <text:p text:style-name="P25">• <text:span text:style-name="T2">находиться на первом этаже здания (помещения, расположенные на цокольных этажах, также могут быть предложены к рассмотрению),</text:span></text:p>
      <text:p text:style-name="P25">• <text:span text:style-name="T2">не должен иметь прохода через сторонние организации, которые могут помешать свободному доступу в ПВЗ,</text:span></text:p>
      <text:p text:style-name="P25">• <text:span text:style-name="T2">не должен иметь препятствий для свободного доступа в ПВЗ сотрудникам Заказчика, Клиентам, Продавцам и Перевозчикам.</text:span></text:p>
      <text:p text:style-name="P19"><text:soft-page-break/>При наличии ступеней при входе в ПВЗ такой вход должен быть оборудован антискользящим покрытием (допускается наличие не более 5 (пяти) ступеней, все из которых должны быть обеспечены антискользящим покрытием).</text:p>
      <text:p text:style-name="P11"><text:span text:style-name="Strong_20_Emphasis"><text:span text:style-name="T3">3.5.</text:span></text:span><text:span text:style-name="T4"> При открытии ПВЗ по стандартным условиям открытия, Исполнитель обязан обеспечить ремонт ПВЗ с предварительной подготовкой помещения, с использованием качественных материалов и квалифицированной рабочей силы, строго в соответствии с Брендбуком Заказчика. При открытии ПВЗ по упрощенным условиям открытия, Исполнитель обязан обеспечить внешний вид помещения строго в соответствии с Брендбуком Заказчика.</text:span></text:p>
      <text:p text:style-name="P11"><text:span text:style-name="Strong_20_Emphasis"><text:span text:style-name="T3">3.6.</text:span></text:span><text:span text:style-name="T4"> Исполнитель обязан организовать благоустройство прилегающей к ПВЗ территории и фасада здания (части здания, в которой находится вход в ПВЗ) строго в соответствии с законодательством региона, в котором расположен ПВЗ;</text:span></text:p>
      <text:p text:style-name="P11"><text:span text:style-name="Strong_20_Emphasis"><text:span text:style-name="T3">3.7.</text:span></text:span><text:span text:style-name="T4"> 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дпись на казахском языке, обозначающая вид и категорию, оказываемых услуг Исполнителем в ПВЗ)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text:span></text:p>
      <text:p text:style-name="P19">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ext:p text:style-name="P11"><text:span text:style-name="Strong_20_Emphasis"><text:span text:style-name="T3">3.8.</text:span></text:span><text:span text:style-name="T4"> Размер, цвет, способ крепления Фирменной вывески должны быть предварительно согласованы с Заказчиком. В отсутствие такого согласования использование Исполнителем товарного знака Заказчика в Фирменной </text:span><text:soft-page-break/><text:span text:style-name="T4">вывеске признается нарушением прав Заказчика на интеллектуальную собственность и влечет последствия, предусмотренные законодательством места нахождения ПВЗ.</text:span></text:p>
      <text:p text:style-name="P20">Исполнитель обязан своими силами и за свой счет осуществить подготовку, получение и согласование со всеми необходимыми уполномоченными государственными и муниципальными органами, организациями, а также иными лицами в случаях, предусмотренных действующим законодательством, всех документов, требуемых федеральным, региональным или муниципальным законодательством для размещения и эксплуатации Фирменной вывески, включая, но не ограничиваясь: дизайн-проектами, концепциями, фасадными схемами, паспортами фасадов, паспортами входных групп, в зависимости от требований, применимых к месту нахождения ПВЗ.</text:p>
      <text:p text:style-name="P20">По запросу Заказчика Исполнитель обязуется представить заверенные надлежащим образом копии документов, подтверждающих выполнение Исполнителем обязанности, предусмотренной настоящим пунктом, в течение 5 (Пяти) рабочих дней с даты получения указанного запроса.</text:p>
      <text:p text:style-name="P11"><text:span text:style-name="Strong_20_Emphasis"><text:span text:style-name="T3">3.9.</text:span></text:span><text:span text:style-name="T4"> Заказчик предоставляет Исполнителю Фирменную вывеску либо компенсирует расходы Исполнителя на ее приобретение.</text:span></text:p>
      <text:p text:style-name="P19">При Активации Исполнителем ПВЗ в любой зоне, указанной Заказчиком на Тепловой карте, Заказчик вправе:</text:p>
      <text:p text:style-name="P19">(i) для ПВЗ, расположенных в любой зоне на территории Российской Федерации, Республики Беларусь, Республики Казахстан, Республики Армении, предоставить Исполнителю элементы брендинга (Фирменную вывеску в количестве 1 (одной) единицы, панель-кронштейн в количестве 1 (одной) единицы);</text:p>
      <text:p text:style-name="P19"><text:soft-page-break/>(ii) для ПВЗ, расположенных в любой зоне других стран, компенсировать расходы Исполнителя на приобретение Фирменной вывески градиентного цвета с высотой букв 300 мм в количестве 1 (одной) единицы после успешно пройденного Аудита, путем перечисления на Баланс Исполнителя фиксированной выплаты в следующем размере для следующих стран:</text:p>
      <text:p text:style-name="P19">Республика Узбекистан – 6 920 000 узбекских сумов (UZS);</text:p>
      <text:p text:style-name="P19">Республика Кыргызстан – 43 000 киргизских сомов (KGS);</text:p>
      <text:p text:style-name="P19">В случае если в течение 12 (двенадцати) календарных месяцев с даты Активации ПВЗ Договор будет расторгнут, Исполнитель обязуется в течение 30 (тридцати) календарных дней с даты расторжения Договора возместить Заказчику имущественные расходы в размере:</text:p>
      <text:p text:style-name="P26">• <text:span text:style-name="T2">стоимости элементов брендинга, если такие элементы были переданы Исполнителю в соответствии с пп. (i) п. 3.10. настоящего Регламента;</text:span></text:p>
      <text:p text:style-name="P26">• <text:span text:style-name="T2">стоимости Фирменной вывески согласно данным ниже, в национальной валюте страны государственной регистрации Сторон, эквивалентной сумме в российских рублях по курсу ЦБ РФ на дату оплаты в соответствии с пп. (ii) п. 3.10. настоящего Регламента.</text:span></text:p>
      <text:p text:style-name="P19">Стоимость Фирменной вывески:</text:p>
      <text:p text:style-name="P23">101 000 (сто одна тысяча) российских рублей, вывеска с высотой букв 500 мм;</text:p>
      <text:p text:style-name="P23">80 000 (восемьдесят тысяч) российских рублей, вывеска с высотой букв 400 мм;</text:p>
      <text:p text:style-name="P23">60 000 (шестьдесят тысяч) российских рублей, вывеска с высотой букв 300 мм;</text:p>
      <text:p text:style-name="P23">30 000 (тридцать тысяч) российских рублей, мини-вывеска;</text:p>
      <text:p text:style-name="P23">20 000 (двадцать тысяч) российских рублей, световой кронштейн;</text:p>
      <text:p text:style-name="P23"><text:soft-page-break/>30 000 (тридцать тысяч) российских рублей, вывеска-кнопка высотой 500 мм;</text:p>
      <text:p text:style-name="P23">25 000 (двадцать пять тысяч) российских рублей, вывеска-кнопка высотой 400 мм;</text:p>
      <text:p text:style-name="P23">20 000 (двадцать тысяч) российских рублей, вывеска-кнопка высотой 300 мм.</text:p>
      <text:p text:style-name="P11"><text:span text:style-name="Strong_20_Emphasis"><text:span text:style-name="T3">3.10.</text:span></text:span><text:span text:style-name="T4"> Исполнитель обязан разместить информационную конструкцию (вывеску и панель-кронштейн). Информационная конструкция (вывеска) представляет собой отдельные формованные или металлические цветные буквы с внутренней подсветкой, собранные на раме с пигментом. Вывеска должна быть изготовлена без подложки.</text:span></text:p>
      <text:p text:style-name="P11"><text:span text:style-name="Strong_20_Emphasis"><text:span text:style-name="T3">3.11.</text:span></text:span><text:span text:style-name="T4"> Исполнитель обязан по требованию Заказчика устранить нарушения требований к Активации ПВЗ в установленный Заказчиком срок, но не позднее 30 (тридцати) дней с момента выявления указанных нарушений. В противном случае Исполнитель лишается права активировать указанный ПВЗ. В качестве подтверждения выполнения указанных требований Исполнитель обязан предоставить Заказчику фото- и видеоматериалы в достаточном объеме для объективной оценки надлежащего исполнения обязательств по Активации Исполнителем ПВЗ.</text:span></text:p>
      <text:p text:style-name="P10"><text:span text:style-name="Strong_20_Emphasis"><text:span text:style-name="T3">3.12.</text:span></text:span><text:span text:style-name="T4"> Исполнитель после одобрения Заказчиком заявки на открытие ПВЗ, до момента подачи заявки на Активацию ПВЗ, должен оборудовать ПВЗ системой видеонаблюдения и подключить такую систему к одному из сервисов видеонаблюдения, соответствующему различным техническим требованиям, параметры которых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p>
      <text:p text:style-name="P19">Исполнитель обязан предоставить Заказчику доступ в Личный кабинет путем входа через токен и/или путем ввода логина и пароля Исполнителя, с возможностью обрабатывать, копировать и сохранять видеозаписи с камер видеонаблюдения в ПВЗ. В случае если Исполнитель не подключится к сервисам видеонаблюдения и не предоставит доступ в Личный кабинет путем <text:soft-page-break/>входа через токен и/или путем ввода логина и пароля Исполнителя, согласно условиям настоящего пункта, Заказчик вправе отказать Исполнителю в одобрении заявки на Активацию ПВЗ.</text:p>
      <text:p text:style-name="P11"><text:span text:style-name="Strong_20_Emphasis"><text:span text:style-name="T3">3.13.</text:span></text:span><text:span text:style-name="T4"> В случае если продолжительность работы ПВЗ с момента Активации составила не менее 6 (шести) месяцев, Исполнитель после согласования Заказчиком заявки, поданной через Личный кабинет, вправе изменить место нахождения ПВЗ путем его открытия в новом помещении, по иному адресу, в радиусе до 500 (пятисот) метров от прежнего места нахождения ПВЗ.</text:span></text:p>
      <text:p text:style-name="P11"><text:span text:style-name="Strong_20_Emphasis"><text:span text:style-name="T3">3.14.</text:span></text:span><text:span text:style-name="T4"> Исполнитель обязуется обеспечить в ПВЗ порядок, чистоту, надлежащее освещение и вентиляцию (воздухообмен).</text:span></text:p>
      <text:p text:style-name="P19">В случае если по результатам проверки, проведенной по инициативе Заказчика, либо проверки, проведенной на основании поступивших жалоб Клиентов, Заказчиком будет выявлено в ПВЗ наличие загрязнения, недостаточного освещения и/или вентиляции (воздухообмена), то Исполнитель обязуется их незамедлительно устранить.</text:p>
      <text:p text:style-name="P11"><text:span text:style-name="Strong_20_Emphasis"><text:span text:style-name="T3">3.15.</text:span></text:span><text:span text:style-name="T4"> В случае если ПВЗ расположен на территории Российской Федерации, Исполнитель обязуется оборудовать входную дверь ПВЗ электромеханическим/электромагнитным замком со встроенным электромеханическим/электромагнитным контроллером, а также обеспечить его подключение к сети электропитания, работоспособность и функционирование на всё время оказания услуг по Договору. В целях исполнения указанного обязательства Исполнитель обязан оформить заказ на приобретение контроллера на Торговой площадке. Контроллер предоставляется Заказчиком Исполнителю на условиях, указанных на Портале, а электромеханический/электромагнитный замок Исполнитель обязуется оплатить по цене, установленной на Торговой площадке. После успешной Активации ПВЗ по согласованию с Заказчиком Исполнитель может </text:span><text:soft-page-break/><text:span text:style-name="T4">быть освобожден от обязанности оборудовать входную дверь в ПВЗ вышеуказанным замком и контроллером.</text:span></text:p>
      <text:p text:style-name="P11"><text:span text:style-name="Strong_20_Emphasis"><text:span text:style-name="T3">3.15.1.</text:span></text:span><text:span text:style-name="T4"> Установка в ПВЗ электромеханического/электромагнитного замка и контроллера может быть осуществлена Исполнителем самостоятельно, либо силами Заказчика на основании согласованной Сторонами заявки на установку электромеханического/электромагнитного замка со встроенным контроллером. В случае, если установка в ПВЗ электромеханического/электромагнитного замка и контроллера была осуществлена по согласованной между Сторонами заявке на установку, то Исполнитель обеспечивает подключение такого замка к сети электропитания, работоспособность и функционирование на все время оказания услуг по Договору.</text:span></text:p>
      <text:p text:style-name="P11"><text:span text:style-name="Strong_20_Emphasis"><text:span text:style-name="T3">3.16. Технические стандарты системы видеонаблюдения</text:span></text:span></text:p>
      <text:p text:style-name="P19">Система видеонаблюдения состоит из необходимого оборудования, в том числе видеокамер и системы провайдера облачного видеонаблюдения. Оборудование должно соответствовать требованиям законодательства государства, на территории которого Исполнитель оказывает Услуги. Оборудование должно быть серийно изготовленным в заводских условиях, работоспособным и обеспечивать предусмотренную производителем функциональность.</text:p>
      <text:p text:style-name="P19">Настоящее Приложение содержит минимальные технические значения, предъявляемые к используемому оборудованию, допускается использование оборудования с лучшими техническими значениями/характеристиками, а также требования к облачному сервису.</text:p>
      <text:p text:style-name="P11"><text:span text:style-name="Strong_20_Emphasis"><text:span text:style-name="T3">3.16.1. </text:span></text:span><text:span text:style-name="T4">Технические характеристики, предъявляемые к камерам видеонаблюдения, размещенным в ПВЗ:</text:span></text:p>
      <text:p text:style-name="P25">— <text:span text:style-name="T2">фокусное расстояние объектива: 2,8 мм;</text:span></text:p>
      <text:p text:style-name="P25"><text:soft-page-break/>— <text:span text:style-name="T2">размер матрицы: не менее 1/2.8 дюйма;</text:span></text:p>
      <text:p text:style-name="P25">— <text:span text:style-name="T2">разрешение основного потока: не ниже 1920 х 1080 (2 Мп);</text:span></text:p>
      <text:p text:style-name="P25">— <text:span text:style-name="T2">разрешение дополнительного потока: 704 х 576 (D1) или выше;</text:span></text:p>
      <text:p text:style-name="P25">— <text:span text:style-name="T2">цветное изображение;</text:span></text:p>
      <text:p text:style-name="P25">— <text:span text:style-name="T2">формат сжатия видео: обязательно H.264, H.265, рекомендовано H.265+, H.264+;</text:span></text:p>
      <text:p text:style-name="P25">— <text:span text:style-name="T2">варианты битрейта (bitrate mode): vbr, cbr, выбор от 512 кбит/с и выше, рекомендовано от 256 кбит/с и выше;</text:span></text:p>
      <text:p text:style-name="P25">— <text:span text:style-name="T2">частота кадров на разрешении 2 Мп: не менее 20 к/с;</text:span></text:p>
      <text:p text:style-name="P25">— <text:span text:style-name="T2">поддерживаемые протоколы: HTTP, DHCP, DNS, ONVIF, RTSP, NTP;</text:span></text:p>
      <text:p text:style-name="P25">— <text:span text:style-name="T2">микрофон: встроенный;</text:span></text:p>
      <text:p text:style-name="P25">— <text:span text:style-name="T2">стандарт аудиосжатия: AAC (рекомендовано) либо один из PCM, PCMa (G.711A), PCMu (G711U);</text:span></text:p>
      <text:p text:style-name="P25">— <text:span text:style-name="T2">возможность конфигурирования интервала ключевых кадров idr (iframe interval): от 1 с до 8 с;</text:span></text:p>
      <text:p text:style-name="P25">— <text:span text:style-name="T2">механический ИК-фильтр: в наличии;</text:span></text:p>
      <text:p text:style-name="P25">— <text:span text:style-name="T2">ИК-подсветка: в наличии;</text:span></text:p>
      <text:p text:style-name="P25">— <text:span text:style-name="T2">дальность действия ИК-подсветки: не менее 20 м;</text:span></text:p>
      <text:p text:style-name="P25">— <text:span text:style-name="T2">рабочая температура: от минус 10 °С до плюс 45 °С;</text:span></text:p>
      <text:p text:style-name="P25">— <text:span text:style-name="T2">питание: 12V (DC) или POE (рекомендовано);</text:span></text:p>
      <text:p text:style-name="P25">— <text:span text:style-name="T2">минимальная освещенность: не более 0,01 лк;</text:span></text:p>
      <text:p text:style-name="P25">— <text:span text:style-name="T2">защита корпуса от пыли и влаги: не ниже IP40;</text:span></text:p>
      <text:p text:style-name="P25"><text:soft-page-break/>— <text:span text:style-name="T2">технология передачи данных: Ethernet. Запрещено использовать камеры с Wi-Fi;</text:span></text:p>
      <text:p text:style-name="P25">— <text:span text:style-name="T2">режим день/ночь: автоматическое переключение;</text:span></text:p>
      <text:p text:style-name="P25">— <text:span text:style-name="T2">RAM: 8-16 МБ.</text:span></text:p>
      <text:p text:style-name="P11"><text:span text:style-name="Strong_20_Emphasis"><text:span text:style-name="T3">3.16.2. </text:span></text:span><text:span text:style-name="T4">Требования к установке:</text:span></text:p>
      <text:p text:style-name="P25">• <text:span text:style-name="T2">при упрощенных условиях открытия ПВЗ — 1 (одна) камера видеонаблюдения;</text:span></text:p>
      <text:p text:style-name="P25">• <text:span text:style-name="T2">при всех остальных условиях открытия ПВЗ — минимальное количество камер для покрытия всех зон составляет не менее 3 (трех).</text:span></text:p>
      <text:p text:style-name="P19">Количество и расположение камер должно быть таким, чтобы был полный охват помещения ПВЗ при любых условиях открытия ПВЗ, в частности, клиентская зона (общий план), стол менеджера, монитор (крупный план или запись экрана), складское помещение, зона приемки/возврата/подготовки Товара к отправке на склад и другие помещения для работы с Товаром.</text:p>
      <text:p text:style-name="P11"><text:span text:style-name="Strong_20_Emphasis"><text:span text:style-name="T3">3.16.3. </text:span></text:span><text:span text:style-name="T4">Требования к системе облачного видеонаблюдения:</text:span></text:p>
      <text:p text:style-name="P10"><text:span text:style-name="T7">• </text:span><text:span text:style-name="T4">Подключить систему видеонаблюдения к провайдеру облачного видеонаблюдения, соответствующему техническим требованиям, которые размещены на сайте </text:span><text:a xlink:type="simple" xlink:href="https://pvz.wb.ru/video-connection" office:target-frame-name="_blank" xlink:show="new" text:style-name="Internet_20_link" text:visited-style-name="Visited_20_Internet_20_Link"><text:span text:style-name="T8">https://pvz.wb.ru/video-connection</text:span></text:a><text:span text:style-name="T4">;</text:span></text:p>
      <text:p text:style-name="P25">• <text:span text:style-name="T2">Видеосервис должен обеспечивать доступ к API по авторизационному токену, web-интерфейс (личный кабинет) для просмотра и работы с камерами, обеспечивать бесперебойную работу и доступ к данным через API, а также выдерживать высокую нагрузку;</text:span></text:p>
      <text:p text:style-name="P25">• <text:span text:style-name="T2">Запись аудио и видео осуществлять в непрерывном режиме (постоянная запись, не по датчику движения), за исключением ПВЗ, расположенных на территории Республики Беларусь, для которых запись аудио не является обязательной;</text:span></text:p>
      <text:p text:style-name="P25"><text:soft-page-break/>• <text:span text:style-name="T2">Минимальная глубина архива — 90 (девяносто) дней на каждой камере, за исключением ПВЗ, расположенных на территории Республики Беларусь, для которых минимальная глубина архива 30 (тридцать) дней только для камеры в клиентской зоне;</text:span></text:p>
      <text:p text:style-name="P25">• <text:span text:style-name="T2">Минимальное качество хранения записи с разрешением 1280х720 и 16 кадров в секунду (fps);</text:span></text:p>
      <text:p text:style-name="P25">• <text:span text:style-name="T2">Обеспечение передачи данных при динамическом битрейте от 512 до 2048 кбит/с (верхний предел по битрейту 2048 кбит/с);</text:span></text:p>
      <text:p text:style-name="P25">• <text:span text:style-name="T2">Единый облачный сервис для конкретного ПВЗ;</text:span></text:p>
      <text:p text:style-name="P25">• <text:span text:style-name="T2">Не объединять несколько трансляций в один поток (одна камера = один видеопоток).</text:span></text:p>
      <table:table table:name="Таблица87" table:style-name="Таблица87">
        <table:table-column table:style-name="Таблица87.A"/>
        <table:table-column table:style-name="Таблица87.B"/>
        <table:table-row>
          <table:table-cell table:style-name="Таблица87.A1" office:value-type="string">
            <text:p text:style-name="P3"/>
          </table:table-cell>
          <table:table-cell table:style-name="Таблица87.A1" office:value-type="string">
            <text:p text:style-name="P7"><text:span text:style-name="Strong_20_Emphasis"><text:span text:style-name="T3">Приложение № 4</text:span></text:span></text:p>
          </table:table-cell>
        </table:table-row>
        <table:table-row>
          <table:table-cell table:style-name="Таблица87.A1" office:value-type="string">
            <text:p text:style-name="P3"/>
          </table:table-cell>
          <table:table-cell table:style-name="Таблица87.A1" office:value-type="string">
            <text:p text:style-name="P7"><text:span text:style-name="Strong_20_Emphasis"><text:span text:style-name="T3">к Оферте об оказании услуг в ПВЗ</text:span></text:span></text:p>
          </table:table-cell>
        </table:table-row>
      </table:table>
      <text:h text:style-name="P1" text:outline-level="2">ОТВЕТСТВЕННОСТЬ</text:h>
      <text:p text:style-name="P19">В случае если местом регистрации сторон по Договору является не Российская Федерация, предусмотренные Договором штрафы или удержания, размер которых установлен в рублях Российской Федерации, уплачиваются Исполнителем в национальной валюте страны государственной регистрации Сторон по курсу ЦБ РФ на дату выставления штрафа или совершения удержания за каждый выявленный случай. Требования по уплате штрафов, пеней, неустоек, вытекающие из настоящего Договора, НДС не облагаются.</text:p>
      <text:p text:style-name="P19">Требования Заказчика к Исполнителю по Договору, в том числе требования об уплате неустоек и возмещении убытков, могут быть уступлены Заказчиком третьим лицам без получения предварительного согласия Исполнителя.</text:p>
      <text:p text:style-name="P19">В случае если Договором предусмотрено право Заказчика требовать уплаты неустоек, Заказчик при наличии соответствующего обоснования и признаков <text:soft-page-break/>явной несоразмерности неустойки последствиям нарушения, допущенного Исполнителем, вправе требовать уплаты неустоек в сумме меньшей, чем предусмотренный Договором размер неустойки.</text:p>
      <text:p text:style-name="P11"><text:span text:style-name="Strong_20_Emphasis"><text:span text:style-name="T3">ПЕРЕЧЕНЬ ШТРАФОВ:</text:span></text:span></text:p>
      <table:table table:name="Таблица88" table:style-name="Таблица88">
        <table:table-column table:style-name="Таблица88.A"/>
        <table:table-column table:style-name="Таблица88.B"/>
        <table:table-column table:style-name="Таблица88.C"/>
        <table:table-column table:style-name="Таблица88.D"/>
        <table:table-header-rows>
          <table:table-row>
            <table:table-cell table:style-name="Таблица88.A1" office:value-type="string">
              <text:p text:style-name="P8">№ <text:span text:style-name="T6">строки</text:span></text:p>
            </table:table-cell>
            <table:table-cell table:style-name="Таблица88.A1" office:value-type="string">
              <text:p text:style-name="P8">№ <text:span text:style-name="T6">раздела или пп. Договора</text:span></text:p>
            </table:table-cell>
            <table:table-cell table:style-name="Таблица88.A1" office:value-type="string">
              <text:p text:style-name="P4">Договор</text:p>
            </table:table-cell>
            <table:table-cell table:style-name="Таблица88.A1" office:value-type="string">
              <text:p text:style-name="P4">ОТВЕТСТВЕННОСТЬ / РАЗМЕР ШТРАФОВ</text:p>
            </table:table-cell>
          </table:table-row>
        </table:table-header-rows>
        <table:table-row>
          <table:table-cell table:style-name="Таблица88.A1" office:value-type="string">
            <text:p text:style-name="P6">1.</text:p>
          </table:table-cell>
          <table:table-cell table:style-name="Таблица88.A1" office:value-type="string">
            <text:p text:style-name="P6">5.1.</text:p>
          </table:table-cell>
          <table:table-cell table:style-name="Таблица88.A1" office:value-type="string">
            <text:p text:style-name="P6">Исполнитель обязуется предоставлять достоверные, актуальные сведения о себе и/или сотрудниках (в том числе, но не ограничиваясь: название организации, номер регистрации в качестве налогоплательщика, телефон, электронная почта), привязанных к Личному кабинету Исполнителя, а также обязуется обеспечить возможность телефонной связи с Исполнителем в ПВЗ согласно сведениям, предоставленным в ЛК, в часы работы ПВЗ.</text:p>
          </table:table-cell>
          <table:table-cell table:style-name="Таблица88.A1" office:value-type="string">
            <text:p text:style-name="P6">За первое нарушение — предупреждение;<text:line-break/>за второе нарушение — 5 000 (пять тысяч) российских рублей;<text:line-break/>за каждое следующее выявленное нарушение (в том числе: предоставление не верного телефона, номер телефона не доступен для связи/не обслуживается, Исполнитель не отвечает на звонки в течение рабочего дня) и последующие – 10 000 (десять тысяч) российских рублей.</text:p>
          </table:table-cell>
        </table:table-row>
        <table:table-row>
          <table:table-cell table:style-name="Таблица88.A1" office:value-type="string">
            <text:p text:style-name="P6">2.</text:p>
          </table:table-cell>
          <table:table-cell table:style-name="Таблица88.A1" office:value-type="string">
            <text:p text:style-name="P6">5.2.</text:p>
          </table:table-cell>
          <table:table-cell table:style-name="Таблица88.A1" office:value-type="string">
            <text:p text:style-name="P6">Исполнитель обязуется предоставлять в Личном кабинете достоверные данные о характеристиках ПВЗ: адрес, площадь помещения, в котором непосредственно оказываются Услуги, количество сотрудников Исполнителя в ПВЗ и др. Данные о характеристиках ПВЗ должны подтверждаться документами в <text:soft-page-break/>соответствии с п. 3.2. Приложения № 3 Договора.</text:p>
          </table:table-cell>
          <table:table-cell table:style-name="Таблица88.A1" office:value-type="string">
            <text:p text:style-name="P6">За первое нарушение – 10 000 (десять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88.A1" office:value-type="string">
            <text:p text:style-name="P6">3.</text:p>
          </table:table-cell>
          <table:table-cell table:style-name="Таблица88.A1" office:value-type="string">
            <text:p text:style-name="P6">5.7.</text:p>
          </table:table-cell>
          <table:table-cell table:style-name="Таблица88.A1" office:value-type="string">
            <text:p text:style-name="P6">Исполнитель обязуется на протяжении срока действия Договора поддерживать состояние ПВЗ в соответствии с требованиями, указанными в Регламенте состояния ПВЗ, в том числе в соответствии с требованиями Брендбука, проводить за свой счет ремонт внутри ПВЗ. В случае обнаружения Заказчиком несоответствия состояния ПВЗ указанным требованиям Заказчик посредством Портала направляет Исполнителю требование о необходимости приведения ПВЗ в состояние, соответствующее требованиям, указанным в Регламенте состояния ПВЗ.</text:p>
          </table:table-cell>
          <table:table-cell table:style-name="Таблица8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88.A1" office:value-type="string">
            <text:p text:style-name="P6">4.</text:p>
          </table:table-cell>
          <table:table-cell table:style-name="Таблица88.A1" office:value-type="string">
            <text:p text:style-name="P6">5.8.</text:p>
          </table:table-cell>
          <table:table-cell table:style-name="Таблица88.A1" office:value-type="string">
            <text:p text:style-name="P9"><text:span text:style-name="T5">Исполнитель обязуется использовать рекламно-информационные материалы, содержащие допустимые Заказчиком для таких целей фирменные наименование, знак, логотип, шрифты, цвета и их сочетания, изображения, иллюстрации, исключительный перечень и дизайн-макеты которых размещены на сайте: </text:span><text:a xlink:type="simple" xlink:href="https://pvz.wb.ru/" office:target-frame-name="_blank" xlink:show="new" text:style-name="Internet_20_link" text:visited-style-name="Visited_20_Internet_20_Link"><text:span text:style-name="T9">https://pvz.wb.ru/</text:span></text:a><text:span text:style-name="T5"> только для целей оказания Услуг в ПВЗ.</text:span></text:p>
          </table:table-cell>
          <table:table-cell table:style-name="Таблица88.A1" office:value-type="string">
            <text:p text:style-name="P6">2 500 000 (два миллиона пятьсот тысяч) российских рублей.</text:p>
          </table:table-cell>
        </table:table-row>
        <table:table-row>
          <table:table-cell table:style-name="Таблица88.A1" office:value-type="string">
            <text:p text:style-name="P6">5.</text:p>
          </table:table-cell>
          <table:table-cell table:style-name="Таблица88.A1" office:value-type="string">
            <text:p text:style-name="P6">5.9.</text:p>
          </table:table-cell>
          <table:table-cell table:style-name="Таблица88.A1" office:value-type="string">
            <text:p text:style-name="P6">Исполнитель обязуется при <text:soft-page-break/>оказании Услуг не использовать в отношении Товара (в том числе при передаче Получателю) расходные материалы с логотипами и товарными знаками, отличными от тех, правообладателем которых является Заказчик.</text:p>
          </table:table-cell>
          <table:table-cell table:style-name="Таблица88.A1" office:value-type="string">
            <text:p text:style-name="P6">10 000 (десять тысяч) <text:soft-page-break/>российских рублей;</text:p>
          </table:table-cell>
        </table:table-row>
        <table:table-row>
          <table:table-cell table:style-name="Таблица88.A1" office:value-type="string">
            <text:p text:style-name="P6">6.</text:p>
          </table:table-cell>
          <table:table-cell table:style-name="Таблица88.A1" office:value-type="string">
            <text:p text:style-name="P6">5.10.</text:p>
          </table:table-cell>
          <table:table-cell table:style-name="Таблица88.A1" office:value-type="string">
            <text:p text:style-name="P6">Исполнитель обязуется не совершать недобросовестных действий, а также не следовать недобросовестному поведению (ни сам, ни через третьих лиц), которое может причинить убытки или иным образом причинить вред иным Исполнителям, включая, но не ограничиваясь, в том числе систематическое:<text:line-break/>• намеренное оставление негативных отзывов и/или проставление низких оценок иным Исполнителям с целью понижения их рейтинга,<text:line-break/>• осуществление ложных (фейковых) заказов в ПВЗ иных Исполнителей с целями, не связанными с реальным намерением приобрести Товар,<text:line-break/>• и иных действий, результатом которых может явиться искусственное понижение Рейтинга иного Исполнителя, невозможность заказа товаров в ПВЗ иного Исполнителя и другие негативные последствия.</text:p>
          </table:table-cell>
          <table:table-cell table:style-name="Таблица88.A1" office:value-type="string">
            <text:p text:style-name="P6">За первое выявленное нарушение – предупреждение;<text:line-break/>за каждое второе выявленн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88.A1" office:value-type="string">
            <text:p text:style-name="P6">7.</text:p>
          </table:table-cell>
          <table:table-cell table:style-name="Таблица88.A1" office:value-type="string">
            <text:p text:style-name="P6">5.11</text:p>
          </table:table-cell>
          <table:table-cell table:style-name="Таблица88.A1" office:value-type="string">
            <text:p text:style-name="P6">Исполнитель обязуется не допускать не согласованное с <text:soft-page-break/>Заказчиком прекращение оказания Услуг в ПВЗ, в том числе без предупреждения Заказчика или с нарушением сроков, согласованных Сторонами при расторжении Договора.</text:p>
          </table:table-cell>
          <table:table-cell table:style-name="Таблица88.A1" office:value-type="string">
            <text:p text:style-name="P6">Прекращение оказания Услуг в ПВЗ <text:soft-page-break/>на период более 30 (тридцати) минут и за каждые следующие 30 (тридцать) минут неоказания Услуг:<text:line-break/>3 000 (три тысячи) рублей для ПВЗ, расположенных в Москве и Московской области;<text:line-break/>2 000 (две тысячи) рублей для ПВЗ, расположенных в иных регионах, странах.</text:p>
          </table:table-cell>
        </table:table-row>
        <table:table-row>
          <table:table-cell table:style-name="Таблица88.A1" office:value-type="string">
            <text:p text:style-name="P6">8.</text:p>
          </table:table-cell>
          <table:table-cell table:style-name="Таблица88.A1" office:value-type="string">
            <text:p text:style-name="P6">5.12.</text:p>
          </table:table-cell>
          <table:table-cell table:style-name="Таблица88.A1" office:value-type="string">
            <text:p text:style-name="P6">Исполнитель обязуется не осуществлять в ПВЗ те виды деятельности, которые не указаны в Договоре и/или не согласованы с Заказчиком в порядке, установленном на Портале. При осуществлении в ПВЗ иной согласованной с Заказчиком деятельности не допускается использование рекламных, маркетинговых материалов, фирменных вывесок, логотипов, отличных от тех, правообладателем которых является Заказчик.</text:p>
          </table:table-cell>
          <table:table-cell table:style-name="Таблица88.A1" office:value-type="string">
            <text:p text:style-name="P6">За первое нарушение – предупреждение;<text:line-break/>за каждое следующее выявленное нарушение – 50 000 (пятьдесят тысяч) российских рублей.</text:p>
          </table:table-cell>
        </table:table-row>
        <table:table-row>
          <table:table-cell table:style-name="Таблица88.A1" office:value-type="string">
            <text:p text:style-name="P6">9.</text:p>
          </table:table-cell>
          <table:table-cell table:style-name="Таблица88.A1" office:value-type="string">
            <text:p text:style-name="P6">5.13.</text:p>
          </table:table-cell>
          <table:table-cell table:style-name="Таблица88.A1" office:value-type="string">
            <text:p text:style-name="P6">Исполнитель обязуется производить возврат поступающих в ПВЗ от Заказчика материалов повторного производства (картон и др.), принадлежащих Заказчику.</text:p>
          </table:table-cell>
          <table:table-cell table:style-name="Таблица88.A1" office:value-type="string">
            <text:p text:style-name="P6">При невозврате материалов повторного производства:<text:line-break/>за первое нарушение – предупреждение;<text:line-break/>за второе нарушение <text:soft-page-break/>–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88.A1" office:value-type="string">
            <text:p text:style-name="P6">10.</text:p>
          </table:table-cell>
          <table:table-cell table:style-name="Таблица88.A1" office:value-type="string">
            <text:p text:style-name="P6">5.14.</text:p>
          </table:table-cell>
          <table:table-cell table:style-name="Таблица88.A1" office:value-type="string">
            <text:p text:style-name="P6">Исполнитель обязуется в случае получения уведомления от Заказчика в ЛК об Аудите ПВЗ предоставить Заказчику качественные фото- и видеоматериалы внешнего вида ПВЗ (в соответствии с требованиями и указаниями Заказчика, представленными в инструкции в данном разделе ЛК) путем их размещения и загрузки на Портале в разделе Аудит ПВЗ или иным определенным Заказчиком способом.<text:line-break/>Заказчик вправе после проверки всех необходимых материалов и информации запросить Исполнителя исправить замечания, выявленные в процессе Аудита ПВЗ, посредством направления уведомления в ЛК.<text:line-break/>Общий срок прохождения Аудита ПВЗ не может превышать 7 (семи) календарных дней с даты <text:soft-page-break/>получения уведомления об Аудите ПВЗ в ЛК Исполнителя. Исполнитель обязуется предоставлять материалы и информацию, а также исправлять замечания в течение этого срока.</text:p>
          </table:table-cell>
          <table:table-cell table:style-name="Таблица8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88.A1" office:value-type="string">
            <text:p text:style-name="P6">11.</text:p>
          </table:table-cell>
          <table:table-cell table:style-name="Таблица88.A1" office:value-type="string">
            <text:p text:style-name="P6">5.15.</text:p>
          </table:table-cell>
          <table:table-cell table:style-name="Таблица88.A1" office:value-type="string">
            <text:p text:style-name="P6">Исполнитель несет ответственность за повреждение, утрату, утерю, уничтожение, продажу, безвозмездную передачу третьим лицам принадлежащих Заказчику и находящихся в ПВЗ оборудования, материалов (картон и иное), предназначенных для обработки Товаров. Исполнитель не вправе использовать получаемые/приобретаемые в соответствии с условиями Договора оборудование, материалы (картон и иное) для собственных предпринимательских целей и в своих интересах.</text:p>
          </table:table-cell>
          <table:table-cell table:style-name="Таблица88.A1" office:value-type="string">
            <text:p text:style-name="P6">За первое нарушение – предупреждение;<text:line-break/>за второе нарушение – 1 000 (одна тысяча) российских рублей;<text:line-break/>за третье нарушение – штраф в размере 10 000 (десяти тысяч) российских рублей;<text:line-break/>за каждое следующее выявленное нарушение – штраф в размере 50 000 (пятидесяти тысяч) российских рублей.</text:p>
          </table:table-cell>
        </table:table-row>
        <table:table-row>
          <table:table-cell table:style-name="Таблица88.A1" office:value-type="string">
            <text:p text:style-name="P6">12.</text:p>
          </table:table-cell>
          <table:table-cell table:style-name="Таблица88.A1" office:value-type="string">
            <text:p text:style-name="P6">5.17.</text:p>
          </table:table-cell>
          <table:table-cell table:style-name="Таблица88.A1" office:value-type="string">
            <text:p text:style-name="P6">При приемке Товара в ПВЗ Исполнитель обязуется отражать в Личном кабинете достоверные сведения о наличии или отсутствии недостатка в принятом Товаре (делать соответствующую отметку в ЛК на Портале только при действительном наличии недостатка Товара).</text:p>
          </table:table-cell>
          <table:table-cell table:style-name="Таблица88.A1" office:value-type="string">
            <text:p text:style-name="P6">штраф в размере 100% (ста процентов) от стоимости обратной доставки Товара, тарифы и стоимость доставки указываются на Портале.</text:p>
          </table:table-cell>
        </table:table-row>
        <table:table-row>
          <table:table-cell table:style-name="Таблица88.A1" office:value-type="string">
            <text:p text:style-name="P6">13.</text:p>
          </table:table-cell>
          <table:table-cell table:style-name="Таблица88.A1" office:value-type="string">
            <text:p text:style-name="P6">5.18.</text:p>
          </table:table-cell>
          <table:table-cell table:style-name="Таблица88.A1" office:value-type="string">
            <text:p text:style-name="P6">В ходе обработки или сортировки поступившего на ПВЗ Товара, или подготовки Товара к возврату, в случае обнаружения в Товаре <text:soft-page-break/>недостатка Исполнитель обязуется действовать в соответствии с настоящим Договором и Инструкциями и предоставить достоверную информацию о недостатке Товара Заказчику, проставив соответствующую отметку с выбором типа выявленного недостатка, посредством Личного кабинета с приложением подтверждающих фото- и/или видео доказательств. Предоставленные фото- и/или видео доказательства не должны содержать персональные данные третьих лиц.</text:p>
          </table:table-cell>
          <table:table-cell table:style-name="Таблица88.A1" office:value-type="string">
            <text:p text:style-name="P6">Штраф в размере 1% от указанной в Поручении стоимости Товара в отношении <text:soft-page-break/>следующих недостатков: отсутствие шнурков/стелек или аксессуара/декора, недокомплект/нет пояса;<text:line-break/>штраф в размере 20% от указанной в Поручении стоимости Товара в отношении следующих недостатков: нарушения первичной потребительской упаковки (упаковка производителя), нарушение целостности Товара (сколы, разбит, деформация, дыры, заломы, вмятины мятые книжные изделия и т.п.), внешние повреждения Товара (царапины, потертости, залитие ый товар, деформация и т.п.), Товар не работает, присутствует посторонний запах;<text:line-break/>штраф в размере 30% от указанной в Поручении стоимости <text:soft-page-break/>Товара в отношении следующих недостатков: деформация фурнитуры (поломанные замки, погнутые пуговицы и т.п.), дефекты материала из которого изготовлен Товар (дефект ткани, затяжки, отклейка подошвы, разрыв строчки в ткани, разрыв швов и т.п.), повреждения декоративных элементов Товара, недокомплект/некомплект (отсутствие, отсутствие верха или низа комплекта, неполный набор, полупара), наличие насекомых, плесень, гниль;<text:line-break/>штраф в размере 50% от указанной в Заказе стоимости Товара в отношении следующих недостатков: наличие посторонних загрязнений (косметические пятна, химические пятна, биологические пятна, <text:soft-page-break/>пыль или грязь, маркер или ручка, масло, краска и т.п.), порез на Товаре, отсутствие бирки, отсутствие пломбы, отсутствие технического паспорта Товара (если применимо), растяжение звеньев в цепи как в ювелирных изделиях, так и в бижутерии.<text:line-break/>Взысканию подлежит общая сумма штрафов, исходя из всех выявленных в Товаре недостатков, о которых Исполнитель не проинформировал Заказчика, в соответствии с вышеуказанными типами штрафов.<text:line-break/>Дополнительно к штрафам, указанным выше, Исполнитель обязуется оплатить в размере до 20% стоимость обратной доставки Товара Заказчику, тарифы и стоимость доставки указываются на Портале.</text:p>
          </table:table-cell>
        </table:table-row>
        <table:table-row>
          <table:table-cell table:style-name="Таблица88.A1" office:value-type="string">
            <text:p text:style-name="P6">14.</text:p>
          </table:table-cell>
          <table:table-cell table:style-name="Таблица88.A1" office:value-type="string">
            <text:p text:style-name="P6">5.19.</text:p>
          </table:table-cell>
          <table:table-cell table:style-name="Таблица88.A1" office:value-type="string">
            <text:p text:style-name="P6">Исполнитель обязуется обеспечить сохранность Товаров, находящихся в ПВЗ. Исполнитель принимает на себя обязательство принимать все разумные и доступные меры для обеспечения сохранности, предотвращения порчи или повреждения Товара.</text:p>
          </table:table-cell>
          <table:table-cell table:style-name="Таблица88.A1" office:value-type="string">
            <text:p text:style-name="P6">А) Ответственность/штраф применяются в зависимости от Доли Подмен в Обороте ПВЗ Исполнителя за последние 30 (тридцать) календарных дней подряд оказания Услуг Исполнителем в ПВЗ:<text:line-break/>(i) от 0,2% (ноля целых двух десятых процента) от Оборота ПВЗ – предупреждение;<text:line-break/>(ii) от 0,4% (ноля целых четырех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в случае решения не в пользу Исполнителя по его обращению относительно Подмены в адрес Заказчика через Личный кабинет в соответствии с п. 12.2 Договора;<text:line-break/><text:soft-page-break/>(iii) от 0,6% (ноля целых шести десятых процента) от Оборота ПВЗ – предупреждение, а Исполнитель уплачивает Заказчику 10% (десять процентов) от Стоимости Товара, который был заменен на Подмену, и штраф в размере 0,01% (ноля целых одной сотой процента) от Оборота ПВЗ за последние 30 (тридцать) календарных дней.<text:line-break/>Штрафы применяются к Исполнителю каждые 7 (семь) календарных дней до даты снижения доли Подмен в Обороте ПВЗ до уровня менее 0,4% (ноля целых четырех десятых процента) от Оборота ПВЗ.<text:line-break/>Б) Ответственность/штраф применяются в зависимости от доли Зависших Товаров в Обороте ПВЗ за последние 30 (Тридцать) <text:soft-page-break/>календарных дней, которая учитывается Заказчиком, и если составляет:<text:line-break/>(i) от 0,1% (ноля целых одной десятых процента) включительно от Оборота ПВЗ – предупреждение;<text:line-break/>(ii) от 0,2% (ноля целых двух десятых процента) включительно от Оборота ПВЗ – предупреждение, а Заказчик вправе назначить в ПВЗ Исполнителя внеочередную инвентаризацию, на проведение которой выделяется 72 (семьдесят два) часа с момента назначения. В случае непроведения в установленные сроки дополнительной инвентаризации на Исполнителя налагается штраф в размере 10 000 рублей;<text:line-break/>(iii) от 0,4% (ноля целых четырех десятых процента) <text:soft-page-break/>включительно от Оборота ПВЗ – предупреждение, а Заказчик вправе ограничить вывод денежных средств до 1 (одного) раза в месяц, от даты превышения Исполнителем доли Зависших Товаров до установленного данным пунктом более низкого уровня по Зависшим Товарам;<text:line-break/>(iv) от 0,4% (ноля целых четырех десятых процента) включительно от Оборота ПВЗ – предупреждение и на Исполнителя налагается штраф в размере 10% (десяти процентов) от стоимости утерянного Товара, в отношении которого Исполнителем не оспорено удержание согласно условиям Договора;<text:line-break/>(v) от 1,0% (одного процента) включительно от Оборота ПВЗ – Заказчик вправе <text:soft-page-break/>применить Блокировку в соответствии с условиями Договора.</text:p>
          </table:table-cell>
        </table:table-row>
        <table:table-row>
          <table:table-cell table:style-name="Таблица88.A1" office:value-type="string">
            <text:p text:style-name="P6">15.</text:p>
          </table:table-cell>
          <table:table-cell table:style-name="Таблица88.A1" office:value-type="string">
            <text:p text:style-name="P6">5.20.</text:p>
          </table:table-cell>
          <table:table-cell table:style-name="Таблица88.A1" office:value-type="string">
            <text:p text:style-name="P6">Исполнитель обязуется выдать поступивший в ПВЗ Товар Получателям в количестве, ассортименте и комплектации в соответствии с положениями п. 5.3 Договора и требованиями, указанными в Поручениях Заказчика.</text:p>
          </table:table-cell>
          <table:table-cell table:style-name="Таблица88.A1" office:value-type="string">
            <text:p text:style-name="P6">В случае если Исполнитель отметил на Портале выдачу Товара Получателю, при этом фактически данный Товар Получателю не передал (фиктивная выдача Товара) – штраф в размере 100% от Стоимости Товара;<text:line-break/>в иных случаях:<text:line-break/>за первое нарушение – 5 000 (пять тысяч) российских рублей;<text:line-break/>за каждое следующее выявленное нарушение – 10 000 (десять тысяч) российских рублей.</text:p>
          </table:table-cell>
        </table:table-row>
        <table:table-row>
          <table:table-cell table:style-name="Таблица88.A1" office:value-type="string">
            <text:p text:style-name="P6">16.</text:p>
          </table:table-cell>
          <table:table-cell table:style-name="Таблица88.A1" office:value-type="string">
            <text:p text:style-name="P6">5.21.</text:p>
          </table:table-cell>
          <table:table-cell table:style-name="Таблица88.A1" office:value-type="string">
            <text:p text:style-name="P6">Исполнитель обязуется принимать Товар от Продавца и выдавать Товар Продавцу исключительно в присутствии Продавца либо лица, документально уполномоченного Продавцом на передачу или приемку такого Товара, под камерами видеонаблюдения, установленными в ПВЗ.</text:p>
          </table:table-cell>
          <table:table-cell table:style-name="Таблица88.A1" office:value-type="string">
            <text:p text:style-name="P6">За первое нарушение – предупреждение;<text:line-break/>за каждое следующее выявленное нарушение – 100 000 (сто тысяч) российских рублей.</text:p>
          </table:table-cell>
        </table:table-row>
        <table:table-row>
          <table:table-cell table:style-name="Таблица88.A1" office:value-type="string">
            <text:p text:style-name="P6">17.</text:p>
          </table:table-cell>
          <table:table-cell table:style-name="Таблица88.A1" office:value-type="string">
            <text:p text:style-name="P6">5.22.</text:p>
          </table:table-cell>
          <table:table-cell table:style-name="Таблица88.A1" office:value-type="string">
            <text:p text:style-name="P6">Исполнитель обязуется в любое <text:soft-page-break/>время прибытия транспортного средства с Товаром к ПВЗ в часы работы ПВЗ принимать от Заказчика/Перевозчика/Продавца и передавать Товар Заказчику/Перевозчику/Продавцу.</text:p>
          </table:table-cell>
          <table:table-cell table:style-name="Таблица88.A1" office:value-type="string">
            <text:p text:style-name="P6">За первое нарушение <text:soft-page-break/>– предупреждение;<text:line-break/>за каждое следующее выявленное нарушение 30 000 (тридцать тысяч) российских рублей.</text:p>
          </table:table-cell>
        </table:table-row>
        <table:table-row>
          <table:table-cell table:style-name="Таблица88.A1" office:value-type="string">
            <text:p text:style-name="P6">18.</text:p>
          </table:table-cell>
          <table:table-cell table:style-name="Таблица88.A1" office:value-type="string">
            <text:p text:style-name="P6">5.23.</text:p>
          </table:table-cell>
          <table:table-cell table:style-name="Таблица88.A1" office:value-type="string">
            <text:p text:style-name="P6">Исполнитель не вправе перемещать Товар, Маркетплейс-короба, Клиентские возвраты в другие ПВЗ, выносить Товар за территорию ПВЗ, если это прямо не предусмотрено Поручением Заказчика.</text:p>
          </table:table-cell>
          <table:table-cell table:style-name="Таблица88.A1" office:value-type="string">
            <text:p text:style-name="P6">За первое нарушение – предупреждение;<text:line-break/>за второе нарушение – 10 000 (десять тысяч рублей) российских рублей;<text:line-break/>за треть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row>
          <table:table-cell table:style-name="Таблица88.A1" office:value-type="string">
            <text:p text:style-name="P6">19.</text:p>
          </table:table-cell>
          <table:table-cell table:style-name="Таблица88.A1" office:value-type="string">
            <text:p text:style-name="P6">9.1.1, 9.1.2, 9.1.3, 9.1.4, 9.1.6, 9.1.8, 9.3, 9.4</text:p>
          </table:table-cell>
          <table:table-cell table:style-name="Таблица88.A1" office:value-type="string">
            <text:p text:style-name="P9"><text:span text:style-name="T5">Нарушение Исполнителем любого из или нескольких обязательств, указанных в следующих пунктах и подпунктах:<text:line-break/>9.1.1. Исполнитель обязуется оборудовать ПВЗ системой видеонаблюдения, соответствующей техническим требованиям, указанным в Регламенте состояния ПВЗ (Приложение № 3), и подключить систему к провайдеру облачного видеонаблюдения, соответствующего техническим требованиям, которые размещены </text:span><text:soft-page-break/><text:span text:style-name="T5">на сайте </text:span><text:a xlink:type="simple" xlink:href="https://pvz.wb.ru/video-connection" office:target-frame-name="_blank" xlink:show="new" text:style-name="Internet_20_link" text:visited-style-name="Visited_20_Internet_20_Link"><text:span text:style-name="T9">https://pvz.wb.ru/video-connection</text:span></text:a><text:span text:style-name="T5"> Исполнитель обязуется оборудовать ПВЗ:<text:line-break/>- при упрощенных условиях открытия ПВЗ – 1 (одной) камерой видеонаблюдения, которая должна охватывать все зоны ПВЗ, в том числе клиентскую и складскую зоны полностью. В случае если 1 (одной) камеры недостаточно для охвата всех зон ПВЗ, то Исполнитель обязуется оборудовать ПВЗ необходимым количеством камер, охватывающих всю площадь ПВЗ;<text:line-break/>- при всех остальных условиях открытия ПВЗ – не менее 3 (трех) камер видеонаблюдения. Все камеры видеонаблюдения должны осуществлять функцию видеофиксации. В случае если ПВЗ оборудован столом для подготовки Товара к возврату, то Исполнитель обязуется установить камеру видеонаблюдения на таком столе, в соответствии с техническими стандартами оборудования.<text:line-break/>Камеры должны охватывать всю площадь ПВЗ, складскую и клиентскую зоны, зоны осуществления приемки, отправки Товаров, подготовки Товаров к возврату, в том числе в Возвратные коробки. Стороны согласовали, что стол подготовки Товаров к возврату – это стол, оборудованный камерой и дополнительным светом для видеофиксации действий с </text:span><text:soft-page-break/><text:span text:style-name="T5">Товарами. Все оборудование крепится к столу посредством специального кронштейна.<text:line-break/>9.1.2. Исполнитель обязуется подключить инструмент (программу для ЭВМ) для записи монитора сотрудника Исполнителя, который предоставляется провайдерами видеонаблюдения согласно п. 9.1 Договора.<text:line-break/>9.1.3. Исполнитель обеспечивает хранение данных с камер видеонаблюдения в ПВЗ, а также записи монитора компьютера сотрудника Исполнителя в облачном хранилище провайдера видеонаблюдения в течение не менее 90 (девяноста) календарных дней в период действия Договора, а также в срок не менее 90 (девяноста) календарных дней с даты прекращения действия Договора, используя видеосервисы, представленные в Регламенте состояния ПВЗ. Исполнитель, оказывающий услуги в ПВЗ, расположенном на территории Республики Беларусь, обеспечивает хранение данных с камер видеонаблюдения, расположенных в клиентских зонах, а также записи монитора компьютера сотрудника Исполнителя, в облачном хранилище провайдера видеонаблюдения, используя видеосервисы, которые представлены в Регламенте </text:span><text:soft-page-break/><text:span text:style-name="T5">Состояния ПВЗ, в течение не более 30 (тридцати) календарных дней в период срока действия Договора и не более 30 (тридцати) календарных дней с даты прекращения срока действия Договора.<text:line-break/>9.1.4. Исполнитель обязан проверять ежедневно до начала работы и приема/обработки Товаров работу всех камер видеонаблюдения, которые всегда должны быть подключены к электросети и сети Интернет, и корректность данных на видеозаписи (дата и время), которые должны соответствовать реальной дате и времени, указанной на Портале.<text:line-break/>9.1.6. Исполнитель предоставляет Заказчику право на полный доступ через web-интерфейс Портала к аудио-, видеотрансляциям, потоковому видео с камер видеонаблюдения в режиме реального времени (стриму/web-трансляции) и к сохраненным данным с камер видеонаблюдения (видеоархиву), посредством передачи сведений, содержащих адрес электронного ресурса в сети интернет (ссылка), согласно установленным срокам хранения видеозаписи, с момента начала оказания Услуг в ПВЗ (активации ПВЗ), и до окончания срока действия Договора, с правом </text:span><text:soft-page-break/><text:span text:style-name="T5">Заказчика на обработку/хранение/копирование информации, полученной с камер видеонаблюдения, в том числе у лица, оказывающего Исполнителю услуги по предоставлению сервиса видеонаблюдения и/или обработки аудио-, видеозаписей и/или их хранению.<text:line-break/>9.3. Исполнитель обеспечивает непрерывную работу камер видеонаблюдения в ПВЗ. В случае обнаружения неисправности или некорректной работы системы видеонаблюдения Исполнитель обязуется устранить неисправность (организовать устранение) в течение 30 (тридцати) минут с момента ее обнаружения.<text:line-break/>9.4. Меры по организации Исполнителем видеонаблюдения в ПВЗ, по хранению/обработке/копированию/предоставлению Заказчику данных с камер видеонаблюдения предпринимаются исключительно в целях исполнения Договора, обеспечения сохранности Товаров, контроля за поступлением/передвижением Товаров в ПВЗ, а также в целях безопасности лиц, находящихся в ПВЗ.<text:line-break/>9.4.1. Видеонаблюдение в ПВЗ должно осуществляться открыто, Исполнитель обязан разместить информационные таблички с </text:span><text:soft-page-break/><text:span text:style-name="T5">изображением видеокамеры и надписью: «Ведется видеонаблюдение» в зонах видимости камер на стенах ПВЗ.<text:line-break/>9.4.2. Исполнитель обязан информировать всех сотрудников Исполнителя при приеме на работу об осуществлении видеонаблюдения в ПВЗ.<text:line-break/>9.4.3. Исполнителю категорически запрещается распространять в сети Интернет любую информацию, дискредитирующую Заказчика, в том числе видеозаписи, потоковую трансляцию видео- или аудиоматериалов в режиме реального времени (стриминг) любых процессов работы ПВЗ, содержащих изображение или голоса посетителей ПВЗ, а также их персональные данные, включая содержимое отправленных Товаров, адреса и другое.<text:line-break/>9.4.4. Исполнитель обязан придерживаться этических норм и делового стиля общения, уважать права и свободы, честь, достоинство и деловую репутацию Заказчика, Клиентов и третьих лиц.</text:span></text:p>
          </table:table-cell>
          <table:table-cell table:style-name="Таблица88.A1" office:value-type="string">
            <text:p text:style-name="P6">За каждое выявленное нарушение – 10 000 (десять тысяч) российских рублей.</text:p>
          </table:table-cell>
        </table:table-row>
        <table:table-row>
          <table:table-cell table:style-name="Таблица88.A1" office:value-type="string">
            <text:p text:style-name="P6">20.</text:p>
          </table:table-cell>
          <table:table-cell table:style-name="Таблица88.A1" office:value-type="string">
            <text:p text:style-name="P6">9.1.5, 9.1.7, 9.1.9, 9.1.10, 9.2.</text:p>
          </table:table-cell>
          <table:table-cell table:style-name="Таблица88.A1" office:value-type="string">
            <text:p text:style-name="P6">Нарушение Исполнителем любого из или нескольких обязательств, указанных в следующих пунктах и подпунктов:<text:line-break/>9.1.5. Допускается использование только одного провайдера сервиса видеонаблюдения для одного ПВЗ.<text:line-break/><text:soft-page-break/>9.1.7. Исполнитель предоставляет Заказчику через Портал актуальные данные для входа в личный кабинет пользователя выбранного видеосервиса (логин, пароль).<text:line-break/>9.1.9. Исполнитель обязуется предоставить возможность идентифицировать камеры ПВЗ по ID (например, путем присвоения камерам названия в виде: «ID Исполнителя / № камеры / наименование зоны», как, например, «ID-1 – складская зона», «ID-2 – клиентская зона», «ID-3 – рабочий стол Сотрудника ПВЗ», «ID-4 – стол подготовки Товаров к возврату», а также сменить название группы камер на ID ПВЗ).<text:line-break/>9.1.10. Исполнитель обязуется совершать все действия с Товаром исключительно под камерами видеонаблюдения в ПВЗ, обеспечивая возможность отследить Товар с момента его приемки и до момента его возврата, выдачи или при совершении подготовки Товаров к возврату, в случаях, когда ПВЗ оборудован столом для подготовки Товаров к возврату.<text:line-break/>9.2. В случае неисполнения или ненадлежащего исполнения Исполнителем пунктов 9.1, 9.2, 9.3 Договора, а также в случае технического сбоя в работе камер видеонаблюдения или при <text:soft-page-break/>наступлении любых иных обстоятельств, при которых у Заказчика будет отсутствовать доступ к данным с камер видеонаблюдения, Исполнитель обязуется в течение 3 (трех) часов с момента получения запроса Заказчика предоставить видеоматериалы с камер видеонаблюдения, установленных на ПВЗ, за запрашиваемый Заказчиком период времени.<text:line-break/>9.2.1. Запрос о предоставлении видеоматериалов с камер видеонаблюдения ПВЗ может быть направлен Исполнителю любым доступным способом, в том числе через ЛК Исполнителя, предусмотренным условиями Договора.<text:line-break/>9.2.2. В случае отсутствия в представленных Исполнителем видеоматериалах сведений о дате и времени совершения видеозаписи и/или в случае, если установленные на камере видеонаблюдения дата и время (часы и минуты) не соответствуют реальной дате или времени, указанной на Портале, видеоматериалы считаются не предоставленными Исполнителем. За первое нарушение – предупреждение;<text:line-break/>за каждое следующее выявленное нарушение – 10 000 (десять тысяч) российских рублей.</text:p>
          </table:table-cell>
          <table:table-cell table:style-name="Таблица88.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ext:soft-page-break/>
        <table:table-row>
          <table:table-cell table:style-name="Таблица88.A1" office:value-type="string">
            <text:p text:style-name="P6">21.</text:p>
          </table:table-cell>
          <table:table-cell table:style-name="Таблица88.A1" office:value-type="string">
            <text:p text:style-name="P6">Раздел 10</text:p>
          </table:table-cell>
          <table:table-cell table:style-name="Таблица88.A1" office:value-type="string">
            <text:p text:style-name="P6">Нарушение Исполнителем обязательств, установленных разделом 10 Договора (Обработка персональных данных).</text:p>
          </table:table-cell>
          <table:table-cell table:style-name="Таблица88.A1" office:value-type="string">
            <text:p text:style-name="P5">За первое нарушение – предупреждение;<text:line-break/>за второе нарушение – 50 000 (пятьдесят тысяч) российских рублей;<text:line-break/>за каждое следующее выявленное нарушение – 100 000 (сто тысяч) российских рублей.</text:p>
          </table:table-cell>
        </table:table-row>
      </table:table>
      <table:table table:name="Таблица89" table:style-name="Таблица89">
        <table:table-column table:style-name="Таблица89.A"/>
        <table:table-column table:style-name="Таблица89.B"/>
        <table:table-column table:style-name="Таблица89.C"/>
        <table:table-column table:style-name="Таблица89.D"/>
        <table:table-header-rows>
          <table:table-row>
            <table:table-cell table:style-name="Таблица89.A1" office:value-type="string">
              <text:p text:style-name="P8">№ <text:span text:style-name="T6">строки</text:span></text:p>
            </table:table-cell>
            <table:table-cell table:style-name="Таблица89.A1" office:value-type="string">
              <text:p text:style-name="P8">№ <text:span text:style-name="T6">раздела или пп. Договора</text:span></text:p>
            </table:table-cell>
            <table:table-cell table:style-name="Таблица89.A1" office:value-type="string">
              <text:p text:style-name="P4">Приложение №2 (Правила оказания услуг)</text:p>
            </table:table-cell>
            <table:table-cell table:style-name="Таблица89.A1" office:value-type="string">
              <text:p text:style-name="P4">ОТВЕТСТВЕННОСТЬ / РАЗМЕР ШТРАФОВ</text:p>
            </table:table-cell>
          </table:table-row>
        </table:table-header-rows>
        <table:table-row>
          <table:table-cell table:style-name="Таблица89.A1" office:value-type="string">
            <text:p text:style-name="P6">22.</text:p>
          </table:table-cell>
          <table:table-cell table:style-name="Таблица89.A1" office:value-type="string">
            <text:p text:style-name="P6">2.2, 2.2.1.</text:p>
          </table:table-cell>
          <table:table-cell table:style-name="Таблица89.A1" office:value-type="string">
            <text:p text:style-name="P6">2.2. Исполнитель обязан осуществить приемку Товаров, полученных им в ПВЗ, путем считывания штрих-кодов и маркировок КИЗ (контрольно-идентификационные знаки) Товаров и направление сведений о таком считывании Заказчику посредством Портала.<text:line-break/>2.2.1. В случае невозможности считывания маркировки КИЗ Товара по причине ее отсутствия, повреждения, либо наличия иных идентификационных знаков/этикеток, нанесенных поверх маркировки КИЗ, Исполнитель обязуется сообщить Заказчику посредством Портала о невозможности считывания такой маркировки КИЗ Товара с <text:soft-page-break/>предоставлением фотоматериалов, подтверждающих невозможность считывания.</text:p>
          </table:table-cell>
          <table:table-cell table:style-name="Таблица8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89.A1" office:value-type="string">
            <text:p text:style-name="P6">23.</text:p>
          </table:table-cell>
          <table:table-cell table:style-name="Таблица89.A1" office:value-type="string">
            <text:p text:style-name="P6">2.4, 2.4.1, 2.4.2.</text:p>
          </table:table-cell>
          <table:table-cell table:style-name="Таблица89.A1" office:value-type="string">
            <text:p text:style-name="P6">Исполнитель обязуется подготовить для передачи и направить на Склад Клиентские возвраты, не востребованные Клиентом Товары, Товары, Поручения на которые были отменены посредством Портала, либо Товары, доставленные на ПВЗ Исполнителя ошибочно, не по адресу (статусы на Портале: Излишки/Ошибочные доставки/Ошибочный ПВЗ), путем физического вложения указанного Товара Исполнителем в Возвратную коробку в течение 24 (двадцати четырех) часов с момента:<text:line-break/>• отказа от Товара Клиентом или<text:line-break/>• истечения срока, когда Товар мог быть получен на ПВЗ Исполнителя, или<text:line-break/>• отмены Поручения.<text:line-break/>2.4.1. Подготовленные Возвратные коробки с Товарами, предназначенными для возврата на Склад, должны быть размещены в Клиентской зоне ПВЗ в случае, если возвратные коробки отправляются на Склад из регионов места расположения, указанных в Дополнении № 1 к Приложению № 2, то Исполнитель обязуется упаковать их в стретч-пленку. Если Возвратные коробки будут находиться в Складской зоне ПВЗ, Товары будут <text:soft-page-break/>считаться не подготовленными для возврата на Склад.<text:line-break/>Исполнитель несет ответственность в соответствии с Приложением № 4 Договора, также в случае, если неверный Товар вложен в Возвратную коробку, т.е. Товар, не предназначенный к возврату из ПВЗ на Склад.<text:line-break/>2.4.2. Факт передачи Исполнителю Товаров и передачи Исполнителем возвращаемых или невостребованных Товаров отражается на Портале на основании данных, полученных Заказчиком от Исполнителя в порядке, предусмотренном настоящим разделом. Стороны признают, что данные на Портале являются достаточным и надлежащим доказательством факта передачи Исполнителю Товаров.</text:p>
          </table:table-cell>
          <table:table-cell table:style-name="Таблица89.A1" office:value-type="string">
            <text:p text:style-name="P6">Штраф в размере 100% (ста процентов) от Стоимости Товара,<text:line-break/>за второе и каждое следующее нарушение – в размере 120% от Стоимости Товара.</text:p>
          </table:table-cell>
        </table:table-row>
        <table:table-row>
          <table:table-cell table:style-name="Таблица89.A1" office:value-type="string">
            <text:p text:style-name="P6">24.</text:p>
          </table:table-cell>
          <table:table-cell table:style-name="Таблица89.A1" office:value-type="string">
            <text:p text:style-name="P6">3.1.</text:p>
          </table:table-cell>
          <table:table-cell table:style-name="Таблица89.A1" office:value-type="string">
            <text:p text:style-name="P6">Если это указано в соответствующих Поручениях, то Исполнитель обязуется оказывать услуги по подготовке Товаров к возврату, которая может включать в себя, как упаковку Товара в сейф-пакет с использованием стикера, так и перестикеровку (наклейку стикера на уже имеющийся пакет, коробку, упаковку и т.п. Товара), в целях обеспечения сохранности Товаров при транспортировке и доставке;</text:p>
          </table:table-cell>
          <table:table-cell table:style-name="Таблица89.A1" office:value-type="string">
            <text:p text:style-name="P6">При неоказании Исполнителем услуги по подготовке Товаров к возврату:<text:line-break/>за первое нарушение – предупреждение;<text:line-break/>за второе нарушение – 10 000 (десять тысяч) российских рублей;<text:line-break/>за каждое следующее выявленное <text:soft-page-break/>нарушение – 30 000 (тридцать тысяч) российских рублей;<text:line-break/>Исключением для применения ответственности являются случаи, когда у Исполнителя отсутствует материал для упаковки на ПВЗ, но не более, чем 2 (два) рабочих дня.</text:p>
          </table:table-cell>
        </table:table-row>
        <table:table-row>
          <table:table-cell table:style-name="Таблица89.A1" office:value-type="string">
            <text:p text:style-name="P6">25.</text:p>
          </table:table-cell>
          <table:table-cell table:style-name="Таблица89.A1" office:value-type="string">
            <text:p text:style-name="P6">3.4.</text:p>
          </table:table-cell>
          <table:table-cell table:style-name="Таблица89.A1" office:value-type="string">
            <text:p text:style-name="P6">При оказании услуг по подготовке Товара к возврату Исполнитель должен действовать в соответствии с Поручением Заказчика, в том числе, соблюдать правила и инструкции по подготовке к возврату, находящиеся на Портале, осуществлять корректную подготовку Товаров, исключать случаи неправильно сделанной упаковки (использование неверных сейф-пакетов или не верная перестикеровка и т.п.), а также упаковки в сейф-пакет в тех случаях, когда она не была указана в Поручении и отражать в системе корректную информацию об использовании расходных материалов для подготовки Товаров к возврату. Исполнитель обязуется не допускать неверного формирования возвратного короба с Товарами, наличие лишних/не нужных вложений в коробе, не <text:soft-page-break/>относящихся к Товару, подготовленному к возврату.</text:p>
          </table:table-cell>
          <table:table-cell table:style-name="Таблица89.A1" office:value-type="string">
            <text:p text:style-name="P6">Из Вознаграждения Исполнителя вычитается стоимость услуг по подготовке Товаров к возврату, которая была сделана некорректно, неправильно, с использованием неверного упаковочного материала, не была необходима, не верно отражена информация о расходных материалах;<text:line-break/>За каждое второе нарушение, помимо удержания стоимости услуги, при формирования <text:soft-page-break/>возвратного короба неверно, после получения предупреждения - 10 000 (десять тысяч) российских рублей;<text:line-break/>За каждое третье и последующее нарушение, помимо удержания стоимости услуги – 50 000 (пятьдесят тысяч) российских рублей;</text:p>
          </table:table-cell>
        </table:table-row>
        <table:table-row>
          <table:table-cell table:style-name="Таблица89.A1" office:value-type="string">
            <text:p text:style-name="P6">26.</text:p>
          </table:table-cell>
          <table:table-cell table:style-name="Таблица89.A1" office:value-type="string">
            <text:p text:style-name="P6">4.2.</text:p>
          </table:table-cell>
          <table:table-cell table:style-name="Таблица89.A1" office:value-type="string">
            <text:p text:style-name="P6">Исполнитель обязуется не допускать в ПВЗ образования очереди от 6 (шести) и более Клиентов, ожидающих получения Товаров. Исполнитель самостоятельно, с учетом сезонности и текущей нагрузки на ПВЗ, определяет необходимое количество лиц, действующих на стороне Исполнителя, задействованных в ПВЗ, для целей своевременного и качественного обслуживания Клиентов/Продавцов.</text:p>
          </table:table-cell>
          <table:table-cell table:style-name="Таблица8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89.A1" office:value-type="string">
            <text:p text:style-name="P6">27.</text:p>
          </table:table-cell>
          <table:table-cell table:style-name="Таблица89.A1" office:value-type="string">
            <text:p text:style-name="P6">4.3.</text:p>
          </table:table-cell>
          <table:table-cell table:style-name="Таблица89.A1" office:value-type="string">
            <text:p text:style-name="P6">Все взаиморасчеты между Заказчиком и Клиентом должны производиться Исполнителем исключительно дистанционным способом через Портал.</text:p>
          </table:table-cell>
          <table:table-cell table:style-name="Таблица89.A1" office:value-type="string">
            <text:p text:style-name="P6">В случае выявления фактов принятия оплаты Исполнителем иными способами, помимо предусмотренных Порталом, в том числе наличными <text:soft-page-break/>денежными средствами:<text:line-break/>за первое нарушение – предупреждение;<text:line-break/>за каждое следующее выявленное нарушение – 10 000 (десять тысяч) российских рублей, при этом Исполнитель обязуется также вернуть Заказчику стоимость Товара, оплата которого была принята Исполнителем с нарушением условий настоящего пункта. Заказчик вправе удержать Стоимость Товара при выплате Вознаграждения Исполнителю.</text:p>
          </table:table-cell>
        </table:table-row>
        <table:table-row>
          <table:table-cell table:style-name="Таблица89.A1" office:value-type="string">
            <text:p text:style-name="P6">28.</text:p>
          </table:table-cell>
          <table:table-cell table:style-name="Таблица89.A1" office:value-type="string">
            <text:p text:style-name="P6">4.4.</text:p>
          </table:table-cell>
          <table:table-cell table:style-name="Таблица89.A1" office:value-type="string">
            <text:p text:style-name="P6">Исполнитель обязуется при выдаче Товаров Клиентам в ПВЗ и путем курьерской доставки предоставить последнему полиэтиленовый пакет, дизайн, цвет и изображение которого соответствует указанным Заказчиком характеристикам, в количестве, соответствующем указанному в Инструкциях, сделав об <text:soft-page-break/>этом отметку на Портале. Заказчик предоставляет пакеты Исполнителю согласно условиям, указанным на Портале.</text:p>
          </table:table-cell>
          <table:table-cell table:style-name="Таблица89.A1" office:value-type="string">
            <text:p text:style-name="P6">В том числе невыдача / неверная выдача / выдача без отметки на Портале или иные нарушения со стороны Исполнителя:<text:line-break/>за первое <text:soft-page-break/>нарушение – предупреждение;<text:line-break/>за второе нарушение – 10 000 (десять тысяч) российских рублей;<text:line-break/>за каждое следующее выявленное нарушение – 50 000 (пятьдесят тысяч) российских рублей.</text:p>
          </table:table-cell>
        </table:table-row>
        <table:table-row>
          <table:table-cell table:style-name="Таблица89.A1" office:value-type="string">
            <text:p text:style-name="P6">29.</text:p>
          </table:table-cell>
          <table:table-cell table:style-name="Таблица89.A1" office:value-type="string">
            <text:p text:style-name="P6">4.6.</text:p>
          </table:table-cell>
          <table:table-cell table:style-name="Таблица89.A1" office:value-type="string">
            <text:p text:style-name="P6">Исполнитель обязуется осуществить проверку паспорта Клиента или иных документов, удостоверяющих возраст Клиента при выдаче Товаров, имеющих возрастные ограничения, предусмотренные текущим законодательством страны, в которой находится ПВЗ Исполнителя. В случае выявления несоответствия возраста, необходимого установленному законодательством, согласно предъявленным документам от Клиента и/или в случае, отказа Клиента от подтверждения возраста Исполнитель обязан отказать в выдаче Товара Клиенту.</text:p>
          </table:table-cell>
          <table:table-cell table:style-name="Таблица89.A1" office:value-type="string">
            <text:p text:style-name="P6">За первое нарушение – предупреждение;<text:line-break/>за второе нарушение – 3 000 (три тысячи) российских рублей;<text:line-break/>за третье и последующие нарушения - 5 000 (пять тысяч) российских рублей.<text:line-break/>Если Заказчику будут предъявлены штрафы со стороны государственных органов за нарушение законодательства, связанного с возрастными ограничениями для Товаров, Заказчик вправе взыскать <text:soft-page-break/>любые штрафы, пени и иные убытки с Исполнителя.</text:p>
          </table:table-cell>
        </table:table-row>
        <table:table-row>
          <table:table-cell table:style-name="Таблица89.A1" office:value-type="string">
            <text:p text:style-name="P6">30.</text:p>
          </table:table-cell>
          <table:table-cell table:style-name="Таблица89.A1" office:value-type="string">
            <text:p text:style-name="P6">6.2.</text:p>
          </table:table-cell>
          <table:table-cell table:style-name="Таблица89.A1" office:value-type="string">
            <text:p text:style-name="P6">Исполнитель обязан не реже 1 (одного) раза в 30 (тридцать) календарных дней проводить инвентаризацию Товаров в ПВЗ посредством Портала с обязательной фиксацией проводимой инвентаризации на камеры видеонаблюдения. При проведении инвентаризации должны быть отсканированы (обработаны) штрихкоды всех числящихся в ПВЗ Товаров, а статусы Товаров должны быть отражены на Портале. Нормативная продолжительность времени проведения инвентаризации составляет 24 (двадцать четыре) часа с момента начала инвентаризации.<text:line-break/>В случае если Исполнитель не проводит инвентаризацию Товаров в ПВЗ в установленные настоящим пунктом сроки, Товары, числящиеся в ПВЗ, начиная со дня следующего за последним представленным для инвентаризации днем, считаются утраченными.</text:p>
          </table:table-cell>
          <table:table-cell table:style-name="Таблица89.A1" office:value-type="string">
            <text:p text:style-name="P6">За каждое выявленное нарушение – 50 000 (пятьдесят тысяч) российских рублей.</text:p>
          </table:table-cell>
        </table:table-row>
        <table:table-row>
          <table:table-cell table:style-name="Таблица89.A1" office:value-type="string">
            <text:p text:style-name="P6">31.</text:p>
          </table:table-cell>
          <table:table-cell table:style-name="Таблица89.A1" office:value-type="string">
            <text:p text:style-name="P6">6.4.<text:line-break/>6.4.1.</text:p>
          </table:table-cell>
          <table:table-cell table:style-name="Таблица89.A1" office:value-type="string">
            <text:p text:style-name="P6">Исполнитель обязуется по требованию Заказчика предоставить видеоматериалы с камер видеонаблюдения, установленных на ПВЗ, в течение 6 (шести) часов с момента направления требования Исполнителю за запрашиваемый <text:soft-page-break/>Заказчиком период времени.<text:line-break/>6.4.1. Заказчик вправе запрашивать у Исполнителя видеозаписи с камер видеонаблюдения и фотографии в отношении Товаров, указанных в Поручении, подтверждающие любые факты обработки таких Товаров в конкретном ПВЗ.<text:line-break/>Исполнитель обязан предоставить запрошенные видеозаписи и/или фотографии в течение 48 (сорока восьми) часов с момента направления Заказчиком запроса.</text:p>
          </table:table-cell>
          <table:table-cell table:style-name="Таблица89.A1" office:value-type="string">
            <text:p text:style-name="P6">6.4. За каждое выявленное нарушение – 10 000 (десять тысяч) российских рублей;<text:line-break/>6.4.1. За каждое выявленное <text:soft-page-break/>нарушение – 100% от Стоимости Товара;</text:p>
          </table:table-cell>
        </table:table-row>
        <table:table-row>
          <table:table-cell table:style-name="Таблица89.A1" office:value-type="string">
            <text:p text:style-name="P6">32.</text:p>
          </table:table-cell>
          <table:table-cell table:style-name="Таблица89.A1" office:value-type="string">
            <text:p text:style-name="P6">6.6.</text:p>
          </table:table-cell>
          <table:table-cell table:style-name="Таблица89.A1" office:value-type="string">
            <text:p text:style-name="P6">Исполнитель обязуется не допускать накопления, нагромождения в ПВЗ посторонних предметов и мусора. Исполнитель вправе размещать на территории Клиентской зоны ПВЗ Возвратные коробки с Товаром и вторсырье (отходы производства и потребления: бумага и картон и т.п.) в собранном, сложенном виде, предназначенное для возврата Заказчику.<text:line-break/>Заказчик вправе проводить проверки выполнения требований данного пункта по своей инициативе или на основании жалоб Клиентов.</text:p>
          </table:table-cell>
          <table:table-cell table:style-name="Таблица89.A1" office:value-type="string">
            <text:p text:style-name="P6">За первое нарушение – предупреждение;<text:line-break/>за каждое следующее выявленное нарушение – 10 000 (десять тысяч) российских рублей.</text:p>
          </table:table-cell>
        </table:table-row>
        <table:table-row>
          <table:table-cell table:style-name="Таблица89.A1" office:value-type="string">
            <text:p text:style-name="P6">33.</text:p>
          </table:table-cell>
          <table:table-cell table:style-name="Таблица89.A1" office:value-type="string">
            <text:p text:style-name="P3"/>
          </table:table-cell>
          <table:table-cell table:style-name="Таблица89.A1" office:value-type="string">
            <text:p text:style-name="P6">За иные нарушения Правил оказания услуг, не поименованные в Приложении № 2.</text:p>
          </table:table-cell>
          <table:table-cell table:style-name="Таблица89.A1" office:value-type="string">
            <text:p text:style-name="P5">За первое нарушение – предупреждение;<text:line-break/>за второе нарушение – 5 000 (пять тысяч) российских рублей;<text:line-break/>за каждое <text:soft-page-break/>следующее выявленное нарушение – 10 000 (десять тысяч) российских рублей.</text:p>
          </table:table-cell>
        </table:table-row>
      </table:table>
      <table:table table:name="Таблица90" table:style-name="Таблица90">
        <table:table-column table:style-name="Таблица90.A"/>
        <table:table-column table:style-name="Таблица90.B"/>
        <table:table-column table:style-name="Таблица90.C"/>
        <table:table-column table:style-name="Таблица90.D"/>
        <table:table-header-rows>
          <table:table-row>
            <table:table-cell table:style-name="Таблица90.A1" office:value-type="string">
              <text:p text:style-name="P8">№ <text:span text:style-name="T6">строки</text:span></text:p>
            </table:table-cell>
            <table:table-cell table:style-name="Таблица90.A1" office:value-type="string">
              <text:p text:style-name="P8">№ <text:span text:style-name="T6">раздела или пп. Договора</text:span></text:p>
            </table:table-cell>
            <table:table-cell table:style-name="Таблица90.A1" office:value-type="string">
              <text:p text:style-name="P4">Приложение №3 (Регламент состояния ПВЗ)</text:p>
            </table:table-cell>
            <table:table-cell table:style-name="Таблица90.A1" office:value-type="string">
              <text:p text:style-name="P4">ОТВЕТСТВЕННОСТЬ / РАЗМЕР ШТРАФОВ</text:p>
            </table:table-cell>
          </table:table-row>
        </table:table-header-rows>
        <table:table-row>
          <table:table-cell table:style-name="Таблица90.A1" office:value-type="string">
            <text:p text:style-name="P6">34.</text:p>
          </table:table-cell>
          <table:table-cell table:style-name="Таблица90.A1" office:value-type="string">
            <text:p text:style-name="P6">3.7.</text:p>
          </table:table-cell>
          <table:table-cell table:style-name="Таблица90.A1" office:value-type="string">
            <text:p text:style-name="P6">Исполнитель с момента начала оказания Услуг обязуется разместить на фасаде ПВЗ вывеску и панель-кронштейн, а Исполнитель, местом регистрации которого является Республика Казахстан также обязуется разместить дескриптор на вывеске, в дизайне вывески и панель-кронштейна должны использоваться только товарный знак WILDBERRIES и/или WB (далее – Фирменная вывеска), принадлежащий Заказчику. Исполнитель обязуется обеспечить исправное состояние Фирменной вывески и подключение к сети электропитания, при этом все буквы на Фирменной вывеске должны подсвечиваться.</text:p>
          </table:table-cell>
          <table:table-cell table:style-name="Таблица90.A1" office:value-type="string">
            <text:p text:style-name="P6">За первое нарушение – предупреждение;<text:line-break/>за второе нарушение – 10 000 (десять тысяч) российских рублей;<text:line-break/>за каждое следующее выявленное нарушение – 30 000 (тридцать тысяч) российских рублей.</text:p>
          </table:table-cell>
        </table:table-row>
        <table:table-row>
          <table:table-cell table:style-name="Таблица90.A1" office:value-type="string">
            <text:p text:style-name="P6">35.</text:p>
          </table:table-cell>
          <table:table-cell table:style-name="Таблица90.A1" office:value-type="string">
            <text:p text:style-name="P6">3.15.1.</text:p>
          </table:table-cell>
          <table:table-cell table:style-name="Таблица90.A1" office:value-type="string">
            <text:p text:style-name="P6">Отказ Исполнителя от установки электромеханического/электромагнитного замка со встроенным контроллером силами Заказчика по предварительно согласованной Сторонами заявке.<text:line-break/>Отсутствие со стороны Исполнителя <text:soft-page-break/>подключения электромеханического/электромагнитного замка со встроенным контроллером к сети электропитания, работоспособности или функционирующего замка в любое время оказания услуг по Договору.</text:p>
          </table:table-cell>
          <table:table-cell table:style-name="Таблица90.A1" office:value-type="string">
            <text:p text:style-name="P5">За первое нарушение - штраф в размере 5 000 (пять тысяч) российских рублей;<text:line-break/>за второе нарушение – штраф в размере 10 <text:soft-page-break/>000 (десять тысяч) российских рублей;<text:line-break/>за каждое следующее выявленное нарушение – штраф в размере 30 000 (тридцать тысяч) российских рублей.</text:p>
          </table:table-cell>
        </table:table-row>
      </table:table>
      <table:table table:name="Таблица91" table:style-name="Таблица91">
        <table:table-column table:style-name="Таблица91.A"/>
        <table:table-column table:style-name="Таблица91.B"/>
        <table:table-row>
          <table:table-cell table:style-name="Таблица91.A1" office:value-type="string">
            <text:p text:style-name="P3"/>
          </table:table-cell>
          <table:table-cell table:style-name="Таблица91.A1" office:value-type="string">
            <text:p text:style-name="P7"><text:span text:style-name="Strong_20_Emphasis"><text:span text:style-name="T3">Приложение № 5</text:span></text:span></text:p>
          </table:table-cell>
        </table:table-row>
        <table:table-row>
          <table:table-cell table:style-name="Таблица91.A1" office:value-type="string">
            <text:p text:style-name="P3"/>
          </table:table-cell>
          <table:table-cell table:style-name="Таблица91.A1" office:value-type="string">
            <text:p text:style-name="P7"><text:span text:style-name="Strong_20_Emphasis"><text:span text:style-name="T3">к Оферте об оказании услуг в ПВЗ</text:span></text:span></text:p>
          </table:table-cell>
        </table:table-row>
        <table:table-row>
          <table:table-cell table:style-name="Таблица91.A1" office:value-type="string">
            <text:p text:style-name="P3"/>
          </table:table-cell>
          <table:table-cell table:style-name="Таблица91.A1" office:value-type="string">
            <text:p text:style-name="P7"><text:span text:style-name="Strong_20_Emphasis"><text:span text:style-name="T3">Услуга WB Track</text:span></text:span></text:p>
          </table:table-cell>
        </table:table-row>
      </table:table>
      <text:p text:style-name="P19">Приложение № 5 содержит порядок и условия оказания Услуги WB Track, дополняет Оферту об оказании услуг в ПВЗ в части, необходимой для Услуги WB Track, и является обязательным для Исполнителей, оказывающих такую Услугу.</text:p>
      <text:p text:style-name="P11"><text:span text:style-name="Strong_20_Emphasis"><text:span text:style-name="T3">Раздел 1. Термины и определения Оферты</text:span></text:span></text:p>
      <text:p text:style-name="P13"><text:span text:style-name="Strong_20_Emphasis"><text:span text:style-name="T3">1.50. Объявленная ценность </text:span></text:span><text:span text:style-name="T4">— сумма от 1 000 (одной тысячи) до 25 000 (двадцати пяти тысяч) российских рублей, которую сообщает Отправитель Исполнителю при оформлении Отправления, определяемая им самостоятельно.</text:span></text:p>
      <text:p text:style-name="P13"><text:span text:style-name="Strong_20_Emphasis"><text:span text:style-name="T3">1.51. Отправитель WB Track или Отправитель </text:span></text:span><text:span text:style-name="T4">— физическое лицо, Клиент Торговой площадки, который передал Исполнителю отправление WB Track для оформления доставки в соответствии с правилами и инструкциями и оплатил услугу WB Track.</text:span></text:p>
      <text:p text:style-name="P13"><text:span text:style-name="Strong_20_Emphasis"><text:span text:style-name="T3">1.52. Отправление WB Track </text:span></text:span><text:span text:style-name="T4">— вложения документарного и недокументарного характера, принимаемые в индивидуальных транспортировочных упаковках и пересылаемые в одной оформленной доставке от одного Клиента/Получателя к другому.</text:span></text:p>
      <text:p text:style-name="P13"><text:soft-page-break/><text:span text:style-name="Strong_20_Emphasis"><text:span text:style-name="T3">1.53. Получатель Отправления WB Track, или Получатель, </text:span></text:span><text:span text:style-name="T4">— физическое лицо, Клиент Торговой площадки, которому Отправитель направляет для получения Отправление WB Track.</text:span></text:p>
      <text:p text:style-name="P13"><text:span text:style-name="Strong_20_Emphasis"><text:span text:style-name="T3">1.53. Услуга WB Track </text:span></text:span><text:span text:style-name="T4">– услуга, оказываемая Исполнителем по Договору, в том числе приемка Отправлений WB Track от Отправителя, выдача Получателю Отправления WB Track, подготовка Отправления WB Track к отправке и иные действия, для которых Исполнитель использует Портал и действует в соответствии с Инструкциями и иными документами Заказчика, размещенными на Портале.</text:span></text:p>
      <text:p text:style-name="P13"><text:span text:style-name="Strong_20_Emphasis"><text:span text:style-name="T3">1.55. Push-уведомление </text:span></text:span><text:span text:style-name="T4">— уведомление, направляемое в личный кабинет Отправителя на Торговой площадке, содержащее информацию об Отправителе, Получателе Отправления WB Track, адресе пункта назначения, габаритах, характере, Объявленной ценности Отправления WB Track, стоимости доставки и иную информацию, а также содержащее модальное окно с возможностью согласиться с условиями доставки Отправления WB Track. Push-уведомление сохраняется в личном кабинете Отправителя до момента получения Отправления WB Track Получателем или до момента истечения срока хранения Отправления WB Track в случае, если Получатель его не забрал или отказался от его получения.</text:span></text:p>
      <text:p text:style-name="P13"><text:span text:style-name="Strong_20_Emphasis"><text:span text:style-name="T3">1.56. Упаковка </text:span></text:span><text:span text:style-name="T4">— индивидуальный транспортировочный сейф-пакет размера S, M, L (далее — сейф-пакеты), картонный короб, картонный конверт и иные виды и типы, предоставляемые Заказчиком Исполнителю на условиях, указанных на Портале. Для упаковки Отправления WB Track Исполнитель обязан предоставить упаковку Отправителю, предварительно просканировав информацию о выдаче упаковки через Портал.</text:span></text:p>
      <text:p text:style-name="P11"><text:span text:style-name="Strong_20_Emphasis"><text:span text:style-name="T3">Раздел 2. Порядок оказания Услуги WB Track</text:span></text:span></text:p>
      <text:p text:style-name="P13"><text:span text:style-name="Strong_20_Emphasis"><text:span text:style-name="T3">2.1. </text:span></text:span><text:span text:style-name="T4">Отправление WB Track оформляется путем предоставления Исполнителю информации об Отправителе, Получателе, адресе пункта </text:span><text:soft-page-break/><text:span text:style-name="T4">назначения, габаритах, характере, Объявленной ценности Отправления WB Track и иной необходимой информации.</text:span></text:p>
      <text:p text:style-name="P13"><text:span text:style-name="Strong_20_Emphasis"><text:span text:style-name="T3">2.2. </text:span></text:span><text:span text:style-name="T4">При приеме и оформлении Отправления WB Track Исполнитель запрашивает у Отправителя QR-код из мобильного приложения Торговой площадки. При непредъявлении Отправителем и/или невозможности считать указанный QR-код Услуга WB Track не может быть оказана Исполнителем.</text:span></text:p>
      <text:p text:style-name="P13"><text:span text:style-name="Strong_20_Emphasis"><text:span text:style-name="T3">2.3. </text:span></text:span><text:span text:style-name="T4">Также при передаче Отправления Исполнителю Отправитель называет номер телефона Получателя. В случае если Исполнителю не удается идентифицировать Получателя по номеру телефона при оформлении Отправления WB Track, то Отправление WB Track к доставке не принимается.</text:span></text:p>
      <text:p text:style-name="P13"><text:span text:style-name="Strong_20_Emphasis"><text:span text:style-name="T3">2.4. </text:span></text:span><text:span text:style-name="T4">Исполнитель вправе не принимать к доставке Отправления WB Track, которые по его усмотрению являются опасными и/или могут причинить вред Отправлениям WB Track/Товарам других Отправителей /Клиентов, а также Отправления WB Track, содержащие запрещенные законодательством предметы или не соответствующие видам/типам Отправлений WB Track.</text:span></text:p>
      <text:p text:style-name="P13"><text:span text:style-name="Strong_20_Emphasis"><text:span text:style-name="T3">2.5. </text:span></text:span><text:span text:style-name="T4">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text:span><text:soft-page-break/><text:span text:style-name="T4">запрещенных вложений (список запрещенных вложений –Дополнение № 1 к Приложению № 5 к Договору).</text:span></text:p>
      <text:p text:style-name="P13"><text:span text:style-name="Strong_20_Emphasis"><text:span text:style-name="T3">2.6. </text:span></text:span><text:span text:style-name="T4">Оказание Услуги WB Track по доставке Отправлений WB Track осуществляется при условии предоставления и подтверждения Отправителем всей необходимой информации, указанной в п. 2.1, в том числе об Объявленной ценности Отправления WB Track.</text:span></text:p>
      <text:p text:style-name="P13"><text:span text:style-name="Strong_20_Emphasis"><text:span text:style-name="T3">2.7. </text:span></text:span><text:span text:style-name="T4">Отправления WB Track принимаются Исполнителем по количеству мест (каждое место – это одна Упаковка). Исполнитель при оформлении доставки Отправления WB Track не обязан пересчитывать и указывать все внутренние вложения, оформляя доставку WB Track согласно информации, предоставленной Отправителем.</text:span></text:p>
      <text:p text:style-name="P13"><text:span text:style-name="Strong_20_Emphasis"><text:span text:style-name="T3">2.8. </text:span></text:span><text:span text:style-name="T4">Выдача Отправления WB Track производится Получателю, предъявившему QR-код или назвавшему числовой код для получения Отправления WB Track, полученный в личном кабинете Торговой площадки Получателя. При непредъявлении Получателем кода для получения выдача не производится.</text:span></text:p>
      <text:p text:style-name="P11"><text:span text:style-name="Strong_20_Emphasis"><text:span text:style-name="T3">Раздел 3. Обязательства Исполнителя при оказании Услуги WB Track</text:span></text:span></text:p>
      <text:p text:style-name="P13"><text:span text:style-name="Strong_20_Emphasis"><text:span text:style-name="T3">3.1. </text:span></text:span><text:span text:style-name="T4">Исполнитель предоставляет Отправителю Упаковку для того, чтобы Отправитель упаковал Отправление WB Track надлежащим образом самостоятельно в ПВЗ. Каждое Отправление WB Track должно быть упаковано в Упаковку, на которую наклеен штрихкод Отправления WB Track. В одной Упаковке может быть несколько Отправлений.</text:span></text:p>
      <text:p text:style-name="P13"><text:span text:style-name="Strong_20_Emphasis"><text:span text:style-name="T3">3.2. </text:span></text:span><text:span text:style-name="T4">Исполнитель обязан принять Отправление WB Track в течение 24 (двадцати четырех) часов, следующих с момента принятия Отправления WB Track от Отправителя в ПВЗ. Под приемкой Отправления WB Track понимаются оформление Отправления на Портале, наклейка и сканирование штрихкода Отправления WB Track.</text:span></text:p>
      <text:p text:style-name="P13"><text:soft-page-break/><text:span text:style-name="Strong_20_Emphasis"><text:span text:style-name="T3">3.3. </text:span></text:span><text:span text:style-name="T4">Отправления WB Track должны быть упакованы Исполнителем в отдельную Возвратную коробку, оформленную стикером формата TRBX. Не допускается добавление в возвратную коробку с Отправлениями WB Track Клиентских возвратов или иных товаров.</text:span></text:p>
      <text:p text:style-name="P13"><text:span text:style-name="Strong_20_Emphasis"><text:span text:style-name="T3">3.4. </text:span></text:span><text:span text:style-name="T4">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span></text:p>
      <text:p text:style-name="P13"><text:span text:style-name="Strong_20_Emphasis"><text:span text:style-name="T3">3.5. </text:span></text:span><text:span text:style-name="T4">Исполнитель обязуется обеспечить сохранность Отправлений WB Track, находящихся в ПВЗ.</text:span></text:p>
      <text:p text:style-name="P11"><text:span text:style-name="Strong_20_Emphasis"><text:span text:style-name="T3">Раздел 4. Тарифы</text:span></text:span></text:p>
      <text:p text:style-name="P11"><text:span text:style-name="Strong_20_Emphasis"><text:span text:style-name="T3">1. </text:span></text:span><text:span text:style-name="T4">Стороны пришли к соглашению дополнить Приложение №1 к Оферте об оказании услуг в ПВЗ «Тарифы» следующими пунктами о Тарифах WB Track:</text:span></text:p>
      <text:p text:style-name="P24">Приемка Отправления WB Track и передача его на Cклад:</text:p>
      <table:table table:name="Таблица92" table:style-name="Таблица92">
        <table:table-column table:style-name="Таблица92.A"/>
        <table:table-column table:style-name="Таблица92.B"/>
        <table:table-column table:style-name="Таблица92.C"/>
        <table:table-header-rows>
          <table:table-row>
            <table:table-cell table:style-name="Таблица92.A1" office:value-type="string">
              <text:p text:style-name="P8">№</text:p>
            </table:table-cell>
            <table:table-cell table:style-name="Таблица92.A1" office:value-type="string">
              <text:p text:style-name="P4">Вид/тип Отправления</text:p>
            </table:table-cell>
            <table:table-cell table:style-name="Таблица92.A1" office:value-type="string">
              <text:p text:style-name="P4">Стоимость услуги за 1 ед. Отправления (руб.)</text:p>
            </table:table-cell>
          </table:table-row>
        </table:table-header-rows>
        <table:table-row>
          <table:table-cell table:style-name="Таблица92.A1" office:value-type="string">
            <text:p text:style-name="P6">1.</text:p>
          </table:table-cell>
          <table:table-cell table:style-name="Таблица92.A1" office:value-type="string">
            <text:p text:style-name="P6">Сейф-пакет размера S</text:p>
          </table:table-cell>
          <table:table-cell table:style-name="Таблица92.A1" office:value-type="string">
            <text:p text:style-name="P6">25 (двадцать пять) российских рублей за 1 единицу</text:p>
          </table:table-cell>
        </table:table-row>
        <table:table-row>
          <table:table-cell table:style-name="Таблица92.A1" office:value-type="string">
            <text:p text:style-name="P6">2.</text:p>
          </table:table-cell>
          <table:table-cell table:style-name="Таблица92.A1" office:value-type="string">
            <text:p text:style-name="P6">Сейф-пакет размера M</text:p>
          </table:table-cell>
          <table:table-cell table:style-name="Таблица92.A1" office:value-type="string">
            <text:p text:style-name="P6">30 (тридцать) российских рублей за 1 единицу</text:p>
          </table:table-cell>
        </table:table-row>
        <table:table-row>
          <table:table-cell table:style-name="Таблица92.A1" office:value-type="string">
            <text:p text:style-name="P6">3.</text:p>
          </table:table-cell>
          <table:table-cell table:style-name="Таблица92.A1" office:value-type="string">
            <text:p text:style-name="P6">Сейф-пакет размера L</text:p>
          </table:table-cell>
          <table:table-cell table:style-name="Таблица92.A1" office:value-type="string">
            <text:p text:style-name="P5">35 (тридцать пять) российских рублей за 1 единицу</text:p>
          </table:table-cell>
        </table:table-row>
      </table:table>
      <text:p text:style-name="P19">Выдача Отправления WB Track Получателю — 7 (семь) российских рублей 50 коп. за 1 (Одну) единицу Отправления в сейф-пакете.</text:p>
      <text:p text:style-name="P19">Превышение срока нахождения Отправления WB Track в ПВЗ — 7 (семь) российских рублей 50 коп. за 1 (Одну) единицу Отправления в сейф-пакете.</text:p>
      <text:p text:style-name="P11"><text:span text:style-name="Strong_20_Emphasis"><text:span text:style-name="T3">Раздел 5. Ответственность</text:span></text:span></text:p>
      <text:p text:style-name="P11"><text:soft-page-break/><text:span text:style-name="Strong_20_Emphasis"><text:span text:style-name="T3">1. </text:span></text:span><text:span text:style-name="T4">Стороны пришли к соглашению дополнить Приложение № 4 к Оферте об оказании услуг в ПВЗ «Ответственность» следующими пунктами:</text:span></text:p>
      <table:table table:name="Таблица93" table:style-name="Таблица93">
        <table:table-column table:style-name="Таблица93.A"/>
        <table:table-column table:style-name="Таблица93.B"/>
        <table:table-column table:style-name="Таблица93.C"/>
        <table:table-header-rows>
          <table:table-row>
            <table:table-cell table:style-name="Таблица93.A1" office:value-type="string">
              <text:p text:style-name="P8">№ <text:span text:style-name="T6">раздела<text:line-break/>или пп. Приложения № 5</text:span></text:p>
            </table:table-cell>
            <table:table-cell table:style-name="Таблица93.A1" office:value-type="string">
              <text:p text:style-name="P4">Приложение № 5</text:p>
            </table:table-cell>
            <table:table-cell table:style-name="Таблица93.A1" office:value-type="string">
              <text:p text:style-name="P4">ОТВЕТСТВЕННОСТЬ / РАЗМЕР ШТРАФОВ</text:p>
            </table:table-cell>
          </table:table-row>
        </table:table-header-rows>
        <table:table-row>
          <table:table-cell table:style-name="Таблица93.A1" office:value-type="string">
            <text:p text:style-name="P6">2.5.</text:p>
          </table:table-cell>
          <table:table-cell table:style-name="Таблица93.A1" office:value-type="string">
            <text:p text:style-name="P6">При принятии Отправления WB Track для доставки Исполнитель не обязан осуществлять досмотр и проверку содержимого Отправления WB Track на предмет работоспособности, внутренней комплектации, количества, наличия явных или скрытых дефектов, чувствительности к температурному воздействию и иных качественных характеристик и пр. Однако Исполнитель обязан провести проверку внутритарного содержимого Отправления WB Track на предмет соответствия информации, предоставленной и подтвержденной Отправителем при передаче Отправления WB Track для доставки, а также на предмет отсутствия запрещенных вложений (список запрещенных вложений – Дополнение № 1 к Приложению № 5 к Договору).</text:p>
          </table:table-cell>
          <table:table-cell table:style-name="Таблица93.A1" office:value-type="string">
            <text:p text:style-name="P6">В случае если Исполнитель допустил и Отправление WB Track содержало предметы, запрещенные для отправки согласно Дополнению 1 к Приложению № 5, то<text:line-break/>за первое нарушение любого из обязательств в пункте – предупреждение; за каждое следующее выявленное нарушение – 10 000 (десять тысяч) российских рублей.<text:line-break/>Помимо вышеуказанных штрафов Заказчик оставляет за собой право при наличии оснований и подозрений в любой момент времени обратиться в соответствующие правоохранительные органы при обнаружении отправки предметов, оборот которых ограничен в соответствии с Дополнением 1 к Приложению № 5.</text:p>
          </table:table-cell>
        </table:table-row>
        <table:table-row>
          <table:table-cell table:style-name="Таблица93.A1" office:value-type="string">
            <text:p text:style-name="P6">2.8.</text:p>
          </table:table-cell>
          <table:table-cell table:style-name="Таблица93.A1" office:value-type="string">
            <text:p text:style-name="P6">Выдача Отправления WB Track производится Получателю, предъявившему QR-код или назвавшему числовой код для получения Отправления WB Track, <text:soft-page-break/>полученный в личном кабинете Торговой площадки Получателя. При непредъявлении Получателем кода для получения выдача не производится.</text:p>
          </table:table-cell>
          <table:table-cell table:style-name="Таблица93.A1" office:value-type="string">
            <text:p text:style-name="P6">За первое нарушение любого из обязательств в пункте – предупреждение;<text:line-break/>за каждое следующее выявленное нарушение – <text:soft-page-break/>10 000 (десять тысяч) российских рублей.</text:p>
          </table:table-cell>
        </table:table-row>
        <table:table-row>
          <table:table-cell table:style-name="Таблица93.A1" office:value-type="string">
            <text:p text:style-name="P6">3.4.</text:p>
          </table:table-cell>
          <table:table-cell table:style-name="Таблица93.A1" office:value-type="string">
            <text:p text:style-name="P6">Исполнитель обязуется подготовить для передачи и направить на Склад Возвратные коробки с Отправлениями WB Track в течение 24 (двадцати четырех) часов с момента приемки Отправления WB Track.</text:p>
          </table:table-cell>
          <table:table-cell table:style-name="Таблица93.A1" office:value-type="string">
            <text:p text:style-name="P5">За первое нарушение любой из обязанностей – в размере 100% (ста процентов) от Объявленной ценности Отправления WB Track;<text:line-break/>за второе и последующие нарушения – 120% (сто двадцать процентов) от Объявленной ценности Отправления WB Track.</text:p>
          </table:table-cell>
        </table:table-row>
      </table:table>
      <text:p text:style-name="P11"><text:span text:style-name="Strong_20_Emphasis"><text:span text:style-name="T3">2. </text:span></text:span><text:span text:style-name="T4">Исполнитель несет ответственность за сохранность Отправлений WB Track, находящихся в ПВЗ в соответствии с нормами и правилами, предусмотренными ст. 11.5. Договора в виде штрафа, который рассчитывается в размере Объявленной ценности Отправлений WB Track. Исполнитель посредством функционала Портала вправе оспорить полученный штраф за нарушение условий в соответствии с разделом 12 Договора.</text:span></text:p>
      <table:table table:name="Таблица94" table:style-name="Таблица94">
        <table:table-column table:style-name="Таблица94.A"/>
        <table:table-column table:style-name="Таблица94.B"/>
        <table:table-row>
          <table:table-cell table:style-name="Таблица94.A1" office:value-type="string">
            <text:p text:style-name="P3"/>
          </table:table-cell>
          <table:table-cell table:style-name="Таблица94.A1" office:value-type="string">
            <text:p text:style-name="P7"><text:span text:style-name="Strong_20_Emphasis"><text:span text:style-name="T3">Дополнение № 1 к Приложению № 5</text:span></text:span></text:p>
          </table:table-cell>
        </table:table-row>
      </table:table>
      <text:p text:style-name="P19">Обобщенный список запрещенных к доставке Отправлений:</text:p>
      <text:p text:style-name="P11"><text:span text:style-name="Strong_20_Emphasis"><text:span text:style-name="T3">1. Оружие, вооружение, снаряды к ним, за исключением вещей, прямо разрешенных к гражданскому обороту законодательством РФ. Вооружение, боеприпасы к нему, взрывчатые вещества, средства взрывания, патроны, порох, включая:</text:span></text:span></text:p>
      <text:p text:style-name="P13"><text:span text:style-name="Strong_20_Emphasis"><text:span text:style-name="T7">• </text:span></text:span><text:span text:style-name="T4">оружие огнестрельное, сигнальное, газовое оружие, боеприпасы, холодное оружие (включая метательное), электрошоковые устройства и </text:span><text:soft-page-break/><text:span text:style-name="T4">искровые разрядники, а также основные части огнестрельного оружия, спецсредства травматического и удерживающего действия;</text:span></text:p>
      <text:p text:style-name="P13"><text:span text:style-name="Strong_20_Emphasis"><text:span text:style-name="T7">• </text:span></text:span><text:span text:style-name="T4">гражданское оружие, для продажи которого требуется лицензия, в том числе:</text:span></text:p>
      <text:p text:style-name="P14"><text:span text:style-name="Strong_20_Emphasis"><text:span text:style-name="T3">o </text:span></text:span><text:span text:style-name="T4">арбалеты с усилием натяжения более 43 кгс;</text:span></text:p>
      <text:p text:style-name="P14"><text:span text:style-name="Strong_20_Emphasis"><text:span text:style-name="T3">o </text:span></text:span><text:span text:style-name="T4">аэрозольные и другие устройства, снаряженные слезоточивыми или раздражающими веществами, в том числе газовые и перцовые баллончики;</text:span></text:p>
      <text:p text:style-name="P14"><text:span text:style-name="Strong_20_Emphasis"><text:span text:style-name="T3">o </text:span></text:span><text:span text:style-name="T4">луки с усилием натяжения более 27 кгс;</text:span></text:p>
      <text:p text:style-name="P14"><text:span text:style-name="Strong_20_Emphasis"><text:span text:style-name="T3">o </text:span></text:span><text:span text:style-name="T4">страйкболы и пневматическое оружие с дульной энергией более 3 Дж;</text:span></text:p>
      <text:p text:style-name="P14"><text:span text:style-name="Strong_20_Emphasis"><text:span text:style-name="T3">o </text:span></text:span><text:span text:style-name="T4">телескопические дубинки;</text:span></text:p>
      <text:p text:style-name="P13"><text:span text:style-name="Strong_20_Emphasis"><text:span text:style-name="T3">o </text:span></text:span><text:span text:style-name="T4">электрошокеры;</text:span></text:p>
      <text:p text:style-name="P13"><text:span text:style-name="Strong_20_Emphasis"><text:span text:style-name="T3">o </text:span></text:span><text:span text:style-name="T4">кастеты;</text:span></text:p>
      <text:p text:style-name="P13"><text:span text:style-name="Strong_20_Emphasis"><text:span text:style-name="T3">o </text:span></text:span><text:span text:style-name="T4">страйкбольные гранаты;</text:span></text:p>
      <text:p text:style-name="P13"><text:span text:style-name="Strong_20_Emphasis"><text:span text:style-name="T3">o </text:span></text:span><text:span text:style-name="T4">муляжи любого оружия, прописанного в абзаце 2 Дополнения № 1.</text:span></text:p>
      <text:p text:style-name="P11"><text:span text:style-name="Strong_20_Emphasis"><text:span text:style-name="T3">2. Взрывоопасные, легковоспламеняющиеся и самовозгорающиеся предметы или вещества:</text:span></text:span></text:p>
      <text:p text:style-name="P13"><text:span text:style-name="Strong_20_Emphasis"><text:span text:style-name="T7">• </text:span></text:span><text:span text:style-name="T4">пиротехника с I по V классы, хлопушки пиротехнические, бенгальские огни, фонтаны «холодного» огня, салютные батареи, ракеты, фестивальные шары, петарды, патроны звуковые резьбовые (средства пиротехнические) от аэрозольного устройства самообороны, пиротехническая бумага (как отдельно, так и в составе других предметов);</text:span></text:p>
      <text:p text:style-name="P13"><text:span text:style-name="Strong_20_Emphasis"><text:span text:style-name="T7">• </text:span></text:span><text:span text:style-name="T4">органические растворители, в том числе: углеводороды (жидкости для розжига, бензин, керосин, уайт-спирит, толуол, петролейный эфир и др.), спирты (этанол, биоэтанол, N-пропанол, изопропанол, бутанол и др.), эфиры муравьиной и уксусной кислот (этилформиат, этилацетат, изопропилацетат, бутилацетат и др.), кетоны (ацетон, метилэтилкетон и др.) от 80% и более. </text:span><text:soft-page-break/><text:span text:style-name="T4">Суммарное содержание всех растворителей в составе не должно превышать 80%;</text:span></text:p>
      <text:p text:style-name="P13"><text:span text:style-name="Strong_20_Emphasis"><text:span text:style-name="T7">• </text:span></text:span><text:span text:style-name="T4">нашатырный спирт (аммиачная вода) от 10% и более;</text:span></text:p>
      <text:p text:style-name="P13"><text:span text:style-name="Strong_20_Emphasis"><text:span text:style-name="T7">• </text:span></text:span><text:span text:style-name="T4">любые зажигалки, в том числе зажигалки, содержащие в составе бензин или газ (пьезорозжиг). Спички, чиркала, баллоны газовые и пропановые заполненные;</text:span></text:p>
      <text:p text:style-name="P13"><text:span text:style-name="Strong_20_Emphasis"><text:span text:style-name="T7">• </text:span></text:span><text:span text:style-name="T4">предметы с активными окисляющими свойствами:</text:span></text:p>
      <text:p text:style-name="P14"><text:span text:style-name="Strong_20_Emphasis"><text:span text:style-name="T3">o </text:span></text:span><text:span text:style-name="T4">пероксид водорода (перекись водорода) любой концентрации;</text:span></text:p>
      <text:p text:style-name="P14"><text:span text:style-name="Strong_20_Emphasis"><text:span text:style-name="T3">o </text:span></text:span><text:span text:style-name="T4">средства для очистки бассейнов, чистящие и дезинфицирующие средства с содержанием пероксида водорода более 12% и объемом более 1 л;</text:span></text:p>
      <text:p text:style-name="P14"><text:span text:style-name="Strong_20_Emphasis"><text:span text:style-name="T3">o </text:span></text:span><text:span text:style-name="T4">предметы, содержащие хлорат калия (бертолетову соль);</text:span></text:p>
      <text:p text:style-name="P14"><text:span text:style-name="Strong_20_Emphasis"><text:span text:style-name="T3">o </text:span></text:span><text:span text:style-name="T4">предметы, содержащие перкарбонат натрия и другие персоли в количестве 30% и более;</text:span></text:p>
      <text:p text:style-name="P13"><text:span text:style-name="Strong_20_Emphasis"><text:span text:style-name="T7">• </text:span></text:span><text:span text:style-name="T4">любые иные горючие жидкости технического характера, способные к самовозгоранию либо к возгоранию при контакте с другими веществами;</text:span></text:p>
      <text:p text:style-name="P13"><text:span text:style-name="Strong_20_Emphasis"><text:span text:style-name="T7">• </text:span></text:span><text:span text:style-name="T4">резина вулканизированная и каучук, в том числе авто-, мото-, велорезина, цельнолитые резиновые колеса для садовой техники, тачек, тележек, техпластины резиновые, изделия резинотехнические, крошка резиновая и покрытия на ее основе;</text:span></text:p>
      <text:p text:style-name="P13"><text:span text:style-name="Strong_20_Emphasis"><text:span text:style-name="T7">• </text:span></text:span><text:span text:style-name="T4">минеральные кислоты: азотная, серная, фтороводородная, хлорная, хлорноватая и хлорноватистая в любой концентрации индивидуально или в составе средств;</text:span></text:p>
      <text:p text:style-name="P13"><text:span text:style-name="Strong_20_Emphasis"><text:span text:style-name="T7">• </text:span></text:span><text:span text:style-name="T4">кислота фосфорная (ортофосфорная) индивидуально или в составе средств в концентрации 76% и выше;</text:span></text:p>
      <text:p text:style-name="P13"><text:span text:style-name="Strong_20_Emphasis"><text:span text:style-name="T7">• </text:span></text:span><text:span text:style-name="T4">органические кислоты индивидуально или в составе средств:</text:span></text:p>
      <text:p text:style-name="P14"><text:span text:style-name="Strong_20_Emphasis"><text:span text:style-name="T3">o </text:span></text:span><text:span text:style-name="T4">муравьиная (метановая) индивидуально или в составе средств в концентрации 86% и выше;</text:span></text:p>
      <text:p text:style-name="P14"><text:soft-page-break/><text:span text:style-name="Strong_20_Emphasis"><text:span text:style-name="T3">o </text:span></text:span><text:span text:style-name="T4">уксусная (этановая) в концентрации 70% и выше, более 200 мл;</text:span></text:p>
      <text:p text:style-name="P14"><text:span text:style-name="Strong_20_Emphasis"><text:span text:style-name="T3">o </text:span></text:span><text:span text:style-name="T4">щавелевая (этандионовая) и сульфаминовая в индивидуальном виде более 1000 г;</text:span></text:p>
      <text:p text:style-name="P13"><text:span text:style-name="Strong_20_Emphasis"><text:span text:style-name="T7">• </text:span></text:span><text:span text:style-name="T4">кислота соляная индивидуально или в составе средств в концентрации 16% и выше;</text:span></text:p>
      <text:p text:style-name="P13"><text:span text:style-name="Strong_20_Emphasis"><text:span text:style-name="T7">• </text:span></text:span><text:span text:style-name="T4">формалин;</text:span></text:p>
      <text:p text:style-name="P13"><text:span text:style-name="Strong_20_Emphasis"><text:span text:style-name="T7">• </text:span></text:span><text:span text:style-name="T4">электролит (аккумуляторы, содержащие электролит, под запрет не попадают);</text:span></text:p>
      <text:p text:style-name="P13"><text:span text:style-name="Strong_20_Emphasis"><text:span text:style-name="T7">• </text:span></text:span><text:span text:style-name="T4">гидразин;</text:span></text:p>
      <text:p text:style-name="P13"><text:span text:style-name="Strong_20_Emphasis"><text:span text:style-name="T7">• </text:span></text:span><text:span text:style-name="T4">дымовые шашки;</text:span></text:p>
      <text:p text:style-name="P13"><text:span text:style-name="Strong_20_Emphasis"><text:span text:style-name="T7">• </text:span></text:span><text:span text:style-name="T4">биотопливо жидкое;</text:span></text:p>
      <text:p text:style-name="P13"><text:span text:style-name="Strong_20_Emphasis"><text:span text:style-name="T7">• </text:span></text:span><text:span text:style-name="T4">перкарбонат;</text:span></text:p>
      <text:p text:style-name="P13"><text:span text:style-name="Strong_20_Emphasis"><text:span text:style-name="T7">• </text:span></text:span><text:span text:style-name="T4">сухое горючее, средства для очистки сажи, любая селитра (в том числе аммиачная, натриевая, калиевая, магниевая), карбид кальция (подразумевается собственно такой предмет), цапонлак, известь гашеная и негашеная;</text:span></text:p>
      <text:p text:style-name="P13"><text:span text:style-name="Strong_20_Emphasis"><text:span text:style-name="T7">• </text:span></text:span><text:span text:style-name="T4">жидкости, содержащие метанол в любой концентрации.</text:span></text:p>
      <text:p text:style-name="P11"><text:span text:style-name="Strong_20_Emphasis"><text:span text:style-name="T3">3. Токсичные, взрывчатые, ядовитые и радиоактивные вещества.</text:span></text:span></text:p>
      <text:p text:style-name="P11"><text:span text:style-name="Strong_20_Emphasis"><text:span text:style-name="T3">4. Лекарства, в том числе наркотики и психотропные вещества:</text:span></text:span></text:p>
      <text:p text:style-name="P13"><text:span text:style-name="Strong_20_Emphasis"><text:span text:style-name="T7">• </text:span></text:span><text:span text:style-name="T4">лекарственные препараты, классифицируемые как наркотические;</text:span></text:p>
      <text:p text:style-name="P13"><text:span text:style-name="Strong_20_Emphasis"><text:span text:style-name="T7">• </text:span></text:span><text:span text:style-name="T4">рецептурные лекарства и требующие особых способов хранения (особого температурного режима);</text:span></text:p>
      <text:p text:style-name="P13"><text:span text:style-name="Strong_20_Emphasis"><text:span text:style-name="T7">• </text:span></text:span><text:span text:style-name="T4">конопляные семена (ядра) в чистом виде;</text:span></text:p>
      <text:p text:style-name="P13"><text:span text:style-name="Strong_20_Emphasis"><text:span text:style-name="T7">• </text:span></text:span><text:span text:style-name="T4">конопляный чай;</text:span></text:p>
      <text:p text:style-name="P13"><text:span text:style-name="Strong_20_Emphasis"><text:span text:style-name="T7">• </text:span></text:span><text:span text:style-name="T4">конопляное масло CBD (для внутреннего применения).</text:span></text:p>
      <text:p text:style-name="P11"><text:span text:style-name="Strong_20_Emphasis"><text:span text:style-name="T3">5. Табачные и никотинсодержащие продукты, аксессуары для потребления и хранения табака:</text:span></text:span></text:p>
      <text:p text:style-name="P13"><text:soft-page-break/><text:span text:style-name="Strong_20_Emphasis"><text:span text:style-name="T7">• </text:span></text:span><text:span text:style-name="T4">бестабачные и безникотиновые смеси для курения и стики для систем нагревания табака;</text:span></text:p>
      <text:p text:style-name="P13"><text:span text:style-name="Strong_20_Emphasis"><text:span text:style-name="T7">• </text:span></text:span><text:span text:style-name="T4">жидкость для вейпов, включая безникотиновые жидкости;</text:span></text:p>
      <text:p text:style-name="P13"><text:span text:style-name="Strong_20_Emphasis"><text:span text:style-name="T7">• </text:span></text:span><text:span text:style-name="T4">одноразовые электронные сигареты, системы нагревания табака, вейпы и pod-устройства, а также комплектующие для pod-систем, витаминные ингаляторы;</text:span></text:p>
      <text:p text:style-name="P13"><text:span text:style-name="Strong_20_Emphasis"><text:span text:style-name="T7">• </text:span></text:span><text:span text:style-name="T4">табачные и никотинсодержащие продукты: аксессуары для потребления и хранения табака (табак всех видов: нюхательный, курительный, жевательный и его производные, в том числе декоративные сигареты, сигариллы, сигары, папиросы, стики и другие формы табака; семена табака, электронные сигареты и относящиеся к ним предметы: составные части, аксессуары; жидкости, в том числе без никотина);</text:span></text:p>
      <text:p text:style-name="P13"><text:span text:style-name="Strong_20_Emphasis"><text:span text:style-name="T7">• </text:span></text:span><text:span text:style-name="T4">ароматизаторы для жидкостей и другие расходники;</text:span></text:p>
      <text:p text:style-name="P13"><text:span text:style-name="Strong_20_Emphasis"><text:span text:style-name="T7">• </text:span></text:span><text:span text:style-name="T4">курительные принадлежности, их составные части, аксессуары и расходники к ним (кальяны, электронные испарители, системы нагревания табака, трубки, бонги, пепельницы, зажигалки, машинки для скручивания сигарет, гильотинки, ножницы для сигар, сигаретная бумага, фильтры);</text:span></text:p>
      <text:p text:style-name="P13"><text:span text:style-name="Strong_20_Emphasis"><text:span text:style-name="T7">• </text:span></text:span><text:span text:style-name="T4">предметы для хранения табака и табачной продукции (портсигары, чехлы для сигар, шкатулки для табака, хьюмидоры, сигарные шкафы и холодильники);</text:span></text:p>
      <text:p text:style-name="P13"><text:span text:style-name="Strong_20_Emphasis"><text:span text:style-name="T7">• </text:span></text:span><text:span text:style-name="T4">предметы для обработки, производства или утилизации табака, табачной продукции, курительных принадлежностей или табачного дыма (урны с пепельницей; предметы, содержащие в названии указание на табак, табачную продукцию или курительные принадлежности (корпусы для зажигалок, беседки-курилки, аюрведические сигареты));</text:span></text:p>
      <text:p text:style-name="P13"><text:span text:style-name="Strong_20_Emphasis"><text:span text:style-name="T7">• </text:span></text:span><text:span text:style-name="T4">подарочные наборы, куда включены указанные выше предметы.</text:span></text:p>
      <text:p text:style-name="P13"><text:span text:style-name="Strong_20_Emphasis"><text:span text:style-name="T3">6. Живые организмы и биологические материалы:</text:span></text:span></text:p>
      <text:p text:style-name="P13"><text:span text:style-name="Strong_20_Emphasis"><text:span text:style-name="T7">• </text:span></text:span><text:span text:style-name="T4">ядовитые насекомые и опасные растения;</text:span></text:p>
      <text:p text:style-name="P13"><text:soft-page-break/><text:span text:style-name="Strong_20_Emphasis"><text:span text:style-name="T7">• </text:span></text:span><text:span text:style-name="T4">живые животные и охотничьи трофеи;</text:span></text:p>
      <text:p text:style-name="P13"><text:span text:style-name="Strong_20_Emphasis"><text:span text:style-name="T7">• </text:span></text:span><text:span text:style-name="T4">растения, внесенные в Красную книгу;</text:span></text:p>
      <text:p text:style-name="P13"><text:span text:style-name="Strong_20_Emphasis"><text:span text:style-name="T7">• </text:span></text:span><text:span text:style-name="T4">урны с прахом и контейнеры с человеческими органами;</text:span></text:p>
      <text:p text:style-name="P13"><text:span text:style-name="Strong_20_Emphasis"><text:span text:style-name="T7">• </text:span></text:span><text:span text:style-name="T4">биологические жидкости и ткани (кровь, слюна, сперма, моча, волосяные луковицы, фрагменты тканей и органов и т.д.), а также их аналоги.</text:span></text:p>
      <text:p text:style-name="P11"><text:span text:style-name="Strong_20_Emphasis"><text:span text:style-name="T3">7. Ценные и культурные предметы:</text:span></text:span></text:p>
      <text:p text:style-name="P13"><text:span text:style-name="Strong_20_Emphasis"><text:span text:style-name="T7">• </text:span></text:span><text:span text:style-name="T4">драгоценные камни и природные минералы, а также изделия из них;</text:span></text:p>
      <text:p text:style-name="P13"><text:span text:style-name="Strong_20_Emphasis"><text:span text:style-name="T7">• </text:span></text:span><text:span text:style-name="T4">печатная продукция, представляющая культурную ценность;</text:span></text:p>
      <text:p text:style-name="P13"><text:span text:style-name="Strong_20_Emphasis"><text:span text:style-name="T7">• </text:span></text:span><text:span text:style-name="T4">ценные предметы филателии;</text:span></text:p>
      <text:p text:style-name="P13"><text:span text:style-name="Strong_20_Emphasis"><text:span text:style-name="T7">• </text:span></text:span><text:span text:style-name="T4">валюта и ценные бумаги;</text:span></text:p>
      <text:p text:style-name="P13"><text:span text:style-name="Strong_20_Emphasis"><text:span text:style-name="T7">• </text:span></text:span><text:span text:style-name="T4">предметы, являющиеся объектами культурного наследия.</text:span></text:p>
      <text:p text:style-name="P11"><text:span text:style-name="Strong_20_Emphasis"><text:span text:style-name="T3">8. Финансовые и юридические документы:</text:span></text:span></text:p>
      <text:p text:style-name="P13"><text:span text:style-name="Strong_20_Emphasis"><text:span text:style-name="T7">• </text:span></text:span><text:span text:style-name="T4">российские и иностранные денежные знаки;</text:span></text:p>
      <text:p text:style-name="P13"><text:span text:style-name="Strong_20_Emphasis"><text:span text:style-name="T7">• </text:span></text:span><text:span text:style-name="T4">кредитные карты и другие финансовые инструменты;</text:span></text:p>
      <text:p text:style-name="P13"><text:span text:style-name="Strong_20_Emphasis"><text:span text:style-name="T7">• </text:span></text:span><text:span text:style-name="T4">личные документы, включая паспорта и свидетельства о рождении.</text:span></text:p>
      <text:p text:style-name="P11"><text:span text:style-name="Strong_20_Emphasis"><text:span text:style-name="T3">9. Печатные, аудио- и видеоматериалы:</text:span></text:span></text:p>
      <text:p text:style-name="P13"><text:span text:style-name="Strong_20_Emphasis"><text:span text:style-name="T7">• </text:span></text:span><text:span text:style-name="T4">материалы, которые могут нанести вред государству или нарушить частные права;</text:span></text:p>
      <text:p text:style-name="P13"><text:span text:style-name="Strong_20_Emphasis"><text:span text:style-name="T7">• </text:span></text:span><text:span text:style-name="T4">продукция, содержание которой противоречит законодательству РФ.</text:span></text:p>
      <text:p text:style-name="P11"><text:span text:style-name="Strong_20_Emphasis"><text:span text:style-name="T3">10. Алкогольная продукция, включая этиловый спирт, спиртосодержащую пищевую продукцию и порошкообразную спиртосодержащую продукцию.</text:span></text:span></text:p>
      <text:p text:style-name="P11"><text:span text:style-name="Strong_20_Emphasis"><text:span text:style-name="T3">11. Медицинские препараты и лекарства:</text:span></text:span></text:p>
      <text:p text:style-name="P13"><text:span text:style-name="Strong_20_Emphasis"><text:span text:style-name="T7">• </text:span></text:span><text:span text:style-name="T4">отпускаемые по рецепту;</text:span></text:p>
      <text:p text:style-name="P13"><text:span text:style-name="Strong_20_Emphasis"><text:span text:style-name="T7">• </text:span></text:span><text:span text:style-name="T4">требующие особых температурных условий перевозки;</text:span></text:p>
      <text:p text:style-name="P13"><text:span text:style-name="Strong_20_Emphasis"><text:span text:style-name="T7">• </text:span></text:span><text:span text:style-name="T4">не зарегистрированные на территории Российской Федерации, а также лекарственные препараты, в отношении которых отозвано регистрационное удостоверение;</text:span></text:p>
      <text:p text:style-name="P13"><text:soft-page-break/><text:span text:style-name="Strong_20_Emphasis"><text:span text:style-name="T7">• </text:span></text:span><text:span text:style-name="T4">с содержанием объемной доли спирта более 25%;</text:span></text:p>
      <text:p text:style-name="P13"><text:span text:style-name="Strong_20_Emphasis"><text:span text:style-name="T7">• </text:span></text:span><text:span text:style-name="T4">любые медицинские препараты и лекарства со вскрытой упаковкой.</text:span></text:p>
      <text:p text:style-name="P11"><text:span text:style-name="Strong_20_Emphasis"><text:span text:style-name="T3">12. Радиоактивные материалы.</text:span></text:span></text:p>
      <text:p text:style-name="P11"><text:span text:style-name="Strong_20_Emphasis"><text:span text:style-name="T3">13. Прочие опасные предметы:</text:span></text:span></text:p>
      <text:p text:style-name="P13"><text:span text:style-name="Strong_20_Emphasis"><text:span text:style-name="T7">• </text:span></text:span><text:span text:style-name="T4">вещества, представляющие опасность для окружающей среды, людей и животных;</text:span></text:p>
      <text:p text:style-name="P13"><text:span text:style-name="Strong_20_Emphasis"><text:span text:style-name="T7">• </text:span></text:span><text:span text:style-name="T4">пищевая продукция, содержащая в своем составе мухоморы;</text:span></text:p>
      <text:p text:style-name="P13"><text:span text:style-name="Strong_20_Emphasis"><text:span text:style-name="T7">• </text:span></text:span><text:span text:style-name="T4">продукция, содержащая психотропные, наркотические, сильнодействующие или ядовитые вещества;</text:span></text:p>
      <text:p text:style-name="P13"><text:span text:style-name="Strong_20_Emphasis"><text:span text:style-name="T7">• </text:span></text:span><text:span text:style-name="T4">ртутные градусники;</text:span></text:p>
      <text:p text:style-name="P13"><text:span text:style-name="Strong_20_Emphasis"><text:span text:style-name="T7">• </text:span></text:span><text:span text:style-name="T4">запрещенные средства ловли и поимки животных: снасти, орудия лова, использование которых запрещено действующим законодательством;</text:span></text:p>
      <text:p text:style-name="P13"><text:span text:style-name="Strong_20_Emphasis"><text:span text:style-name="T7">• </text:span></text:span><text:span text:style-name="T4">устройства для негласного получения информации, а также шифровальная техника;</text:span></text:p>
      <text:p text:style-name="P13"><text:span text:style-name="Strong_20_Emphasis"><text:span text:style-name="T7">• </text:span></text:span><text:span text:style-name="T4">подавители (глушилки) сигнала GPS / Глонасс / Платон / сотовой связи (GSM, LTE, пр.) / сети Wi-Fi.</text:span></text:p>
      <text:p text:style-name="P11"><text:span text:style-name="Strong_20_Emphasis"><text:span text:style-name="T3">Скоропортящиеся продукты питания, </text:span></text:span><text:span text:style-name="T4">а также замороженные и охлажденные пищевые продукты -25 до +16 градусов Цельсия, требующие специальных условий хранения и транспортировки, а также продукты с общим сроком годности до 3 месяцев.</text:span></text:p>
      <text:p text:style-name="P11"><text:span text:style-name="Strong_20_Emphasis"><text:span text:style-name="T3">15. Любые иные предметы, оборот которых запрещен или ограничен на территории Российской Федерации.</text:span></text:span></text:p>
      <table:table table:name="Таблица95" table:style-name="Таблица95">
        <table:table-column table:style-name="Таблица95.A"/>
        <table:table-column table:style-name="Таблица95.B"/>
        <table:table-row>
          <table:table-cell table:style-name="Таблица95.A1" office:value-type="string">
            <text:p text:style-name="P3"/>
          </table:table-cell>
          <table:table-cell table:style-name="Таблица95.A1" office:value-type="string">
            <text:p text:style-name="P7"><text:span text:style-name="Strong_20_Emphasis"><text:span text:style-name="T3">Приложение № 6</text:span></text:span></text:p>
          </table:table-cell>
        </table:table-row>
        <table:table-row>
          <table:table-cell table:style-name="Таблица95.A1" office:value-type="string">
            <text:p text:style-name="P3"/>
          </table:table-cell>
          <table:table-cell table:style-name="Таблица95.A1" office:value-type="string">
            <text:p text:style-name="P7"><text:span text:style-name="Strong_20_Emphasis"><text:span text:style-name="T3">к Оферте об оказании услуг в ПВЗ</text:span></text:span></text:p>
          </table:table-cell>
        </table:table-row>
        <table:table-row>
          <table:table-cell table:style-name="Таблица95.A1" office:value-type="string">
            <text:p text:style-name="P3"/>
          </table:table-cell>
          <table:table-cell table:style-name="Таблица95.A1" office:value-type="string">
            <text:p text:style-name="P7"><text:span text:style-name="Strong_20_Emphasis"><text:span text:style-name="T3">Услуга WB Проверка</text:span></text:span></text:p>
          </table:table-cell>
        </table:table-row>
      </table:table>
      <text:p text:style-name="P19">Приложение № 6 содержит порядок и условия оказания Услуги WB Проверка, дополняет Оферту об оказании услуг в ПВЗ в части, необходимой для Услуги WB Проверка, и является обязательным для Исполнителей, использующих такую <text:soft-page-break/>услугу. В случае если Исполнитель хочет воспользоваться Услугой WB Проверка, то он получает доступ к данной услуге посредством Портала.</text:p>
      <text:p text:style-name="P11"><text:span text:style-name="Strong_20_Emphasis"><text:span text:style-name="T3">Раздел 1. Термины и определения</text:span></text:span></text:p>
      <text:p text:style-name="P11"><text:span text:style-name="Strong_20_Emphasis"><text:span text:style-name="T3">Раздел 1 </text:span></text:span><text:span text:style-name="T4">«Термины и определения Оферты об оказании услуг в ПВЗ» дополняется следующими терминами и определениями:</text:span></text:p>
      <text:p text:style-name="P11"><text:span text:style-name="Strong_20_Emphasis"><text:span text:style-name="T3">1.1.1. Услуга «WB Проверка» </text:span></text:span><text:span text:style-name="T4">— Услуга WB Проверка, или Услуга, оказываемая Заказчиком Исполнителю посредством Портала. Результатом оказания Услуги для Исполнителя является получение итога проверки.</text:span></text:p>
      <text:p text:style-name="P11"><text:span text:style-name="Strong_20_Emphasis"><text:span text:style-name="T3">1.1.2. Физическое лицо </text:span></text:span><text:span text:style-name="T4">— гражданин РФ, данные которого предоставляются Исполнителем в заявке на Портале для получения результата оказания Услуги.</text:span></text:p>
      <text:p text:style-name="P11"><text:span text:style-name="Strong_20_Emphasis"><text:span text:style-name="T3">1.1.3. Заявка </text:span></text:span><text:span text:style-name="T4">— специальная форма сбора данных Физического лица, заполнение и отправка которой Исполнителем являются обязательным условием оказания Услуги WB Проверка со стороны Заказчика.</text:span></text:p>
      <text:p text:style-name="P11"><text:span text:style-name="Strong_20_Emphasis"><text:span text:style-name="T3">1.1.4. Стоимость Услуги </text:span></text:span><text:span text:style-name="T4">— за одну принятую Заказчиком к рассмотрению Заявку, указывается для Исполнителя на Портале. Порядок и условия оплаты, в том числе возможные специальные предложения, указываются в настоящем Приложении и в предоставляемой информации на Портале.</text:span></text:p>
      <text:p text:style-name="P11"><text:span text:style-name="Strong_20_Emphasis"><text:span text:style-name="T3">1.1.5. Итог проверки </text:span></text:span><text:span text:style-name="T4">— результат оказания Услуги после получения Заявки Заказчиком, выраженный в предоставлении Исполнителю рекомендательной оценки уровня риска для сотрудничества с Физическим лицом посредством отображения Итога проверки на Портале для Исполнителя. Оценка уровня риска может быть либо «высокий уровень риска сотрудничества», либо «низкий уровень риска сотрудничества».</text:span></text:p>
      <text:p text:style-name="P11"><text:span text:style-name="Strong_20_Emphasis"><text:span text:style-name="T3">Раздел 2. Порядок оказания Услуги WB Проверка и получения Итога проверки</text:span></text:span></text:p>
      <text:p text:style-name="P11"><text:soft-page-break/><text:span text:style-name="Strong_20_Emphasis"><text:span text:style-name="T3">2.1. </text:span></text:span><text:span text:style-name="T4">Исполнитель имеет возможность посредством Портала через раздел «Сотрудники» отправить Заявку на проверку благонадежности Физического лица, с которым Исполнитель сотрудничает и / или собирается в дальнейшем сотрудничать любым способом по своему выбору, как посредством заключения трудового договора, так и посредством любого иного договора гражданско-правового характера, с соблюдением действующих норм законодательства.</text:span></text:p>
      <text:p text:style-name="P11"><text:span text:style-name="Strong_20_Emphasis"><text:span text:style-name="T3">2.2. </text:span></text:span><text:span text:style-name="T4">В Заявке Исполнитель заполняет необходимые данные по Физическому лицу, как то: ФИО, серия и номер, дата выдачи паспорта гражданина РФ, место и дата рождения, адрес места регистрации, СНИЛС, ИНН, мобильный телефон, и отправляет Заявку Заказчику на проверку, которая проводится на основании анализа данных из общедоступных открытых источников на предмет благонадежности Физического лица.</text:span></text:p>
      <text:p text:style-name="P11"><text:span text:style-name="Strong_20_Emphasis"><text:span text:style-name="T3">2.3. </text:span></text:span><text:span text:style-name="T4">Алгоритм оценки рисков из общедоступных открытых источников включает в себя совокупность различных факторов, основанных на ключевых показателях, предоставленных данными источниками. Заказчик не несет ответственности за актуальность данных о Физическом лице на дату проверки, содержащихся в общедоступных открытых источниках, а также не влияет на возможные ошибки, в том числе технические, которые могут содержаться в источниках.</text:span></text:p>
      <text:p text:style-name="P11"><text:span text:style-name="Strong_20_Emphasis"><text:span text:style-name="T3">2.4. </text:span></text:span><text:span text:style-name="T4">Исполнитель, предоставляя данные по Физическому лицу посредством Заявки подтверждает и гарантирует Заказчику, что все данные получены им добровольно и правомерно непосредственно у проверяемого Физического лица с его согласия и Исполнитель проинформировал Физическое лицо о проведении проверки на благонадежность, а также готов предоставить подтверждение наличия правового основания для передачи данных Заказчику и обработки данных Физических лиц Заказчиком. Заказчик обрабатывает данные Физического лица для целей оказания Услуги WB </text:span><text:soft-page-break/><text:span text:style-name="T4">Проверка для выполнения Заявки Исполнителя в объеме, указанном в п. 2.2 настоящего Приложения. Заказчик может выполнять следующие действия с данными: запись, систематизация, накопление, хранение, уточнение (обновление, изменение), извлечение, использование, передача (предоставление, доступ), обезличивание, блокирование, удаление, уничтожение. Исполнитель обязуется в случае поступления запросов и обращений от Физических лиц или государственных органов по вопросам, связанным с обработкой персональных данных в рамках настоящего Приложения, рассмотреть такие запросы и обращения самостоятельно.</text:span></text:p>
      <text:p text:style-name="P11"><text:span text:style-name="Strong_20_Emphasis"><text:span text:style-name="T3">2.5. </text:span></text:span><text:span text:style-name="T4">Заказчик обязуется обеспечивать конфиденциальность персональных данных и безопасность их обработки в соответствии с требованиями Федерального закона от 27.07.2006 № 152-ФЗ «О персональных данных». Заказчик имеет право осуществлять обработку персональных данных Физических лиц самостоятельно, либо привлечь к обработке персональных данных третьих лиц.</text:span></text:p>
      <text:p text:style-name="P11"><text:span text:style-name="Strong_20_Emphasis"><text:span text:style-name="T3">2.6. </text:span></text:span><text:span text:style-name="T4">Стоимость Услуги WB Проверка учитывается при определении Вознаграждения и отражается на Балансе Исполнителя. Стоимость Услуги включает в себя НДС по ставке, установленной действующим законодательством РФ.</text:span></text:p>
      <text:p text:style-name="P11"><text:span text:style-name="Strong_20_Emphasis"><text:span text:style-name="T3">2.7. </text:span></text:span><text:span text:style-name="T4">Заказчик предоставит Исполнителю полностью соответствующие действующему законодательству Российской Федерации первичные документы: акт, счет-фактуру или УПД со статусом «1» в отношении оказанной Услуги, в сроки согласно действующему законодательству. Порядок подписания и обмена первичными документами регулируется соответствующими пунктами Оферты об оказании услуг в ПВЗ.</text:span></text:p>
      <text:p text:style-name="P11"><text:span text:style-name="Strong_20_Emphasis"><text:span text:style-name="T3">2.8. </text:span></text:span><text:span text:style-name="T4">Один Исполнитель может сделать не более 15 (пятнадцати) Заявок на Услугу WB Проверка в течение 30 (тридцати) календарных дней. В случае превышения количества Заявок Заказчик информирует Исполнителя о </text:span><text:soft-page-break/><text:span text:style-name="T4">превышении посредством Портала. Следующие заявки Исполнителя могут быть приняты в работу Заказчиком в следующем периоде оказания Услуги.</text:span></text:p>
      <text:p text:style-name="P11"><text:span text:style-name="Strong_20_Emphasis"><text:span text:style-name="T3">2.9. </text:span></text:span><text:span text:style-name="T4">Заказчик не обязан раскрывать ни Исполнителю, ни Физическому лицу, ни какому-либо третьему лицу правила работы алгоритма и источники данных, а также давать какие-либо пояснения в отношении Итога проверки. Заказчик обязуется не распространять и не предоставлять кому-либо Итоги проверки Физического лица после оказания Услуги Исполнителю.</text:span></text:p>
      <text:p text:style-name="P11"><text:span text:style-name="Strong_20_Emphasis"><text:span text:style-name="T3">3. Ограничение ответственности</text:span></text:span></text:p>
      <text:p text:style-name="P11"><text:span text:style-name="Strong_20_Emphasis"><text:span text:style-name="T3">3.1. </text:span></text:span><text:span text:style-name="T4">Заказчик не несет ответственности за действия или бездействия Исполнителя, которые основываются на информации, содержащейся в предоставленных Итогах проверки. Итоги проверки, которые предоставляются Исполнителю, имеют информативный характер и служат для облегчения принятия решений Исполнителем.</text:span></text:p>
      <text:p text:style-name="P11"><text:span text:style-name="Strong_20_Emphasis"><text:span text:style-name="T3">3.2. </text:span></text:span><text:span text:style-name="T4">Все выводы, рекомендации и способы действий, указанные в Итогах проверки, не могут считаться обязательными для исполнения Исполнителем и не создают какой-либо юридической ответственности Заказчика за результаты, полученные в результате их реализации. Исполнитель самостоятельно принимает решения на основе предоставленной информации и несет полную ответственность за свои действия и последствия, возникающие вследствие их выполнения.</text:span></text:p>
      <text:p text:style-name="P11"><text:span text:style-name="Strong_20_Emphasis"><text:span text:style-name="T3">3.3. </text:span></text:span><text:span text:style-name="T4">Заказчик также не гарантирует точность, полноту или актуальность информации, содержащейся в Итогах проверки, и не отвечает за ущерб или убытки, которые могут возникнуть у Исполнителя или третьих лиц в результате использования данной информации.</text:span></text:p>
      <table:table table:name="Таблица96" table:style-name="Таблица96">
        <table:table-column table:style-name="Таблица96.A"/>
        <table:table-column table:style-name="Таблица96.B"/>
        <table:table-row>
          <table:table-cell table:style-name="Таблица96.A1" office:value-type="string">
            <text:p text:style-name="P3"/>
          </table:table-cell>
          <table:table-cell table:style-name="Таблица96.A1" office:value-type="string">
            <text:p text:style-name="P7"><text:span text:style-name="Strong_20_Emphasis"><text:span text:style-name="T3">Приложение № 7</text:span></text:span></text:p>
          </table:table-cell>
        </table:table-row>
        <table:table-row>
          <table:table-cell table:style-name="Таблица96.A1" office:value-type="string">
            <text:p text:style-name="P3"/>
          </table:table-cell>
          <table:table-cell table:style-name="Таблица96.A1" office:value-type="string">
            <text:p text:style-name="P7"><text:span text:style-name="Strong_20_Emphasis"><text:span text:style-name="T3">к Оферте об оказании услуг в ПВЗ</text:span></text:span></text:p>
          </table:table-cell>
        </table:table-row>
        <table:table-row>
          <table:table-cell table:style-name="Таблица96.A1" office:value-type="string">
            <text:p text:style-name="P3"/>
          </table:table-cell>
          <table:table-cell table:style-name="Таблица96.A1" office:value-type="string">
            <text:p text:style-name="P7"><text:span text:style-name="Strong_20_Emphasis"><text:span text:style-name="T3">Услуга WB Рекламные экраны</text:span></text:span></text:p>
          </table:table-cell>
        </table:table-row>
      </table:table>
      <text:p text:style-name="P19">Приложение № 7 содержит порядок и условия Услуги WB Рекламные экраны, дополняет Оферту об оказании услуг в ПВЗ в части необходимой для Услуги WB <text:soft-page-break/>Рекламные экраны и является обязательным для Исполнителей, подключенных к такой услуге, для исполнения в полном объеме.</text:p>
      <text:p text:style-name="P11"><text:span text:style-name="Strong_20_Emphasis"><text:span text:style-name="T3">Раздел 1. Термины и определения Оферты:</text:span></text:span></text:p>
      <text:p text:style-name="P19">Раздел Термины и определения Оферты об оказании услуг в ПВЗ дополняется следующими терминами и определениями:</text:p>
      <text:p text:style-name="P11"><text:span text:style-name="Strong_20_Emphasis"><text:span text:style-name="T3">1. Рекламные материалы</text:span></text:span><text:span text:style-name="T4"> - статический или динамический видеоряд, содержащий в себе рекламную информацию от третьих лиц и предназначенный для трансляции на оборудовании. Исполнитель не является рекламораспространителем в рамках настоящего Приложения и не несет ответственности за распространение Рекламных материалов. Все действия, связанные с трансляцией, размещением и распространением Рекламных материалов, осуществляются исключительно Заказчиком или третьими лицами, привлеченными Заказчиком. Исполнитель не принимает на себя обязательств по контролю, проверке или модерации Рекламных материалов и не несет ответственности за любые последствия, связанные с их распространением.</text:span></text:p>
      <text:p text:style-name="P11"><text:span text:style-name="Strong_20_Emphasis"><text:span text:style-name="T3">2. Самореклама</text:span></text:span><text:span text:style-name="T4"> - продвижение собственных продуктов, услуг, правил пользования, условий приобретения, хозяйственной деятельности, цен и скидок, акций и мероприятий Заказчика на оборудовании.</text:span></text:p>
      <text:p text:style-name="P11"><text:span text:style-name="Strong_20_Emphasis"><text:span text:style-name="T3">3. Оборудование</text:span></text:span><text:span text:style-name="T4"> – комплект оборудования, состоящего из одного:</text:span></text:p>
      <text:p text:style-name="P19">1 - Моноблока Lumien LB4350SDK 43" (или Экран)</text:p>
      <text:p text:style-name="P19">2 - ПК Mini OPS/ N100/ DDR4 8/128 (или ПК)</text:p>
      <text:p text:style-name="P19">3 - Кронштейн для телевизора 13-65 30кг. (расходные материалы или кронштейн)</text:p>
      <text:p text:style-name="P19">4 - Розетка накладная 3-м 250В 16А IP20 (расходные материалы или розетка)</text:p>
      <text:p text:style-name="P19"><text:soft-page-break/>Оборудование позволяет транслировать различные Рекламные материалы и Саморекламу в ПВЗ Исполнителя.</text:p>
      <text:p text:style-name="P11"><text:span text:style-name="Strong_20_Emphasis"><text:span text:style-name="T3">4. Сервисное обслуживание Оборудования</text:span></text:span><text:span text:style-name="T4"> - услуги, оказываемые Заказчиком самостоятельно или с привлечением третьих лиц для обеспечения работоспособности Оборудования в соответствии с условиями настоящего Приложения.</text:span></text:p>
      <text:p text:style-name="P11"><text:span text:style-name="Strong_20_Emphasis"><text:span text:style-name="T3">5. Гарантийное обслуживание</text:span></text:span><text:span text:style-name="T4"> - предоставление услуг по ремонту или замене Экрана или ПК в течение гарантийного срока, установленного в настоящем Приложении Заказчиком самостоятельно или с привлечением третьих лиц. В случае обнаружения в Экране или ПК неисправностей, в том числе выход из строя и/или поломка Экрана или ПК, не связанных с нарушением правил их эксплуатации или хранения, либо действий третьих лиц, либо непреодолимой силы, гарантийное обслуживание проводится в соответствии с условиями, указанными в Приложении.</text:span></text:p>
      <text:p text:style-name="P11"><text:span text:style-name="Strong_20_Emphasis"><text:span text:style-name="T3">Раздел 2. Порядок подключения к Услуге WB Рекламные экраны</text:span></text:span></text:p>
      <text:p text:style-name="P11"><text:span text:style-name="Strong_20_Emphasis"><text:span text:style-name="T3">2.1.</text:span></text:span><text:span text:style-name="T4"> Для подключения к Услуге WB Рекламные Экраны ПВЗ Исполнителя должен находиться в списке регионов и городов (Дополнение к Приложению № 7), в которых Заказчик оказывает такую Услугу, посещаемость ПВЗ Исполнителя за прошедший календарный месяц до подключения к Услуге должна быть не менее 4 500 (четыре тысячи пятьсот) Клиентов, а ПВЗ Исполнителя соответствует техническим критериям, необходимым для установки Оборудования в ПВЗ, указанным в Разделе 5 настоящего Приложения.</text:span></text:p>
      <text:p text:style-name="P11"><text:span text:style-name="Strong_20_Emphasis"><text:span text:style-name="T3">2.2.</text:span></text:span><text:span text:style-name="T4"> 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text:span><text:soft-page-break/><text:span text:style-name="T4">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span></text:p>
      <text:p text:style-name="P11"><text:span text:style-name="Strong_20_Emphasis"><text:span text:style-name="T3">2.3.</text:span></text:span><text:span text:style-name="T4"> Заказчик гарантирует, что является собственником Оборудования, Оборудование в споре или под арестом не состоит, не является предметом залога, не обременено другими правами третьих лиц и не нарушает прав третьих лиц.</text:span></text:p>
      <text:p text:style-name="P11"><text:span text:style-name="Strong_20_Emphasis"><text:span text:style-name="T3">2.4.</text:span></text:span><text:span text:style-name="T4"> Стоимость 1 (одной) единицы Оборудования составляет 70 000 (семьдесят тысяч) российских рублей, в том числе НДС по ставке, применимой в соответствии с действующим законодательством РФ. Стоимость установки, подключения и запуска 1 (одной) единицы Оборудования включена в стоимость Оборудования.</text:span></text:p>
      <text:p text:style-name="P11"><text:span text:style-name="Strong_20_Emphasis"><text:span text:style-name="T3">2.5.</text:span></text:span><text:span text:style-name="T4"> Исполнитель оплачивает Оборудование и стоимость установки, подключения и запуска Оборудования в рассрочку в следующем порядке:<text:line-break/>платежи отражаются на Балансе и удерживаются из Вознаграждения Исполнителя, начиная с даты принятия Оборудования через Портал на ПВЗ, не позднее 25 (двадцать пятого) числа календарного месяца в течение 7 (семи) календарных месяцев подряд равными частями по 10 000 (десять тысяч) российских рублей, в том числе НДС по ставке, применимой в соответствии с действующим законодательством РФ.<text:line-break/>В случае получения Оборудования в ПВЗ Исполнителя в период с 25-го по последнее число месяца первый ежемесячный платеж за Оборудование </text:span><text:soft-page-break/><text:span text:style-name="T4">отражается на Балансе и удерживается из Вознаграждения Исполнителя не позднее последнего числа календарного месяца.</text:span></text:p>
      <text:p text:style-name="P11"><text:span text:style-name="Strong_20_Emphasis"><text:span text:style-name="T3">2.6.</text:span></text:span><text:span text:style-name="T4"> Установка, подключение и запуск Оборудования в ПВЗ Исполнителя осуществляется Заказчиком в сроки, согласованные Сторонами дополнительно в зависимости от даты получения Оборудования Исполнителем.</text:span></text:p>
      <text:p text:style-name="P11"><text:span text:style-name="Strong_20_Emphasis"><text:span text:style-name="T3">2.7.</text:span></text:span><text:span text:style-name="T4"> Право собственности на Оборудование, риск случайной гибели или повреждения Оборудования переходит к Исполнителю с даты получения Оборудования на ПВЗ через Портал. С даты передачи Оборудования Исполнителю и до полной оплаты стоимости Оборудование признается находящимся в залоге у Заказчика. В течение всего периода подключения к Услуге WB Рекламные экраны Исполнитель несет ответственность за сохранность, полученного Оборудования, а также следит за исправностью и целостностью Оборудования на ПВЗ.</text:span></text:p>
      <text:p text:style-name="P11"><text:span text:style-name="Strong_20_Emphasis"><text:span text:style-name="T3">2.8.</text:span></text:span><text:span text:style-name="T4"> Заказчик предоставит Исполнителю полностью соответствующие действующему законодательству Российской Федерации первичные документы: товарную накладную по форме ТОРГ-12/УПД со статусом «2» и счет-фактуру или УПД со статусом «1», в сроки согласно действующему законодательству и договоренностям Сторон. В случае, если Исполнитель не подписал первичные документы в течение 5 (пяти) календарных дней с даты их предоставления или не предоставил мотивированные возражения, то документы считаются принятыми и подтвержденными Сторонами надлежащим образом.</text:span></text:p>
      <text:p text:style-name="P11"><text:span text:style-name="Strong_20_Emphasis"><text:span text:style-name="T3">2.9.</text:span></text:span><text:span text:style-name="T4"> Трансляция Рекламных материалов на Оборудовании Исполнителя осуществляется только в пределах технических и операционных возможностей Заказчика. Заказчик не несет ответственности за невозможность трансляции Рекламных материалов в случае отсутствия необходимых ресурсов, технических условий или иных возможностей, </text:span><text:soft-page-break/><text:span text:style-name="T4">независимо от причин, вызвавших данную ситуацию. Исполнитель осознает и принимает, что трансляция может быть ограничена или приостановлена по причинам, не зависящим от Заказчика, включая, но не ограничиваясь, технические сбои, форс-мажорные обстоятельства, изменения в законодательстве и иные обстоятельства.</text:span></text:p>
      <text:p text:style-name="P11"><text:span text:style-name="Strong_20_Emphasis"><text:span text:style-name="T3">Раздел 3. Обязательства Исполнителя и Заказчика при оказании Услуги WB Рекламные экраны</text:span></text:span></text:p>
      <text:p text:style-name="P11"><text:span text:style-name="Strong_20_Emphasis"><text:span text:style-name="T3">3.1. Исполнитель обязуется:</text:span></text:span></text:p>
      <text:p text:style-name="P11"><text:span text:style-name="Strong_20_Emphasis"><text:span text:style-name="T3">3.1.1.</text:span></text:span><text:span text:style-name="T4"> В целях обеспечения исполнения настоящего Приложения предоставить Заказчику свободный доступ к месту размещения Оборудования в ПВЗ для установки, демонтажа, технического обслуживания и ремонта, в том числе для запуска Оборудования в ПВЗ в соответствии с правилами размещения Оборудования, описанными в Разделе №5 к настоящему Приложению. Исполнитель предоставляет информацию о технической возможности установки Оборудования посредством отправки заполненной заявки, предоставленной со стороны Заказчика. Сроки, формат и период выполнения работ согласовываются Сторонами дополнительно посредством ЛК.</text:span></text:p>
      <text:p text:style-name="P11"><text:span text:style-name="Strong_20_Emphasis"><text:span text:style-name="T3">3.1.2.</text:span></text:span><text:span text:style-name="T4"> Обеспечить возможность подключения Оборудования к электротехническим сетям в ПВЗ, при этом подключение Оборудования к электрическим сетям, а также бесперебойное электроснабжение Оборудования должно быть произведено в полном соответствии с требованиями текущего законодательства места нахождения ПВЗ;</text:span></text:p>
      <text:p text:style-name="P11"><text:span text:style-name="Strong_20_Emphasis"><text:span text:style-name="T3">3.1.3.</text:span></text:span><text:span text:style-name="T4"> Обеспечить круглосуточное подключение Оборудования к информационно-телекоммуникационной сети «Интернет». При этом скорость соединения должна обеспечивать возможность в удаленном режиме осуществлять управление Оборудованием, в том числе загрузку Рекламных </text:span><text:soft-page-break/><text:span text:style-name="T4">материалов, управление настройками, и возможность использования иных функции Оборудования.</text:span></text:p>
      <text:p text:style-name="P11"><text:span text:style-name="Strong_20_Emphasis"><text:span text:style-name="T3">3.1.4.</text:span></text:span><text:span text:style-name="T4"> Осуществлять оперативный ежедневный контроль за надлежащим функционированием Оборудования в каждом ПВЗ Исполнителя, где подключена Услуга WB Рекламные Экраны. В случае установления факта неработоспособности Экрана или ПК или установления факта невозможности трансляции Рекламных материалов или Саморекламы на Экране, осуществить комплекс мероприятий по восстановлению работоспособности Оборудования, в соответствии с Регламентом, указанном в Разделе 6 настоящего Приложения. В случае, если работоспособность Оборудования не восстановлена, Исполнитель обязуется проинформировать Заказчика в течение 3 (трех) часов с момента обнаружения неработоспособности Оборудования. Информирование осуществляется путем создания сообщения Заказчику посредством Портала.</text:span></text:p>
      <text:p text:style-name="P11"><text:span text:style-name="Strong_20_Emphasis"><text:span text:style-name="T3">3.1.5.</text:span></text:span><text:span text:style-name="T4"> Уведомлять Заказчика о необходимости проведения технических работ (мероприятий), способных повлиять на работоспособность и функционирование Оборудования, ремонтных и (или) иных работ, требующих отключения и (или) перемещения Оборудования, не менее чем за 3 (три) рабочих дня до даты начала их осуществления. Информирование осуществляется путем создания сообщения Заказчику посредством Портала.</text:span></text:p>
      <text:p text:style-name="P11"><text:span text:style-name="Strong_20_Emphasis"><text:span text:style-name="T3">3.1.6.</text:span></text:span><text:span text:style-name="T4"> 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быть установлено в строгом соответствии с Разделом 5 настоящего Приложения.</text:span></text:p>
      <text:p text:style-name="P11"><text:span text:style-name="Strong_20_Emphasis"><text:span text:style-name="T3">3.1.7.</text:span></text:span><text:span text:style-name="T4"> Содержать Оборудование в чистоте и сохранять внешний вид и целостность Оборудования и его функциональные характеристики. Если Оборудование утратило нормальный внешний вид или в его работе наблюдаются частые сбои, то Заказчик вправе потребовать у Исполнителя </text:span><text:soft-page-break/><text:span text:style-name="T4">заменить Оборудование или выполнить его ремонт, очистку своими силами и за свой счет.</text:span></text:p>
      <text:p text:style-name="P11"><text:span text:style-name="Strong_20_Emphasis"><text:span text:style-name="T3">3.1.8.</text:span></text:span><text:span text:style-name="T4"> Осуществлять ремонт Оборудования с применением фирменных, заводских или иных запчастей, гарантирующих сохранение его технических характеристик и эксплуатационных качеств. По запросу Исполнителя Заказчик предоставляет информацию о сервисных центрах, в которых может быть осуществлен надлежащий ремонт. Перечень сервисных центров предоставляется в рекомендательных целях. В случае, если Исполнитель не готов осуществлять ремонт неработающего Оборудования, но планирует далее предоставлять Услугу WB Рекламные экраны, то он вправе заказать новый комплект Оборудования у Заказчика за свой счет, соблюдая при этом принцип добросовестности.</text:span></text:p>
      <text:p text:style-name="P11"><text:span text:style-name="Strong_20_Emphasis"><text:span text:style-name="T3">3.1.9.</text:span></text:span><text:span text:style-name="T4"> В случае изменения состава иного оборудования на ПВЗ и необходимости использования розеток/разъемов, к которым подключено Оборудование в соответствии с настоящим Приложением до проведения переподключения уведомить Заказчика через Портал с указанием планируемого временного интервала перерыва в работе Оборудования, а также сообщить о перечне планируемых работ.</text:span></text:p>
      <text:p text:style-name="P11"><text:span text:style-name="Strong_20_Emphasis"><text:span text:style-name="T3">3.1.10.</text:span></text:span><text:span text:style-name="T4"> При проведении в ПВЗ замены оборудования, затрагивающей работоспособность Оборудования (например, замена роутера) – обязательно до начала работ сообщить об этом на Портале и согласовать интервалы работ.</text:span></text:p>
      <text:p text:style-name="P11"><text:span text:style-name="Strong_20_Emphasis"><text:span text:style-name="T3">3.1.11.</text:span></text:span><text:span text:style-name="T4"> В случае перебоя в электроснабжении или сети «Интернет» на ПВЗ, после восстановления обязательно проверить корректную работу Оборудования.</text:span></text:p>
      <text:p text:style-name="P11"><text:span text:style-name="Strong_20_Emphasis"><text:span text:style-name="T3">3.1.12.</text:span></text:span><text:span text:style-name="T4"> Отправить информационное сообщение на Портал о дате начала работ и о планируемых сроках проведения ремонта в случае, если Исполнителю стало известно о планируемом ремонте ПВЗ.</text:span></text:p>
      <text:p text:style-name="P11"><text:soft-page-break/><text:span text:style-name="Strong_20_Emphasis"><text:span text:style-name="T3">3.1.13.</text:span></text:span><text:span text:style-name="T4"> В случае, если планируется закрытие ПВЗ, незамедлительно отправить сообщение Заказчику посредством Портала о планируемой дате закрытия или, если Исполнитель отказывается от предоставления Услуги WB Рекламные экраны по любой причине, то Оборудование в любом случае остается у Исполнителя, если Исполнитель не успел оплатить за него полную стоимость, то оставшаяся стоимость за Оборудование будет оплачена Исполнителем в порядке, установленном п.2.4. настоящего Приложения.</text:span></text:p>
      <text:p text:style-name="P11"><text:span text:style-name="Strong_20_Emphasis"><text:span text:style-name="T3">3.1.14.</text:span></text:span><text:span text:style-name="T4"> При получении уведомления через Портал от Заказчика о неисправности Оборудования, Исполнитель производит перечень мероприятий своими силами в соответствии с Регламентом, указанном в Разделе 6 в течение 14 (четырнадцати) часов с момента получения заявки. Перечень выполненных действий и результат проведенных мероприятий Исполнитель сообщает путем ответа в рамках текущей заявки.</text:span></text:p>
      <text:p text:style-name="P20">3.2. Заказчик обязуется:</text:p>
      <text:p text:style-name="P11"><text:span text:style-name="Strong_20_Emphasis"><text:span text:style-name="T3">3.2.1.</text:span></text:span><text:span text:style-name="T4"> После завершения монтажа и регистрации Оборудования в сети в рамках Сервисного обслуживания осуществлять ежедневный технический мониторинг работоспособности Оборудования, переданного Исполнителю по настоящему Приложению. При осуществлении Сервисного обслуживания Оборудования на территории Исполнителя, Заказчик осуществляет указанные действия исключительно в клиентской зоне ПВЗ.</text:span></text:p>
      <text:p text:style-name="P11"><text:span text:style-name="Strong_20_Emphasis"><text:span text:style-name="T3">3.2.2.</text:span></text:span><text:span text:style-name="T4"> Уведомляет Исполнителя о неисправности оборудования, в случае выявления неполадок в работе Оборудования, путем подачи заявки через Портал.</text:span></text:p>
      <text:p text:style-name="P11"><text:span text:style-name="Strong_20_Emphasis"><text:span text:style-name="T3">Раздел 4. Тарифы</text:span></text:span></text:p>
      <text:p text:style-name="P19">Стороны пришли к соглашению дополнить Приложение №1 к Оферте об оказании услуг в ПВЗ Тарифы следующим пунктом:</text:p>
      <text:p text:style-name="P11"><text:soft-page-break/><text:span text:style-name="Strong_20_Emphasis"><text:span text:style-name="T3">2.6.</text:span></text:span><text:span text:style-name="T4"> Исполнитель после успешного подключения Оборудования и обеспечения соответствия правилам и условиям настоящего Приложения, будет получать надбавку к Вознаграждению, далее также именуемую – Дополнительная премия, рассчитываемую с учетом трансляции Рекламных материалов на Оборудовании в ПВЗ. Расчет Дополнительной премии для Исполнителя осуществляется по следующей формуле:</text:span></text:p>
      <text:p text:style-name="P11"><text:span text:style-name="Strong_20_Emphasis"><text:span text:style-name="T3">S = K x 40%</text:span></text:span></text:p>
      <text:p text:style-name="P18">где <text:span text:style-name="T1">S</text:span> – общая сумма Дополнительной премии Исполнителя, выраженная в российских рублях за 1 (один) календарный месяц (Отчетный период Услуги WB Рекламные экраны или Период). За неполный Период сумма Дополнительной премии рассчитывается пропорционально количеству дней, в течение которых происходила трансляция Рекламных материалов.</text:p>
      <text:p text:style-name="P18"><text:span text:style-name="T1">К</text:span> – общая стоимость услуг трансляции Рекламных материалов, выраженная в российских рублях, транслируемых на Оборудовании в ПВЗ, в которой не учитывается общая стоимость услуг трансляции Саморекламы.</text:p>
      <text:p text:style-name="P19">Заказчик вправе транслировать Саморекламу на Оборудовании в ПВЗ. Заказчик не гарантирует Исполнителю определенный объем трансляций Рекламных материалов. Общая стоимость услуги по трансляции Рекламных материалов может варьироваться по причинам, не зависящим от Заказчика, включая, но не ограничиваясь, изменения в потребностях Заказчика, изменения в законодательстве, а также непредвиденными обстоятельствами. Исполнитель осознает, что Заказчик не несет ответственности за любые колебания общей стоимости услуг по трансляции Рекламных материалов и не может быть обязан компенсировать любые убытки, понесенные Исполнителем в связи с этими изменениями.</text:p>
      <text:p text:style-name="P19">Дополнительная премия за оказанную Услугу WB Рекламные экраны рассчитывается ежемесячно согласно формуле, указанной выше, и отражается <text:soft-page-break/>на Балансе Исполнителя в его ЛК не позднее 15 (пятнадцатого) числа каждого календарного месяца, следующего за Отчетным периодом Услуги WB Рекламные экраны.</text:p>
      <text:p text:style-name="P19">В случае, если Оборудование вышло из строя по любой причине и трансляция Рекламных материалов не происходит, то Оборудование считается не работающим, а Услуга WB Рекламные экраны не оказанной в период с момента прекращения трансляции Рекламных материалов до момента восстановления трансляции Рекламных материалов. Расчет и выплата Дополнительной премии Исполнителю за период прекращения трансляции Рекламных материалов до момента восстановления трансляции Рекламных материалов не происходит.</text:p>
      <text:p text:style-name="P11"><text:span text:style-name="Strong_20_Emphasis"><text:span text:style-name="T3">Раздел 5. Правила установки Оборудования</text:span></text:span></text:p>
      <text:p text:style-name="P11"><text:span text:style-name="Strong_20_Emphasis"><text:span text:style-name="T3">5.1.</text:span></text:span><text:span text:style-name="T4"> Оборудование должно быть установлено в соответствии с правилами установки Оборудования, указанными в настоящем Приложении, техническими требованиями, требованиям безопасности и инструкциями со стороны Заказчика:</text:span></text:p>
      <text:p text:style-name="P19">1. Экран должен быть виден всем Клиентам ПВЗ, которые получают и ожидают выдачи Товара у ресепшна.</text:p>
      <text:p text:style-name="P19">2. Экран должен быть виден Клиентам в очереди по направлению их движения к столу получения и выдачи Товаров, как минимум, первым трем Клиентам в очереди виден полностью.</text:p>
      <text:p text:style-name="P19">3. Экран может располагаться только в 2 (двух) ключевых зонах размещения в клиентской зоне ПВЗ – за рабочим местом, за спиной Исполнителя/сотрудника Исполнителя, на расстоянии не более 4 (четырех) метров от ресепшна или стола выдачи Товаров или над ресепшном.</text:p>
      <text:p text:style-name="P11"><text:span text:style-name="Strong_20_Emphasis"><text:span text:style-name="T3">5.2.</text:span></text:span><text:span text:style-name="T4"> При размещении Оборудования за спиной у Исполнителя/сотрудника Исполнителя Экран должен быть размещен на уровне глаз Клиента. В </text:span><text:soft-page-break/><text:span text:style-name="T4">большинстве случаев, допускается нахождение нижней границы Экрана на высоте не более 1,3 м. (одного метра тридцати сантиметров) от пола ПВЗ.</text:span></text:p>
      <text:p text:style-name="P11"><text:span text:style-name="Strong_20_Emphasis"><text:span text:style-name="T3">5.3.</text:span></text:span><text:span text:style-name="T4"> При размещении Экрана над ресепшен ПВЗ нижняя граница Экрана находится на высоте не более 1,3 м. (одного метра тридцати сантиметров) от пола ПВЗ. Сам Экран должен быть повернут в сторону Клиента, получающего Товар, т.е. на 30-45 градусов относительно стены, на которой он закреплен.</text:span></text:p>
      <text:p text:style-name="P11"><text:span text:style-name="Strong_20_Emphasis"><text:span text:style-name="T3">5.4.</text:span></text:span><text:span text:style-name="T4"> 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span></text:p>
      <text:p text:style-name="P11"><text:span text:style-name="Strong_20_Emphasis"><text:span text:style-name="T3">Раздел 6. Порядок устранения неисправностей Оборудования и Гарантийное обслуживание</text:span></text:span></text:p>
      <text:p text:style-name="P11"><text:span text:style-name="Strong_20_Emphasis"><text:span text:style-name="T3">6.1.</text:span></text:span><text:span text:style-name="T4"> Ежедневно после открытия ПВЗ для Клиентов, а затем периодически (каждый час) в течение периода времени работы ПВЗ Исполнитель обязан убедиться в том, что:</text:span></text:p>
      <text:p text:style-name="P19">1. Экран включен и идет трансляция видеоряда</text:p>
      <text:p text:style-name="P19">2. Изображение корректное (картинка не повернута, нет мерцания или каких-либо искажений изображения).</text:p>
      <text:p text:style-name="P11"><text:span text:style-name="Strong_20_Emphasis"><text:span text:style-name="T3">6.1.1.</text:span></text:span><text:span text:style-name="T4"> Если присутствуют неисправности, указанные в пп.1. или 2 п. 6.1., то Исполнитель выполняет следующую последовательность действий:</text:span></text:p>
      <text:p text:style-name="P19">1. Перезагружает Экран и ПК, вынимая и вставляя обратно вилку(-и) в блоке розеток Оборудования</text:p>
      <text:p text:style-name="P19">2. Если после перезагрузки неисправность сохраняется – Исполнитель обязан сообщить об этом Заказчику путем отправки заявки через Портал.</text:p>
      <text:p text:style-name="P19"><text:soft-page-break/>Дополнительно можно связаться по телефону с диспетчерской службой: +7 985 754 12 81 (время работы – с 8:00 до 19:00 с пон. по пт.).</text:p>
      <text:p text:style-name="P11"><text:span text:style-name="Strong_20_Emphasis"><text:span text:style-name="T3">6.2.</text:span></text:span><text:span text:style-name="T4"> При обнаружении неисправности или проблем с трансляцией со стороны Заказчика, Исполнитель должен выполнить следующие действия:</text:span></text:p>
      <text:p text:style-name="P11"><text:span text:style-name="Strong_20_Emphasis"><text:span text:style-name="T3">6.2.1.</text:span></text:span><text:span text:style-name="T4"> По указанию Заказчика:</text:span></text:p>
      <text:p text:style-name="P11"><text:span text:style-name="Strong_20_Emphasis"><text:span text:style-name="T7">•</text:span></text:span><text:span text:style-name="T7"> </text:span><text:span text:style-name="T4">Перезагрузить Оборудование по питанию</text:span></text:p>
      <text:p text:style-name="P11"><text:span text:style-name="Strong_20_Emphasis"><text:span text:style-name="T7">•</text:span></text:span><text:span text:style-name="T7"> </text:span><text:span text:style-name="T4">Проверить подключение сетевого кабеля (UTP) к роутеру и/или ПК</text:span></text:p>
      <text:p text:style-name="P11"><text:span text:style-name="Strong_20_Emphasis"><text:span text:style-name="T7">•</text:span></text:span><text:span text:style-name="T7"> </text:span><text:span text:style-name="T4">Убедиться в работоспособности сетевого оборудования и подключения Оборудования к сети Интернет. При выявлении неисправности, в работе сетевого оборудования Исполнитель обязуется в течение 72 часов устранить их.</text:span></text:p>
      <text:p text:style-name="P11"><text:span text:style-name="Strong_20_Emphasis"><text:span text:style-name="T7">•</text:span></text:span><text:span text:style-name="T7"> </text:span><text:span text:style-name="T4">В случае появления служебных сообщений на Экране сфотографировать их</text:span></text:p>
      <text:p text:style-name="P11"><text:span text:style-name="Strong_20_Emphasis"><text:span text:style-name="T7">•</text:span></text:span><text:span text:style-name="T7"> </text:span><text:span text:style-name="T4">При необходимости выполнить фото/видеосъёмку Оборудования и индикаторов на Оборудовании</text:span></text:p>
      <text:p text:style-name="P19">На время проверки Исполнитель может быть добавлен Заказчиком в сервисный чат.</text:p>
      <text:p text:style-name="P11"><text:span text:style-name="Strong_20_Emphasis"><text:span text:style-name="T3">6.3.</text:span></text:span><text:span text:style-name="T4"> Сервисное обслуживание Оборудования выполняется не позднее, чем через 96 (девяносто шесть) часов с момента выявления необходимости осуществления выезда в ПВЗ и включают в себя, но не ограничивается:</text:span></text:p>
      <text:p text:style-name="P19">1) монтаж/демонтаж Оборудования в течение гарантийного срока на Оборудование.</text:p>
      <text:p text:style-name="P19">По завершении Гарантийного срока монтаж и демонтаж Оборудования осуществляется силами и за счет Исполнителя.</text:p>
      <text:p text:style-name="P19">Выезд для устранения неполадок осуществляется только в рабочее время ПВЗ. Исполнитель обязуется по требованию Заказчика осуществлять фотосъемку <text:soft-page-break/>Оборудования, предоставлять фотографии для дальнейшей диагностики, в случае необходимости.</text:p>
      <text:p text:style-name="P11"><text:span text:style-name="Strong_20_Emphasis"><text:span text:style-name="T3">6.4.</text:span></text:span><text:span text:style-name="T4"> Исполнителю запрещается:</text:span></text:p>
      <text:p text:style-name="P19">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p>
      <text:p text:style-name="P19">2. Вынимать ПК из разъема или отключать от Экран HDMI провод.</text:p>
      <text:p text:style-name="P19">3. Подключать к Экрану любые дополнительные устройства (съемные носители, ноутбуки, сторонние плееры и т.п)</text:p>
      <text:p text:style-name="P19">4. Вносить изменения в настройки Экрана, кроме как по указанию Заказчика.</text:p>
      <text:p text:style-name="P19">5. Подключать к ПК любые дополнительные устройства (съемные носители и др. устройства)</text:p>
      <text:p text:style-name="P19">6. Отключать Оборудование от роутера, в том числе отключать сетевой провод или выключать роутер и/или дополнительный свич (при наличии)</text:p>
      <text:p text:style-name="P19">Исключения:</text:p>
      <text:p text:style-name="P19">1. Аварийная ситуация (искры, задымление, возгорание)</text:p>
      <text:p text:style-name="P19">2. Неисправность Оборудования, требующая перезагрузки или прямое указание согласно п. 3.2.2. настоящего Приложения, Заказчика на перезагрузку Оборудования.</text:p>
      <text:p text:style-name="P11"><text:span text:style-name="Strong_20_Emphasis"><text:span text:style-name="T3">6.5.</text:span></text:span><text:span text:style-name="T4"> Требования, связанные с неисправностями Оборудования, могут быть предъявлены Исполнителем Заказчику, если неисправности обнаружены в течение гарантийного срока.</text:span></text:p>
      <text:p text:style-name="P11"><text:soft-page-break/><text:span text:style-name="Strong_20_Emphasis"><text:span text:style-name="T3">6.6.</text:span></text:span><text:span text:style-name="T4"> Гарантийный срок на Экран и ПК составляет 6 (шесть) календарных месяцев и исчисляется с момента подключения к Услуге и начала работы Оборудования в ПВЗ. В период гарантийного срока Исполнитель, в случае выявления любых неисправностей, обязан осуществить отправку Оборудования в Сервисный центр в любой упаковке, в том числе заводской при её сохранении, для обеспечения целости и сохранности Оборудования при транспортировке.</text:span></text:p>
      <text:p text:style-name="P11"><text:span text:style-name="Strong_20_Emphasis"><text:span text:style-name="T3">6.7.</text:span></text:span><text:span text:style-name="T4"> Заказчик устраняет неисправности Оборудования, если не докажет, что неисправности Экрана и ПК возникли после его передачи Исполнителю и Экран и ПК не подлежат Гарантийному обслуживанию.</text:span></text:p>
      <text:p text:style-name="P11"><text:span text:style-name="Strong_20_Emphasis"><text:span text:style-name="T3">6.8.</text:span></text:span><text:span text:style-name="T4"> Стороны согласовывают следующий формат взаимодействия в период Гарантийного обслуживания:</text:span></text:p>
      <text:p text:style-name="P11"><text:span text:style-name="Strong_20_Emphasis"><text:span text:style-name="T3">6.8.1.</text:span></text:span><text:span text:style-name="T4"> Если Экран и ПК подлежат Гарантийному обслуживанию:</text:span></text:p>
      <text:p text:style-name="P19">- Заказчик своими силами и за свой счет предоставляет замену на аналогичные Экран и ПК, но стоимость установки, подключения и запуска оплачивается Исполнителем;</text:p>
      <text:p text:style-name="P19">- если Исполнитель не оплатил полную стоимость Оборудования на дату осуществления замены, то оставшаяся сумма от стоимости будет выплачиваться Исполнителем без каких-либо изменений;</text:p>
      <text:p text:style-name="P19">- стоимость доставки неработающих Экрана или ПК до Сервисного центра Заказчика осуществляется за счет Заказчика.</text:p>
      <text:p text:style-name="P11"><text:span text:style-name="Strong_20_Emphasis"><text:span text:style-name="T3">6.8.2.</text:span></text:span><text:span text:style-name="T4"> Если Экран и ПК не подлежат Гарантийному обслуживанию:</text:span></text:p>
      <text:p text:style-name="P19">- Исполнитель обязуется оплатить новый комплект Оборудования в соответствии с условиями настоящего Приложения, включая стоимость установки, подключения и запуска Оборудования;</text:p>
      <text:p text:style-name="P19"><text:soft-page-break/>- если Исполнитель не оплатил полную стоимость Оборудования, не подлежащего Гарантийному обслуживанию, на дату осуществления замены на новое Оборудование, то Исполнитель обязан оплатить оставшуюся сумму от стоимости Оборудования;</text:p>
      <text:p text:style-name="P19">- Исполнитель вправе осуществить самостоятельный ремонт Оборудования за свой счет, при условии использования сертифицированных запчастей для ремонта и сервисного центра, рекомендованного Заказчиком.</text:p>
      <text:p text:style-name="P19">- стоимость доставки неработающих Экрана или ПК до Сервисного центра Заказчика осуществляется за счет Исполнителя.</text:p>
      <text:p text:style-name="P11"><text:span text:style-name="Strong_20_Emphasis"><text:span text:style-name="T3">Раздел 7. Ответственность</text:span></text:span></text:p>
      <text:p text:style-name="P11"><text:span text:style-name="Strong_20_Emphasis"><text:span text:style-name="T3">7.1.</text:span></text:span><text:span text:style-name="T4"> Стороны пришли к соглашению дополнить Приложение №4 к Оферте об оказании услуг в ПВЗ Ответственность следующими пунктами:</text:span></text:p>
      <table:table table:name="Таблица97" table:style-name="Таблица97">
        <table:table-column table:style-name="Таблица97.A"/>
        <table:table-column table:style-name="Таблица97.B"/>
        <table:table-column table:style-name="Таблица97.C"/>
        <table:table-header-rows>
          <table:table-row>
            <table:table-cell table:style-name="Таблица97.A1" office:value-type="string">
              <text:p text:style-name="P8">№ <text:span text:style-name="T6">раздела или пп. Приложения № 7</text:span></text:p>
            </table:table-cell>
            <table:table-cell table:style-name="Таблица97.A1" office:value-type="string">
              <text:p text:style-name="P4">Приложение № 7</text:p>
            </table:table-cell>
            <table:table-cell table:style-name="Таблица97.A1" office:value-type="string">
              <text:p text:style-name="P4">ОТВЕТСТВЕННОСТЬ / РАЗМЕР ШТРАФОВ</text:p>
            </table:table-cell>
          </table:table-row>
        </table:table-header-rows>
        <table:table-row>
          <table:table-cell table:style-name="Таблица97.A1" office:value-type="string">
            <text:p text:style-name="P6">2.2.</text:p>
          </table:table-cell>
          <table:table-cell table:style-name="Таблица97.A1" office:value-type="string">
            <text:p text:style-name="P6">Для подключения к Услуге WB Рекламные экраны Исполнитель отправляет Заказчику заявку на присоединение и исполнение настоящего Приложения № 7, которая рассматривается Заказчиком в течение 5 (пяти) рабочих дней с даты получения. Исполнитель в течение 7 (семи) календарных дней с даты одобрения заявки от Исполнителя приобретает у Заказчика Оборудование в количестве не менее 1 (одной) единицы для 1 (одного) ПВЗ, принимает Оборудование на ПВЗ через Портал и уплачивает за него стоимость, предусмотренную настоящим Приложением. При <text:soft-page-break/>оказании Услуги Исполнитель обязуется установить, подключить и обеспечить работу Оборудования на ПВЗ в соответствии с условиями, указанными в настоящем Приложении. Если один Исполнитель желает подключиться к Услуге WB Рекламные экраны на нескольких своих ПВЗ, то для каждого ПВЗ приобретается 1 (одна) единица Оборудования.</text:p>
          </table:table-cell>
          <table:table-cell table:style-name="Таблица97.A1" office:value-type="string">
            <text:p text:style-name="P6">Любое из нарушений пункта:<text:line-break/><text:line-break/>- отказ от Услуги WB Рекламные экраны после выражения согласия<text:line-break/><text:line-break/>- не принятие Оборудования на ПВЗ при отсутствии объективных причин<text:line-break/><text:line-break/>- по причинам зависящим исключительно от Исполнителя <text:soft-page-break/>невозможность Заказчика установить и/или подключить Оборудование, а также не обеспечение работы Оборудования в постоянном режиме после установки и подключения в ПВЗ<text:line-break/><text:line-break/>первое нарушение – предупреждение<text:line-break/><text:line-break/>Второе нарушение - 10 000 (десять тысяч) российских рублей;<text:line-break/><text:line-break/>Третье и последующее выявленное нарушение – штраф в размере полной стоимости Оборудования.<text:line-break/><text:line-break/>Заказчик также вправе отключить Исполнителя от Услуги WB Рекламные экраны, забрать Оборудование себе с удержанием стоимости транспортных и иных расходов с Исполнителя.</text:p>
          </table:table-cell>
        </table:table-row>
        <table:table-row>
          <table:table-cell table:style-name="Таблица97.A1" office:value-type="string">
            <text:p text:style-name="P6">3.1.6.</text:p>
          </table:table-cell>
          <table:table-cell table:style-name="Таблица97.A1" office:value-type="string">
            <text:p text:style-name="P6">Не допускать загромождения Оборудования. Под загромождением понимается расположение любого вида имущества, таким образом, в результате которого затрудняется обзор Оборудования, которое должно <text:soft-page-break/>быть установлено в строгом соответствии с Разделом 5 настоящего Приложения.</text:p>
          </table:table-cell>
          <table:table-cell table:style-name="Таблица97.A1" office:value-type="string">
            <text:p text:style-name="P6">первое нарушение – предупреждение<text:line-break/><text:line-break/>Второе и последующее выявленное нарушение - 10 000 (десять тысяч) <text:soft-page-break/>российских рублей;</text:p>
          </table:table-cell>
        </table:table-row>
        <table:table-row>
          <table:table-cell table:style-name="Таблица97.A1" office:value-type="string">
            <text:p text:style-name="P6">5.4.</text:p>
          </table:table-cell>
          <table:table-cell table:style-name="Таблица97.A1" office:value-type="string">
            <text:p text:style-name="P6">Исполнитель обязуется использовать Оборудование в период подключения к Услуге WB Рекламные экраны строго по назначению и в соответствии с инструкциями Заказчика и правилами, установленными настоящим Приложением. Любые изменения в условиях эксплуатации, изменения места установки, расположения Оборудования должны в обязательном порядке быть согласованы с Заказчиком посредством ЛК.</text:p>
          </table:table-cell>
          <table:table-cell table:style-name="Таблица97.A1" office:value-type="string">
            <text:p text:style-name="P6">первое нарушение – предупреждение<text:line-break/><text:line-break/>Второе и последующее выявленное нарушение - 10 000 (десять тысяч) российских рублей;</text:p>
          </table:table-cell>
        </table:table-row>
        <table:table-row>
          <table:table-cell table:style-name="Таблица97.A1" office:value-type="string">
            <text:p text:style-name="P6">6.4.</text:p>
          </table:table-cell>
          <table:table-cell table:style-name="Таблица97.A1" office:value-type="string">
            <text:p text:style-name="P6">Исполнителю запрещается:<text:line-break/><text:line-break/>1. Любым способом при отсутствии причины или исключения отключать питание (вынимать вилки, нажимать кнопки) Оборудования, а также отключать от сети удлинитель, от которого запитано Оборудование, за исключением необходимости перезагрузки Оборудования.<text:line-break/><text:line-break/>2. Вынимать ПК из разъема или отключать от Экран HDMI провод.<text:line-break/><text:line-break/>3. Подключать к Экрану любые дополнительные устройства (съемные носители, ноутбуки, сторонние плееры и т.п)<text:line-break/><text:line-break/><text:soft-page-break/>4. Вносить изменения в настройки Экрана, кроме как по указанию Заказчика.<text:line-break/><text:line-break/>5. Подключать к ПК любые дополнительные устройства (съемные носители и др. устройства)<text:line-break/><text:line-break/>6. Отключать Оборудование от роутера, в том числе отключать сетевой провод или выключать роутер и/или дополнительный свич (при наличии)</text:p>
          </table:table-cell>
          <table:table-cell table:style-name="Таблица97.A1" office:value-type="string">
            <text:p text:style-name="P5">первое нарушение – предупреждение<text:line-break/><text:line-break/>Второе и последующее выявленное нарушение - 10 000 (десять тысяч) российских рублей;</text:p>
          </table:table-cell>
        </table:table-row>
      </table:table>
      <text:p text:style-name="P11"><text:span text:style-name="Strong_20_Emphasis"><text:span text:style-name="T3">7.2.</text:span></text:span><text:span text:style-name="T4"> При наличии у Исполнителя задолженности по оплате стоимости Оборудования в течение 2 (двух) и более календарных месяцев, Заказчик вправе отключить Исполнителя от Услуги WB Рекламные экраны, остановить перечисление дополнительной премии и вернуть Оборудование себе без какого-либо возмещения расходов Исполнителю.</text:span></text:p>
      <text:p text:style-name="P11"><text:span text:style-name="Strong_20_Emphasis"><text:span text:style-name="T3">7.3.</text:span></text:span><text:span text:style-name="T4"> В случае неисполнения обязательства по возврату Оборудования Исполнитель несет ответственность за убытки, причиненные Заказчику, включая, но не ограничиваясь, связанные с потерей, повреждением или уничтожением Оборудования.</text:span></text:p>
      <table:table table:name="Таблица98" table:style-name="Таблица98">
        <table:table-column table:style-name="Таблица98.A"/>
        <table:table-column table:style-name="Таблица98.B"/>
        <table:table-row>
          <table:table-cell table:style-name="Таблица98.A1" office:value-type="string">
            <text:p text:style-name="P3"/>
          </table:table-cell>
          <table:table-cell table:style-name="Таблица98.A1" office:value-type="string">
            <text:p text:style-name="P7"><text:span text:style-name="Strong_20_Emphasis"><text:span text:style-name="T3">Дополнение к Приложению № 7</text:span></text:span></text:p>
          </table:table-cell>
        </table:table-row>
      </table:table>
      <table:table table:name="Таблица99" table:style-name="Таблица99">
        <table:table-column table:style-name="Таблица99.A"/>
        <table:table-column table:style-name="Таблица99.B"/>
        <table:table-column table:style-name="Таблица99.C"/>
        <table:table-header-rows>
          <table:table-row>
            <table:table-cell table:style-name="Таблица99.A1" office:value-type="string">
              <text:p text:style-name="P8">№</text:p>
            </table:table-cell>
            <table:table-cell table:style-name="Таблица99.A1" office:value-type="string">
              <text:p text:style-name="P4">Город</text:p>
            </table:table-cell>
            <table:table-cell table:style-name="Таблица99.A1" office:value-type="string">
              <text:p text:style-name="P4">Область</text:p>
            </table:table-cell>
          </table:table-row>
        </table:table-header-rows>
        <table:table-row>
          <table:table-cell table:style-name="Таблица99.A1" office:value-type="string">
            <text:p text:style-name="P6">1</text:p>
          </table:table-cell>
          <table:table-cell table:style-name="Таблица99.A1" office:value-type="string">
            <text:p text:style-name="P6">Москва</text:p>
          </table:table-cell>
          <table:table-cell table:style-name="Таблица99.A1" office:value-type="string">
            <text:p text:style-name="P6">Москва</text:p>
          </table:table-cell>
        </table:table-row>
        <table:table-row>
          <table:table-cell table:style-name="Таблица99.A1" office:value-type="string">
            <text:p text:style-name="P6">2</text:p>
          </table:table-cell>
          <table:table-cell table:style-name="Таблица99.A1" office:value-type="string">
            <text:p text:style-name="P6">Санкт-Петербург</text:p>
          </table:table-cell>
          <table:table-cell table:style-name="Таблица99.A1" office:value-type="string">
            <text:p text:style-name="P6">Санкт-Петербург</text:p>
          </table:table-cell>
        </table:table-row>
        <table:table-row>
          <table:table-cell table:style-name="Таблица99.A1" office:value-type="string">
            <text:p text:style-name="P6">3</text:p>
          </table:table-cell>
          <table:table-cell table:style-name="Таблица99.A1" office:value-type="string">
            <text:p text:style-name="P6">Новосибирск</text:p>
          </table:table-cell>
          <table:table-cell table:style-name="Таблица99.A1" office:value-type="string">
            <text:p text:style-name="P6">Новосибирская область</text:p>
          </table:table-cell>
        </table:table-row>
        <table:table-row>
          <table:table-cell table:style-name="Таблица99.A1" office:value-type="string">
            <text:p text:style-name="P6">4</text:p>
          </table:table-cell>
          <table:table-cell table:style-name="Таблица99.A1" office:value-type="string">
            <text:p text:style-name="P6">Екатеринбург</text:p>
          </table:table-cell>
          <table:table-cell table:style-name="Таблица99.A1" office:value-type="string">
            <text:p text:style-name="P6">Свердловская область</text:p>
          </table:table-cell>
        </table:table-row>
        <text:soft-page-break/>
        <table:table-row>
          <table:table-cell table:style-name="Таблица99.A1" office:value-type="string">
            <text:p text:style-name="P6">5</text:p>
          </table:table-cell>
          <table:table-cell table:style-name="Таблица99.A1" office:value-type="string">
            <text:p text:style-name="P6">Нижний Новгород</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6</text:p>
          </table:table-cell>
          <table:table-cell table:style-name="Таблица99.A1" office:value-type="string">
            <text:p text:style-name="P6">Самара</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7</text:p>
          </table:table-cell>
          <table:table-cell table:style-name="Таблица99.A1" office:value-type="string">
            <text:p text:style-name="P6">Омск</text:p>
          </table:table-cell>
          <table:table-cell table:style-name="Таблица99.A1" office:value-type="string">
            <text:p text:style-name="P6">Омская область</text:p>
          </table:table-cell>
        </table:table-row>
        <table:table-row>
          <table:table-cell table:style-name="Таблица99.A1" office:value-type="string">
            <text:p text:style-name="P6">8</text:p>
          </table:table-cell>
          <table:table-cell table:style-name="Таблица99.A1" office:value-type="string">
            <text:p text:style-name="P6">Казань</text:p>
          </table:table-cell>
          <table:table-cell table:style-name="Таблица99.A1" office:value-type="string">
            <text:p text:style-name="P6">Казань</text:p>
          </table:table-cell>
        </table:table-row>
        <table:table-row>
          <table:table-cell table:style-name="Таблица99.A1" office:value-type="string">
            <text:p text:style-name="P6">9</text:p>
          </table:table-cell>
          <table:table-cell table:style-name="Таблица99.A1" office:value-type="string">
            <text:p text:style-name="P6">Челябинск</text:p>
          </table:table-cell>
          <table:table-cell table:style-name="Таблица99.A1" office:value-type="string">
            <text:p text:style-name="P6">Челябинская область</text:p>
          </table:table-cell>
        </table:table-row>
        <table:table-row>
          <table:table-cell table:style-name="Таблица99.A1" office:value-type="string">
            <text:p text:style-name="P6">10</text:p>
          </table:table-cell>
          <table:table-cell table:style-name="Таблица99.A1" office:value-type="string">
            <text:p text:style-name="P6">Ростов-на-Дону</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1</text:p>
          </table:table-cell>
          <table:table-cell table:style-name="Таблица99.A1" office:value-type="string">
            <text:p text:style-name="P6">Уфа</text:p>
          </table:table-cell>
          <table:table-cell table:style-name="Таблица99.A1" office:value-type="string">
            <text:p text:style-name="P6">Башкортостан</text:p>
          </table:table-cell>
        </table:table-row>
        <table:table-row>
          <table:table-cell table:style-name="Таблица99.A1" office:value-type="string">
            <text:p text:style-name="P6">12</text:p>
          </table:table-cell>
          <table:table-cell table:style-name="Таблица99.A1" office:value-type="string">
            <text:p text:style-name="P6">Волгоград</text:p>
          </table:table-cell>
          <table:table-cell table:style-name="Таблица99.A1" office:value-type="string">
            <text:p text:style-name="P6">Волгоградская область</text:p>
          </table:table-cell>
        </table:table-row>
        <table:table-row>
          <table:table-cell table:style-name="Таблица99.A1" office:value-type="string">
            <text:p text:style-name="P6">13</text:p>
          </table:table-cell>
          <table:table-cell table:style-name="Таблица99.A1" office:value-type="string">
            <text:p text:style-name="P6">Пермь</text:p>
          </table:table-cell>
          <table:table-cell table:style-name="Таблица99.A1" office:value-type="string">
            <text:p text:style-name="P6">Пермский край</text:p>
          </table:table-cell>
        </table:table-row>
        <table:table-row>
          <table:table-cell table:style-name="Таблица99.A1" office:value-type="string">
            <text:p text:style-name="P6">14</text:p>
          </table:table-cell>
          <table:table-cell table:style-name="Таблица99.A1" office:value-type="string">
            <text:p text:style-name="P6">Краснояр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15</text:p>
          </table:table-cell>
          <table:table-cell table:style-name="Таблица99.A1" office:value-type="string">
            <text:p text:style-name="P6">Воронеж</text:p>
          </table:table-cell>
          <table:table-cell table:style-name="Таблица99.A1" office:value-type="string">
            <text:p text:style-name="P6">Воронеж</text:p>
          </table:table-cell>
        </table:table-row>
        <table:table-row>
          <table:table-cell table:style-name="Таблица99.A1" office:value-type="string">
            <text:p text:style-name="P6">16</text:p>
          </table:table-cell>
          <table:table-cell table:style-name="Таблица99.A1" office:value-type="string">
            <text:p text:style-name="P6">Саратов</text:p>
          </table:table-cell>
          <table:table-cell table:style-name="Таблица99.A1" office:value-type="string">
            <text:p text:style-name="P6">Саратовская область</text:p>
          </table:table-cell>
        </table:table-row>
        <table:table-row>
          <table:table-cell table:style-name="Таблица99.A1" office:value-type="string">
            <text:p text:style-name="P6">17</text:p>
          </table:table-cell>
          <table:table-cell table:style-name="Таблица99.A1" office:value-type="string">
            <text:p text:style-name="P6">Краснодар</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18</text:p>
          </table:table-cell>
          <table:table-cell table:style-name="Таблица99.A1" office:value-type="string">
            <text:p text:style-name="P6">Тольятти</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19</text:p>
          </table:table-cell>
          <table:table-cell table:style-name="Таблица99.A1" office:value-type="string">
            <text:p text:style-name="P6">Ижевск</text:p>
          </table:table-cell>
          <table:table-cell table:style-name="Таблица99.A1" office:value-type="string">
            <text:p text:style-name="P6">Удмуртия</text:p>
          </table:table-cell>
        </table:table-row>
        <table:table-row>
          <table:table-cell table:style-name="Таблица99.A1" office:value-type="string">
            <text:p text:style-name="P6">20</text:p>
          </table:table-cell>
          <table:table-cell table:style-name="Таблица99.A1" office:value-type="string">
            <text:p text:style-name="P6">Ульяновск</text:p>
          </table:table-cell>
          <table:table-cell table:style-name="Таблица99.A1" office:value-type="string">
            <text:p text:style-name="P6">Ульяновская область</text:p>
          </table:table-cell>
        </table:table-row>
        <table:table-row>
          <table:table-cell table:style-name="Таблица99.A1" office:value-type="string">
            <text:p text:style-name="P6">21</text:p>
          </table:table-cell>
          <table:table-cell table:style-name="Таблица99.A1" office:value-type="string">
            <text:p text:style-name="P6">Барнаул</text:p>
          </table:table-cell>
          <table:table-cell table:style-name="Таблица99.A1" office:value-type="string">
            <text:p text:style-name="P6">Алтайский край</text:p>
          </table:table-cell>
        </table:table-row>
        <table:table-row>
          <table:table-cell table:style-name="Таблица99.A1" office:value-type="string">
            <text:p text:style-name="P6">22</text:p>
          </table:table-cell>
          <table:table-cell table:style-name="Таблица99.A1" office:value-type="string">
            <text:p text:style-name="P6">Владивосток</text:p>
          </table:table-cell>
          <table:table-cell table:style-name="Таблица99.A1" office:value-type="string">
            <text:p text:style-name="P6">Приморский край</text:p>
          </table:table-cell>
        </table:table-row>
        <table:table-row>
          <table:table-cell table:style-name="Таблица99.A1" office:value-type="string">
            <text:p text:style-name="P6">23</text:p>
          </table:table-cell>
          <table:table-cell table:style-name="Таблица99.A1" office:value-type="string">
            <text:p text:style-name="P6">Ярославль</text:p>
          </table:table-cell>
          <table:table-cell table:style-name="Таблица99.A1" office:value-type="string">
            <text:p text:style-name="P6">Ярославская область</text:p>
          </table:table-cell>
        </table:table-row>
        <table:table-row>
          <table:table-cell table:style-name="Таблица99.A1" office:value-type="string">
            <text:p text:style-name="P6">24</text:p>
          </table:table-cell>
          <table:table-cell table:style-name="Таблица99.A1" office:value-type="string">
            <text:p text:style-name="P6">Иркутск</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25</text:p>
          </table:table-cell>
          <table:table-cell table:style-name="Таблица99.A1" office:value-type="string">
            <text:p text:style-name="P6">Тюмень</text:p>
          </table:table-cell>
          <table:table-cell table:style-name="Таблица99.A1" office:value-type="string">
            <text:p text:style-name="P6">Тюменская область</text:p>
          </table:table-cell>
        </table:table-row>
        <table:table-row>
          <table:table-cell table:style-name="Таблица99.A1" office:value-type="string">
            <text:p text:style-name="P6">27</text:p>
          </table:table-cell>
          <table:table-cell table:style-name="Таблица99.A1" office:value-type="string">
            <text:p text:style-name="P6">Хабаровск</text:p>
          </table:table-cell>
          <table:table-cell table:style-name="Таблица99.A1" office:value-type="string">
            <text:p text:style-name="P6">Хабаровский край</text:p>
          </table:table-cell>
        </table:table-row>
        <text:soft-page-break/>
        <table:table-row>
          <table:table-cell table:style-name="Таблица99.A1" office:value-type="string">
            <text:p text:style-name="P6">28</text:p>
          </table:table-cell>
          <table:table-cell table:style-name="Таблица99.A1" office:value-type="string">
            <text:p text:style-name="P6">Новокузнецк</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29</text:p>
          </table:table-cell>
          <table:table-cell table:style-name="Таблица99.A1" office:value-type="string">
            <text:p text:style-name="P6">Оренбург</text:p>
          </table:table-cell>
          <table:table-cell table:style-name="Таблица99.A1" office:value-type="string">
            <text:p text:style-name="P6">Оренбургская область</text:p>
          </table:table-cell>
        </table:table-row>
        <table:table-row>
          <table:table-cell table:style-name="Таблица99.A1" office:value-type="string">
            <text:p text:style-name="P6">30</text:p>
          </table:table-cell>
          <table:table-cell table:style-name="Таблица99.A1" office:value-type="string">
            <text:p text:style-name="P6">Кемерово</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31</text:p>
          </table:table-cell>
          <table:table-cell table:style-name="Таблица99.A1" office:value-type="string">
            <text:p text:style-name="P6">Рязань</text:p>
          </table:table-cell>
          <table:table-cell table:style-name="Таблица99.A1" office:value-type="string">
            <text:p text:style-name="P6">Рязань</text:p>
          </table:table-cell>
        </table:table-row>
        <table:table-row>
          <table:table-cell table:style-name="Таблица99.A1" office:value-type="string">
            <text:p text:style-name="P6">32</text:p>
          </table:table-cell>
          <table:table-cell table:style-name="Таблица99.A1" office:value-type="string">
            <text:p text:style-name="P6">Томск</text:p>
          </table:table-cell>
          <table:table-cell table:style-name="Таблица99.A1" office:value-type="string">
            <text:p text:style-name="P6">Томская область</text:p>
          </table:table-cell>
        </table:table-row>
        <table:table-row>
          <table:table-cell table:style-name="Таблица99.A1" office:value-type="string">
            <text:p text:style-name="P6">33</text:p>
          </table:table-cell>
          <table:table-cell table:style-name="Таблица99.A1" office:value-type="string">
            <text:p text:style-name="P6">Астрахань</text:p>
          </table:table-cell>
          <table:table-cell table:style-name="Таблица99.A1" office:value-type="string">
            <text:p text:style-name="P6">Астраханская область</text:p>
          </table:table-cell>
        </table:table-row>
        <table:table-row>
          <table:table-cell table:style-name="Таблица99.A1" office:value-type="string">
            <text:p text:style-name="P6">34</text:p>
          </table:table-cell>
          <table:table-cell table:style-name="Таблица99.A1" office:value-type="string">
            <text:p text:style-name="P6">Пенза</text:p>
          </table:table-cell>
          <table:table-cell table:style-name="Таблица99.A1" office:value-type="string">
            <text:p text:style-name="P6">Пензенская область</text:p>
          </table:table-cell>
        </table:table-row>
        <table:table-row>
          <table:table-cell table:style-name="Таблица99.A1" office:value-type="string">
            <text:p text:style-name="P6">35</text:p>
          </table:table-cell>
          <table:table-cell table:style-name="Таблица99.A1" office:value-type="string">
            <text:p text:style-name="P6">Набережные Челны</text:p>
          </table:table-cell>
          <table:table-cell table:style-name="Таблица99.A1" office:value-type="string">
            <text:p text:style-name="P6">Татарстан</text:p>
          </table:table-cell>
        </table:table-row>
        <table:table-row>
          <table:table-cell table:style-name="Таблица99.A1" office:value-type="string">
            <text:p text:style-name="P6">36</text:p>
          </table:table-cell>
          <table:table-cell table:style-name="Таблица99.A1" office:value-type="string">
            <text:p text:style-name="P6">Липецк</text:p>
          </table:table-cell>
          <table:table-cell table:style-name="Таблица99.A1" office:value-type="string">
            <text:p text:style-name="P6">Липецкая область</text:p>
          </table:table-cell>
        </table:table-row>
        <table:table-row>
          <table:table-cell table:style-name="Таблица99.A1" office:value-type="string">
            <text:p text:style-name="P6">37</text:p>
          </table:table-cell>
          <table:table-cell table:style-name="Таблица99.A1" office:value-type="string">
            <text:p text:style-name="P6">Тула</text:p>
          </table:table-cell>
          <table:table-cell table:style-name="Таблица99.A1" office:value-type="string">
            <text:p text:style-name="P6">Тульская область</text:p>
          </table:table-cell>
        </table:table-row>
        <table:table-row>
          <table:table-cell table:style-name="Таблица99.A1" office:value-type="string">
            <text:p text:style-name="P6">38</text:p>
          </table:table-cell>
          <table:table-cell table:style-name="Таблица99.A1" office:value-type="string">
            <text:p text:style-name="P6">Киров</text:p>
          </table:table-cell>
          <table:table-cell table:style-name="Таблица99.A1" office:value-type="string">
            <text:p text:style-name="P6">Кировская область</text:p>
          </table:table-cell>
        </table:table-row>
        <table:table-row>
          <table:table-cell table:style-name="Таблица99.A1" office:value-type="string">
            <text:p text:style-name="P6">39</text:p>
          </table:table-cell>
          <table:table-cell table:style-name="Таблица99.A1" office:value-type="string">
            <text:p text:style-name="P6">Чебоксары</text:p>
          </table:table-cell>
          <table:table-cell table:style-name="Таблица99.A1" office:value-type="string">
            <text:p text:style-name="P6">Чувашия</text:p>
          </table:table-cell>
        </table:table-row>
        <table:table-row>
          <table:table-cell table:style-name="Таблица99.A1" office:value-type="string">
            <text:p text:style-name="P6">40</text:p>
          </table:table-cell>
          <table:table-cell table:style-name="Таблица99.A1" office:value-type="string">
            <text:p text:style-name="P6">Калининград</text:p>
          </table:table-cell>
          <table:table-cell table:style-name="Таблица99.A1" office:value-type="string">
            <text:p text:style-name="P6">Калининградская область</text:p>
          </table:table-cell>
        </table:table-row>
        <table:table-row>
          <table:table-cell table:style-name="Таблица99.A1" office:value-type="string">
            <text:p text:style-name="P6">41</text:p>
          </table:table-cell>
          <table:table-cell table:style-name="Таблица99.A1" office:value-type="string">
            <text:p text:style-name="P6">Брянск</text:p>
          </table:table-cell>
          <table:table-cell table:style-name="Таблица99.A1" office:value-type="string">
            <text:p text:style-name="P6">Брянская область</text:p>
          </table:table-cell>
        </table:table-row>
        <table:table-row>
          <table:table-cell table:style-name="Таблица99.A1" office:value-type="string">
            <text:p text:style-name="P6">42</text:p>
          </table:table-cell>
          <table:table-cell table:style-name="Таблица99.A1" office:value-type="string">
            <text:p text:style-name="P6">Курск</text:p>
          </table:table-cell>
          <table:table-cell table:style-name="Таблица99.A1" office:value-type="string">
            <text:p text:style-name="P6">Курская область</text:p>
          </table:table-cell>
        </table:table-row>
        <table:table-row>
          <table:table-cell table:style-name="Таблица99.A1" office:value-type="string">
            <text:p text:style-name="P6">43</text:p>
          </table:table-cell>
          <table:table-cell table:style-name="Таблица99.A1" office:value-type="string">
            <text:p text:style-name="P6">Иваново</text:p>
          </table:table-cell>
          <table:table-cell table:style-name="Таблица99.A1" office:value-type="string">
            <text:p text:style-name="P6">Ивановская область</text:p>
          </table:table-cell>
        </table:table-row>
        <table:table-row>
          <table:table-cell table:style-name="Таблица99.A1" office:value-type="string">
            <text:p text:style-name="P6">44</text:p>
          </table:table-cell>
          <table:table-cell table:style-name="Таблица99.A1" office:value-type="string">
            <text:p text:style-name="P6">Магнитогорск</text:p>
          </table:table-cell>
          <table:table-cell table:style-name="Таблица99.A1" office:value-type="string">
            <text:p text:style-name="P6">Челябинская область</text:p>
          </table:table-cell>
        </table:table-row>
        <table:table-row>
          <table:table-cell table:style-name="Таблица99.A1" office:value-type="string">
            <text:p text:style-name="P6">45</text:p>
          </table:table-cell>
          <table:table-cell table:style-name="Таблица99.A1" office:value-type="string">
            <text:p text:style-name="P6">Улан-Удэ</text:p>
          </table:table-cell>
          <table:table-cell table:style-name="Таблица99.A1" office:value-type="string">
            <text:p text:style-name="P6">Бурятия</text:p>
          </table:table-cell>
        </table:table-row>
        <table:table-row>
          <table:table-cell table:style-name="Таблица99.A1" office:value-type="string">
            <text:p text:style-name="P6">46</text:p>
          </table:table-cell>
          <table:table-cell table:style-name="Таблица99.A1" office:value-type="string">
            <text:p text:style-name="P6">Тверь</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47</text:p>
          </table:table-cell>
          <table:table-cell table:style-name="Таблица99.A1" office:value-type="string">
            <text:p text:style-name="P6">Ставрополь</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48</text:p>
          </table:table-cell>
          <table:table-cell table:style-name="Таблица99.A1" office:value-type="string">
            <text:p text:style-name="P6">Нижний Тагил</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49</text:p>
          </table:table-cell>
          <table:table-cell table:style-name="Таблица99.A1" office:value-type="string">
            <text:p text:style-name="P6">Белгород</text:p>
          </table:table-cell>
          <table:table-cell table:style-name="Таблица99.A1" office:value-type="string">
            <text:p text:style-name="P6">Белгородская область</text:p>
          </table:table-cell>
        </table:table-row>
        <text:soft-page-break/>
        <table:table-row>
          <table:table-cell table:style-name="Таблица99.A1" office:value-type="string">
            <text:p text:style-name="P6">50</text:p>
          </table:table-cell>
          <table:table-cell table:style-name="Таблица99.A1" office:value-type="string">
            <text:p text:style-name="P6">Архангельск</text:p>
          </table:table-cell>
          <table:table-cell table:style-name="Таблица99.A1" office:value-type="string">
            <text:p text:style-name="P6">Архангельская область</text:p>
          </table:table-cell>
        </table:table-row>
        <table:table-row>
          <table:table-cell table:style-name="Таблица99.A1" office:value-type="string">
            <text:p text:style-name="P6">51</text:p>
          </table:table-cell>
          <table:table-cell table:style-name="Таблица99.A1" office:value-type="string">
            <text:p text:style-name="P6">Владимир</text:p>
          </table:table-cell>
          <table:table-cell table:style-name="Таблица99.A1" office:value-type="string">
            <text:p text:style-name="P6">Владимирская область</text:p>
          </table:table-cell>
        </table:table-row>
        <table:table-row>
          <table:table-cell table:style-name="Таблица99.A1" office:value-type="string">
            <text:p text:style-name="P6">52</text:p>
          </table:table-cell>
          <table:table-cell table:style-name="Таблица99.A1" office:value-type="string">
            <text:p text:style-name="P6">Сочи</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53</text:p>
          </table:table-cell>
          <table:table-cell table:style-name="Таблица99.A1" office:value-type="string">
            <text:p text:style-name="P6">Курган</text:p>
          </table:table-cell>
          <table:table-cell table:style-name="Таблица99.A1" office:value-type="string">
            <text:p text:style-name="P6">Курганская область</text:p>
          </table:table-cell>
        </table:table-row>
        <table:table-row>
          <table:table-cell table:style-name="Таблица99.A1" office:value-type="string">
            <text:p text:style-name="P6">54</text:p>
          </table:table-cell>
          <table:table-cell table:style-name="Таблица99.A1" office:value-type="string">
            <text:p text:style-name="P6">Смоленск</text:p>
          </table:table-cell>
          <table:table-cell table:style-name="Таблица99.A1" office:value-type="string">
            <text:p text:style-name="P6">Смоленская область</text:p>
          </table:table-cell>
        </table:table-row>
        <table:table-row>
          <table:table-cell table:style-name="Таблица99.A1" office:value-type="string">
            <text:p text:style-name="P6">55</text:p>
          </table:table-cell>
          <table:table-cell table:style-name="Таблица99.A1" office:value-type="string">
            <text:p text:style-name="P6">Калуга</text:p>
          </table:table-cell>
          <table:table-cell table:style-name="Таблица99.A1" office:value-type="string">
            <text:p text:style-name="P6">Калужская область</text:p>
          </table:table-cell>
        </table:table-row>
        <table:table-row>
          <table:table-cell table:style-name="Таблица99.A1" office:value-type="string">
            <text:p text:style-name="P6">56</text:p>
          </table:table-cell>
          <table:table-cell table:style-name="Таблица99.A1" office:value-type="string">
            <text:p text:style-name="P6">Чита</text:p>
          </table:table-cell>
          <table:table-cell table:style-name="Таблица99.A1" office:value-type="string">
            <text:p text:style-name="P6">Забайкальский край</text:p>
          </table:table-cell>
        </table:table-row>
        <table:table-row>
          <table:table-cell table:style-name="Таблица99.A1" office:value-type="string">
            <text:p text:style-name="P6">57</text:p>
          </table:table-cell>
          <table:table-cell table:style-name="Таблица99.A1" office:value-type="string">
            <text:p text:style-name="P6">Орёл</text:p>
          </table:table-cell>
          <table:table-cell table:style-name="Таблица99.A1" office:value-type="string">
            <text:p text:style-name="P6">Орловская область</text:p>
          </table:table-cell>
        </table:table-row>
        <table:table-row>
          <table:table-cell table:style-name="Таблица99.A1" office:value-type="string">
            <text:p text:style-name="P6">58</text:p>
          </table:table-cell>
          <table:table-cell table:style-name="Таблица99.A1" office:value-type="string">
            <text:p text:style-name="P6">Волжский</text:p>
          </table:table-cell>
          <table:table-cell table:style-name="Таблица99.A1" office:value-type="string">
            <text:p text:style-name="P6">Волгоградская область</text:p>
          </table:table-cell>
        </table:table-row>
        <table:table-row>
          <table:table-cell table:style-name="Таблица99.A1" office:value-type="string">
            <text:p text:style-name="P6">59</text:p>
          </table:table-cell>
          <table:table-cell table:style-name="Таблица99.A1" office:value-type="string">
            <text:p text:style-name="P6">Череповец</text:p>
          </table:table-cell>
          <table:table-cell table:style-name="Таблица99.A1" office:value-type="string">
            <text:p text:style-name="P6">Вологодская область</text:p>
          </table:table-cell>
        </table:table-row>
        <table:table-row>
          <table:table-cell table:style-name="Таблица99.A1" office:value-type="string">
            <text:p text:style-name="P6">60</text:p>
          </table:table-cell>
          <table:table-cell table:style-name="Таблица99.A1" office:value-type="string">
            <text:p text:style-name="P6">Владикавказ</text:p>
          </table:table-cell>
          <table:table-cell table:style-name="Таблица99.A1" office:value-type="string">
            <text:p text:style-name="P6">Северная Осетия</text:p>
          </table:table-cell>
        </table:table-row>
        <table:table-row>
          <table:table-cell table:style-name="Таблица99.A1" office:value-type="string">
            <text:p text:style-name="P6">61</text:p>
          </table:table-cell>
          <table:table-cell table:style-name="Таблица99.A1" office:value-type="string">
            <text:p text:style-name="P6">Мурманск</text:p>
          </table:table-cell>
          <table:table-cell table:style-name="Таблица99.A1" office:value-type="string">
            <text:p text:style-name="P6">Мурманск</text:p>
          </table:table-cell>
        </table:table-row>
        <table:table-row>
          <table:table-cell table:style-name="Таблица99.A1" office:value-type="string">
            <text:p text:style-name="P6">62</text:p>
          </table:table-cell>
          <table:table-cell table:style-name="Таблица99.A1" office:value-type="string">
            <text:p text:style-name="P6">Сургут</text:p>
          </table:table-cell>
          <table:table-cell table:style-name="Таблица99.A1" office:value-type="string">
            <text:p text:style-name="P6">Ханты-Мансийский автономный округ - Югра</text:p>
          </table:table-cell>
        </table:table-row>
        <table:table-row>
          <table:table-cell table:style-name="Таблица99.A1" office:value-type="string">
            <text:p text:style-name="P6">63</text:p>
          </table:table-cell>
          <table:table-cell table:style-name="Таблица99.A1" office:value-type="string">
            <text:p text:style-name="P6">Вологда</text:p>
          </table:table-cell>
          <table:table-cell table:style-name="Таблица99.A1" office:value-type="string">
            <text:p text:style-name="P6">Вологодская область</text:p>
          </table:table-cell>
        </table:table-row>
        <table:table-row>
          <table:table-cell table:style-name="Таблица99.A1" office:value-type="string">
            <text:p text:style-name="P6">64</text:p>
          </table:table-cell>
          <table:table-cell table:style-name="Таблица99.A1" office:value-type="string">
            <text:p text:style-name="P6">Саранск</text:p>
          </table:table-cell>
          <table:table-cell table:style-name="Таблица99.A1" office:value-type="string">
            <text:p text:style-name="P6">Мордовия</text:p>
          </table:table-cell>
        </table:table-row>
        <table:table-row>
          <table:table-cell table:style-name="Таблица99.A1" office:value-type="string">
            <text:p text:style-name="P6">65</text:p>
          </table:table-cell>
          <table:table-cell table:style-name="Таблица99.A1" office:value-type="string">
            <text:p text:style-name="P6">Тамбов</text:p>
          </table:table-cell>
          <table:table-cell table:style-name="Таблица99.A1" office:value-type="string">
            <text:p text:style-name="P6">Тамбовская область</text:p>
          </table:table-cell>
        </table:table-row>
        <table:table-row>
          <table:table-cell table:style-name="Таблица99.A1" office:value-type="string">
            <text:p text:style-name="P6">66</text:p>
          </table:table-cell>
          <table:table-cell table:style-name="Таблица99.A1" office:value-type="string">
            <text:p text:style-name="P6">Стерлитамак</text:p>
          </table:table-cell>
          <table:table-cell table:style-name="Таблица99.A1" office:value-type="string">
            <text:p text:style-name="P6">Башкортостан</text:p>
          </table:table-cell>
        </table:table-row>
        <table:table-row>
          <table:table-cell table:style-name="Таблица99.A1" office:value-type="string">
            <text:p text:style-name="P6">67</text:p>
          </table:table-cell>
          <table:table-cell table:style-name="Таблица99.A1" office:value-type="string">
            <text:p text:style-name="P6">Якутск</text:p>
          </table:table-cell>
          <table:table-cell table:style-name="Таблица99.A1" office:value-type="string">
            <text:p text:style-name="P6">Республика Саха (Якутия)</text:p>
          </table:table-cell>
        </table:table-row>
        <table:table-row>
          <table:table-cell table:style-name="Таблица99.A1" office:value-type="string">
            <text:p text:style-name="P6">68</text:p>
          </table:table-cell>
          <table:table-cell table:style-name="Таблица99.A1" office:value-type="string">
            <text:p text:style-name="P6">Кострома</text:p>
          </table:table-cell>
          <table:table-cell table:style-name="Таблица99.A1" office:value-type="string">
            <text:p text:style-name="P6">Костромская область</text:p>
          </table:table-cell>
        </table:table-row>
        <table:table-row>
          <table:table-cell table:style-name="Таблица99.A1" office:value-type="string">
            <text:p text:style-name="P6">69</text:p>
          </table:table-cell>
          <table:table-cell table:style-name="Таблица99.A1" office:value-type="string">
            <text:p text:style-name="P6">Комсомольск-на-Амуре</text:p>
          </table:table-cell>
          <table:table-cell table:style-name="Таблица99.A1" office:value-type="string">
            <text:p text:style-name="P6">Хабаровский край</text:p>
          </table:table-cell>
        </table:table-row>
        <table:table-row>
          <table:table-cell table:style-name="Таблица99.A1" office:value-type="string">
            <text:p text:style-name="P6">70</text:p>
          </table:table-cell>
          <table:table-cell table:style-name="Таблица99.A1" office:value-type="string">
            <text:p text:style-name="P6">Петрозаводск</text:p>
          </table:table-cell>
          <table:table-cell table:style-name="Таблица99.A1" office:value-type="string">
            <text:p text:style-name="P6">Республика Карелия</text:p>
          </table:table-cell>
        </table:table-row>
        <text:soft-page-break/>
        <table:table-row>
          <table:table-cell table:style-name="Таблица99.A1" office:value-type="string">
            <text:p text:style-name="P6">71</text:p>
          </table:table-cell>
          <table:table-cell table:style-name="Таблица99.A1" office:value-type="string">
            <text:p text:style-name="P6">Таганрог</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72</text:p>
          </table:table-cell>
          <table:table-cell table:style-name="Таблица99.A1" office:value-type="string">
            <text:p text:style-name="P6">Нижневартовск</text:p>
          </table:table-cell>
          <table:table-cell table:style-name="Таблица99.A1" office:value-type="string">
            <text:p text:style-name="P6">Ханты-Мансийский автономный округ - Югра</text:p>
          </table:table-cell>
        </table:table-row>
        <table:table-row>
          <table:table-cell table:style-name="Таблица99.A1" office:value-type="string">
            <text:p text:style-name="P6">73</text:p>
          </table:table-cell>
          <table:table-cell table:style-name="Таблица99.A1" office:value-type="string">
            <text:p text:style-name="P6">Йошкар-Ола</text:p>
          </table:table-cell>
          <table:table-cell table:style-name="Таблица99.A1" office:value-type="string">
            <text:p text:style-name="P6">Марий Эл</text:p>
          </table:table-cell>
        </table:table-row>
        <table:table-row>
          <table:table-cell table:style-name="Таблица99.A1" office:value-type="string">
            <text:p text:style-name="P6">74</text:p>
          </table:table-cell>
          <table:table-cell table:style-name="Таблица99.A1" office:value-type="string">
            <text:p text:style-name="P6">Братск</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75</text:p>
          </table:table-cell>
          <table:table-cell table:style-name="Таблица99.A1" office:value-type="string">
            <text:p text:style-name="P6">Новороссий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76</text:p>
          </table:table-cell>
          <table:table-cell table:style-name="Таблица99.A1" office:value-type="string">
            <text:p text:style-name="P6">Дзержинск</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77</text:p>
          </table:table-cell>
          <table:table-cell table:style-name="Таблица99.A1" office:value-type="string">
            <text:p text:style-name="P6">Шахты</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78</text:p>
          </table:table-cell>
          <table:table-cell table:style-name="Таблица99.A1" office:value-type="string">
            <text:p text:style-name="P6">Нальчик</text:p>
          </table:table-cell>
          <table:table-cell table:style-name="Таблица99.A1" office:value-type="string">
            <text:p text:style-name="P6">Кабардино-Балкария</text:p>
          </table:table-cell>
        </table:table-row>
        <table:table-row>
          <table:table-cell table:style-name="Таблица99.A1" office:value-type="string">
            <text:p text:style-name="P6">79</text:p>
          </table:table-cell>
          <table:table-cell table:style-name="Таблица99.A1" office:value-type="string">
            <text:p text:style-name="P6">Орск</text:p>
          </table:table-cell>
          <table:table-cell table:style-name="Таблица99.A1" office:value-type="string">
            <text:p text:style-name="P6">Оренбургская область</text:p>
          </table:table-cell>
        </table:table-row>
        <table:table-row>
          <table:table-cell table:style-name="Таблица99.A1" office:value-type="string">
            <text:p text:style-name="P6">80</text:p>
          </table:table-cell>
          <table:table-cell table:style-name="Таблица99.A1" office:value-type="string">
            <text:p text:style-name="P6">Сыктывкар</text:p>
          </table:table-cell>
          <table:table-cell table:style-name="Таблица99.A1" office:value-type="string">
            <text:p text:style-name="P6">Республика Коми</text:p>
          </table:table-cell>
        </table:table-row>
        <table:table-row>
          <table:table-cell table:style-name="Таблица99.A1" office:value-type="string">
            <text:p text:style-name="P6">81</text:p>
          </table:table-cell>
          <table:table-cell table:style-name="Таблица99.A1" office:value-type="string">
            <text:p text:style-name="P6">Нижнекамск</text:p>
          </table:table-cell>
          <table:table-cell table:style-name="Таблица99.A1" office:value-type="string">
            <text:p text:style-name="P6">Татарстан</text:p>
          </table:table-cell>
        </table:table-row>
        <table:table-row>
          <table:table-cell table:style-name="Таблица99.A1" office:value-type="string">
            <text:p text:style-name="P6">82</text:p>
          </table:table-cell>
          <table:table-cell table:style-name="Таблица99.A1" office:value-type="string">
            <text:p text:style-name="P6">Ангарск</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83</text:p>
          </table:table-cell>
          <table:table-cell table:style-name="Таблица99.A1" office:value-type="string">
            <text:p text:style-name="P6">Старый Оскол</text:p>
          </table:table-cell>
          <table:table-cell table:style-name="Таблица99.A1" office:value-type="string">
            <text:p text:style-name="P6">Белгородская область</text:p>
          </table:table-cell>
        </table:table-row>
        <table:table-row>
          <table:table-cell table:style-name="Таблица99.A1" office:value-type="string">
            <text:p text:style-name="P6">84</text:p>
          </table:table-cell>
          <table:table-cell table:style-name="Таблица99.A1" office:value-type="string">
            <text:p text:style-name="P6">Великий Новгород</text:p>
          </table:table-cell>
          <table:table-cell table:style-name="Таблица99.A1" office:value-type="string">
            <text:p text:style-name="P6">Новгородская область</text:p>
          </table:table-cell>
        </table:table-row>
        <table:table-row>
          <table:table-cell table:style-name="Таблица99.A1" office:value-type="string">
            <text:p text:style-name="P6">85</text:p>
          </table:table-cell>
          <table:table-cell table:style-name="Таблица99.A1" office:value-type="string">
            <text:p text:style-name="P6">Балашиха</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86</text:p>
          </table:table-cell>
          <table:table-cell table:style-name="Таблица99.A1" office:value-type="string">
            <text:p text:style-name="P6">Благовещенск</text:p>
          </table:table-cell>
          <table:table-cell table:style-name="Таблица99.A1" office:value-type="string">
            <text:p text:style-name="P6">Амурская область</text:p>
          </table:table-cell>
        </table:table-row>
        <table:table-row>
          <table:table-cell table:style-name="Таблица99.A1" office:value-type="string">
            <text:p text:style-name="P6">87</text:p>
          </table:table-cell>
          <table:table-cell table:style-name="Таблица99.A1" office:value-type="string">
            <text:p text:style-name="P6">Прокопьевск</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88</text:p>
          </table:table-cell>
          <table:table-cell table:style-name="Таблица99.A1" office:value-type="string">
            <text:p text:style-name="P6">Бийск</text:p>
          </table:table-cell>
          <table:table-cell table:style-name="Таблица99.A1" office:value-type="string">
            <text:p text:style-name="P6">Алтайский край</text:p>
          </table:table-cell>
        </table:table-row>
        <table:table-row>
          <table:table-cell table:style-name="Таблица99.A1" office:value-type="string">
            <text:p text:style-name="P6">89</text:p>
          </table:table-cell>
          <table:table-cell table:style-name="Таблица99.A1" office:value-type="string">
            <text:p text:style-name="P6">Химки</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90</text:p>
          </table:table-cell>
          <table:table-cell table:style-name="Таблица99.A1" office:value-type="string">
            <text:p text:style-name="P6">Псков</text:p>
          </table:table-cell>
          <table:table-cell table:style-name="Таблица99.A1" office:value-type="string">
            <text:p text:style-name="P6">Псковская область</text:p>
          </table:table-cell>
        </table:table-row>
        <table:table-row>
          <table:table-cell table:style-name="Таблица99.A1" office:value-type="string">
            <text:p text:style-name="P6">91</text:p>
          </table:table-cell>
          <table:table-cell table:style-name="Таблица99.A1" office:value-type="string">
            <text:p text:style-name="P6">Энгельс</text:p>
          </table:table-cell>
          <table:table-cell table:style-name="Таблица99.A1" office:value-type="string">
            <text:p text:style-name="P6">Саратовская область</text:p>
          </table:table-cell>
        </table:table-row>
        <text:soft-page-break/>
        <table:table-row>
          <table:table-cell table:style-name="Таблица99.A1" office:value-type="string">
            <text:p text:style-name="P6">92</text:p>
          </table:table-cell>
          <table:table-cell table:style-name="Таблица99.A1" office:value-type="string">
            <text:p text:style-name="P6">Рыбинск</text:p>
          </table:table-cell>
          <table:table-cell table:style-name="Таблица99.A1" office:value-type="string">
            <text:p text:style-name="P6">Ярославская область</text:p>
          </table:table-cell>
        </table:table-row>
        <table:table-row>
          <table:table-cell table:style-name="Таблица99.A1" office:value-type="string">
            <text:p text:style-name="P6">93</text:p>
          </table:table-cell>
          <table:table-cell table:style-name="Таблица99.A1" office:value-type="string">
            <text:p text:style-name="P6">Балаково</text:p>
          </table:table-cell>
          <table:table-cell table:style-name="Таблица99.A1" office:value-type="string">
            <text:p text:style-name="P6">Саратовская область</text:p>
          </table:table-cell>
        </table:table-row>
        <table:table-row>
          <table:table-cell table:style-name="Таблица99.A1" office:value-type="string">
            <text:p text:style-name="P6">94</text:p>
          </table:table-cell>
          <table:table-cell table:style-name="Таблица99.A1" office:value-type="string">
            <text:p text:style-name="P6">Северодвинск</text:p>
          </table:table-cell>
          <table:table-cell table:style-name="Таблица99.A1" office:value-type="string">
            <text:p text:style-name="P6">Архангельская область</text:p>
          </table:table-cell>
        </table:table-row>
        <table:table-row>
          <table:table-cell table:style-name="Таблица99.A1" office:value-type="string">
            <text:p text:style-name="P6">95</text:p>
          </table:table-cell>
          <table:table-cell table:style-name="Таблица99.A1" office:value-type="string">
            <text:p text:style-name="P6">Армавир</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96</text:p>
          </table:table-cell>
          <table:table-cell table:style-name="Таблица99.A1" office:value-type="string">
            <text:p text:style-name="P6">Подольск</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97</text:p>
          </table:table-cell>
          <table:table-cell table:style-name="Таблица99.A1" office:value-type="string">
            <text:p text:style-name="P6">Королёв</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98</text:p>
          </table:table-cell>
          <table:table-cell table:style-name="Таблица99.A1" office:value-type="string">
            <text:p text:style-name="P6">Южно-Сахалинск</text:p>
          </table:table-cell>
          <table:table-cell table:style-name="Таблица99.A1" office:value-type="string">
            <text:p text:style-name="P6">Сахалинская область</text:p>
          </table:table-cell>
        </table:table-row>
        <table:table-row>
          <table:table-cell table:style-name="Таблица99.A1" office:value-type="string">
            <text:p text:style-name="P6">99</text:p>
          </table:table-cell>
          <table:table-cell table:style-name="Таблица99.A1" office:value-type="string">
            <text:p text:style-name="P6">Петропавловск-Камчатский</text:p>
          </table:table-cell>
          <table:table-cell table:style-name="Таблица99.A1" office:value-type="string">
            <text:p text:style-name="P6">Камчатский край</text:p>
          </table:table-cell>
        </table:table-row>
        <table:table-row>
          <table:table-cell table:style-name="Таблица99.A1" office:value-type="string">
            <text:p text:style-name="P6">100</text:p>
          </table:table-cell>
          <table:table-cell table:style-name="Таблица99.A1" office:value-type="string">
            <text:p text:style-name="P6">Сызрань</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101</text:p>
          </table:table-cell>
          <table:table-cell table:style-name="Таблица99.A1" office:value-type="string">
            <text:p text:style-name="P6">Нориль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102</text:p>
          </table:table-cell>
          <table:table-cell table:style-name="Таблица99.A1" office:value-type="string">
            <text:p text:style-name="P6">Златоуст</text:p>
          </table:table-cell>
          <table:table-cell table:style-name="Таблица99.A1" office:value-type="string">
            <text:p text:style-name="P6">Челябинская область</text:p>
          </table:table-cell>
        </table:table-row>
        <table:table-row>
          <table:table-cell table:style-name="Таблица99.A1" office:value-type="string">
            <text:p text:style-name="P6">103</text:p>
          </table:table-cell>
          <table:table-cell table:style-name="Таблица99.A1" office:value-type="string">
            <text:p text:style-name="P6">Каменск-Уральский</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104</text:p>
          </table:table-cell>
          <table:table-cell table:style-name="Таблица99.A1" office:value-type="string">
            <text:p text:style-name="P6">Мытищи</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05</text:p>
          </table:table-cell>
          <table:table-cell table:style-name="Таблица99.A1" office:value-type="string">
            <text:p text:style-name="P6">Люберцы</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06</text:p>
          </table:table-cell>
          <table:table-cell table:style-name="Таблица99.A1" office:value-type="string">
            <text:p text:style-name="P6">Волгодонс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07</text:p>
          </table:table-cell>
          <table:table-cell table:style-name="Таблица99.A1" office:value-type="string">
            <text:p text:style-name="P6">Новочеркасс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0<text:soft-page-break/>8</text:p>
          </table:table-cell>
          <table:table-cell table:style-name="Таблица99.A1" office:value-type="string">
            <text:p text:style-name="P6">Абакан</text:p>
          </table:table-cell>
          <table:table-cell table:style-name="Таблица99.A1" office:value-type="string">
            <text:p text:style-name="P6">Республика Хакасия</text:p>
          </table:table-cell>
        </table:table-row>
        <table:table-row>
          <table:table-cell table:style-name="Таблица99.A1" office:value-type="string">
            <text:p text:style-name="P6">109</text:p>
          </table:table-cell>
          <table:table-cell table:style-name="Таблица99.A1" office:value-type="string">
            <text:p text:style-name="P6">Находка</text:p>
          </table:table-cell>
          <table:table-cell table:style-name="Таблица99.A1" office:value-type="string">
            <text:p text:style-name="P6">Приморский край</text:p>
          </table:table-cell>
        </table:table-row>
        <table:table-row>
          <table:table-cell table:style-name="Таблица99.A1" office:value-type="string">
            <text:p text:style-name="P6">110</text:p>
          </table:table-cell>
          <table:table-cell table:style-name="Таблица99.A1" office:value-type="string">
            <text:p text:style-name="P6">Уссурийск</text:p>
          </table:table-cell>
          <table:table-cell table:style-name="Таблица99.A1" office:value-type="string">
            <text:p text:style-name="P6">Приморский край</text:p>
          </table:table-cell>
        </table:table-row>
        <table:table-row>
          <table:table-cell table:style-name="Таблица99.A1" office:value-type="string">
            <text:p text:style-name="P6">111</text:p>
          </table:table-cell>
          <table:table-cell table:style-name="Таблица99.A1" office:value-type="string">
            <text:p text:style-name="P6">Березники</text:p>
          </table:table-cell>
          <table:table-cell table:style-name="Таблица99.A1" office:value-type="string">
            <text:p text:style-name="P6">Пермский край</text:p>
          </table:table-cell>
        </table:table-row>
        <table:table-row>
          <table:table-cell table:style-name="Таблица99.A1" office:value-type="string">
            <text:p text:style-name="P6">112</text:p>
          </table:table-cell>
          <table:table-cell table:style-name="Таблица99.A1" office:value-type="string">
            <text:p text:style-name="P6">Салават</text:p>
          </table:table-cell>
          <table:table-cell table:style-name="Таблица99.A1" office:value-type="string">
            <text:p text:style-name="P6">Башкортостан</text:p>
          </table:table-cell>
        </table:table-row>
        <table:table-row>
          <table:table-cell table:style-name="Таблица99.A1" office:value-type="string">
            <text:p text:style-name="P6">113</text:p>
          </table:table-cell>
          <table:table-cell table:style-name="Таблица99.A1" office:value-type="string">
            <text:p text:style-name="P6">Электросталь</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14</text:p>
          </table:table-cell>
          <table:table-cell table:style-name="Таблица99.A1" office:value-type="string">
            <text:p text:style-name="P6">Миасс</text:p>
          </table:table-cell>
          <table:table-cell table:style-name="Таблица99.A1" office:value-type="string">
            <text:p text:style-name="P6">Челябинская область</text:p>
          </table:table-cell>
        </table:table-row>
        <table:table-row>
          <table:table-cell table:style-name="Таблица99.A1" office:value-type="string">
            <text:p text:style-name="P6">115</text:p>
          </table:table-cell>
          <table:table-cell table:style-name="Таблица99.A1" office:value-type="string">
            <text:p text:style-name="P6">Рубцовск</text:p>
          </table:table-cell>
          <table:table-cell table:style-name="Таблица99.A1" office:value-type="string">
            <text:p text:style-name="P6">Алтайский край</text:p>
          </table:table-cell>
        </table:table-row>
        <table:table-row>
          <table:table-cell table:style-name="Таблица99.A1" office:value-type="string">
            <text:p text:style-name="P6">116</text:p>
          </table:table-cell>
          <table:table-cell table:style-name="Таблица99.A1" office:value-type="string">
            <text:p text:style-name="P6">Альметьевск</text:p>
          </table:table-cell>
          <table:table-cell table:style-name="Таблица99.A1" office:value-type="string">
            <text:p text:style-name="P6">Татарстан</text:p>
          </table:table-cell>
        </table:table-row>
        <table:table-row>
          <table:table-cell table:style-name="Таблица99.A1" office:value-type="string">
            <text:p text:style-name="P6">117</text:p>
          </table:table-cell>
          <table:table-cell table:style-name="Таблица99.A1" office:value-type="string">
            <text:p text:style-name="P6">Ковров</text:p>
          </table:table-cell>
          <table:table-cell table:style-name="Таблица99.A1" office:value-type="string">
            <text:p text:style-name="P6">Владимирская область</text:p>
          </table:table-cell>
        </table:table-row>
        <table:table-row>
          <table:table-cell table:style-name="Таблица99.A1" office:value-type="string">
            <text:p text:style-name="P6">118</text:p>
          </table:table-cell>
          <table:table-cell table:style-name="Таблица99.A1" office:value-type="string">
            <text:p text:style-name="P6">Коломна</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19</text:p>
          </table:table-cell>
          <table:table-cell table:style-name="Таблица99.A1" office:value-type="string">
            <text:p text:style-name="P6">Майкоп</text:p>
          </table:table-cell>
          <table:table-cell table:style-name="Таблица99.A1" office:value-type="string">
            <text:p text:style-name="P6">Адыгея</text:p>
          </table:table-cell>
        </table:table-row>
        <table:table-row>
          <table:table-cell table:style-name="Таблица99.A1" office:value-type="string">
            <text:p text:style-name="P6">120</text:p>
          </table:table-cell>
          <table:table-cell table:style-name="Таблица99.A1" office:value-type="string">
            <text:p text:style-name="P6">Пятигор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121</text:p>
          </table:table-cell>
          <table:table-cell table:style-name="Таблица99.A1" office:value-type="string">
            <text:p text:style-name="P6">Одинцово</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2<text:soft-page-break/>2</text:p>
          </table:table-cell>
          <table:table-cell table:style-name="Таблица99.A1" office:value-type="string">
            <text:p text:style-name="P6">Колпино</text:p>
          </table:table-cell>
          <table:table-cell table:style-name="Таблица99.A1" office:value-type="string">
            <text:p text:style-name="P6">Санкт-Петербург</text:p>
          </table:table-cell>
        </table:table-row>
        <table:table-row>
          <table:table-cell table:style-name="Таблица99.A1" office:value-type="string">
            <text:p text:style-name="P6">123</text:p>
          </table:table-cell>
          <table:table-cell table:style-name="Таблица99.A1" office:value-type="string">
            <text:p text:style-name="P6">Копейск</text:p>
          </table:table-cell>
          <table:table-cell table:style-name="Таблица99.A1" office:value-type="string">
            <text:p text:style-name="P6">Челябинская область</text:p>
          </table:table-cell>
        </table:table-row>
        <table:table-row>
          <table:table-cell table:style-name="Таблица99.A1" office:value-type="string">
            <text:p text:style-name="P6">124</text:p>
          </table:table-cell>
          <table:table-cell table:style-name="Таблица99.A1" office:value-type="string">
            <text:p text:style-name="P6">Новомосковск</text:p>
          </table:table-cell>
          <table:table-cell table:style-name="Таблица99.A1" office:value-type="string">
            <text:p text:style-name="P6">Тульская область</text:p>
          </table:table-cell>
        </table:table-row>
        <table:table-row>
          <table:table-cell table:style-name="Таблица99.A1" office:value-type="string">
            <text:p text:style-name="P6">125</text:p>
          </table:table-cell>
          <table:table-cell table:style-name="Таблица99.A1" office:value-type="string">
            <text:p text:style-name="P6">Кисловод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126</text:p>
          </table:table-cell>
          <table:table-cell table:style-name="Таблица99.A1" office:value-type="string">
            <text:p text:style-name="P6">Серпухов</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27</text:p>
          </table:table-cell>
          <table:table-cell table:style-name="Таблица99.A1" office:value-type="string">
            <text:p text:style-name="P6">Первоуральск</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129</text:p>
          </table:table-cell>
          <table:table-cell table:style-name="Таблица99.A1" office:value-type="string">
            <text:p text:style-name="P6">Новочебоксарск</text:p>
          </table:table-cell>
          <table:table-cell table:style-name="Таблица99.A1" office:value-type="string">
            <text:p text:style-name="P6">Чувашия</text:p>
          </table:table-cell>
        </table:table-row>
        <table:table-row>
          <table:table-cell table:style-name="Таблица99.A1" office:value-type="string">
            <text:p text:style-name="P6">130</text:p>
          </table:table-cell>
          <table:table-cell table:style-name="Таблица99.A1" office:value-type="string">
            <text:p text:style-name="P6">Нефтеюганск</text:p>
          </table:table-cell>
          <table:table-cell table:style-name="Таблица99.A1" office:value-type="string">
            <text:p text:style-name="P6">Ханты-Мансийский автономный округ - Югра</text:p>
          </table:table-cell>
        </table:table-row>
        <table:table-row>
          <table:table-cell table:style-name="Таблица99.A1" office:value-type="string">
            <text:p text:style-name="P6">131</text:p>
          </table:table-cell>
          <table:table-cell table:style-name="Таблица99.A1" office:value-type="string">
            <text:p text:style-name="P6">Димитровград</text:p>
          </table:table-cell>
          <table:table-cell table:style-name="Таблица99.A1" office:value-type="string">
            <text:p text:style-name="P6">Ульяновская область</text:p>
          </table:table-cell>
        </table:table-row>
        <table:table-row>
          <table:table-cell table:style-name="Таблица99.A1" office:value-type="string">
            <text:p text:style-name="P6">132</text:p>
          </table:table-cell>
          <table:table-cell table:style-name="Таблица99.A1" office:value-type="string">
            <text:p text:style-name="P6">Нефтекамск</text:p>
          </table:table-cell>
          <table:table-cell table:style-name="Таблица99.A1" office:value-type="string">
            <text:p text:style-name="P6">Башкортостан</text:p>
          </table:table-cell>
        </table:table-row>
        <table:table-row>
          <table:table-cell table:style-name="Таблица99.A1" office:value-type="string">
            <text:p text:style-name="P6">133</text:p>
          </table:table-cell>
          <table:table-cell table:style-name="Таблица99.A1" office:value-type="string">
            <text:p text:style-name="P6">Черкесск</text:p>
          </table:table-cell>
          <table:table-cell table:style-name="Таблица99.A1" office:value-type="string">
            <text:p text:style-name="P6">Карачаево-Черкесия</text:p>
          </table:table-cell>
        </table:table-row>
        <table:table-row>
          <table:table-cell table:style-name="Таблица99.A1" office:value-type="string">
            <text:p text:style-name="P6">134</text:p>
          </table:table-cell>
          <table:table-cell table:style-name="Таблица99.A1" office:value-type="string">
            <text:p text:style-name="P6">Орехово-Зуево</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35</text:p>
          </table:table-cell>
          <table:table-cell table:style-name="Таблица99.A1" office:value-type="string">
            <text:p text:style-name="P6">Камышин</text:p>
          </table:table-cell>
          <table:table-cell table:style-name="Таблица99.A1" office:value-type="string">
            <text:p text:style-name="P6">Волгоградская область</text:p>
          </table:table-cell>
        </table:table-row>
        <table:table-row>
          <table:table-cell table:style-name="Таблица99.A1" office:value-type="string">
            <text:p text:style-name="P6">136</text:p>
          </table:table-cell>
          <table:table-cell table:style-name="Таблица99.A1" office:value-type="string">
            <text:p text:style-name="P6">Невинномыс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13<text:soft-page-break/>7</text:p>
          </table:table-cell>
          <table:table-cell table:style-name="Таблица99.A1" office:value-type="string">
            <text:p text:style-name="P6">Красногорск</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38</text:p>
          </table:table-cell>
          <table:table-cell table:style-name="Таблица99.A1" office:value-type="string">
            <text:p text:style-name="P6">Муром</text:p>
          </table:table-cell>
          <table:table-cell table:style-name="Таблица99.A1" office:value-type="string">
            <text:p text:style-name="P6">Владимирская область</text:p>
          </table:table-cell>
        </table:table-row>
        <table:table-row>
          <table:table-cell table:style-name="Таблица99.A1" office:value-type="string">
            <text:p text:style-name="P6">139</text:p>
          </table:table-cell>
          <table:table-cell table:style-name="Таблица99.A1" office:value-type="string">
            <text:p text:style-name="P6">Батайс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40</text:p>
          </table:table-cell>
          <table:table-cell table:style-name="Таблица99.A1" office:value-type="string">
            <text:p text:style-name="P6">Новошахтинс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41</text:p>
          </table:table-cell>
          <table:table-cell table:style-name="Таблица99.A1" office:value-type="string">
            <text:p text:style-name="P6">Сергиев Посад</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42</text:p>
          </table:table-cell>
          <table:table-cell table:style-name="Таблица99.A1" office:value-type="string">
            <text:p text:style-name="P6">Ноябрьск</text:p>
          </table:table-cell>
          <table:table-cell table:style-name="Таблица99.A1" office:value-type="string">
            <text:p text:style-name="P6">Ямало-Ненецкий автономный округ</text:p>
          </table:table-cell>
        </table:table-row>
        <table:table-row>
          <table:table-cell table:style-name="Таблица99.A1" office:value-type="string">
            <text:p text:style-name="P6">143</text:p>
          </table:table-cell>
          <table:table-cell table:style-name="Таблица99.A1" office:value-type="string">
            <text:p text:style-name="P6">Щёлково</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44</text:p>
          </table:table-cell>
          <table:table-cell table:style-name="Таблица99.A1" office:value-type="string">
            <text:p text:style-name="P6">Кызыл</text:p>
          </table:table-cell>
          <table:table-cell table:style-name="Таблица99.A1" office:value-type="string">
            <text:p text:style-name="P6">Тыва Республика</text:p>
          </table:table-cell>
        </table:table-row>
        <table:table-row>
          <table:table-cell table:style-name="Таблица99.A1" office:value-type="string">
            <text:p text:style-name="P6">145</text:p>
          </table:table-cell>
          <table:table-cell table:style-name="Таблица99.A1" office:value-type="string">
            <text:p text:style-name="P6">Октябрьский</text:p>
          </table:table-cell>
          <table:table-cell table:style-name="Таблица99.A1" office:value-type="string">
            <text:p text:style-name="P6">Башкортостан</text:p>
          </table:table-cell>
        </table:table-row>
        <table:table-row>
          <table:table-cell table:style-name="Таблица99.A1" office:value-type="string">
            <text:p text:style-name="P6">146</text:p>
          </table:table-cell>
          <table:table-cell table:style-name="Таблица99.A1" office:value-type="string">
            <text:p text:style-name="P6">Ачин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147</text:p>
          </table:table-cell>
          <table:table-cell table:style-name="Таблица99.A1" office:value-type="string">
            <text:p text:style-name="P6">Северск</text:p>
          </table:table-cell>
          <table:table-cell table:style-name="Таблица99.A1" office:value-type="string">
            <text:p text:style-name="P6">Томская область</text:p>
          </table:table-cell>
        </table:table-row>
        <table:table-row>
          <table:table-cell table:style-name="Таблица99.A1" office:value-type="string">
            <text:p text:style-name="P6">148</text:p>
          </table:table-cell>
          <table:table-cell table:style-name="Таблица99.A1" office:value-type="string">
            <text:p text:style-name="P6">Новокуйбышевск</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149</text:p>
          </table:table-cell>
          <table:table-cell table:style-name="Таблица99.A1" office:value-type="string">
            <text:p text:style-name="P6">Елец</text:p>
          </table:table-cell>
          <table:table-cell table:style-name="Таблица99.A1" office:value-type="string">
            <text:p text:style-name="P6">Липецкая область</text:p>
          </table:table-cell>
        </table:table-row>
        <table:table-row>
          <table:table-cell table:style-name="Таблица99.A1" office:value-type="string">
            <text:p text:style-name="P6">150</text:p>
          </table:table-cell>
          <table:table-cell table:style-name="Таблица99.A1" office:value-type="string">
            <text:p text:style-name="P6">Арзамас</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15<text:soft-page-break/>1</text:p>
          </table:table-cell>
          <table:table-cell table:style-name="Таблица99.A1" office:value-type="string">
            <text:p text:style-name="P6">Обнинск</text:p>
          </table:table-cell>
          <table:table-cell table:style-name="Таблица99.A1" office:value-type="string">
            <text:p text:style-name="P6">Калужская область</text:p>
          </table:table-cell>
        </table:table-row>
        <table:table-row>
          <table:table-cell table:style-name="Таблица99.A1" office:value-type="string">
            <text:p text:style-name="P6">152</text:p>
          </table:table-cell>
          <table:table-cell table:style-name="Таблица99.A1" office:value-type="string">
            <text:p text:style-name="P6">Новый Уренгой</text:p>
          </table:table-cell>
          <table:table-cell table:style-name="Таблица99.A1" office:value-type="string">
            <text:p text:style-name="P6">Ямало-Ненецкий автономный округ</text:p>
          </table:table-cell>
        </table:table-row>
        <table:table-row>
          <table:table-cell table:style-name="Таблица99.A1" office:value-type="string">
            <text:p text:style-name="P6">153</text:p>
          </table:table-cell>
          <table:table-cell table:style-name="Таблица99.A1" office:value-type="string">
            <text:p text:style-name="P6">Элиста</text:p>
          </table:table-cell>
          <table:table-cell table:style-name="Таблица99.A1" office:value-type="string">
            <text:p text:style-name="P6">Калмыкия</text:p>
          </table:table-cell>
        </table:table-row>
        <table:table-row>
          <table:table-cell table:style-name="Таблица99.A1" office:value-type="string">
            <text:p text:style-name="P6">154</text:p>
          </table:table-cell>
          <table:table-cell table:style-name="Таблица99.A1" office:value-type="string">
            <text:p text:style-name="P6">Пушкино</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55</text:p>
          </table:table-cell>
          <table:table-cell table:style-name="Таблица99.A1" office:value-type="string">
            <text:p text:style-name="P6">Жуковский</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56</text:p>
          </table:table-cell>
          <table:table-cell table:style-name="Таблица99.A1" office:value-type="string">
            <text:p text:style-name="P6">Артём</text:p>
          </table:table-cell>
          <table:table-cell table:style-name="Таблица99.A1" office:value-type="string">
            <text:p text:style-name="P6">Приморский край</text:p>
          </table:table-cell>
        </table:table-row>
        <table:table-row>
          <table:table-cell table:style-name="Таблица99.A1" office:value-type="string">
            <text:p text:style-name="P6">157</text:p>
          </table:table-cell>
          <table:table-cell table:style-name="Таблица99.A1" office:value-type="string">
            <text:p text:style-name="P6">Междуреченск</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158</text:p>
          </table:table-cell>
          <table:table-cell table:style-name="Таблица99.A1" office:value-type="string">
            <text:p text:style-name="P6">Ленинск-Кузнецкий</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159</text:p>
          </table:table-cell>
          <table:table-cell table:style-name="Таблица99.A1" office:value-type="string">
            <text:p text:style-name="P6">Сарапул</text:p>
          </table:table-cell>
          <table:table-cell table:style-name="Таблица99.A1" office:value-type="string">
            <text:p text:style-name="P6">Удмуртская Республика</text:p>
          </table:table-cell>
        </table:table-row>
        <table:table-row>
          <table:table-cell table:style-name="Таблица99.A1" office:value-type="string">
            <text:p text:style-name="P6">160</text:p>
          </table:table-cell>
          <table:table-cell table:style-name="Таблица99.A1" office:value-type="string">
            <text:p text:style-name="P6">Ессентуки</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161</text:p>
          </table:table-cell>
          <table:table-cell table:style-name="Таблица99.A1" office:value-type="string">
            <text:p text:style-name="P6">Воткинск</text:p>
          </table:table-cell>
          <table:table-cell table:style-name="Таблица99.A1" office:value-type="string">
            <text:p text:style-name="P6">Удмуртская Республика</text:p>
          </table:table-cell>
        </table:table-row>
        <table:table-row>
          <table:table-cell table:style-name="Таблица99.A1" office:value-type="string">
            <text:p text:style-name="P6">162</text:p>
          </table:table-cell>
          <table:table-cell table:style-name="Таблица99.A1" office:value-type="string">
            <text:p text:style-name="P6">Ногинск</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63</text:p>
          </table:table-cell>
          <table:table-cell table:style-name="Таблица99.A1" office:value-type="string">
            <text:p text:style-name="P6">Тобольск</text:p>
          </table:table-cell>
          <table:table-cell table:style-name="Таблица99.A1" office:value-type="string">
            <text:p text:style-name="P6">Тюменская область</text:p>
          </table:table-cell>
        </table:table-row>
        <table:table-row>
          <table:table-cell table:style-name="Таблица99.A1" office:value-type="string">
            <text:p text:style-name="P6">164</text:p>
          </table:table-cell>
          <table:table-cell table:style-name="Таблица99.A1" office:value-type="string">
            <text:p text:style-name="P6">Ухта</text:p>
          </table:table-cell>
          <table:table-cell table:style-name="Таблица99.A1" office:value-type="string">
            <text:p text:style-name="P6">Республика Коми</text:p>
          </table:table-cell>
        </table:table-row>
        <table:table-row>
          <table:table-cell table:style-name="Таблица99.A1" office:value-type="string">
            <text:p text:style-name="P6">16<text:soft-page-break/>5</text:p>
          </table:table-cell>
          <table:table-cell table:style-name="Таблица99.A1" office:value-type="string">
            <text:p text:style-name="P6">Серов</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168</text:p>
          </table:table-cell>
          <table:table-cell table:style-name="Таблица99.A1" office:value-type="string">
            <text:p text:style-name="P6">Великие Луки</text:p>
          </table:table-cell>
          <table:table-cell table:style-name="Таблица99.A1" office:value-type="string">
            <text:p text:style-name="P6">Псковская область</text:p>
          </table:table-cell>
        </table:table-row>
        <table:table-row>
          <table:table-cell table:style-name="Таблица99.A1" office:value-type="string">
            <text:p text:style-name="P6">169</text:p>
          </table:table-cell>
          <table:table-cell table:style-name="Таблица99.A1" office:value-type="string">
            <text:p text:style-name="P6">Мичуринск</text:p>
          </table:table-cell>
          <table:table-cell table:style-name="Таблица99.A1" office:value-type="string">
            <text:p text:style-name="P6">Тамбовская область</text:p>
          </table:table-cell>
        </table:table-row>
        <table:table-row>
          <table:table-cell table:style-name="Таблица99.A1" office:value-type="string">
            <text:p text:style-name="P6">170</text:p>
          </table:table-cell>
          <table:table-cell table:style-name="Таблица99.A1" office:value-type="string">
            <text:p text:style-name="P6">Киселёвск</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171</text:p>
          </table:table-cell>
          <table:table-cell table:style-name="Таблица99.A1" office:value-type="string">
            <text:p text:style-name="P6">Новотроицк</text:p>
          </table:table-cell>
          <table:table-cell table:style-name="Таблица99.A1" office:value-type="string">
            <text:p text:style-name="P6">Оренбургская область</text:p>
          </table:table-cell>
        </table:table-row>
        <table:table-row>
          <table:table-cell table:style-name="Таблица99.A1" office:value-type="string">
            <text:p text:style-name="P6">172</text:p>
          </table:table-cell>
          <table:table-cell table:style-name="Таблица99.A1" office:value-type="string">
            <text:p text:style-name="P6">Зеленодольск</text:p>
          </table:table-cell>
          <table:table-cell table:style-name="Таблица99.A1" office:value-type="string">
            <text:p text:style-name="P6">Татарстан</text:p>
          </table:table-cell>
        </table:table-row>
        <table:table-row>
          <table:table-cell table:style-name="Таблица99.A1" office:value-type="string">
            <text:p text:style-name="P6">173</text:p>
          </table:table-cell>
          <table:table-cell table:style-name="Таблица99.A1" office:value-type="string">
            <text:p text:style-name="P6">Бердск</text:p>
          </table:table-cell>
          <table:table-cell table:style-name="Таблица99.A1" office:value-type="string">
            <text:p text:style-name="P6">Новосибирская область</text:p>
          </table:table-cell>
        </table:table-row>
        <table:table-row>
          <table:table-cell table:style-name="Таблица99.A1" office:value-type="string">
            <text:p text:style-name="P6">174</text:p>
          </table:table-cell>
          <table:table-cell table:style-name="Таблица99.A1" office:value-type="string">
            <text:p text:style-name="P6">Соликамск</text:p>
          </table:table-cell>
          <table:table-cell table:style-name="Таблица99.A1" office:value-type="string">
            <text:p text:style-name="P6">Пермский край</text:p>
          </table:table-cell>
        </table:table-row>
        <table:table-row>
          <table:table-cell table:style-name="Таблица99.A1" office:value-type="string">
            <text:p text:style-name="P6">175</text:p>
          </table:table-cell>
          <table:table-cell table:style-name="Таблица99.A1" office:value-type="string">
            <text:p text:style-name="P6">Раменское</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76</text:p>
          </table:table-cell>
          <table:table-cell table:style-name="Таблица99.A1" office:value-type="string">
            <text:p text:style-name="P6">Домодедово</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77</text:p>
          </table:table-cell>
          <table:table-cell table:style-name="Таблица99.A1" office:value-type="string">
            <text:p text:style-name="P6">Магадан</text:p>
          </table:table-cell>
          <table:table-cell table:style-name="Таблица99.A1" office:value-type="string">
            <text:p text:style-name="P6">Магаданская область</text:p>
          </table:table-cell>
        </table:table-row>
        <table:table-row>
          <table:table-cell table:style-name="Таблица99.A1" office:value-type="string">
            <text:p text:style-name="P6">178</text:p>
          </table:table-cell>
          <table:table-cell table:style-name="Таблица99.A1" office:value-type="string">
            <text:p text:style-name="P6">Глазов</text:p>
          </table:table-cell>
          <table:table-cell table:style-name="Таблица99.A1" office:value-type="string">
            <text:p text:style-name="P6">Удмуртская Республика</text:p>
          </table:table-cell>
        </table:table-row>
        <table:table-row>
          <table:table-cell table:style-name="Таблица99.A1" office:value-type="string">
            <text:p text:style-name="P6">179</text:p>
          </table:table-cell>
          <table:table-cell table:style-name="Таблица99.A1" office:value-type="string">
            <text:p text:style-name="P6">Каменск-Шахтинский</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180</text:p>
          </table:table-cell>
          <table:table-cell table:style-name="Таблица99.A1" office:value-type="string">
            <text:p text:style-name="P6">Железногор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18<text:soft-page-break/>1</text:p>
          </table:table-cell>
          <table:table-cell table:style-name="Таблица99.A1" office:value-type="string">
            <text:p text:style-name="P6">Кан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182</text:p>
          </table:table-cell>
          <table:table-cell table:style-name="Таблица99.A1" office:value-type="string">
            <text:p text:style-name="P6">Назрань</text:p>
          </table:table-cell>
          <table:table-cell table:style-name="Таблица99.A1" office:value-type="string">
            <text:p text:style-name="P6">Ингушетия Республика</text:p>
          </table:table-cell>
        </table:table-row>
        <table:table-row>
          <table:table-cell table:style-name="Таблица99.A1" office:value-type="string">
            <text:p text:style-name="P6">183</text:p>
          </table:table-cell>
          <table:table-cell table:style-name="Таблица99.A1" office:value-type="string">
            <text:p text:style-name="P6">Воскресенск</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84</text:p>
          </table:table-cell>
          <table:table-cell table:style-name="Таблица99.A1" office:value-type="string">
            <text:p text:style-name="P6">Долгопрудный</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85</text:p>
          </table:table-cell>
          <table:table-cell table:style-name="Таблица99.A1" office:value-type="string">
            <text:p text:style-name="P6">Бугульма</text:p>
          </table:table-cell>
          <table:table-cell table:style-name="Таблица99.A1" office:value-type="string">
            <text:p text:style-name="P6">Татарстан</text:p>
          </table:table-cell>
        </table:table-row>
        <table:table-row>
          <table:table-cell table:style-name="Таблица99.A1" office:value-type="string">
            <text:p text:style-name="P6">186</text:p>
          </table:table-cell>
          <table:table-cell table:style-name="Таблица99.A1" office:value-type="string">
            <text:p text:style-name="P6">Кузнецк</text:p>
          </table:table-cell>
          <table:table-cell table:style-name="Таблица99.A1" office:value-type="string">
            <text:p text:style-name="P6">Пензенская область</text:p>
          </table:table-cell>
        </table:table-row>
        <table:table-row>
          <table:table-cell table:style-name="Таблица99.A1" office:value-type="string">
            <text:p text:style-name="P6">187</text:p>
          </table:table-cell>
          <table:table-cell table:style-name="Таблица99.A1" office:value-type="string">
            <text:p text:style-name="P6">Губкин</text:p>
          </table:table-cell>
          <table:table-cell table:style-name="Таблица99.A1" office:value-type="string">
            <text:p text:style-name="P6">Белгородская область</text:p>
          </table:table-cell>
        </table:table-row>
        <table:table-row>
          <table:table-cell table:style-name="Таблица99.A1" office:value-type="string">
            <text:p text:style-name="P6">188</text:p>
          </table:table-cell>
          <table:table-cell table:style-name="Таблица99.A1" office:value-type="string">
            <text:p text:style-name="P6">Кинешма</text:p>
          </table:table-cell>
          <table:table-cell table:style-name="Таблица99.A1" office:value-type="string">
            <text:p text:style-name="P6">Ивановская область</text:p>
          </table:table-cell>
        </table:table-row>
        <table:table-row>
          <table:table-cell table:style-name="Таблица99.A1" office:value-type="string">
            <text:p text:style-name="P6">189</text:p>
          </table:table-cell>
          <table:table-cell table:style-name="Таблица99.A1" office:value-type="string">
            <text:p text:style-name="P6">Ей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190</text:p>
          </table:table-cell>
          <table:table-cell table:style-name="Таблица99.A1" office:value-type="string">
            <text:p text:style-name="P6">Реутов</text:p>
          </table:table-cell>
          <table:table-cell table:style-name="Таблица99.A1" office:value-type="string">
            <text:p text:style-name="P6">Московская область</text:p>
          </table:table-cell>
        </table:table-row>
        <table:table-row>
          <table:table-cell table:style-name="Таблица99.A1" office:value-type="string">
            <text:p text:style-name="P6">191</text:p>
          </table:table-cell>
          <table:table-cell table:style-name="Таблица99.A1" office:value-type="string">
            <text:p text:style-name="P6">Усть-Илимск</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192</text:p>
          </table:table-cell>
          <table:table-cell table:style-name="Таблица99.A1" office:value-type="string">
            <text:p text:style-name="P6">Железногорск</text:p>
          </table:table-cell>
          <table:table-cell table:style-name="Таблица99.A1" office:value-type="string">
            <text:p text:style-name="P6">Курская область</text:p>
          </table:table-cell>
        </table:table-row>
        <table:table-row>
          <table:table-cell table:style-name="Таблица99.A1" office:value-type="string">
            <text:p text:style-name="P6">193</text:p>
          </table:table-cell>
          <table:table-cell table:style-name="Таблица99.A1" office:value-type="string">
            <text:p text:style-name="P6">Новоуральск</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194</text:p>
          </table:table-cell>
          <table:table-cell table:style-name="Таблица99.A1" office:value-type="string">
            <text:p text:style-name="P6">Усолье-Сибирское</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19<text:soft-page-break/>5</text:p>
          </table:table-cell>
          <table:table-cell table:style-name="Таблица99.A1" office:value-type="string">
            <text:p text:style-name="P6">Чайковский</text:p>
          </table:table-cell>
          <table:table-cell table:style-name="Таблица99.A1" office:value-type="string">
            <text:p text:style-name="P6">Пермский край</text:p>
          </table:table-cell>
        </table:table-row>
        <table:table-row>
          <table:table-cell table:style-name="Таблица99.A1" office:value-type="string">
            <text:p text:style-name="P6">196</text:p>
          </table:table-cell>
          <table:table-cell table:style-name="Таблица99.A1" office:value-type="string">
            <text:p text:style-name="P6">Новоалтайск</text:p>
          </table:table-cell>
          <table:table-cell table:style-name="Таблица99.A1" office:value-type="string">
            <text:p text:style-name="P6">Алтайский край</text:p>
          </table:table-cell>
        </table:table-row>
        <table:table-row>
          <table:table-cell table:style-name="Таблица99.A1" office:value-type="string">
            <text:p text:style-name="P6">197</text:p>
          </table:table-cell>
          <table:table-cell table:style-name="Таблица99.A1" office:value-type="string">
            <text:p text:style-name="P6">Белогорск</text:p>
          </table:table-cell>
          <table:table-cell table:style-name="Таблица99.A1" office:value-type="string">
            <text:p text:style-name="P6">Амурская область</text:p>
          </table:table-cell>
        </table:table-row>
        <table:table-row>
          <table:table-cell table:style-name="Таблица99.A1" office:value-type="string">
            <text:p text:style-name="P6">198</text:p>
          </table:table-cell>
          <table:table-cell table:style-name="Таблица99.A1" office:value-type="string">
            <text:p text:style-name="P6">Свободный</text:p>
          </table:table-cell>
          <table:table-cell table:style-name="Таблица99.A1" office:value-type="string">
            <text:p text:style-name="P6">Амурская область</text:p>
          </table:table-cell>
        </table:table-row>
        <table:table-row>
          <table:table-cell table:style-name="Таблица99.A1" office:value-type="string">
            <text:p text:style-name="P6">199</text:p>
          </table:table-cell>
          <table:table-cell table:style-name="Таблица99.A1" office:value-type="string">
            <text:p text:style-name="P6">Котлас</text:p>
          </table:table-cell>
          <table:table-cell table:style-name="Таблица99.A1" office:value-type="string">
            <text:p text:style-name="P6">Архангельская область</text:p>
          </table:table-cell>
        </table:table-row>
        <table:table-row>
          <table:table-cell table:style-name="Таблица99.A1" office:value-type="string">
            <text:p text:style-name="P6">200</text:p>
          </table:table-cell>
          <table:table-cell table:style-name="Таблица99.A1" office:value-type="string">
            <text:p text:style-name="P6">Клинцы</text:p>
          </table:table-cell>
          <table:table-cell table:style-name="Таблица99.A1" office:value-type="string">
            <text:p text:style-name="P6">Брянская область</text:p>
          </table:table-cell>
        </table:table-row>
        <table:table-row>
          <table:table-cell table:style-name="Таблица99.A1" office:value-type="string">
            <text:p text:style-name="P6">201</text:p>
          </table:table-cell>
          <table:table-cell table:style-name="Таблица99.A1" office:value-type="string">
            <text:p text:style-name="P6">Александров</text:p>
          </table:table-cell>
          <table:table-cell table:style-name="Таблица99.A1" office:value-type="string">
            <text:p text:style-name="P6">Владимирская область</text:p>
          </table:table-cell>
        </table:table-row>
        <table:table-row>
          <table:table-cell table:style-name="Таблица99.A1" office:value-type="string">
            <text:p text:style-name="P6">202</text:p>
          </table:table-cell>
          <table:table-cell table:style-name="Таблица99.A1" office:value-type="string">
            <text:p text:style-name="P6">202 Гусь-Хрустальный</text:p>
          </table:table-cell>
          <table:table-cell table:style-name="Таблица99.A1" office:value-type="string">
            <text:p text:style-name="P6">Владимирская область</text:p>
          </table:table-cell>
        </table:table-row>
        <table:table-row>
          <table:table-cell table:style-name="Таблица99.A1" office:value-type="string">
            <text:p text:style-name="P6">203</text:p>
          </table:table-cell>
          <table:table-cell table:style-name="Таблица99.A1" office:value-type="string">
            <text:p text:style-name="P6">Михайловка</text:p>
          </table:table-cell>
          <table:table-cell table:style-name="Таблица99.A1" office:value-type="string">
            <text:p text:style-name="P6">Волгоградская область</text:p>
          </table:table-cell>
        </table:table-row>
        <table:table-row>
          <table:table-cell table:style-name="Таблица99.A1" office:value-type="string">
            <text:p text:style-name="P6">204</text:p>
          </table:table-cell>
          <table:table-cell table:style-name="Таблица99.A1" office:value-type="string">
            <text:p text:style-name="P6">Борисоглебск</text:p>
          </table:table-cell>
          <table:table-cell table:style-name="Таблица99.A1" office:value-type="string">
            <text:p text:style-name="P6">Воронежская область</text:p>
          </table:table-cell>
        </table:table-row>
        <table:table-row>
          <table:table-cell table:style-name="Таблица99.A1" office:value-type="string">
            <text:p text:style-name="P6">205</text:p>
          </table:table-cell>
          <table:table-cell table:style-name="Таблица99.A1" office:value-type="string">
            <text:p text:style-name="P6">Лиски</text:p>
          </table:table-cell>
          <table:table-cell table:style-name="Таблица99.A1" office:value-type="string">
            <text:p text:style-name="P6">Воронежская область</text:p>
          </table:table-cell>
        </table:table-row>
        <table:table-row>
          <table:table-cell table:style-name="Таблица99.A1" office:value-type="string">
            <text:p text:style-name="P6">206</text:p>
          </table:table-cell>
          <table:table-cell table:style-name="Таблица99.A1" office:value-type="string">
            <text:p text:style-name="P6">Россошь</text:p>
          </table:table-cell>
          <table:table-cell table:style-name="Таблица99.A1" office:value-type="string">
            <text:p text:style-name="P6">Воронежская область</text:p>
          </table:table-cell>
        </table:table-row>
        <table:table-row>
          <table:table-cell table:style-name="Таблица99.A1" office:value-type="string">
            <text:p text:style-name="P6">207</text:p>
          </table:table-cell>
          <table:table-cell table:style-name="Таблица99.A1" office:value-type="string">
            <text:p text:style-name="P6">Биробиджан</text:p>
          </table:table-cell>
          <table:table-cell table:style-name="Таблица99.A1" office:value-type="string">
            <text:p text:style-name="P6">Еврейская автономная область</text:p>
          </table:table-cell>
        </table:table-row>
        <table:table-row>
          <table:table-cell table:style-name="Таблица99.A1" office:value-type="string">
            <text:p text:style-name="P6">208</text:p>
          </table:table-cell>
          <table:table-cell table:style-name="Таблица99.A1" office:value-type="string">
            <text:p text:style-name="P6">Краснокаменск</text:p>
          </table:table-cell>
          <table:table-cell table:style-name="Таблица99.A1" office:value-type="string">
            <text:p text:style-name="P6">Забайкальский край</text:p>
          </table:table-cell>
        </table:table-row>
        <table:table-row>
          <table:table-cell table:style-name="Таблица99.A1" office:value-type="string">
            <text:p text:style-name="P6">20<text:soft-page-break/>9</text:p>
          </table:table-cell>
          <table:table-cell table:style-name="Таблица99.A1" office:value-type="string">
            <text:p text:style-name="P6">Шуя</text:p>
          </table:table-cell>
          <table:table-cell table:style-name="Таблица99.A1" office:value-type="string">
            <text:p text:style-name="P6">Ивановская область</text:p>
          </table:table-cell>
        </table:table-row>
        <table:table-row>
          <table:table-cell table:style-name="Таблица99.A1" office:value-type="string">
            <text:p text:style-name="P6">210</text:p>
          </table:table-cell>
          <table:table-cell table:style-name="Таблица99.A1" office:value-type="string">
            <text:p text:style-name="P6">Черемхово</text:p>
          </table:table-cell>
          <table:table-cell table:style-name="Таблица99.A1" office:value-type="string">
            <text:p text:style-name="P6">Иркутская область</text:p>
          </table:table-cell>
        </table:table-row>
        <table:table-row>
          <table:table-cell table:style-name="Таблица99.A1" office:value-type="string">
            <text:p text:style-name="P6">211</text:p>
          </table:table-cell>
          <table:table-cell table:style-name="Таблица99.A1" office:value-type="string">
            <text:p text:style-name="P6">Прохладный</text:p>
          </table:table-cell>
          <table:table-cell table:style-name="Таблица99.A1" office:value-type="string">
            <text:p text:style-name="P6">Кабардино-Балкарская Республика</text:p>
          </table:table-cell>
        </table:table-row>
        <table:table-row>
          <table:table-cell table:style-name="Таблица99.A1" office:value-type="string">
            <text:p text:style-name="P6">212</text:p>
          </table:table-cell>
          <table:table-cell table:style-name="Таблица99.A1" office:value-type="string">
            <text:p text:style-name="P6">Анжеро-Судженск</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213</text:p>
          </table:table-cell>
          <table:table-cell table:style-name="Таблица99.A1" office:value-type="string">
            <text:p text:style-name="P6">Белово</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214</text:p>
          </table:table-cell>
          <table:table-cell table:style-name="Таблица99.A1" office:value-type="string">
            <text:p text:style-name="P6">Юрга</text:p>
          </table:table-cell>
          <table:table-cell table:style-name="Таблица99.A1" office:value-type="string">
            <text:p text:style-name="P6">Кемеровская область</text:p>
          </table:table-cell>
        </table:table-row>
        <table:table-row>
          <table:table-cell table:style-name="Таблица99.A1" office:value-type="string">
            <text:p text:style-name="P6">215</text:p>
          </table:table-cell>
          <table:table-cell table:style-name="Таблица99.A1" office:value-type="string">
            <text:p text:style-name="P6">Кирово-Чепецк</text:p>
          </table:table-cell>
          <table:table-cell table:style-name="Таблица99.A1" office:value-type="string">
            <text:p text:style-name="P6">Кировская область</text:p>
          </table:table-cell>
        </table:table-row>
        <table:table-row>
          <table:table-cell table:style-name="Таблица99.A1" office:value-type="string">
            <text:p text:style-name="P6">216</text:p>
          </table:table-cell>
          <table:table-cell table:style-name="Таблица99.A1" office:value-type="string">
            <text:p text:style-name="P6">Анапа</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17</text:p>
          </table:table-cell>
          <table:table-cell table:style-name="Таблица99.A1" office:value-type="string">
            <text:p text:style-name="P6">Белоречен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18</text:p>
          </table:table-cell>
          <table:table-cell table:style-name="Таблица99.A1" office:value-type="string">
            <text:p text:style-name="P6">Геленджи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19</text:p>
          </table:table-cell>
          <table:table-cell table:style-name="Таблица99.A1" office:value-type="string">
            <text:p text:style-name="P6">Кропоткин</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0</text:p>
          </table:table-cell>
          <table:table-cell table:style-name="Таблица99.A1" office:value-type="string">
            <text:p text:style-name="P6">Крым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1</text:p>
          </table:table-cell>
          <table:table-cell table:style-name="Таблица99.A1" office:value-type="string">
            <text:p text:style-name="P6">Лабин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2</text:p>
          </table:table-cell>
          <table:table-cell table:style-name="Таблица99.A1" office:value-type="string">
            <text:p text:style-name="P6">Славянск-на-Кубани</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text:soft-page-break/>3</text:p>
          </table:table-cell>
          <table:table-cell table:style-name="Таблица99.A1" office:value-type="string">
            <text:p text:style-name="P6">Тимашёвс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4</text:p>
          </table:table-cell>
          <table:table-cell table:style-name="Таблица99.A1" office:value-type="string">
            <text:p text:style-name="P6">Тихорецк</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5</text:p>
          </table:table-cell>
          <table:table-cell table:style-name="Таблица99.A1" office:value-type="string">
            <text:p text:style-name="P6">Туапсе</text:p>
          </table:table-cell>
          <table:table-cell table:style-name="Таблица99.A1" office:value-type="string">
            <text:p text:style-name="P6">Краснодарский край</text:p>
          </table:table-cell>
        </table:table-row>
        <table:table-row>
          <table:table-cell table:style-name="Таблица99.A1" office:value-type="string">
            <text:p text:style-name="P6">226</text:p>
          </table:table-cell>
          <table:table-cell table:style-name="Таблица99.A1" office:value-type="string">
            <text:p text:style-name="P6">Зеленогор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227</text:p>
          </table:table-cell>
          <table:table-cell table:style-name="Таблица99.A1" office:value-type="string">
            <text:p text:style-name="P6">Лесосибир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228</text:p>
          </table:table-cell>
          <table:table-cell table:style-name="Таблица99.A1" office:value-type="string">
            <text:p text:style-name="P6">Минусинск</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229</text:p>
          </table:table-cell>
          <table:table-cell table:style-name="Таблица99.A1" office:value-type="string">
            <text:p text:style-name="P6">Назарово</text:p>
          </table:table-cell>
          <table:table-cell table:style-name="Таблица99.A1" office:value-type="string">
            <text:p text:style-name="P6">Красноярский край</text:p>
          </table:table-cell>
        </table:table-row>
        <table:table-row>
          <table:table-cell table:style-name="Таблица99.A1" office:value-type="string">
            <text:p text:style-name="P6">230</text:p>
          </table:table-cell>
          <table:table-cell table:style-name="Таблица99.A1" office:value-type="string">
            <text:p text:style-name="P6">Шадринск</text:p>
          </table:table-cell>
          <table:table-cell table:style-name="Таблица99.A1" office:value-type="string">
            <text:p text:style-name="P6">Курганская область</text:p>
          </table:table-cell>
        </table:table-row>
        <table:table-row>
          <table:table-cell table:style-name="Таблица99.A1" office:value-type="string">
            <text:p text:style-name="P6">231</text:p>
          </table:table-cell>
          <table:table-cell table:style-name="Таблица99.A1" office:value-type="string">
            <text:p text:style-name="P6">Кириши</text:p>
          </table:table-cell>
          <table:table-cell table:style-name="Таблица99.A1" office:value-type="string">
            <text:p text:style-name="P6">Ленинградская область</text:p>
          </table:table-cell>
        </table:table-row>
        <table:table-row>
          <table:table-cell table:style-name="Таблица99.A1" office:value-type="string">
            <text:p text:style-name="P6">232</text:p>
          </table:table-cell>
          <table:table-cell table:style-name="Таблица99.A1" office:value-type="string">
            <text:p text:style-name="P6">Апатиты</text:p>
          </table:table-cell>
          <table:table-cell table:style-name="Таблица99.A1" office:value-type="string">
            <text:p text:style-name="P6">Мурманская область</text:p>
          </table:table-cell>
        </table:table-row>
        <table:table-row>
          <table:table-cell table:style-name="Таблица99.A1" office:value-type="string">
            <text:p text:style-name="P6">233</text:p>
          </table:table-cell>
          <table:table-cell table:style-name="Таблица99.A1" office:value-type="string">
            <text:p text:style-name="P6">Североморск</text:p>
          </table:table-cell>
          <table:table-cell table:style-name="Таблица99.A1" office:value-type="string">
            <text:p text:style-name="P6">Мурманская область</text:p>
          </table:table-cell>
        </table:table-row>
        <table:table-row>
          <table:table-cell table:style-name="Таблица99.A1" office:value-type="string">
            <text:p text:style-name="P6">234</text:p>
          </table:table-cell>
          <table:table-cell table:style-name="Таблица99.A1" office:value-type="string">
            <text:p text:style-name="P6">Балахна</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235</text:p>
          </table:table-cell>
          <table:table-cell table:style-name="Таблица99.A1" office:value-type="string">
            <text:p text:style-name="P6">Выкса</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236</text:p>
          </table:table-cell>
          <table:table-cell table:style-name="Таблица99.A1" office:value-type="string">
            <text:p text:style-name="P6">Кстово</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23<text:soft-page-break/>7</text:p>
          </table:table-cell>
          <table:table-cell table:style-name="Таблица99.A1" office:value-type="string">
            <text:p text:style-name="P6">Павлово</text:p>
          </table:table-cell>
          <table:table-cell table:style-name="Таблица99.A1" office:value-type="string">
            <text:p text:style-name="P6">Нижегородская область</text:p>
          </table:table-cell>
        </table:table-row>
        <table:table-row>
          <table:table-cell table:style-name="Таблица99.A1" office:value-type="string">
            <text:p text:style-name="P6">238</text:p>
          </table:table-cell>
          <table:table-cell table:style-name="Таблица99.A1" office:value-type="string">
            <text:p text:style-name="P6">Боровичи</text:p>
          </table:table-cell>
          <table:table-cell table:style-name="Таблица99.A1" office:value-type="string">
            <text:p text:style-name="P6">Новгородская область</text:p>
          </table:table-cell>
        </table:table-row>
        <table:table-row>
          <table:table-cell table:style-name="Таблица99.A1" office:value-type="string">
            <text:p text:style-name="P6">239</text:p>
          </table:table-cell>
          <table:table-cell table:style-name="Таблица99.A1" office:value-type="string">
            <text:p text:style-name="P6">Искитим</text:p>
          </table:table-cell>
          <table:table-cell table:style-name="Таблица99.A1" office:value-type="string">
            <text:p text:style-name="P6">Новосибирская область</text:p>
          </table:table-cell>
        </table:table-row>
        <table:table-row>
          <table:table-cell table:style-name="Таблица99.A1" office:value-type="string">
            <text:p text:style-name="P6">240</text:p>
          </table:table-cell>
          <table:table-cell table:style-name="Таблица99.A1" office:value-type="string">
            <text:p text:style-name="P6">Бугуруслан</text:p>
          </table:table-cell>
          <table:table-cell table:style-name="Таблица99.A1" office:value-type="string">
            <text:p text:style-name="P6">Оренбургская область</text:p>
          </table:table-cell>
        </table:table-row>
        <table:table-row>
          <table:table-cell table:style-name="Таблица99.A1" office:value-type="string">
            <text:p text:style-name="P6">241</text:p>
          </table:table-cell>
          <table:table-cell table:style-name="Таблица99.A1" office:value-type="string">
            <text:p text:style-name="P6">Бузулук</text:p>
          </table:table-cell>
          <table:table-cell table:style-name="Таблица99.A1" office:value-type="string">
            <text:p text:style-name="P6">Оренбургская область</text:p>
          </table:table-cell>
        </table:table-row>
        <table:table-row>
          <table:table-cell table:style-name="Таблица99.A1" office:value-type="string">
            <text:p text:style-name="P6">242</text:p>
          </table:table-cell>
          <table:table-cell table:style-name="Таблица99.A1" office:value-type="string">
            <text:p text:style-name="P6">Ливны</text:p>
          </table:table-cell>
          <table:table-cell table:style-name="Таблица99.A1" office:value-type="string">
            <text:p text:style-name="P6">Орловская область</text:p>
          </table:table-cell>
        </table:table-row>
        <table:table-row>
          <table:table-cell table:style-name="Таблица99.A1" office:value-type="string">
            <text:p text:style-name="P6">243</text:p>
          </table:table-cell>
          <table:table-cell table:style-name="Таблица99.A1" office:value-type="string">
            <text:p text:style-name="P6">Заречный</text:p>
          </table:table-cell>
          <table:table-cell table:style-name="Таблица99.A1" office:value-type="string">
            <text:p text:style-name="P6">Пензенская область</text:p>
          </table:table-cell>
        </table:table-row>
        <table:table-row>
          <table:table-cell table:style-name="Таблица99.A1" office:value-type="string">
            <text:p text:style-name="P6">244</text:p>
          </table:table-cell>
          <table:table-cell table:style-name="Таблица99.A1" office:value-type="string">
            <text:p text:style-name="P6">Краснокамск</text:p>
          </table:table-cell>
          <table:table-cell table:style-name="Таблица99.A1" office:value-type="string">
            <text:p text:style-name="P6">Пермский край</text:p>
          </table:table-cell>
        </table:table-row>
        <table:table-row>
          <table:table-cell table:style-name="Таблица99.A1" office:value-type="string">
            <text:p text:style-name="P6">245</text:p>
          </table:table-cell>
          <table:table-cell table:style-name="Таблица99.A1" office:value-type="string">
            <text:p text:style-name="P6">Кунгур</text:p>
          </table:table-cell>
          <table:table-cell table:style-name="Таблица99.A1" office:value-type="string">
            <text:p text:style-name="P6">Пермский край</text:p>
          </table:table-cell>
        </table:table-row>
        <table:table-row>
          <table:table-cell table:style-name="Таблица99.A1" office:value-type="string">
            <text:p text:style-name="P6">246</text:p>
          </table:table-cell>
          <table:table-cell table:style-name="Таблица99.A1" office:value-type="string">
            <text:p text:style-name="P6">Лысьва</text:p>
          </table:table-cell>
          <table:table-cell table:style-name="Таблица99.A1" office:value-type="string">
            <text:p text:style-name="P6">Пермский край</text:p>
          </table:table-cell>
        </table:table-row>
        <table:table-row>
          <table:table-cell table:style-name="Таблица99.A1" office:value-type="string">
            <text:p text:style-name="P6">247</text:p>
          </table:table-cell>
          <table:table-cell table:style-name="Таблица99.A1" office:value-type="string">
            <text:p text:style-name="P6">Арсеньев</text:p>
          </table:table-cell>
          <table:table-cell table:style-name="Таблица99.A1" office:value-type="string">
            <text:p text:style-name="P6">Приморский край</text:p>
          </table:table-cell>
        </table:table-row>
        <table:table-row>
          <table:table-cell table:style-name="Таблица99.A1" office:value-type="string">
            <text:p text:style-name="P6">248</text:p>
          </table:table-cell>
          <table:table-cell table:style-name="Таблица99.A1" office:value-type="string">
            <text:p text:style-name="P6">Горно-Алтайск</text:p>
          </table:table-cell>
          <table:table-cell table:style-name="Таблица99.A1" office:value-type="string">
            <text:p text:style-name="P6">Республика Алтай</text:p>
          </table:table-cell>
        </table:table-row>
        <table:table-row>
          <table:table-cell table:style-name="Таблица99.A1" office:value-type="string">
            <text:p text:style-name="P6">249</text:p>
          </table:table-cell>
          <table:table-cell table:style-name="Таблица99.A1" office:value-type="string">
            <text:p text:style-name="P6">Белебей</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0</text:p>
          </table:table-cell>
          <table:table-cell table:style-name="Таблица99.A1" office:value-type="string">
            <text:p text:style-name="P6">Белорецк</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text:soft-page-break/>1</text:p>
          </table:table-cell>
          <table:table-cell table:style-name="Таблица99.A1" office:value-type="string">
            <text:p text:style-name="P6">Ишимбай</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2</text:p>
          </table:table-cell>
          <table:table-cell table:style-name="Таблица99.A1" office:value-type="string">
            <text:p text:style-name="P6">Кумертау</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3</text:p>
          </table:table-cell>
          <table:table-cell table:style-name="Таблица99.A1" office:value-type="string">
            <text:p text:style-name="P6">Мелеуз</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4</text:p>
          </table:table-cell>
          <table:table-cell table:style-name="Таблица99.A1" office:value-type="string">
            <text:p text:style-name="P6">Сибай</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5</text:p>
          </table:table-cell>
          <table:table-cell table:style-name="Таблица99.A1" office:value-type="string">
            <text:p text:style-name="P6">Туймазы</text:p>
          </table:table-cell>
          <table:table-cell table:style-name="Таблица99.A1" office:value-type="string">
            <text:p text:style-name="P6">Республика Башкортостан</text:p>
          </table:table-cell>
        </table:table-row>
        <table:table-row>
          <table:table-cell table:style-name="Таблица99.A1" office:value-type="string">
            <text:p text:style-name="P6">256</text:p>
          </table:table-cell>
          <table:table-cell table:style-name="Таблица99.A1" office:value-type="string">
            <text:p text:style-name="P6">Буйнакск</text:p>
          </table:table-cell>
          <table:table-cell table:style-name="Таблица99.A1" office:value-type="string">
            <text:p text:style-name="P6">Республика Дагестан</text:p>
          </table:table-cell>
        </table:table-row>
        <table:table-row>
          <table:table-cell table:style-name="Таблица99.A1" office:value-type="string">
            <text:p text:style-name="P6">257</text:p>
          </table:table-cell>
          <table:table-cell table:style-name="Таблица99.A1" office:value-type="string">
            <text:p text:style-name="P6">Избербаш</text:p>
          </table:table-cell>
          <table:table-cell table:style-name="Таблица99.A1" office:value-type="string">
            <text:p text:style-name="P6">Республика Дагестан</text:p>
          </table:table-cell>
        </table:table-row>
        <table:table-row>
          <table:table-cell table:style-name="Таблица99.A1" office:value-type="string">
            <text:p text:style-name="P6">258</text:p>
          </table:table-cell>
          <table:table-cell table:style-name="Таблица99.A1" office:value-type="string">
            <text:p text:style-name="P6">Воркута</text:p>
          </table:table-cell>
          <table:table-cell table:style-name="Таблица99.A1" office:value-type="string">
            <text:p text:style-name="P6">Республика Коми</text:p>
          </table:table-cell>
        </table:table-row>
        <table:table-row>
          <table:table-cell table:style-name="Таблица99.A1" office:value-type="string">
            <text:p text:style-name="P6">259</text:p>
          </table:table-cell>
          <table:table-cell table:style-name="Таблица99.A1" office:value-type="string">
            <text:p text:style-name="P6">Волжск</text:p>
          </table:table-cell>
          <table:table-cell table:style-name="Таблица99.A1" office:value-type="string">
            <text:p text:style-name="P6">Республика Марий Эл</text:p>
          </table:table-cell>
        </table:table-row>
        <table:table-row>
          <table:table-cell table:style-name="Таблица99.A1" office:value-type="string">
            <text:p text:style-name="P6">260</text:p>
          </table:table-cell>
          <table:table-cell table:style-name="Таблица99.A1" office:value-type="string">
            <text:p text:style-name="P6">Нерюнгри</text:p>
          </table:table-cell>
          <table:table-cell table:style-name="Таблица99.A1" office:value-type="string">
            <text:p text:style-name="P6">Республика Саха (Якутия)</text:p>
          </table:table-cell>
        </table:table-row>
        <table:table-row>
          <table:table-cell table:style-name="Таблица99.A1" office:value-type="string">
            <text:p text:style-name="P6">261</text:p>
          </table:table-cell>
          <table:table-cell table:style-name="Таблица99.A1" office:value-type="string">
            <text:p text:style-name="P6">Елабуга</text:p>
          </table:table-cell>
          <table:table-cell table:style-name="Таблица99.A1" office:value-type="string">
            <text:p text:style-name="P6">Республика Татарстан</text:p>
          </table:table-cell>
        </table:table-row>
        <table:table-row>
          <table:table-cell table:style-name="Таблица99.A1" office:value-type="string">
            <text:p text:style-name="P6">262</text:p>
          </table:table-cell>
          <table:table-cell table:style-name="Таблица99.A1" office:value-type="string">
            <text:p text:style-name="P6">Лениногорск</text:p>
          </table:table-cell>
          <table:table-cell table:style-name="Таблица99.A1" office:value-type="string">
            <text:p text:style-name="P6">Республика Татарстан</text:p>
          </table:table-cell>
        </table:table-row>
        <table:table-row>
          <table:table-cell table:style-name="Таблица99.A1" office:value-type="string">
            <text:p text:style-name="P6">263</text:p>
          </table:table-cell>
          <table:table-cell table:style-name="Таблица99.A1" office:value-type="string">
            <text:p text:style-name="P6">Чистополь</text:p>
          </table:table-cell>
          <table:table-cell table:style-name="Таблица99.A1" office:value-type="string">
            <text:p text:style-name="P6">Республика Татарстан</text:p>
          </table:table-cell>
        </table:table-row>
        <table:table-row>
          <table:table-cell table:style-name="Таблица99.A1" office:value-type="string">
            <text:p text:style-name="P6">264</text:p>
          </table:table-cell>
          <table:table-cell table:style-name="Таблица99.A1" office:value-type="string">
            <text:p text:style-name="P6">Черногорск</text:p>
          </table:table-cell>
          <table:table-cell table:style-name="Таблица99.A1" office:value-type="string">
            <text:p text:style-name="P6">Республика Хакасия</text:p>
          </table:table-cell>
        </table:table-row>
        <table:table-row>
          <table:table-cell table:style-name="Таблица99.A1" office:value-type="string">
            <text:p text:style-name="P6">26<text:soft-page-break/>5</text:p>
          </table:table-cell>
          <table:table-cell table:style-name="Таблица99.A1" office:value-type="string">
            <text:p text:style-name="P6">Азов</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266</text:p>
          </table:table-cell>
          <table:table-cell table:style-name="Таблица99.A1" office:value-type="string">
            <text:p text:style-name="P6">Гуково</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267</text:p>
          </table:table-cell>
          <table:table-cell table:style-name="Таблица99.A1" office:value-type="string">
            <text:p text:style-name="P6">Донец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268</text:p>
          </table:table-cell>
          <table:table-cell table:style-name="Таблица99.A1" office:value-type="string">
            <text:p text:style-name="P6">Сальск</text:p>
          </table:table-cell>
          <table:table-cell table:style-name="Таблица99.A1" office:value-type="string">
            <text:p text:style-name="P6">Ростовская область</text:p>
          </table:table-cell>
        </table:table-row>
        <table:table-row>
          <table:table-cell table:style-name="Таблица99.A1" office:value-type="string">
            <text:p text:style-name="P6">269</text:p>
          </table:table-cell>
          <table:table-cell table:style-name="Таблица99.A1" office:value-type="string">
            <text:p text:style-name="P6">Жигулёвск</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270</text:p>
          </table:table-cell>
          <table:table-cell table:style-name="Таблица99.A1" office:value-type="string">
            <text:p text:style-name="P6">Чапаевск</text:p>
          </table:table-cell>
          <table:table-cell table:style-name="Таблица99.A1" office:value-type="string">
            <text:p text:style-name="P6">Самарская область</text:p>
          </table:table-cell>
        </table:table-row>
        <table:table-row>
          <table:table-cell table:style-name="Таблица99.A1" office:value-type="string">
            <text:p text:style-name="P6">271</text:p>
          </table:table-cell>
          <table:table-cell table:style-name="Таблица99.A1" office:value-type="string">
            <text:p text:style-name="P6">Балашов</text:p>
          </table:table-cell>
          <table:table-cell table:style-name="Таблица99.A1" office:value-type="string">
            <text:p text:style-name="P6">Саратовская область</text:p>
          </table:table-cell>
        </table:table-row>
        <table:table-row>
          <table:table-cell table:style-name="Таблица99.A1" office:value-type="string">
            <text:p text:style-name="P6">272</text:p>
          </table:table-cell>
          <table:table-cell table:style-name="Таблица99.A1" office:value-type="string">
            <text:p text:style-name="P6">Вольск</text:p>
          </table:table-cell>
          <table:table-cell table:style-name="Таблица99.A1" office:value-type="string">
            <text:p text:style-name="P6">Саратовская область</text:p>
          </table:table-cell>
        </table:table-row>
        <table:table-row>
          <table:table-cell table:style-name="Таблица99.A1" office:value-type="string">
            <text:p text:style-name="P6">273</text:p>
          </table:table-cell>
          <table:table-cell table:style-name="Таблица99.A1" office:value-type="string">
            <text:p text:style-name="P6">Асбест</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4</text:p>
          </table:table-cell>
          <table:table-cell table:style-name="Таблица99.A1" office:value-type="string">
            <text:p text:style-name="P6">Берёзовский</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5</text:p>
          </table:table-cell>
          <table:table-cell table:style-name="Таблица99.A1" office:value-type="string">
            <text:p text:style-name="P6">Верхняя Пышма</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6</text:p>
          </table:table-cell>
          <table:table-cell table:style-name="Таблица99.A1" office:value-type="string">
            <text:p text:style-name="P6">Краснотурьинск</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7</text:p>
          </table:table-cell>
          <table:table-cell table:style-name="Таблица99.A1" office:value-type="string">
            <text:p text:style-name="P6">Лесной</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8</text:p>
          </table:table-cell>
          <table:table-cell table:style-name="Таблица99.A1" office:value-type="string">
            <text:p text:style-name="P6">Полевской</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7<text:soft-page-break/>9</text:p>
          </table:table-cell>
          <table:table-cell table:style-name="Таблица99.A1" office:value-type="string">
            <text:p text:style-name="P6">Ревда</text:p>
          </table:table-cell>
          <table:table-cell table:style-name="Таблица99.A1" office:value-type="string">
            <text:p text:style-name="P6">Свердловская область</text:p>
          </table:table-cell>
        </table:table-row>
        <table:table-row>
          <table:table-cell table:style-name="Таблица99.A1" office:value-type="string">
            <text:p text:style-name="P6">280</text:p>
          </table:table-cell>
          <table:table-cell table:style-name="Таблица99.A1" office:value-type="string">
            <text:p text:style-name="P6">Вязьма</text:p>
          </table:table-cell>
          <table:table-cell table:style-name="Таблица99.A1" office:value-type="string">
            <text:p text:style-name="P6">Смоленская область</text:p>
          </table:table-cell>
        </table:table-row>
        <table:table-row>
          <table:table-cell table:style-name="Таблица99.A1" office:value-type="string">
            <text:p text:style-name="P6">281</text:p>
          </table:table-cell>
          <table:table-cell table:style-name="Таблица99.A1" office:value-type="string">
            <text:p text:style-name="P6">Рославль</text:p>
          </table:table-cell>
          <table:table-cell table:style-name="Таблица99.A1" office:value-type="string">
            <text:p text:style-name="P6">Смоленская область</text:p>
          </table:table-cell>
        </table:table-row>
        <table:table-row>
          <table:table-cell table:style-name="Таблица99.A1" office:value-type="string">
            <text:p text:style-name="P6">282</text:p>
          </table:table-cell>
          <table:table-cell table:style-name="Таблица99.A1" office:value-type="string">
            <text:p text:style-name="P6">Будённов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283</text:p>
          </table:table-cell>
          <table:table-cell table:style-name="Таблица99.A1" office:value-type="string">
            <text:p text:style-name="P6">Георгиев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284</text:p>
          </table:table-cell>
          <table:table-cell table:style-name="Таблица99.A1" office:value-type="string">
            <text:p text:style-name="P6">Минеральные Воды</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285</text:p>
          </table:table-cell>
          <table:table-cell table:style-name="Таблица99.A1" office:value-type="string">
            <text:p text:style-name="P6">Михайловск</text:p>
          </table:table-cell>
          <table:table-cell table:style-name="Таблица99.A1" office:value-type="string">
            <text:p text:style-name="P6">Ставропольский край</text:p>
          </table:table-cell>
        </table:table-row>
        <table:table-row>
          <table:table-cell table:style-name="Таблица99.A1" office:value-type="string">
            <text:p text:style-name="P6">286</text:p>
          </table:table-cell>
          <table:table-cell table:style-name="Таблица99.A1" office:value-type="string">
            <text:p text:style-name="P6">Вышний Волочёк</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87</text:p>
          </table:table-cell>
          <table:table-cell table:style-name="Таблица99.A1" office:value-type="string">
            <text:p text:style-name="P6">Кимры</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88</text:p>
          </table:table-cell>
          <table:table-cell table:style-name="Таблица99.A1" office:value-type="string">
            <text:p text:style-name="P6">Ржев</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89</text:p>
          </table:table-cell>
          <table:table-cell table:style-name="Таблица99.A1" office:value-type="string">
            <text:p text:style-name="P6">Алексин</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90</text:p>
          </table:table-cell>
          <table:table-cell table:style-name="Таблица99.A1" office:value-type="string">
            <text:p text:style-name="P6">Донской</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91</text:p>
          </table:table-cell>
          <table:table-cell table:style-name="Таблица99.A1" office:value-type="string">
            <text:p text:style-name="P6">Узловая</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92</text:p>
          </table:table-cell>
          <table:table-cell table:style-name="Таблица99.A1" office:value-type="string">
            <text:p text:style-name="P6">Щёкино</text:p>
          </table:table-cell>
          <table:table-cell table:style-name="Таблица99.A1" office:value-type="string">
            <text:p text:style-name="P6">Тверская область</text:p>
          </table:table-cell>
        </table:table-row>
        <table:table-row>
          <table:table-cell table:style-name="Таблица99.A1" office:value-type="string">
            <text:p text:style-name="P6">29<text:soft-page-break/>3</text:p>
          </table:table-cell>
          <table:table-cell table:style-name="Таблица99.A1" office:value-type="string">
            <text:p text:style-name="P6">Ишим</text:p>
          </table:table-cell>
          <table:table-cell table:style-name="Таблица99.A1" office:value-type="string">
            <text:p text:style-name="P6">Тюменская область</text:p>
          </table:table-cell>
        </table:table-row>
        <table:table-row>
          <table:table-cell table:style-name="Таблица99.A1" office:value-type="string">
            <text:p text:style-name="P6">294</text:p>
          </table:table-cell>
          <table:table-cell table:style-name="Таблица99.A1" office:value-type="string">
            <text:p text:style-name="P6">Саяногорск</text:p>
          </table:table-cell>
          <table:table-cell table:style-name="Таблица99.A1" office:value-type="string">
            <text:p text:style-name="P6">Хакасия</text:p>
          </table:table-cell>
        </table:table-row>
        <table:table-row>
          <table:table-cell table:style-name="Таблица99.A1" office:value-type="string">
            <text:p text:style-name="P6">295</text:p>
          </table:table-cell>
          <table:table-cell table:style-name="Таблица99.A1" office:value-type="string">
            <text:p text:style-name="P6">Когалым</text:p>
          </table:table-cell>
          <table:table-cell table:style-name="Таблица99.A1" office:value-type="string">
            <text:p text:style-name="P6">Ханты-Мансийский автономный округ</text:p>
          </table:table-cell>
        </table:table-row>
        <table:table-row>
          <table:table-cell table:style-name="Таблица99.A1" office:value-type="string">
            <text:p text:style-name="P6">296</text:p>
          </table:table-cell>
          <table:table-cell table:style-name="Таблица99.A1" office:value-type="string">
            <text:p text:style-name="P6">Нягань</text:p>
          </table:table-cell>
          <table:table-cell table:style-name="Таблица99.A1" office:value-type="string">
            <text:p text:style-name="P6">Ханты-Мансийский автономный округ</text:p>
          </table:table-cell>
        </table:table-row>
        <table:table-row>
          <table:table-cell table:style-name="Таблица99.A1" office:value-type="string">
            <text:p text:style-name="P6">297</text:p>
          </table:table-cell>
          <table:table-cell table:style-name="Таблица99.A1" office:value-type="string">
            <text:p text:style-name="P6">Ханты-Мансийск</text:p>
          </table:table-cell>
          <table:table-cell table:style-name="Таблица99.A1" office:value-type="string">
            <text:p text:style-name="P6">Ханты-Мансийский автономный округ</text:p>
          </table:table-cell>
        </table:table-row>
        <table:table-row>
          <table:table-cell table:style-name="Таблица99.A1" office:value-type="string">
            <text:p text:style-name="P6">298</text:p>
          </table:table-cell>
          <table:table-cell table:style-name="Таблица99.A1" office:value-type="string">
            <text:p text:style-name="P6">Озерск</text:p>
          </table:table-cell>
          <table:table-cell table:style-name="Таблица99.A1" office:value-type="string">
            <text:p text:style-name="P5">Челябинская область</text:p>
          </table:table-cell>
        </table:table-row>
      </table:table>
      <table:table table:name="Таблица100" table:style-name="Таблица100">
        <table:table-column table:style-name="Таблица100.A"/>
        <table:table-column table:style-name="Таблица100.B"/>
        <table:table-row>
          <table:table-cell table:style-name="Таблица100.A1" office:value-type="string">
            <text:p text:style-name="P3"/>
          </table:table-cell>
          <table:table-cell table:style-name="Таблица100.A1" office:value-type="string">
            <text:p text:style-name="P7"><text:span text:style-name="Strong_20_Emphasis"><text:span text:style-name="T3">Приложение № 8</text:span></text:span></text:p>
          </table:table-cell>
        </table:table-row>
        <table:table-row>
          <table:table-cell table:style-name="Таблица100.A1" office:value-type="string">
            <text:p text:style-name="P3"/>
          </table:table-cell>
          <table:table-cell table:style-name="Таблица100.A1" office:value-type="string">
            <text:p text:style-name="P7"><text:span text:style-name="Strong_20_Emphasis"><text:span text:style-name="T3">к Оферте об оказании услуг в ПВЗ</text:span></text:span></text:p>
          </table:table-cell>
        </table:table-row>
        <table:table-row>
          <table:table-cell table:style-name="Таблица100.A1" office:value-type="string">
            <text:p text:style-name="P3"/>
          </table:table-cell>
          <table:table-cell table:style-name="Таблица100.A1" office:value-type="string">
            <text:p text:style-name="P7"><text:span text:style-name="Strong_20_Emphasis"><text:span text:style-name="T3">Об оказании Исполнителем курьерских услуг</text:span></text:span></text:p>
          </table:table-cell>
        </table:table-row>
      </table:table>
      <text:p text:style-name="P19">Приложение № 8 (далее Приложение) содержит порядок и условия оказания курьерских услуг Исполнителем Заказчику через приложение WB Курьер, в связи с этим дополняет Оферту и является обязательным для Исполнителей, оказывающих курьерские услуги через приложениеWB Курьер.</text:p>
      <text:p text:style-name="P19">Стороны принимают во внимание, что функционал Портала, включая интеграцию Портала и приложение WB Курьер находятся в режиме тестирования. В период тестирования функциональность и доступность приложения WB Курьер может быть ограничена, также в режиме работы приложения могут присутствовать сбои, ошибки и иные технические недостатки. Тестирование осуществляется для целей налаживания технических условий реализации указанного функционала во всех регионах и исключения технических сбоев. Моментом прекращения тестирования Wildberries является соответствующее уведомление на Портале и внесение соответствующих изменения в Приложение № 8 к Оферте.</text:p>
      <text:p text:style-name="P11"><text:soft-page-break/><text:span text:style-name="Strong_20_Emphasis"><text:span text:style-name="T3">1.</text:span></text:span><text:span text:style-name="T4"> Для подключения Исполнитель в специальном разделе на Портале направляет Заказчику заявку на подключение к оказанию курьерских услуг посредством технических решений Портала. После получения заявки от Исполнителя, Заказчик проводит проверку и далее авторизует (регистрирует) Исполнителя в приложении WB Курьер в соответствии с предусмотренным в WB Курьер функционалом.</text:span></text:p>
      <text:p text:style-name="P19">После авторизации Исполнителя в приложении WB Курьер, Исполнитель считается подключенным к новому функционалу приложения WB Курьер и начав его использовать считается подключенным к оказанию курьерских услуг.</text:p>
      <text:p text:style-name="P11"><text:span text:style-name="Strong_20_Emphasis"><text:span text:style-name="T3">2.</text:span></text:span><text:span text:style-name="T4"> Исполнитель может зарегистрироваться в WB Курьер только 1 (один) раз, т.е. может иметь только один аккаунт.</text:span></text:p>
      <text:p text:style-name="P11"><text:span text:style-name="Strong_20_Emphasis"><text:span text:style-name="T3">3.</text:span></text:span><text:span text:style-name="T4"> Исполнитель подтверждает и гарантирует, что имеет все надлежащие права и обладает всеми необходимыми разрешениями и документами, требующимися действующим законодательством Российской Федерации, законодательством соответствующего субъекта Российской Федерации и муниципальными правовыми актами для законного осуществления деятельности по оказанию курьерских услуг. Исполнитель несет полную ответственность за соответствие своей деятельности и оказываемых курьерских услуг всем установленным требованиям и обязуется немедленно уведомлять Заказчика о любых изменениях статуса указанных разрешений или возникновении обстоятельств, препятствующих их оказанию.</text:span></text:p>
      <text:p text:style-name="P11"><text:span text:style-name="Strong_20_Emphasis"><text:span text:style-name="T3">4.</text:span></text:span><text:span text:style-name="T4"> Исполнитель вправе авторизовывать (регистрировать) в WB Курьер собственных сотрудников в соответствии с предусмотренным в WB Курьер функционалом для оказания курьерских услуг в WB Курьер. Исполнитель отвечает за действия сотрудники в полном объеме, как за свои собственные.</text:span></text:p>
      <text:p text:style-name="P11"><text:span text:style-name="Strong_20_Emphasis"><text:span text:style-name="T3">5.</text:span></text:span><text:span text:style-name="T4"> Исполнитель обязуется соблюдать (и обеспечить соблюдение своими сотрудниками) Оферту на оказание курьерских услуг в части касающейся </text:span><text:soft-page-break/><text:span text:style-name="T4">порядка использования приложения WB Курьер, правил оказания услуг доставки, ответственности сторон, а также правила и инструкции WB Курьер, используя доступный функционал WB Курьер, и в том числе самостоятельно нести ответственность за сохранность и повреждение Товаров, доставляемых до/от Клиентов в соответствии с Офертой на оказание курьерских услуг. Во всем остальном, что не урегулировано настоящим Приложением в отношении оказания курьерских услуг Исполнителем Стороны руководствуются условиями Договора и Оферты на оказание курьерских услуг. Условия настоящего Приложения имеют приоритет над положениями Оферты на оказание курьерских услуг и Договора.</text:span></text:p>
      <text:p text:style-name="P11"><text:span text:style-name="Strong_20_Emphasis"><text:span text:style-name="T3">6.</text:span></text:span><text:span text:style-name="T4"> Оплата за оказание курьерских услуг и иные выплаты Исполнителю отражаются на Балансе Исполнителя в его ЛК на Портале. Оплата за указанные услуги и иные выплаты перечисляется Исполнителю вместе с Вознаграждением за Услуги в ПВЗ в соответствии с условиями Оферты.</text:span></text:p>
      <text:p text:style-name="P11"><text:span text:style-name="Strong_20_Emphasis"><text:span text:style-name="T3">7.</text:span></text:span><text:span text:style-name="T4"> Исполнитель вправе в любое время отказаться от оказания курьерских услуг через приложение WB Курьер, обратившись к Заказчику, согласовать прекращение оказания курьерских услуг, завершить оказание ранее начатых курьерских услуг или вернуть все не доставленные Товары Заказчику.</text:span></text:p>
      <text:p text:style-name="P11"><text:span text:style-name="Strong_20_Emphasis"><text:span text:style-name="T3">8.</text:span></text:span><text:span text:style-name="T4"> Требования Заказчика к Исполнителю о возмещении убытков, штрафов за допущенные нарушения условий Договора и Оферты на оказание курьерских услуг, а также сумм иных обязательств Исполнителя перед Заказчиком, и требования Исполнителя к Заказчику о выплате вознаграждения по Договору и Оферте на оказание услуг в ПВЗ, а также уплате любых других сумм, включая требования о возмещении убытков, сальдируются в момент отражения сумм таких требований в ЛК Исполнителя. Такое сальдирование прекращает требования в соответствующей части и происходит автоматически без дополнительных заявлений от любой из Сторон.</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0T19:03:33.432847251</meta:creation-date>
    <dc:date>2026-01-20T19:35:19.034479903</dc:date>
    <meta:editing-duration>PT8M59S</meta:editing-duration>
    <meta:editing-cycles>1</meta:editing-cycles>
    <meta:document-statistic meta:table-count="100" meta:image-count="0" meta:object-count="0" meta:page-count="676" meta:paragraph-count="9391" meta:word-count="105449" meta:character-count="814465" meta:non-whitespace-character-count="717235"/>
    <meta:generator>LibreOffice/24.2.7.2$Linux_X86_64 LibreOffice_project/420$Build-2</meta:generator>
  </office:meta>
</office:document-meta>
</file>